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Tabelle1" style:data-style-name="N30">
      <style:table-cell-properties style:vertical-align="automatic" fo:background-color="transparent" style:cell-protect="protected"/>
      <style:text-properties style:font-name="Calibri" style:font-name-asian="Calibri" style:font-name-complex="Calibri" fo:font-size="11pt" style:font-size-asian="11pt" style:font-size-complex="11pt"/>
    </style:style>
    <style:style style:name="ce3" style:family="table-cell" style:parent-style-name="Standard_Tabelle1" style:data-style-name="N30">
      <style:table-cell-properties style:vertical-align="automatic" fo:background-color="transparent" style:cell-protect="protected"/>
      <style:text-properties style:font-name="Calibri" style:font-name-asian="Calibri" style:font-name-complex="Calibri" fo:font-size="11pt" style:font-size-asian="11pt" style:font-size-complex="11pt"/>
    </style:style>
    <style:style style:name="ce4" style:family="table-cell" style:parent-style-name="Standard_Tabelle1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5" style:family="table-cell" style:parent-style-name="Standard_Tabelle1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6" style:family="table-cell" style:parent-style-name="Standard_Tabelle1" style:data-style-name="N30">
      <style:table-cell-properties style:vertical-align="automatic" fo:background-color="transparent" style:cell-protect="protected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7" style:family="table-cell" style:parent-style-name="Standard_Tabelle1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8" style:family="table-cell" style:parent-style-name="Standard_Tabelle1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9" style:family="table-cell" style:parent-style-name="Standard_Tabelle1" style:data-style-name="N4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Standard_Tabelle1" style:data-style-name="N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Standard_Tabelle1" style:data-style-name="N30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/>
    </style:style>
    <style:style style:name="ce12" style:family="table-cell" style:parent-style-name="Standard_Tabelle1" style:data-style-name="N0">
      <style:table-cell-properties style:vertical-align="automatic" fo:wrap-option="wrap" fo:background-color="transparent" style:cell-protect="protected"/>
      <style:text-properties style:font-name="Calibri" style:font-name-asian="Calibri" style:font-name-complex="Calibri"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0.767291666666667cm" style:use-optimal-column-width="true"/>
    </style:style>
    <style:style style:name="co2" style:family="table-column">
      <style:table-column-properties fo:break-before="auto" style:column-width="2.54cm" style:use-optimal-column-width="true"/>
    </style:style>
    <style:style style:name="co3" style:family="table-column">
      <style:table-column-properties fo:break-before="auto" style:column-width="2.16958333333333cm" style:use-optimal-column-width="true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11.138958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auto" style:column-width="3.04270833333333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11">
            <text:p>Typ</text:p>
          </table:table-cell>
          <table:table-cell office:value-type="string" table:style-name="ce12">
            <text:p>Rechnung 2016</text:p>
          </table:table-cell>
          <table:table-cell office:value-type="string" table:style-name="ce12">
            <text:p>Voranschlag 2017</text:p>
          </table:table-cell>
          <table:table-cell office:value-type="string" table:style-name="ce11">
            <text:p>Voranschlag</text:p>
          </table:table-cell>
          <table:table-cell office:value-type="string" table:style-name="ce11">
            <text:p>Konto</text:p>
          </table:table-cell>
          <table:table-cell table:style-name="ce12"/>
          <table:table-cell office:value-type="string" table:style-name="ce12">
            <text:p>Rechnung 2017 Aufwand</text:p>
          </table:table-cell>
          <table:table-cell office:value-type="string" table:style-name="ce12">
            <text:p>Rechnung 2017 Ertrag</text:p>
          </table:table-cell>
          <table:table-cell office:value-type="string" table:style-name="ce12">
            <text:p>Abweichung von Budget u. Nachtr.</text:p>
          </table:table-cell>
          <table:table-cell table:number-columns-repeated="16375" table:style-name="ce13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T</text:p>
          </table:table-cell>
          <table:table-cell office:value-type="string" table:style-name="ce6">
            <text:p>Laufende Rechnung Stadt St. Gall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62011534.12" table:style-name="ce7">
            <text:p>662’011’534.12</text:p>
          </table:table-cell>
          <table:table-cell office:value-type="float" office:value="666858010" table:style-name="ce8">
            <text:p>666’858’01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71297401.71000004" table:style-name="ce7">
            <text:p>671’297’401.71</text:p>
          </table:table-cell>
          <table:table-cell table:style-name="ce7"/>
          <table:table-cell office:value-type="float" office:value="-4887508" table:style-name="ce8">
            <text:p>-4’887’50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661500" table:style-name="ce8">
            <text:p>2’661’5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6665400" table:style-name="ce8">
            <text:p>6’665’4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67790892.40999997" table:style-name="ce7">
            <text:p>667’790’892.41</text:p>
          </table:table-cell>
          <table:table-cell office:value-type="float" office:value="662887670" table:style-name="ce8">
            <text:p>662’887’67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83393698.75" table:style-name="ce7">
            <text:p>683’393’698.75</text:p>
          </table:table-cell>
          <table:table-cell office:value-type="float" office:value="20506029" table:style-name="ce8">
            <text:p>20’506’02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3297240" table:style-name="ce8">
            <text:p>13’297’24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779358.29" table:style-name="ce7">
            <text:p>5’779’358.29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12096297.039999999" table:style-name="ce7">
            <text:p>12’096’297.04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</text:p>
          </table:table-cell>
          <table:table-cell office:value-type="string" table:style-name="ce6">
            <text:p>Bürgerschaft und Behörd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194968.46" table:style-name="ce7">
            <text:p>8’194’968.46</text:p>
          </table:table-cell>
          <table:table-cell office:value-type="float" office:value="8311010" table:style-name="ce8">
            <text:p>8’311’01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8111113.2699999996" table:style-name="ce7">
            <text:p>8’111’113.27</text:p>
          </table:table-cell>
          <table:table-cell table:style-name="ce7"/>
          <table:table-cell office:value-type="float" office:value="-391197" table:style-name="ce8">
            <text:p>-391’19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91300" table:style-name="ce8">
            <text:p>191’3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08053.53" table:style-name="ce7">
            <text:p>408’053.53</text:p>
          </table:table-cell>
          <table:table-cell office:value-type="float" office:value="380800" table:style-name="ce8">
            <text:p>380’8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77319.75" table:style-name="ce7">
            <text:p>377’319.75</text:p>
          </table:table-cell>
          <table:table-cell office:value-type="float" office:value="-3480" table:style-name="ce8">
            <text:p>-3’48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786914.9299999997" table:style-name="ce7">
            <text:p>7’786’914.93</text:p>
          </table:table-cell>
          <table:table-cell office:value-type="float" office:value="8121510" table:style-name="ce8">
            <text:p>8’121’51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7733793.5199999996" table:style-name="ce7">
            <text:p>7’733’793.52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0</text:p>
          </table:table-cell>
          <table:table-cell office:value-type="string" table:style-name="ce6">
            <text:p>Gemeind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44166.85" table:style-name="ce7">
            <text:p>644’166.85</text:p>
          </table:table-cell>
          <table:table-cell office:value-type="float" office:value="446700" table:style-name="ce8">
            <text:p>446’7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22218.05" table:style-name="ce7">
            <text:p>422’218.05</text:p>
          </table:table-cell>
          <table:table-cell table:style-name="ce7"/>
          <table:table-cell office:value-type="float" office:value="-24482" table:style-name="ce8">
            <text:p>-24’48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500" table:style-name="ce7">
            <text:p>6’500.00</text:p>
          </table:table-cell>
          <table:table-cell office:value-type="float" office:value="7000" table:style-name="ce8">
            <text:p>7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000" table:style-name="ce7">
            <text:p>6’000.00</text:p>
          </table:table-cell>
          <table:table-cell office:value-type="float" office:value="-1000" table:style-name="ce8">
            <text:p>-1’0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37666.85" table:style-name="ce7">
            <text:p>637’666.85</text:p>
          </table:table-cell>
          <table:table-cell office:value-type="float" office:value="439700" table:style-name="ce8">
            <text:p>439’7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416218.05" table:style-name="ce7">
            <text:p>416’218.0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7689.95" table:style-name="ce4">
            <text:p>107’689.95</text:p>
          </table:table-cell>
          <table:table-cell office:value-type="float" office:value="85800" table:style-name="ce5">
            <text:p>85’800</text:p>
          </table:table-cell>
          <table:table-cell table:style-name="ce3"/>
          <table:table-cell office:value-type="string" table:style-name="ce3">
            <text:p>300</text:p>
          </table:table-cell>
          <table:table-cell office:value-type="string" table:style-name="ce3">
            <text:p>Behörden und Kommissionen</text:p>
          </table:table-cell>
          <table:table-cell office:value-type="float" office:value="93589.3" table:style-name="ce4">
            <text:p>93’589.30</text:p>
          </table:table-cell>
          <table:table-cell table:style-name="ce4"/>
          <table:table-cell office:value-type="float" office:value="7789" table:style-name="ce5">
            <text:p>7’7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10.85" table:style-name="ce4">
            <text:p>810.85</text:p>
          </table:table-cell>
          <table:table-cell office:value-type="float" office:value="200" table:style-name="ce5">
            <text:p>2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35.8" table:style-name="ce4">
            <text:p>335.80</text:p>
          </table:table-cell>
          <table:table-cell table:style-name="ce4"/>
          <table:table-cell office:value-type="float" office:value="136" table:style-name="ce5">
            <text:p>1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9.3" table:style-name="ce4">
            <text:p>89.30</text:p>
          </table:table-cell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43.2" table:style-name="ce4">
            <text:p>43.20</text:p>
          </table:table-cell>
          <table:table-cell table:style-name="ce4"/>
          <table:table-cell office:value-type="float" office:value="43" table:style-name="ce5">
            <text:p>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1682.5" table:style-name="ce4">
            <text:p>131’682.50</text:p>
          </table:table-cell>
          <table:table-cell office:value-type="float" office:value="102600" table:style-name="ce5">
            <text:p>102’6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95065.4" table:style-name="ce4">
            <text:p>95’065.40</text:p>
          </table:table-cell>
          <table:table-cell table:style-name="ce4"/>
          <table:table-cell office:value-type="float" office:value="-7535" table:style-name="ce5">
            <text:p>-7’5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office:value-type="float" office:value="-2000" table:style-name="ce5">
            <text:p>-2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878.900000000001" table:style-name="ce4">
            <text:p>20’878.90</text:p>
          </table:table-cell>
          <table:table-cell office:value-type="float" office:value="1900" table:style-name="ce5">
            <text:p>1’9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764.9" table:style-name="ce4">
            <text:p>3’764.90</text:p>
          </table:table-cell>
          <table:table-cell table:style-name="ce4"/>
          <table:table-cell office:value-type="float" office:value="1865" table:style-name="ce5">
            <text:p>1’8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2492.75" table:style-name="ce4">
            <text:p>382’492.75</text:p>
          </table:table-cell>
          <table:table-cell office:value-type="float" office:value="254000" table:style-name="ce5">
            <text:p>254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29407.05" table:style-name="ce4">
            <text:p>229’407.05</text:p>
          </table:table-cell>
          <table:table-cell table:style-name="ce4"/>
          <table:table-cell office:value-type="float" office:value="-24593" table:style-name="ce5">
            <text:p>-24’5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2.6" table:style-name="ce4">
            <text:p>522.60</text:p>
          </table:table-cell>
          <table:table-cell office:value-type="float" office:value="200" table:style-name="ce5">
            <text:p>2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2.4" table:style-name="ce4">
            <text:p>12.40</text:p>
          </table:table-cell>
          <table:table-cell table:style-name="ce4"/>
          <table:table-cell office:value-type="float" office:value="-188" table:style-name="ce5">
            <text:p>-1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00" table:style-name="ce4">
            <text:p>5’000.00</text:p>
          </table:table-cell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5000" table:style-name="ce4">
            <text:p>5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00" table:style-name="ce4">
            <text:p>1’500.00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1000" table:style-name="ce4">
            <text:p>1’000.00</text:p>
          </table:table-cell>
          <table:table-cell office:value-type="float" office:value="-1000" table:style-name="ce5">
            <text:p>-1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1</text:p>
          </table:table-cell>
          <table:table-cell office:value-type="string" table:style-name="ce6">
            <text:p>Stadtparlamen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06895.59999999998" table:style-name="ce7">
            <text:p>306’895.60</text:p>
          </table:table-cell>
          <table:table-cell office:value-type="float" office:value="389630" table:style-name="ce8">
            <text:p>389’63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71586.38" table:style-name="ce7">
            <text:p>371’586.38</text:p>
          </table:table-cell>
          <table:table-cell table:style-name="ce7"/>
          <table:table-cell office:value-type="float" office:value="-45044" table:style-name="ce8">
            <text:p>-45’04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7000" table:style-name="ce8">
            <text:p>27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06895.59999999998" table:style-name="ce7">
            <text:p>306’895.60</text:p>
          </table:table-cell>
          <table:table-cell office:value-type="float" office:value="416630" table:style-name="ce8">
            <text:p>416’63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71586.38" table:style-name="ce7">
            <text:p>371’586.38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6475" table:style-name="ce4">
            <text:p>236’475.00</text:p>
          </table:table-cell>
          <table:table-cell office:value-type="float" office:value="257410" table:style-name="ce5">
            <text:p>257’410</text:p>
          </table:table-cell>
          <table:table-cell table:style-name="ce3"/>
          <table:table-cell office:value-type="string" table:style-name="ce3">
            <text:p>300</text:p>
          </table:table-cell>
          <table:table-cell office:value-type="string" table:style-name="ce3">
            <text:p>Behörden und Kommissionen</text:p>
          </table:table-cell>
          <table:table-cell office:value-type="float" office:value="271245.8" table:style-name="ce4">
            <text:p>271’245.80</text:p>
          </table:table-cell>
          <table:table-cell table:style-name="ce4"/>
          <table:table-cell office:value-type="float" office:value="13836" table:style-name="ce5">
            <text:p>13’8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42.25" table:style-name="ce4">
            <text:p>4’942.25</text:p>
          </table:table-cell>
          <table:table-cell office:value-type="float" office:value="5700" table:style-name="ce5">
            <text:p>5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6990.2" table:style-name="ce4">
            <text:p>6’990.20</text:p>
          </table:table-cell>
          <table:table-cell table:style-name="ce4"/>
          <table:table-cell office:value-type="float" office:value="1290" table:style-name="ce5">
            <text:p>1’2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6.75" table:style-name="ce4">
            <text:p>326.75</text:p>
          </table:table-cell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93.95" table:style-name="ce4">
            <text:p>393.95</text:p>
          </table:table-cell>
          <table:table-cell table:style-name="ce4"/>
          <table:table-cell office:value-type="float" office:value="-6" table:style-name="ce5">
            <text:p>-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806.6" table:style-name="ce4">
            <text:p>50’806.60</text:p>
          </table:table-cell>
          <table:table-cell office:value-type="float" office:value="124720" table:style-name="ce5">
            <text:p>124’72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62170.31" table:style-name="ce4">
            <text:p>62’170.31</text:p>
          </table:table-cell>
          <table:table-cell table:style-name="ce4"/>
          <table:table-cell office:value-type="float" office:value="-62550" table:style-name="ce5">
            <text:p>-62’5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211.8" table:style-name="ce4">
            <text:p>13’211.80</text:p>
          </table:table-cell>
          <table:table-cell office:value-type="float" office:value="900" table:style-name="ce5">
            <text:p>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30185.97" table:style-name="ce4">
            <text:p>30’185.97</text:p>
          </table:table-cell>
          <table:table-cell table:style-name="ce4"/>
          <table:table-cell office:value-type="float" office:value="2286" table:style-name="ce5">
            <text:p>2’2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7000" table:style-name="ce5">
            <text:p>27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33.2" table:style-name="ce4">
            <text:p>1’133.2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600.15" table:style-name="ce4">
            <text:p>600.15</text:p>
          </table:table-cell>
          <table:table-cell table:style-name="ce4"/>
          <table:table-cell office:value-type="float" office:value="100" table:style-name="ce5">
            <text:p>1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2</text:p>
          </table:table-cell>
          <table:table-cell office:value-type="string" table:style-name="ce6">
            <text:p>Stadtra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312523.5499999998" table:style-name="ce7">
            <text:p>2’312’523.55</text:p>
          </table:table-cell>
          <table:table-cell office:value-type="float" office:value="2354300" table:style-name="ce8">
            <text:p>2’354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314460.5499999998" table:style-name="ce7">
            <text:p>2’314’460.55</text:p>
          </table:table-cell>
          <table:table-cell table:style-name="ce7"/>
          <table:table-cell office:value-type="float" office:value="-69239" table:style-name="ce8">
            <text:p>-69’23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9400" table:style-name="ce8">
            <text:p>29’4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7521.60000000001" table:style-name="ce7">
            <text:p>107’521.60</text:p>
          </table:table-cell>
          <table:table-cell office:value-type="float" office:value="88600" table:style-name="ce8">
            <text:p>88’6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98870" table:style-name="ce7">
            <text:p>98’870.00</text:p>
          </table:table-cell>
          <table:table-cell office:value-type="float" office:value="10270" table:style-name="ce8">
            <text:p>10’27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205001.9500000002" table:style-name="ce7">
            <text:p>2’205’001.95</text:p>
          </table:table-cell>
          <table:table-cell office:value-type="float" office:value="2295100" table:style-name="ce8">
            <text:p>2’295’1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215590.5499999998" table:style-name="ce7">
            <text:p>2’215’590.5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79298" table:style-name="ce4">
            <text:p>1’279’298.00</text:p>
          </table:table-cell>
          <table:table-cell office:value-type="float" office:value="1294300" table:style-name="ce5">
            <text:p>1’294’300</text:p>
          </table:table-cell>
          <table:table-cell table:style-name="ce3"/>
          <table:table-cell office:value-type="string" table:style-name="ce3">
            <text:p>300</text:p>
          </table:table-cell>
          <table:table-cell office:value-type="string" table:style-name="ce3">
            <text:p>Behörden und Kommissionen</text:p>
          </table:table-cell>
          <table:table-cell office:value-type="float" office:value="1251076.45" table:style-name="ce4">
            <text:p>1’251’076.45</text:p>
          </table:table-cell>
          <table:table-cell table:style-name="ce4"/>
          <table:table-cell office:value-type="float" office:value="-43224" table:style-name="ce5">
            <text:p>-43’2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3991.85" table:style-name="ce4">
            <text:p>93’991.85</text:p>
          </table:table-cell>
          <table:table-cell office:value-type="float" office:value="95700" table:style-name="ce5">
            <text:p>95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89971.75" table:style-name="ce4">
            <text:p>89’971.75</text:p>
          </table:table-cell>
          <table:table-cell table:style-name="ce4"/>
          <table:table-cell office:value-type="float" office:value="-5728" table:style-name="ce5">
            <text:p>-5’7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8270.2" table:style-name="ce4">
            <text:p>178’270.20</text:p>
          </table:table-cell>
          <table:table-cell office:value-type="float" office:value="168000" table:style-name="ce5">
            <text:p>168’0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65112.04999999999" table:style-name="ce4">
            <text:p>165’112.05</text:p>
          </table:table-cell>
          <table:table-cell table:style-name="ce4"/>
          <table:table-cell office:value-type="float" office:value="-2888" table:style-name="ce5">
            <text:p>-2’8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43.65" table:style-name="ce4">
            <text:p>5’243.65</text:p>
          </table:table-cell>
          <table:table-cell office:value-type="float" office:value="12900" table:style-name="ce5">
            <text:p>12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7411.2" table:style-name="ce4">
            <text:p>7’411.20</text:p>
          </table:table-cell>
          <table:table-cell table:style-name="ce4"/>
          <table:table-cell office:value-type="float" office:value="-5489" table:style-name="ce5">
            <text:p>-5’4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94260.80000000005" table:style-name="ce4">
            <text:p>594’260.80</text:p>
          </table:table-cell>
          <table:table-cell office:value-type="float" office:value="664300" table:style-name="ce5">
            <text:p>664’300</text:p>
          </table:table-cell>
          <table:table-cell table:style-name="ce3"/>
          <table:table-cell office:value-type="string" table:style-name="ce3">
            <text:p>307</text:p>
          </table:table-cell>
          <table:table-cell office:value-type="string" table:style-name="ce3">
            <text:p>Besondere Rentenleistungen</text:p>
          </table:table-cell>
          <table:table-cell office:value-type="float" office:value="668718.4" table:style-name="ce4">
            <text:p>668’718.40</text:p>
          </table:table-cell>
          <table:table-cell table:style-name="ce4"/>
          <table:table-cell office:value-type="float" office:value="4418" table:style-name="ce5">
            <text:p>4’4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190" table:style-name="ce4">
            <text:p>30’190.00</text:p>
          </table:table-cell>
          <table:table-cell office:value-type="float" office:value="30000" table:style-name="ce5">
            <text:p>30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29511.9" table:style-name="ce4">
            <text:p>29’511.90</text:p>
          </table:table-cell>
          <table:table-cell table:style-name="ce4"/>
          <table:table-cell office:value-type="float" office:value="-488" table:style-name="ce5">
            <text:p>-4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809.25" table:style-name="ce4">
            <text:p>43’809.25</text:p>
          </table:table-cell>
          <table:table-cell office:value-type="float" office:value="45000" table:style-name="ce5">
            <text:p>45’0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73723.5" table:style-name="ce4">
            <text:p>73’723.50</text:p>
          </table:table-cell>
          <table:table-cell table:style-name="ce4"/>
          <table:table-cell office:value-type="float" office:value="-677" table:style-name="ce5">
            <text:p>-6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9400" table:style-name="ce5">
            <text:p>29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3904" table:style-name="ce4">
            <text:p>83’904.00</text:p>
          </table:table-cell>
          <table:table-cell office:value-type="float" office:value="41800" table:style-name="ce5">
            <text:p>41’8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6220.2" table:style-name="ce4">
            <text:p>26’220.20</text:p>
          </table:table-cell>
          <table:table-cell table:style-name="ce4"/>
          <table:table-cell office:value-type="float" office:value="-15580" table:style-name="ce5">
            <text:p>-15’5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55.8" table:style-name="ce4">
            <text:p>3’555.80</text:p>
          </table:table-cell>
          <table:table-cell office:value-type="float" office:value="2300" table:style-name="ce5">
            <text:p>2’3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2715.1" table:style-name="ce4">
            <text:p>2’715.10</text:p>
          </table:table-cell>
          <table:table-cell table:style-name="ce4"/>
          <table:table-cell office:value-type="float" office:value="415" table:style-name="ce5">
            <text:p>4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7521.60000000001" table:style-name="ce4">
            <text:p>107’521.60</text:p>
          </table:table-cell>
          <table:table-cell office:value-type="float" office:value="88600" table:style-name="ce5">
            <text:p>88’6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98870" table:style-name="ce4">
            <text:p>98’870.00</text:p>
          </table:table-cell>
          <table:table-cell office:value-type="float" office:value="10270" table:style-name="ce5">
            <text:p>10’2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5</text:p>
          </table:table-cell>
          <table:table-cell office:value-type="string" table:style-name="ce6">
            <text:p>Ombuds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0067.47" table:style-name="ce7">
            <text:p>120’067.47</text:p>
          </table:table-cell>
          <table:table-cell office:value-type="float" office:value="120800" table:style-name="ce8">
            <text:p>120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12965.29" table:style-name="ce7">
            <text:p>112’965.29</text:p>
          </table:table-cell>
          <table:table-cell table:style-name="ce7"/>
          <table:table-cell office:value-type="float" office:value="-12635" table:style-name="ce8">
            <text:p>-12’63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800" table:style-name="ce8">
            <text:p>4’8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0067.47" table:style-name="ce7">
            <text:p>120’067.47</text:p>
          </table:table-cell>
          <table:table-cell office:value-type="float" office:value="125600" table:style-name="ce8">
            <text:p>125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2965.29" table:style-name="ce7">
            <text:p>112’965.2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4116.7" table:style-name="ce4">
            <text:p>74’116.70</text:p>
          </table:table-cell>
          <table:table-cell office:value-type="float" office:value="74400" table:style-name="ce5">
            <text:p>74’4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62862.400000000001" table:style-name="ce4">
            <text:p>62’862.40</text:p>
          </table:table-cell>
          <table:table-cell table:style-name="ce4"/>
          <table:table-cell office:value-type="float" office:value="-11538" table:style-name="ce5">
            <text:p>-11’53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623.65" table:style-name="ce4">
            <text:p>5’623.65</text:p>
          </table:table-cell>
          <table:table-cell office:value-type="float" office:value="5600" table:style-name="ce5">
            <text:p>5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4744.2" table:style-name="ce4">
            <text:p>4’744.20</text:p>
          </table:table-cell>
          <table:table-cell table:style-name="ce4"/>
          <table:table-cell office:value-type="float" office:value="-856" table:style-name="ce5">
            <text:p>-8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710.6" table:style-name="ce4">
            <text:p>7’710.60</text:p>
          </table:table-cell>
          <table:table-cell office:value-type="float" office:value="6800" table:style-name="ce5">
            <text:p>6’8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5771.1" table:style-name="ce4">
            <text:p>5’771.10</text:p>
          </table:table-cell>
          <table:table-cell table:style-name="ce4"/>
          <table:table-cell office:value-type="float" office:value="-1029" table:style-name="ce5">
            <text:p>-1’0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4.85000000000002" table:style-name="ce4">
            <text:p>304.85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413.2" table:style-name="ce4">
            <text:p>413.20</text:p>
          </table:table-cell>
          <table:table-cell table:style-name="ce4"/>
          <table:table-cell office:value-type="float" office:value="-87" table:style-name="ce5">
            <text:p>-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71.1500000000001" table:style-name="ce4">
            <text:p>1’071.15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377.5" table:style-name="ce4">
            <text:p>1’377.50</text:p>
          </table:table-cell>
          <table:table-cell table:style-name="ce4"/>
          <table:table-cell office:value-type="float" office:value="-123" table:style-name="ce5">
            <text:p>-1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9.8" table:style-name="ce4">
            <text:p>189.80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842.45" table:style-name="ce4">
            <text:p>842.45</text:p>
          </table:table-cell>
          <table:table-cell table:style-name="ce4"/>
          <table:table-cell office:value-type="float" office:value="842" table:style-name="ce5">
            <text:p>8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257.5" table:style-name="ce4">
            <text:p>14’257.50</text:p>
          </table:table-cell>
          <table:table-cell office:value-type="float" office:value="14200" table:style-name="ce5">
            <text:p>14’2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13993.7" table:style-name="ce4">
            <text:p>13’993.70</text:p>
          </table:table-cell>
          <table:table-cell table:style-name="ce4"/>
          <table:table-cell office:value-type="float" office:value="-206" table:style-name="ce5">
            <text:p>-2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62.1" table:style-name="ce4">
            <text:p>562.10</text:p>
          </table:table-cell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778.5" table:style-name="ce4">
            <text:p>778.50</text:p>
          </table:table-cell>
          <table:table-cell table:style-name="ce4"/>
          <table:table-cell office:value-type="float" office:value="379" table:style-name="ce5">
            <text:p>3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98.05" table:style-name="ce4">
            <text:p>4’498.05</text:p>
          </table:table-cell>
          <table:table-cell office:value-type="float" office:value="4700" table:style-name="ce5">
            <text:p>4’7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9603.85" table:style-name="ce4">
            <text:p>9’603.85</text:p>
          </table:table-cell>
          <table:table-cell table:style-name="ce4"/>
          <table:table-cell office:value-type="float" office:value="104" table:style-name="ce5">
            <text:p>10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800" table:style-name="ce5">
            <text:p>4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205.9" table:style-name="ce4">
            <text:p>205.90</text:p>
          </table:table-cell>
          <table:table-cell table:style-name="ce4"/>
          <table:table-cell office:value-type="float" office:value="206" table:style-name="ce5">
            <text:p>2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733.07" table:style-name="ce4">
            <text:p>11’733.07</text:p>
          </table:table-cell>
          <table:table-cell office:value-type="float" office:value="12700" table:style-name="ce5">
            <text:p>12’7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2372.49" table:style-name="ce4">
            <text:p>12’372.49</text:p>
          </table:table-cell>
          <table:table-cell table:style-name="ce4"/>
          <table:table-cell office:value-type="float" office:value="-328" table:style-name="ce5">
            <text:p>-3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6</text:p>
          </table:table-cell>
          <table:table-cell office:value-type="string" table:style-name="ce6">
            <text:p>Stadtkanzlei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476718.1800000002" table:style-name="ce7">
            <text:p>2’476’718.18</text:p>
          </table:table-cell>
          <table:table-cell office:value-type="float" office:value="2457580" table:style-name="ce8">
            <text:p>2’457’58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431822.0299999998" table:style-name="ce7">
            <text:p>2’431’822.03</text:p>
          </table:table-cell>
          <table:table-cell table:style-name="ce7"/>
          <table:table-cell office:value-type="float" office:value="-135558" table:style-name="ce8">
            <text:p>-135’55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09800" table:style-name="ce8">
            <text:p>109’8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92486.33" table:style-name="ce7">
            <text:p>192’486.33</text:p>
          </table:table-cell>
          <table:table-cell office:value-type="float" office:value="184500" table:style-name="ce8">
            <text:p>184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69001.35" table:style-name="ce7">
            <text:p>169’001.35</text:p>
          </table:table-cell>
          <table:table-cell office:value-type="float" office:value="-15499" table:style-name="ce8">
            <text:p>-15’49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284231.85" table:style-name="ce7">
            <text:p>2’284’231.85</text:p>
          </table:table-cell>
          <table:table-cell office:value-type="float" office:value="2382880" table:style-name="ce8">
            <text:p>2’382’88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262820.6800000002" table:style-name="ce7">
            <text:p>2’262’820.68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60</text:p>
          </table:table-cell>
          <table:table-cell office:value-type="string" table:style-name="ce6">
            <text:p>Stadtschreiber und Kanzlei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97321.6299999999" table:style-name="ce7">
            <text:p>1’097’321.63</text:p>
          </table:table-cell>
          <table:table-cell office:value-type="float" office:value="1054600" table:style-name="ce8">
            <text:p>1’054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079780.1000000001" table:style-name="ce7">
            <text:p>1’079’780.10</text:p>
          </table:table-cell>
          <table:table-cell table:style-name="ce7"/>
          <table:table-cell office:value-type="float" office:value="-77920" table:style-name="ce8">
            <text:p>-77’92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03100" table:style-name="ce8">
            <text:p>103’1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1489.4" table:style-name="ce7">
            <text:p>31’489.40</text:p>
          </table:table-cell>
          <table:table-cell office:value-type="float" office:value="17100" table:style-name="ce8">
            <text:p>17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1114.5" table:style-name="ce7">
            <text:p>21’114.50</text:p>
          </table:table-cell>
          <table:table-cell office:value-type="float" office:value="4015" table:style-name="ce8">
            <text:p>4’01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65832.23" table:style-name="ce7">
            <text:p>1’065’832.23</text:p>
          </table:table-cell>
          <table:table-cell office:value-type="float" office:value="1140600" table:style-name="ce8">
            <text:p>1’140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058665.6000000001" table:style-name="ce7">
            <text:p>1’058’665.6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30527.55000000005" table:style-name="ce4">
            <text:p>630’527.55</text:p>
          </table:table-cell>
          <table:table-cell office:value-type="float" office:value="611900" table:style-name="ce5">
            <text:p>611’9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606122.35" table:style-name="ce4">
            <text:p>606’122.35</text:p>
          </table:table-cell>
          <table:table-cell table:style-name="ce4"/>
          <table:table-cell office:value-type="float" office:value="-5778" table:style-name="ce5">
            <text:p>-5’7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728.3" table:style-name="ce4">
            <text:p>44’728.30</text:p>
          </table:table-cell>
          <table:table-cell office:value-type="float" office:value="44900" table:style-name="ce5">
            <text:p>44’9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45417.8" table:style-name="ce4">
            <text:p>45’417.80</text:p>
          </table:table-cell>
          <table:table-cell table:style-name="ce4"/>
          <table:table-cell office:value-type="float" office:value="518" table:style-name="ce5">
            <text:p>5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5513.3" table:style-name="ce4">
            <text:p>75’513.30</text:p>
          </table:table-cell>
          <table:table-cell office:value-type="float" office:value="74700" table:style-name="ce5">
            <text:p>74’7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75531.149999999994" table:style-name="ce4">
            <text:p>75’531.15</text:p>
          </table:table-cell>
          <table:table-cell table:style-name="ce4"/>
          <table:table-cell office:value-type="float" office:value="831" table:style-name="ce5">
            <text:p>8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16.9" table:style-name="ce4">
            <text:p>2’216.90</text:p>
          </table:table-cell>
          <table:table-cell office:value-type="float" office:value="3500" table:style-name="ce5">
            <text:p>3’5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507.85" table:style-name="ce4">
            <text:p>3’507.85</text:p>
          </table:table-cell>
          <table:table-cell table:style-name="ce4"/>
          <table:table-cell office:value-type="float" office:value="8" table:style-name="ce5">
            <text:p>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885.7" table:style-name="ce4">
            <text:p>6’885.70</text:p>
          </table:table-cell>
          <table:table-cell office:value-type="float" office:value="8500" table:style-name="ce5">
            <text:p>8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5727.95" table:style-name="ce4">
            <text:p>5’727.95</text:p>
          </table:table-cell>
          <table:table-cell table:style-name="ce4"/>
          <table:table-cell office:value-type="float" office:value="-2772" table:style-name="ce5">
            <text:p>-2’7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8124.539999999994" table:style-name="ce4">
            <text:p>68’124.54</text:p>
          </table:table-cell>
          <table:table-cell office:value-type="float" office:value="70000" table:style-name="ce5">
            <text:p>70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84707.89" table:style-name="ce4">
            <text:p>84’707.89</text:p>
          </table:table-cell>
          <table:table-cell table:style-name="ce4"/>
          <table:table-cell office:value-type="float" office:value="-92" table:style-name="ce5">
            <text:p>-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4800" table:style-name="ce5">
            <text:p>14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58.4" table:style-name="ce4">
            <text:p>3’758.40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office:value-type="float" office:value="-2000" table:style-name="ce5">
            <text:p>-2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69.1499999999996" table:style-name="ce4">
            <text:p>5’169.15</text:p>
          </table:table-cell>
          <table:table-cell office:value-type="float" office:value="3600" table:style-name="ce5">
            <text:p>3’6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206.35" table:style-name="ce4">
            <text:p>3’206.35</text:p>
          </table:table-cell>
          <table:table-cell table:style-name="ce4"/>
          <table:table-cell office:value-type="float" office:value="-394" table:style-name="ce5">
            <text:p>-3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4079.27" table:style-name="ce4">
            <text:p>74’079.27</text:p>
          </table:table-cell>
          <table:table-cell office:value-type="float" office:value="85200" table:style-name="ce5">
            <text:p>85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77778.06" table:style-name="ce4">
            <text:p>77’778.06</text:p>
          </table:table-cell>
          <table:table-cell table:style-name="ce4"/>
          <table:table-cell office:value-type="float" office:value="-7422" table:style-name="ce5">
            <text:p>-7’4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7861.83" table:style-name="ce4">
            <text:p>177’861.83</text:p>
          </table:table-cell>
          <table:table-cell office:value-type="float" office:value="142800" table:style-name="ce5">
            <text:p>142’8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67619.07" table:style-name="ce4">
            <text:p>167’619.07</text:p>
          </table:table-cell>
          <table:table-cell table:style-name="ce4"/>
          <table:table-cell office:value-type="float" office:value="-63481" table:style-name="ce5">
            <text:p>-63’48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8300" table:style-name="ce5">
            <text:p>88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56.69" table:style-name="ce4">
            <text:p>8’456.69</text:p>
          </table:table-cell>
          <table:table-cell office:value-type="float" office:value="7500" table:style-name="ce5">
            <text:p>7’5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0161.629999999999" table:style-name="ce4">
            <text:p>10’161.63</text:p>
          </table:table-cell>
          <table:table-cell table:style-name="ce4"/>
          <table:table-cell office:value-type="float" office:value="2662" table:style-name="ce5">
            <text:p>2’6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20" table:style-name="ce4">
            <text:p>920.00</text:p>
          </table:table-cell>
          <table:table-cell office:value-type="float" office:value="900" table:style-name="ce5">
            <text:p>9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600" table:style-name="ce4">
            <text:p>600.00</text:p>
          </table:table-cell>
          <table:table-cell office:value-type="float" office:value="-300" table:style-name="ce5">
            <text:p>-3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79.5" table:style-name="ce4">
            <text:p>7’279.50</text:p>
          </table:table-cell>
          <table:table-cell office:value-type="float" office:value="5400" table:style-name="ce5">
            <text:p>5’4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9781.7999999999993" table:style-name="ce4">
            <text:p>9’781.80</text:p>
          </table:table-cell>
          <table:table-cell office:value-type="float" office:value="4382" table:style-name="ce5">
            <text:p>4’3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289.9" table:style-name="ce4">
            <text:p>23’289.90</text:p>
          </table:table-cell>
          <table:table-cell office:value-type="float" office:value="9200" table:style-name="ce5">
            <text:p>9’2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7400" table:style-name="ce4">
            <text:p>7’400.00</text:p>
          </table:table-cell>
          <table:table-cell office:value-type="float" office:value="-1800" table:style-name="ce5">
            <text:p>-1’8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600" table:style-name="ce5">
            <text:p>1’6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3332.7" table:style-name="ce4">
            <text:p>3’332.70</text:p>
          </table:table-cell>
          <table:table-cell office:value-type="float" office:value="1733" table:style-name="ce5">
            <text:p>1’7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62</text:p>
          </table:table-cell>
          <table:table-cell office:value-type="string" table:style-name="ce6">
            <text:p>Information, Postdienst, Kopierer und Drucksach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315321.72" table:style-name="ce7">
            <text:p>1’315’321.72</text:p>
          </table:table-cell>
          <table:table-cell office:value-type="float" office:value="1338200" table:style-name="ce8">
            <text:p>1’338’2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287965.24" table:style-name="ce7">
            <text:p>1’287’965.24</text:p>
          </table:table-cell>
          <table:table-cell table:style-name="ce7"/>
          <table:table-cell office:value-type="float" office:value="-56935" table:style-name="ce8">
            <text:p>-56’93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6700" table:style-name="ce8">
            <text:p>6’7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36196.93" table:style-name="ce7">
            <text:p>136’196.93</text:p>
          </table:table-cell>
          <table:table-cell office:value-type="float" office:value="139900" table:style-name="ce8">
            <text:p>139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24786.85" table:style-name="ce7">
            <text:p>124’786.85</text:p>
          </table:table-cell>
          <table:table-cell office:value-type="float" office:value="-15113" table:style-name="ce8">
            <text:p>-15’11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79124.79" table:style-name="ce7">
            <text:p>1’179’124.79</text:p>
          </table:table-cell>
          <table:table-cell office:value-type="float" office:value="1205000" table:style-name="ce8">
            <text:p>1’205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63178.3899999999" table:style-name="ce7">
            <text:p>1’163’178.3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5619.8" table:style-name="ce4">
            <text:p>385’619.80</text:p>
          </table:table-cell>
          <table:table-cell office:value-type="float" office:value="414700" table:style-name="ce5">
            <text:p>414’7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429025.35" table:style-name="ce4">
            <text:p>429’025.35</text:p>
          </table:table-cell>
          <table:table-cell table:style-name="ce4"/>
          <table:table-cell office:value-type="float" office:value="14325" table:style-name="ce5">
            <text:p>14’3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434.5" table:style-name="ce4">
            <text:p>29’434.50</text:p>
          </table:table-cell>
          <table:table-cell office:value-type="float" office:value="28500" table:style-name="ce5">
            <text:p>28’5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2189.8" table:style-name="ce4">
            <text:p>32’189.80</text:p>
          </table:table-cell>
          <table:table-cell table:style-name="ce4"/>
          <table:table-cell office:value-type="float" office:value="3690" table:style-name="ce5">
            <text:p>3’6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244.699999999997" table:style-name="ce4">
            <text:p>38’244.70</text:p>
          </table:table-cell>
          <table:table-cell office:value-type="float" office:value="34000" table:style-name="ce5">
            <text:p>34’0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41018.35" table:style-name="ce4">
            <text:p>41’018.35</text:p>
          </table:table-cell>
          <table:table-cell table:style-name="ce4"/>
          <table:table-cell office:value-type="float" office:value="7018" table:style-name="ce5">
            <text:p>7’0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88.05" table:style-name="ce4">
            <text:p>1’588.05</text:p>
          </table:table-cell>
          <table:table-cell office:value-type="float" office:value="2200" table:style-name="ce5">
            <text:p>2’2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816.25" table:style-name="ce4">
            <text:p>2’816.25</text:p>
          </table:table-cell>
          <table:table-cell table:style-name="ce4"/>
          <table:table-cell office:value-type="float" office:value="616" table:style-name="ce5">
            <text:p>6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966.25" table:style-name="ce4">
            <text:p>5’966.25</text:p>
          </table:table-cell>
          <table:table-cell office:value-type="float" office:value="5800" table:style-name="ce5">
            <text:p>5’8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7906.15" table:style-name="ce4">
            <text:p>7’906.15</text:p>
          </table:table-cell>
          <table:table-cell table:style-name="ce4"/>
          <table:table-cell office:value-type="float" office:value="-1094" table:style-name="ce5">
            <text:p>-1’0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200" table:style-name="ce5">
            <text:p>3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44.5" table:style-name="ce4">
            <text:p>1’144.50</text:p>
          </table:table-cell>
          <table:table-cell office:value-type="float" office:value="800" table:style-name="ce5">
            <text:p>8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851.85" table:style-name="ce4">
            <text:p>851.85</text:p>
          </table:table-cell>
          <table:table-cell table:style-name="ce4"/>
          <table:table-cell office:value-type="float" office:value="52" table:style-name="ce5">
            <text:p>5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87.05" table:style-name="ce4">
            <text:p>6’087.05</text:p>
          </table:table-cell>
          <table:table-cell office:value-type="float" office:value="7800" table:style-name="ce5">
            <text:p>7’8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0971.7" table:style-name="ce4">
            <text:p>10’971.70</text:p>
          </table:table-cell>
          <table:table-cell table:style-name="ce4"/>
          <table:table-cell office:value-type="float" office:value="-328" table:style-name="ce5">
            <text:p>-3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500" table:style-name="ce5">
            <text:p>3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00.1999999999998" table:style-name="ce4">
            <text:p>2’300.20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office:value-type="float" office:value="-1500" table:style-name="ce5">
            <text:p>-1’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95.1" table:style-name="ce4">
            <text:p>2’195.10</text:p>
          </table:table-cell>
          <table:table-cell office:value-type="float" office:value="2400" table:style-name="ce5">
            <text:p>2’4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2352.3000000000002" table:style-name="ce4">
            <text:p>2’352.30</text:p>
          </table:table-cell>
          <table:table-cell table:style-name="ce4"/>
          <table:table-cell office:value-type="float" office:value="-48" table:style-name="ce5">
            <text:p>-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091.7" table:style-name="ce4">
            <text:p>50’091.70</text:p>
          </table:table-cell>
          <table:table-cell office:value-type="float" office:value="45900" table:style-name="ce5">
            <text:p>45’9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40359.01" table:style-name="ce4">
            <text:p>40’359.01</text:p>
          </table:table-cell>
          <table:table-cell table:style-name="ce4"/>
          <table:table-cell office:value-type="float" office:value="-5541" table:style-name="ce5">
            <text:p>-5’5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71.2" table:style-name="ce4">
            <text:p>771.20</text:p>
          </table:table-cell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51.6" table:style-name="ce4">
            <text:p>351.60</text:p>
          </table:table-cell>
          <table:table-cell table:style-name="ce4"/>
          <table:table-cell office:value-type="float" office:value="52" table:style-name="ce5">
            <text:p>5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43842.24" table:style-name="ce4">
            <text:p>643’842.24</text:p>
          </table:table-cell>
          <table:table-cell office:value-type="float" office:value="653000" table:style-name="ce5">
            <text:p>653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583728.25" table:style-name="ce4">
            <text:p>583’728.25</text:p>
          </table:table-cell>
          <table:table-cell table:style-name="ce4"/>
          <table:table-cell office:value-type="float" office:value="-69272" table:style-name="ce5">
            <text:p>-69’2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67" table:style-name="ce4">
            <text:p>1’267.00</text:p>
          </table:table-cell>
          <table:table-cell office:value-type="float" office:value="1200" table:style-name="ce5">
            <text:p>1’2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2641.95" table:style-name="ce4">
            <text:p>2’641.95</text:p>
          </table:table-cell>
          <table:table-cell table:style-name="ce4"/>
          <table:table-cell office:value-type="float" office:value="1442" table:style-name="ce5">
            <text:p>1’4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3440.54999999999" table:style-name="ce4">
            <text:p>143’440.55</text:p>
          </table:table-cell>
          <table:table-cell office:value-type="float" office:value="135500" table:style-name="ce5">
            <text:p>135’5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28515.8" table:style-name="ce4">
            <text:p>128’515.80</text:p>
          </table:table-cell>
          <table:table-cell table:style-name="ce4"/>
          <table:table-cell office:value-type="float" office:value="-6984" table:style-name="ce5">
            <text:p>-6’9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28.88" table:style-name="ce4">
            <text:p>3’328.88</text:p>
          </table:table-cell>
          <table:table-cell office:value-type="float" office:value="4600" table:style-name="ce5">
            <text:p>4’6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5236.88" table:style-name="ce4">
            <text:p>5’236.88</text:p>
          </table:table-cell>
          <table:table-cell table:style-name="ce4"/>
          <table:table-cell office:value-type="float" office:value="637" table:style-name="ce5">
            <text:p>6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5989.7" table:style-name="ce4">
            <text:p>75’989.70</text:p>
          </table:table-cell>
          <table:table-cell office:value-type="float" office:value="77400" table:style-name="ce5">
            <text:p>77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75391.7" table:style-name="ce4">
            <text:p>75’391.70</text:p>
          </table:table-cell>
          <table:table-cell office:value-type="float" office:value="-2008" table:style-name="ce5">
            <text:p>-2’0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410.73" table:style-name="ce4">
            <text:p>58’410.73</text:p>
          </table:table-cell>
          <table:table-cell office:value-type="float" office:value="62500" table:style-name="ce5">
            <text:p>62’5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49395.15" table:style-name="ce4">
            <text:p>49’395.15</text:p>
          </table:table-cell>
          <table:table-cell office:value-type="float" office:value="-13105" table:style-name="ce5">
            <text:p>-13’1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96.5" table:style-name="ce4">
            <text:p>1’796.50</text:p>
          </table:table-cell>
          <table:table-cell table:style-name="ce5"/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63</text:p>
          </table:table-cell>
          <table:table-cell office:value-type="string" table:style-name="ce6">
            <text:p>Saalbewirtschaftun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4074.83" table:style-name="ce7">
            <text:p>64’074.83</text:p>
          </table:table-cell>
          <table:table-cell office:value-type="float" office:value="64780" table:style-name="ce8">
            <text:p>64’78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4076.69" table:style-name="ce7">
            <text:p>64’076.69</text:p>
          </table:table-cell>
          <table:table-cell table:style-name="ce7"/>
          <table:table-cell office:value-type="float" office:value="-703" table:style-name="ce8">
            <text:p>-70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4800" table:style-name="ce7">
            <text:p>24’800.00</text:p>
          </table:table-cell>
          <table:table-cell office:value-type="float" office:value="27500" table:style-name="ce8">
            <text:p>27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3100" table:style-name="ce7">
            <text:p>23’100.00</text:p>
          </table:table-cell>
          <table:table-cell office:value-type="float" office:value="-4400" table:style-name="ce8">
            <text:p>-4’4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9274.83" table:style-name="ce7">
            <text:p>39’274.83</text:p>
          </table:table-cell>
          <table:table-cell office:value-type="float" office:value="37280" table:style-name="ce8">
            <text:p>37’28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40976.69" table:style-name="ce7">
            <text:p>40’976.6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498.25" table:style-name="ce4">
            <text:p>52’498.25</text:p>
          </table:table-cell>
          <table:table-cell office:value-type="float" office:value="54500" table:style-name="ce5">
            <text:p>54’5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52779.55" table:style-name="ce4">
            <text:p>52’779.55</text:p>
          </table:table-cell>
          <table:table-cell table:style-name="ce4"/>
          <table:table-cell office:value-type="float" office:value="-1720" table:style-name="ce5">
            <text:p>-1’7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01.7" table:style-name="ce4">
            <text:p>3’801.70</text:p>
          </table:table-cell>
          <table:table-cell office:value-type="float" office:value="3700" table:style-name="ce5">
            <text:p>3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847.65" table:style-name="ce4">
            <text:p>3’847.65</text:p>
          </table:table-cell>
          <table:table-cell table:style-name="ce4"/>
          <table:table-cell office:value-type="float" office:value="148" table:style-name="ce5">
            <text:p>1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46.9" table:style-name="ce4">
            <text:p>5’346.90</text:p>
          </table:table-cell>
          <table:table-cell office:value-type="float" office:value="4500" table:style-name="ce5">
            <text:p>4’5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5400" table:style-name="ce4">
            <text:p>5’400.00</text:p>
          </table:table-cell>
          <table:table-cell table:style-name="ce4"/>
          <table:table-cell office:value-type="float" office:value="900" table:style-name="ce5">
            <text:p>9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5.95" table:style-name="ce4">
            <text:p>205.95</text:p>
          </table:table-cell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31.9" table:style-name="ce4">
            <text:p>331.90</text:p>
          </table:table-cell>
          <table:table-cell table:style-name="ce4"/>
          <table:table-cell office:value-type="float" office:value="-68" table:style-name="ce5">
            <text:p>-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" table:style-name="ce5">
            <text:p>2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table:number-columns-repeated="2" table:style-name="ce4"/>
          <table:table-cell office:value-type="float" office:value="-200" table:style-name="ce5">
            <text:p>-2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0.45" table:style-name="ce4">
            <text:p>300.45</text:p>
          </table:table-cell>
          <table:table-cell office:value-type="float" office:value="200" table:style-name="ce5">
            <text:p>2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669.5" table:style-name="ce4">
            <text:p>669.50</text:p>
          </table:table-cell>
          <table:table-cell table:style-name="ce4"/>
          <table:table-cell office:value-type="float" office:value="470" table:style-name="ce5">
            <text:p>4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6" table:style-name="ce4">
            <text:p>506.00</text:p>
          </table:table-cell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460" table:style-name="ce4">
            <text:p>460.00</text:p>
          </table:table-cell>
          <table:table-cell table:style-name="ce4"/>
          <table:table-cell office:value-type="float" office:value="160" table:style-name="ce5">
            <text:p>1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8.7" table:style-name="ce4">
            <text:p>298.70</text:p>
          </table:table-cell>
          <table:table-cell office:value-type="float" office:value="280" table:style-name="ce5">
            <text:p>28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69.900000000000006" table:style-name="ce4">
            <text:p>69.90</text:p>
          </table:table-cell>
          <table:table-cell table:style-name="ce4"/>
          <table:table-cell office:value-type="float" office:value="-210" table:style-name="ce5">
            <text:p>-2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16.8800000000001" table:style-name="ce4">
            <text:p>1’116.88</text:p>
          </table:table-cell>
          <table:table-cell office:value-type="float" office:value="700" table:style-name="ce5">
            <text:p>7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518.19000000000005" table:style-name="ce4">
            <text:p>518.19</text:p>
          </table:table-cell>
          <table:table-cell table:style-name="ce4"/>
          <table:table-cell office:value-type="float" office:value="-182" table:style-name="ce5">
            <text:p>-1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300" table:style-name="ce4">
            <text:p>23’300.00</text:p>
          </table:table-cell>
          <table:table-cell office:value-type="float" office:value="26000" table:style-name="ce5">
            <text:p>26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21600" table:style-name="ce4">
            <text:p>21’600.00</text:p>
          </table:table-cell>
          <table:table-cell office:value-type="float" office:value="-4400" table:style-name="ce5">
            <text:p>-4’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00" table:style-name="ce4">
            <text:p>1’500.00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500" table:style-name="ce4">
            <text:p>1’5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7</text:p>
          </table:table-cell>
          <table:table-cell office:value-type="string" table:style-name="ce6">
            <text:p>Rechtskonsulen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77206.99" table:style-name="ce7">
            <text:p>377’206.99</text:p>
          </table:table-cell>
          <table:table-cell office:value-type="float" office:value="342400" table:style-name="ce8">
            <text:p>342’4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51520.37" table:style-name="ce7">
            <text:p>351’520.37</text:p>
          </table:table-cell>
          <table:table-cell table:style-name="ce7"/>
          <table:table-cell office:value-type="float" office:value="-11180" table:style-name="ce8">
            <text:p>-11’18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0300" table:style-name="ce8">
            <text:p>20’3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409.6" table:style-name="ce7">
            <text:p>5’409.60</text:p>
          </table:table-cell>
          <table:table-cell office:value-type="float" office:value="5300" table:style-name="ce8">
            <text:p>5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850" table:style-name="ce7">
            <text:p>3’850.00</text:p>
          </table:table-cell>
          <table:table-cell office:value-type="float" office:value="-1450" table:style-name="ce8">
            <text:p>-1’45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71797.39" table:style-name="ce7">
            <text:p>371’797.39</text:p>
          </table:table-cell>
          <table:table-cell office:value-type="float" office:value="357400" table:style-name="ce8">
            <text:p>357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47670.37" table:style-name="ce7">
            <text:p>347’670.37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0150.3" table:style-name="ce4">
            <text:p>270’150.30</text:p>
          </table:table-cell>
          <table:table-cell office:value-type="float" office:value="279200" table:style-name="ce5">
            <text:p>279’2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76402.65000000002" table:style-name="ce4">
            <text:p>276’402.65</text:p>
          </table:table-cell>
          <table:table-cell table:style-name="ce4"/>
          <table:table-cell office:value-type="float" office:value="-2797" table:style-name="ce5">
            <text:p>-2’7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244.400000000001" table:style-name="ce4">
            <text:p>20’244.40</text:p>
          </table:table-cell>
          <table:table-cell office:value-type="float" office:value="20600" table:style-name="ce5">
            <text:p>20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20874.5" table:style-name="ce4">
            <text:p>20’874.50</text:p>
          </table:table-cell>
          <table:table-cell table:style-name="ce4"/>
          <table:table-cell office:value-type="float" office:value="275" table:style-name="ce5">
            <text:p>2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003" table:style-name="ce4">
            <text:p>31’003.00</text:p>
          </table:table-cell>
          <table:table-cell office:value-type="float" office:value="25200" table:style-name="ce5">
            <text:p>25’2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5673.8" table:style-name="ce4">
            <text:p>25’673.80</text:p>
          </table:table-cell>
          <table:table-cell table:style-name="ce4"/>
          <table:table-cell office:value-type="float" office:value="474" table:style-name="ce5">
            <text:p>4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45.5" table:style-name="ce4">
            <text:p>1’045.50</text:p>
          </table:table-cell>
          <table:table-cell office:value-type="float" office:value="1600" table:style-name="ce5">
            <text:p>1’6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734.35" table:style-name="ce4">
            <text:p>1’734.35</text:p>
          </table:table-cell>
          <table:table-cell table:style-name="ce4"/>
          <table:table-cell office:value-type="float" office:value="134" table:style-name="ce5">
            <text:p>13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70" table:style-name="ce4">
            <text:p>870.00</text:p>
          </table:table-cell>
          <table:table-cell office:value-type="float" office:value="2800" table:style-name="ce5">
            <text:p>2’8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226.0999999999999" table:style-name="ce4">
            <text:p>1’226.10</text:p>
          </table:table-cell>
          <table:table-cell table:style-name="ce4"/>
          <table:table-cell office:value-type="float" office:value="-1574" table:style-name="ce5">
            <text:p>-1’5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34.25" table:style-name="ce4">
            <text:p>4’134.25</text:p>
          </table:table-cell>
          <table:table-cell office:value-type="float" office:value="4700" table:style-name="ce5">
            <text:p>4’7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3004.4" table:style-name="ce4">
            <text:p>3’004.40</text:p>
          </table:table-cell>
          <table:table-cell table:style-name="ce4"/>
          <table:table-cell office:value-type="float" office:value="-1696" table:style-name="ce5">
            <text:p>-1’6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69" table:style-name="ce4">
            <text:p>869.00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3.4" table:style-name="ce4">
            <text:p>153.40</text:p>
          </table:table-cell>
          <table:table-cell office:value-type="float" office:value="1100" table:style-name="ce5">
            <text:p>1’1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430.6" table:style-name="ce4">
            <text:p>430.60</text:p>
          </table:table-cell>
          <table:table-cell table:style-name="ce4"/>
          <table:table-cell office:value-type="float" office:value="-669" table:style-name="ce5">
            <text:p>-6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677.95" table:style-name="ce4">
            <text:p>47’677.95</text:p>
          </table:table-cell>
          <table:table-cell office:value-type="float" office:value="6500" table:style-name="ce5">
            <text:p>6’5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1394.2" table:style-name="ce4">
            <text:p>21’394.20</text:p>
          </table:table-cell>
          <table:table-cell table:style-name="ce4"/>
          <table:table-cell office:value-type="float" office:value="-5406" table:style-name="ce5">
            <text:p>-5’4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300" table:style-name="ce5">
            <text:p>20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2.42" table:style-name="ce4">
            <text:p>192.42</text:p>
          </table:table-cell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66.77" table:style-name="ce4">
            <text:p>866.77</text:p>
          </table:table-cell>
          <table:table-cell office:value-type="float" office:value="700" table:style-name="ce5">
            <text:p>7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779.77" table:style-name="ce4">
            <text:p>779.77</text:p>
          </table:table-cell>
          <table:table-cell table:style-name="ce4"/>
          <table:table-cell office:value-type="float" office:value="80" table:style-name="ce5">
            <text:p>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00" table:style-name="ce4">
            <text:p>2’000.00</text:p>
          </table:table-cell>
          <table:table-cell table:style-name="ce5"/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409.6" table:style-name="ce4">
            <text:p>3’409.60</text:p>
          </table:table-cell>
          <table:table-cell office:value-type="float" office:value="5300" table:style-name="ce5">
            <text:p>5’3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850" table:style-name="ce4">
            <text:p>3’850.00</text:p>
          </table:table-cell>
          <table:table-cell office:value-type="float" office:value="-1450" table:style-name="ce5">
            <text:p>-1’4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8</text:p>
          </table:table-cell>
          <table:table-cell office:value-type="string" table:style-name="ce6">
            <text:p>Finanzkontro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65493.69" table:style-name="ce7">
            <text:p>965’493.69</text:p>
          </table:table-cell>
          <table:table-cell office:value-type="float" office:value="1009300" table:style-name="ce8">
            <text:p>1’009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985862.44" table:style-name="ce7">
            <text:p>985’862.44</text:p>
          </table:table-cell>
          <table:table-cell table:style-name="ce7"/>
          <table:table-cell office:value-type="float" office:value="-23438" table:style-name="ce8">
            <text:p>-23’43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3350" table:style-name="ce7">
            <text:p>83’350.00</text:p>
          </table:table-cell>
          <table:table-cell office:value-type="float" office:value="83400" table:style-name="ce8">
            <text:p>83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7150" table:style-name="ce7">
            <text:p>87’150.00</text:p>
          </table:table-cell>
          <table:table-cell office:value-type="float" office:value="3750" table:style-name="ce8">
            <text:p>3’75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82143.69" table:style-name="ce7">
            <text:p>882’143.69</text:p>
          </table:table-cell>
          <table:table-cell office:value-type="float" office:value="925900" table:style-name="ce8">
            <text:p>925’9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898712.44" table:style-name="ce7">
            <text:p>898’712.44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79337.5" table:style-name="ce4">
            <text:p>779’337.50</text:p>
          </table:table-cell>
          <table:table-cell office:value-type="float" office:value="805000" table:style-name="ce5">
            <text:p>805’0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792488.4" table:style-name="ce4">
            <text:p>792’488.40</text:p>
          </table:table-cell>
          <table:table-cell table:style-name="ce4"/>
          <table:table-cell office:value-type="float" office:value="-12512" table:style-name="ce5">
            <text:p>-12’5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371.55" table:style-name="ce4">
            <text:p>57’371.55</text:p>
          </table:table-cell>
          <table:table-cell office:value-type="float" office:value="58500" table:style-name="ce5">
            <text:p>58’5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58645.599999999999" table:style-name="ce4">
            <text:p>58’645.60</text:p>
          </table:table-cell>
          <table:table-cell table:style-name="ce4"/>
          <table:table-cell office:value-type="float" office:value="146" table:style-name="ce5">
            <text:p>1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7772.95" table:style-name="ce4">
            <text:p>97’772.95</text:p>
          </table:table-cell>
          <table:table-cell office:value-type="float" office:value="96300" table:style-name="ce5">
            <text:p>96’3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99780.45" table:style-name="ce4">
            <text:p>99’780.45</text:p>
          </table:table-cell>
          <table:table-cell table:style-name="ce4"/>
          <table:table-cell office:value-type="float" office:value="3480" table:style-name="ce5">
            <text:p>3’4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27.1" table:style-name="ce4">
            <text:p>2’827.10</text:p>
          </table:table-cell>
          <table:table-cell office:value-type="float" office:value="4600" table:style-name="ce5">
            <text:p>4’6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4644.5" table:style-name="ce4">
            <text:p>4’644.50</text:p>
          </table:table-cell>
          <table:table-cell table:style-name="ce4"/>
          <table:table-cell office:value-type="float" office:value="45" table:style-name="ce5">
            <text:p>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965" table:style-name="ce4">
            <text:p>10’965.00</text:p>
          </table:table-cell>
          <table:table-cell office:value-type="float" office:value="11400" table:style-name="ce5">
            <text:p>11’4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2163.5" table:style-name="ce4">
            <text:p>12’163.50</text:p>
          </table:table-cell>
          <table:table-cell table:style-name="ce4"/>
          <table:table-cell office:value-type="float" office:value="764" table:style-name="ce5">
            <text:p>7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54.75" table:style-name="ce4">
            <text:p>2’854.75</text:p>
          </table:table-cell>
          <table:table-cell office:value-type="float" office:value="3500" table:style-name="ce5">
            <text:p>3’5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417.3000000000002" table:style-name="ce4">
            <text:p>2’417.30</text:p>
          </table:table-cell>
          <table:table-cell table:style-name="ce4"/>
          <table:table-cell office:value-type="float" office:value="-1083" table:style-name="ce5">
            <text:p>-1’0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200" table:style-name="ce5">
            <text:p>6’2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5723.15" table:style-name="ce4">
            <text:p>5’723.15</text:p>
          </table:table-cell>
          <table:table-cell table:style-name="ce4"/>
          <table:table-cell office:value-type="float" office:value="-477" table:style-name="ce5">
            <text:p>-4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69.55" table:style-name="ce4">
            <text:p>169.55</text:p>
          </table:table-cell>
          <table:table-cell table:style-name="ce4"/>
          <table:table-cell office:value-type="float" office:value="170" table:style-name="ce5">
            <text:p>1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80.8499999999999" table:style-name="ce4">
            <text:p>1’280.85</text:p>
          </table:table-cell>
          <table:table-cell office:value-type="float" office:value="1800" table:style-name="ce5">
            <text:p>1’8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957" table:style-name="ce4">
            <text:p>1’957.00</text:p>
          </table:table-cell>
          <table:table-cell table:style-name="ce4"/>
          <table:table-cell office:value-type="float" office:value="157" table:style-name="ce5">
            <text:p>1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92.55" table:style-name="ce4">
            <text:p>692.55</text:p>
          </table:table-cell>
          <table:table-cell office:value-type="float" office:value="15700" table:style-name="ce5">
            <text:p>15’7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692.55" table:style-name="ce4">
            <text:p>692.55</text:p>
          </table:table-cell>
          <table:table-cell table:style-name="ce4"/>
          <table:table-cell office:value-type="float" office:value="-15007" table:style-name="ce5">
            <text:p>-15’0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545.4500000000007" table:style-name="ce4">
            <text:p>8’545.45</text:p>
          </table:table-cell>
          <table:table-cell office:value-type="float" office:value="2800" table:style-name="ce5">
            <text:p>2’8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2825" table:style-name="ce4">
            <text:p>2’825.00</text:p>
          </table:table-cell>
          <table:table-cell table:style-name="ce4"/>
          <table:table-cell office:value-type="float" office:value="25" table:style-name="ce5">
            <text:p>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45.99" table:style-name="ce4">
            <text:p>3’845.99</text:p>
          </table:table-cell>
          <table:table-cell office:value-type="float" office:value="3500" table:style-name="ce5">
            <text:p>3’5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4355.4399999999996" table:style-name="ce4">
            <text:p>4’355.44</text:p>
          </table:table-cell>
          <table:table-cell table:style-name="ce4"/>
          <table:table-cell office:value-type="float" office:value="855" table:style-name="ce5">
            <text:p>8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7700" table:style-name="ce4">
            <text:p>67’700.00</text:p>
          </table:table-cell>
          <table:table-cell office:value-type="float" office:value="70000" table:style-name="ce5">
            <text:p>70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70400" table:style-name="ce4">
            <text:p>70’400.00</text:p>
          </table:table-cell>
          <table:table-cell office:value-type="float" office:value="400" table:style-name="ce5">
            <text:p>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650" table:style-name="ce4">
            <text:p>15’650.00</text:p>
          </table:table-cell>
          <table:table-cell office:value-type="float" office:value="13400" table:style-name="ce5">
            <text:p>13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6750" table:style-name="ce4">
            <text:p>16’750.00</text:p>
          </table:table-cell>
          <table:table-cell office:value-type="float" office:value="3350" table:style-name="ce5">
            <text:p>3’3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19</text:p>
          </table:table-cell>
          <table:table-cell office:value-type="string" table:style-name="ce6">
            <text:p>Kommunikatio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91896.13" table:style-name="ce7">
            <text:p>991’896.13</text:p>
          </table:table-cell>
          <table:table-cell office:value-type="float" office:value="1190300" table:style-name="ce8">
            <text:p>1’190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120678.1599999999" table:style-name="ce7">
            <text:p>1’120’678.16</text:p>
          </table:table-cell>
          <table:table-cell table:style-name="ce7"/>
          <table:table-cell office:value-type="float" office:value="-69622" table:style-name="ce8">
            <text:p>-69’62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786" table:style-name="ce7">
            <text:p>12’786.00</text:p>
          </table:table-cell>
          <table:table-cell office:value-type="float" office:value="12000" table:style-name="ce8">
            <text:p>12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2448.4" table:style-name="ce7">
            <text:p>12’448.40</text:p>
          </table:table-cell>
          <table:table-cell office:value-type="float" office:value="448" table:style-name="ce8">
            <text:p>44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79110.13" table:style-name="ce7">
            <text:p>979’110.13</text:p>
          </table:table-cell>
          <table:table-cell office:value-type="float" office:value="1178300" table:style-name="ce8">
            <text:p>1’178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08229.76" table:style-name="ce7">
            <text:p>1’108’229.76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4395.5" table:style-name="ce4">
            <text:p>554’395.50</text:p>
          </table:table-cell>
          <table:table-cell office:value-type="float" office:value="693300" table:style-name="ce5">
            <text:p>693’3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624969.55000000005" table:style-name="ce4">
            <text:p>624’969.55</text:p>
          </table:table-cell>
          <table:table-cell table:style-name="ce4"/>
          <table:table-cell office:value-type="float" office:value="-68330" table:style-name="ce5">
            <text:p>-68’3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923.949999999997" table:style-name="ce4">
            <text:p>40’923.95</text:p>
          </table:table-cell>
          <table:table-cell office:value-type="float" office:value="50500" table:style-name="ce5">
            <text:p>50’5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46831.199999999997" table:style-name="ce4">
            <text:p>46’831.20</text:p>
          </table:table-cell>
          <table:table-cell table:style-name="ce4"/>
          <table:table-cell office:value-type="float" office:value="-3669" table:style-name="ce5">
            <text:p>-3’6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983.8" table:style-name="ce4">
            <text:p>53’983.80</text:p>
          </table:table-cell>
          <table:table-cell office:value-type="float" office:value="61900" table:style-name="ce5">
            <text:p>61’9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60830.15" table:style-name="ce4">
            <text:p>60’830.15</text:p>
          </table:table-cell>
          <table:table-cell table:style-name="ce4"/>
          <table:table-cell office:value-type="float" office:value="-1070" table:style-name="ce5">
            <text:p>-1’0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63.65" table:style-name="ce4">
            <text:p>2’163.65</text:p>
          </table:table-cell>
          <table:table-cell office:value-type="float" office:value="3200" table:style-name="ce5">
            <text:p>3’2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961.85" table:style-name="ce4">
            <text:p>3’961.85</text:p>
          </table:table-cell>
          <table:table-cell table:style-name="ce4"/>
          <table:table-cell office:value-type="float" office:value="762" table:style-name="ce5">
            <text:p>7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335.199999999997" table:style-name="ce4">
            <text:p>47’335.20</text:p>
          </table:table-cell>
          <table:table-cell office:value-type="float" office:value="47700" table:style-name="ce5">
            <text:p>47’7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50638.85" table:style-name="ce4">
            <text:p>50’638.85</text:p>
          </table:table-cell>
          <table:table-cell table:style-name="ce4"/>
          <table:table-cell office:value-type="float" office:value="2939" table:style-name="ce5">
            <text:p>2’9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66.45" table:style-name="ce4">
            <text:p>1’866.45</text:p>
          </table:table-cell>
          <table:table-cell office:value-type="float" office:value="2600" table:style-name="ce5">
            <text:p>2’6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692.8" table:style-name="ce4">
            <text:p>1’692.80</text:p>
          </table:table-cell>
          <table:table-cell table:style-name="ce4"/>
          <table:table-cell office:value-type="float" office:value="-907" table:style-name="ce5">
            <text:p>-9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25.2" table:style-name="ce4">
            <text:p>1’925.20</text:p>
          </table:table-cell>
          <table:table-cell office:value-type="float" office:value="800" table:style-name="ce5">
            <text:p>8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2225.3000000000002" table:style-name="ce4">
            <text:p>2’225.30</text:p>
          </table:table-cell>
          <table:table-cell table:style-name="ce4"/>
          <table:table-cell office:value-type="float" office:value="1425" table:style-name="ce5">
            <text:p>1’4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72" table:style-name="ce4">
            <text:p>2’472.00</text:p>
          </table:table-cell>
          <table:table-cell office:value-type="float" office:value="3000" table:style-name="ce5">
            <text:p>3’0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908.95" table:style-name="ce4">
            <text:p>2’908.95</text:p>
          </table:table-cell>
          <table:table-cell table:style-name="ce4"/>
          <table:table-cell office:value-type="float" office:value="-91" table:style-name="ce5">
            <text:p>-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264.18" table:style-name="ce4">
            <text:p>155’264.18</text:p>
          </table:table-cell>
          <table:table-cell office:value-type="float" office:value="228800" table:style-name="ce5">
            <text:p>228’8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08456.06" table:style-name="ce4">
            <text:p>208’456.06</text:p>
          </table:table-cell>
          <table:table-cell table:style-name="ce4"/>
          <table:table-cell office:value-type="float" office:value="-20344" table:style-name="ce5">
            <text:p>-20’3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04.5" table:style-name="ce4">
            <text:p>3’304.50</text:p>
          </table:table-cell>
          <table:table-cell office:value-type="float" office:value="2700" table:style-name="ce5">
            <text:p>2’7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637.11" table:style-name="ce4">
            <text:p>3’637.11</text:p>
          </table:table-cell>
          <table:table-cell table:style-name="ce4"/>
          <table:table-cell office:value-type="float" office:value="937" table:style-name="ce5">
            <text:p>9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107.6" table:style-name="ce4">
            <text:p>15’107.60</text:p>
          </table:table-cell>
          <table:table-cell office:value-type="float" office:value="15100" table:style-name="ce5">
            <text:p>15’100</text:p>
          </table:table-cell>
          <table:table-cell table:style-name="ce3"/>
          <table:table-cell office:value-type="string" table:style-name="ce3">
            <text:p>361</text:p>
          </table:table-cell>
          <table:table-cell office:value-type="string" table:style-name="ce3">
            <text:p>Beiträge an Institutionen auf kantonaler Ebene</text:p>
          </table:table-cell>
          <table:table-cell office:value-type="float" office:value="15096.2" table:style-name="ce4">
            <text:p>15’096.20</text:p>
          </table:table-cell>
          <table:table-cell table:style-name="ce4"/>
          <table:table-cell office:value-type="float" office:value="-4" table:style-name="ce5">
            <text:p>-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3154.1" table:style-name="ce4">
            <text:p>113’154.10</text:p>
          </table:table-cell>
          <table:table-cell office:value-type="float" office:value="80700" table:style-name="ce5">
            <text:p>80’7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99430.14" table:style-name="ce4">
            <text:p>99’430.14</text:p>
          </table:table-cell>
          <table:table-cell table:style-name="ce4"/>
          <table:table-cell office:value-type="float" office:value="18730" table:style-name="ce5">
            <text:p>18’7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786" table:style-name="ce4">
            <text:p>12’786.00</text:p>
          </table:table-cell>
          <table:table-cell office:value-type="float" office:value="12000" table:style-name="ce5">
            <text:p>12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2448.4" table:style-name="ce4">
            <text:p>12’448.40</text:p>
          </table:table-cell>
          <table:table-cell office:value-type="float" office:value="448" table:style-name="ce5">
            <text:p>4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</text:p>
          </table:table-cell>
          <table:table-cell office:value-type="string" table:style-name="ce6">
            <text:p>Direktion Inneres und Finanz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3828766.09" table:style-name="ce7">
            <text:p>123’828’766.09</text:p>
          </table:table-cell>
          <table:table-cell office:value-type="float" office:value="131633700" table:style-name="ce8">
            <text:p>131’633’7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31854622.93000001" table:style-name="ce7">
            <text:p>131’854’622.93</text:p>
          </table:table-cell>
          <table:table-cell table:style-name="ce7"/>
          <table:table-cell office:value-type="float" office:value="-4277277" table:style-name="ce8">
            <text:p>-4’277’27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596600" table:style-name="ce8">
            <text:p>3’596’6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901600" table:style-name="ce8">
            <text:p>901’6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18699866.94" table:style-name="ce7">
            <text:p>418’699’866.94</text:p>
          </table:table-cell>
          <table:table-cell office:value-type="float" office:value="417836450" table:style-name="ce8">
            <text:p>417’836’45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27246944.56" table:style-name="ce7">
            <text:p>427’246’944.56</text:p>
          </table:table-cell>
          <table:table-cell office:value-type="float" office:value="9410495" table:style-name="ce8">
            <text:p>9’410’49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94871100.85000002" table:style-name="ce7">
            <text:p>294’871’100.85</text:p>
          </table:table-cell>
          <table:table-cell office:value-type="float" office:value="281704550" table:style-name="ce8">
            <text:p>281’704’55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295392321.63" table:style-name="ce7">
            <text:p>295’392’321.63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0</text:p>
          </table:table-cell>
          <table:table-cell office:value-type="string" table:style-name="ce6">
            <text:p>Direktionssekretaria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137094.329999998" table:style-name="ce7">
            <text:p>18’137’094.33</text:p>
          </table:table-cell>
          <table:table-cell office:value-type="float" office:value="19129000" table:style-name="ce8">
            <text:p>19’129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9422176.199999999" table:style-name="ce7">
            <text:p>19’422’176.20</text:p>
          </table:table-cell>
          <table:table-cell table:style-name="ce7"/>
          <table:table-cell office:value-type="float" office:value="-170324" table:style-name="ce8">
            <text:p>-170’32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63500" table:style-name="ce8">
            <text:p>463’5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3050" table:style-name="ce7">
            <text:p>13’050.00</text:p>
          </table:table-cell>
          <table:table-cell office:value-type="float" office:value="40700" table:style-name="ce8">
            <text:p>40’7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3250" table:style-name="ce7">
            <text:p>13’250.00</text:p>
          </table:table-cell>
          <table:table-cell office:value-type="float" office:value="-27450" table:style-name="ce8">
            <text:p>-27’45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124044.329999998" table:style-name="ce7">
            <text:p>18’124’044.33</text:p>
          </table:table-cell>
          <table:table-cell office:value-type="float" office:value="19551800" table:style-name="ce8">
            <text:p>19’551’8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9408926.199999999" table:style-name="ce7">
            <text:p>19’408’926.2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00</text:p>
          </table:table-cell>
          <table:table-cell office:value-type="string" table:style-name="ce6">
            <text:p>Sekretariat und Diens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04193.51" table:style-name="ce7">
            <text:p>304’193.51</text:p>
          </table:table-cell>
          <table:table-cell office:value-type="float" office:value="304000" table:style-name="ce8">
            <text:p>304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58086.61" table:style-name="ce7">
            <text:p>358’086.61</text:p>
          </table:table-cell>
          <table:table-cell table:style-name="ce7"/>
          <table:table-cell office:value-type="float" office:value="-3213" table:style-name="ce8">
            <text:p>-3’21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7300" table:style-name="ce8">
            <text:p>57’3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850" table:style-name="ce7">
            <text:p>2’850.00</text:p>
          </table:table-cell>
          <table:table-cell office:value-type="float" office:value="33300" table:style-name="ce8">
            <text:p>33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650" table:style-name="ce7">
            <text:p>3’650.00</text:p>
          </table:table-cell>
          <table:table-cell office:value-type="float" office:value="-29650" table:style-name="ce8">
            <text:p>-29’65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01343.51" table:style-name="ce7">
            <text:p>301’343.51</text:p>
          </table:table-cell>
          <table:table-cell office:value-type="float" office:value="328000" table:style-name="ce8">
            <text:p>328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54436.61" table:style-name="ce7">
            <text:p>354’436.61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6227.6" table:style-name="ce4">
            <text:p>246’227.60</text:p>
          </table:table-cell>
          <table:table-cell office:value-type="float" office:value="241500" table:style-name="ce5">
            <text:p>241’5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78786.2" table:style-name="ce4">
            <text:p>278’786.20</text:p>
          </table:table-cell>
          <table:table-cell table:style-name="ce4"/>
          <table:table-cell office:value-type="float" office:value="-14" table:style-name="ce5">
            <text:p>-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7300" table:style-name="ce5">
            <text:p>37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528.400000000001" table:style-name="ce4">
            <text:p>18’528.40</text:p>
          </table:table-cell>
          <table:table-cell office:value-type="float" office:value="17700" table:style-name="ce5">
            <text:p>17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21146" table:style-name="ce4">
            <text:p>21’146.00</text:p>
          </table:table-cell>
          <table:table-cell table:style-name="ce4"/>
          <table:table-cell office:value-type="float" office:value="3446" table:style-name="ce5">
            <text:p>3’4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715.1" table:style-name="ce4">
            <text:p>24’715.10</text:p>
          </table:table-cell>
          <table:table-cell office:value-type="float" office:value="22000" table:style-name="ce5">
            <text:p>22’0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1652.35" table:style-name="ce4">
            <text:p>21’652.35</text:p>
          </table:table-cell>
          <table:table-cell table:style-name="ce4"/>
          <table:table-cell office:value-type="float" office:value="-348" table:style-name="ce5">
            <text:p>-3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11.85" table:style-name="ce4">
            <text:p>911.85</text:p>
          </table:table-cell>
          <table:table-cell office:value-type="float" office:value="1300" table:style-name="ce5">
            <text:p>1’3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812.95" table:style-name="ce4">
            <text:p>1’812.95</text:p>
          </table:table-cell>
          <table:table-cell table:style-name="ce4"/>
          <table:table-cell office:value-type="float" office:value="513" table:style-name="ce5">
            <text:p>5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37.7" table:style-name="ce4">
            <text:p>3’037.70</text:p>
          </table:table-cell>
          <table:table-cell office:value-type="float" office:value="5500" table:style-name="ce5">
            <text:p>5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5127.7" table:style-name="ce4">
            <text:p>5’127.70</text:p>
          </table:table-cell>
          <table:table-cell table:style-name="ce4"/>
          <table:table-cell office:value-type="float" office:value="-372" table:style-name="ce5">
            <text:p>-3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87.15" table:style-name="ce4">
            <text:p>1’387.15</text:p>
          </table:table-cell>
          <table:table-cell office:value-type="float" office:value="3000" table:style-name="ce5">
            <text:p>3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150.65" table:style-name="ce4">
            <text:p>2’150.65</text:p>
          </table:table-cell>
          <table:table-cell table:style-name="ce4"/>
          <table:table-cell office:value-type="float" office:value="-849" table:style-name="ce5">
            <text:p>-8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0.25" table:style-name="ce4">
            <text:p>530.25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505.3" table:style-name="ce4">
            <text:p>505.30</text:p>
          </table:table-cell>
          <table:table-cell table:style-name="ce4"/>
          <table:table-cell office:value-type="float" office:value="505" table:style-name="ce5">
            <text:p>5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37.45" table:style-name="ce4">
            <text:p>1’637.45</text:p>
          </table:table-cell>
          <table:table-cell office:value-type="float" office:value="4700" table:style-name="ce5">
            <text:p>4’7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724.25" table:style-name="ce4">
            <text:p>3’724.25</text:p>
          </table:table-cell>
          <table:table-cell table:style-name="ce4"/>
          <table:table-cell office:value-type="float" office:value="-976" table:style-name="ce5">
            <text:p>-9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85.1" table:style-name="ce4">
            <text:p>985.10</text:p>
          </table:table-cell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1106.15" table:style-name="ce4">
            <text:p>21’106.15</text:p>
          </table:table-cell>
          <table:table-cell table:style-name="ce4"/>
          <table:table-cell office:value-type="float" office:value="106" table:style-name="ce5">
            <text:p>1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00" table:style-name="ce5">
            <text:p>20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78.97" table:style-name="ce4">
            <text:p>5’278.97</text:p>
          </table:table-cell>
          <table:table-cell office:value-type="float" office:value="5500" table:style-name="ce5">
            <text:p>5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265.36" table:style-name="ce4">
            <text:p>265.36</text:p>
          </table:table-cell>
          <table:table-cell table:style-name="ce4"/>
          <table:table-cell office:value-type="float" office:value="-5235" table:style-name="ce5">
            <text:p>-5’2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53.94" table:style-name="ce4">
            <text:p>953.94</text:p>
          </table:table-cell>
          <table:table-cell office:value-type="float" office:value="1800" table:style-name="ce5">
            <text:p>1’8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809.7" table:style-name="ce4">
            <text:p>1’809.70</text:p>
          </table:table-cell>
          <table:table-cell table:style-name="ce4"/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50" table:style-name="ce4">
            <text:p>2’850.00</text:p>
          </table:table-cell>
          <table:table-cell office:value-type="float" office:value="1300" table:style-name="ce5">
            <text:p>1’3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650" table:style-name="ce4">
            <text:p>3’650.00</text:p>
          </table:table-cell>
          <table:table-cell office:value-type="float" office:value="2350" table:style-name="ce5">
            <text:p>2’3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2000" table:style-name="ce5">
            <text:p>32’000</text:p>
          </table:table-cell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number-columns-repeated="2" table:style-name="ce4"/>
          <table:table-cell office:value-type="float" office:value="-32000" table:style-name="ce5">
            <text:p>-32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01</text:p>
          </table:table-cell>
          <table:table-cell office:value-type="string" table:style-name="ce6">
            <text:p>Fachstelle Kultur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22492.77" table:style-name="ce7">
            <text:p>222’492.77</text:p>
          </table:table-cell>
          <table:table-cell office:value-type="float" office:value="339800" table:style-name="ce8">
            <text:p>339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39254.48" table:style-name="ce7">
            <text:p>339’254.48</text:p>
          </table:table-cell>
          <table:table-cell table:style-name="ce7"/>
          <table:table-cell office:value-type="float" office:value="-546" table:style-name="ce8">
            <text:p>-54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200" table:style-name="ce7">
            <text:p>10’200.00</text:p>
          </table:table-cell>
          <table:table-cell office:value-type="float" office:value="7400" table:style-name="ce8">
            <text:p>7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9600" table:style-name="ce7">
            <text:p>9’600.00</text:p>
          </table:table-cell>
          <table:table-cell office:value-type="float" office:value="2200" table:style-name="ce8">
            <text:p>2’2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12292.77" table:style-name="ce7">
            <text:p>212’292.77</text:p>
          </table:table-cell>
          <table:table-cell office:value-type="float" office:value="332400" table:style-name="ce8">
            <text:p>332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29654.48" table:style-name="ce7">
            <text:p>329’654.48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195" table:style-name="ce4">
            <text:p>8’195.00</text:p>
          </table:table-cell>
          <table:table-cell office:value-type="float" office:value="7000" table:style-name="ce5">
            <text:p>7’000</text:p>
          </table:table-cell>
          <table:table-cell table:style-name="ce3"/>
          <table:table-cell office:value-type="string" table:style-name="ce3">
            <text:p>300</text:p>
          </table:table-cell>
          <table:table-cell office:value-type="string" table:style-name="ce3">
            <text:p>Behörden und Kommissionen</text:p>
          </table:table-cell>
          <table:table-cell office:value-type="float" office:value="6065" table:style-name="ce4">
            <text:p>6’065.00</text:p>
          </table:table-cell>
          <table:table-cell table:style-name="ce4"/>
          <table:table-cell office:value-type="float" office:value="-935" table:style-name="ce5">
            <text:p>-9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7042.75" table:style-name="ce4">
            <text:p>167’042.75</text:p>
          </table:table-cell>
          <table:table-cell office:value-type="float" office:value="252000" table:style-name="ce5">
            <text:p>252’0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54086.75" table:style-name="ce4">
            <text:p>254’086.75</text:p>
          </table:table-cell>
          <table:table-cell table:style-name="ce4"/>
          <table:table-cell office:value-type="float" office:value="2087" table:style-name="ce5">
            <text:p>2’0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98.65" table:style-name="ce4">
            <text:p>12’098.65</text:p>
          </table:table-cell>
          <table:table-cell office:value-type="float" office:value="17900" table:style-name="ce5">
            <text:p>17’9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8816.55" table:style-name="ce4">
            <text:p>18’816.55</text:p>
          </table:table-cell>
          <table:table-cell table:style-name="ce4"/>
          <table:table-cell office:value-type="float" office:value="917" table:style-name="ce5">
            <text:p>9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165.2" table:style-name="ce4">
            <text:p>15’165.20</text:p>
          </table:table-cell>
          <table:table-cell office:value-type="float" office:value="21200" table:style-name="ce5">
            <text:p>21’2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3207.200000000001" table:style-name="ce4">
            <text:p>23’207.20</text:p>
          </table:table-cell>
          <table:table-cell table:style-name="ce4"/>
          <table:table-cell office:value-type="float" office:value="2007" table:style-name="ce5">
            <text:p>2’0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48.20000000000005" table:style-name="ce4">
            <text:p>648.20</text:p>
          </table:table-cell>
          <table:table-cell office:value-type="float" office:value="1100" table:style-name="ce5">
            <text:p>1’1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619.6" table:style-name="ce4">
            <text:p>1’619.60</text:p>
          </table:table-cell>
          <table:table-cell table:style-name="ce4"/>
          <table:table-cell office:value-type="float" office:value="520" table:style-name="ce5">
            <text:p>5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7.5" table:style-name="ce4">
            <text:p>297.50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028.3" table:style-name="ce4">
            <text:p>1’028.30</text:p>
          </table:table-cell>
          <table:table-cell table:style-name="ce4"/>
          <table:table-cell office:value-type="float" office:value="-972" table:style-name="ce5">
            <text:p>-9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93.96" table:style-name="ce4">
            <text:p>3’093.96</text:p>
          </table:table-cell>
          <table:table-cell office:value-type="float" office:value="4200" table:style-name="ce5">
            <text:p>4’2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406.85" table:style-name="ce4">
            <text:p>2’406.85</text:p>
          </table:table-cell>
          <table:table-cell table:style-name="ce4"/>
          <table:table-cell office:value-type="float" office:value="-1793" table:style-name="ce5">
            <text:p>-1’7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626.65" table:style-name="ce4">
            <text:p>1’626.65</text:p>
          </table:table-cell>
          <table:table-cell table:style-name="ce4"/>
          <table:table-cell office:value-type="float" office:value="1127" table:style-name="ce5">
            <text:p>1’12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59.1" table:style-name="ce4">
            <text:p>1’359.10</text:p>
          </table:table-cell>
          <table:table-cell office:value-type="float" office:value="2500" table:style-name="ce5">
            <text:p>2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508.9" table:style-name="ce4">
            <text:p>2’508.90</text:p>
          </table:table-cell>
          <table:table-cell table:style-name="ce4"/>
          <table:table-cell office:value-type="float" office:value="9" table:style-name="ce5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8.5" table:style-name="ce4">
            <text:p>138.50</text:p>
          </table:table-cell>
          <table:table-cell office:value-type="float" office:value="200" table:style-name="ce5">
            <text:p>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38.5" table:style-name="ce4">
            <text:p>138.50</text:p>
          </table:table-cell>
          <table:table-cell table:style-name="ce4"/>
          <table:table-cell office:value-type="float" office:value="-62" table:style-name="ce5">
            <text:p>-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474.6" table:style-name="ce4">
            <text:p>12’474.60</text:p>
          </table:table-cell>
          <table:table-cell office:value-type="float" office:value="30000" table:style-name="ce5">
            <text:p>30’0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26338.95" table:style-name="ce4">
            <text:p>26’338.95</text:p>
          </table:table-cell>
          <table:table-cell table:style-name="ce4"/>
          <table:table-cell office:value-type="float" office:value="-3661" table:style-name="ce5">
            <text:p>-3’6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79.31" table:style-name="ce4">
            <text:p>1’979.31</text:p>
          </table:table-cell>
          <table:table-cell office:value-type="float" office:value="1200" table:style-name="ce5">
            <text:p>1’2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411.23" table:style-name="ce4">
            <text:p>1’411.23</text:p>
          </table:table-cell>
          <table:table-cell table:style-name="ce4"/>
          <table:table-cell office:value-type="float" office:value="211" table:style-name="ce5">
            <text:p>2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200" table:style-name="ce4">
            <text:p>10’200.00</text:p>
          </table:table-cell>
          <table:table-cell office:value-type="float" office:value="7400" table:style-name="ce5">
            <text:p>7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9600" table:style-name="ce4">
            <text:p>9’600.00</text:p>
          </table:table-cell>
          <table:table-cell office:value-type="float" office:value="2200" table:style-name="ce5">
            <text:p>2’2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09</text:p>
          </table:table-cell>
          <table:table-cell office:value-type="string" table:style-name="ce6">
            <text:p>Ausgehende laufende Beiträg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7610408.050000001" table:style-name="ce7">
            <text:p>17’610’408.05</text:p>
          </table:table-cell>
          <table:table-cell office:value-type="float" office:value="18485200" table:style-name="ce8">
            <text:p>18’485’2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8724835.109999999" table:style-name="ce7">
            <text:p>18’724’835.11</text:p>
          </table:table-cell>
          <table:table-cell table:style-name="ce7"/>
          <table:table-cell office:value-type="float" office:value="-166565" table:style-name="ce8">
            <text:p>-166’56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06200" table:style-name="ce8">
            <text:p>406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7610408.050000001" table:style-name="ce7">
            <text:p>17’610’408.05</text:p>
          </table:table-cell>
          <table:table-cell office:value-type="float" office:value="18891400" table:style-name="ce8">
            <text:p>18’891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8724835.109999999" table:style-name="ce7">
            <text:p>18’724’835.11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000" table:style-name="ce4">
            <text:p>30’000.00</text:p>
          </table:table-cell>
          <table:table-cell office:value-type="float" office:value="60000" table:style-name="ce5">
            <text:p>60’000</text:p>
          </table:table-cell>
          <table:table-cell table:style-name="ce3"/>
          <table:table-cell office:value-type="string" table:style-name="ce3">
            <text:p>361</text:p>
          </table:table-cell>
          <table:table-cell office:value-type="string" table:style-name="ce3">
            <text:p>Beiträge an Institutionen auf kantonaler Ebene</text:p>
          </table:table-cell>
          <table:table-cell office:value-type="float" office:value="65000" table:style-name="ce4">
            <text:p>65’000.00</text:p>
          </table:table-cell>
          <table:table-cell table:style-name="ce4"/>
          <table:table-cell office:value-type="float" office:value="5000" table:style-name="ce5">
            <text:p>5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2040.5" table:style-name="ce4">
            <text:p>202’040.50</text:p>
          </table:table-cell>
          <table:table-cell office:value-type="float" office:value="190000" table:style-name="ce5">
            <text:p>190’000</text:p>
          </table:table-cell>
          <table:table-cell table:style-name="ce3"/>
          <table:table-cell office:value-type="string" table:style-name="ce3">
            <text:p>362</text:p>
          </table:table-cell>
          <table:table-cell office:value-type="string" table:style-name="ce3">
            <text:p>Beiträge an Institutionen auf kommunaler Ebene</text:p>
          </table:table-cell>
          <table:table-cell office:value-type="float" office:value="212621.9" table:style-name="ce4">
            <text:p>212’621.90</text:p>
          </table:table-cell>
          <table:table-cell table:style-name="ce4"/>
          <table:table-cell office:value-type="float" office:value="2622" table:style-name="ce5">
            <text:p>2’6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00" table:style-name="ce5">
            <text:p>20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06500" table:style-name="ce4">
            <text:p>5’206’500.00</text:p>
          </table:table-cell>
          <table:table-cell office:value-type="float" office:value="5830000" table:style-name="ce5">
            <text:p>5’830’000</text:p>
          </table:table-cell>
          <table:table-cell table:style-name="ce3"/>
          <table:table-cell office:value-type="string" table:style-name="ce3">
            <text:p>364</text:p>
          </table:table-cell>
          <table:table-cell office:value-type="string" table:style-name="ce3">
            <text:p>Beiträge an gemischtwirtschaftliche Unternehmungen</text:p>
          </table:table-cell>
          <table:table-cell office:value-type="float" office:value="5830800" table:style-name="ce4">
            <text:p>5’830’800.00</text:p>
          </table:table-cell>
          <table:table-cell table:style-name="ce4"/>
          <table:table-cell office:value-type="float" office:value="800" table:style-name="ce5">
            <text:p>8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892867.550000001" table:style-name="ce4">
            <text:p>11’892’867.55</text:p>
          </table:table-cell>
          <table:table-cell office:value-type="float" office:value="12150200" table:style-name="ce5">
            <text:p>12’150’200</text:p>
          </table:table-cell>
          <table:table-cell table:style-name="ce3"/>
          <table:table-cell office:value-type="string" table:style-name="ce3">
            <text:p>365</text:p>
          </table:table-cell>
          <table:table-cell office:value-type="string" table:style-name="ce3">
            <text:p>Beiträge an private Institutionen</text:p>
          </table:table-cell>
          <table:table-cell office:value-type="float" office:value="12361413.210000001" table:style-name="ce4">
            <text:p>12’361’413.21</text:p>
          </table:table-cell>
          <table:table-cell table:style-name="ce4"/>
          <table:table-cell office:value-type="float" office:value="-174987" table:style-name="ce5">
            <text:p>-174’9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86200" table:style-name="ce5">
            <text:p>386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0000" table:style-name="ce5">
            <text:p>60’000</text:p>
          </table:table-cell>
          <table:table-cell table:style-name="ce3"/>
          <table:table-cell office:value-type="string" table:style-name="ce3">
            <text:p>366</text:p>
          </table:table-cell>
          <table:table-cell office:value-type="string" table:style-name="ce3">
            <text:p>Beiträge an private Haushalte</text:p>
          </table:table-cell>
          <table:table-cell office:value-type="float" office:value="60000" table:style-name="ce4">
            <text:p>60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9000" table:style-name="ce4">
            <text:p>279’000.00</text:p>
          </table:table-cell>
          <table:table-cell office:value-type="float" office:value="195000" table:style-name="ce5">
            <text:p>195’000</text:p>
          </table:table-cell>
          <table:table-cell table:style-name="ce3"/>
          <table:table-cell office:value-type="string" table:style-name="ce3">
            <text:p>367</text:p>
          </table:table-cell>
          <table:table-cell office:value-type="string" table:style-name="ce3">
            <text:p>Beiträge ins Ausland</text:p>
          </table:table-cell>
          <table:table-cell office:value-type="float" office:value="195000" table:style-name="ce4">
            <text:p>195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1</text:p>
          </table:table-cell>
          <table:table-cell office:value-type="string" table:style-name="ce6">
            <text:p>Standortförderun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30548.07" table:style-name="ce7">
            <text:p>1’030’548.07</text:p>
          </table:table-cell>
          <table:table-cell office:value-type="float" office:value="1172500" table:style-name="ce8">
            <text:p>1’172’5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122096.3" table:style-name="ce7">
            <text:p>1’122’096.30</text:p>
          </table:table-cell>
          <table:table-cell table:style-name="ce7"/>
          <table:table-cell office:value-type="float" office:value="-86204" table:style-name="ce8">
            <text:p>-86’20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5800" table:style-name="ce8">
            <text:p>35’8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164.55" table:style-name="ce7">
            <text:p>6’164.55</text:p>
          </table:table-cell>
          <table:table-cell office:value-type="float" office:value="6165" table:style-name="ce8">
            <text:p>6’16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30548.07" table:style-name="ce7">
            <text:p>1’030’548.07</text:p>
          </table:table-cell>
          <table:table-cell office:value-type="float" office:value="1208300" table:style-name="ce8">
            <text:p>1’208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15931.75" table:style-name="ce7">
            <text:p>1’115’931.7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9242.05" table:style-name="ce4">
            <text:p>379’242.05</text:p>
          </table:table-cell>
          <table:table-cell office:value-type="float" office:value="433100" table:style-name="ce5">
            <text:p>433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401260.35" table:style-name="ce4">
            <text:p>401’260.35</text:p>
          </table:table-cell>
          <table:table-cell table:style-name="ce4"/>
          <table:table-cell office:value-type="float" office:value="-31840" table:style-name="ce5">
            <text:p>-31’8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026.2" table:style-name="ce4">
            <text:p>29’026.20</text:p>
          </table:table-cell>
          <table:table-cell office:value-type="float" office:value="32500" table:style-name="ce5">
            <text:p>32’5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0449.8" table:style-name="ce4">
            <text:p>30’449.80</text:p>
          </table:table-cell>
          <table:table-cell table:style-name="ce4"/>
          <table:table-cell office:value-type="float" office:value="-2050" table:style-name="ce5">
            <text:p>-2’0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4044.1" table:style-name="ce4">
            <text:p>34’044.10</text:p>
          </table:table-cell>
          <table:table-cell office:value-type="float" office:value="39800" table:style-name="ce5">
            <text:p>39’8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8411.7" table:style-name="ce4">
            <text:p>28’411.70</text:p>
          </table:table-cell>
          <table:table-cell table:style-name="ce4"/>
          <table:table-cell office:value-type="float" office:value="-11388" table:style-name="ce5">
            <text:p>-11’3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80.2" table:style-name="ce4">
            <text:p>1’480.20</text:p>
          </table:table-cell>
          <table:table-cell office:value-type="float" office:value="2200" table:style-name="ce5">
            <text:p>2’2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490.35" table:style-name="ce4">
            <text:p>2’490.35</text:p>
          </table:table-cell>
          <table:table-cell table:style-name="ce4"/>
          <table:table-cell office:value-type="float" office:value="290" table:style-name="ce5">
            <text:p>2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89.8" table:style-name="ce4">
            <text:p>1’689.80</text:p>
          </table:table-cell>
          <table:table-cell office:value-type="float" office:value="4000" table:style-name="ce5">
            <text:p>4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38522.75" table:style-name="ce4">
            <text:p>38’522.75</text:p>
          </table:table-cell>
          <table:table-cell table:style-name="ce4"/>
          <table:table-cell office:value-type="float" office:value="-1277" table:style-name="ce5">
            <text:p>-1’2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5800" table:style-name="ce5">
            <text:p>35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4416.75" table:style-name="ce4">
            <text:p>64’416.75</text:p>
          </table:table-cell>
          <table:table-cell office:value-type="float" office:value="49900" table:style-name="ce5">
            <text:p>49’9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49422.28" table:style-name="ce4">
            <text:p>49’422.28</text:p>
          </table:table-cell>
          <table:table-cell table:style-name="ce4"/>
          <table:table-cell office:value-type="float" office:value="-478" table:style-name="ce5">
            <text:p>-4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7.75" table:style-name="ce4">
            <text:p>247.75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89.44" table:style-name="ce4">
            <text:p>2’489.44</text:p>
          </table:table-cell>
          <table:table-cell office:value-type="float" office:value="2400" table:style-name="ce5">
            <text:p>2’4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972.2" table:style-name="ce4">
            <text:p>1’972.20</text:p>
          </table:table-cell>
          <table:table-cell table:style-name="ce4"/>
          <table:table-cell office:value-type="float" office:value="-428" table:style-name="ce5">
            <text:p>-4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7904.40999999997" table:style-name="ce4">
            <text:p>327’904.41</text:p>
          </table:table-cell>
          <table:table-cell office:value-type="float" office:value="269600" table:style-name="ce5">
            <text:p>269’6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74611.71999999997" table:style-name="ce4">
            <text:p>274’611.72</text:p>
          </table:table-cell>
          <table:table-cell table:style-name="ce4"/>
          <table:table-cell office:value-type="float" office:value="5012" table:style-name="ce5">
            <text:p>5’0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101.96" table:style-name="ce4">
            <text:p>11’101.96</text:p>
          </table:table-cell>
          <table:table-cell office:value-type="float" office:value="15600" table:style-name="ce5">
            <text:p>15’6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9280.6" table:style-name="ce4">
            <text:p>9’280.60</text:p>
          </table:table-cell>
          <table:table-cell table:style-name="ce4"/>
          <table:table-cell office:value-type="float" office:value="-6319" table:style-name="ce5">
            <text:p>-6’3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8145.8" table:style-name="ce4">
            <text:p>168’145.80</text:p>
          </table:table-cell>
          <table:table-cell office:value-type="float" office:value="315000" table:style-name="ce5">
            <text:p>315’000</text:p>
          </table:table-cell>
          <table:table-cell table:style-name="ce3"/>
          <table:table-cell office:value-type="string" table:style-name="ce3">
            <text:p>365</text:p>
          </table:table-cell>
          <table:table-cell office:value-type="string" table:style-name="ce3">
            <text:p>Beiträge an private Institutionen</text:p>
          </table:table-cell>
          <table:table-cell office:value-type="float" office:value="276339.05" table:style-name="ce4">
            <text:p>276’339.05</text:p>
          </table:table-cell>
          <table:table-cell table:style-name="ce4"/>
          <table:table-cell office:value-type="float" office:value="-38661" table:style-name="ce5">
            <text:p>-38’6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759.61" table:style-name="ce4">
            <text:p>10’759.61</text:p>
          </table:table-cell>
          <table:table-cell office:value-type="float" office:value="8400" table:style-name="ce5">
            <text:p>8’4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9335.5" table:style-name="ce4">
            <text:p>9’335.50</text:p>
          </table:table-cell>
          <table:table-cell table:style-name="ce4"/>
          <table:table-cell office:value-type="float" office:value="936" table:style-name="ce5">
            <text:p>9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6164.55" table:style-name="ce4">
            <text:p>6’164.55</text:p>
          </table:table-cell>
          <table:table-cell office:value-type="float" office:value="6165" table:style-name="ce5">
            <text:p>6’1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2</text:p>
          </table:table-cell>
          <table:table-cell office:value-type="string" table:style-name="ce6">
            <text:p>Einwohner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728336.3" table:style-name="ce7">
            <text:p>3’728’336.30</text:p>
          </table:table-cell>
          <table:table-cell office:value-type="float" office:value="3972800" table:style-name="ce8">
            <text:p>3’972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997171.15" table:style-name="ce7">
            <text:p>3’997’171.15</text:p>
          </table:table-cell>
          <table:table-cell table:style-name="ce7"/>
          <table:table-cell office:value-type="float" office:value="-121129" table:style-name="ce8">
            <text:p>-121’12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5500" table:style-name="ce8">
            <text:p>145’5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256961.62" table:style-name="ce7">
            <text:p>2’256’961.62</text:p>
          </table:table-cell>
          <table:table-cell office:value-type="float" office:value="2487300" table:style-name="ce8">
            <text:p>2’487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404990.4900000002" table:style-name="ce7">
            <text:p>2’404’990.49</text:p>
          </table:table-cell>
          <table:table-cell office:value-type="float" office:value="-82310" table:style-name="ce8">
            <text:p>-82’31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71374.68" table:style-name="ce7">
            <text:p>1’471’374.68</text:p>
          </table:table-cell>
          <table:table-cell office:value-type="float" office:value="1631000" table:style-name="ce8">
            <text:p>1’631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592180.66" table:style-name="ce7">
            <text:p>1’592’180.66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99660.1" table:style-name="ce4">
            <text:p>1’799’660.10</text:p>
          </table:table-cell>
          <table:table-cell office:value-type="float" office:value="1787000" table:style-name="ce5">
            <text:p>1’787’0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889318.5" table:style-name="ce4">
            <text:p>1’889’318.50</text:p>
          </table:table-cell>
          <table:table-cell table:style-name="ce4"/>
          <table:table-cell office:value-type="float" office:value="-82" table:style-name="ce5">
            <text:p>-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2400" table:style-name="ce5">
            <text:p>102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5468.79999999999" table:style-name="ce4">
            <text:p>135’468.80</text:p>
          </table:table-cell>
          <table:table-cell office:value-type="float" office:value="130200" table:style-name="ce5">
            <text:p>130’2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44244.25" table:style-name="ce4">
            <text:p>144’244.25</text:p>
          </table:table-cell>
          <table:table-cell table:style-name="ce4"/>
          <table:table-cell office:value-type="float" office:value="14044" table:style-name="ce5">
            <text:p>14’0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2490.6" table:style-name="ce4">
            <text:p>162’490.60</text:p>
          </table:table-cell>
          <table:table-cell office:value-type="float" office:value="158800" table:style-name="ce5">
            <text:p>158’8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74249.3" table:style-name="ce4">
            <text:p>174’249.30</text:p>
          </table:table-cell>
          <table:table-cell table:style-name="ce4"/>
          <table:table-cell office:value-type="float" office:value="15449" table:style-name="ce5">
            <text:p>15’4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173.3" table:style-name="ce4">
            <text:p>7’173.30</text:p>
          </table:table-cell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2145.55" table:style-name="ce4">
            <text:p>12’145.55</text:p>
          </table:table-cell>
          <table:table-cell table:style-name="ce4"/>
          <table:table-cell office:value-type="float" office:value="2146" table:style-name="ce5">
            <text:p>2’1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676.8" table:style-name="ce4">
            <text:p>10’676.80</text:p>
          </table:table-cell>
          <table:table-cell office:value-type="float" office:value="6800" table:style-name="ce5">
            <text:p>6’8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3718.2" table:style-name="ce4">
            <text:p>3’718.20</text:p>
          </table:table-cell>
          <table:table-cell table:style-name="ce4"/>
          <table:table-cell office:value-type="float" office:value="-3082" table:style-name="ce5">
            <text:p>-3’0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75690.7" table:style-name="ce4">
            <text:p>675’690.70</text:p>
          </table:table-cell>
          <table:table-cell office:value-type="float" office:value="869400" table:style-name="ce5">
            <text:p>869’4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755653.8" table:style-name="ce4">
            <text:p>755’653.80</text:p>
          </table:table-cell>
          <table:table-cell table:style-name="ce4"/>
          <table:table-cell office:value-type="float" office:value="-113746" table:style-name="ce5">
            <text:p>-113’7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94.95" table:style-name="ce4">
            <text:p>5’394.95</text:p>
          </table:table-cell>
          <table:table-cell office:value-type="float" office:value="100" table:style-name="ce5">
            <text:p>1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626.65" table:style-name="ce4">
            <text:p>1’626.65</text:p>
          </table:table-cell>
          <table:table-cell table:style-name="ce4"/>
          <table:table-cell office:value-type="float" office:value="1527" table:style-name="ce5">
            <text:p>1’52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9.1" table:style-name="ce4">
            <text:p>359.10</text:p>
          </table:table-cell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430.9" table:style-name="ce4">
            <text:p>430.90</text:p>
          </table:table-cell>
          <table:table-cell table:style-name="ce4"/>
          <table:table-cell office:value-type="float" office:value="31" table:style-name="ce5">
            <text:p>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15" table:style-name="ce4">
            <text:p>2’415.00</text:p>
          </table:table-cell>
          <table:table-cell office:value-type="float" office:value="2100" table:style-name="ce5">
            <text:p>2’1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3454" table:style-name="ce4">
            <text:p>3’454.00</text:p>
          </table:table-cell>
          <table:table-cell table:style-name="ce4"/>
          <table:table-cell office:value-type="float" office:value="1354" table:style-name="ce5">
            <text:p>1’3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60.6999999999998" table:style-name="ce4">
            <text:p>2’260.70</text:p>
          </table:table-cell>
          <table:table-cell office:value-type="float" office:value="2500" table:style-name="ce5">
            <text:p>2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420.85" table:style-name="ce4">
            <text:p>1’420.85</text:p>
          </table:table-cell>
          <table:table-cell table:style-name="ce4"/>
          <table:table-cell office:value-type="float" office:value="-1079" table:style-name="ce5">
            <text:p>-1’0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47041.02" table:style-name="ce4">
            <text:p>747’041.02</text:p>
          </table:table-cell>
          <table:table-cell office:value-type="float" office:value="794500" table:style-name="ce5">
            <text:p>794’5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811145.17" table:style-name="ce4">
            <text:p>811’145.17</text:p>
          </table:table-cell>
          <table:table-cell table:style-name="ce4"/>
          <table:table-cell office:value-type="float" office:value="-26455" table:style-name="ce5">
            <text:p>-26’4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3100" table:style-name="ce5">
            <text:p>43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66.8" table:style-name="ce4">
            <text:p>966.80</text:p>
          </table:table-cell>
          <table:table-cell office:value-type="float" office:value="1300" table:style-name="ce5">
            <text:p>1’3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2034.85" table:style-name="ce4">
            <text:p>2’034.85</text:p>
          </table:table-cell>
          <table:table-cell table:style-name="ce4"/>
          <table:table-cell office:value-type="float" office:value="735" table:style-name="ce5">
            <text:p>7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" table:style-name="ce4">
            <text:p>155.00</text:p>
          </table:table-cell>
          <table:table-cell office:value-type="float" office:value="100" table:style-name="ce5">
            <text:p>1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665" table:style-name="ce4">
            <text:p>665.00</text:p>
          </table:table-cell>
          <table:table-cell table:style-name="ce4"/>
          <table:table-cell office:value-type="float" office:value="565" table:style-name="ce5">
            <text:p>5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8583.43" table:style-name="ce4">
            <text:p>178’583.43</text:p>
          </table:table-cell>
          <table:table-cell office:value-type="float" office:value="209600" table:style-name="ce5">
            <text:p>209’6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97064.13" table:style-name="ce4">
            <text:p>197’064.13</text:p>
          </table:table-cell>
          <table:table-cell table:style-name="ce4"/>
          <table:table-cell office:value-type="float" office:value="-12536" table:style-name="ce5">
            <text:p>-12’5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69163.47" table:style-name="ce4">
            <text:p>1’369’163.47</text:p>
          </table:table-cell>
          <table:table-cell office:value-type="float" office:value="1612700" table:style-name="ce5">
            <text:p>1’612’7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1547464.59" table:style-name="ce4">
            <text:p>1’547’464.59</text:p>
          </table:table-cell>
          <table:table-cell office:value-type="float" office:value="-65235" table:style-name="ce5">
            <text:p>-65’2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616.25" table:style-name="ce4">
            <text:p>19’616.25</text:p>
          </table:table-cell>
          <table:table-cell office:value-type="float" office:value="30800" table:style-name="ce5">
            <text:p>30’8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7176.3" table:style-name="ce4">
            <text:p>17’176.30</text:p>
          </table:table-cell>
          <table:table-cell office:value-type="float" office:value="-13624" table:style-name="ce5">
            <text:p>-13’6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68181.9" table:style-name="ce4">
            <text:p>668’181.90</text:p>
          </table:table-cell>
          <table:table-cell office:value-type="float" office:value="643800" table:style-name="ce5">
            <text:p>643’8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640349.6" table:style-name="ce4">
            <text:p>640’349.60</text:p>
          </table:table-cell>
          <table:table-cell office:value-type="float" office:value="-3450" table:style-name="ce5">
            <text:p>-3’4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0000" table:style-name="ce4">
            <text:p>200’000.00</text:p>
          </table:table-cell>
          <table:table-cell office:value-type="float" office:value="200000" table:style-name="ce5">
            <text:p>200’0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200000" table:style-name="ce4">
            <text:p>200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3</text:p>
          </table:table-cell>
          <table:table-cell office:value-type="string" table:style-name="ce6">
            <text:p>Zivilstands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64882.05" table:style-name="ce7">
            <text:p>1’864’882.05</text:p>
          </table:table-cell>
          <table:table-cell office:value-type="float" office:value="1989300" table:style-name="ce8">
            <text:p>1’989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894677.17" table:style-name="ce7">
            <text:p>1’894’677.17</text:p>
          </table:table-cell>
          <table:table-cell table:style-name="ce7"/>
          <table:table-cell office:value-type="float" office:value="-94623" table:style-name="ce8">
            <text:p>-94’62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35053.81000000006" table:style-name="ce7">
            <text:p>635’053.81</text:p>
          </table:table-cell>
          <table:table-cell office:value-type="float" office:value="603900" table:style-name="ce8">
            <text:p>603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26325.43000000005" table:style-name="ce7">
            <text:p>626’325.43</text:p>
          </table:table-cell>
          <table:table-cell office:value-type="float" office:value="22425" table:style-name="ce8">
            <text:p>22’42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29828.24" table:style-name="ce7">
            <text:p>1’229’828.24</text:p>
          </table:table-cell>
          <table:table-cell office:value-type="float" office:value="1385400" table:style-name="ce8">
            <text:p>1’385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268351.74" table:style-name="ce7">
            <text:p>1’268’351.74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95382.9" table:style-name="ce4">
            <text:p>695’382.90</text:p>
          </table:table-cell>
          <table:table-cell office:value-type="float" office:value="730100" table:style-name="ce5">
            <text:p>730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662108.94999999995" table:style-name="ce4">
            <text:p>662’108.95</text:p>
          </table:table-cell>
          <table:table-cell table:style-name="ce4"/>
          <table:table-cell office:value-type="float" office:value="-67991" table:style-name="ce5">
            <text:p>-67’9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094.7" table:style-name="ce4">
            <text:p>51’094.70</text:p>
          </table:table-cell>
          <table:table-cell office:value-type="float" office:value="53500" table:style-name="ce5">
            <text:p>53’5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47875.7" table:style-name="ce4">
            <text:p>47’875.70</text:p>
          </table:table-cell>
          <table:table-cell table:style-name="ce4"/>
          <table:table-cell office:value-type="float" office:value="-5624" table:style-name="ce5">
            <text:p>-5’6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6701.600000000006" table:style-name="ce4">
            <text:p>66’701.60</text:p>
          </table:table-cell>
          <table:table-cell office:value-type="float" office:value="60200" table:style-name="ce5">
            <text:p>60’2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52997.35" table:style-name="ce4">
            <text:p>52’997.35</text:p>
          </table:table-cell>
          <table:table-cell table:style-name="ce4"/>
          <table:table-cell office:value-type="float" office:value="-7203" table:style-name="ce5">
            <text:p>-7’2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75.9" table:style-name="ce4">
            <text:p>2’675.90</text:p>
          </table:table-cell>
          <table:table-cell office:value-type="float" office:value="3300" table:style-name="ce5">
            <text:p>3’3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4045.65" table:style-name="ce4">
            <text:p>4’045.65</text:p>
          </table:table-cell>
          <table:table-cell table:style-name="ce4"/>
          <table:table-cell office:value-type="float" office:value="746" table:style-name="ce5">
            <text:p>7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5" table:style-name="ce4">
            <text:p>525.00</text:p>
          </table:table-cell>
          <table:table-cell office:value-type="float" office:value="9500" table:style-name="ce5">
            <text:p>9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7166.15" table:style-name="ce4">
            <text:p>7’166.15</text:p>
          </table:table-cell>
          <table:table-cell table:style-name="ce4"/>
          <table:table-cell office:value-type="float" office:value="-2334" table:style-name="ce5">
            <text:p>-2’33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91.7999999999993" table:style-name="ce4">
            <text:p>9’491.80</text:p>
          </table:table-cell>
          <table:table-cell office:value-type="float" office:value="15000" table:style-name="ce5">
            <text:p>15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4211.6" table:style-name="ce4">
            <text:p>14’211.60</text:p>
          </table:table-cell>
          <table:table-cell table:style-name="ce4"/>
          <table:table-cell office:value-type="float" office:value="-788" table:style-name="ce5">
            <text:p>-7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2911" table:style-name="ce4">
            <text:p>232’911.00</text:p>
          </table:table-cell>
          <table:table-cell office:value-type="float" office:value="241200" table:style-name="ce5">
            <text:p>241’2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259007.3" table:style-name="ce4">
            <text:p>259’007.30</text:p>
          </table:table-cell>
          <table:table-cell table:style-name="ce4"/>
          <table:table-cell office:value-type="float" office:value="17807" table:style-name="ce5">
            <text:p>17’8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37.7" table:style-name="ce4">
            <text:p>1’137.70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202.7" table:style-name="ce4">
            <text:p>1’202.70</text:p>
          </table:table-cell>
          <table:table-cell table:style-name="ce4"/>
          <table:table-cell office:value-type="float" office:value="-297" table:style-name="ce5">
            <text:p>-2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9104.21" table:style-name="ce4">
            <text:p>729’104.21</text:p>
          </table:table-cell>
          <table:table-cell office:value-type="float" office:value="792200" table:style-name="ce5">
            <text:p>792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771692.56" table:style-name="ce4">
            <text:p>771’692.56</text:p>
          </table:table-cell>
          <table:table-cell table:style-name="ce4"/>
          <table:table-cell office:value-type="float" office:value="-20507" table:style-name="ce5">
            <text:p>-20’5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6.5" table:style-name="ce4">
            <text:p>1’556.50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2878" table:style-name="ce4">
            <text:p>2’878.00</text:p>
          </table:table-cell>
          <table:table-cell table:style-name="ce4"/>
          <table:table-cell office:value-type="float" office:value="878" table:style-name="ce5">
            <text:p>8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05.0999999999999" table:style-name="ce4">
            <text:p>1’305.10</text:p>
          </table:table-cell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3223.55" table:style-name="ce4">
            <text:p>3’223.55</text:p>
          </table:table-cell>
          <table:table-cell table:style-name="ce4"/>
          <table:table-cell office:value-type="float" office:value="2224" table:style-name="ce5">
            <text:p>2’2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033.95" table:style-name="ce4">
            <text:p>18’033.95</text:p>
          </table:table-cell>
          <table:table-cell office:value-type="float" office:value="17800" table:style-name="ce5">
            <text:p>17’800</text:p>
          </table:table-cell>
          <table:table-cell table:style-name="ce3"/>
          <table:table-cell office:value-type="string" table:style-name="ce3">
            <text:p>351</text:p>
          </table:table-cell>
          <table:table-cell office:value-type="string" table:style-name="ce3">
            <text:p>Entschädigungen an Gemeinwesen auf kantonaler Ebene</text:p>
          </table:table-cell>
          <table:table-cell office:value-type="float" office:value="17724.55" table:style-name="ce4">
            <text:p>17’724.55</text:p>
          </table:table-cell>
          <table:table-cell table:style-name="ce4"/>
          <table:table-cell office:value-type="float" office:value="-75" table:style-name="ce5">
            <text:p>-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4961.69" table:style-name="ce4">
            <text:p>54’961.69</text:p>
          </table:table-cell>
          <table:table-cell office:value-type="float" office:value="62000" table:style-name="ce5">
            <text:p>62’0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50543.11" table:style-name="ce4">
            <text:p>50’543.11</text:p>
          </table:table-cell>
          <table:table-cell table:style-name="ce4"/>
          <table:table-cell office:value-type="float" office:value="-11457" table:style-name="ce5">
            <text:p>-11’4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47647.26" table:style-name="ce4">
            <text:p>547’647.26</text:p>
          </table:table-cell>
          <table:table-cell office:value-type="float" office:value="520000" table:style-name="ce5">
            <text:p>520’0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542504.32999999996" table:style-name="ce4">
            <text:p>542’504.33</text:p>
          </table:table-cell>
          <table:table-cell office:value-type="float" office:value="22504" table:style-name="ce5">
            <text:p>22’50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680" table:style-name="ce4">
            <text:p>17’680.00</text:p>
          </table:table-cell>
          <table:table-cell office:value-type="float" office:value="17000" table:style-name="ce5">
            <text:p>17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3513" table:style-name="ce4">
            <text:p>13’513.00</text:p>
          </table:table-cell>
          <table:table-cell office:value-type="float" office:value="-3487" table:style-name="ce5">
            <text:p>-3’4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9726.55" table:style-name="ce4">
            <text:p>69’726.55</text:p>
          </table:table-cell>
          <table:table-cell office:value-type="float" office:value="66900" table:style-name="ce5">
            <text:p>66’9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70308.100000000006" table:style-name="ce4">
            <text:p>70’308.10</text:p>
          </table:table-cell>
          <table:table-cell office:value-type="float" office:value="3408" table:style-name="ce5">
            <text:p>3’4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4</text:p>
          </table:table-cell>
          <table:table-cell office:value-type="string" table:style-name="ce6">
            <text:p>Betreibungs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946215.43" table:style-name="ce7">
            <text:p>2’946’215.43</text:p>
          </table:table-cell>
          <table:table-cell office:value-type="float" office:value="3095100" table:style-name="ce8">
            <text:p>3’095’1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001698.58" table:style-name="ce7">
            <text:p>3’001’698.58</text:p>
          </table:table-cell>
          <table:table-cell table:style-name="ce7"/>
          <table:table-cell office:value-type="float" office:value="-126401" table:style-name="ce8">
            <text:p>-126’40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3000" table:style-name="ce8">
            <text:p>33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965360.49" table:style-name="ce7">
            <text:p>4’965’360.49</text:p>
          </table:table-cell>
          <table:table-cell office:value-type="float" office:value="5278000" table:style-name="ce8">
            <text:p>5’278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5266312.9000000004" table:style-name="ce7">
            <text:p>5’266’312.90</text:p>
          </table:table-cell>
          <table:table-cell office:value-type="float" office:value="-11687" table:style-name="ce8">
            <text:p>-11’68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19145.06" table:style-name="ce7">
            <text:p>2’019’145.06</text:p>
          </table:table-cell>
          <table:table-cell office:value-type="float" office:value="2149900" table:style-name="ce8">
            <text:p>2’149’9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2264614.3199999998" table:style-name="ce7">
            <text:p>2’264’614.32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63261.85" table:style-name="ce4">
            <text:p>1’863’261.85</text:p>
          </table:table-cell>
          <table:table-cell office:value-type="float" office:value="1868300" table:style-name="ce5">
            <text:p>1’868’3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844774.3" table:style-name="ce4">
            <text:p>1’844’774.30</text:p>
          </table:table-cell>
          <table:table-cell table:style-name="ce4"/>
          <table:table-cell office:value-type="float" office:value="-23526" table:style-name="ce5">
            <text:p>-23’5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9556.35" table:style-name="ce4">
            <text:p>139’556.35</text:p>
          </table:table-cell>
          <table:table-cell office:value-type="float" office:value="138500" table:style-name="ce5">
            <text:p>138’5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40496.70000000001" table:style-name="ce4">
            <text:p>140’496.70</text:p>
          </table:table-cell>
          <table:table-cell table:style-name="ce4"/>
          <table:table-cell office:value-type="float" office:value="1997" table:style-name="ce5">
            <text:p>1’9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2005.65" table:style-name="ce4">
            <text:p>152’005.65</text:p>
          </table:table-cell>
          <table:table-cell office:value-type="float" office:value="166100" table:style-name="ce5">
            <text:p>166’1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54371.54999999999" table:style-name="ce4">
            <text:p>154’371.55</text:p>
          </table:table-cell>
          <table:table-cell table:style-name="ce4"/>
          <table:table-cell office:value-type="float" office:value="-11728" table:style-name="ce5">
            <text:p>-11’7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473.9" table:style-name="ce4">
            <text:p>7’473.90</text:p>
          </table:table-cell>
          <table:table-cell office:value-type="float" office:value="10900" table:style-name="ce5">
            <text:p>10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2047.85" table:style-name="ce4">
            <text:p>12’047.85</text:p>
          </table:table-cell>
          <table:table-cell table:style-name="ce4"/>
          <table:table-cell office:value-type="float" office:value="1148" table:style-name="ce5">
            <text:p>1’1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484.85" table:style-name="ce4">
            <text:p>32’484.85</text:p>
          </table:table-cell>
          <table:table-cell office:value-type="float" office:value="36500" table:style-name="ce5">
            <text:p>36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6421.75" table:style-name="ce4">
            <text:p>6’421.75</text:p>
          </table:table-cell>
          <table:table-cell table:style-name="ce4"/>
          <table:table-cell office:value-type="float" office:value="-30078" table:style-name="ce5">
            <text:p>-30’0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487.77" table:style-name="ce4">
            <text:p>22’487.77</text:p>
          </table:table-cell>
          <table:table-cell office:value-type="float" office:value="35000" table:style-name="ce5">
            <text:p>35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8431.1" table:style-name="ce4">
            <text:p>28’431.10</text:p>
          </table:table-cell>
          <table:table-cell table:style-name="ce4"/>
          <table:table-cell office:value-type="float" office:value="-6569" table:style-name="ce5">
            <text:p>-6’5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28590.400000000001" table:style-name="ce4">
            <text:p>28’590.40</text:p>
          </table:table-cell>
          <table:table-cell table:style-name="ce4"/>
          <table:table-cell office:value-type="float" office:value="-4410" table:style-name="ce5">
            <text:p>-4’4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3000" table:style-name="ce5">
            <text:p>33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22.55" table:style-name="ce4">
            <text:p>1’422.55</text:p>
          </table:table-cell>
          <table:table-cell office:value-type="float" office:value="2400" table:style-name="ce5">
            <text:p>2’4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356.4" table:style-name="ce4">
            <text:p>1’356.40</text:p>
          </table:table-cell>
          <table:table-cell table:style-name="ce4"/>
          <table:table-cell office:value-type="float" office:value="-1044" table:style-name="ce5">
            <text:p>-1’0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77.35" table:style-name="ce4">
            <text:p>3’177.35</text:p>
          </table:table-cell>
          <table:table-cell office:value-type="float" office:value="3100" table:style-name="ce5">
            <text:p>3’1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2988" table:style-name="ce4">
            <text:p>2’988.00</text:p>
          </table:table-cell>
          <table:table-cell table:style-name="ce4"/>
          <table:table-cell office:value-type="float" office:value="-112" table:style-name="ce5">
            <text:p>-1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000" table:style-name="ce5">
            <text:p>11’0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3187" table:style-name="ce4">
            <text:p>3’187.00</text:p>
          </table:table-cell>
          <table:table-cell table:style-name="ce4"/>
          <table:table-cell office:value-type="float" office:value="-7813" table:style-name="ce5">
            <text:p>-7’8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71.55" table:style-name="ce4">
            <text:p>3’371.55</text:p>
          </table:table-cell>
          <table:table-cell office:value-type="float" office:value="3500" table:style-name="ce5">
            <text:p>3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558.45" table:style-name="ce4">
            <text:p>3’558.45</text:p>
          </table:table-cell>
          <table:table-cell table:style-name="ce4"/>
          <table:table-cell office:value-type="float" office:value="58" table:style-name="ce5">
            <text:p>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1625.66" table:style-name="ce4">
            <text:p>531’625.66</text:p>
          </table:table-cell>
          <table:table-cell office:value-type="float" office:value="604900" table:style-name="ce5">
            <text:p>604’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601709.02" table:style-name="ce4">
            <text:p>601’709.02</text:p>
          </table:table-cell>
          <table:table-cell table:style-name="ce4"/>
          <table:table-cell office:value-type="float" office:value="-3191" table:style-name="ce5">
            <text:p>-3’1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23.9" table:style-name="ce4">
            <text:p>2’623.90</text:p>
          </table:table-cell>
          <table:table-cell office:value-type="float" office:value="2500" table:style-name="ce5">
            <text:p>2’5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1743.79" table:style-name="ce4">
            <text:p>1’743.79</text:p>
          </table:table-cell>
          <table:table-cell table:style-name="ce4"/>
          <table:table-cell office:value-type="float" office:value="-756" table:style-name="ce5">
            <text:p>-7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179.65" table:style-name="ce4">
            <text:p>36’179.65</text:p>
          </table:table-cell>
          <table:table-cell office:value-type="float" office:value="36500" table:style-name="ce5">
            <text:p>36’5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35229" table:style-name="ce4">
            <text:p>35’229.00</text:p>
          </table:table-cell>
          <table:table-cell table:style-name="ce4"/>
          <table:table-cell office:value-type="float" office:value="-1271" table:style-name="ce5">
            <text:p>-1’2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0" table:style-name="ce4">
            <text:p>400.00</text:p>
          </table:table-cell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400" table:style-name="ce4">
            <text:p>4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0144.4" table:style-name="ce4">
            <text:p>150’144.40</text:p>
          </table:table-cell>
          <table:table-cell office:value-type="float" office:value="175500" table:style-name="ce5">
            <text:p>175’5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36393.26999999999" table:style-name="ce4">
            <text:p>136’393.27</text:p>
          </table:table-cell>
          <table:table-cell table:style-name="ce4"/>
          <table:table-cell office:value-type="float" office:value="-39107" table:style-name="ce5">
            <text:p>-39’1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35506.91" table:style-name="ce4">
            <text:p>4’135’506.91</text:p>
          </table:table-cell>
          <table:table-cell office:value-type="float" office:value="4460000" table:style-name="ce5">
            <text:p>4’460’0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4429191.5999999996" table:style-name="ce4">
            <text:p>4’429’191.60</text:p>
          </table:table-cell>
          <table:table-cell office:value-type="float" office:value="-30808" table:style-name="ce5">
            <text:p>-30’8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034.800000000003" table:style-name="ce4">
            <text:p>40’034.80</text:p>
          </table:table-cell>
          <table:table-cell office:value-type="float" office:value="30000" table:style-name="ce5">
            <text:p>30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7645.5" table:style-name="ce4">
            <text:p>17’645.50</text:p>
          </table:table-cell>
          <table:table-cell office:value-type="float" office:value="-12355" table:style-name="ce5">
            <text:p>-12’3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41888.43" table:style-name="ce4">
            <text:p>741’888.43</text:p>
          </table:table-cell>
          <table:table-cell office:value-type="float" office:value="742000" table:style-name="ce5">
            <text:p>742’0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773065.55" table:style-name="ce4">
            <text:p>773’065.55</text:p>
          </table:table-cell>
          <table:table-cell office:value-type="float" office:value="31066" table:style-name="ce5">
            <text:p>31’0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930.35" table:style-name="ce4">
            <text:p>47’930.35</text:p>
          </table:table-cell>
          <table:table-cell office:value-type="float" office:value="46000" table:style-name="ce5">
            <text:p>46’000</text:p>
          </table:table-cell>
          <table:table-cell table:style-name="ce3"/>
          <table:table-cell office:value-type="string" table:style-name="ce3">
            <text:p>497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46410.25" table:style-name="ce4">
            <text:p>46’410.25</text:p>
          </table:table-cell>
          <table:table-cell office:value-type="float" office:value="410" table:style-name="ce5">
            <text:p>4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5</text:p>
          </table:table-cell>
          <table:table-cell office:value-type="string" table:style-name="ce6">
            <text:p>Steuer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318637.73" table:style-name="ce7">
            <text:p>14’318’637.73</text:p>
          </table:table-cell>
          <table:table-cell office:value-type="float" office:value="14540900" table:style-name="ce8">
            <text:p>14’540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4798797.359999999" table:style-name="ce7">
            <text:p>14’798’797.36</text:p>
          </table:table-cell>
          <table:table-cell table:style-name="ce7"/>
          <table:table-cell office:value-type="float" office:value="231597" table:style-name="ce8">
            <text:p>231’59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6300" table:style-name="ce8">
            <text:p>26’3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41464817.29000002" table:style-name="ce7">
            <text:p>341’464’817.29</text:p>
          </table:table-cell>
          <table:table-cell office:value-type="float" office:value="339654800" table:style-name="ce8">
            <text:p>339’654’8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48520224.68000001" table:style-name="ce7">
            <text:p>348’520’224.68</text:p>
          </table:table-cell>
          <table:table-cell office:value-type="float" office:value="8865425" table:style-name="ce8">
            <text:p>8’865’42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27146179.56" table:style-name="ce7">
            <text:p>327’146’179.56</text:p>
          </table:table-cell>
          <table:table-cell office:value-type="float" office:value="325087600" table:style-name="ce8">
            <text:p>325’087’6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333721427.31999999" table:style-name="ce7">
            <text:p>333’721’427.32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5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600538.29" table:style-name="ce7">
            <text:p>3’600’538.29</text:p>
          </table:table-cell>
          <table:table-cell office:value-type="float" office:value="3770900" table:style-name="ce8">
            <text:p>3’770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546026.65" table:style-name="ce7">
            <text:p>3’546’026.65</text:p>
          </table:table-cell>
          <table:table-cell table:style-name="ce7"/>
          <table:table-cell office:value-type="float" office:value="-251173" table:style-name="ce8">
            <text:p>-251’17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6300" table:style-name="ce8">
            <text:p>26’3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92138.57999999996" table:style-name="ce7">
            <text:p>592’138.58</text:p>
          </table:table-cell>
          <table:table-cell office:value-type="float" office:value="794800" table:style-name="ce8">
            <text:p>794’8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755053.34" table:style-name="ce7">
            <text:p>755’053.34</text:p>
          </table:table-cell>
          <table:table-cell office:value-type="float" office:value="-39747" table:style-name="ce8">
            <text:p>-39’74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008399.71" table:style-name="ce7">
            <text:p>3’008’399.71</text:p>
          </table:table-cell>
          <table:table-cell office:value-type="float" office:value="3002400" table:style-name="ce8">
            <text:p>3’002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790973.31" table:style-name="ce7">
            <text:p>2’790’973.31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16836.35" table:style-name="ce4">
            <text:p>2’316’836.35</text:p>
          </table:table-cell>
          <table:table-cell office:value-type="float" office:value="2351300" table:style-name="ce5">
            <text:p>2’351’3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242339.4" table:style-name="ce4">
            <text:p>2’242’339.40</text:p>
          </table:table-cell>
          <table:table-cell table:style-name="ce4"/>
          <table:table-cell office:value-type="float" office:value="-108961" table:style-name="ce5">
            <text:p>-108’9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3389.7" table:style-name="ce4">
            <text:p>173’389.70</text:p>
          </table:table-cell>
          <table:table-cell office:value-type="float" office:value="173000" table:style-name="ce5">
            <text:p>173’0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64713.4" table:style-name="ce4">
            <text:p>164’713.40</text:p>
          </table:table-cell>
          <table:table-cell table:style-name="ce4"/>
          <table:table-cell office:value-type="float" office:value="-8287" table:style-name="ce5">
            <text:p>-8’2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5827.75" table:style-name="ce4">
            <text:p>175’827.75</text:p>
          </table:table-cell>
          <table:table-cell office:value-type="float" office:value="203500" table:style-name="ce5">
            <text:p>203’5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81225.8" table:style-name="ce4">
            <text:p>181’225.80</text:p>
          </table:table-cell>
          <table:table-cell table:style-name="ce4"/>
          <table:table-cell office:value-type="float" office:value="-22274" table:style-name="ce5">
            <text:p>-22’2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172" table:style-name="ce4">
            <text:p>9’172.00</text:p>
          </table:table-cell>
          <table:table-cell office:value-type="float" office:value="12800" table:style-name="ce5">
            <text:p>12’8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4121.65" table:style-name="ce4">
            <text:p>14’121.65</text:p>
          </table:table-cell>
          <table:table-cell table:style-name="ce4"/>
          <table:table-cell office:value-type="float" office:value="1322" table:style-name="ce5">
            <text:p>1’3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812.8999999999996" table:style-name="ce4">
            <text:p>4’812.90</text:p>
          </table:table-cell>
          <table:table-cell office:value-type="float" office:value="26000" table:style-name="ce5">
            <text:p>26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22353.25" table:style-name="ce4">
            <text:p>22’353.25</text:p>
          </table:table-cell>
          <table:table-cell table:style-name="ce4"/>
          <table:table-cell office:value-type="float" office:value="-3647" table:style-name="ce5">
            <text:p>-3’6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988.7" table:style-name="ce4">
            <text:p>10’988.70</text:p>
          </table:table-cell>
          <table:table-cell office:value-type="float" office:value="12000" table:style-name="ce5">
            <text:p>12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8869.0499999999993" table:style-name="ce4">
            <text:p>8’869.05</text:p>
          </table:table-cell>
          <table:table-cell table:style-name="ce4"/>
          <table:table-cell office:value-type="float" office:value="-3131" table:style-name="ce5">
            <text:p>-3’1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942.35" table:style-name="ce4">
            <text:p>5’942.35</text:p>
          </table:table-cell>
          <table:table-cell office:value-type="float" office:value="4400" table:style-name="ce5">
            <text:p>4’4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3273.55" table:style-name="ce4">
            <text:p>3’273.55</text:p>
          </table:table-cell>
          <table:table-cell table:style-name="ce4"/>
          <table:table-cell office:value-type="float" office:value="-1126" table:style-name="ce5">
            <text:p>-1’1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48.9" table:style-name="ce4">
            <text:p>2’548.90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188.21" table:style-name="ce4">
            <text:p>1’188.21</text:p>
          </table:table-cell>
          <table:table-cell table:style-name="ce4"/>
          <table:table-cell office:value-type="float" office:value="-812" table:style-name="ce5">
            <text:p>-8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64.5" table:style-name="ce4">
            <text:p>2’764.50</text:p>
          </table:table-cell>
          <table:table-cell office:value-type="float" office:value="4100" table:style-name="ce5">
            <text:p>4’1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4231.6000000000004" table:style-name="ce4">
            <text:p>4’231.60</text:p>
          </table:table-cell>
          <table:table-cell table:style-name="ce4"/>
          <table:table-cell office:value-type="float" office:value="132" table:style-name="ce5">
            <text:p>1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5458.81" table:style-name="ce4">
            <text:p>325’458.81</text:p>
          </table:table-cell>
          <table:table-cell office:value-type="float" office:value="310500" table:style-name="ce5">
            <text:p>310’5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339692.02" table:style-name="ce4">
            <text:p>339’692.02</text:p>
          </table:table-cell>
          <table:table-cell table:style-name="ce4"/>
          <table:table-cell office:value-type="float" office:value="2892" table:style-name="ce5">
            <text:p>2’8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6300" table:style-name="ce5">
            <text:p>26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23.25" table:style-name="ce4">
            <text:p>1’023.25</text:p>
          </table:table-cell>
          <table:table-cell office:value-type="float" office:value="1800" table:style-name="ce5">
            <text:p>1’8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659.15" table:style-name="ce4">
            <text:p>1’659.15</text:p>
          </table:table-cell>
          <table:table-cell table:style-name="ce4"/>
          <table:table-cell office:value-type="float" office:value="-141" table:style-name="ce5">
            <text:p>-1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25" table:style-name="ce4">
            <text:p>25.00</text:p>
          </table:table-cell>
          <table:table-cell table:style-name="ce4"/>
          <table:table-cell office:value-type="float" office:value="25" table:style-name="ce5">
            <text:p>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5578.28" table:style-name="ce4">
            <text:p>555’578.28</text:p>
          </table:table-cell>
          <table:table-cell office:value-type="float" office:value="650000" table:style-name="ce5">
            <text:p>650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546239.31999999995" table:style-name="ce4">
            <text:p>546’239.32</text:p>
          </table:table-cell>
          <table:table-cell table:style-name="ce4"/>
          <table:table-cell office:value-type="float" office:value="-103761" table:style-name="ce5">
            <text:p>-103’7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194.8" table:style-name="ce4">
            <text:p>16’194.80</text:p>
          </table:table-cell>
          <table:table-cell office:value-type="float" office:value="19500" table:style-name="ce5">
            <text:p>19’5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6095.25" table:style-name="ce4">
            <text:p>16’095.25</text:p>
          </table:table-cell>
          <table:table-cell table:style-name="ce4"/>
          <table:table-cell office:value-type="float" office:value="-3405" table:style-name="ce5">
            <text:p>-3’4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4495" table:style-name="ce4">
            <text:p>134’495.00</text:p>
          </table:table-cell>
          <table:table-cell office:value-type="float" office:value="119800" table:style-name="ce5">
            <text:p>119’8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117770" table:style-name="ce4">
            <text:p>117’770.00</text:p>
          </table:table-cell>
          <table:table-cell office:value-type="float" office:value="-2030" table:style-name="ce5">
            <text:p>-2’0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7643.58" table:style-name="ce4">
            <text:p>457’643.58</text:p>
          </table:table-cell>
          <table:table-cell office:value-type="float" office:value="675000" table:style-name="ce5">
            <text:p>675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637283.34" table:style-name="ce4">
            <text:p>637’283.34</text:p>
          </table:table-cell>
          <table:table-cell office:value-type="float" office:value="-37717" table:style-name="ce5">
            <text:p>-37’7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51</text:p>
          </table:table-cell>
          <table:table-cell office:value-type="string" table:style-name="ce6">
            <text:p>Steuereinnahm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600607.7300000004" table:style-name="ce7">
            <text:p>4’600’607.73</text:p>
          </table:table-cell>
          <table:table-cell office:value-type="float" office:value="4470000" table:style-name="ce8">
            <text:p>4’470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5178648.82" table:style-name="ce7">
            <text:p>5’178’648.82</text:p>
          </table:table-cell>
          <table:table-cell table:style-name="ce7"/>
          <table:table-cell office:value-type="float" office:value="708649" table:style-name="ce8">
            <text:p>708’64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31797440.64999998" table:style-name="ce7">
            <text:p>331’797’440.65</text:p>
          </table:table-cell>
          <table:table-cell office:value-type="float" office:value="329550000" table:style-name="ce8">
            <text:p>329’550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38736293.89999998" table:style-name="ce7">
            <text:p>338’736’293.90</text:p>
          </table:table-cell>
          <table:table-cell office:value-type="float" office:value="9186294" table:style-name="ce8">
            <text:p>9’186’29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27196832.92000002" table:style-name="ce7">
            <text:p>327’196’832.92</text:p>
          </table:table-cell>
          <table:table-cell office:value-type="float" office:value="325080000" table:style-name="ce8">
            <text:p>325’080’0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333557645.07999998" table:style-name="ce7">
            <text:p>333’557’645.08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03611.73" table:style-name="ce4">
            <text:p>2’803’611.73</text:p>
          </table:table-cell>
          <table:table-cell office:value-type="float" office:value="2900000" table:style-name="ce5">
            <text:p>2’900’0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3511099.37" table:style-name="ce4">
            <text:p>3’511’099.37</text:p>
          </table:table-cell>
          <table:table-cell table:style-name="ce4"/>
          <table:table-cell office:value-type="float" office:value="611099" table:style-name="ce5">
            <text:p>611’0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88572" table:style-name="ce4">
            <text:p>1’488’572.00</text:p>
          </table:table-cell>
          <table:table-cell office:value-type="float" office:value="1470000" table:style-name="ce5">
            <text:p>1’470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546390.15" table:style-name="ce4">
            <text:p>1’546’390.15</text:p>
          </table:table-cell>
          <table:table-cell table:style-name="ce4"/>
          <table:table-cell office:value-type="float" office:value="76390" table:style-name="ce5">
            <text:p>76’3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8424" table:style-name="ce4">
            <text:p>308’424.00</text:p>
          </table:table-cell>
          <table:table-cell office:value-type="float" office:value="100000" table:style-name="ce5">
            <text:p>100’0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21159.3" table:style-name="ce4">
            <text:p>121’159.30</text:p>
          </table:table-cell>
          <table:table-cell table:style-name="ce4"/>
          <table:table-cell office:value-type="float" office:value="21159" table:style-name="ce5">
            <text:p>21’1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5746125.97" table:style-name="ce4">
            <text:p>245’746’125.97</text:p>
          </table:table-cell>
          <table:table-cell office:value-type="float" office:value="245600000" table:style-name="ce5">
            <text:p>245’600’000</text:p>
          </table:table-cell>
          <table:table-cell table:style-name="ce3"/>
          <table:table-cell office:value-type="string" table:style-name="ce3">
            <text:p>400</text:p>
          </table:table-cell>
          <table:table-cell office:value-type="string" table:style-name="ce3">
            <text:p>Einkommens- und Vermögenssteuern</text:p>
          </table:table-cell>
          <table:table-cell table:style-name="ce4"/>
          <table:table-cell office:value-type="float" office:value="250191376.69" table:style-name="ce4">
            <text:p>250’191’376.69</text:p>
          </table:table-cell>
          <table:table-cell office:value-type="float" office:value="4591377" table:style-name="ce5">
            <text:p>4’591’3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555112.85" table:style-name="ce4">
            <text:p>14’555’112.85</text:p>
          </table:table-cell>
          <table:table-cell office:value-type="float" office:value="14400000" table:style-name="ce5">
            <text:p>14’400’000</text:p>
          </table:table-cell>
          <table:table-cell table:style-name="ce3"/>
          <table:table-cell office:value-type="string" table:style-name="ce3">
            <text:p>402</text:p>
          </table:table-cell>
          <table:table-cell office:value-type="string" table:style-name="ce3">
            <text:p>Grundsteuern</text:p>
          </table:table-cell>
          <table:table-cell table:style-name="ce4"/>
          <table:table-cell office:value-type="float" office:value="15118711.449999999" table:style-name="ce4">
            <text:p>15’118’711.45</text:p>
          </table:table-cell>
          <table:table-cell office:value-type="float" office:value="718711" table:style-name="ce5">
            <text:p>718’7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588148.6500000004" table:style-name="ce4">
            <text:p>6’588’148.65</text:p>
          </table:table-cell>
          <table:table-cell office:value-type="float" office:value="6500000" table:style-name="ce5">
            <text:p>6’500’000</text:p>
          </table:table-cell>
          <table:table-cell table:style-name="ce3"/>
          <table:table-cell office:value-type="string" table:style-name="ce3">
            <text:p>404</text:p>
          </table:table-cell>
          <table:table-cell office:value-type="string" table:style-name="ce3">
            <text:p>Vermögensverkehrssteuern</text:p>
          </table:table-cell>
          <table:table-cell table:style-name="ce4"/>
          <table:table-cell office:value-type="float" office:value="8802108.8200000003" table:style-name="ce4">
            <text:p>8’802’108.82</text:p>
          </table:table-cell>
          <table:table-cell office:value-type="float" office:value="2302109" table:style-name="ce5">
            <text:p>2’302’1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7200" table:style-name="ce4">
            <text:p>217’200.00</text:p>
          </table:table-cell>
          <table:table-cell office:value-type="float" office:value="210000" table:style-name="ce5">
            <text:p>210’000</text:p>
          </table:table-cell>
          <table:table-cell table:style-name="ce3"/>
          <table:table-cell office:value-type="string" table:style-name="ce3">
            <text:p>406</text:p>
          </table:table-cell>
          <table:table-cell office:value-type="string" table:style-name="ce3">
            <text:p>Besitz- und Aufwandsteuern</text:p>
          </table:table-cell>
          <table:table-cell table:style-name="ce4"/>
          <table:table-cell office:value-type="float" office:value="235127" table:style-name="ce4">
            <text:p>235’127.00</text:p>
          </table:table-cell>
          <table:table-cell office:value-type="float" office:value="25127" table:style-name="ce5">
            <text:p>25’12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3539131.579999998" table:style-name="ce4">
            <text:p>63’539’131.58</text:p>
          </table:table-cell>
          <table:table-cell office:value-type="float" office:value="62010000" table:style-name="ce5">
            <text:p>62’010’000</text:p>
          </table:table-cell>
          <table:table-cell table:style-name="ce3"/>
          <table:table-cell office:value-type="string" table:style-name="ce3">
            <text:p>441</text:p>
          </table:table-cell>
          <table:table-cell office:value-type="string" table:style-name="ce3">
            <text:p>Anteile an Kantonseinnahmen</text:p>
          </table:table-cell>
          <table:table-cell table:style-name="ce4"/>
          <table:table-cell office:value-type="float" office:value="62655188.899999999" table:style-name="ce4">
            <text:p>62’655’188.90</text:p>
          </table:table-cell>
          <table:table-cell office:value-type="float" office:value="645189" table:style-name="ce5">
            <text:p>645’1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0607.25" table:style-name="ce4">
            <text:p>330’607.25</text:p>
          </table:table-cell>
          <table:table-cell office:value-type="float" office:value="330000" table:style-name="ce5">
            <text:p>330’000</text:p>
          </table:table-cell>
          <table:table-cell table:style-name="ce3"/>
          <table:table-cell office:value-type="string" table:style-name="ce3">
            <text:p>491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345189.85" table:style-name="ce4">
            <text:p>345’189.85</text:p>
          </table:table-cell>
          <table:table-cell office:value-type="float" office:value="15190" table:style-name="ce5">
            <text:p>15’1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21114.35" table:style-name="ce4">
            <text:p>821’114.35</text:p>
          </table:table-cell>
          <table:table-cell office:value-type="float" office:value="500000" table:style-name="ce5">
            <text:p>500’000</text:p>
          </table:table-cell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388591.19" table:style-name="ce4">
            <text:p>1’388’591.19</text:p>
          </table:table-cell>
          <table:table-cell office:value-type="float" office:value="888591" table:style-name="ce5">
            <text:p>888’5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52</text:p>
          </table:table-cell>
          <table:table-cell office:value-type="string" table:style-name="ce6">
            <text:p>Steuereinzugsprovision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957746.35" table:style-name="ce7">
            <text:p>2’957’746.35</text:p>
          </table:table-cell>
          <table:table-cell office:value-type="float" office:value="3010000" table:style-name="ce8">
            <text:p>3’010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954755.55" table:style-name="ce7">
            <text:p>2’954’755.55</text:p>
          </table:table-cell>
          <table:table-cell office:value-type="float" office:value="-55244" table:style-name="ce8">
            <text:p>-55’24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957746.35" table:style-name="ce7">
            <text:p>2’957’746.35</text:p>
          </table:table-cell>
          <table:table-cell office:value-type="float" office:value="3010000" table:style-name="ce8">
            <text:p>3’010’0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2954755.55" table:style-name="ce7">
            <text:p>2’954’755.55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00100" table:style-name="ce4">
            <text:p>2’400’100.00</text:p>
          </table:table-cell>
          <table:table-cell office:value-type="float" office:value="2470000" table:style-name="ce5">
            <text:p>2’470’0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2392535" table:style-name="ce4">
            <text:p>2’392’535.00</text:p>
          </table:table-cell>
          <table:table-cell office:value-type="float" office:value="-77465" table:style-name="ce5">
            <text:p>-77’4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7646.35" table:style-name="ce4">
            <text:p>557’646.35</text:p>
          </table:table-cell>
          <table:table-cell office:value-type="float" office:value="540000" table:style-name="ce5">
            <text:p>540’0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562220.55000000005" table:style-name="ce4">
            <text:p>562’220.55</text:p>
          </table:table-cell>
          <table:table-cell office:value-type="float" office:value="22221" table:style-name="ce5">
            <text:p>22’2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53</text:p>
          </table:table-cell>
          <table:table-cell office:value-type="string" table:style-name="ce6">
            <text:p>Ersatzabgaben und Benützungsgebühr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117491.71" table:style-name="ce7">
            <text:p>6’117’491.71</text:p>
          </table:table-cell>
          <table:table-cell office:value-type="float" office:value="6300000" table:style-name="ce8">
            <text:p>6’300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074121.8899999997" table:style-name="ce7">
            <text:p>6’074’121.89</text:p>
          </table:table-cell>
          <table:table-cell table:style-name="ce7"/>
          <table:table-cell office:value-type="float" office:value="-225878" table:style-name="ce8">
            <text:p>-225’87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117491.71" table:style-name="ce7">
            <text:p>6’117’491.71</text:p>
          </table:table-cell>
          <table:table-cell office:value-type="float" office:value="6300000" table:style-name="ce8">
            <text:p>6’300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074121.8899999997" table:style-name="ce7">
            <text:p>6’074’121.89</text:p>
          </table:table-cell>
          <table:table-cell office:value-type="float" office:value="-225878" table:style-name="ce8">
            <text:p>-225’8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117491.71" table:style-name="ce4">
            <text:p>6’117’491.71</text:p>
          </table:table-cell>
          <table:table-cell office:value-type="float" office:value="6300000" table:style-name="ce5">
            <text:p>6’300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6074121.8899999997" table:style-name="ce4">
            <text:p>6’074’121.89</text:p>
          </table:table-cell>
          <table:table-cell table:style-name="ce4"/>
          <table:table-cell office:value-type="float" office:value="-225878" table:style-name="ce5">
            <text:p>-225’8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117491.71" table:style-name="ce4">
            <text:p>6’117’491.71</text:p>
          </table:table-cell>
          <table:table-cell office:value-type="float" office:value="6300000" table:style-name="ce5">
            <text:p>6’300’000</text:p>
          </table:table-cell>
          <table:table-cell table:style-name="ce3"/>
          <table:table-cell office:value-type="string" table:style-name="ce3">
            <text:p>430</text:p>
          </table:table-cell>
          <table:table-cell office:value-type="string" table:style-name="ce3">
            <text:p>Ersatzabgaben</text:p>
          </table:table-cell>
          <table:table-cell table:style-name="ce4"/>
          <table:table-cell office:value-type="float" office:value="6074121.8899999997" table:style-name="ce4">
            <text:p>6’074’121.89</text:p>
          </table:table-cell>
          <table:table-cell office:value-type="float" office:value="-225878" table:style-name="ce5">
            <text:p>-225’8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6</text:p>
          </table:table-cell>
          <table:table-cell office:value-type="string" table:style-name="ce6">
            <text:p>Finanz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9486728.630000003" table:style-name="ce7">
            <text:p>59’486’728.63</text:p>
          </table:table-cell>
          <table:table-cell office:value-type="float" office:value="62032900" table:style-name="ce8">
            <text:p>62’032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1289121.420000002" table:style-name="ce7">
            <text:p>61’289’121.42</text:p>
          </table:table-cell>
          <table:table-cell table:style-name="ce7"/>
          <table:table-cell office:value-type="float" office:value="-2136679" table:style-name="ce8">
            <text:p>-2’136’67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338600" table:style-name="ce8">
            <text:p>1’338’6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4300" table:style-name="ce8">
            <text:p>54’3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8650477.5" table:style-name="ce7">
            <text:p>58’650’477.50</text:p>
          </table:table-cell>
          <table:table-cell office:value-type="float" office:value="58917150" table:style-name="ce8">
            <text:p>58’917’15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0138865.560000002" table:style-name="ce7">
            <text:p>60’138’865.56</text:p>
          </table:table-cell>
          <table:table-cell office:value-type="float" office:value="1221716" table:style-name="ce8">
            <text:p>1’221’71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36251.13" table:style-name="ce7">
            <text:p>836’251.13</text:p>
          </table:table-cell>
          <table:table-cell office:value-type="float" office:value="4508650" table:style-name="ce8">
            <text:p>4’508’65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50255.8600000001" table:style-name="ce7">
            <text:p>1’150’255.86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6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221600.38" table:style-name="ce7">
            <text:p>2’221’600.38</text:p>
          </table:table-cell>
          <table:table-cell office:value-type="float" office:value="2206900" table:style-name="ce8">
            <text:p>2’206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138694.4500000002" table:style-name="ce7">
            <text:p>2’138’694.45</text:p>
          </table:table-cell>
          <table:table-cell table:style-name="ce7"/>
          <table:table-cell office:value-type="float" office:value="-68206" table:style-name="ce8">
            <text:p>-68’20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6720.70000000001" table:style-name="ce7">
            <text:p>156’720.70</text:p>
          </table:table-cell>
          <table:table-cell office:value-type="float" office:value="1578200" table:style-name="ce8">
            <text:p>1’578’2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51362.2" table:style-name="ce7">
            <text:p>51’362.20</text:p>
          </table:table-cell>
          <table:table-cell office:value-type="float" office:value="-1526838" table:style-name="ce8">
            <text:p>-1’526’83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64879.68" table:style-name="ce7">
            <text:p>2’064’879.68</text:p>
          </table:table-cell>
          <table:table-cell office:value-type="float" office:value="628700" table:style-name="ce8">
            <text:p>628’7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087332.25" table:style-name="ce7">
            <text:p>2’087’332.2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72895.9" table:style-name="ce4">
            <text:p>1’372’895.90</text:p>
          </table:table-cell>
          <table:table-cell office:value-type="float" office:value="1369400" table:style-name="ce5">
            <text:p>1’369’4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320078.6000000001" table:style-name="ce4">
            <text:p>1’320’078.60</text:p>
          </table:table-cell>
          <table:table-cell table:style-name="ce4"/>
          <table:table-cell office:value-type="float" office:value="-49321" table:style-name="ce5">
            <text:p>-49’3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8537.35" table:style-name="ce4">
            <text:p>98’537.35</text:p>
          </table:table-cell>
          <table:table-cell office:value-type="float" office:value="102100" table:style-name="ce5">
            <text:p>102’1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00778.1" table:style-name="ce4">
            <text:p>100’778.10</text:p>
          </table:table-cell>
          <table:table-cell table:style-name="ce4"/>
          <table:table-cell office:value-type="float" office:value="-1322" table:style-name="ce5">
            <text:p>-1’3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1991.04999999999" table:style-name="ce4">
            <text:p>151’991.05</text:p>
          </table:table-cell>
          <table:table-cell office:value-type="float" office:value="125800" table:style-name="ce5">
            <text:p>125’8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41783.20000000001" table:style-name="ce4">
            <text:p>141’783.20</text:p>
          </table:table-cell>
          <table:table-cell table:style-name="ce4"/>
          <table:table-cell office:value-type="float" office:value="15983" table:style-name="ce5">
            <text:p>15’9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68.25" table:style-name="ce4">
            <text:p>4’968.25</text:p>
          </table:table-cell>
          <table:table-cell office:value-type="float" office:value="7000" table:style-name="ce5">
            <text:p>7’0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8428.9500000000007" table:style-name="ce4">
            <text:p>8’428.95</text:p>
          </table:table-cell>
          <table:table-cell table:style-name="ce4"/>
          <table:table-cell office:value-type="float" office:value="1429" table:style-name="ce5">
            <text:p>1’4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150.1" table:style-name="ce4">
            <text:p>6’150.10</text:p>
          </table:table-cell>
          <table:table-cell office:value-type="float" office:value="14400" table:style-name="ce5">
            <text:p>14’4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6092.7" table:style-name="ce4">
            <text:p>16’092.70</text:p>
          </table:table-cell>
          <table:table-cell table:style-name="ce4"/>
          <table:table-cell office:value-type="float" office:value="1693" table:style-name="ce5">
            <text:p>1’6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261.52" table:style-name="ce4">
            <text:p>9’261.52</text:p>
          </table:table-cell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4737.05" table:style-name="ce4">
            <text:p>4’737.05</text:p>
          </table:table-cell>
          <table:table-cell table:style-name="ce4"/>
          <table:table-cell office:value-type="float" office:value="-5263" table:style-name="ce5">
            <text:p>-5’2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800" table:style-name="ce5">
            <text:p>1’8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office:value-type="float" office:value="-1800" table:style-name="ce5">
            <text:p>-1’8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4" table:style-name="ce4">
            <text:p>324.00</text:p>
          </table:table-cell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324" table:style-name="ce4">
            <text:p>324.00</text:p>
          </table:table-cell>
          <table:table-cell table:style-name="ce4"/>
          <table:table-cell office:value-type="float" office:value="24" table:style-name="ce5">
            <text:p>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0" table:style-name="ce4">
            <text:p>150.00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177" table:style-name="ce4">
            <text:p>2’177.00</text:p>
          </table:table-cell>
          <table:table-cell table:style-name="ce4"/>
          <table:table-cell office:value-type="float" office:value="177" table:style-name="ce5">
            <text:p>1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8087.53" table:style-name="ce4">
            <text:p>498’087.53</text:p>
          </table:table-cell>
          <table:table-cell office:value-type="float" office:value="489100" table:style-name="ce5">
            <text:p>489’1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478824.18" table:style-name="ce4">
            <text:p>478’824.18</text:p>
          </table:table-cell>
          <table:table-cell table:style-name="ce4"/>
          <table:table-cell office:value-type="float" office:value="-10276" table:style-name="ce5">
            <text:p>-10’2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227.04" table:style-name="ce4">
            <text:p>4’227.04</text:p>
          </table:table-cell>
          <table:table-cell office:value-type="float" office:value="1700" table:style-name="ce5">
            <text:p>1’7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351.06" table:style-name="ce4">
            <text:p>3’351.06</text:p>
          </table:table-cell>
          <table:table-cell table:style-name="ce4"/>
          <table:table-cell office:value-type="float" office:value="1651" table:style-name="ce5">
            <text:p>1’6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703.55" table:style-name="ce4">
            <text:p>30’703.55</text:p>
          </table:table-cell>
          <table:table-cell office:value-type="float" office:value="35000" table:style-name="ce5">
            <text:p>35’0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19439.150000000001" table:style-name="ce4">
            <text:p>19’439.15</text:p>
          </table:table-cell>
          <table:table-cell table:style-name="ce4"/>
          <table:table-cell office:value-type="float" office:value="-15561" table:style-name="ce5">
            <text:p>-15’5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948.75" table:style-name="ce4">
            <text:p>36’948.75</text:p>
          </table:table-cell>
          <table:table-cell office:value-type="float" office:value="40000" table:style-name="ce5">
            <text:p>40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34721.85" table:style-name="ce4">
            <text:p>34’721.85</text:p>
          </table:table-cell>
          <table:table-cell table:style-name="ce4"/>
          <table:table-cell office:value-type="float" office:value="-5278" table:style-name="ce5">
            <text:p>-5’2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355.34" table:style-name="ce4">
            <text:p>7’355.34</text:p>
          </table:table-cell>
          <table:table-cell office:value-type="float" office:value="8300" table:style-name="ce5">
            <text:p>8’3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7958.61" table:style-name="ce4">
            <text:p>7’958.61</text:p>
          </table:table-cell>
          <table:table-cell table:style-name="ce4"/>
          <table:table-cell office:value-type="float" office:value="-341" table:style-name="ce5">
            <text:p>-3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6457.20000000001" table:style-name="ce4">
            <text:p>156’457.20</text:p>
          </table:table-cell>
          <table:table-cell office:value-type="float" office:value="78000" table:style-name="ce5">
            <text:p>78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50580.45" table:style-name="ce4">
            <text:p>50’580.45</text:p>
          </table:table-cell>
          <table:table-cell office:value-type="float" office:value="-27420" table:style-name="ce5">
            <text:p>-27’4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3.5" table:style-name="ce4">
            <text:p>263.50</text:p>
          </table:table-cell>
          <table:table-cell office:value-type="float" office:value="200" table:style-name="ce5">
            <text:p>200</text:p>
          </table:table-cell>
          <table:table-cell table:style-name="ce3"/>
          <table:table-cell office:value-type="string" table:style-name="ce3">
            <text:p>439</text:p>
          </table:table-cell>
          <table:table-cell office:value-type="string" table:style-name="ce3">
            <text:p>Übrige Entgelte</text:p>
          </table:table-cell>
          <table:table-cell table:style-name="ce4"/>
          <table:table-cell office:value-type="float" office:value="781.75" table:style-name="ce4">
            <text:p>781.75</text:p>
          </table:table-cell>
          <table:table-cell office:value-type="float" office:value="582" table:style-name="ce5">
            <text:p>5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500000" table:style-name="ce5">
            <text:p>1’500’000</text:p>
          </table:table-cell>
          <table:table-cell table:style-name="ce3"/>
          <table:table-cell office:value-type="string" table:style-name="ce3">
            <text:p>480</text:p>
          </table:table-cell>
          <table:table-cell office:value-type="string" table:style-name="ce3">
            <text:p>Entnahmen aus Spezialfinanzierungen und Stiftungen</text:p>
          </table:table-cell>
          <table:table-cell table:number-columns-repeated="2" table:style-name="ce4"/>
          <table:table-cell office:value-type="float" office:value="-1500000" table:style-name="ce5">
            <text:p>-1’500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61</text:p>
          </table:table-cell>
          <table:table-cell office:value-type="string" table:style-name="ce6">
            <text:p>Erträge aus Dienstleistung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586900" table:style-name="ce7">
            <text:p>18’586’900.00</text:p>
          </table:table-cell>
          <table:table-cell office:value-type="float" office:value="18131000" table:style-name="ce8">
            <text:p>18’131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7971000" table:style-name="ce7">
            <text:p>17’971’000.00</text:p>
          </table:table-cell>
          <table:table-cell office:value-type="float" office:value="-160000" table:style-name="ce8">
            <text:p>-160’0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586900" table:style-name="ce7">
            <text:p>18’586’900.00</text:p>
          </table:table-cell>
          <table:table-cell office:value-type="float" office:value="18131000" table:style-name="ce8">
            <text:p>18’131’0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17971000" table:style-name="ce7">
            <text:p>17’971’000.00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7700" table:style-name="ce4">
            <text:p>1’557’700.00</text:p>
          </table:table-cell>
          <table:table-cell office:value-type="float" office:value="1643700" table:style-name="ce5">
            <text:p>1’643’7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483700" table:style-name="ce4">
            <text:p>1’483’700.00</text:p>
          </table:table-cell>
          <table:table-cell office:value-type="float" office:value="-160000" table:style-name="ce5">
            <text:p>-160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629800" table:style-name="ce4">
            <text:p>16’629’800.00</text:p>
          </table:table-cell>
          <table:table-cell office:value-type="float" office:value="16062900" table:style-name="ce5">
            <text:p>16’062’900</text:p>
          </table:table-cell>
          <table:table-cell table:style-name="ce3"/>
          <table:table-cell office:value-type="string" table:style-name="ce3">
            <text:p>444</text:p>
          </table:table-cell>
          <table:table-cell office:value-type="string" table:style-name="ce3">
            <text:p>Kantonsbeiträge</text:p>
          </table:table-cell>
          <table:table-cell table:style-name="ce4"/>
          <table:table-cell office:value-type="float" office:value="16062900" table:style-name="ce4">
            <text:p>16’062’9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9400" table:style-name="ce4">
            <text:p>399’400.00</text:p>
          </table:table-cell>
          <table:table-cell office:value-type="float" office:value="424400" table:style-name="ce5">
            <text:p>424’4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424400" table:style-name="ce4">
            <text:p>424’4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62</text:p>
          </table:table-cell>
          <table:table-cell office:value-type="string" table:style-name="ce6">
            <text:p>Sachversicherungsprämien (ohne Gebäude)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15299.55" table:style-name="ce7">
            <text:p>315’299.55</text:p>
          </table:table-cell>
          <table:table-cell office:value-type="float" office:value="362600" table:style-name="ce8">
            <text:p>362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97280.59999999998" table:style-name="ce7">
            <text:p>297’280.60</text:p>
          </table:table-cell>
          <table:table-cell table:style-name="ce7"/>
          <table:table-cell office:value-type="float" office:value="-65319" table:style-name="ce8">
            <text:p>-65’31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7014" table:style-name="ce7">
            <text:p>107’014.00</text:p>
          </table:table-cell>
          <table:table-cell office:value-type="float" office:value="66600" table:style-name="ce8">
            <text:p>66’6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91551" table:style-name="ce7">
            <text:p>91’551.00</text:p>
          </table:table-cell>
          <table:table-cell office:value-type="float" office:value="24951" table:style-name="ce8">
            <text:p>24’95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8285.55" table:style-name="ce7">
            <text:p>208’285.55</text:p>
          </table:table-cell>
          <table:table-cell office:value-type="float" office:value="296000" table:style-name="ce8">
            <text:p>296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05729.6" table:style-name="ce7">
            <text:p>205’729.6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5299.55" table:style-name="ce4">
            <text:p>305’299.55</text:p>
          </table:table-cell>
          <table:table-cell office:value-type="float" office:value="362600" table:style-name="ce5">
            <text:p>362’6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97280.59999999998" table:style-name="ce4">
            <text:p>297’280.60</text:p>
          </table:table-cell>
          <table:table-cell table:style-name="ce4"/>
          <table:table-cell office:value-type="float" office:value="-65319" table:style-name="ce5">
            <text:p>-65’3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000" table:style-name="ce4">
            <text:p>10’000.00</text:p>
          </table:table-cell>
          <table:table-cell table:style-name="ce5"/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0505" table:style-name="ce4">
            <text:p>90’505.00</text:p>
          </table:table-cell>
          <table:table-cell office:value-type="float" office:value="50000" table:style-name="ce5">
            <text:p>50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74982" table:style-name="ce4">
            <text:p>74’982.00</text:p>
          </table:table-cell>
          <table:table-cell office:value-type="float" office:value="24982" table:style-name="ce5">
            <text:p>24’9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509" table:style-name="ce4">
            <text:p>16’509.00</text:p>
          </table:table-cell>
          <table:table-cell office:value-type="float" office:value="16600" table:style-name="ce5">
            <text:p>16’6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6569" table:style-name="ce4">
            <text:p>16’569.00</text:p>
          </table:table-cell>
          <table:table-cell office:value-type="float" office:value="-31" table:style-name="ce5">
            <text:p>-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63</text:p>
          </table:table-cell>
          <table:table-cell office:value-type="string" table:style-name="ce6">
            <text:p>Kapitalbeschaffungs- und Anlagekost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1422.20000000001" table:style-name="ce7">
            <text:p>151’422.20</text:p>
          </table:table-cell>
          <table:table-cell office:value-type="float" office:value="132000" table:style-name="ce8">
            <text:p>132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44302.36" table:style-name="ce7">
            <text:p>444’302.36</text:p>
          </table:table-cell>
          <table:table-cell table:style-name="ce7"/>
          <table:table-cell office:value-type="float" office:value="312302" table:style-name="ce8">
            <text:p>312’30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97000" table:style-name="ce7">
            <text:p>897’000.00</text:p>
          </table:table-cell>
          <table:table-cell office:value-type="float" office:value="897000" table:style-name="ce8">
            <text:p>897’0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1422.20000000001" table:style-name="ce7">
            <text:p>151’422.20</text:p>
          </table:table-cell>
          <table:table-cell office:value-type="float" office:value="132000" table:style-name="ce8">
            <text:p>132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452697.64" table:style-name="ce7">
            <text:p>452’697.64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1422.20000000001" table:style-name="ce4">
            <text:p>151’422.20</text:p>
          </table:table-cell>
          <table:table-cell office:value-type="float" office:value="132000" table:style-name="ce5">
            <text:p>132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444302.36" table:style-name="ce4">
            <text:p>444’302.36</text:p>
          </table:table-cell>
          <table:table-cell table:style-name="ce4"/>
          <table:table-cell office:value-type="float" office:value="312302" table:style-name="ce5">
            <text:p>312’3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29</text:p>
          </table:table-cell>
          <table:table-cell office:value-type="string" table:style-name="ce3">
            <text:p>Übrige Vermögenserträge</text:p>
          </table:table-cell>
          <table:table-cell table:style-name="ce4"/>
          <table:table-cell office:value-type="float" office:value="897000" table:style-name="ce4">
            <text:p>897’000.00</text:p>
          </table:table-cell>
          <table:table-cell office:value-type="float" office:value="897000" table:style-name="ce5">
            <text:p>897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66</text:p>
          </table:table-cell>
          <table:table-cell office:value-type="string" table:style-name="ce6">
            <text:p>Zins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7276435.219999999" table:style-name="ce7">
            <text:p>17’276’435.22</text:p>
          </table:table-cell>
          <table:table-cell office:value-type="float" office:value="15506500" table:style-name="ce8">
            <text:p>15’506’5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4840594" table:style-name="ce7">
            <text:p>14’840’594.00</text:p>
          </table:table-cell>
          <table:table-cell table:style-name="ce7"/>
          <table:table-cell office:value-type="float" office:value="-665906" table:style-name="ce8">
            <text:p>-665’90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678459.149999999" table:style-name="ce7">
            <text:p>20’678’459.15</text:p>
          </table:table-cell>
          <table:table-cell office:value-type="float" office:value="19854350" table:style-name="ce8">
            <text:p>19’854’35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0032764.399999999" table:style-name="ce7">
            <text:p>20’032’764.40</text:p>
          </table:table-cell>
          <table:table-cell office:value-type="float" office:value="178414" table:style-name="ce8">
            <text:p>178’41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402023.93" table:style-name="ce7">
            <text:p>3’402’023.93</text:p>
          </table:table-cell>
          <table:table-cell office:value-type="float" office:value="4347850" table:style-name="ce8">
            <text:p>4’347’85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5192170.4000000004" table:style-name="ce7">
            <text:p>5’192’170.40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7770.94" table:style-name="ce4">
            <text:p>497’770.94</text:p>
          </table:table-cell>
          <table:table-cell office:value-type="float" office:value="362100" table:style-name="ce5">
            <text:p>362’100</text:p>
          </table:table-cell>
          <table:table-cell table:style-name="ce3"/>
          <table:table-cell office:value-type="string" table:style-name="ce3">
            <text:p>321</text:p>
          </table:table-cell>
          <table:table-cell office:value-type="string" table:style-name="ce3">
            <text:p>Passivzinsen auf kurzfristigen Schulden</text:p>
          </table:table-cell>
          <table:table-cell office:value-type="float" office:value="327928.7" table:style-name="ce4">
            <text:p>327’928.70</text:p>
          </table:table-cell>
          <table:table-cell table:style-name="ce4"/>
          <table:table-cell office:value-type="float" office:value="-34171" table:style-name="ce5">
            <text:p>-34’1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268472.300000001" table:style-name="ce4">
            <text:p>13’268’472.30</text:p>
          </table:table-cell>
          <table:table-cell office:value-type="float" office:value="12800000" table:style-name="ce5">
            <text:p>12’800’000</text:p>
          </table:table-cell>
          <table:table-cell table:style-name="ce3"/>
          <table:table-cell office:value-type="string" table:style-name="ce3">
            <text:p>322</text:p>
          </table:table-cell>
          <table:table-cell office:value-type="string" table:style-name="ce3">
            <text:p>Passivzinsen auf mittel- und langfristigen Schulden</text:p>
          </table:table-cell>
          <table:table-cell office:value-type="float" office:value="12760600.1" table:style-name="ce4">
            <text:p>12’760’600.10</text:p>
          </table:table-cell>
          <table:table-cell table:style-name="ce4"/>
          <table:table-cell office:value-type="float" office:value="-39400" table:style-name="ce5">
            <text:p>-39’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63271.33" table:style-name="ce4">
            <text:p>1’863’271.33</text:p>
          </table:table-cell>
          <table:table-cell office:value-type="float" office:value="825900" table:style-name="ce5">
            <text:p>825’900</text:p>
          </table:table-cell>
          <table:table-cell table:style-name="ce3"/>
          <table:table-cell office:value-type="string" table:style-name="ce3">
            <text:p>323</text:p>
          </table:table-cell>
          <table:table-cell office:value-type="string" table:style-name="ce3">
            <text:p>Passivzinsen auf Sonderrechnungen</text:p>
          </table:table-cell>
          <table:table-cell office:value-type="float" office:value="255698.45" table:style-name="ce4">
            <text:p>255’698.45</text:p>
          </table:table-cell>
          <table:table-cell table:style-name="ce4"/>
          <table:table-cell office:value-type="float" office:value="-570202" table:style-name="ce5">
            <text:p>-570’2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98990.3" table:style-name="ce4">
            <text:p>1’598’990.30</text:p>
          </table:table-cell>
          <table:table-cell office:value-type="float" office:value="1472500" table:style-name="ce5">
            <text:p>1’472’5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1449956.5" table:style-name="ce4">
            <text:p>1’449’956.50</text:p>
          </table:table-cell>
          <table:table-cell table:style-name="ce4"/>
          <table:table-cell office:value-type="float" office:value="-22544" table:style-name="ce5">
            <text:p>-22’5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930.35" table:style-name="ce4">
            <text:p>47’930.35</text:p>
          </table:table-cell>
          <table:table-cell office:value-type="float" office:value="46000" table:style-name="ce5">
            <text:p>46’000</text:p>
          </table:table-cell>
          <table:table-cell table:style-name="ce3"/>
          <table:table-cell office:value-type="string" table:style-name="ce3">
            <text:p>397</text:p>
          </table:table-cell>
          <table:table-cell office:value-type="string" table:style-name="ce3">
            <text:p>Intern verrechneter Aufwand</text:p>
          </table:table-cell>
          <table:table-cell office:value-type="float" office:value="46410.25" table:style-name="ce4">
            <text:p>46’410.25</text:p>
          </table:table-cell>
          <table:table-cell table:style-name="ce4"/>
          <table:table-cell office:value-type="float" office:value="410" table:style-name="ce5">
            <text:p>4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20</text:p>
          </table:table-cell>
          <table:table-cell office:value-type="string" table:style-name="ce3">
            <text:p>Vermögenserträge von Banken</text:p>
          </table:table-cell>
          <table:table-cell table:style-name="ce4"/>
          <table:table-cell office:value-type="float" office:value="6.95" table:style-name="ce4">
            <text:p>6.95</text:p>
          </table:table-cell>
          <table:table-cell office:value-type="float" office:value="7" table:style-name="ce5">
            <text:p>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330.9" table:style-name="ce4">
            <text:p>60’330.90</text:p>
          </table:table-cell>
          <table:table-cell office:value-type="float" office:value="55400" table:style-name="ce5">
            <text:p>55’400</text:p>
          </table:table-cell>
          <table:table-cell table:style-name="ce3"/>
          <table:table-cell office:value-type="string" table:style-name="ce3">
            <text:p>421</text:p>
          </table:table-cell>
          <table:table-cell office:value-type="string" table:style-name="ce3">
            <text:p>Vermögenserträge aus Guthaben</text:p>
          </table:table-cell>
          <table:table-cell table:style-name="ce4"/>
          <table:table-cell office:value-type="float" office:value="57154.97" table:style-name="ce4">
            <text:p>57’154.97</text:p>
          </table:table-cell>
          <table:table-cell office:value-type="float" office:value="1755" table:style-name="ce5">
            <text:p>1’7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99455.2" table:style-name="ce4">
            <text:p>699’455.20</text:p>
          </table:table-cell>
          <table:table-cell office:value-type="float" office:value="766100" table:style-name="ce5">
            <text:p>766’100</text:p>
          </table:table-cell>
          <table:table-cell table:style-name="ce3"/>
          <table:table-cell office:value-type="string" table:style-name="ce3">
            <text:p>422</text:p>
          </table:table-cell>
          <table:table-cell office:value-type="string" table:style-name="ce3">
            <text:p>Vermögenserträge aus Anlagen des Finanzvermögens</text:p>
          </table:table-cell>
          <table:table-cell table:style-name="ce4"/>
          <table:table-cell office:value-type="float" office:value="771096.35" table:style-name="ce4">
            <text:p>771’096.35</text:p>
          </table:table-cell>
          <table:table-cell office:value-type="float" office:value="4996" table:style-name="ce5">
            <text:p>4’9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90091.9500000002" table:style-name="ce4">
            <text:p>7’990’091.95</text:p>
          </table:table-cell>
          <table:table-cell office:value-type="float" office:value="8220100" table:style-name="ce5">
            <text:p>8’220’100</text:p>
          </table:table-cell>
          <table:table-cell table:style-name="ce3"/>
          <table:table-cell office:value-type="string" table:style-name="ce3">
            <text:p>425</text:p>
          </table:table-cell>
          <table:table-cell office:value-type="string" table:style-name="ce3">
            <text:p>Vermögenserträge aus Darlehen des Verwaltungsvermögens</text:p>
          </table:table-cell>
          <table:table-cell table:style-name="ce4"/>
          <table:table-cell office:value-type="float" office:value="8143155" table:style-name="ce4">
            <text:p>8’143’155.00</text:p>
          </table:table-cell>
          <table:table-cell office:value-type="float" office:value="-76945" table:style-name="ce5">
            <text:p>-76’9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7241.3" table:style-name="ce4">
            <text:p>217’241.30</text:p>
          </table:table-cell>
          <table:table-cell office:value-type="float" office:value="261100" table:style-name="ce5">
            <text:p>261’100</text:p>
          </table:table-cell>
          <table:table-cell table:style-name="ce3"/>
          <table:table-cell office:value-type="string" table:style-name="ce3">
            <text:p>426</text:p>
          </table:table-cell>
          <table:table-cell office:value-type="string" table:style-name="ce3">
            <text:p>Vermögenserträge aus Beteiligungen des Verwaltungsvermögens</text:p>
          </table:table-cell>
          <table:table-cell table:style-name="ce4"/>
          <table:table-cell office:value-type="float" office:value="208787.3" table:style-name="ce4">
            <text:p>208’787.30</text:p>
          </table:table-cell>
          <table:table-cell office:value-type="float" office:value="-52313" table:style-name="ce5">
            <text:p>-52’3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1008.15" table:style-name="ce4">
            <text:p>601’008.15</text:p>
          </table:table-cell>
          <table:table-cell office:value-type="float" office:value="170400" table:style-name="ce5">
            <text:p>170’400</text:p>
          </table:table-cell>
          <table:table-cell table:style-name="ce3"/>
          <table:table-cell office:value-type="string" table:style-name="ce3">
            <text:p>429</text:p>
          </table:table-cell>
          <table:table-cell office:value-type="string" table:style-name="ce3">
            <text:p>Übrige Vermögenserträge</text:p>
          </table:table-cell>
          <table:table-cell table:style-name="ce4"/>
          <table:table-cell office:value-type="float" office:value="620613.07999999996" table:style-name="ce4">
            <text:p>620’613.08</text:p>
          </table:table-cell>
          <table:table-cell office:value-type="float" office:value="450213" table:style-name="ce5">
            <text:p>450’2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87078" table:style-name="ce4">
            <text:p>487’078.00</text:p>
          </table:table-cell>
          <table:table-cell office:value-type="float" office:value="538000" table:style-name="ce5">
            <text:p>538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537988" table:style-name="ce4">
            <text:p>537’988.00</text:p>
          </table:table-cell>
          <table:table-cell office:value-type="float" office:value="-12" table:style-name="ce5">
            <text:p>-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44755.8499999996" table:style-name="ce4">
            <text:p>9’444’755.85</text:p>
          </table:table-cell>
          <table:table-cell office:value-type="float" office:value="8523950" table:style-name="ce5">
            <text:p>8’523’950</text:p>
          </table:table-cell>
          <table:table-cell table:style-name="ce3"/>
          <table:table-cell office:value-type="string" table:style-name="ce3">
            <text:p>496</text:p>
          </table:table-cell>
          <table:table-cell office:value-type="string" table:style-name="ce3">
            <text:p>Intern verrechnete Zinsen</text:p>
          </table:table-cell>
          <table:table-cell table:style-name="ce4"/>
          <table:table-cell office:value-type="float" office:value="8525786.1500000004" table:style-name="ce4">
            <text:p>8’525’786.15</text:p>
          </table:table-cell>
          <table:table-cell office:value-type="float" office:value="1836" table:style-name="ce5">
            <text:p>1’8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78497.8" table:style-name="ce4">
            <text:p>1’178’497.80</text:p>
          </table:table-cell>
          <table:table-cell office:value-type="float" office:value="1319300" table:style-name="ce5">
            <text:p>1’319’300</text:p>
          </table:table-cell>
          <table:table-cell table:style-name="ce3"/>
          <table:table-cell office:value-type="string" table:style-name="ce3">
            <text:p>497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168176.6000000001" table:style-name="ce4">
            <text:p>1’168’176.60</text:p>
          </table:table-cell>
          <table:table-cell office:value-type="float" office:value="-151123" table:style-name="ce5">
            <text:p>-151’1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68</text:p>
          </table:table-cell>
          <table:table-cell office:value-type="string" table:style-name="ce6">
            <text:p>Abschreibungen auf dem Verwaltungsvermög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7095533.409999996" table:style-name="ce7">
            <text:p>37’095’533.41</text:p>
          </table:table-cell>
          <table:table-cell office:value-type="float" office:value="42505300" table:style-name="ce8">
            <text:p>42’505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9918672.189999998" table:style-name="ce7">
            <text:p>39’918’672.19</text:p>
          </table:table-cell>
          <table:table-cell table:style-name="ce7"/>
          <table:table-cell office:value-type="float" office:value="-2586628" table:style-name="ce8">
            <text:p>-2’586’62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383613.23" table:style-name="ce7">
            <text:p>16’383’613.23</text:p>
          </table:table-cell>
          <table:table-cell office:value-type="float" office:value="18108000" table:style-name="ce8">
            <text:p>18’108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6804093.170000002" table:style-name="ce7">
            <text:p>16’804’093.17</text:p>
          </table:table-cell>
          <table:table-cell office:value-type="float" office:value="-1303907" table:style-name="ce8">
            <text:p>-1’303’90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711920.18" table:style-name="ce7">
            <text:p>20’711’920.18</text:p>
          </table:table-cell>
          <table:table-cell office:value-type="float" office:value="24397300" table:style-name="ce8">
            <text:p>24’397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3114579.02" table:style-name="ce7">
            <text:p>23’114’579.02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337464.159999996" table:style-name="ce4">
            <text:p>37’337’464.16</text:p>
          </table:table-cell>
          <table:table-cell office:value-type="float" office:value="42505300" table:style-name="ce5">
            <text:p>42’505’300</text:p>
          </table:table-cell>
          <table:table-cell table:style-name="ce3"/>
          <table:table-cell office:value-type="string" table:style-name="ce3">
            <text:p>331</text:p>
          </table:table-cell>
          <table:table-cell office:value-type="string" table:style-name="ce3">
            <text:p>Abschreibungen auf dem Verwaltungsvermögen, ordentliche</text:p>
          </table:table-cell>
          <table:table-cell office:value-type="float" office:value="39918672.189999998" table:style-name="ce4">
            <text:p>39’918’672.19</text:p>
          </table:table-cell>
          <table:table-cell table:style-name="ce4"/>
          <table:table-cell office:value-type="float" office:value="-2586628" table:style-name="ce5">
            <text:p>-2’586’6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1930.75" table:style-name="ce4">
            <text:p>241’930.75</text:p>
          </table:table-cell>
          <table:table-cell table:style-name="ce5"/>
          <table:table-cell table:style-name="ce3"/>
          <table:table-cell office:value-type="string" table:style-name="ce3">
            <text:p>332</text:p>
          </table:table-cell>
          <table:table-cell office:value-type="string" table:style-name="ce3">
            <text:p>Abschreibungen auf dem Verwaltungsvermögen, zusätzlich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720.2" table:style-name="ce4">
            <text:p>11’720.20</text:p>
          </table:table-cell>
          <table:table-cell table:style-name="ce5"/>
          <table:table-cell table:style-name="ce3"/>
          <table:table-cell office:value-type="string" table:style-name="ce3">
            <text:p>429</text:p>
          </table:table-cell>
          <table:table-cell office:value-type="string" table:style-name="ce3">
            <text:p>Übrige Vermögenserträge</text:p>
          </table:table-cell>
          <table:table-cell table:style-name="ce4"/>
          <table:table-cell office:value-type="float" office:value="20000" table:style-name="ce4">
            <text:p>20’000.00</text:p>
          </table:table-cell>
          <table:table-cell office:value-type="float" office:value="20000" table:style-name="ce5">
            <text:p>20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371893.029999999" table:style-name="ce4">
            <text:p>16’371’893.03</text:p>
          </table:table-cell>
          <table:table-cell office:value-type="float" office:value="18108000" table:style-name="ce5">
            <text:p>18’108’000</text:p>
          </table:table-cell>
          <table:table-cell table:style-name="ce3"/>
          <table:table-cell office:value-type="string" table:style-name="ce3">
            <text:p>498</text:p>
          </table:table-cell>
          <table:table-cell office:value-type="string" table:style-name="ce3">
            <text:p>Intern verrechnete Abschreibungen</text:p>
          </table:table-cell>
          <table:table-cell table:style-name="ce4"/>
          <table:table-cell office:value-type="float" office:value="16784093.170000002" table:style-name="ce4">
            <text:p>16’784’093.17</text:p>
          </table:table-cell>
          <table:table-cell office:value-type="float" office:value="-1323907" table:style-name="ce5">
            <text:p>-1’323’9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69</text:p>
          </table:table-cell>
          <table:table-cell office:value-type="string" table:style-name="ce6">
            <text:p>Verlustscheinbewirtschaftun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426437.87" table:style-name="ce7">
            <text:p>2’426’437.87</text:p>
          </table:table-cell>
          <table:table-cell office:value-type="float" office:value="1319600" table:style-name="ce8">
            <text:p>1’319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649577.82" table:style-name="ce7">
            <text:p>3’649’577.82</text:p>
          </table:table-cell>
          <table:table-cell table:style-name="ce7"/>
          <table:table-cell office:value-type="float" office:value="937078" table:style-name="ce8">
            <text:p>937’07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338600" table:style-name="ce8">
            <text:p>1’338’6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4300" table:style-name="ce8">
            <text:p>54’3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737770.42" table:style-name="ce7">
            <text:p>2’737’770.42</text:p>
          </table:table-cell>
          <table:table-cell office:value-type="float" office:value="1179000" table:style-name="ce8">
            <text:p>1’179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291094.79" table:style-name="ce7">
            <text:p>4’291’094.79</text:p>
          </table:table-cell>
          <table:table-cell office:value-type="float" office:value="3112095" table:style-name="ce8">
            <text:p>3’112’09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533500" table:style-name="ce8">
            <text:p>1’533’5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11332.55" table:style-name="ce7">
            <text:p>311’332.5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641516.97" table:style-name="ce7">
            <text:p>641’516.97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7281.5" table:style-name="ce4">
            <text:p>287’281.50</text:p>
          </table:table-cell>
          <table:table-cell office:value-type="float" office:value="135300" table:style-name="ce5">
            <text:p>135’3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97027.5" table:style-name="ce4">
            <text:p>97’027.50</text:p>
          </table:table-cell>
          <table:table-cell table:style-name="ce4"/>
          <table:table-cell office:value-type="float" office:value="-38273" table:style-name="ce5">
            <text:p>-38’2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730" table:style-name="ce4">
            <text:p>21’730.00</text:p>
          </table:table-cell>
          <table:table-cell office:value-type="float" office:value="10200" table:style-name="ce5">
            <text:p>10’2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7514.65" table:style-name="ce4">
            <text:p>7’514.65</text:p>
          </table:table-cell>
          <table:table-cell table:style-name="ce4"/>
          <table:table-cell office:value-type="float" office:value="-2685" table:style-name="ce5">
            <text:p>-2’6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132.150000000001" table:style-name="ce4">
            <text:p>20’132.15</text:p>
          </table:table-cell>
          <table:table-cell office:value-type="float" office:value="12300" table:style-name="ce5">
            <text:p>12’3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5733.5" table:style-name="ce4">
            <text:p>5’733.50</text:p>
          </table:table-cell>
          <table:table-cell table:style-name="ce4"/>
          <table:table-cell office:value-type="float" office:value="-6567" table:style-name="ce5">
            <text:p>-6’5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25.5" table:style-name="ce4">
            <text:p>1’025.5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629.54999999999995" table:style-name="ce4">
            <text:p>629.55</text:p>
          </table:table-cell>
          <table:table-cell table:style-name="ce4"/>
          <table:table-cell office:value-type="float" office:value="130" table:style-name="ce5">
            <text:p>1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43.5" table:style-name="ce4">
            <text:p>1’343.50</text:p>
          </table:table-cell>
          <table:table-cell office:value-type="float" office:value="5300" table:style-name="ce5">
            <text:p>5’3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108.8" table:style-name="ce4">
            <text:p>1’108.80</text:p>
          </table:table-cell>
          <table:table-cell table:style-name="ce4"/>
          <table:table-cell office:value-type="float" office:value="-4191" table:style-name="ce5">
            <text:p>-4’1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76.9" table:style-name="ce4">
            <text:p>1’676.90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57.55" table:style-name="ce4">
            <text:p>257.55</text:p>
          </table:table-cell>
          <table:table-cell table:style-name="ce4"/>
          <table:table-cell office:value-type="float" office:value="-1242" table:style-name="ce5">
            <text:p>-1’2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704.7" table:style-name="ce4">
            <text:p>57’704.70</text:p>
          </table:table-cell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64264.57" table:style-name="ce4">
            <text:p>64’264.57</text:p>
          </table:table-cell>
          <table:table-cell table:style-name="ce4"/>
          <table:table-cell office:value-type="float" office:value="-35" table:style-name="ce5">
            <text:p>-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4300" table:style-name="ce5">
            <text:p>54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91.37" table:style-name="ce4">
            <text:p>5’591.37</text:p>
          </table:table-cell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622.43" table:style-name="ce4">
            <text:p>1’622.43</text:p>
          </table:table-cell>
          <table:table-cell table:style-name="ce4"/>
          <table:table-cell office:value-type="float" office:value="622" table:style-name="ce5">
            <text:p>6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84361.65" table:style-name="ce4">
            <text:p>884’361.65</text:p>
          </table:table-cell>
          <table:table-cell office:value-type="float" office:value="500000" table:style-name="ce5">
            <text:p>500’000</text:p>
          </table:table-cell>
          <table:table-cell table:style-name="ce3"/>
          <table:table-cell office:value-type="string" table:style-name="ce3">
            <text:p>351</text:p>
          </table:table-cell>
          <table:table-cell office:value-type="string" table:style-name="ce3">
            <text:p>Entschädigungen an Gemeinwesen auf kantonaler Ebene</text:p>
          </table:table-cell>
          <table:table-cell office:value-type="float" office:value="1558525.22" table:style-name="ce4">
            <text:p>1’558’525.22</text:p>
          </table:table-cell>
          <table:table-cell table:style-name="ce4"/>
          <table:table-cell office:value-type="float" office:value="-75" table:style-name="ce5">
            <text:p>-75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4"/>
          <table:table-cell office:value-type="float" office:value="1058600" table:style-name="ce5">
            <text:p>1’058’6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7063.52" table:style-name="ce4">
            <text:p>177’063.52</text:p>
          </table:table-cell>
          <table:table-cell office:value-type="float" office:value="30000" table:style-name="ce5">
            <text:p>30’000</text:p>
          </table:table-cell>
          <table:table-cell table:style-name="ce3"/>
          <table:table-cell office:value-type="string" table:style-name="ce3">
            <text:p>352</text:p>
          </table:table-cell>
          <table:table-cell office:value-type="string" table:style-name="ce3">
            <text:p>Entschädigungen an Gemeinwesen auf kommunaler Ebene</text:p>
          </table:table-cell>
          <table:table-cell office:value-type="float" office:value="309961.55" table:style-name="ce4">
            <text:p>309’961.55</text:p>
          </table:table-cell>
          <table:table-cell table:style-name="ce4"/>
          <table:table-cell office:value-type="float" office:value="-38" table:style-name="ce5">
            <text:p>-3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80000" table:style-name="ce5">
            <text:p>280’0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823.0499999999993" table:style-name="ce4">
            <text:p>9’823.05</text:p>
          </table:table-cell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373</text:p>
          </table:table-cell>
          <table:table-cell office:value-type="string" table:style-name="ce3">
            <text:p>Durchlaufende Beiträge an eigene Unternehmungen</text:p>
          </table:table-cell>
          <table:table-cell office:value-type="float" office:value="22996.35" table:style-name="ce4">
            <text:p>22’996.35</text:p>
          </table:table-cell>
          <table:table-cell table:style-name="ce4"/>
          <table:table-cell office:value-type="float" office:value="12996" table:style-name="ce5">
            <text:p>12’9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2287.79999999999" table:style-name="ce4">
            <text:p>132’287.80</text:p>
          </table:table-cell>
          <table:table-cell office:value-type="float" office:value="30000" table:style-name="ce5">
            <text:p>30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65941.82999999999" table:style-name="ce4">
            <text:p>165’941.83</text:p>
          </table:table-cell>
          <table:table-cell table:style-name="ce4"/>
          <table:table-cell office:value-type="float" office:value="135942" table:style-name="ce5">
            <text:p>135’9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26416.23" table:style-name="ce4">
            <text:p>826’416.23</text:p>
          </table:table-cell>
          <table:table-cell office:value-type="float" office:value="503500" table:style-name="ce5">
            <text:p>503’5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413994.32" table:style-name="ce4">
            <text:p>1’413’994.32</text:p>
          </table:table-cell>
          <table:table-cell table:style-name="ce4"/>
          <table:table-cell office:value-type="float" office:value="910494" table:style-name="ce5">
            <text:p>910’4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0000" table:style-name="ce5">
            <text:p>70’000</text:p>
          </table:table-cell>
          <table:table-cell table:style-name="ce3"/>
          <table:table-cell office:value-type="string" table:style-name="ce3">
            <text:p>394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office:value-type="float" office:value="-70000" table:style-name="ce5">
            <text:p>-70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31.8" table:style-name="ce4">
            <text:p>1’831.80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992.4" table:style-name="ce4">
            <text:p>992.40</text:p>
          </table:table-cell>
          <table:table-cell office:value-type="float" office:value="-508" table:style-name="ce5">
            <text:p>-5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6790.8" table:style-name="ce4">
            <text:p>96’790.80</text:p>
          </table:table-cell>
          <table:table-cell office:value-type="float" office:value="60000" table:style-name="ce5">
            <text:p>60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73361.61" table:style-name="ce4">
            <text:p>173’361.61</text:p>
          </table:table-cell>
          <table:table-cell office:value-type="float" office:value="113362" table:style-name="ce5">
            <text:p>113’3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20900.77" table:style-name="ce4">
            <text:p>2’320’900.77</text:p>
          </table:table-cell>
          <table:table-cell office:value-type="float" office:value="1000000" table:style-name="ce5">
            <text:p>1’000’000</text:p>
          </table:table-cell>
          <table:table-cell table:style-name="ce3"/>
          <table:table-cell office:value-type="string" table:style-name="ce3">
            <text:p>439</text:p>
          </table:table-cell>
          <table:table-cell office:value-type="string" table:style-name="ce3">
            <text:p>Übrige Entgelte</text:p>
          </table:table-cell>
          <table:table-cell table:style-name="ce4"/>
          <table:table-cell office:value-type="float" office:value="3971560.03" table:style-name="ce4">
            <text:p>3’971’560.03</text:p>
          </table:table-cell>
          <table:table-cell office:value-type="float" office:value="2971560" table:style-name="ce5">
            <text:p>2’971’5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823.0499999999993" table:style-name="ce4">
            <text:p>9’823.05</text:p>
          </table:table-cell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473</text:p>
          </table:table-cell>
          <table:table-cell office:value-type="string" table:style-name="ce3">
            <text:p>Durchlaufende Beiträge von eigenen Unternehmungen</text:p>
          </table:table-cell>
          <table:table-cell table:style-name="ce4"/>
          <table:table-cell office:value-type="float" office:value="22996.35" table:style-name="ce4">
            <text:p>22’996.35</text:p>
          </table:table-cell>
          <table:table-cell office:value-type="float" office:value="12996" table:style-name="ce5">
            <text:p>12’9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91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025.0999999999999" table:style-name="ce4">
            <text:p>1’025.10</text:p>
          </table:table-cell>
          <table:table-cell office:value-type="float" office:value="1025" table:style-name="ce5">
            <text:p>1’0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8424" table:style-name="ce4">
            <text:p>308’424.00</text:p>
          </table:table-cell>
          <table:table-cell office:value-type="float" office:value="100000" table:style-name="ce5">
            <text:p>100’000</text:p>
          </table:table-cell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21159.3" table:style-name="ce4">
            <text:p>121’159.30</text:p>
          </table:table-cell>
          <table:table-cell office:value-type="float" office:value="21159" table:style-name="ce5">
            <text:p>21’1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500" table:style-name="ce5">
            <text:p>7’500</text:p>
          </table:table-cell>
          <table:table-cell table:style-name="ce3"/>
          <table:table-cell office:value-type="string" table:style-name="ce3">
            <text:p>494</text:p>
          </table:table-cell>
          <table:table-cell office:value-type="string" table:style-name="ce3">
            <text:p>Intern verrechneter Ertrag</text:p>
          </table:table-cell>
          <table:table-cell table:number-columns-repeated="2" table:style-name="ce4"/>
          <table:table-cell office:value-type="float" office:value="-7500" table:style-name="ce5">
            <text:p>-7’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7</text:p>
          </table:table-cell>
          <table:table-cell office:value-type="string" table:style-name="ce6">
            <text:p>Personal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622956.65" table:style-name="ce7">
            <text:p>11’622’956.65</text:p>
          </table:table-cell>
          <table:table-cell office:value-type="float" office:value="13630800" table:style-name="ce8">
            <text:p>13’630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5934104.33" table:style-name="ce7">
            <text:p>15’934’104.33</text:p>
          </table:table-cell>
          <table:table-cell table:style-name="ce7"/>
          <table:table-cell office:value-type="float" office:value="-97896" table:style-name="ce8">
            <text:p>-97’89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258000" table:style-name="ce8">
            <text:p>2’258’0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3200" table:style-name="ce8">
            <text:p>143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60797.93" table:style-name="ce7">
            <text:p>360’797.93</text:p>
          </table:table-cell>
          <table:table-cell office:value-type="float" office:value="755100" table:style-name="ce8">
            <text:p>755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71902.11" table:style-name="ce7">
            <text:p>371’902.11</text:p>
          </table:table-cell>
          <table:table-cell office:value-type="float" office:value="-383198" table:style-name="ce8">
            <text:p>-383’19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262158.720000001" table:style-name="ce7">
            <text:p>11’262’158.72</text:p>
          </table:table-cell>
          <table:table-cell office:value-type="float" office:value="15276900" table:style-name="ce8">
            <text:p>15’276’9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5562202.220000001" table:style-name="ce7">
            <text:p>15’562’202.22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7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984811.29" table:style-name="ce7">
            <text:p>1’984’811.29</text:p>
          </table:table-cell>
          <table:table-cell office:value-type="float" office:value="2355000" table:style-name="ce8">
            <text:p>2’355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366185.19" table:style-name="ce7">
            <text:p>2’366’185.19</text:p>
          </table:table-cell>
          <table:table-cell table:style-name="ce7"/>
          <table:table-cell office:value-type="float" office:value="11185" table:style-name="ce8">
            <text:p>11’18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8412.1" table:style-name="ce7">
            <text:p>38’412.10</text:p>
          </table:table-cell>
          <table:table-cell office:value-type="float" office:value="33400" table:style-name="ce8">
            <text:p>33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4193" table:style-name="ce7">
            <text:p>34’193.00</text:p>
          </table:table-cell>
          <table:table-cell office:value-type="float" office:value="793" table:style-name="ce8">
            <text:p>79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946399.19" table:style-name="ce7">
            <text:p>1’946’399.19</text:p>
          </table:table-cell>
          <table:table-cell office:value-type="float" office:value="2321600" table:style-name="ce8">
            <text:p>2’321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331992.19" table:style-name="ce7">
            <text:p>2’331’992.1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81442.3999999999" table:style-name="ce4">
            <text:p>1’281’442.40</text:p>
          </table:table-cell>
          <table:table-cell office:value-type="float" office:value="1567900" table:style-name="ce5">
            <text:p>1’567’9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546588" table:style-name="ce4">
            <text:p>1’546’588.00</text:p>
          </table:table-cell>
          <table:table-cell table:style-name="ce4"/>
          <table:table-cell office:value-type="float" office:value="-21312" table:style-name="ce5">
            <text:p>-21’3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5378.95" table:style-name="ce4">
            <text:p>95’378.95</text:p>
          </table:table-cell>
          <table:table-cell office:value-type="float" office:value="113700" table:style-name="ce5">
            <text:p>113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15608.35" table:style-name="ce4">
            <text:p>115’608.35</text:p>
          </table:table-cell>
          <table:table-cell table:style-name="ce4"/>
          <table:table-cell office:value-type="float" office:value="1908" table:style-name="ce5">
            <text:p>1’9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1397.70000000001" table:style-name="ce4">
            <text:p>141’397.70</text:p>
          </table:table-cell>
          <table:table-cell office:value-type="float" office:value="139500" table:style-name="ce5">
            <text:p>139’5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73601.85" table:style-name="ce4">
            <text:p>173’601.85</text:p>
          </table:table-cell>
          <table:table-cell table:style-name="ce4"/>
          <table:table-cell office:value-type="float" office:value="34102" table:style-name="ce5">
            <text:p>34’1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20.3" table:style-name="ce4">
            <text:p>5’020.30</text:p>
          </table:table-cell>
          <table:table-cell office:value-type="float" office:value="8900" table:style-name="ce5">
            <text:p>8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9736.35" table:style-name="ce4">
            <text:p>9’736.35</text:p>
          </table:table-cell>
          <table:table-cell table:style-name="ce4"/>
          <table:table-cell office:value-type="float" office:value="836" table:style-name="ce5">
            <text:p>8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1441.11" table:style-name="ce4">
            <text:p>211’441.11</text:p>
          </table:table-cell>
          <table:table-cell office:value-type="float" office:value="250000" table:style-name="ce5">
            <text:p>250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244171.55" table:style-name="ce4">
            <text:p>244’171.55</text:p>
          </table:table-cell>
          <table:table-cell table:style-name="ce4"/>
          <table:table-cell office:value-type="float" office:value="-5828" table:style-name="ce5">
            <text:p>-5’8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043.3" table:style-name="ce4">
            <text:p>8’043.30</text:p>
          </table:table-cell>
          <table:table-cell office:value-type="float" office:value="12000" table:style-name="ce5">
            <text:p>12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9802.25" table:style-name="ce4">
            <text:p>9’802.25</text:p>
          </table:table-cell>
          <table:table-cell table:style-name="ce4"/>
          <table:table-cell office:value-type="float" office:value="-2198" table:style-name="ce5">
            <text:p>-2’1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60" table:style-name="ce4">
            <text:p>1’860.00</text:p>
          </table:table-cell>
          <table:table-cell office:value-type="float" office:value="8600" table:style-name="ce5">
            <text:p>8’6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8361.7000000000007" table:style-name="ce4">
            <text:p>8’361.70</text:p>
          </table:table-cell>
          <table:table-cell table:style-name="ce4"/>
          <table:table-cell office:value-type="float" office:value="-238" table:style-name="ce5">
            <text:p>-23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31.05" table:style-name="ce4">
            <text:p>1’831.05</text:p>
          </table:table-cell>
          <table:table-cell office:value-type="float" office:value="2500" table:style-name="ce5">
            <text:p>2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532.35" table:style-name="ce4">
            <text:p>1’532.35</text:p>
          </table:table-cell>
          <table:table-cell table:style-name="ce4"/>
          <table:table-cell office:value-type="float" office:value="-968" table:style-name="ce5">
            <text:p>-9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7062.45" table:style-name="ce4">
            <text:p>217’062.45</text:p>
          </table:table-cell>
          <table:table-cell office:value-type="float" office:value="229600" table:style-name="ce5">
            <text:p>229’6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33274.55" table:style-name="ce4">
            <text:p>233’274.55</text:p>
          </table:table-cell>
          <table:table-cell table:style-name="ce4"/>
          <table:table-cell office:value-type="float" office:value="3675" table:style-name="ce5">
            <text:p>3’6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98.44" table:style-name="ce4">
            <text:p>7’098.44</text:p>
          </table:table-cell>
          <table:table-cell office:value-type="float" office:value="8000" table:style-name="ce5">
            <text:p>8’0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6079.76" table:style-name="ce4">
            <text:p>6’079.76</text:p>
          </table:table-cell>
          <table:table-cell table:style-name="ce4"/>
          <table:table-cell office:value-type="float" office:value="-1920" table:style-name="ce5">
            <text:p>-1’9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235.59" table:style-name="ce4">
            <text:p>14’235.59</text:p>
          </table:table-cell>
          <table:table-cell office:value-type="float" office:value="14300" table:style-name="ce5">
            <text:p>14’3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7428.48" table:style-name="ce4">
            <text:p>17’428.48</text:p>
          </table:table-cell>
          <table:table-cell table:style-name="ce4"/>
          <table:table-cell office:value-type="float" office:value="3128" table:style-name="ce5">
            <text:p>3’1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800" table:style-name="ce4">
            <text:p>25’800.00</text:p>
          </table:table-cell>
          <table:table-cell office:value-type="float" office:value="22200" table:style-name="ce5">
            <text:p>22’2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4194" table:style-name="ce4">
            <text:p>34’194.00</text:p>
          </table:table-cell>
          <table:table-cell office:value-type="float" office:value="11994" table:style-name="ce5">
            <text:p>11’9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612.1" table:style-name="ce4">
            <text:p>12’612.10</text:p>
          </table:table-cell>
          <table:table-cell office:value-type="float" office:value="11200" table:style-name="ce5">
            <text:p>11’2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-1" table:style-name="ce4">
            <text:p>-1.00</text:p>
          </table:table-cell>
          <table:table-cell office:value-type="float" office:value="11201" table:style-name="ce5">
            <text:p>11’2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71</text:p>
          </table:table-cell>
          <table:table-cell office:value-type="string" table:style-name="ce6">
            <text:p>Lehrlinge und Praktikumsstell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362473" table:style-name="ce7">
            <text:p>2’362’473.00</text:p>
          </table:table-cell>
          <table:table-cell office:value-type="float" office:value="2512300" table:style-name="ce8">
            <text:p>2’512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419804.2999999998" table:style-name="ce7">
            <text:p>2’419’804.30</text:p>
          </table:table-cell>
          <table:table-cell table:style-name="ce7"/>
          <table:table-cell office:value-type="float" office:value="-92496" table:style-name="ce8">
            <text:p>-92’49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9426.2" table:style-name="ce7">
            <text:p>29’426.20</text:p>
          </table:table-cell>
          <table:table-cell office:value-type="float" office:value="5000" table:style-name="ce8">
            <text:p>5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3193" table:style-name="ce7">
            <text:p>13’193.00</text:p>
          </table:table-cell>
          <table:table-cell office:value-type="float" office:value="8193" table:style-name="ce8">
            <text:p>8’19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333046.7999999998" table:style-name="ce7">
            <text:p>2’333’046.80</text:p>
          </table:table-cell>
          <table:table-cell office:value-type="float" office:value="2507300" table:style-name="ce8">
            <text:p>2’507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406611.2999999998" table:style-name="ce7">
            <text:p>2’406’611.3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64565.05" table:style-name="ce4">
            <text:p>1’964’565.05</text:p>
          </table:table-cell>
          <table:table-cell office:value-type="float" office:value="2054000" table:style-name="ce5">
            <text:p>2’054’0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009782.95" table:style-name="ce4">
            <text:p>2’009’782.95</text:p>
          </table:table-cell>
          <table:table-cell table:style-name="ce4"/>
          <table:table-cell office:value-type="float" office:value="-44217" table:style-name="ce5">
            <text:p>-44’2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5352.1" table:style-name="ce4">
            <text:p>125’352.10</text:p>
          </table:table-cell>
          <table:table-cell office:value-type="float" office:value="152800" table:style-name="ce5">
            <text:p>152’8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27983.6" table:style-name="ce4">
            <text:p>127’983.60</text:p>
          </table:table-cell>
          <table:table-cell table:style-name="ce4"/>
          <table:table-cell office:value-type="float" office:value="-24816" table:style-name="ce5">
            <text:p>-24’8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265.400000000001" table:style-name="ce4">
            <text:p>19’265.40</text:p>
          </table:table-cell>
          <table:table-cell office:value-type="float" office:value="20000" table:style-name="ce5">
            <text:p>20’0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4061.2" table:style-name="ce4">
            <text:p>14’061.20</text:p>
          </table:table-cell>
          <table:table-cell table:style-name="ce4"/>
          <table:table-cell office:value-type="float" office:value="-5939" table:style-name="ce5">
            <text:p>-5’9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190.4" table:style-name="ce4">
            <text:p>10’190.40</text:p>
          </table:table-cell>
          <table:table-cell office:value-type="float" office:value="13300" table:style-name="ce5">
            <text:p>13’3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3212.9" table:style-name="ce4">
            <text:p>13’212.90</text:p>
          </table:table-cell>
          <table:table-cell table:style-name="ce4"/>
          <table:table-cell office:value-type="float" office:value="-87" table:style-name="ce5">
            <text:p>-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6493.05" table:style-name="ce4">
            <text:p>186’493.05</text:p>
          </table:table-cell>
          <table:table-cell office:value-type="float" office:value="206700" table:style-name="ce5">
            <text:p>206’7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98355.55" table:style-name="ce4">
            <text:p>198’355.55</text:p>
          </table:table-cell>
          <table:table-cell table:style-name="ce4"/>
          <table:table-cell office:value-type="float" office:value="-8344" table:style-name="ce5">
            <text:p>-8’3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4565.699999999997" table:style-name="ce4">
            <text:p>34’565.70</text:p>
          </table:table-cell>
          <table:table-cell office:value-type="float" office:value="42300" table:style-name="ce5">
            <text:p>42’3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2842.400000000001" table:style-name="ce4">
            <text:p>32’842.40</text:p>
          </table:table-cell>
          <table:table-cell table:style-name="ce4"/>
          <table:table-cell office:value-type="float" office:value="-9458" table:style-name="ce5">
            <text:p>-9’4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55.3" table:style-name="ce4">
            <text:p>4’155.30</text:p>
          </table:table-cell>
          <table:table-cell office:value-type="float" office:value="4700" table:style-name="ce5">
            <text:p>4’7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4848.1000000000004" table:style-name="ce4">
            <text:p>4’848.10</text:p>
          </table:table-cell>
          <table:table-cell table:style-name="ce4"/>
          <table:table-cell office:value-type="float" office:value="148" table:style-name="ce5">
            <text:p>1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306.099999999999" table:style-name="ce4">
            <text:p>17’306.10</text:p>
          </table:table-cell>
          <table:table-cell office:value-type="float" office:value="17600" table:style-name="ce5">
            <text:p>17’6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8047.5" table:style-name="ce4">
            <text:p>18’047.50</text:p>
          </table:table-cell>
          <table:table-cell table:style-name="ce4"/>
          <table:table-cell office:value-type="float" office:value="448" table:style-name="ce5">
            <text:p>4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9.9" table:style-name="ce4">
            <text:p>579.90</text:p>
          </table:table-cell>
          <table:table-cell office:value-type="float" office:value="900" table:style-name="ce5">
            <text:p>9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670.1" table:style-name="ce4">
            <text:p>670.10</text:p>
          </table:table-cell>
          <table:table-cell table:style-name="ce4"/>
          <table:table-cell office:value-type="float" office:value="-230" table:style-name="ce5">
            <text:p>-2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426.2" table:style-name="ce4">
            <text:p>29’426.20</text:p>
          </table:table-cell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3193" table:style-name="ce4">
            <text:p>13’193.00</text:p>
          </table:table-cell>
          <table:table-cell office:value-type="float" office:value="8193" table:style-name="ce5">
            <text:p>8’1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72</text:p>
          </table:table-cell>
          <table:table-cell office:value-type="string" table:style-name="ce6">
            <text:p>Ausbildung und Informatio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6061.54" table:style-name="ce7">
            <text:p>186’061.54</text:p>
          </table:table-cell>
          <table:table-cell office:value-type="float" office:value="246900" table:style-name="ce8">
            <text:p>246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15929.38" table:style-name="ce7">
            <text:p>215’929.38</text:p>
          </table:table-cell>
          <table:table-cell table:style-name="ce7"/>
          <table:table-cell office:value-type="float" office:value="-30971" table:style-name="ce8">
            <text:p>-30’97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9900" table:style-name="ce7">
            <text:p>39’900.00</text:p>
          </table:table-cell>
          <table:table-cell office:value-type="float" office:value="14000" table:style-name="ce8">
            <text:p>14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4850" table:style-name="ce7">
            <text:p>34’850.00</text:p>
          </table:table-cell>
          <table:table-cell office:value-type="float" office:value="20850" table:style-name="ce8">
            <text:p>20’85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6161.54" table:style-name="ce7">
            <text:p>146’161.54</text:p>
          </table:table-cell>
          <table:table-cell office:value-type="float" office:value="232900" table:style-name="ce8">
            <text:p>232’9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81079.38" table:style-name="ce7">
            <text:p>181’079.38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171.5999999999999" table:style-name="ce4">
            <text:p>1’171.60</text:p>
          </table:table-cell>
          <table:table-cell table:style-name="ce4"/>
          <table:table-cell office:value-type="float" office:value="1172" table:style-name="ce5">
            <text:p>1’1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0" table:style-name="ce5">
            <text:p>1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86.15" table:style-name="ce4">
            <text:p>86.15</text:p>
          </table:table-cell>
          <table:table-cell table:style-name="ce4"/>
          <table:table-cell office:value-type="float" office:value="-14" table:style-name="ce5">
            <text:p>-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.0499999999999998" table:style-name="ce4">
            <text:p>2.05</text:p>
          </table:table-cell>
          <table:table-cell table:style-name="ce4"/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1331.64" table:style-name="ce4">
            <text:p>181’331.64</text:p>
          </table:table-cell>
          <table:table-cell office:value-type="float" office:value="240300" table:style-name="ce5">
            <text:p>240’3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209477.04" table:style-name="ce4">
            <text:p>209’477.04</text:p>
          </table:table-cell>
          <table:table-cell table:style-name="ce4"/>
          <table:table-cell office:value-type="float" office:value="-30823" table:style-name="ce5">
            <text:p>-30’8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office:value-type="float" office:value="-1500" table:style-name="ce5">
            <text:p>-1’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29.8999999999996" table:style-name="ce4">
            <text:p>4’729.90</text:p>
          </table:table-cell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5192.54" table:style-name="ce4">
            <text:p>5’192.54</text:p>
          </table:table-cell>
          <table:table-cell table:style-name="ce4"/>
          <table:table-cell office:value-type="float" office:value="193" table:style-name="ce5">
            <text:p>1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900" table:style-name="ce4">
            <text:p>39’900.00</text:p>
          </table:table-cell>
          <table:table-cell office:value-type="float" office:value="14000" table:style-name="ce5">
            <text:p>14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4850" table:style-name="ce4">
            <text:p>34’850.00</text:p>
          </table:table-cell>
          <table:table-cell office:value-type="float" office:value="20850" table:style-name="ce5">
            <text:p>20’8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73</text:p>
          </table:table-cell>
          <table:table-cell office:value-type="string" table:style-name="ce6">
            <text:p>Nicht aufteilbarer Personalaufwand und -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971941.5999999996" table:style-name="ce7">
            <text:p>6’971’941.60</text:p>
          </table:table-cell>
          <table:table-cell office:value-type="float" office:value="8385700" table:style-name="ce8">
            <text:p>8’385’7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0809414.039999999" table:style-name="ce7">
            <text:p>10’809’414.04</text:p>
          </table:table-cell>
          <table:table-cell table:style-name="ce7"/>
          <table:table-cell office:value-type="float" office:value="22514" table:style-name="ce8">
            <text:p>22’51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258000" table:style-name="ce8">
            <text:p>2’258’0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3200" table:style-name="ce8">
            <text:p>143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6105" table:style-name="ce7">
            <text:p>156’105.00</text:p>
          </table:table-cell>
          <table:table-cell office:value-type="float" office:value="603200" table:style-name="ce8">
            <text:p>603’2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91418.45" table:style-name="ce7">
            <text:p>191’418.45</text:p>
          </table:table-cell>
          <table:table-cell office:value-type="float" office:value="-411782" table:style-name="ce8">
            <text:p>-411’78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815836.5999999996" table:style-name="ce7">
            <text:p>6’815’836.60</text:p>
          </table:table-cell>
          <table:table-cell office:value-type="float" office:value="10183700" table:style-name="ce8">
            <text:p>10’183’7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0617995.59" table:style-name="ce7">
            <text:p>10’617’995.5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6587.4" table:style-name="ce4">
            <text:p>946’587.40</text:p>
          </table:table-cell>
          <table:table-cell office:value-type="float" office:value="1256500" table:style-name="ce5">
            <text:p>1’256’5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384957.05" table:style-name="ce4">
            <text:p>1’384’957.05</text:p>
          </table:table-cell>
          <table:table-cell table:style-name="ce4"/>
          <table:table-cell office:value-type="float" office:value="-14743" table:style-name="ce5">
            <text:p>-14’7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43200" table:style-name="ce5">
            <text:p>143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8059.350000000006" table:style-name="ce4">
            <text:p>78’059.35</text:p>
          </table:table-cell>
          <table:table-cell office:value-type="float" office:value="73900" table:style-name="ce5">
            <text:p>73’9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01538.8" table:style-name="ce4">
            <text:p>101’538.80</text:p>
          </table:table-cell>
          <table:table-cell table:style-name="ce4"/>
          <table:table-cell office:value-type="float" office:value="27639" table:style-name="ce5">
            <text:p>27’6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1379.649999999994" table:style-name="ce4">
            <text:p>71’379.65</text:p>
          </table:table-cell>
          <table:table-cell office:value-type="float" office:value="88900" table:style-name="ce5">
            <text:p>88’9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12886.65" table:style-name="ce4">
            <text:p>112’886.65</text:p>
          </table:table-cell>
          <table:table-cell table:style-name="ce4"/>
          <table:table-cell office:value-type="float" office:value="23987" table:style-name="ce5">
            <text:p>23’9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523.9" table:style-name="ce4">
            <text:p>7’523.90</text:p>
          </table:table-cell>
          <table:table-cell office:value-type="float" office:value="6900" table:style-name="ce5">
            <text:p>6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1801.05" table:style-name="ce4">
            <text:p>11’801.05</text:p>
          </table:table-cell>
          <table:table-cell table:style-name="ce4"/>
          <table:table-cell office:value-type="float" office:value="4901" table:style-name="ce5">
            <text:p>4’9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64" table:style-name="ce4">
            <text:p>1’064.00</text:p>
          </table:table-cell>
          <table:table-cell office:value-type="float" office:value="600" table:style-name="ce5">
            <text:p>6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1435" table:style-name="ce4">
            <text:p>1’435.00</text:p>
          </table:table-cell>
          <table:table-cell table:style-name="ce4"/>
          <table:table-cell office:value-type="float" office:value="835" table:style-name="ce5">
            <text:p>8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72338" table:style-name="ce4">
            <text:p>5’572’338.00</text:p>
          </table:table-cell>
          <table:table-cell office:value-type="float" office:value="6630000" table:style-name="ce5">
            <text:p>6’630’000</text:p>
          </table:table-cell>
          <table:table-cell table:style-name="ce3"/>
          <table:table-cell office:value-type="string" table:style-name="ce3">
            <text:p>307</text:p>
          </table:table-cell>
          <table:table-cell office:value-type="string" table:style-name="ce3">
            <text:p>Besondere Rentenleistungen</text:p>
          </table:table-cell>
          <table:table-cell office:value-type="float" office:value="8887965.0999999996" table:style-name="ce4">
            <text:p>8’887’965.10</text:p>
          </table:table-cell>
          <table:table-cell table:style-name="ce4"/>
          <table:table-cell office:value-type="float" office:value="-35" table:style-name="ce5">
            <text:p>-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258000" table:style-name="ce5">
            <text:p>2’258’0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3440" table:style-name="ce4">
            <text:p>213’440.00</text:p>
          </table:table-cell>
          <table:table-cell office:value-type="float" office:value="237500" table:style-name="ce5">
            <text:p>237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217854.39" table:style-name="ce4">
            <text:p>217’854.39</text:p>
          </table:table-cell>
          <table:table-cell table:style-name="ce4"/>
          <table:table-cell office:value-type="float" office:value="-19646" table:style-name="ce5">
            <text:p>-19’6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office:value-type="float" office:value="-400" table:style-name="ce5">
            <text:p>-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1549.3" table:style-name="ce4">
            <text:p>81’549.30</text:p>
          </table:table-cell>
          <table:table-cell office:value-type="float" office:value="86000" table:style-name="ce5">
            <text:p>86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89400.75" table:style-name="ce4">
            <text:p>89’400.75</text:p>
          </table:table-cell>
          <table:table-cell table:style-name="ce4"/>
          <table:table-cell office:value-type="float" office:value="3401" table:style-name="ce5">
            <text:p>3’4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575.25" table:style-name="ce4">
            <text:p>1’575.25</text:p>
          </table:table-cell>
          <table:table-cell table:style-name="ce4"/>
          <table:table-cell office:value-type="float" office:value="-3425" table:style-name="ce5">
            <text:p>-3’4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6105" table:style-name="ce4">
            <text:p>156’105.00</text:p>
          </table:table-cell>
          <table:table-cell office:value-type="float" office:value="603200" table:style-name="ce5">
            <text:p>603’2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91418.45" table:style-name="ce4">
            <text:p>191’418.45</text:p>
          </table:table-cell>
          <table:table-cell office:value-type="float" office:value="-411782" table:style-name="ce5">
            <text:p>-411’7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74</text:p>
          </table:table-cell>
          <table:table-cell office:value-type="string" table:style-name="ce6">
            <text:p>Caféteria Rathaus und Amtshau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7669.22" table:style-name="ce7">
            <text:p>117’669.22</text:p>
          </table:table-cell>
          <table:table-cell office:value-type="float" office:value="130900" table:style-name="ce8">
            <text:p>130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22771.42" table:style-name="ce7">
            <text:p>122’771.42</text:p>
          </table:table-cell>
          <table:table-cell table:style-name="ce7"/>
          <table:table-cell office:value-type="float" office:value="-8129" table:style-name="ce8">
            <text:p>-8’12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6954.63" table:style-name="ce7">
            <text:p>96’954.63</text:p>
          </table:table-cell>
          <table:table-cell office:value-type="float" office:value="99500" table:style-name="ce8">
            <text:p>99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98247.66" table:style-name="ce7">
            <text:p>98’247.66</text:p>
          </table:table-cell>
          <table:table-cell office:value-type="float" office:value="-1252" table:style-name="ce8">
            <text:p>-1’25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714.59" table:style-name="ce7">
            <text:p>20’714.59</text:p>
          </table:table-cell>
          <table:table-cell office:value-type="float" office:value="31400" table:style-name="ce8">
            <text:p>31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4523.759999999998" table:style-name="ce7">
            <text:p>24’523.76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6103.15" table:style-name="ce4">
            <text:p>46’103.15</text:p>
          </table:table-cell>
          <table:table-cell office:value-type="float" office:value="60000" table:style-name="ce5">
            <text:p>60’0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44551.6" table:style-name="ce4">
            <text:p>44’551.60</text:p>
          </table:table-cell>
          <table:table-cell table:style-name="ce4"/>
          <table:table-cell office:value-type="float" office:value="-15448" table:style-name="ce5">
            <text:p>-15’4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92.7" table:style-name="ce4">
            <text:p>3’292.70</text:p>
          </table:table-cell>
          <table:table-cell office:value-type="float" office:value="4500" table:style-name="ce5">
            <text:p>4’5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300.95" table:style-name="ce4">
            <text:p>3’300.95</text:p>
          </table:table-cell>
          <table:table-cell table:style-name="ce4"/>
          <table:table-cell office:value-type="float" office:value="-1199" table:style-name="ce5">
            <text:p>-1’1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46.0500000000002" table:style-name="ce4">
            <text:p>2’346.05</text:p>
          </table:table-cell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902.7" table:style-name="ce4">
            <text:p>2’902.70</text:p>
          </table:table-cell>
          <table:table-cell table:style-name="ce4"/>
          <table:table-cell office:value-type="float" office:value="2903" table:style-name="ce5">
            <text:p>2’9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6.35" table:style-name="ce4">
            <text:p>166.35</text:p>
          </table:table-cell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56" table:style-name="ce4">
            <text:p>256.00</text:p>
          </table:table-cell>
          <table:table-cell table:style-name="ce4"/>
          <table:table-cell office:value-type="float" office:value="-44" table:style-name="ce5">
            <text:p>-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05.1" table:style-name="ce4">
            <text:p>905.10</text:p>
          </table:table-cell>
          <table:table-cell office:value-type="float" office:value="900" table:style-name="ce5">
            <text:p>9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932.4" table:style-name="ce4">
            <text:p>932.40</text:p>
          </table:table-cell>
          <table:table-cell table:style-name="ce4"/>
          <table:table-cell office:value-type="float" office:value="32" table:style-name="ce5">
            <text:p>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4594.57" table:style-name="ce4">
            <text:p>64’594.57</text:p>
          </table:table-cell>
          <table:table-cell office:value-type="float" office:value="64700" table:style-name="ce5">
            <text:p>64’7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70602.77" table:style-name="ce4">
            <text:p>70’602.77</text:p>
          </table:table-cell>
          <table:table-cell table:style-name="ce4"/>
          <table:table-cell office:value-type="float" office:value="5903" table:style-name="ce5">
            <text:p>5’9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1.3" table:style-name="ce4">
            <text:p>261.3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25" table:style-name="ce4">
            <text:p>225.00</text:p>
          </table:table-cell>
          <table:table-cell table:style-name="ce4"/>
          <table:table-cell office:value-type="float" office:value="-275" table:style-name="ce5">
            <text:p>-2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4734.100000000006" table:style-name="ce4">
            <text:p>74’734.10</text:p>
          </table:table-cell>
          <table:table-cell office:value-type="float" office:value="76000" table:style-name="ce5">
            <text:p>76’0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73474" table:style-name="ce4">
            <text:p>73’474.00</text:p>
          </table:table-cell>
          <table:table-cell office:value-type="float" office:value="-2526" table:style-name="ce5">
            <text:p>-2’5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31" table:style-name="ce4">
            <text:p>2’031.00</text:p>
          </table:table-cell>
          <table:table-cell office:value-type="float" office:value="3000" table:style-name="ce5">
            <text:p>3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250" table:style-name="ce4">
            <text:p>1’250.00</text:p>
          </table:table-cell>
          <table:table-cell office:value-type="float" office:value="-1750" table:style-name="ce5">
            <text:p>-1’7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189.53" table:style-name="ce4">
            <text:p>20’189.53</text:p>
          </table:table-cell>
          <table:table-cell office:value-type="float" office:value="20500" table:style-name="ce5">
            <text:p>20’500</text:p>
          </table:table-cell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23523.66" table:style-name="ce4">
            <text:p>23’523.66</text:p>
          </table:table-cell>
          <table:table-cell office:value-type="float" office:value="3024" table:style-name="ce5">
            <text:p>3’0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8</text:p>
          </table:table-cell>
          <table:table-cell office:value-type="string" table:style-name="ce6">
            <text:p>Informatikdienste St.Gall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218556.93" table:style-name="ce7">
            <text:p>10’218’556.93</text:p>
          </table:table-cell>
          <table:table-cell office:value-type="float" office:value="11527600" table:style-name="ce8">
            <text:p>11’527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9854023.75" table:style-name="ce7">
            <text:p>9’854’023.75</text:p>
          </table:table-cell>
          <table:table-cell table:style-name="ce7"/>
          <table:table-cell office:value-type="float" office:value="-1673576" table:style-name="ce8">
            <text:p>-1’673’57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338345.1" table:style-name="ce7">
            <text:p>10’338’345.10</text:p>
          </table:table-cell>
          <table:table-cell office:value-type="float" office:value="10091500" table:style-name="ce8">
            <text:p>10’091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9885180.8399999999" table:style-name="ce7">
            <text:p>9’885’180.84</text:p>
          </table:table-cell>
          <table:table-cell office:value-type="float" office:value="-206319" table:style-name="ce8">
            <text:p>-206’31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36100" table:style-name="ce8">
            <text:p>1’436’1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9788.17" table:style-name="ce7">
            <text:p>119’788.17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31157.09" table:style-name="ce7">
            <text:p>31’157.09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8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984471.2199999997" table:style-name="ce7">
            <text:p>5’984’471.22</text:p>
          </table:table-cell>
          <table:table-cell office:value-type="float" office:value="6238800" table:style-name="ce8">
            <text:p>6’238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081139.1500000004" table:style-name="ce7">
            <text:p>6’081’139.15</text:p>
          </table:table-cell>
          <table:table-cell table:style-name="ce7"/>
          <table:table-cell office:value-type="float" office:value="-157661" table:style-name="ce8">
            <text:p>-157’66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920550.1200000001" table:style-name="ce7">
            <text:p>7’920’550.12</text:p>
          </table:table-cell>
          <table:table-cell office:value-type="float" office:value="7685300" table:style-name="ce8">
            <text:p>7’685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7718226.21" table:style-name="ce7">
            <text:p>7’718’226.21</text:p>
          </table:table-cell>
          <table:table-cell office:value-type="float" office:value="32926" table:style-name="ce8">
            <text:p>32’92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936078.9" table:style-name="ce7">
            <text:p>1’936’078.90</text:p>
          </table:table-cell>
          <table:table-cell office:value-type="float" office:value="1446500" table:style-name="ce8">
            <text:p>1’446’5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1637087.06" table:style-name="ce7">
            <text:p>1’637’087.06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12712.6500000004" table:style-name="ce4">
            <text:p>4’912’712.65</text:p>
          </table:table-cell>
          <table:table-cell office:value-type="float" office:value="5002800" table:style-name="ce5">
            <text:p>5’002’8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4988924.45" table:style-name="ce4">
            <text:p>4’988’924.45</text:p>
          </table:table-cell>
          <table:table-cell table:style-name="ce4"/>
          <table:table-cell office:value-type="float" office:value="-13876" table:style-name="ce5">
            <text:p>-13’8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2998.5" table:style-name="ce4">
            <text:p>362’998.50</text:p>
          </table:table-cell>
          <table:table-cell office:value-type="float" office:value="363700" table:style-name="ce5">
            <text:p>363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70957.45" table:style-name="ce4">
            <text:p>370’957.45</text:p>
          </table:table-cell>
          <table:table-cell table:style-name="ce4"/>
          <table:table-cell office:value-type="float" office:value="7257" table:style-name="ce5">
            <text:p>7’2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7907.15" table:style-name="ce4">
            <text:p>457’907.15</text:p>
          </table:table-cell>
          <table:table-cell office:value-type="float" office:value="445600" table:style-name="ce5">
            <text:p>445’6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462420.5" table:style-name="ce4">
            <text:p>462’420.50</text:p>
          </table:table-cell>
          <table:table-cell table:style-name="ce4"/>
          <table:table-cell office:value-type="float" office:value="16821" table:style-name="ce5">
            <text:p>16’8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182.3" table:style-name="ce4">
            <text:p>19’182.30</text:p>
          </table:table-cell>
          <table:table-cell office:value-type="float" office:value="28600" table:style-name="ce5">
            <text:p>28’6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1193.5" table:style-name="ce4">
            <text:p>31’193.50</text:p>
          </table:table-cell>
          <table:table-cell table:style-name="ce4"/>
          <table:table-cell office:value-type="float" office:value="2594" table:style-name="ce5">
            <text:p>2’5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53.6" table:style-name="ce4">
            <text:p>5’853.60</text:p>
          </table:table-cell>
          <table:table-cell office:value-type="float" office:value="26600" table:style-name="ce5">
            <text:p>26’600</text:p>
          </table:table-cell>
          <table:table-cell table:style-name="ce3"/>
          <table:table-cell office:value-type="string" table:style-name="ce3">
            <text:p>308</text:p>
          </table:table-cell>
          <table:table-cell office:value-type="string" table:style-name="ce3">
            <text:p>Entschädigungen für temporäre Arbeitskräfte</text:p>
          </table:table-cell>
          <table:table-cell table:number-columns-repeated="2" table:style-name="ce4"/>
          <table:table-cell office:value-type="float" office:value="-26600" table:style-name="ce5">
            <text:p>-26’6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6524.81" table:style-name="ce4">
            <text:p>56’524.81</text:p>
          </table:table-cell>
          <table:table-cell office:value-type="float" office:value="118500" table:style-name="ce5">
            <text:p>118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37122.550000000003" table:style-name="ce4">
            <text:p>37’122.55</text:p>
          </table:table-cell>
          <table:table-cell table:style-name="ce4"/>
          <table:table-cell office:value-type="float" office:value="-81377" table:style-name="ce5">
            <text:p>-81’3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59.13" table:style-name="ce4">
            <text:p>3’959.13</text:p>
          </table:table-cell>
          <table:table-cell office:value-type="float" office:value="9700" table:style-name="ce5">
            <text:p>9’7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5246.56" table:style-name="ce4">
            <text:p>5’246.56</text:p>
          </table:table-cell>
          <table:table-cell table:style-name="ce4"/>
          <table:table-cell office:value-type="float" office:value="-4453" table:style-name="ce5">
            <text:p>-4’45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907.550000000003" table:style-name="ce4">
            <text:p>35’907.55</text:p>
          </table:table-cell>
          <table:table-cell office:value-type="float" office:value="3300" table:style-name="ce5">
            <text:p>3’3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3923.55" table:style-name="ce4">
            <text:p>3’923.55</text:p>
          </table:table-cell>
          <table:table-cell table:style-name="ce4"/>
          <table:table-cell office:value-type="float" office:value="624" table:style-name="ce5">
            <text:p>6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89.55" table:style-name="ce4">
            <text:p>3’689.55</text:p>
          </table:table-cell>
          <table:table-cell office:value-type="float" office:value="6100" table:style-name="ce5">
            <text:p>6’1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4038.2" table:style-name="ce4">
            <text:p>4’038.20</text:p>
          </table:table-cell>
          <table:table-cell table:style-name="ce4"/>
          <table:table-cell office:value-type="float" office:value="-2062" table:style-name="ce5">
            <text:p>-2’0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25.55" table:style-name="ce4">
            <text:p>925.55</text:p>
          </table:table-cell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06.9" table:style-name="ce4">
            <text:p>106.90</text:p>
          </table:table-cell>
          <table:table-cell table:style-name="ce4"/>
          <table:table-cell office:value-type="float" office:value="-893" table:style-name="ce5">
            <text:p>-8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500.2" table:style-name="ce4">
            <text:p>11’500.20</text:p>
          </table:table-cell>
          <table:table-cell office:value-type="float" office:value="11800" table:style-name="ce5">
            <text:p>11’8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11500.2" table:style-name="ce4">
            <text:p>11’500.20</text:p>
          </table:table-cell>
          <table:table-cell table:style-name="ce4"/>
          <table:table-cell office:value-type="float" office:value="-300" table:style-name="ce5">
            <text:p>-3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487.47" table:style-name="ce4">
            <text:p>20’487.47</text:p>
          </table:table-cell>
          <table:table-cell office:value-type="float" office:value="25800" table:style-name="ce5">
            <text:p>25’8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0222.439999999999" table:style-name="ce4">
            <text:p>20’222.44</text:p>
          </table:table-cell>
          <table:table-cell table:style-name="ce4"/>
          <table:table-cell office:value-type="float" office:value="-5578" table:style-name="ce5">
            <text:p>-5’5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7149.350000000006" table:style-name="ce4">
            <text:p>67’149.35</text:p>
          </table:table-cell>
          <table:table-cell office:value-type="float" office:value="166600" table:style-name="ce5">
            <text:p>166’6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16882.85" table:style-name="ce4">
            <text:p>116’882.85</text:p>
          </table:table-cell>
          <table:table-cell table:style-name="ce4"/>
          <table:table-cell office:value-type="float" office:value="-49717" table:style-name="ce5">
            <text:p>-49’7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05.39" table:style-name="ce4">
            <text:p>4’005.39</text:p>
          </table:table-cell>
          <table:table-cell office:value-type="float" office:value="5500" table:style-name="ce5">
            <text:p>5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4474.09" table:style-name="ce4">
            <text:p>4’474.09</text:p>
          </table:table-cell>
          <table:table-cell table:style-name="ce4"/>
          <table:table-cell office:value-type="float" office:value="-1026" table:style-name="ce5">
            <text:p>-1’0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42.85" table:style-name="ce4">
            <text:p>7’942.85</text:p>
          </table:table-cell>
          <table:table-cell office:value-type="float" office:value="6000" table:style-name="ce5">
            <text:p>6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9957.2999999999993" table:style-name="ce4">
            <text:p>9’957.30</text:p>
          </table:table-cell>
          <table:table-cell table:style-name="ce4"/>
          <table:table-cell office:value-type="float" office:value="3957" table:style-name="ce5">
            <text:p>3’9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00" table:style-name="ce4">
            <text:p>2’000.00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2000" table:style-name="ce4">
            <text:p>2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725.17" table:style-name="ce4">
            <text:p>11’725.17</text:p>
          </table:table-cell>
          <table:table-cell office:value-type="float" office:value="15200" table:style-name="ce5">
            <text:p>15’2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2168.61" table:style-name="ce4">
            <text:p>12’168.61</text:p>
          </table:table-cell>
          <table:table-cell table:style-name="ce4"/>
          <table:table-cell office:value-type="float" office:value="-3031" table:style-name="ce5">
            <text:p>-3’0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726.65" table:style-name="ce4">
            <text:p>94’726.65</text:p>
          </table:table-cell>
          <table:table-cell office:value-type="float" office:value="88400" table:style-name="ce5">
            <text:p>88’4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92060.35" table:style-name="ce4">
            <text:p>92’060.35</text:p>
          </table:table-cell>
          <table:table-cell office:value-type="float" office:value="3660" table:style-name="ce5">
            <text:p>3’6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5.79999999999995" table:style-name="ce4">
            <text:p>525.80</text:p>
          </table:table-cell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3368.95" table:style-name="ce4">
            <text:p>3’368.95</text:p>
          </table:table-cell>
          <table:table-cell office:value-type="float" office:value="3369" table:style-name="ce5">
            <text:p>3’3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04105.5" table:style-name="ce4">
            <text:p>1’704’105.50</text:p>
          </table:table-cell>
          <table:table-cell office:value-type="float" office:value="1717500" table:style-name="ce5">
            <text:p>1’717’5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739897.21" table:style-name="ce4">
            <text:p>1’739’897.21</text:p>
          </table:table-cell>
          <table:table-cell office:value-type="float" office:value="22397" table:style-name="ce5">
            <text:p>22’3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59992.3" table:style-name="ce4">
            <text:p>59’992.30</text:p>
          </table:table-cell>
          <table:table-cell office:value-type="float" office:value="59992" table:style-name="ce5">
            <text:p>59’9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121192.1699999999" table:style-name="ce4">
            <text:p>6’121’192.17</text:p>
          </table:table-cell>
          <table:table-cell office:value-type="float" office:value="5879400" table:style-name="ce5">
            <text:p>5’879’400</text:p>
          </table:table-cell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5822907.4000000004" table:style-name="ce4">
            <text:p>5’822’907.40</text:p>
          </table:table-cell>
          <table:table-cell office:value-type="float" office:value="-56493" table:style-name="ce5">
            <text:p>-56’4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81</text:p>
          </table:table-cell>
          <table:table-cell office:value-type="string" table:style-name="ce6">
            <text:p>Informatik und Geräte der Büroautomatio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34959.79" table:style-name="ce7">
            <text:p>2’034’959.79</text:p>
          </table:table-cell>
          <table:table-cell office:value-type="float" office:value="2805700" table:style-name="ce8">
            <text:p>2’805’7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956261.49" table:style-name="ce7">
            <text:p>1’956’261.49</text:p>
          </table:table-cell>
          <table:table-cell table:style-name="ce7"/>
          <table:table-cell office:value-type="float" office:value="-849439" table:style-name="ce8">
            <text:p>-849’43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30231.73" table:style-name="ce7">
            <text:p>430’231.73</text:p>
          </table:table-cell>
          <table:table-cell office:value-type="float" office:value="406300" table:style-name="ce8">
            <text:p>406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68807.96" table:style-name="ce7">
            <text:p>368’807.96</text:p>
          </table:table-cell>
          <table:table-cell office:value-type="float" office:value="-37492" table:style-name="ce8">
            <text:p>-37’49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04728.06" table:style-name="ce7">
            <text:p>1’604’728.06</text:p>
          </table:table-cell>
          <table:table-cell office:value-type="float" office:value="2399400" table:style-name="ce8">
            <text:p>2’399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587453.53" table:style-name="ce7">
            <text:p>1’587’453.53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987.48" table:style-name="ce4">
            <text:p>5’987.48</text:p>
          </table:table-cell>
          <table:table-cell office:value-type="float" office:value="9200" table:style-name="ce5">
            <text:p>9’2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7031.64" table:style-name="ce4">
            <text:p>7’031.64</text:p>
          </table:table-cell>
          <table:table-cell table:style-name="ce4"/>
          <table:table-cell office:value-type="float" office:value="-2168" table:style-name="ce5">
            <text:p>-2’1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1972.15" table:style-name="ce4">
            <text:p>401’972.15</text:p>
          </table:table-cell>
          <table:table-cell office:value-type="float" office:value="459800" table:style-name="ce5">
            <text:p>459’8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423751.16" table:style-name="ce4">
            <text:p>423’751.16</text:p>
          </table:table-cell>
          <table:table-cell table:style-name="ce4"/>
          <table:table-cell office:value-type="float" office:value="-36049" table:style-name="ce5">
            <text:p>-36’0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0177.95000000001" table:style-name="ce4">
            <text:p>160’177.95</text:p>
          </table:table-cell>
          <table:table-cell office:value-type="float" office:value="245400" table:style-name="ce5">
            <text:p>245’4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67592.25" table:style-name="ce4">
            <text:p>167’592.25</text:p>
          </table:table-cell>
          <table:table-cell table:style-name="ce4"/>
          <table:table-cell office:value-type="float" office:value="-77808" table:style-name="ce5">
            <text:p>-77’8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66822.21" table:style-name="ce4">
            <text:p>1’466’822.21</text:p>
          </table:table-cell>
          <table:table-cell office:value-type="float" office:value="2091300" table:style-name="ce5">
            <text:p>2’091’3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357886.44" table:style-name="ce4">
            <text:p>1’357’886.44</text:p>
          </table:table-cell>
          <table:table-cell table:style-name="ce4"/>
          <table:table-cell office:value-type="float" office:value="-733414" table:style-name="ce5">
            <text:p>-733’4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205.5" table:style-name="ce4">
            <text:p>36’205.50</text:p>
          </table:table-cell>
          <table:table-cell office:value-type="float" office:value="26800" table:style-name="ce5">
            <text:p>26’8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14755.6" table:style-name="ce4">
            <text:p>14’755.60</text:p>
          </table:table-cell>
          <table:table-cell office:value-type="float" office:value="-12044" table:style-name="ce5">
            <text:p>-12’0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8212.7" table:style-name="ce4">
            <text:p>118’212.70</text:p>
          </table:table-cell>
          <table:table-cell office:value-type="float" office:value="114800" table:style-name="ce5">
            <text:p>114’8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11588.35" table:style-name="ce4">
            <text:p>111’588.35</text:p>
          </table:table-cell>
          <table:table-cell office:value-type="float" office:value="-3212" table:style-name="ce5">
            <text:p>-3’2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5813.53000000003" table:style-name="ce4">
            <text:p>275’813.53</text:p>
          </table:table-cell>
          <table:table-cell office:value-type="float" office:value="264700" table:style-name="ce5">
            <text:p>264’700</text:p>
          </table:table-cell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242464.01" table:style-name="ce4">
            <text:p>242’464.01</text:p>
          </table:table-cell>
          <table:table-cell office:value-type="float" office:value="-22236" table:style-name="ce5">
            <text:p>-22’2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82</text:p>
          </table:table-cell>
          <table:table-cell office:value-type="string" table:style-name="ce6">
            <text:p>Druck- und Kopiergerä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45994.3" table:style-name="ce7">
            <text:p>445’994.30</text:p>
          </table:table-cell>
          <table:table-cell office:value-type="float" office:value="355800" table:style-name="ce8">
            <text:p>355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71163.7" table:style-name="ce7">
            <text:p>371’163.70</text:p>
          </table:table-cell>
          <table:table-cell table:style-name="ce7"/>
          <table:table-cell office:value-type="float" office:value="15364" table:style-name="ce8">
            <text:p>15’36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07026.57999999996" table:style-name="ce7">
            <text:p>607’026.58</text:p>
          </table:table-cell>
          <table:table-cell office:value-type="float" office:value="603400" table:style-name="ce8">
            <text:p>603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08452.36" table:style-name="ce7">
            <text:p>608’452.36</text:p>
          </table:table-cell>
          <table:table-cell office:value-type="float" office:value="5052" table:style-name="ce8">
            <text:p>5’05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1032.28" table:style-name="ce7">
            <text:p>161’032.28</text:p>
          </table:table-cell>
          <table:table-cell office:value-type="float" office:value="247600" table:style-name="ce8">
            <text:p>247’6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237288.66" table:style-name="ce7">
            <text:p>237’288.66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5994.3" table:style-name="ce4">
            <text:p>445’994.30</text:p>
          </table:table-cell>
          <table:table-cell office:value-type="float" office:value="355800" table:style-name="ce5">
            <text:p>355’8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371163.7" table:style-name="ce4">
            <text:p>371’163.70</text:p>
          </table:table-cell>
          <table:table-cell table:style-name="ce4"/>
          <table:table-cell office:value-type="float" office:value="15364" table:style-name="ce5">
            <text:p>15’3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5986.22" table:style-name="ce4">
            <text:p>125’986.22</text:p>
          </table:table-cell>
          <table:table-cell office:value-type="float" office:value="131700" table:style-name="ce5">
            <text:p>131’7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21274.14" table:style-name="ce4">
            <text:p>121’274.14</text:p>
          </table:table-cell>
          <table:table-cell office:value-type="float" office:value="-10426" table:style-name="ce5">
            <text:p>-10’4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81040.36" table:style-name="ce4">
            <text:p>481’040.36</text:p>
          </table:table-cell>
          <table:table-cell office:value-type="float" office:value="471700" table:style-name="ce5">
            <text:p>471’700</text:p>
          </table:table-cell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487178.22" table:style-name="ce4">
            <text:p>487’178.22</text:p>
          </table:table-cell>
          <table:table-cell office:value-type="float" office:value="15478" table:style-name="ce5">
            <text:p>15’4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83</text:p>
          </table:table-cell>
          <table:table-cell office:value-type="string" table:style-name="ce6">
            <text:p>Netzwerk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366171.3" table:style-name="ce7">
            <text:p>1’366’171.30</text:p>
          </table:table-cell>
          <table:table-cell office:value-type="float" office:value="1607400" table:style-name="ce8">
            <text:p>1’607’4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081018.05" table:style-name="ce7">
            <text:p>1’081’018.05</text:p>
          </table:table-cell>
          <table:table-cell table:style-name="ce7"/>
          <table:table-cell office:value-type="float" office:value="-526382" table:style-name="ce8">
            <text:p>-526’38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65845.38" table:style-name="ce7">
            <text:p>665’845.38</text:p>
          </table:table-cell>
          <table:table-cell office:value-type="float" office:value="687000" table:style-name="ce8">
            <text:p>687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579303.75" table:style-name="ce7">
            <text:p>579’303.75</text:p>
          </table:table-cell>
          <table:table-cell office:value-type="float" office:value="-107696" table:style-name="ce8">
            <text:p>-107’69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00325.92" table:style-name="ce7">
            <text:p>700’325.92</text:p>
          </table:table-cell>
          <table:table-cell office:value-type="float" office:value="920400" table:style-name="ce8">
            <text:p>920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501714.3" table:style-name="ce7">
            <text:p>501’714.3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69.35" table:style-name="ce4">
            <text:p>5’769.35</text:p>
          </table:table-cell>
          <table:table-cell office:value-type="float" office:value="20100" table:style-name="ce5">
            <text:p>20’1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5419.65" table:style-name="ce4">
            <text:p>5’419.65</text:p>
          </table:table-cell>
          <table:table-cell table:style-name="ce4"/>
          <table:table-cell office:value-type="float" office:value="-14680" table:style-name="ce5">
            <text:p>-14’6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60401.95" table:style-name="ce4">
            <text:p>1’360’401.95</text:p>
          </table:table-cell>
          <table:table-cell office:value-type="float" office:value="1587300" table:style-name="ce5">
            <text:p>1’587’3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1075598.3999999999" table:style-name="ce4">
            <text:p>1’075’598.40</text:p>
          </table:table-cell>
          <table:table-cell table:style-name="ce4"/>
          <table:table-cell office:value-type="float" office:value="-511702" table:style-name="ce5">
            <text:p>-511’7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8608.35" table:style-name="ce4">
            <text:p>148’608.35</text:p>
          </table:table-cell>
          <table:table-cell office:value-type="float" office:value="155000" table:style-name="ce5">
            <text:p>155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26331.95" table:style-name="ce4">
            <text:p>126’331.95</text:p>
          </table:table-cell>
          <table:table-cell office:value-type="float" office:value="-28668" table:style-name="ce5">
            <text:p>-28’6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7237.03" table:style-name="ce4">
            <text:p>517’237.03</text:p>
          </table:table-cell>
          <table:table-cell office:value-type="float" office:value="532000" table:style-name="ce5">
            <text:p>532’000</text:p>
          </table:table-cell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452971.8" table:style-name="ce4">
            <text:p>452’971.80</text:p>
          </table:table-cell>
          <table:table-cell office:value-type="float" office:value="-79028" table:style-name="ce5">
            <text:p>-79’0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84</text:p>
          </table:table-cell>
          <table:table-cell office:value-type="string" table:style-name="ce6">
            <text:p>Digitale Telefoni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86960.32" table:style-name="ce7">
            <text:p>386’960.32</text:p>
          </table:table-cell>
          <table:table-cell office:value-type="float" office:value="519900" table:style-name="ce8">
            <text:p>519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64441.36" table:style-name="ce7">
            <text:p>364’441.36</text:p>
          </table:table-cell>
          <table:table-cell table:style-name="ce7"/>
          <table:table-cell office:value-type="float" office:value="-155459" table:style-name="ce8">
            <text:p>-155’45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14691.29" table:style-name="ce7">
            <text:p>714’691.29</text:p>
          </table:table-cell>
          <table:table-cell office:value-type="float" office:value="709500" table:style-name="ce8">
            <text:p>709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10390.56000000006" table:style-name="ce7">
            <text:p>610’390.56</text:p>
          </table:table-cell>
          <table:table-cell office:value-type="float" office:value="-99109" table:style-name="ce8">
            <text:p>-99’10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27730.96999999997" table:style-name="ce7">
            <text:p>327’730.97</text:p>
          </table:table-cell>
          <table:table-cell office:value-type="float" office:value="189600" table:style-name="ce8">
            <text:p>189’6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245949.2" table:style-name="ce7">
            <text:p>245’949.20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9.33" table:style-name="ce4">
            <text:p>69.33</text:p>
          </table:table-cell>
          <table:table-cell office:value-type="float" office:value="11300" table:style-name="ce5">
            <text:p>11’3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07.46" table:style-name="ce4">
            <text:p>107.46</text:p>
          </table:table-cell>
          <table:table-cell table:style-name="ce4"/>
          <table:table-cell office:value-type="float" office:value="-11193" table:style-name="ce5">
            <text:p>-11’1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4057.99" table:style-name="ce4">
            <text:p>354’057.99</text:p>
          </table:table-cell>
          <table:table-cell office:value-type="float" office:value="436500" table:style-name="ce5">
            <text:p>436’5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339706.3" table:style-name="ce4">
            <text:p>339’706.30</text:p>
          </table:table-cell>
          <table:table-cell table:style-name="ce4"/>
          <table:table-cell office:value-type="float" office:value="-96794" table:style-name="ce5">
            <text:p>-96’7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833" table:style-name="ce4">
            <text:p>32’833.00</text:p>
          </table:table-cell>
          <table:table-cell office:value-type="float" office:value="72100" table:style-name="ce5">
            <text:p>72’1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4627.599999999999" table:style-name="ce4">
            <text:p>24’627.60</text:p>
          </table:table-cell>
          <table:table-cell table:style-name="ce4"/>
          <table:table-cell office:value-type="float" office:value="-47472" table:style-name="ce5">
            <text:p>-47’4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9390.79999999999" table:style-name="ce4">
            <text:p>149’390.80</text:p>
          </table:table-cell>
          <table:table-cell office:value-type="float" office:value="153500" table:style-name="ce5">
            <text:p>153’5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26928.45" table:style-name="ce4">
            <text:p>126’928.45</text:p>
          </table:table-cell>
          <table:table-cell office:value-type="float" office:value="-26572" table:style-name="ce5">
            <text:p>-26’5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65300.49" table:style-name="ce4">
            <text:p>565’300.49</text:p>
          </table:table-cell>
          <table:table-cell office:value-type="float" office:value="556000" table:style-name="ce5">
            <text:p>556’000</text:p>
          </table:table-cell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483462.11" table:style-name="ce4">
            <text:p>483’462.11</text:p>
          </table:table-cell>
          <table:table-cell office:value-type="float" office:value="-72538" table:style-name="ce5">
            <text:p>-72’53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29</text:p>
          </table:table-cell>
          <table:table-cell office:value-type="string" table:style-name="ce6">
            <text:p>Organisationsentwicklun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74809.97" table:style-name="ce7">
            <text:p>474’809.97</text:p>
          </table:table-cell>
          <table:table-cell office:value-type="float" office:value="542800" table:style-name="ce8">
            <text:p>542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540756.67000000004" table:style-name="ce7">
            <text:p>540’756.67</text:p>
          </table:table-cell>
          <table:table-cell table:style-name="ce7"/>
          <table:table-cell office:value-type="float" office:value="-2043" table:style-name="ce8">
            <text:p>-2’04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003.2" table:style-name="ce7">
            <text:p>15’003.20</text:p>
          </table:table-cell>
          <table:table-cell office:value-type="float" office:value="8000" table:style-name="ce8">
            <text:p>8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3728" table:style-name="ce7">
            <text:p>13’728.00</text:p>
          </table:table-cell>
          <table:table-cell office:value-type="float" office:value="5728" table:style-name="ce8">
            <text:p>5’72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59806.77" table:style-name="ce7">
            <text:p>459’806.77</text:p>
          </table:table-cell>
          <table:table-cell office:value-type="float" office:value="534800" table:style-name="ce8">
            <text:p>534’8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527028.67000000004" table:style-name="ce7">
            <text:p>527’028.67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1063.55" table:style-name="ce4">
            <text:p>391’063.55</text:p>
          </table:table-cell>
          <table:table-cell office:value-type="float" office:value="429900" table:style-name="ce5">
            <text:p>429’9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431907.3" table:style-name="ce4">
            <text:p>431’907.30</text:p>
          </table:table-cell>
          <table:table-cell table:style-name="ce4"/>
          <table:table-cell office:value-type="float" office:value="2007" table:style-name="ce5">
            <text:p>2’0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349.5" table:style-name="ce4">
            <text:p>28’349.50</text:p>
          </table:table-cell>
          <table:table-cell office:value-type="float" office:value="30900" table:style-name="ce5">
            <text:p>30’9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1667.8" table:style-name="ce4">
            <text:p>31’667.80</text:p>
          </table:table-cell>
          <table:table-cell table:style-name="ce4"/>
          <table:table-cell office:value-type="float" office:value="768" table:style-name="ce5">
            <text:p>7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4189.699999999997" table:style-name="ce4">
            <text:p>34’189.70</text:p>
          </table:table-cell>
          <table:table-cell office:value-type="float" office:value="37700" table:style-name="ce5">
            <text:p>37’7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37937.25" table:style-name="ce4">
            <text:p>37’937.25</text:p>
          </table:table-cell>
          <table:table-cell table:style-name="ce4"/>
          <table:table-cell office:value-type="float" office:value="237" table:style-name="ce5">
            <text:p>2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81" table:style-name="ce4">
            <text:p>1’481.00</text:p>
          </table:table-cell>
          <table:table-cell office:value-type="float" office:value="2400" table:style-name="ce5">
            <text:p>2’4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652.15" table:style-name="ce4">
            <text:p>2’652.15</text:p>
          </table:table-cell>
          <table:table-cell table:style-name="ce4"/>
          <table:table-cell office:value-type="float" office:value="252" table:style-name="ce5">
            <text:p>25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14.5" table:style-name="ce4">
            <text:p>4’414.50</text:p>
          </table:table-cell>
          <table:table-cell office:value-type="float" office:value="4300" table:style-name="ce5">
            <text:p>4’3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2961" table:style-name="ce4">
            <text:p>2’961.00</text:p>
          </table:table-cell>
          <table:table-cell table:style-name="ce4"/>
          <table:table-cell office:value-type="float" office:value="-1339" table:style-name="ce5">
            <text:p>-1’3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54.75" table:style-name="ce4">
            <text:p>1’954.75</text:p>
          </table:table-cell>
          <table:table-cell office:value-type="float" office:value="700" table:style-name="ce5">
            <text:p>7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328.4" table:style-name="ce4">
            <text:p>1’328.40</text:p>
          </table:table-cell>
          <table:table-cell table:style-name="ce4"/>
          <table:table-cell office:value-type="float" office:value="628" table:style-name="ce5">
            <text:p>6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74.85" table:style-name="ce4">
            <text:p>5’374.85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office:value-type="float" office:value="-500" table:style-name="ce5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54.3499999999999" table:style-name="ce4">
            <text:p>1’054.35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234.9" table:style-name="ce4">
            <text:p>2’234.90</text:p>
          </table:table-cell>
          <table:table-cell table:style-name="ce4"/>
          <table:table-cell office:value-type="float" office:value="735" table:style-name="ce5">
            <text:p>7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1.35" table:style-name="ce4">
            <text:p>571.35</text:p>
          </table:table-cell>
          <table:table-cell office:value-type="float" office:value="21000" table:style-name="ce5">
            <text:p>21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6391.45" table:style-name="ce4">
            <text:p>16’391.45</text:p>
          </table:table-cell>
          <table:table-cell table:style-name="ce4"/>
          <table:table-cell office:value-type="float" office:value="-4609" table:style-name="ce5">
            <text:p>-4’6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50.9100000000001" table:style-name="ce4">
            <text:p>1’250.91</text:p>
          </table:table-cell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7352.5" table:style-name="ce4">
            <text:p>7’352.50</text:p>
          </table:table-cell>
          <table:table-cell table:style-name="ce4"/>
          <table:table-cell office:value-type="float" office:value="-2648" table:style-name="ce5">
            <text:p>-2’6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05.51" table:style-name="ce4">
            <text:p>5’105.51</text:p>
          </table:table-cell>
          <table:table-cell office:value-type="float" office:value="3900" table:style-name="ce5">
            <text:p>3’9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6323.92" table:style-name="ce4">
            <text:p>6’323.92</text:p>
          </table:table-cell>
          <table:table-cell table:style-name="ce4"/>
          <table:table-cell office:value-type="float" office:value="2424" table:style-name="ce5">
            <text:p>2’4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003.2" table:style-name="ce4">
            <text:p>15’003.20</text:p>
          </table:table-cell>
          <table:table-cell office:value-type="float" office:value="8000" table:style-name="ce5">
            <text:p>8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3728" table:style-name="ce4">
            <text:p>13’728.00</text:p>
          </table:table-cell>
          <table:table-cell office:value-type="float" office:value="5728" table:style-name="ce5">
            <text:p>5’7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</text:p>
          </table:table-cell>
          <table:table-cell office:value-type="string" table:style-name="ce6">
            <text:p>Direktion Bildung und Freizei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3248800.97999999" table:style-name="ce7">
            <text:p>163’248’800.98</text:p>
          </table:table-cell>
          <table:table-cell office:value-type="float" office:value="164780200" table:style-name="ce8">
            <text:p>164’780’2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61167194.21000001" table:style-name="ce7">
            <text:p>161’167’194.21</text:p>
          </table:table-cell>
          <table:table-cell table:style-name="ce7"/>
          <table:table-cell office:value-type="float" office:value="-4840506" table:style-name="ce8">
            <text:p>-4’840’50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27500" table:style-name="ce8">
            <text:p>427’5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800000" table:style-name="ce8">
            <text:p>800’0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337571.550000001" table:style-name="ce7">
            <text:p>16’337’571.55</text:p>
          </table:table-cell>
          <table:table-cell office:value-type="float" office:value="15649600" table:style-name="ce8">
            <text:p>15’649’6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6363238" table:style-name="ce7">
            <text:p>16’363’238.00</text:p>
          </table:table-cell>
          <table:table-cell office:value-type="float" office:value="713638" table:style-name="ce8">
            <text:p>713’63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6911229.43000001" table:style-name="ce7">
            <text:p>146’911’229.43</text:p>
          </table:table-cell>
          <table:table-cell office:value-type="float" office:value="150358100" table:style-name="ce8">
            <text:p>150’358’1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44803956.21000001" table:style-name="ce7">
            <text:p>144’803’956.21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0</text:p>
          </table:table-cell>
          <table:table-cell office:value-type="string" table:style-name="ce6">
            <text:p>Stab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2963776.469999999" table:style-name="ce7">
            <text:p>22’963’776.47</text:p>
          </table:table-cell>
          <table:table-cell office:value-type="float" office:value="849800" table:style-name="ce8">
            <text:p>849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789108.6" table:style-name="ce7">
            <text:p>789’108.60</text:p>
          </table:table-cell>
          <table:table-cell table:style-name="ce7"/>
          <table:table-cell office:value-type="float" office:value="-60691" table:style-name="ce8">
            <text:p>-60’69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02429.3" table:style-name="ce7">
            <text:p>302’429.30</text:p>
          </table:table-cell>
          <table:table-cell office:value-type="float" office:value="3500" table:style-name="ce8">
            <text:p>3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500" table:style-name="ce7">
            <text:p>8’500.00</text:p>
          </table:table-cell>
          <table:table-cell office:value-type="float" office:value="5000" table:style-name="ce8">
            <text:p>5’0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2661347.170000002" table:style-name="ce7">
            <text:p>22’661’347.17</text:p>
          </table:table-cell>
          <table:table-cell office:value-type="float" office:value="846300" table:style-name="ce8">
            <text:p>846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780608.6" table:style-name="ce7">
            <text:p>780’608.6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00</text:p>
          </table:table-cell>
          <table:table-cell office:value-type="string" table:style-name="ce6">
            <text:p>Sekretariat und Diens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80417.07" table:style-name="ce7">
            <text:p>780’417.07</text:p>
          </table:table-cell>
          <table:table-cell office:value-type="float" office:value="788800" table:style-name="ce8">
            <text:p>788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728108.6" table:style-name="ce7">
            <text:p>728’108.60</text:p>
          </table:table-cell>
          <table:table-cell table:style-name="ce7"/>
          <table:table-cell office:value-type="float" office:value="-60691" table:style-name="ce8">
            <text:p>-60’69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900" table:style-name="ce7">
            <text:p>3’900.00</text:p>
          </table:table-cell>
          <table:table-cell office:value-type="float" office:value="3500" table:style-name="ce8">
            <text:p>3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500" table:style-name="ce7">
            <text:p>8’500.00</text:p>
          </table:table-cell>
          <table:table-cell office:value-type="float" office:value="5000" table:style-name="ce8">
            <text:p>5’0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76517.07" table:style-name="ce7">
            <text:p>776’517.07</text:p>
          </table:table-cell>
          <table:table-cell office:value-type="float" office:value="785300" table:style-name="ce8">
            <text:p>785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719608.6" table:style-name="ce7">
            <text:p>719’608.6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770" table:style-name="ce4">
            <text:p>30’770.00</text:p>
          </table:table-cell>
          <table:table-cell office:value-type="float" office:value="40000" table:style-name="ce5">
            <text:p>40’000</text:p>
          </table:table-cell>
          <table:table-cell table:style-name="ce3"/>
          <table:table-cell office:value-type="string" table:style-name="ce3">
            <text:p>300</text:p>
          </table:table-cell>
          <table:table-cell office:value-type="string" table:style-name="ce3">
            <text:p>Behörden und Kommissionen</text:p>
          </table:table-cell>
          <table:table-cell office:value-type="float" office:value="33015" table:style-name="ce4">
            <text:p>33’015.00</text:p>
          </table:table-cell>
          <table:table-cell table:style-name="ce4"/>
          <table:table-cell office:value-type="float" office:value="-6985" table:style-name="ce5">
            <text:p>-6’9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7278.44999999995" table:style-name="ce4">
            <text:p>587’278.45</text:p>
          </table:table-cell>
          <table:table-cell office:value-type="float" office:value="579900" table:style-name="ce5">
            <text:p>579’9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551716.80000000005" table:style-name="ce4">
            <text:p>551’716.80</text:p>
          </table:table-cell>
          <table:table-cell table:style-name="ce4"/>
          <table:table-cell office:value-type="float" office:value="-28183" table:style-name="ce5">
            <text:p>-28’1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810.25" table:style-name="ce4">
            <text:p>45’810.25</text:p>
          </table:table-cell>
          <table:table-cell office:value-type="float" office:value="43200" table:style-name="ce5">
            <text:p>43’2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43231.05" table:style-name="ce4">
            <text:p>43’231.05</text:p>
          </table:table-cell>
          <table:table-cell table:style-name="ce4"/>
          <table:table-cell office:value-type="float" office:value="31" table:style-name="ce5">
            <text:p>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5952.05" table:style-name="ce4">
            <text:p>65’952.05</text:p>
          </table:table-cell>
          <table:table-cell office:value-type="float" office:value="48800" table:style-name="ce5">
            <text:p>48’8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60530.55" table:style-name="ce4">
            <text:p>60’530.55</text:p>
          </table:table-cell>
          <table:table-cell table:style-name="ce4"/>
          <table:table-cell office:value-type="float" office:value="11731" table:style-name="ce5">
            <text:p>11’7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27.6999999999998" table:style-name="ce4">
            <text:p>2’227.70</text:p>
          </table:table-cell>
          <table:table-cell office:value-type="float" office:value="2600" table:style-name="ce5">
            <text:p>2’6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533.9" table:style-name="ce4">
            <text:p>3’533.90</text:p>
          </table:table-cell>
          <table:table-cell table:style-name="ce4"/>
          <table:table-cell office:value-type="float" office:value="934" table:style-name="ce5">
            <text:p>93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628.5" table:style-name="ce4">
            <text:p>14’628.50</text:p>
          </table:table-cell>
          <table:table-cell office:value-type="float" office:value="13700" table:style-name="ce5">
            <text:p>13’7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9300.65" table:style-name="ce4">
            <text:p>9’300.65</text:p>
          </table:table-cell>
          <table:table-cell table:style-name="ce4"/>
          <table:table-cell office:value-type="float" office:value="-4399" table:style-name="ce5">
            <text:p>-4’3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36.6" table:style-name="ce4">
            <text:p>7’036.60</text:p>
          </table:table-cell>
          <table:table-cell office:value-type="float" office:value="6600" table:style-name="ce5">
            <text:p>6’6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704.8" table:style-name="ce4">
            <text:p>2’704.80</text:p>
          </table:table-cell>
          <table:table-cell table:style-name="ce4"/>
          <table:table-cell office:value-type="float" office:value="-3895" table:style-name="ce5">
            <text:p>-3’8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8.6" table:style-name="ce4">
            <text:p>48.60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39.45" table:style-name="ce4">
            <text:p>1’039.45</text:p>
          </table:table-cell>
          <table:table-cell office:value-type="float" office:value="6000" table:style-name="ce5">
            <text:p>6’0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690.25" table:style-name="ce4">
            <text:p>1’690.25</text:p>
          </table:table-cell>
          <table:table-cell table:style-name="ce4"/>
          <table:table-cell office:value-type="float" office:value="-4310" table:style-name="ce5">
            <text:p>-4’3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64.45" table:style-name="ce4">
            <text:p>3’964.45</text:p>
          </table:table-cell>
          <table:table-cell office:value-type="float" office:value="26500" table:style-name="ce5">
            <text:p>26’5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458.6" table:style-name="ce4">
            <text:p>1’458.60</text:p>
          </table:table-cell>
          <table:table-cell table:style-name="ce4"/>
          <table:table-cell office:value-type="float" office:value="-25041" table:style-name="ce5">
            <text:p>-25’0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540" table:style-name="ce4">
            <text:p>18’540.00</text:p>
          </table:table-cell>
          <table:table-cell office:value-type="float" office:value="21500" table:style-name="ce5">
            <text:p>21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20927" table:style-name="ce4">
            <text:p>20’927.00</text:p>
          </table:table-cell>
          <table:table-cell table:style-name="ce4"/>
          <table:table-cell office:value-type="float" office:value="-573" table:style-name="ce5">
            <text:p>-5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21.02" table:style-name="ce4">
            <text:p>3’121.02</text:p>
          </table:table-cell>
          <table:table-cell table:style-name="ce5"/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200" table:style-name="ce4">
            <text:p>200.00</text:p>
          </table:table-cell>
          <table:table-cell office:value-type="float" office:value="200" table:style-name="ce5">
            <text:p>2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00" table:style-name="ce4">
            <text:p>3’900.00</text:p>
          </table:table-cell>
          <table:table-cell office:value-type="float" office:value="3500" table:style-name="ce5">
            <text:p>3’5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8300" table:style-name="ce4">
            <text:p>8’300.00</text:p>
          </table:table-cell>
          <table:table-cell office:value-type="float" office:value="4800" table:style-name="ce5">
            <text:p>4’8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02</text:p>
          </table:table-cell>
          <table:table-cell office:value-type="string" table:style-name="ce6">
            <text:p>Liegenschaftenaufwand und Sachversicherung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1632938.050000001" table:style-name="ce7">
            <text:p>21’632’938.0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98529.3" table:style-name="ce7">
            <text:p>298’529.3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1334408.75" table:style-name="ce7">
            <text:p>21’334’408.7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60425.2" table:style-name="ce4">
            <text:p>5’060’425.20</text:p>
          </table:table-cell>
          <table:table-cell table:style-name="ce5"/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7384.85" table:style-name="ce4">
            <text:p>367’384.85</text:p>
          </table:table-cell>
          <table:table-cell table:style-name="ce5"/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3599" table:style-name="ce4">
            <text:p>403’599.00</text:p>
          </table:table-cell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985.15" table:style-name="ce4">
            <text:p>20’985.15</text:p>
          </table:table-cell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926.05" table:style-name="ce4">
            <text:p>25’926.05</text:p>
          </table:table-cell>
          <table:table-cell table:style-name="ce5"/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034.75" table:style-name="ce4">
            <text:p>24’034.75</text:p>
          </table:table-cell>
          <table:table-cell table:style-name="ce5"/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86.9" table:style-name="ce4">
            <text:p>2’286.90</text:p>
          </table:table-cell>
          <table:table-cell table:style-name="ce5"/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6625.05" table:style-name="ce4">
            <text:p>386’625.05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84906.5" table:style-name="ce4">
            <text:p>784’906.50</text:p>
          </table:table-cell>
          <table:table-cell table:style-name="ce5"/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0166.15" table:style-name="ce4">
            <text:p>180’166.15</text:p>
          </table:table-cell>
          <table:table-cell table:style-name="ce5"/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226.65" table:style-name="ce4">
            <text:p>55’226.65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040" table:style-name="ce4">
            <text:p>13’040.00</text:p>
          </table:table-cell>
          <table:table-cell table:style-name="ce5"/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08.55" table:style-name="ce4">
            <text:p>3’008.55</text:p>
          </table:table-cell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6709.7" table:style-name="ce4">
            <text:p>196’709.70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1.5" table:style-name="ce4">
            <text:p>161.50</text:p>
          </table:table-cell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161057.9000000004" table:style-name="ce4">
            <text:p>6’161’057.90</text:p>
          </table:table-cell>
          <table:table-cell table:style-name="ce5"/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6" table:style-name="ce4">
            <text:p>116.00</text:p>
          </table:table-cell>
          <table:table-cell table:style-name="ce5"/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78497.8" table:style-name="ce4">
            <text:p>1’178’497.80</text:p>
          </table:table-cell>
          <table:table-cell table:style-name="ce5"/>
          <table:table-cell table:style-name="ce3"/>
          <table:table-cell office:value-type="string" table:style-name="ce3">
            <text:p>397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768780.3499999996" table:style-name="ce4">
            <text:p>6’768’780.35</text:p>
          </table:table-cell>
          <table:table-cell table:style-name="ce5"/>
          <table:table-cell table:style-name="ce3"/>
          <table:table-cell office:value-type="string" table:style-name="ce3">
            <text:p>398</text:p>
          </table:table-cell>
          <table:table-cell office:value-type="string" table:style-name="ce3">
            <text:p>Intern verrechnete Abschreib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1536.25" table:style-name="ce4">
            <text:p>81’536.25</text:p>
          </table:table-cell>
          <table:table-cell table:style-name="ce5"/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25.15" table:style-name="ce4">
            <text:p>2’525.15</text:p>
          </table:table-cell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4467.9" table:style-name="ce4">
            <text:p>214’467.90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04</text:p>
          </table:table-cell>
          <table:table-cell office:value-type="string" table:style-name="ce6">
            <text:p>Verschiedene Aufwände für Schulzweck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5415.85" table:style-name="ce7">
            <text:p>85’415.8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5415.85" table:style-name="ce7">
            <text:p>85’415.8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5415.85" table:style-name="ce4">
            <text:p>85’415.85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09</text:p>
          </table:table-cell>
          <table:table-cell office:value-type="string" table:style-name="ce6">
            <text:p>Ausgehende laufende Beiträg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65005.5" table:style-name="ce7">
            <text:p>465’005.50</text:p>
          </table:table-cell>
          <table:table-cell office:value-type="float" office:value="61000" table:style-name="ce8">
            <text:p>61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1000" table:style-name="ce7">
            <text:p>61’000.00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65005.5" table:style-name="ce7">
            <text:p>465’005.50</text:p>
          </table:table-cell>
          <table:table-cell office:value-type="float" office:value="61000" table:style-name="ce8">
            <text:p>61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61000" table:style-name="ce7">
            <text:p>61’000.0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65005.5" table:style-name="ce4">
            <text:p>465’005.50</text:p>
          </table:table-cell>
          <table:table-cell office:value-type="float" office:value="61000" table:style-name="ce5">
            <text:p>61’000</text:p>
          </table:table-cell>
          <table:table-cell table:style-name="ce3"/>
          <table:table-cell office:value-type="string" table:style-name="ce3">
            <text:p>365</text:p>
          </table:table-cell>
          <table:table-cell office:value-type="string" table:style-name="ce3">
            <text:p>Beiträge an private Institutionen</text:p>
          </table:table-cell>
          <table:table-cell office:value-type="float" office:value="61000" table:style-name="ce4">
            <text:p>61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1</text:p>
          </table:table-cell>
          <table:table-cell office:value-type="string" table:style-name="ce6">
            <text:p>Schule und Musik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5677528.73999999" table:style-name="ce7">
            <text:p>125’677’528.74</text:p>
          </table:table-cell>
          <table:table-cell office:value-type="float" office:value="127561400" table:style-name="ce8">
            <text:p>127’561’4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24555628.84999999" table:style-name="ce7">
            <text:p>124’555’628.85</text:p>
          </table:table-cell>
          <table:table-cell table:style-name="ce7"/>
          <table:table-cell office:value-type="float" office:value="-3851271" table:style-name="ce8">
            <text:p>-3’851’27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5500" table:style-name="ce8">
            <text:p>45’5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800000" table:style-name="ce8">
            <text:p>800’0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649082.25" table:style-name="ce7">
            <text:p>10’649’082.25</text:p>
          </table:table-cell>
          <table:table-cell office:value-type="float" office:value="6837900" table:style-name="ce8">
            <text:p>6’837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889816.0499999998" table:style-name="ce7">
            <text:p>6’889’816.05</text:p>
          </table:table-cell>
          <table:table-cell office:value-type="float" office:value="51916" table:style-name="ce8">
            <text:p>51’91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5028446.48999999" table:style-name="ce7">
            <text:p>115’028’446.49</text:p>
          </table:table-cell>
          <table:table-cell office:value-type="float" office:value="121569000" table:style-name="ce8">
            <text:p>121’569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7665812.8" table:style-name="ce7">
            <text:p>117’665’812.8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10</text:p>
          </table:table-cell>
          <table:table-cell office:value-type="string" table:style-name="ce6">
            <text:p>Sekretariat und Diens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902863.9699999997" table:style-name="ce7">
            <text:p>5’902’863.97</text:p>
          </table:table-cell>
          <table:table-cell office:value-type="float" office:value="21967500" table:style-name="ce8">
            <text:p>21’967’5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0706833.940000001" table:style-name="ce7">
            <text:p>20’706’833.94</text:p>
          </table:table-cell>
          <table:table-cell table:style-name="ce7"/>
          <table:table-cell office:value-type="float" office:value="-1260666" table:style-name="ce8">
            <text:p>-1’260’66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32649.5" table:style-name="ce7">
            <text:p>132’649.50</text:p>
          </table:table-cell>
          <table:table-cell office:value-type="float" office:value="14200" table:style-name="ce8">
            <text:p>14’2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3048.2" table:style-name="ce7">
            <text:p>13’048.20</text:p>
          </table:table-cell>
          <table:table-cell office:value-type="float" office:value="-1152" table:style-name="ce8">
            <text:p>-1’15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770214.4699999997" table:style-name="ce7">
            <text:p>5’770’214.47</text:p>
          </table:table-cell>
          <table:table-cell office:value-type="float" office:value="21953300" table:style-name="ce8">
            <text:p>21’953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0693785.739999998" table:style-name="ce7">
            <text:p>20’693’785.74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59317.75" table:style-name="ce4">
            <text:p>2’259’317.75</text:p>
          </table:table-cell>
          <table:table-cell office:value-type="float" office:value="1376100" table:style-name="ce5">
            <text:p>1’376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380626.3" table:style-name="ce4">
            <text:p>1’380’626.30</text:p>
          </table:table-cell>
          <table:table-cell table:style-name="ce4"/>
          <table:table-cell office:value-type="float" office:value="4526" table:style-name="ce5">
            <text:p>4’5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8806.95" table:style-name="ce4">
            <text:p>168’806.95</text:p>
          </table:table-cell>
          <table:table-cell office:value-type="float" office:value="102700" table:style-name="ce5">
            <text:p>102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04946.85" table:style-name="ce4">
            <text:p>104’946.85</text:p>
          </table:table-cell>
          <table:table-cell table:style-name="ce4"/>
          <table:table-cell office:value-type="float" office:value="2247" table:style-name="ce5">
            <text:p>2’2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3296.85" table:style-name="ce4">
            <text:p>243’296.85</text:p>
          </table:table-cell>
          <table:table-cell office:value-type="float" office:value="125300" table:style-name="ce5">
            <text:p>125’3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55019.35" table:style-name="ce4">
            <text:p>155’019.35</text:p>
          </table:table-cell>
          <table:table-cell table:style-name="ce4"/>
          <table:table-cell office:value-type="float" office:value="29719" table:style-name="ce5">
            <text:p>29’7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626.7000000000007" table:style-name="ce4">
            <text:p>8’626.70</text:p>
          </table:table-cell>
          <table:table-cell office:value-type="float" office:value="7100" table:style-name="ce5">
            <text:p>7’1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8563.1" table:style-name="ce4">
            <text:p>8’563.10</text:p>
          </table:table-cell>
          <table:table-cell table:style-name="ce4"/>
          <table:table-cell office:value-type="float" office:value="1463" table:style-name="ce5">
            <text:p>1’4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287" table:style-name="ce4">
            <text:p>31’287.00</text:p>
          </table:table-cell>
          <table:table-cell office:value-type="float" office:value="18000" table:style-name="ce5">
            <text:p>18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5511.35" table:style-name="ce4">
            <text:p>15’511.35</text:p>
          </table:table-cell>
          <table:table-cell table:style-name="ce4"/>
          <table:table-cell office:value-type="float" office:value="-2489" table:style-name="ce5">
            <text:p>-2’4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734.05" table:style-name="ce4">
            <text:p>22’734.05</text:p>
          </table:table-cell>
          <table:table-cell office:value-type="float" office:value="24000" table:style-name="ce5">
            <text:p>24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7994.95" table:style-name="ce4">
            <text:p>17’994.95</text:p>
          </table:table-cell>
          <table:table-cell table:style-name="ce4"/>
          <table:table-cell office:value-type="float" office:value="-6005" table:style-name="ce5">
            <text:p>-6’0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887.5" table:style-name="ce4">
            <text:p>10’887.50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00.15" table:style-name="ce4">
            <text:p>1’400.15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865.7" table:style-name="ce4">
            <text:p>4’865.70</text:p>
          </table:table-cell>
          <table:table-cell office:value-type="float" office:value="6000" table:style-name="ce5">
            <text:p>6’0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716.85" table:style-name="ce4">
            <text:p>2’716.85</text:p>
          </table:table-cell>
          <table:table-cell table:style-name="ce4"/>
          <table:table-cell office:value-type="float" office:value="-3283" table:style-name="ce5">
            <text:p>-3’2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6318.15" table:style-name="ce4">
            <text:p>86’318.15</text:p>
          </table:table-cell>
          <table:table-cell office:value-type="float" office:value="50000" table:style-name="ce5">
            <text:p>50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54937.3" table:style-name="ce4">
            <text:p>54’937.30</text:p>
          </table:table-cell>
          <table:table-cell table:style-name="ce4"/>
          <table:table-cell office:value-type="float" office:value="4937" table:style-name="ce5">
            <text:p>4’9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41.65" table:style-name="ce4">
            <text:p>1’541.65</text:p>
          </table:table-cell>
          <table:table-cell office:value-type="float" office:value="77500" table:style-name="ce5">
            <text:p>77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2104.3" table:style-name="ce4">
            <text:p>12’104.30</text:p>
          </table:table-cell>
          <table:table-cell table:style-name="ce4"/>
          <table:table-cell office:value-type="float" office:value="-65396" table:style-name="ce5">
            <text:p>-65’3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008100" table:style-name="ce5">
            <text:p>8’008’1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7488741.7000000002" table:style-name="ce4">
            <text:p>7’488’741.70</text:p>
          </table:table-cell>
          <table:table-cell table:style-name="ce4"/>
          <table:table-cell office:value-type="float" office:value="-519358" table:style-name="ce5">
            <text:p>-519’3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63781.52" table:style-name="ce4">
            <text:p>3’063’781.52</text:p>
          </table:table-cell>
          <table:table-cell office:value-type="float" office:value="2972400" table:style-name="ce5">
            <text:p>2’972’4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2776098.59" table:style-name="ce4">
            <text:p>2’776’098.59</text:p>
          </table:table-cell>
          <table:table-cell table:style-name="ce4"/>
          <table:table-cell office:value-type="float" office:value="-196301" table:style-name="ce5">
            <text:p>-196’3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319300" table:style-name="ce5">
            <text:p>1’319’300</text:p>
          </table:table-cell>
          <table:table-cell table:style-name="ce3"/>
          <table:table-cell office:value-type="string" table:style-name="ce3">
            <text:p>397</text:p>
          </table:table-cell>
          <table:table-cell office:value-type="string" table:style-name="ce3">
            <text:p>Intern verrechneter Aufwand</text:p>
          </table:table-cell>
          <table:table-cell office:value-type="float" office:value="1168176.6000000001" table:style-name="ce4">
            <text:p>1’168’176.60</text:p>
          </table:table-cell>
          <table:table-cell table:style-name="ce4"/>
          <table:table-cell office:value-type="float" office:value="-151123" table:style-name="ce5">
            <text:p>-151’1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881000" table:style-name="ce5">
            <text:p>7’881’000</text:p>
          </table:table-cell>
          <table:table-cell table:style-name="ce3"/>
          <table:table-cell office:value-type="string" table:style-name="ce3">
            <text:p>398</text:p>
          </table:table-cell>
          <table:table-cell office:value-type="string" table:style-name="ce3">
            <text:p>Intern verrechnete Abschreibungen</text:p>
          </table:table-cell>
          <table:table-cell office:value-type="float" office:value="7521396.7000000002" table:style-name="ce4">
            <text:p>7’521’396.70</text:p>
          </table:table-cell>
          <table:table-cell table:style-name="ce4"/>
          <table:table-cell office:value-type="float" office:value="-359603" table:style-name="ce5">
            <text:p>-359’6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334.65" table:style-name="ce4">
            <text:p>334.65</text:p>
          </table:table-cell>
          <table:table-cell office:value-type="float" office:value="335" table:style-name="ce5">
            <text:p>3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149.5" table:style-name="ce4">
            <text:p>37’149.50</text:p>
          </table:table-cell>
          <table:table-cell office:value-type="float" office:value="14200" table:style-name="ce5">
            <text:p>14’2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2713.55" table:style-name="ce4">
            <text:p>12’713.55</text:p>
          </table:table-cell>
          <table:table-cell office:value-type="float" office:value="-1486" table:style-name="ce5">
            <text:p>-1’4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5500" table:style-name="ce4">
            <text:p>95’500.00</text:p>
          </table:table-cell>
          <table:table-cell table:style-name="ce5"/>
          <table:table-cell table:style-name="ce3"/>
          <table:table-cell office:value-type="string" table:style-name="ce3">
            <text:p>444</text:p>
          </table:table-cell>
          <table:table-cell office:value-type="string" table:style-name="ce3">
            <text:p>Kantons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11</text:p>
          </table:table-cell>
          <table:table-cell office:value-type="string" table:style-name="ce6">
            <text:p>Primarschulen und Kindergärt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6953804.979999997" table:style-name="ce7">
            <text:p>46’953’804.98</text:p>
          </table:table-cell>
          <table:table-cell office:value-type="float" office:value="55820900" table:style-name="ce8">
            <text:p>55’820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56503762.25" table:style-name="ce7">
            <text:p>56’503’762.25</text:p>
          </table:table-cell>
          <table:table-cell table:style-name="ce7"/>
          <table:table-cell office:value-type="float" office:value="62362" table:style-name="ce8">
            <text:p>62’36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0500" table:style-name="ce8">
            <text:p>20’5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600000" table:style-name="ce8">
            <text:p>600’0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01827.55" table:style-name="ce7">
            <text:p>1’201’827.55</text:p>
          </table:table-cell>
          <table:table-cell office:value-type="float" office:value="1523100" table:style-name="ce8">
            <text:p>1’523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322852.8500000001" table:style-name="ce7">
            <text:p>1’322’852.85</text:p>
          </table:table-cell>
          <table:table-cell office:value-type="float" office:value="-200247" table:style-name="ce8">
            <text:p>-200’24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5751977.43" table:style-name="ce7">
            <text:p>45’751’977.43</text:p>
          </table:table-cell>
          <table:table-cell office:value-type="float" office:value="54918300" table:style-name="ce8">
            <text:p>54’918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55180909.399999999" table:style-name="ce7">
            <text:p>55’180’909.4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69422.2999999998" table:style-name="ce4">
            <text:p>2’369’422.30</text:p>
          </table:table-cell>
          <table:table-cell office:value-type="float" office:value="2331500" table:style-name="ce5">
            <text:p>2’331’5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357979.15" table:style-name="ce4">
            <text:p>2’357’979.15</text:p>
          </table:table-cell>
          <table:table-cell table:style-name="ce4"/>
          <table:table-cell office:value-type="float" office:value="26479" table:style-name="ce5">
            <text:p>26’4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4335037.100000001" table:style-name="ce4">
            <text:p>34’335’037.10</text:p>
          </table:table-cell>
          <table:table-cell office:value-type="float" office:value="42753300" table:style-name="ce5">
            <text:p>42’753’300</text:p>
          </table:table-cell>
          <table:table-cell table:style-name="ce3"/>
          <table:table-cell office:value-type="string" table:style-name="ce3">
            <text:p>302</text:p>
          </table:table-cell>
          <table:table-cell office:value-type="string" table:style-name="ce3">
            <text:p>Löhne der Lehrkräfte</text:p>
          </table:table-cell>
          <table:table-cell office:value-type="float" office:value="43352353.350000001" table:style-name="ce4">
            <text:p>43’352’353.35</text:p>
          </table:table-cell>
          <table:table-cell table:style-name="ce4"/>
          <table:table-cell office:value-type="float" office:value="-947" table:style-name="ce5">
            <text:p>-9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00000" table:style-name="ce5">
            <text:p>600’0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34707.6" table:style-name="ce4">
            <text:p>2’734’707.60</text:p>
          </table:table-cell>
          <table:table-cell office:value-type="float" office:value="3292600" table:style-name="ce5">
            <text:p>3’292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422196.4" table:style-name="ce4">
            <text:p>3’422’196.40</text:p>
          </table:table-cell>
          <table:table-cell table:style-name="ce4"/>
          <table:table-cell office:value-type="float" office:value="129596" table:style-name="ce5">
            <text:p>129’5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33414.45" table:style-name="ce4">
            <text:p>3’233’414.45</text:p>
          </table:table-cell>
          <table:table-cell office:value-type="float" office:value="4023800" table:style-name="ce5">
            <text:p>4’023’8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4082374.5" table:style-name="ce4">
            <text:p>4’082’374.50</text:p>
          </table:table-cell>
          <table:table-cell table:style-name="ce4"/>
          <table:table-cell office:value-type="float" office:value="58575" table:style-name="ce5">
            <text:p>58’5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1547.3" table:style-name="ce4">
            <text:p>91’547.30</text:p>
          </table:table-cell>
          <table:table-cell office:value-type="float" office:value="245900" table:style-name="ce5">
            <text:p>245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23270.3" table:style-name="ce4">
            <text:p>123’270.30</text:p>
          </table:table-cell>
          <table:table-cell table:style-name="ce4"/>
          <table:table-cell office:value-type="float" office:value="-122630" table:style-name="ce5">
            <text:p>-122’6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8164.35" table:style-name="ce4">
            <text:p>338’164.35</text:p>
          </table:table-cell>
          <table:table-cell office:value-type="float" office:value="372900" table:style-name="ce5">
            <text:p>372’9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402340.05" table:style-name="ce4">
            <text:p>402’340.05</text:p>
          </table:table-cell>
          <table:table-cell table:style-name="ce4"/>
          <table:table-cell office:value-type="float" office:value="29440" table:style-name="ce5">
            <text:p>29’4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74285" table:style-name="ce4">
            <text:p>874’285.00</text:p>
          </table:table-cell>
          <table:table-cell office:value-type="float" office:value="909800" table:style-name="ce5">
            <text:p>909’8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931390.4" table:style-name="ce4">
            <text:p>931’390.40</text:p>
          </table:table-cell>
          <table:table-cell table:style-name="ce4"/>
          <table:table-cell office:value-type="float" office:value="21590" table:style-name="ce5">
            <text:p>21’5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5784.9" table:style-name="ce4">
            <text:p>475’784.90</text:p>
          </table:table-cell>
          <table:table-cell office:value-type="float" office:value="50400" table:style-name="ce5">
            <text:p>50’4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47971.75" table:style-name="ce4">
            <text:p>47’971.75</text:p>
          </table:table-cell>
          <table:table-cell table:style-name="ce4"/>
          <table:table-cell office:value-type="float" office:value="-2428" table:style-name="ce5">
            <text:p>-2’4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993.65" table:style-name="ce4">
            <text:p>10’993.65</text:p>
          </table:table-cell>
          <table:table-cell office:value-type="float" office:value="17000" table:style-name="ce5">
            <text:p>17’0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8243.6" table:style-name="ce4">
            <text:p>8’243.60</text:p>
          </table:table-cell>
          <table:table-cell table:style-name="ce4"/>
          <table:table-cell office:value-type="float" office:value="-8756" table:style-name="ce5">
            <text:p>-8’7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1582.95000000001" table:style-name="ce4">
            <text:p>141’582.95</text:p>
          </table:table-cell>
          <table:table-cell table:style-name="ce5"/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98783.4" table:style-name="ce4">
            <text:p>1’498’783.40</text:p>
          </table:table-cell>
          <table:table-cell office:value-type="float" office:value="1725400" table:style-name="ce5">
            <text:p>1’725’4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664464.5" table:style-name="ce4">
            <text:p>1’664’464.50</text:p>
          </table:table-cell>
          <table:table-cell table:style-name="ce4"/>
          <table:table-cell office:value-type="float" office:value="-60936" table:style-name="ce5">
            <text:p>-60’9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5352.98" table:style-name="ce4">
            <text:p>845’352.98</text:p>
          </table:table-cell>
          <table:table-cell office:value-type="float" office:value="90000" table:style-name="ce5">
            <text:p>90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10491.05" table:style-name="ce4">
            <text:p>110’491.05</text:p>
          </table:table-cell>
          <table:table-cell table:style-name="ce4"/>
          <table:table-cell office:value-type="float" office:value="-9" table:style-name="ce5">
            <text:p>-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500" table:style-name="ce5">
            <text:p>20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29" table:style-name="ce4">
            <text:p>4’729.00</text:p>
          </table:table-cell>
          <table:table-cell office:value-type="float" office:value="8300" table:style-name="ce5">
            <text:p>8’3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87.2" table:style-name="ce4">
            <text:p>187.20</text:p>
          </table:table-cell>
          <table:table-cell table:style-name="ce4"/>
          <table:table-cell office:value-type="float" office:value="-8113" table:style-name="ce5">
            <text:p>-8’1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500" table:style-name="ce4">
            <text:p>500.00</text:p>
          </table:table-cell>
          <table:table-cell table:style-name="ce4"/>
          <table:table-cell office:value-type="float" office:value="500" table:style-name="ce5">
            <text:p>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321.3" table:style-name="ce4">
            <text:p>13’321.30</text:p>
          </table:table-cell>
          <table:table-cell office:value-type="float" office:value="4000" table:style-name="ce5">
            <text:p>4’0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number-columns-repeated="2" table:style-name="ce4"/>
          <table:table-cell office:value-type="float" office:value="-4000" table:style-name="ce5">
            <text:p>-4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85984.25" table:style-name="ce4">
            <text:p>885’984.25</text:p>
          </table:table-cell>
          <table:table-cell office:value-type="float" office:value="1225300" table:style-name="ce5">
            <text:p>1’225’3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052699.8500000001" table:style-name="ce4">
            <text:p>1’052’699.85</text:p>
          </table:table-cell>
          <table:table-cell office:value-type="float" office:value="-172600" table:style-name="ce5">
            <text:p>-172’6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7</text:p>
          </table:table-cell>
          <table:table-cell office:value-type="string" table:style-name="ce3">
            <text:p>Bussen</text:p>
          </table:table-cell>
          <table:table-cell table:style-name="ce4"/>
          <table:table-cell office:value-type="float" office:value="2600" table:style-name="ce4">
            <text:p>2’600.00</text:p>
          </table:table-cell>
          <table:table-cell office:value-type="float" office:value="2600" table:style-name="ce5">
            <text:p>2’6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1922" table:style-name="ce4">
            <text:p>301’922.00</text:p>
          </table:table-cell>
          <table:table-cell office:value-type="float" office:value="291800" table:style-name="ce5">
            <text:p>291’8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246235" table:style-name="ce4">
            <text:p>246’235.00</text:p>
          </table:table-cell>
          <table:table-cell office:value-type="float" office:value="-45565" table:style-name="ce5">
            <text:p>-45’5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0" table:style-name="ce4">
            <text:p>600.00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21318" table:style-name="ce4">
            <text:p>21’318.00</text:p>
          </table:table-cell>
          <table:table-cell office:value-type="float" office:value="19318" table:style-name="ce5">
            <text:p>19’3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12</text:p>
          </table:table-cell>
          <table:table-cell office:value-type="string" table:style-name="ce6">
            <text:p>Oberstuf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1331317.579999998" table:style-name="ce7">
            <text:p>21’331’317.58</text:p>
          </table:table-cell>
          <table:table-cell office:value-type="float" office:value="25853200" table:style-name="ce8">
            <text:p>25’853’2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4527737.100000001" table:style-name="ce7">
            <text:p>24’527’737.10</text:p>
          </table:table-cell>
          <table:table-cell table:style-name="ce7"/>
          <table:table-cell office:value-type="float" office:value="-1325463" table:style-name="ce8">
            <text:p>-1’325’46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86043.85" table:style-name="ce7">
            <text:p>1’586’043.85</text:p>
          </table:table-cell>
          <table:table-cell office:value-type="float" office:value="1768200" table:style-name="ce8">
            <text:p>1’768’2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732142.9" table:style-name="ce7">
            <text:p>1’732’142.90</text:p>
          </table:table-cell>
          <table:table-cell office:value-type="float" office:value="-36057" table:style-name="ce8">
            <text:p>-36’05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9745273.73" table:style-name="ce7">
            <text:p>19’745’273.73</text:p>
          </table:table-cell>
          <table:table-cell office:value-type="float" office:value="24085000" table:style-name="ce8">
            <text:p>24’085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2795594.199999999" table:style-name="ce7">
            <text:p>22’795’594.2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8723.55" table:style-name="ce4">
            <text:p>948’723.55</text:p>
          </table:table-cell>
          <table:table-cell office:value-type="float" office:value="944800" table:style-name="ce5">
            <text:p>944’8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897578.85" table:style-name="ce4">
            <text:p>897’578.85</text:p>
          </table:table-cell>
          <table:table-cell table:style-name="ce4"/>
          <table:table-cell office:value-type="float" office:value="-47221" table:style-name="ce5">
            <text:p>-47’2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457957.949999999" table:style-name="ce4">
            <text:p>15’457’957.95</text:p>
          </table:table-cell>
          <table:table-cell office:value-type="float" office:value="19603600" table:style-name="ce5">
            <text:p>19’603’600</text:p>
          </table:table-cell>
          <table:table-cell table:style-name="ce3"/>
          <table:table-cell office:value-type="string" table:style-name="ce3">
            <text:p>302</text:p>
          </table:table-cell>
          <table:table-cell office:value-type="string" table:style-name="ce3">
            <text:p>Löhne der Lehrkräfte</text:p>
          </table:table-cell>
          <table:table-cell office:value-type="float" office:value="18604928" table:style-name="ce4">
            <text:p>18’604’928.00</text:p>
          </table:table-cell>
          <table:table-cell table:style-name="ce4"/>
          <table:table-cell office:value-type="float" office:value="-998672" table:style-name="ce5">
            <text:p>-998’6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27439.45" table:style-name="ce4">
            <text:p>1’227’439.45</text:p>
          </table:table-cell>
          <table:table-cell office:value-type="float" office:value="1538300" table:style-name="ce5">
            <text:p>1’538’3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463489.85" table:style-name="ce4">
            <text:p>1’463’489.85</text:p>
          </table:table-cell>
          <table:table-cell table:style-name="ce4"/>
          <table:table-cell office:value-type="float" office:value="-74810" table:style-name="ce5">
            <text:p>-74’8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0858.25" table:style-name="ce4">
            <text:p>1’550’858.25</text:p>
          </table:table-cell>
          <table:table-cell office:value-type="float" office:value="1894800" table:style-name="ce5">
            <text:p>1’894’8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859762.85" table:style-name="ce4">
            <text:p>1’859’762.85</text:p>
          </table:table-cell>
          <table:table-cell table:style-name="ce4"/>
          <table:table-cell office:value-type="float" office:value="-35037" table:style-name="ce5">
            <text:p>-35’0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105.25" table:style-name="ce4">
            <text:p>41’105.25</text:p>
          </table:table-cell>
          <table:table-cell office:value-type="float" office:value="107000" table:style-name="ce5">
            <text:p>107’0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52559.9" table:style-name="ce4">
            <text:p>52’559.90</text:p>
          </table:table-cell>
          <table:table-cell table:style-name="ce4"/>
          <table:table-cell office:value-type="float" office:value="-54440" table:style-name="ce5">
            <text:p>-54’4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9985.2" table:style-name="ce4">
            <text:p>99’985.20</text:p>
          </table:table-cell>
          <table:table-cell office:value-type="float" office:value="123100" table:style-name="ce5">
            <text:p>123’1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18340.65" table:style-name="ce4">
            <text:p>118’340.65</text:p>
          </table:table-cell>
          <table:table-cell table:style-name="ce4"/>
          <table:table-cell office:value-type="float" office:value="-4759" table:style-name="ce5">
            <text:p>-4’7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5816.80000000005" table:style-name="ce4">
            <text:p>575’816.80</text:p>
          </table:table-cell>
          <table:table-cell office:value-type="float" office:value="635300" table:style-name="ce5">
            <text:p>635’3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601541" table:style-name="ce4">
            <text:p>601’541.00</text:p>
          </table:table-cell>
          <table:table-cell table:style-name="ce4"/>
          <table:table-cell office:value-type="float" office:value="-33759" table:style-name="ce5">
            <text:p>-33’7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6311" table:style-name="ce4">
            <text:p>306’311.00</text:p>
          </table:table-cell>
          <table:table-cell office:value-type="float" office:value="109500" table:style-name="ce5">
            <text:p>109’5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01925.55" table:style-name="ce4">
            <text:p>101’925.55</text:p>
          </table:table-cell>
          <table:table-cell table:style-name="ce4"/>
          <table:table-cell office:value-type="float" office:value="-7574" table:style-name="ce5">
            <text:p>-7’5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61" table:style-name="ce4">
            <text:p>7’061.00</text:p>
          </table:table-cell>
          <table:table-cell office:value-type="float" office:value="15000" table:style-name="ce5">
            <text:p>15’0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9258.0499999999993" table:style-name="ce4">
            <text:p>9’258.05</text:p>
          </table:table-cell>
          <table:table-cell table:style-name="ce4"/>
          <table:table-cell office:value-type="float" office:value="-5742" table:style-name="ce5">
            <text:p>-5’7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4354.65" table:style-name="ce4">
            <text:p>54’354.65</text:p>
          </table:table-cell>
          <table:table-cell table:style-name="ce5"/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65114.44999999995" table:style-name="ce4">
            <text:p>665’114.45</text:p>
          </table:table-cell>
          <table:table-cell office:value-type="float" office:value="812900" table:style-name="ce5">
            <text:p>812’9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788111.8" table:style-name="ce4">
            <text:p>788’111.80</text:p>
          </table:table-cell>
          <table:table-cell table:style-name="ce4"/>
          <table:table-cell office:value-type="float" office:value="-24788" table:style-name="ce5">
            <text:p>-24’7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5099.63" table:style-name="ce4">
            <text:p>395’099.63</text:p>
          </table:table-cell>
          <table:table-cell office:value-type="float" office:value="65900" table:style-name="ce5">
            <text:p>65’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30049.200000000001" table:style-name="ce4">
            <text:p>30’049.20</text:p>
          </table:table-cell>
          <table:table-cell table:style-name="ce4"/>
          <table:table-cell office:value-type="float" office:value="-35851" table:style-name="ce5">
            <text:p>-35’8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90.4" table:style-name="ce4">
            <text:p>1’490.40</text:p>
          </table:table-cell>
          <table:table-cell office:value-type="float" office:value="3000" table:style-name="ce5">
            <text:p>3’0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91.4" table:style-name="ce4">
            <text:p>191.40</text:p>
          </table:table-cell>
          <table:table-cell table:style-name="ce4"/>
          <table:table-cell office:value-type="float" office:value="-2809" table:style-name="ce5">
            <text:p>-2’8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321.3" table:style-name="ce4">
            <text:p>11’321.30</text:p>
          </table:table-cell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3050.35" table:style-name="ce4">
            <text:p>3’050.35</text:p>
          </table:table-cell>
          <table:table-cell office:value-type="float" office:value="2050" table:style-name="ce5">
            <text:p>2’0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2322.55" table:style-name="ce4">
            <text:p>362’322.55</text:p>
          </table:table-cell>
          <table:table-cell office:value-type="float" office:value="420900" table:style-name="ce5">
            <text:p>420’9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524546.55000000005" table:style-name="ce4">
            <text:p>524’546.55</text:p>
          </table:table-cell>
          <table:table-cell office:value-type="float" office:value="103647" table:style-name="ce5">
            <text:p>103’6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00" table:style-name="ce4">
            <text:p>3’000.00</text:p>
          </table:table-cell>
          <table:table-cell table:style-name="ce5"/>
          <table:table-cell table:style-name="ce3"/>
          <table:table-cell office:value-type="string" table:style-name="ce3">
            <text:p>437</text:p>
          </table:table-cell>
          <table:table-cell office:value-type="string" table:style-name="ce3">
            <text:p>Bussen</text:p>
          </table:table-cell>
          <table:table-cell table:style-name="ce4"/>
          <table:table-cell office:value-type="float" office:value="1000" table:style-name="ce4">
            <text:p>1’000.00</text:p>
          </table:table-cell>
          <table:table-cell office:value-type="float" office:value="1000" table:style-name="ce5">
            <text:p>1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9400" table:style-name="ce4">
            <text:p>1’209’400.00</text:p>
          </table:table-cell>
          <table:table-cell office:value-type="float" office:value="1346300" table:style-name="ce5">
            <text:p>1’346’3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1194357" table:style-name="ce4">
            <text:p>1’194’357.00</text:p>
          </table:table-cell>
          <table:table-cell office:value-type="float" office:value="-151943" table:style-name="ce5">
            <text:p>-151’9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9189" table:style-name="ce4">
            <text:p>9’189.00</text:p>
          </table:table-cell>
          <table:table-cell office:value-type="float" office:value="9189" table:style-name="ce5">
            <text:p>9’1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14</text:p>
          </table:table-cell>
          <table:table-cell office:value-type="string" table:style-name="ce6">
            <text:p>Musikschu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847706.9000000004" table:style-name="ce7">
            <text:p>4’847’706.90</text:p>
          </table:table-cell>
          <table:table-cell office:value-type="float" office:value="4956300" table:style-name="ce8">
            <text:p>4’956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885484.3499999996" table:style-name="ce7">
            <text:p>4’885’484.35</text:p>
          </table:table-cell>
          <table:table-cell table:style-name="ce7"/>
          <table:table-cell office:value-type="float" office:value="-70816" table:style-name="ce8">
            <text:p>-70’81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91163.3" table:style-name="ce7">
            <text:p>1’591’163.30</text:p>
          </table:table-cell>
          <table:table-cell office:value-type="float" office:value="1569400" table:style-name="ce8">
            <text:p>1’569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608759.9" table:style-name="ce7">
            <text:p>1’608’759.90</text:p>
          </table:table-cell>
          <table:table-cell office:value-type="float" office:value="39360" table:style-name="ce8">
            <text:p>39’36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256543.6" table:style-name="ce7">
            <text:p>3’256’543.60</text:p>
          </table:table-cell>
          <table:table-cell office:value-type="float" office:value="3386900" table:style-name="ce8">
            <text:p>3’386’9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276724.45" table:style-name="ce7">
            <text:p>3’276’724.4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6587.25" table:style-name="ce4">
            <text:p>376’587.25</text:p>
          </table:table-cell>
          <table:table-cell office:value-type="float" office:value="393700" table:style-name="ce5">
            <text:p>393’7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393653.4" table:style-name="ce4">
            <text:p>393’653.40</text:p>
          </table:table-cell>
          <table:table-cell table:style-name="ce4"/>
          <table:table-cell office:value-type="float" office:value="-47" table:style-name="ce5">
            <text:p>-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24954.1" table:style-name="ce4">
            <text:p>3’624’954.10</text:p>
          </table:table-cell>
          <table:table-cell office:value-type="float" office:value="3694400" table:style-name="ce5">
            <text:p>3’694’400</text:p>
          </table:table-cell>
          <table:table-cell table:style-name="ce3"/>
          <table:table-cell office:value-type="string" table:style-name="ce3">
            <text:p>302</text:p>
          </table:table-cell>
          <table:table-cell office:value-type="string" table:style-name="ce3">
            <text:p>Löhne der Lehrkräfte</text:p>
          </table:table-cell>
          <table:table-cell office:value-type="float" office:value="3652059.4" table:style-name="ce4">
            <text:p>3’652’059.40</text:p>
          </table:table-cell>
          <table:table-cell table:style-name="ce4"/>
          <table:table-cell office:value-type="float" office:value="-42341" table:style-name="ce5">
            <text:p>-42’3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2039.55" table:style-name="ce4">
            <text:p>302’039.55</text:p>
          </table:table-cell>
          <table:table-cell office:value-type="float" office:value="305300" table:style-name="ce5">
            <text:p>305’3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04648.3" table:style-name="ce4">
            <text:p>304’648.30</text:p>
          </table:table-cell>
          <table:table-cell table:style-name="ce4"/>
          <table:table-cell office:value-type="float" office:value="-652" table:style-name="ce5">
            <text:p>-65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5128.15" table:style-name="ce4">
            <text:p>385’128.15</text:p>
          </table:table-cell>
          <table:table-cell office:value-type="float" office:value="375100" table:style-name="ce5">
            <text:p>375’1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387274.45" table:style-name="ce4">
            <text:p>387’274.45</text:p>
          </table:table-cell>
          <table:table-cell table:style-name="ce4"/>
          <table:table-cell office:value-type="float" office:value="12174" table:style-name="ce5">
            <text:p>12’1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220.25" table:style-name="ce4">
            <text:p>10’220.25</text:p>
          </table:table-cell>
          <table:table-cell office:value-type="float" office:value="22700" table:style-name="ce5">
            <text:p>22’7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1741.6" table:style-name="ce4">
            <text:p>11’741.60</text:p>
          </table:table-cell>
          <table:table-cell table:style-name="ce4"/>
          <table:table-cell office:value-type="float" office:value="-10958" table:style-name="ce5">
            <text:p>-10’9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449.65" table:style-name="ce4">
            <text:p>14’449.65</text:p>
          </table:table-cell>
          <table:table-cell office:value-type="float" office:value="7000" table:style-name="ce5">
            <text:p>7’000</text:p>
          </table:table-cell>
          <table:table-cell table:style-name="ce3"/>
          <table:table-cell office:value-type="string" table:style-name="ce3">
            <text:p>308</text:p>
          </table:table-cell>
          <table:table-cell office:value-type="string" table:style-name="ce3">
            <text:p>Entschädigungen für temporäre Arbeitskräfte</text:p>
          </table:table-cell>
          <table:table-cell office:value-type="float" office:value="2700" table:style-name="ce4">
            <text:p>2’700.00</text:p>
          </table:table-cell>
          <table:table-cell table:style-name="ce4"/>
          <table:table-cell office:value-type="float" office:value="-4300" table:style-name="ce5">
            <text:p>-4’3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398.3" table:style-name="ce4">
            <text:p>20’398.30</text:p>
          </table:table-cell>
          <table:table-cell office:value-type="float" office:value="26500" table:style-name="ce5">
            <text:p>26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8754.599999999999" table:style-name="ce4">
            <text:p>18’754.60</text:p>
          </table:table-cell>
          <table:table-cell table:style-name="ce4"/>
          <table:table-cell office:value-type="float" office:value="-7745" table:style-name="ce5">
            <text:p>-7’7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232.2" table:style-name="ce4">
            <text:p>32’232.20</text:p>
          </table:table-cell>
          <table:table-cell office:value-type="float" office:value="32500" table:style-name="ce5">
            <text:p>32’5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32202.25" table:style-name="ce4">
            <text:p>32’202.25</text:p>
          </table:table-cell>
          <table:table-cell table:style-name="ce4"/>
          <table:table-cell office:value-type="float" office:value="-298" table:style-name="ce5">
            <text:p>-2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048.65" table:style-name="ce4">
            <text:p>36’048.65</text:p>
          </table:table-cell>
          <table:table-cell office:value-type="float" office:value="32000" table:style-name="ce5">
            <text:p>32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29642.55" table:style-name="ce4">
            <text:p>29’642.55</text:p>
          </table:table-cell>
          <table:table-cell table:style-name="ce4"/>
          <table:table-cell office:value-type="float" office:value="-2357" table:style-name="ce5">
            <text:p>-2’3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694.25" table:style-name="ce4">
            <text:p>24’694.25</text:p>
          </table:table-cell>
          <table:table-cell office:value-type="float" office:value="30500" table:style-name="ce5">
            <text:p>30’5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28205.200000000001" table:style-name="ce4">
            <text:p>28’205.20</text:p>
          </table:table-cell>
          <table:table-cell table:style-name="ce4"/>
          <table:table-cell office:value-type="float" office:value="-2295" table:style-name="ce5">
            <text:p>-2’2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07.45" table:style-name="ce4">
            <text:p>3’607.45</text:p>
          </table:table-cell>
          <table:table-cell table:style-name="ce5"/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811.5499999999993" table:style-name="ce4">
            <text:p>9’811.55</text:p>
          </table:table-cell>
          <table:table-cell office:value-type="float" office:value="25100" table:style-name="ce5">
            <text:p>25’1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6291" table:style-name="ce4">
            <text:p>16’291.00</text:p>
          </table:table-cell>
          <table:table-cell table:style-name="ce4"/>
          <table:table-cell office:value-type="float" office:value="-8809" table:style-name="ce5">
            <text:p>-8’8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70.5" table:style-name="ce4">
            <text:p>1’370.50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57.25" table:style-name="ce4">
            <text:p>3’757.25</text:p>
          </table:table-cell>
          <table:table-cell office:value-type="float" office:value="5500" table:style-name="ce5">
            <text:p>5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915" table:style-name="ce4">
            <text:p>3’915.00</text:p>
          </table:table-cell>
          <table:table-cell table:style-name="ce4"/>
          <table:table-cell office:value-type="float" office:value="-1585" table:style-name="ce5">
            <text:p>-1’5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07.8000000000002" table:style-name="ce4">
            <text:p>2’407.80</text:p>
          </table:table-cell>
          <table:table-cell office:value-type="float" office:value="6000" table:style-name="ce5">
            <text:p>6’0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4396.6000000000004" table:style-name="ce4">
            <text:p>4’396.60</text:p>
          </table:table-cell>
          <table:table-cell table:style-name="ce4"/>
          <table:table-cell office:value-type="float" office:value="-1603" table:style-name="ce5">
            <text:p>-1’6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52448.95" table:style-name="ce4">
            <text:p>1’352’448.95</text:p>
          </table:table-cell>
          <table:table-cell office:value-type="float" office:value="1311100" table:style-name="ce5">
            <text:p>1’311’100</text:p>
          </table:table-cell>
          <table:table-cell table:style-name="ce3"/>
          <table:table-cell office:value-type="string" table:style-name="ce3">
            <text:p>433</text:p>
          </table:table-cell>
          <table:table-cell office:value-type="string" table:style-name="ce3">
            <text:p>Schulgelder</text:p>
          </table:table-cell>
          <table:table-cell table:style-name="ce4"/>
          <table:table-cell office:value-type="float" office:value="1365868" table:style-name="ce4">
            <text:p>1’365’868.00</text:p>
          </table:table-cell>
          <table:table-cell office:value-type="float" office:value="54768" table:style-name="ce5">
            <text:p>54’7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08.05" table:style-name="ce4">
            <text:p>1’408.05</text:p>
          </table:table-cell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353" table:style-name="ce4">
            <text:p>353.00</text:p>
          </table:table-cell>
          <table:table-cell office:value-type="float" office:value="353" table:style-name="ce5">
            <text:p>35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7306.3" table:style-name="ce4">
            <text:p>237’306.30</text:p>
          </table:table-cell>
          <table:table-cell office:value-type="float" office:value="258300" table:style-name="ce5">
            <text:p>258’3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42538.9" table:style-name="ce4">
            <text:p>242’538.90</text:p>
          </table:table-cell>
          <table:table-cell office:value-type="float" office:value="-15761" table:style-name="ce5">
            <text:p>-15’7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15</text:p>
          </table:table-cell>
          <table:table-cell office:value-type="string" table:style-name="ce6">
            <text:p>Stadtbibliothek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02975.71" table:style-name="ce7">
            <text:p>1’602’975.71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20392.90000000002" table:style-name="ce7">
            <text:p>320’392.9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82582.81" table:style-name="ce7">
            <text:p>1’282’582.81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89059.25" table:style-name="ce4">
            <text:p>889’059.25</text:p>
          </table:table-cell>
          <table:table-cell table:style-name="ce5"/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6878.2" table:style-name="ce4">
            <text:p>66’878.20</text:p>
          </table:table-cell>
          <table:table-cell table:style-name="ce5"/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6396.2" table:style-name="ce4">
            <text:p>76’396.20</text:p>
          </table:table-cell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55.75" table:style-name="ce4">
            <text:p>3’555.75</text:p>
          </table:table-cell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236.95" table:style-name="ce4">
            <text:p>4’236.95</text:p>
          </table:table-cell>
          <table:table-cell table:style-name="ce5"/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1163.2" table:style-name="ce4">
            <text:p>301’163.20</text:p>
          </table:table-cell>
          <table:table-cell table:style-name="ce5"/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504.1" table:style-name="ce4">
            <text:p>10’504.10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6.25" table:style-name="ce4">
            <text:p>586.25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44.1499999999996" table:style-name="ce4">
            <text:p>4’744.15</text:p>
          </table:table-cell>
          <table:table-cell table:style-name="ce5"/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11" table:style-name="ce4">
            <text:p>3’511.00</text:p>
          </table:table-cell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0410.01" table:style-name="ce4">
            <text:p>190’410.01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964" table:style-name="ce4">
            <text:p>49’964.00</text:p>
          </table:table-cell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66.65" table:style-name="ce4">
            <text:p>1’966.65</text:p>
          </table:table-cell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414.5" table:style-name="ce4">
            <text:p>155’414.50</text:p>
          </table:table-cell>
          <table:table-cell table:style-name="ce5"/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19.55" table:style-name="ce4">
            <text:p>4’119.55</text:p>
          </table:table-cell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351.75" table:style-name="ce4">
            <text:p>17’351.75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641.1" table:style-name="ce4">
            <text:p>39’641.10</text:p>
          </table:table-cell>
          <table:table-cell table:style-name="ce5"/>
          <table:table-cell table:style-name="ce3"/>
          <table:table-cell office:value-type="string" table:style-name="ce3">
            <text:p>439</text:p>
          </table:table-cell>
          <table:table-cell office:value-type="string" table:style-name="ce3">
            <text:p>Übrige Entgel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876" table:style-name="ce4">
            <text:p>47’876.00</text:p>
          </table:table-cell>
          <table:table-cell table:style-name="ce5"/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490" table:style-name="ce4">
            <text:p>44’490.00</text:p>
          </table:table-cell>
          <table:table-cell table:style-name="ce5"/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500" table:style-name="ce4">
            <text:p>11’500.00</text:p>
          </table:table-cell>
          <table:table-cell table:style-name="ce5"/>
          <table:table-cell table:style-name="ce3"/>
          <table:table-cell office:value-type="string" table:style-name="ce3">
            <text:p>469</text:p>
          </table:table-cell>
          <table:table-cell office:value-type="string" table:style-name="ce3">
            <text:p>Übrige 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16</text:p>
          </table:table-cell>
          <table:table-cell office:value-type="string" table:style-name="ce6">
            <text:p>Schulgesundheitsdienst (SGD)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093793.6399999997" table:style-name="ce7">
            <text:p>6’093’793.64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372148.5" table:style-name="ce7">
            <text:p>3’372’148.5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721645.14" table:style-name="ce7">
            <text:p>2’721’645.14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37780.25" table:style-name="ce4">
            <text:p>3’537’780.25</text:p>
          </table:table-cell>
          <table:table-cell table:style-name="ce5"/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2025.2" table:style-name="ce4">
            <text:p>262’025.20</text:p>
          </table:table-cell>
          <table:table-cell table:style-name="ce5"/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49308.2" table:style-name="ce4">
            <text:p>349’308.20</text:p>
          </table:table-cell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286.05" table:style-name="ce4">
            <text:p>13’286.05</text:p>
          </table:table-cell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9.05" table:style-name="ce4">
            <text:p>729.05</text:p>
          </table:table-cell>
          <table:table-cell table:style-name="ce5"/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770.239999999998" table:style-name="ce4">
            <text:p>47’770.24</text:p>
          </table:table-cell>
          <table:table-cell table:style-name="ce5"/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8802.600000000006" table:style-name="ce4">
            <text:p>68’802.60</text:p>
          </table:table-cell>
          <table:table-cell table:style-name="ce5"/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377" table:style-name="ce4">
            <text:p>43’377.00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08.5" table:style-name="ce4">
            <text:p>9’408.50</text:p>
          </table:table-cell>
          <table:table-cell table:style-name="ce5"/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7372.09999999998" table:style-name="ce4">
            <text:p>267’372.10</text:p>
          </table:table-cell>
          <table:table-cell table:style-name="ce5"/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283.199999999997" table:style-name="ce4">
            <text:p>45’283.20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565.8" table:style-name="ce4">
            <text:p>22’565.80</text:p>
          </table:table-cell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1059.05" table:style-name="ce4">
            <text:p>391’059.05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391.35" table:style-name="ce4">
            <text:p>10’391.35</text:p>
          </table:table-cell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031.35" table:style-name="ce4">
            <text:p>33’031.35</text:p>
          </table:table-cell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2366.9" table:style-name="ce4">
            <text:p>142’366.90</text:p>
          </table:table-cell>
          <table:table-cell table:style-name="ce5"/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0" table:style-name="ce4">
            <text:p>400.00</text:p>
          </table:table-cell>
          <table:table-cell table:style-name="ce5"/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8836.8" table:style-name="ce4">
            <text:p>848’836.80</text:p>
          </table:table-cell>
          <table:table-cell table:style-name="ce5"/>
          <table:table-cell table:style-name="ce3"/>
          <table:table-cell office:value-type="string" table:style-name="ce3">
            <text:p>394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81379.05" table:style-name="ce4">
            <text:p>1’981’379.05</text:p>
          </table:table-cell>
          <table:table-cell table:style-name="ce5"/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56.3" table:style-name="ce4">
            <text:p>3’556.30</text:p>
          </table:table-cell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4646.35" table:style-name="ce4">
            <text:p>134’646.35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3730" table:style-name="ce4">
            <text:p>403’730.00</text:p>
          </table:table-cell>
          <table:table-cell table:style-name="ce5"/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8836.8" table:style-name="ce4">
            <text:p>848’836.80</text:p>
          </table:table-cell>
          <table:table-cell table:style-name="ce5"/>
          <table:table-cell table:style-name="ce3"/>
          <table:table-cell office:value-type="string" table:style-name="ce3">
            <text:p>494</text:p>
          </table:table-cell>
          <table:table-cell office:value-type="string" table:style-name="ce3">
            <text:p>Intern verrechneter 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17</text:p>
          </table:table-cell>
          <table:table-cell office:value-type="string" table:style-name="ce6">
            <text:p>Freiwillige Angebo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34222.5" table:style-name="ce7">
            <text:p>634’222.5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3112.4" table:style-name="ce7">
            <text:p>183’112.4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51110.1" table:style-name="ce7">
            <text:p>451’110.1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0704.85" table:style-name="ce4">
            <text:p>450’704.85</text:p>
          </table:table-cell>
          <table:table-cell table:style-name="ce5"/>
          <table:table-cell table:style-name="ce3"/>
          <table:table-cell office:value-type="string" table:style-name="ce3">
            <text:p>302</text:p>
          </table:table-cell>
          <table:table-cell office:value-type="string" table:style-name="ce3">
            <text:p>Löhne der Lehrkräf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918.6" table:style-name="ce4">
            <text:p>29’918.60</text:p>
          </table:table-cell>
          <table:table-cell table:style-name="ce5"/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011.5" table:style-name="ce4">
            <text:p>14’011.50</text:p>
          </table:table-cell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58.65" table:style-name="ce4">
            <text:p>958.65</text:p>
          </table:table-cell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23.5" table:style-name="ce4">
            <text:p>1’423.50</text:p>
          </table:table-cell>
          <table:table-cell table:style-name="ce5"/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484.300000000003" table:style-name="ce4">
            <text:p>33’484.30</text:p>
          </table:table-cell>
          <table:table-cell table:style-name="ce5"/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02.35" table:style-name="ce4">
            <text:p>3’902.35</text:p>
          </table:table-cell>
          <table:table-cell table:style-name="ce5"/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.900000000000006" table:style-name="ce4">
            <text:p>70.90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009.15" table:style-name="ce4">
            <text:p>8’009.15</text:p>
          </table:table-cell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738.7" table:style-name="ce4">
            <text:p>79’738.70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00" table:style-name="ce4">
            <text:p>12’000.00</text:p>
          </table:table-cell>
          <table:table-cell table:style-name="ce5"/>
          <table:table-cell table:style-name="ce3"/>
          <table:table-cell office:value-type="string" table:style-name="ce3">
            <text:p>393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3112.4" table:style-name="ce4">
            <text:p>183’112.40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18</text:p>
          </table:table-cell>
          <table:table-cell office:value-type="string" table:style-name="ce6">
            <text:p>Familienergänzende Betreuung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561203.109999999" table:style-name="ce7">
            <text:p>11’561’203.11</text:p>
          </table:table-cell>
          <table:table-cell office:value-type="float" office:value="7607600" table:style-name="ce8">
            <text:p>7’607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7665091.3600000003" table:style-name="ce7">
            <text:p>7’665’091.36</text:p>
          </table:table-cell>
          <table:table-cell table:style-name="ce7"/>
          <table:table-cell office:value-type="float" office:value="-142509" table:style-name="ce8">
            <text:p>-142’50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00000" table:style-name="ce8">
            <text:p>200’0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907569.1" table:style-name="ce7">
            <text:p>1’907’569.10</text:p>
          </table:table-cell>
          <table:table-cell office:value-type="float" office:value="1859000" table:style-name="ce8">
            <text:p>1’859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089905.5" table:style-name="ce7">
            <text:p>2’089’905.50</text:p>
          </table:table-cell>
          <table:table-cell office:value-type="float" office:value="230906" table:style-name="ce8">
            <text:p>230’90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653634.0099999998" table:style-name="ce7">
            <text:p>9’653’634.01</text:p>
          </table:table-cell>
          <table:table-cell office:value-type="float" office:value="5948600" table:style-name="ce8">
            <text:p>5’948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5575185.8600000003" table:style-name="ce7">
            <text:p>5’575’185.86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70928.3" table:style-name="ce4">
            <text:p>4’770’928.30</text:p>
          </table:table-cell>
          <table:table-cell office:value-type="float" office:value="5609800" table:style-name="ce5">
            <text:p>5’609’8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5683807.9000000004" table:style-name="ce4">
            <text:p>5’683’807.90</text:p>
          </table:table-cell>
          <table:table-cell table:style-name="ce4"/>
          <table:table-cell office:value-type="float" office:value="-125992" table:style-name="ce5">
            <text:p>-125’9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000" table:style-name="ce5">
            <text:p>200’0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3050.7" table:style-name="ce4">
            <text:p>73’050.70</text:p>
          </table:table-cell>
          <table:table-cell table:style-name="ce5"/>
          <table:table-cell table:style-name="ce3"/>
          <table:table-cell office:value-type="string" table:style-name="ce3">
            <text:p>302</text:p>
          </table:table-cell>
          <table:table-cell office:value-type="string" table:style-name="ce3">
            <text:p>Löhne der Lehrkräf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0989.95" table:style-name="ce4">
            <text:p>370’989.95</text:p>
          </table:table-cell>
          <table:table-cell office:value-type="float" office:value="411100" table:style-name="ce5">
            <text:p>411’1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436661.75" table:style-name="ce4">
            <text:p>436’661.75</text:p>
          </table:table-cell>
          <table:table-cell table:style-name="ce4"/>
          <table:table-cell office:value-type="float" office:value="25562" table:style-name="ce5">
            <text:p>25’5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2306.8" table:style-name="ce4">
            <text:p>362’306.80</text:p>
          </table:table-cell>
          <table:table-cell office:value-type="float" office:value="403600" table:style-name="ce5">
            <text:p>403’6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445243.45" table:style-name="ce4">
            <text:p>445’243.45</text:p>
          </table:table-cell>
          <table:table-cell table:style-name="ce4"/>
          <table:table-cell office:value-type="float" office:value="41643" table:style-name="ce5">
            <text:p>41’6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346.099999999999" table:style-name="ce4">
            <text:p>19’346.10</text:p>
          </table:table-cell>
          <table:table-cell office:value-type="float" office:value="28300" table:style-name="ce5">
            <text:p>28’3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6381" table:style-name="ce4">
            <text:p>36’381.00</text:p>
          </table:table-cell>
          <table:table-cell table:style-name="ce4"/>
          <table:table-cell office:value-type="float" office:value="8081" table:style-name="ce5">
            <text:p>8’08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733.96" table:style-name="ce4">
            <text:p>84’733.96</text:p>
          </table:table-cell>
          <table:table-cell office:value-type="float" office:value="91400" table:style-name="ce5">
            <text:p>91’4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57617.9" table:style-name="ce4">
            <text:p>57’617.90</text:p>
          </table:table-cell>
          <table:table-cell table:style-name="ce4"/>
          <table:table-cell office:value-type="float" office:value="-33782" table:style-name="ce5">
            <text:p>-33’7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2836.25" table:style-name="ce4">
            <text:p>92’836.25</text:p>
          </table:table-cell>
          <table:table-cell office:value-type="float" office:value="118900" table:style-name="ce5">
            <text:p>118’9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08747.15" table:style-name="ce4">
            <text:p>108’747.15</text:p>
          </table:table-cell>
          <table:table-cell table:style-name="ce4"/>
          <table:table-cell office:value-type="float" office:value="-10153" table:style-name="ce5">
            <text:p>-10’15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946.25" table:style-name="ce4">
            <text:p>51’946.25</text:p>
          </table:table-cell>
          <table:table-cell office:value-type="float" office:value="106000" table:style-name="ce5">
            <text:p>106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64980.800000000003" table:style-name="ce4">
            <text:p>64’980.80</text:p>
          </table:table-cell>
          <table:table-cell table:style-name="ce4"/>
          <table:table-cell office:value-type="float" office:value="-41019" table:style-name="ce5">
            <text:p>-41’0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76925.15" table:style-name="ce4">
            <text:p>676’925.15</text:p>
          </table:table-cell>
          <table:table-cell office:value-type="float" office:value="741500" table:style-name="ce5">
            <text:p>741’5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744519.11" table:style-name="ce4">
            <text:p>744’519.11</text:p>
          </table:table-cell>
          <table:table-cell table:style-name="ce4"/>
          <table:table-cell office:value-type="float" office:value="3019" table:style-name="ce5">
            <text:p>3’0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68.05" table:style-name="ce4">
            <text:p>3’268.05</text:p>
          </table:table-cell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2569.6999999999998" table:style-name="ce4">
            <text:p>2’569.70</text:p>
          </table:table-cell>
          <table:table-cell table:style-name="ce4"/>
          <table:table-cell office:value-type="float" office:value="-2430" table:style-name="ce5">
            <text:p>-2’4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106.25" table:style-name="ce4">
            <text:p>30’106.25</text:p>
          </table:table-cell>
          <table:table-cell office:value-type="float" office:value="50000" table:style-name="ce5">
            <text:p>50’0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52022.1" table:style-name="ce4">
            <text:p>52’022.10</text:p>
          </table:table-cell>
          <table:table-cell table:style-name="ce4"/>
          <table:table-cell office:value-type="float" office:value="2022" table:style-name="ce5">
            <text:p>2’0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55" table:style-name="ce4">
            <text:p>2’655.00</text:p>
          </table:table-cell>
          <table:table-cell office:value-type="float" office:value="13000" table:style-name="ce5">
            <text:p>13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964.5" table:style-name="ce4">
            <text:p>964.50</text:p>
          </table:table-cell>
          <table:table-cell table:style-name="ce4"/>
          <table:table-cell office:value-type="float" office:value="-12036" table:style-name="ce5">
            <text:p>-12’0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14.9" table:style-name="ce4">
            <text:p>3’914.90</text:p>
          </table:table-cell>
          <table:table-cell office:value-type="float" office:value="4000" table:style-name="ce5">
            <text:p>4’0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4496.6499999999996" table:style-name="ce4">
            <text:p>4’496.65</text:p>
          </table:table-cell>
          <table:table-cell table:style-name="ce4"/>
          <table:table-cell office:value-type="float" office:value="497" table:style-name="ce5">
            <text:p>4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195.45" table:style-name="ce4">
            <text:p>18’195.45</text:p>
          </table:table-cell>
          <table:table-cell office:value-type="float" office:value="25000" table:style-name="ce5">
            <text:p>25’0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27079.35" table:style-name="ce4">
            <text:p>27’079.35</text:p>
          </table:table-cell>
          <table:table-cell table:style-name="ce4"/>
          <table:table-cell office:value-type="float" office:value="2079" table:style-name="ce5">
            <text:p>2’0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00000" table:style-name="ce4">
            <text:p>5’000’000.00</text:p>
          </table:table-cell>
          <table:table-cell table:style-name="ce5"/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66.15" table:style-name="ce4">
            <text:p>1’366.15</text:p>
          </table:table-cell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252" table:style-name="ce4">
            <text:p>252.00</text:p>
          </table:table-cell>
          <table:table-cell office:value-type="float" office:value="252" table:style-name="ce5">
            <text:p>25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56801.9" table:style-name="ce4">
            <text:p>1’856’801.90</text:p>
          </table:table-cell>
          <table:table-cell office:value-type="float" office:value="1819000" table:style-name="ce5">
            <text:p>1’819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079052.15" table:style-name="ce4">
            <text:p>2’079’052.15</text:p>
          </table:table-cell>
          <table:table-cell office:value-type="float" office:value="260052" table:style-name="ce5">
            <text:p>260’05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401.05" table:style-name="ce4">
            <text:p>49’401.05</text:p>
          </table:table-cell>
          <table:table-cell office:value-type="float" office:value="40000" table:style-name="ce5">
            <text:p>40’000</text:p>
          </table:table-cell>
          <table:table-cell table:style-name="ce3"/>
          <table:table-cell office:value-type="string" table:style-name="ce3">
            <text:p>460</text:p>
          </table:table-cell>
          <table:table-cell office:value-type="string" table:style-name="ce3">
            <text:p>Beiträge des Bundes</text:p>
          </table:table-cell>
          <table:table-cell table:style-name="ce4"/>
          <table:table-cell office:value-type="float" office:value="10601.35" table:style-name="ce4">
            <text:p>10’601.35</text:p>
          </table:table-cell>
          <table:table-cell office:value-type="float" office:value="-29399" table:style-name="ce5">
            <text:p>-29’3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19</text:p>
          </table:table-cell>
          <table:table-cell office:value-type="string" table:style-name="ce6">
            <text:p>Schulgelder und Zusatzangebo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6749640.350000001" table:style-name="ce7">
            <text:p>26’749’640.35</text:p>
          </table:table-cell>
          <table:table-cell office:value-type="float" office:value="11355900" table:style-name="ce8">
            <text:p>11’355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0266719.85" table:style-name="ce7">
            <text:p>10’266’719.85</text:p>
          </table:table-cell>
          <table:table-cell table:style-name="ce7"/>
          <table:table-cell office:value-type="float" office:value="-1114180" table:style-name="ce8">
            <text:p>-1’114’18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5000" table:style-name="ce8">
            <text:p>25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54175.15" table:style-name="ce7">
            <text:p>354’175.15</text:p>
          </table:table-cell>
          <table:table-cell office:value-type="float" office:value="104000" table:style-name="ce8">
            <text:p>104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23106.7" table:style-name="ce7">
            <text:p>123’106.70</text:p>
          </table:table-cell>
          <table:table-cell office:value-type="float" office:value="19107" table:style-name="ce8">
            <text:p>19’10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6395465.199999999" table:style-name="ce7">
            <text:p>26’395’465.20</text:p>
          </table:table-cell>
          <table:table-cell office:value-type="float" office:value="11276900" table:style-name="ce8">
            <text:p>11’276’9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0143613.15" table:style-name="ce7">
            <text:p>10’143’613.1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135268.6" table:style-name="ce4">
            <text:p>13’135’268.60</text:p>
          </table:table-cell>
          <table:table-cell office:value-type="float" office:value="155000" table:style-name="ce5">
            <text:p>155’000</text:p>
          </table:table-cell>
          <table:table-cell table:style-name="ce3"/>
          <table:table-cell office:value-type="string" table:style-name="ce3">
            <text:p>302</text:p>
          </table:table-cell>
          <table:table-cell office:value-type="string" table:style-name="ce3">
            <text:p>Löhne der Lehrkräfte</text:p>
          </table:table-cell>
          <table:table-cell office:value-type="float" office:value="180058.2" table:style-name="ce4">
            <text:p>180’058.20</text:p>
          </table:table-cell>
          <table:table-cell table:style-name="ce4"/>
          <table:table-cell office:value-type="float" office:value="58" table:style-name="ce5">
            <text:p>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5000" table:style-name="ce5">
            <text:p>25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89945.95" table:style-name="ce4">
            <text:p>989’945.95</text:p>
          </table:table-cell>
          <table:table-cell office:value-type="float" office:value="11600" table:style-name="ce5">
            <text:p>11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2245.45" table:style-name="ce4">
            <text:p>12’245.45</text:p>
          </table:table-cell>
          <table:table-cell table:style-name="ce4"/>
          <table:table-cell office:value-type="float" office:value="645" table:style-name="ce5">
            <text:p>6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19701.1499999999" table:style-name="ce4">
            <text:p>1’319’701.15</text:p>
          </table:table-cell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218" table:style-name="ce4">
            <text:p>2’218.00</text:p>
          </table:table-cell>
          <table:table-cell table:style-name="ce4"/>
          <table:table-cell office:value-type="float" office:value="2218" table:style-name="ce5">
            <text:p>2’2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933.05" table:style-name="ce4">
            <text:p>31’933.05</text:p>
          </table:table-cell>
          <table:table-cell office:value-type="float" office:value="900" table:style-name="ce5">
            <text:p>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77.2" table:style-name="ce4">
            <text:p>377.20</text:p>
          </table:table-cell>
          <table:table-cell table:style-name="ce4"/>
          <table:table-cell office:value-type="float" office:value="-523" table:style-name="ce5">
            <text:p>-5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574.55" table:style-name="ce4">
            <text:p>32’574.55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210.75" table:style-name="ce4">
            <text:p>1’210.75</text:p>
          </table:table-cell>
          <table:table-cell table:style-name="ce4"/>
          <table:table-cell office:value-type="float" office:value="-289" table:style-name="ce5">
            <text:p>-2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557.300000000003" table:style-name="ce4">
            <text:p>36’557.30</text:p>
          </table:table-cell>
          <table:table-cell office:value-type="float" office:value="3100" table:style-name="ce5">
            <text:p>3’1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5087" table:style-name="ce4">
            <text:p>5’087.00</text:p>
          </table:table-cell>
          <table:table-cell table:style-name="ce4"/>
          <table:table-cell office:value-type="float" office:value="1987" table:style-name="ce5">
            <text:p>1’9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17.45" table:style-name="ce4">
            <text:p>7’217.45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950.75" table:style-name="ce4">
            <text:p>6’950.75</text:p>
          </table:table-cell>
          <table:table-cell table:style-name="ce5"/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17.5" table:style-name="ce4">
            <text:p>2’017.50</text:p>
          </table:table-cell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8583.9" table:style-name="ce4">
            <text:p>118’583.9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office:value-type="float" office:value="-500" table:style-name="ce5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00" table:style-name="ce4">
            <text:p>2’400.00</text:p>
          </table:table-cell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78801.4499999993" table:style-name="ce4">
            <text:p>8’478’801.45</text:p>
          </table:table-cell>
          <table:table-cell office:value-type="float" office:value="8538300" table:style-name="ce5">
            <text:p>8’538’300</text:p>
          </table:table-cell>
          <table:table-cell table:style-name="ce3"/>
          <table:table-cell office:value-type="string" table:style-name="ce3">
            <text:p>352</text:p>
          </table:table-cell>
          <table:table-cell office:value-type="string" table:style-name="ce3">
            <text:p>Entschädigungen an Gemeinwesen auf kommunaler Ebene</text:p>
          </table:table-cell>
          <table:table-cell office:value-type="float" office:value="8546249.3499999996" table:style-name="ce4">
            <text:p>8’546’249.35</text:p>
          </table:table-cell>
          <table:table-cell table:style-name="ce4"/>
          <table:table-cell office:value-type="float" office:value="7949" table:style-name="ce5">
            <text:p>7’9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87688.7000000002" table:style-name="ce4">
            <text:p>2’587’688.70</text:p>
          </table:table-cell>
          <table:table-cell office:value-type="float" office:value="2645000" table:style-name="ce5">
            <text:p>2’645’000</text:p>
          </table:table-cell>
          <table:table-cell table:style-name="ce3"/>
          <table:table-cell office:value-type="string" table:style-name="ce3">
            <text:p>361</text:p>
          </table:table-cell>
          <table:table-cell office:value-type="string" table:style-name="ce3">
            <text:p>Beiträge an Institutionen auf kantonaler Ebene</text:p>
          </table:table-cell>
          <table:table-cell office:value-type="float" office:value="1519273.9" table:style-name="ce4">
            <text:p>1’519’273.90</text:p>
          </table:table-cell>
          <table:table-cell table:style-name="ce4"/>
          <table:table-cell office:value-type="float" office:value="-1125726" table:style-name="ce5">
            <text:p>-1’125’7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6040.15" table:style-name="ce4">
            <text:p>256’040.15</text:p>
          </table:table-cell>
          <table:table-cell office:value-type="float" office:value="104000" table:style-name="ce5">
            <text:p>104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23106.7" table:style-name="ce4">
            <text:p>123’106.70</text:p>
          </table:table-cell>
          <table:table-cell office:value-type="float" office:value="19107" table:style-name="ce5">
            <text:p>19’1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8135" table:style-name="ce4">
            <text:p>98’135.00</text:p>
          </table:table-cell>
          <table:table-cell table:style-name="ce5"/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2</text:p>
          </table:table-cell>
          <table:table-cell office:value-type="string" table:style-name="ce6">
            <text:p>Sport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920041.17" table:style-name="ce7">
            <text:p>10’920’041.17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959380.2" table:style-name="ce7">
            <text:p>4’959’380.2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960660.9699999997" table:style-name="ce7">
            <text:p>5’960’660.97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2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43934.42" table:style-name="ce7">
            <text:p>1’243’934.42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016.9" table:style-name="ce7">
            <text:p>14’016.9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29917.52" table:style-name="ce7">
            <text:p>1’229’917.52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33553.3" table:style-name="ce4">
            <text:p>833’553.30</text:p>
          </table:table-cell>
          <table:table-cell table:style-name="ce5"/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1670.05" table:style-name="ce4">
            <text:p>61’670.05</text:p>
          </table:table-cell>
          <table:table-cell table:style-name="ce5"/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7148.15" table:style-name="ce4">
            <text:p>87’148.15</text:p>
          </table:table-cell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22.7" table:style-name="ce4">
            <text:p>3’222.70</text:p>
          </table:table-cell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30.05" table:style-name="ce4">
            <text:p>4’930.05</text:p>
          </table:table-cell>
          <table:table-cell table:style-name="ce5"/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474.400000000001" table:style-name="ce4">
            <text:p>40’474.40</text:p>
          </table:table-cell>
          <table:table-cell table:style-name="ce5"/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41.15" table:style-name="ce4">
            <text:p>3’541.15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64.45" table:style-name="ce4">
            <text:p>3’864.45</text:p>
          </table:table-cell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63.5" table:style-name="ce4">
            <text:p>5’163.50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57.1000000000004" table:style-name="ce4">
            <text:p>5’157.10</text:p>
          </table:table-cell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5209.57" table:style-name="ce4">
            <text:p>195’209.57</text:p>
          </table:table-cell>
          <table:table-cell table:style-name="ce5"/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016.9" table:style-name="ce4">
            <text:p>14’016.90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21</text:p>
          </table:table-cell>
          <table:table-cell office:value-type="string" table:style-name="ce6">
            <text:p>Turn- und Sportbetrieb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36731.65" table:style-name="ce7">
            <text:p>436’731.6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0443.199999999997" table:style-name="ce7">
            <text:p>80’443.2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56288.45" table:style-name="ce7">
            <text:p>356’288.4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949.25" table:style-name="ce4">
            <text:p>58’949.25</text:p>
          </table:table-cell>
          <table:table-cell table:style-name="ce5"/>
          <table:table-cell table:style-name="ce3"/>
          <table:table-cell office:value-type="string" table:style-name="ce3">
            <text:p>302</text:p>
          </table:table-cell>
          <table:table-cell office:value-type="string" table:style-name="ce3">
            <text:p>Löhne der Lehrkräf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27.5" table:style-name="ce4">
            <text:p>2’427.50</text:p>
          </table:table-cell>
          <table:table-cell table:style-name="ce5"/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9.5" table:style-name="ce4">
            <text:p>109.50</text:p>
          </table:table-cell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994" table:style-name="ce4">
            <text:p>31’994.00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8790.85" table:style-name="ce4">
            <text:p>128’790.85</text:p>
          </table:table-cell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697.45" table:style-name="ce4">
            <text:p>23’697.45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0763.1" table:style-name="ce4">
            <text:p>190’763.10</text:p>
          </table:table-cell>
          <table:table-cell table:style-name="ce5"/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2118.2" table:style-name="ce4">
            <text:p>42’118.20</text:p>
          </table:table-cell>
          <table:table-cell table:style-name="ce5"/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325" table:style-name="ce4">
            <text:p>8’325.00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000" table:style-name="ce4">
            <text:p>30’000.00</text:p>
          </table:table-cell>
          <table:table-cell table:style-name="ce5"/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22</text:p>
          </table:table-cell>
          <table:table-cell office:value-type="string" table:style-name="ce6">
            <text:p>Sportanlag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167876.6500000004" table:style-name="ce7">
            <text:p>5’167’876.6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967945.15" table:style-name="ce7">
            <text:p>1’967’945.1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199931.5" table:style-name="ce7">
            <text:p>3’199’931.5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99007.7999999998" table:style-name="ce4">
            <text:p>2’099’007.80</text:p>
          </table:table-cell>
          <table:table-cell table:style-name="ce5"/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3921" table:style-name="ce4">
            <text:p>153’921.00</text:p>
          </table:table-cell>
          <table:table-cell table:style-name="ce5"/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2682.85" table:style-name="ce4">
            <text:p>172’682.85</text:p>
          </table:table-cell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118.05" table:style-name="ce4">
            <text:p>8’118.05</text:p>
          </table:table-cell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080.65" table:style-name="ce4">
            <text:p>26’080.65</text:p>
          </table:table-cell>
          <table:table-cell table:style-name="ce5"/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661.7" table:style-name="ce4">
            <text:p>4’661.70</text:p>
          </table:table-cell>
          <table:table-cell table:style-name="ce5"/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543.200000000001" table:style-name="ce4">
            <text:p>28’543.20</text:p>
          </table:table-cell>
          <table:table-cell table:style-name="ce5"/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1754.45" table:style-name="ce4">
            <text:p>181’754.45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5719.35" table:style-name="ce4">
            <text:p>255’719.35</text:p>
          </table:table-cell>
          <table:table-cell table:style-name="ce5"/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2381.5" table:style-name="ce4">
            <text:p>112’381.50</text:p>
          </table:table-cell>
          <table:table-cell table:style-name="ce5"/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3060.85" table:style-name="ce4">
            <text:p>113’060.85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00" table:style-name="ce4">
            <text:p>2’500.00</text:p>
          </table:table-cell>
          <table:table-cell table:style-name="ce5"/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19.1" table:style-name="ce4">
            <text:p>1’719.10</text:p>
          </table:table-cell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164.800000000003" table:style-name="ce4">
            <text:p>37’164.80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64.5" table:style-name="ce4">
            <text:p>1’664.50</text:p>
          </table:table-cell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000" table:style-name="ce4">
            <text:p>57’000.00</text:p>
          </table:table-cell>
          <table:table-cell table:style-name="ce5"/>
          <table:table-cell table:style-name="ce3"/>
          <table:table-cell office:value-type="string" table:style-name="ce3">
            <text:p>361</text:p>
          </table:table-cell>
          <table:table-cell office:value-type="string" table:style-name="ce3">
            <text:p>Beiträge an Institutionen auf kantonaler Eben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11896.85" table:style-name="ce4">
            <text:p>1’911’896.85</text:p>
          </table:table-cell>
          <table:table-cell table:style-name="ce5"/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67.85" table:style-name="ce4">
            <text:p>3’867.85</text:p>
          </table:table-cell>
          <table:table-cell table:style-name="ce5"/>
          <table:table-cell table:style-name="ce3"/>
          <table:table-cell office:value-type="string" table:style-name="ce3">
            <text:p>410</text:p>
          </table:table-cell>
          <table:table-cell office:value-type="string" table:style-name="ce3">
            <text:p>Konzession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68652.19999999995" table:style-name="ce4">
            <text:p>668’652.20</text:p>
          </table:table-cell>
          <table:table-cell table:style-name="ce5"/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4384.7" table:style-name="ce4">
            <text:p>54’384.70</text:p>
          </table:table-cell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5187.95" table:style-name="ce4">
            <text:p>705’187.95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1352.45" table:style-name="ce4">
            <text:p>371’352.45</text:p>
          </table:table-cell>
          <table:table-cell table:style-name="ce5"/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000" table:style-name="ce4">
            <text:p>120’000.00</text:p>
          </table:table-cell>
          <table:table-cell table:style-name="ce5"/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500" table:style-name="ce4">
            <text:p>44’500.00</text:p>
          </table:table-cell>
          <table:table-cell table:style-name="ce5"/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23</text:p>
          </table:table-cell>
          <table:table-cell office:value-type="string" table:style-name="ce6">
            <text:p>Städtische Bäder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861274.8" table:style-name="ce7">
            <text:p>2’861’274.8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29101.05" table:style-name="ce7">
            <text:p>2’029’101.0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32173.75" table:style-name="ce7">
            <text:p>832’173.7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66295" table:style-name="ce4">
            <text:p>1’566’295.00</text:p>
          </table:table-cell>
          <table:table-cell table:style-name="ce5"/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3725.2" table:style-name="ce4">
            <text:p>113’725.20</text:p>
          </table:table-cell>
          <table:table-cell table:style-name="ce5"/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9328.7" table:style-name="ce4">
            <text:p>119’328.70</text:p>
          </table:table-cell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958.3" table:style-name="ce4">
            <text:p>5’958.30</text:p>
          </table:table-cell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008.55" table:style-name="ce4">
            <text:p>20’008.55</text:p>
          </table:table-cell>
          <table:table-cell table:style-name="ce5"/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06.7" table:style-name="ce4">
            <text:p>5’306.70</text:p>
          </table:table-cell>
          <table:table-cell table:style-name="ce5"/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2744.75" table:style-name="ce4">
            <text:p>82’744.75</text:p>
          </table:table-cell>
          <table:table-cell table:style-name="ce5"/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566.55" table:style-name="ce4">
            <text:p>43’566.55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4115.05" table:style-name="ce4">
            <text:p>354’115.05</text:p>
          </table:table-cell>
          <table:table-cell table:style-name="ce5"/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2279.35" table:style-name="ce4">
            <text:p>172’279.35</text:p>
          </table:table-cell>
          <table:table-cell table:style-name="ce5"/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102.1" table:style-name="ce4">
            <text:p>84’102.10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00" table:style-name="ce4">
            <text:p>1’800.00</text:p>
          </table:table-cell>
          <table:table-cell table:style-name="ce5"/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94.45" table:style-name="ce4">
            <text:p>1’194.45</text:p>
          </table:table-cell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823.1" table:style-name="ce4">
            <text:p>41’823.10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14.85" table:style-name="ce4">
            <text:p>1’914.85</text:p>
          </table:table-cell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7112.15" table:style-name="ce4">
            <text:p>247’112.15</text:p>
          </table:table-cell>
          <table:table-cell table:style-name="ce5"/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488.8" table:style-name="ce4">
            <text:p>13’488.80</text:p>
          </table:table-cell>
          <table:table-cell table:style-name="ce5"/>
          <table:table-cell table:style-name="ce3"/>
          <table:table-cell office:value-type="string" table:style-name="ce3">
            <text:p>410</text:p>
          </table:table-cell>
          <table:table-cell office:value-type="string" table:style-name="ce3">
            <text:p>Konzession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455.550000000003" table:style-name="ce4">
            <text:p>35’455.55</text:p>
          </table:table-cell>
          <table:table-cell table:style-name="ce5"/>
          <table:table-cell table:style-name="ce3"/>
          <table:table-cell office:value-type="string" table:style-name="ce3">
            <text:p>427</text:p>
          </table:table-cell>
          <table:table-cell office:value-type="string" table:style-name="ce3">
            <text:p>Liegenschaftserträge des Verwaltungsvermögen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88408.3" table:style-name="ce4">
            <text:p>1’588’408.30</text:p>
          </table:table-cell>
          <table:table-cell table:style-name="ce5"/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9939" table:style-name="ce4">
            <text:p>159’939.00</text:p>
          </table:table-cell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891.55" table:style-name="ce4">
            <text:p>57’891.55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3917.85" table:style-name="ce4">
            <text:p>173’917.85</text:p>
          </table:table-cell>
          <table:table-cell table:style-name="ce5"/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24</text:p>
          </table:table-cell>
          <table:table-cell office:value-type="string" table:style-name="ce6">
            <text:p>Eishalle Lerchenfel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10223.6499999999" table:style-name="ce7">
            <text:p>1’210’223.6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67873.9" table:style-name="ce7">
            <text:p>867’873.9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42349.75" table:style-name="ce7">
            <text:p>342’349.75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68752.25" table:style-name="ce4">
            <text:p>568’752.25</text:p>
          </table:table-cell>
          <table:table-cell table:style-name="ce5"/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534.449999999997" table:style-name="ce4">
            <text:p>41’534.45</text:p>
          </table:table-cell>
          <table:table-cell table:style-name="ce5"/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575.45" table:style-name="ce4">
            <text:p>44’575.45</text:p>
          </table:table-cell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82.85" table:style-name="ce4">
            <text:p>2’182.85</text:p>
          </table:table-cell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88.8999999999996" table:style-name="ce4">
            <text:p>5’088.90</text:p>
          </table:table-cell>
          <table:table-cell table:style-name="ce5"/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16.9" table:style-name="ce4">
            <text:p>2’916.90</text:p>
          </table:table-cell>
          <table:table-cell table:style-name="ce5"/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097.15" table:style-name="ce4">
            <text:p>21’097.15</text:p>
          </table:table-cell>
          <table:table-cell table:style-name="ce5"/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504.400000000001" table:style-name="ce4">
            <text:p>26’504.40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3439.7" table:style-name="ce4">
            <text:p>213’439.70</text:p>
          </table:table-cell>
          <table:table-cell table:style-name="ce5"/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4215.20000000001" table:style-name="ce4">
            <text:p>144’215.20</text:p>
          </table:table-cell>
          <table:table-cell table:style-name="ce5"/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2932.75" table:style-name="ce4">
            <text:p>102’932.75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53" table:style-name="ce4">
            <text:p>3’653.00</text:p>
          </table:table-cell>
          <table:table-cell table:style-name="ce5"/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15.2" table:style-name="ce4">
            <text:p>815.20</text:p>
          </table:table-cell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57.8" table:style-name="ce4">
            <text:p>4’557.80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31.8" table:style-name="ce4">
            <text:p>931.80</text:p>
          </table:table-cell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44" table:style-name="ce4">
            <text:p>2’744.00</text:p>
          </table:table-cell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281.85" table:style-name="ce4">
            <text:p>24’281.85</text:p>
          </table:table-cell>
          <table:table-cell table:style-name="ce5"/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2202.8" table:style-name="ce4">
            <text:p>42’202.80</text:p>
          </table:table-cell>
          <table:table-cell table:style-name="ce5"/>
          <table:table-cell table:style-name="ce3"/>
          <table:table-cell office:value-type="string" table:style-name="ce3">
            <text:p>410</text:p>
          </table:table-cell>
          <table:table-cell office:value-type="string" table:style-name="ce3">
            <text:p>Konzession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50" table:style-name="ce4">
            <text:p>5’850.00</text:p>
          </table:table-cell>
          <table:table-cell table:style-name="ce5"/>
          <table:table-cell table:style-name="ce3"/>
          <table:table-cell office:value-type="string" table:style-name="ce3">
            <text:p>427</text:p>
          </table:table-cell>
          <table:table-cell office:value-type="string" table:style-name="ce3">
            <text:p>Liegenschaftserträge des Verwaltungsvermögen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3586.4" table:style-name="ce4">
            <text:p>443’586.40</text:p>
          </table:table-cell>
          <table:table-cell table:style-name="ce5"/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0516.35" table:style-name="ce4">
            <text:p>250’516.35</text:p>
          </table:table-cell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4336.4" table:style-name="ce4">
            <text:p>64’336.40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49.7" table:style-name="ce4">
            <text:p>2’649.70</text:p>
          </table:table-cell>
          <table:table-cell table:style-name="ce5"/>
          <table:table-cell table:style-name="ce3"/>
          <table:table-cell office:value-type="string" table:style-name="ce3">
            <text:p>439</text:p>
          </table:table-cell>
          <table:table-cell office:value-type="string" table:style-name="ce3">
            <text:p>Übrige Entgel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732.25" table:style-name="ce4">
            <text:p>58’732.25</text:p>
          </table:table-cell>
          <table:table-cell table:style-name="ce5"/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3</text:p>
          </table:table-cell>
          <table:table-cell office:value-type="string" table:style-name="ce6">
            <text:p>Schulgesundhei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687454.6" table:style-name="ce7">
            <text:p>3’687’454.60</text:p>
          </table:table-cell>
          <table:table-cell office:value-type="float" office:value="8491800" table:style-name="ce8">
            <text:p>8’491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8482415.5999999996" table:style-name="ce7">
            <text:p>8’482’415.60</text:p>
          </table:table-cell>
          <table:table-cell table:style-name="ce7"/>
          <table:table-cell office:value-type="float" office:value="-142584" table:style-name="ce8">
            <text:p>-142’58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33200" table:style-name="ce8">
            <text:p>133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26679.8" table:style-name="ce7">
            <text:p>426’679.80</text:p>
          </table:table-cell>
          <table:table-cell office:value-type="float" office:value="3131300" table:style-name="ce8">
            <text:p>3’131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585615.9" table:style-name="ce7">
            <text:p>3’585’615.90</text:p>
          </table:table-cell>
          <table:table-cell office:value-type="float" office:value="454316" table:style-name="ce8">
            <text:p>454’31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260774.8" table:style-name="ce7">
            <text:p>3’260’774.80</text:p>
          </table:table-cell>
          <table:table-cell office:value-type="float" office:value="5493700" table:style-name="ce8">
            <text:p>5’493’7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4896799.7" table:style-name="ce7">
            <text:p>4’896’799.7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34498" table:style-name="ce4">
            <text:p>2’534’498.00</text:p>
          </table:table-cell>
          <table:table-cell table:style-name="ce5"/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7144.65" table:style-name="ce4">
            <text:p>187’144.65</text:p>
          </table:table-cell>
          <table:table-cell table:style-name="ce5"/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2378.85" table:style-name="ce4">
            <text:p>192’378.85</text:p>
          </table:table-cell>
          <table:table-cell table:style-name="ce5"/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728.9" table:style-name="ce4">
            <text:p>9’728.90</text:p>
          </table:table-cell>
          <table:table-cell table:style-name="ce5"/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520.35" table:style-name="ce4">
            <text:p>40’520.35</text:p>
          </table:table-cell>
          <table:table-cell table:style-name="ce5"/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391.550000000003" table:style-name="ce4">
            <text:p>37’391.55</text:p>
          </table:table-cell>
          <table:table-cell table:style-name="ce5"/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271.7" table:style-name="ce4">
            <text:p>6’271.70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120.5" table:style-name="ce4">
            <text:p>14’120.50</text:p>
          </table:table-cell>
          <table:table-cell table:style-name="ce5"/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1953.4" table:style-name="ce4">
            <text:p>451’953.40</text:p>
          </table:table-cell>
          <table:table-cell table:style-name="ce5"/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4.55" table:style-name="ce4">
            <text:p>944.55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2027.4" table:style-name="ce4">
            <text:p>182’027.40</text:p>
          </table:table-cell>
          <table:table-cell table:style-name="ce5"/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28.3" table:style-name="ce4">
            <text:p>4’928.30</text:p>
          </table:table-cell>
          <table:table-cell table:style-name="ce5"/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64.2" table:style-name="ce4">
            <text:p>3’564.20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20.5" table:style-name="ce4">
            <text:p>820.50</text:p>
          </table:table-cell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652" table:style-name="ce4">
            <text:p>7’652.00</text:p>
          </table:table-cell>
          <table:table-cell table:style-name="ce5"/>
          <table:table-cell table:style-name="ce3"/>
          <table:table-cell office:value-type="string" table:style-name="ce3">
            <text:p>366</text:p>
          </table:table-cell>
          <table:table-cell office:value-type="string" table:style-name="ce3">
            <text:p>Beiträge an private Haushalt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509.75" table:style-name="ce4">
            <text:p>13’509.75</text:p>
          </table:table-cell>
          <table:table-cell table:style-name="ce5"/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9181.5" table:style-name="ce4">
            <text:p>269’181.50</text:p>
          </table:table-cell>
          <table:table-cell table:style-name="ce5"/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9363.3" table:style-name="ce4">
            <text:p>59’363.30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8135" table:style-name="ce4">
            <text:p>98’135.00</text:p>
          </table:table-cell>
          <table:table-cell table:style-name="ce5"/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30</text:p>
          </table:table-cell>
          <table:table-cell office:value-type="string" table:style-name="ce6">
            <text:p>Sekretariat und Diens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8491800" table:style-name="ce8">
            <text:p>8’491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8482415.5999999996" table:style-name="ce7">
            <text:p>8’482’415.60</text:p>
          </table:table-cell>
          <table:table-cell table:style-name="ce7"/>
          <table:table-cell office:value-type="float" office:value="-142584" table:style-name="ce8">
            <text:p>-142’58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33200" table:style-name="ce8">
            <text:p>133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131300" table:style-name="ce8">
            <text:p>3’131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585615.9" table:style-name="ce7">
            <text:p>3’585’615.90</text:p>
          </table:table-cell>
          <table:table-cell office:value-type="float" office:value="454316" table:style-name="ce8">
            <text:p>454’31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493700" table:style-name="ce8">
            <text:p>5’493’7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4896799.7" table:style-name="ce7">
            <text:p>4’896’799.7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209100" table:style-name="ce5">
            <text:p>3’209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3332445.4" table:style-name="ce4">
            <text:p>3’332’445.40</text:p>
          </table:table-cell>
          <table:table-cell table:style-name="ce4"/>
          <table:table-cell office:value-type="float" office:value="8345" table:style-name="ce5">
            <text:p>8’3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5000" table:style-name="ce5">
            <text:p>115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430400" table:style-name="ce5">
            <text:p>2’430’400</text:p>
          </table:table-cell>
          <table:table-cell table:style-name="ce3"/>
          <table:table-cell office:value-type="string" table:style-name="ce3">
            <text:p>302</text:p>
          </table:table-cell>
          <table:table-cell office:value-type="string" table:style-name="ce3">
            <text:p>Löhne der Lehrkräfte</text:p>
          </table:table-cell>
          <table:table-cell office:value-type="float" office:value="2382564.2000000002" table:style-name="ce4">
            <text:p>2’382’564.20</text:p>
          </table:table-cell>
          <table:table-cell table:style-name="ce4"/>
          <table:table-cell office:value-type="float" office:value="-47836" table:style-name="ce5">
            <text:p>-47’8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17600" table:style-name="ce5">
            <text:p>417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410235.05" table:style-name="ce4">
            <text:p>410’235.05</text:p>
          </table:table-cell>
          <table:table-cell table:style-name="ce4"/>
          <table:table-cell office:value-type="float" office:value="-7365" table:style-name="ce5">
            <text:p>-7’3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05800" table:style-name="ce5">
            <text:p>505’8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541674.25" table:style-name="ce4">
            <text:p>541’674.25</text:p>
          </table:table-cell>
          <table:table-cell table:style-name="ce4"/>
          <table:table-cell office:value-type="float" office:value="35874" table:style-name="ce5">
            <text:p>35’8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1300" table:style-name="ce5">
            <text:p>31’3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5451.8" table:style-name="ce4">
            <text:p>25’451.80</text:p>
          </table:table-cell>
          <table:table-cell table:style-name="ce4"/>
          <table:table-cell office:value-type="float" office:value="-5848" table:style-name="ce5">
            <text:p>-5’8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200" table:style-name="ce5">
            <text:p>1’2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937.1" table:style-name="ce4">
            <text:p>937.10</text:p>
          </table:table-cell>
          <table:table-cell table:style-name="ce4"/>
          <table:table-cell office:value-type="float" office:value="-263" table:style-name="ce5">
            <text:p>-2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3000" table:style-name="ce5">
            <text:p>83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86201.85" table:style-name="ce4">
            <text:p>86’201.85</text:p>
          </table:table-cell>
          <table:table-cell table:style-name="ce4"/>
          <table:table-cell office:value-type="float" office:value="3202" table:style-name="ce5">
            <text:p>3’2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7300" table:style-name="ce5">
            <text:p>117’3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09536.3" table:style-name="ce4">
            <text:p>109’536.30</text:p>
          </table:table-cell>
          <table:table-cell table:style-name="ce4"/>
          <table:table-cell office:value-type="float" office:value="-7764" table:style-name="ce5">
            <text:p>-7’7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9400" table:style-name="ce5">
            <text:p>109’4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11683.3" table:style-name="ce4">
            <text:p>111’683.30</text:p>
          </table:table-cell>
          <table:table-cell table:style-name="ce4"/>
          <table:table-cell office:value-type="float" office:value="2283" table:style-name="ce5">
            <text:p>2’2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59100" table:style-name="ce5">
            <text:p>259’1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270434.55" table:style-name="ce4">
            <text:p>270’434.55</text:p>
          </table:table-cell>
          <table:table-cell table:style-name="ce4"/>
          <table:table-cell office:value-type="float" office:value="11335" table:style-name="ce5">
            <text:p>11’3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7500" table:style-name="ce5">
            <text:p>27’5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48182.5" table:style-name="ce4">
            <text:p>48’182.50</text:p>
          </table:table-cell>
          <table:table-cell table:style-name="ce4"/>
          <table:table-cell office:value-type="float" office:value="2483" table:style-name="ce5">
            <text:p>2’4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8200" table:style-name="ce5">
            <text:p>18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3300" table:style-name="ce5">
            <text:p>33’3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6600.3" table:style-name="ce4">
            <text:p>26’600.30</text:p>
          </table:table-cell>
          <table:table-cell table:style-name="ce4"/>
          <table:table-cell office:value-type="float" office:value="-6700" table:style-name="ce5">
            <text:p>-6’7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52000" table:style-name="ce5">
            <text:p>552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465960.65" table:style-name="ce4">
            <text:p>465’960.65</text:p>
          </table:table-cell>
          <table:table-cell table:style-name="ce4"/>
          <table:table-cell office:value-type="float" office:value="-86039" table:style-name="ce5">
            <text:p>-86’0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6100" table:style-name="ce5">
            <text:p>16’1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2713.65" table:style-name="ce4">
            <text:p>12’713.65</text:p>
          </table:table-cell>
          <table:table-cell table:style-name="ce4"/>
          <table:table-cell office:value-type="float" office:value="-3386" table:style-name="ce5">
            <text:p>-3’3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5000" table:style-name="ce5">
            <text:p>25’0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28992.6" table:style-name="ce4">
            <text:p>28’992.60</text:p>
          </table:table-cell>
          <table:table-cell table:style-name="ce4"/>
          <table:table-cell office:value-type="float" office:value="3993" table:style-name="ce5">
            <text:p>3’9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43300" table:style-name="ce5">
            <text:p>143’3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46406.9" table:style-name="ce4">
            <text:p>146’406.90</text:p>
          </table:table-cell>
          <table:table-cell table:style-name="ce4"/>
          <table:table-cell office:value-type="float" office:value="3107" table:style-name="ce5">
            <text:p>3’1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400" table:style-name="ce4">
            <text:p>4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30000" table:style-name="ce5">
            <text:p>530’000</text:p>
          </table:table-cell>
          <table:table-cell table:style-name="ce3"/>
          <table:table-cell office:value-type="string" table:style-name="ce3">
            <text:p>394</text:p>
          </table:table-cell>
          <table:table-cell office:value-type="string" table:style-name="ce3">
            <text:p>Intern verrechneter Aufwand</text:p>
          </table:table-cell>
          <table:table-cell office:value-type="float" office:value="481995.2" table:style-name="ce4">
            <text:p>481’995.20</text:p>
          </table:table-cell>
          <table:table-cell table:style-name="ce4"/>
          <table:table-cell office:value-type="float" office:value="-48005" table:style-name="ce5">
            <text:p>-48’0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930300" table:style-name="ce5">
            <text:p>1’930’3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2304754.75" table:style-name="ce4">
            <text:p>2’304’754.75</text:p>
          </table:table-cell>
          <table:table-cell office:value-type="float" office:value="374455" table:style-name="ce5">
            <text:p>374’4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3367.1" table:style-name="ce4">
            <text:p>3’367.10</text:p>
          </table:table-cell>
          <table:table-cell office:value-type="float" office:value="3367" table:style-name="ce5">
            <text:p>3’3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71000" table:style-name="ce5">
            <text:p>171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24671.3" table:style-name="ce4">
            <text:p>324’671.30</text:p>
          </table:table-cell>
          <table:table-cell office:value-type="float" office:value="153671" table:style-name="ce5">
            <text:p>153’6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00000" table:style-name="ce5">
            <text:p>500’000</text:p>
          </table:table-cell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470827.55" table:style-name="ce4">
            <text:p>470’827.55</text:p>
          </table:table-cell>
          <table:table-cell office:value-type="float" office:value="-29172" table:style-name="ce5">
            <text:p>-29’1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30000" table:style-name="ce5">
            <text:p>530’000</text:p>
          </table:table-cell>
          <table:table-cell table:style-name="ce3"/>
          <table:table-cell office:value-type="string" table:style-name="ce3">
            <text:p>494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481995.2" table:style-name="ce4">
            <text:p>481’995.20</text:p>
          </table:table-cell>
          <table:table-cell office:value-type="float" office:value="-48005" table:style-name="ce5">
            <text:p>-48’0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4</text:p>
          </table:table-cell>
          <table:table-cell office:value-type="string" table:style-name="ce6">
            <text:p>Kinder Jugend Famili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938100" table:style-name="ce8">
            <text:p>5’938’1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5643638.5300000003" table:style-name="ce7">
            <text:p>5’643’638.53</text:p>
          </table:table-cell>
          <table:table-cell table:style-name="ce7"/>
          <table:table-cell office:value-type="float" office:value="-305461" table:style-name="ce8">
            <text:p>-305’46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1000" table:style-name="ce8">
            <text:p>11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632100" table:style-name="ce8">
            <text:p>632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74470.40000000002" table:style-name="ce7">
            <text:p>674’470.40</text:p>
          </table:table-cell>
          <table:table-cell office:value-type="float" office:value="42370" table:style-name="ce8">
            <text:p>42’37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317000" table:style-name="ce8">
            <text:p>5’317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4969168.13" table:style-name="ce7">
            <text:p>4’969’168.13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40</text:p>
          </table:table-cell>
          <table:table-cell office:value-type="string" table:style-name="ce6">
            <text:p>Sekretariat und Diens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493700" table:style-name="ce8">
            <text:p>4’493’7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236436.76" table:style-name="ce7">
            <text:p>4’236’436.76</text:p>
          </table:table-cell>
          <table:table-cell table:style-name="ce7"/>
          <table:table-cell office:value-type="float" office:value="-262863" table:style-name="ce8">
            <text:p>-262’86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600" table:style-name="ce8">
            <text:p>5’6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50600" table:style-name="ce8">
            <text:p>450’6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27546.65" table:style-name="ce7">
            <text:p>427’546.65</text:p>
          </table:table-cell>
          <table:table-cell office:value-type="float" office:value="-23053" table:style-name="ce8">
            <text:p>-23’05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048700" table:style-name="ce8">
            <text:p>4’048’7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808890.11" table:style-name="ce7">
            <text:p>3’808’890.11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995900" table:style-name="ce5">
            <text:p>2’995’9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929729.15" table:style-name="ce4">
            <text:p>2’929’729.15</text:p>
          </table:table-cell>
          <table:table-cell table:style-name="ce4"/>
          <table:table-cell office:value-type="float" office:value="-66171" table:style-name="ce5">
            <text:p>-66’1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21200" table:style-name="ce5">
            <text:p>221’2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217927.65" table:style-name="ce4">
            <text:p>217’927.65</text:p>
          </table:table-cell>
          <table:table-cell table:style-name="ce4"/>
          <table:table-cell office:value-type="float" office:value="-3272" table:style-name="ce5">
            <text:p>-3’2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57200" table:style-name="ce5">
            <text:p>257’2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28713.35" table:style-name="ce4">
            <text:p>228’713.35</text:p>
          </table:table-cell>
          <table:table-cell table:style-name="ce4"/>
          <table:table-cell office:value-type="float" office:value="-28487" table:style-name="ce5">
            <text:p>-28’4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6600" table:style-name="ce5">
            <text:p>16’6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7686.5" table:style-name="ce4">
            <text:p>17’686.50</text:p>
          </table:table-cell>
          <table:table-cell table:style-name="ce4"/>
          <table:table-cell office:value-type="float" office:value="1087" table:style-name="ce5">
            <text:p>1’0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0300" table:style-name="ce5">
            <text:p>70’3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50783.199999999997" table:style-name="ce4">
            <text:p>50’783.20</text:p>
          </table:table-cell>
          <table:table-cell table:style-name="ce4"/>
          <table:table-cell office:value-type="float" office:value="-19517" table:style-name="ce5">
            <text:p>-19’5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0700" table:style-name="ce5">
            <text:p>110’7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74350.5" table:style-name="ce4">
            <text:p>74’350.50</text:p>
          </table:table-cell>
          <table:table-cell table:style-name="ce4"/>
          <table:table-cell office:value-type="float" office:value="-36350" table:style-name="ce5">
            <text:p>-36’3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2700" table:style-name="ce5">
            <text:p>42’7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4636.3500000000004" table:style-name="ce4">
            <text:p>4’636.35</text:p>
          </table:table-cell>
          <table:table-cell table:style-name="ce4"/>
          <table:table-cell office:value-type="float" office:value="-38064" table:style-name="ce5">
            <text:p>-38’0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38100" table:style-name="ce5">
            <text:p>538’1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472162.2" table:style-name="ce4">
            <text:p>472’162.20</text:p>
          </table:table-cell>
          <table:table-cell table:style-name="ce4"/>
          <table:table-cell office:value-type="float" office:value="-65938" table:style-name="ce5">
            <text:p>-65’93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600" table:style-name="ce5">
            <text:p>3’6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855.95" table:style-name="ce4">
            <text:p>1’855.95</text:p>
          </table:table-cell>
          <table:table-cell table:style-name="ce4"/>
          <table:table-cell office:value-type="float" office:value="-1744" table:style-name="ce5">
            <text:p>-1’7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11500" table:style-name="ce5">
            <text:p>211’5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205640.2" table:style-name="ce4">
            <text:p>205’640.20</text:p>
          </table:table-cell>
          <table:table-cell table:style-name="ce4"/>
          <table:table-cell office:value-type="float" office:value="-5860" table:style-name="ce5">
            <text:p>-5’8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500" table:style-name="ce5">
            <text:p>11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7047.7" table:style-name="ce4">
            <text:p>17’047.70</text:p>
          </table:table-cell>
          <table:table-cell table:style-name="ce4"/>
          <table:table-cell office:value-type="float" office:value="-52" table:style-name="ce5">
            <text:p>-5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600" table:style-name="ce5">
            <text:p>5’6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000" table:style-name="ce5">
            <text:p>4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869.15" table:style-name="ce4">
            <text:p>2’869.15</text:p>
          </table:table-cell>
          <table:table-cell table:style-name="ce4"/>
          <table:table-cell office:value-type="float" office:value="-1131" table:style-name="ce5">
            <text:p>-1’1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800" table:style-name="ce5">
            <text:p>2’8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4037.16" table:style-name="ce4">
            <text:p>4’037.16</text:p>
          </table:table-cell>
          <table:table-cell table:style-name="ce4"/>
          <table:table-cell office:value-type="float" office:value="1237" table:style-name="ce5">
            <text:p>1’2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75" table:style-name="ce4">
            <text:p>75.00</text:p>
          </table:table-cell>
          <table:table-cell table:style-name="ce4"/>
          <table:table-cell office:value-type="float" office:value="75" table:style-name="ce5">
            <text:p>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600" table:style-name="ce5">
            <text:p>7’600</text:p>
          </table:table-cell>
          <table:table-cell table:style-name="ce3"/>
          <table:table-cell office:value-type="string" table:style-name="ce3">
            <text:p>366</text:p>
          </table:table-cell>
          <table:table-cell office:value-type="string" table:style-name="ce3">
            <text:p>Beiträge an private Haushalte</text:p>
          </table:table-cell>
          <table:table-cell office:value-type="float" office:value="8922.7000000000007" table:style-name="ce4">
            <text:p>8’922.70</text:p>
          </table:table-cell>
          <table:table-cell table:style-name="ce4"/>
          <table:table-cell office:value-type="float" office:value="1323" table:style-name="ce5">
            <text:p>1’3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64300" table:style-name="ce5">
            <text:p>264’3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238023.7" table:style-name="ce4">
            <text:p>238’023.70</text:p>
          </table:table-cell>
          <table:table-cell office:value-type="float" office:value="-26276" table:style-name="ce5">
            <text:p>-26’2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6300" table:style-name="ce5">
            <text:p>86’3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95522.95" table:style-name="ce4">
            <text:p>95’522.95</text:p>
          </table:table-cell>
          <table:table-cell office:value-type="float" office:value="9223" table:style-name="ce5">
            <text:p>9’2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0000" table:style-name="ce5">
            <text:p>100’000</text:p>
          </table:table-cell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94000" table:style-name="ce4">
            <text:p>94’000.00</text:p>
          </table:table-cell>
          <table:table-cell office:value-type="float" office:value="-6000" table:style-name="ce5">
            <text:p>-6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41</text:p>
          </table:table-cell>
          <table:table-cell office:value-type="string" table:style-name="ce6">
            <text:p>Stadtbibliothek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44400" table:style-name="ce8">
            <text:p>1’444’4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407201.77" table:style-name="ce7">
            <text:p>1’407’201.77</text:p>
          </table:table-cell>
          <table:table-cell table:style-name="ce7"/>
          <table:table-cell office:value-type="float" office:value="-42598" table:style-name="ce8">
            <text:p>-42’59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400" table:style-name="ce8">
            <text:p>5’4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81500" table:style-name="ce8">
            <text:p>181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46923.75" table:style-name="ce7">
            <text:p>246’923.75</text:p>
          </table:table-cell>
          <table:table-cell office:value-type="float" office:value="65424" table:style-name="ce8">
            <text:p>65’42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268300" table:style-name="ce8">
            <text:p>1’268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60278.02" table:style-name="ce7">
            <text:p>1’160’278.02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912700" table:style-name="ce5">
            <text:p>912’7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872319.85" table:style-name="ce4">
            <text:p>872’319.85</text:p>
          </table:table-cell>
          <table:table-cell table:style-name="ce4"/>
          <table:table-cell office:value-type="float" office:value="-40380" table:style-name="ce5">
            <text:p>-40’3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7900" table:style-name="ce5">
            <text:p>67’9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65792.600000000006" table:style-name="ce4">
            <text:p>65’792.60</text:p>
          </table:table-cell>
          <table:table-cell table:style-name="ce4"/>
          <table:table-cell office:value-type="float" office:value="-2107" table:style-name="ce5">
            <text:p>-2’1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6500" table:style-name="ce5">
            <text:p>76’5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76365.149999999994" table:style-name="ce4">
            <text:p>76’365.15</text:p>
          </table:table-cell>
          <table:table-cell table:style-name="ce4"/>
          <table:table-cell office:value-type="float" office:value="-135" table:style-name="ce5">
            <text:p>-1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300" table:style-name="ce5">
            <text:p>5’3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5581.3" table:style-name="ce4">
            <text:p>5’581.30</text:p>
          </table:table-cell>
          <table:table-cell table:style-name="ce4"/>
          <table:table-cell office:value-type="float" office:value="281" table:style-name="ce5">
            <text:p>28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400" table:style-name="ce5">
            <text:p>5’4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5858.05" table:style-name="ce4">
            <text:p>5’858.05</text:p>
          </table:table-cell>
          <table:table-cell table:style-name="ce4"/>
          <table:table-cell office:value-type="float" office:value="458" table:style-name="ce5">
            <text:p>4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15300" table:style-name="ce5">
            <text:p>315’3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96350.05" table:style-name="ce4">
            <text:p>296’350.05</text:p>
          </table:table-cell>
          <table:table-cell table:style-name="ce4"/>
          <table:table-cell office:value-type="float" office:value="-18950" table:style-name="ce5">
            <text:p>-18’9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000" table:style-name="ce5">
            <text:p>6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2764.45" table:style-name="ce4">
            <text:p>2’764.45</text:p>
          </table:table-cell>
          <table:table-cell table:style-name="ce4"/>
          <table:table-cell office:value-type="float" office:value="-3236" table:style-name="ce5">
            <text:p>-3’2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00" table:style-name="ce5">
            <text:p>8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3351.15" table:style-name="ce4">
            <text:p>3’351.15</text:p>
          </table:table-cell>
          <table:table-cell table:style-name="ce4"/>
          <table:table-cell office:value-type="float" office:value="-49" table:style-name="ce5">
            <text:p>-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600" table:style-name="ce5">
            <text:p>2’6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340.6" table:style-name="ce4">
            <text:p>3’340.60</text:p>
          </table:table-cell>
          <table:table-cell table:style-name="ce4"/>
          <table:table-cell office:value-type="float" office:value="41" table:style-name="ce5">
            <text:p>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800" table:style-name="ce5">
            <text:p>2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8900" table:style-name="ce5">
            <text:p>38’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40311.519999999997" table:style-name="ce4">
            <text:p>40’311.52</text:p>
          </table:table-cell>
          <table:table-cell table:style-name="ce4"/>
          <table:table-cell office:value-type="float" office:value="1412" table:style-name="ce5">
            <text:p>1’4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4200" table:style-name="ce5">
            <text:p>14’2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2615.75" table:style-name="ce4">
            <text:p>32’615.75</text:p>
          </table:table-cell>
          <table:table-cell table:style-name="ce4"/>
          <table:table-cell office:value-type="float" office:value="18416" table:style-name="ce5">
            <text:p>18’4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900" table:style-name="ce5">
            <text:p>9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2551.3000000000002" table:style-name="ce4">
            <text:p>2’551.30</text:p>
          </table:table-cell>
          <table:table-cell table:style-name="ce4"/>
          <table:table-cell office:value-type="float" office:value="1651" table:style-name="ce5">
            <text:p>1’6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31000" table:style-name="ce5">
            <text:p>131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46293.70000000001" table:style-name="ce4">
            <text:p>146’293.70</text:p>
          </table:table-cell>
          <table:table-cell office:value-type="float" office:value="15294" table:style-name="ce5">
            <text:p>15’2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500" table:style-name="ce5">
            <text:p>2’5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3665.2" table:style-name="ce4">
            <text:p>3’665.20</text:p>
          </table:table-cell>
          <table:table-cell office:value-type="float" office:value="1165" table:style-name="ce5">
            <text:p>1’1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000" table:style-name="ce5">
            <text:p>3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8070.349999999999" table:style-name="ce4">
            <text:p>18’070.35</text:p>
          </table:table-cell>
          <table:table-cell office:value-type="float" office:value="15070" table:style-name="ce5">
            <text:p>15’0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9</text:p>
          </table:table-cell>
          <table:table-cell office:value-type="string" table:style-name="ce3">
            <text:p>Übrige Entgelte</text:p>
          </table:table-cell>
          <table:table-cell table:style-name="ce4"/>
          <table:table-cell office:value-type="float" office:value="23078.5" table:style-name="ce4">
            <text:p>23’078.50</text:p>
          </table:table-cell>
          <table:table-cell office:value-type="float" office:value="23079" table:style-name="ce5">
            <text:p>23’0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5000" table:style-name="ce5">
            <text:p>45’0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48016" table:style-name="ce4">
            <text:p>48’016.00</text:p>
          </table:table-cell>
          <table:table-cell office:value-type="float" office:value="3016" table:style-name="ce5">
            <text:p>3’0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300" table:style-name="ce4">
            <text:p>300.00</text:p>
          </table:table-cell>
          <table:table-cell office:value-type="float" office:value="300" table:style-name="ce5">
            <text:p>3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69</text:p>
          </table:table-cell>
          <table:table-cell office:value-type="string" table:style-name="ce3">
            <text:p>Übrige Beiträge</text:p>
          </table:table-cell>
          <table:table-cell table:style-name="ce4"/>
          <table:table-cell office:value-type="float" office:value="7500" table:style-name="ce4">
            <text:p>7’500.00</text:p>
          </table:table-cell>
          <table:table-cell office:value-type="float" office:value="7500" table:style-name="ce5">
            <text:p>7’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5</text:p>
          </table:table-cell>
          <table:table-cell office:value-type="string" table:style-name="ce6">
            <text:p>Spor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823300" table:style-name="ce8">
            <text:p>823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938068.85" table:style-name="ce7">
            <text:p>938’068.85</text:p>
          </table:table-cell>
          <table:table-cell table:style-name="ce7"/>
          <table:table-cell office:value-type="float" office:value="-29831" table:style-name="ce8">
            <text:p>-29’83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4600" table:style-name="ce8">
            <text:p>144’6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1100" table:style-name="ce8">
            <text:p>11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6774.849999999999" table:style-name="ce7">
            <text:p>16’774.85</text:p>
          </table:table-cell>
          <table:table-cell office:value-type="float" office:value="5675" table:style-name="ce8">
            <text:p>5’67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956800" table:style-name="ce8">
            <text:p>956’8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921294" table:style-name="ce7">
            <text:p>921’294.0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50</text:p>
          </table:table-cell>
          <table:table-cell office:value-type="string" table:style-name="ce6">
            <text:p>Sekretariat und Diens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39300" table:style-name="ce8">
            <text:p>439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09637" table:style-name="ce7">
            <text:p>409’637.00</text:p>
          </table:table-cell>
          <table:table-cell table:style-name="ce7"/>
          <table:table-cell office:value-type="float" office:value="-29663" table:style-name="ce8">
            <text:p>-29’66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1100" table:style-name="ce8">
            <text:p>11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6774.849999999999" table:style-name="ce7">
            <text:p>16’774.85</text:p>
          </table:table-cell>
          <table:table-cell office:value-type="float" office:value="5675" table:style-name="ce8">
            <text:p>5’67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28200" table:style-name="ce8">
            <text:p>428’2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92862.15" table:style-name="ce7">
            <text:p>392’862.1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70500" table:style-name="ce5">
            <text:p>270’5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51813.8" table:style-name="ce4">
            <text:p>251’813.80</text:p>
          </table:table-cell>
          <table:table-cell table:style-name="ce4"/>
          <table:table-cell office:value-type="float" office:value="-18686" table:style-name="ce5">
            <text:p>-18’6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6500" table:style-name="ce5">
            <text:p>56’500</text:p>
          </table:table-cell>
          <table:table-cell table:style-name="ce3"/>
          <table:table-cell office:value-type="string" table:style-name="ce3">
            <text:p>302</text:p>
          </table:table-cell>
          <table:table-cell office:value-type="string" table:style-name="ce3">
            <text:p>Löhne der Lehrkräfte</text:p>
          </table:table-cell>
          <table:table-cell office:value-type="float" office:value="53692.3" table:style-name="ce4">
            <text:p>53’692.30</text:p>
          </table:table-cell>
          <table:table-cell table:style-name="ce4"/>
          <table:table-cell office:value-type="float" office:value="-2808" table:style-name="ce5">
            <text:p>-2’8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6800" table:style-name="ce5">
            <text:p>26’8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21231" table:style-name="ce4">
            <text:p>21’231.00</text:p>
          </table:table-cell>
          <table:table-cell table:style-name="ce4"/>
          <table:table-cell office:value-type="float" office:value="-5569" table:style-name="ce5">
            <text:p>-5’5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3600" table:style-name="ce5">
            <text:p>23’6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30514.799999999999" table:style-name="ce4">
            <text:p>30’514.80</text:p>
          </table:table-cell>
          <table:table-cell table:style-name="ce4"/>
          <table:table-cell office:value-type="float" office:value="6915" table:style-name="ce5">
            <text:p>6’9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400" table:style-name="ce5">
            <text:p>2’4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569.4" table:style-name="ce4">
            <text:p>1’569.40</text:p>
          </table:table-cell>
          <table:table-cell table:style-name="ce4"/>
          <table:table-cell office:value-type="float" office:value="-831" table:style-name="ce5">
            <text:p>-8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700" table:style-name="ce5">
            <text:p>2’7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3673.15" table:style-name="ce4">
            <text:p>3’673.15</text:p>
          </table:table-cell>
          <table:table-cell table:style-name="ce4"/>
          <table:table-cell office:value-type="float" office:value="973" table:style-name="ce5">
            <text:p>9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9900" table:style-name="ce5">
            <text:p>19’9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5168.85" table:style-name="ce4">
            <text:p>15’168.85</text:p>
          </table:table-cell>
          <table:table-cell table:style-name="ce4"/>
          <table:table-cell office:value-type="float" office:value="-4731" table:style-name="ce5">
            <text:p>-4’7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500" table:style-name="ce5">
            <text:p>2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334.35" table:style-name="ce4">
            <text:p>1’334.35</text:p>
          </table:table-cell>
          <table:table-cell table:style-name="ce4"/>
          <table:table-cell office:value-type="float" office:value="-1166" table:style-name="ce5">
            <text:p>-1’1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8900" table:style-name="ce5">
            <text:p>28’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5979.35" table:style-name="ce4">
            <text:p>25’979.35</text:p>
          </table:table-cell>
          <table:table-cell table:style-name="ce4"/>
          <table:table-cell office:value-type="float" office:value="-2921" table:style-name="ce5">
            <text:p>-2’9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500" table:style-name="ce5">
            <text:p>5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4660" table:style-name="ce4">
            <text:p>4’660.00</text:p>
          </table:table-cell>
          <table:table-cell table:style-name="ce4"/>
          <table:table-cell office:value-type="float" office:value="-840" table:style-name="ce5">
            <text:p>-8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000" table:style-name="ce5">
            <text:p>7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7485" table:style-name="ce4">
            <text:p>7’485.00</text:p>
          </table:table-cell>
          <table:table-cell office:value-type="float" office:value="485" table:style-name="ce5">
            <text:p>4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100" table:style-name="ce5">
            <text:p>4’1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9289.85" table:style-name="ce4">
            <text:p>9’289.85</text:p>
          </table:table-cell>
          <table:table-cell office:value-type="float" office:value="5190" table:style-name="ce5">
            <text:p>5’1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59</text:p>
          </table:table-cell>
          <table:table-cell office:value-type="string" table:style-name="ce6">
            <text:p>Ausgehende laufende Beiträg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84000" table:style-name="ce8">
            <text:p>384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528431.85" table:style-name="ce7">
            <text:p>528’431.85</text:p>
          </table:table-cell>
          <table:table-cell table:style-name="ce7"/>
          <table:table-cell office:value-type="float" office:value="-168" table:style-name="ce8">
            <text:p>-16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4600" table:style-name="ce8">
            <text:p>144’6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28600" table:style-name="ce8">
            <text:p>528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528431.85" table:style-name="ce7">
            <text:p>528’431.8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84000" table:style-name="ce5">
            <text:p>384’000</text:p>
          </table:table-cell>
          <table:table-cell table:style-name="ce3"/>
          <table:table-cell office:value-type="string" table:style-name="ce3">
            <text:p>365</text:p>
          </table:table-cell>
          <table:table-cell office:value-type="string" table:style-name="ce3">
            <text:p>Beiträge an private Institutionen</text:p>
          </table:table-cell>
          <table:table-cell office:value-type="float" office:value="528431.85" table:style-name="ce4">
            <text:p>528’431.85</text:p>
          </table:table-cell>
          <table:table-cell table:style-name="ce4"/>
          <table:table-cell office:value-type="float" office:value="-168" table:style-name="ce5">
            <text:p>-1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44600" table:style-name="ce5">
            <text:p>144’6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9</text:p>
          </table:table-cell>
          <table:table-cell office:value-type="string" table:style-name="ce6">
            <text:p>Infrastruktur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1115800" table:style-name="ce8">
            <text:p>21’115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0758333.780000001" table:style-name="ce7">
            <text:p>20’758’333.78</text:p>
          </table:table-cell>
          <table:table-cell table:style-name="ce7"/>
          <table:table-cell office:value-type="float" office:value="-450666" table:style-name="ce8">
            <text:p>-450’66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93200" table:style-name="ce8">
            <text:p>93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033700" table:style-name="ce8">
            <text:p>5’033’7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5188060.8" table:style-name="ce7">
            <text:p>5’188’060.80</text:p>
          </table:table-cell>
          <table:table-cell office:value-type="float" office:value="154361" table:style-name="ce8">
            <text:p>154’36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6175300" table:style-name="ce8">
            <text:p>16’175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5570272.98" table:style-name="ce7">
            <text:p>15’570’272.98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90</text:p>
          </table:table-cell>
          <table:table-cell office:value-type="string" table:style-name="ce6">
            <text:p>Sekretariat und Diens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237000" table:style-name="ce8">
            <text:p>1’237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259763.5" table:style-name="ce7">
            <text:p>1’259’763.50</text:p>
          </table:table-cell>
          <table:table-cell table:style-name="ce7"/>
          <table:table-cell office:value-type="float" office:value="22764" table:style-name="ce8">
            <text:p>22’76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3000" table:style-name="ce8">
            <text:p>13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1795.55" table:style-name="ce7">
            <text:p>21’795.55</text:p>
          </table:table-cell>
          <table:table-cell office:value-type="float" office:value="8796" table:style-name="ce8">
            <text:p>8’79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224000" table:style-name="ce8">
            <text:p>1’224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237967.95" table:style-name="ce7">
            <text:p>1’237’967.9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48100" table:style-name="ce5">
            <text:p>1’048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050628.2" table:style-name="ce4">
            <text:p>1’050’628.20</text:p>
          </table:table-cell>
          <table:table-cell table:style-name="ce4"/>
          <table:table-cell office:value-type="float" office:value="2528" table:style-name="ce5">
            <text:p>2’5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6800" table:style-name="ce5">
            <text:p>76’8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78771.600000000006" table:style-name="ce4">
            <text:p>78’771.60</text:p>
          </table:table-cell>
          <table:table-cell table:style-name="ce4"/>
          <table:table-cell office:value-type="float" office:value="1972" table:style-name="ce5">
            <text:p>1’9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93000" table:style-name="ce5">
            <text:p>93’0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07500.75" table:style-name="ce4">
            <text:p>107’500.75</text:p>
          </table:table-cell>
          <table:table-cell table:style-name="ce4"/>
          <table:table-cell office:value-type="float" office:value="14501" table:style-name="ce5">
            <text:p>14’5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300" table:style-name="ce5">
            <text:p>5’3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7085.35" table:style-name="ce4">
            <text:p>7’085.35</text:p>
          </table:table-cell>
          <table:table-cell table:style-name="ce4"/>
          <table:table-cell office:value-type="float" office:value="1785" table:style-name="ce5">
            <text:p>1’7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500" table:style-name="ce5">
            <text:p>11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2481.55" table:style-name="ce4">
            <text:p>12’481.55</text:p>
          </table:table-cell>
          <table:table-cell table:style-name="ce4"/>
          <table:table-cell office:value-type="float" office:value="982" table:style-name="ce5">
            <text:p>9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400.05" table:style-name="ce4">
            <text:p>1’400.05</text:p>
          </table:table-cell>
          <table:table-cell table:style-name="ce4"/>
          <table:table-cell office:value-type="float" office:value="1400" table:style-name="ce5">
            <text:p>1’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300" table:style-name="ce5">
            <text:p>2’3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865" table:style-name="ce4">
            <text:p>1’865.00</text:p>
          </table:table-cell>
          <table:table-cell table:style-name="ce4"/>
          <table:table-cell office:value-type="float" office:value="-435" table:style-name="ce5">
            <text:p>-4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1" table:style-name="ce4">
            <text:p>31.00</text:p>
          </table:table-cell>
          <table:table-cell table:style-name="ce4"/>
          <table:table-cell office:value-type="float" office:value="31" table:style-name="ce5">
            <text:p>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3000" table:style-name="ce5">
            <text:p>13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1795.55" table:style-name="ce4">
            <text:p>21’795.55</text:p>
          </table:table-cell>
          <table:table-cell office:value-type="float" office:value="8796" table:style-name="ce5">
            <text:p>8’7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91</text:p>
          </table:table-cell>
          <table:table-cell office:value-type="string" table:style-name="ce6">
            <text:p>Anlagenbetrieb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0299200" table:style-name="ce8">
            <text:p>10’299’2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0205293.74" table:style-name="ce7">
            <text:p>10’205’293.74</text:p>
          </table:table-cell>
          <table:table-cell table:style-name="ce7"/>
          <table:table-cell office:value-type="float" office:value="-118906" table:style-name="ce8">
            <text:p>-118’90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5000" table:style-name="ce8">
            <text:p>25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50900" table:style-name="ce8">
            <text:p>350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20269.95" table:style-name="ce7">
            <text:p>320’269.95</text:p>
          </table:table-cell>
          <table:table-cell office:value-type="float" office:value="-30630" table:style-name="ce8">
            <text:p>-30’63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9973300" table:style-name="ce8">
            <text:p>9’973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9885023.7899999991" table:style-name="ce7">
            <text:p>9’885’023.7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152800" table:style-name="ce5">
            <text:p>5’152’8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5125991.9000000004" table:style-name="ce4">
            <text:p>5’125’991.90</text:p>
          </table:table-cell>
          <table:table-cell table:style-name="ce4"/>
          <table:table-cell office:value-type="float" office:value="-26808" table:style-name="ce5">
            <text:p>-26’8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60100" table:style-name="ce5">
            <text:p>360’1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76487.8" table:style-name="ce4">
            <text:p>376’487.80</text:p>
          </table:table-cell>
          <table:table-cell table:style-name="ce4"/>
          <table:table-cell office:value-type="float" office:value="16388" table:style-name="ce5">
            <text:p>16’3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24500" table:style-name="ce5">
            <text:p>424’5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415391.1" table:style-name="ce4">
            <text:p>415’391.10</text:p>
          </table:table-cell>
          <table:table-cell table:style-name="ce4"/>
          <table:table-cell office:value-type="float" office:value="-9109" table:style-name="ce5">
            <text:p>-9’1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9000" table:style-name="ce5">
            <text:p>29’0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2627.85" table:style-name="ce4">
            <text:p>32’627.85</text:p>
          </table:table-cell>
          <table:table-cell table:style-name="ce4"/>
          <table:table-cell office:value-type="float" office:value="3628" table:style-name="ce5">
            <text:p>3’6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5400" table:style-name="ce5">
            <text:p>25’4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26693.75" table:style-name="ce4">
            <text:p>26’693.75</text:p>
          </table:table-cell>
          <table:table-cell table:style-name="ce4"/>
          <table:table-cell office:value-type="float" office:value="1294" table:style-name="ce5">
            <text:p>1’2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4000" table:style-name="ce5">
            <text:p>24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0377.75" table:style-name="ce4">
            <text:p>10’377.75</text:p>
          </table:table-cell>
          <table:table-cell table:style-name="ce4"/>
          <table:table-cell office:value-type="float" office:value="-13622" table:style-name="ce5">
            <text:p>-13’6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9000" table:style-name="ce5">
            <text:p>9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8405.4500000000007" table:style-name="ce4">
            <text:p>8’405.45</text:p>
          </table:table-cell>
          <table:table-cell table:style-name="ce4"/>
          <table:table-cell office:value-type="float" office:value="-595" table:style-name="ce5">
            <text:p>-5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209100" table:style-name="ce5">
            <text:p>1’209’1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236431.8" table:style-name="ce4">
            <text:p>1’236’431.80</text:p>
          </table:table-cell>
          <table:table-cell table:style-name="ce4"/>
          <table:table-cell office:value-type="float" office:value="2332" table:style-name="ce5">
            <text:p>2’3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5000" table:style-name="ce5">
            <text:p>25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92300" table:style-name="ce5">
            <text:p>792’3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763977.55" table:style-name="ce4">
            <text:p>763’977.55</text:p>
          </table:table-cell>
          <table:table-cell table:style-name="ce4"/>
          <table:table-cell office:value-type="float" office:value="-28322" table:style-name="ce5">
            <text:p>-28’3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99400" table:style-name="ce5">
            <text:p>199’4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94077.85" table:style-name="ce4">
            <text:p>194’077.85</text:p>
          </table:table-cell>
          <table:table-cell table:style-name="ce4"/>
          <table:table-cell office:value-type="float" office:value="-5322" table:style-name="ce5">
            <text:p>-5’3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9800" table:style-name="ce5">
            <text:p>79’8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67064.55" table:style-name="ce4">
            <text:p>67’064.55</text:p>
          </table:table-cell>
          <table:table-cell table:style-name="ce4"/>
          <table:table-cell office:value-type="float" office:value="-12735" table:style-name="ce5">
            <text:p>-12’7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100" table:style-name="ce5">
            <text:p>200’1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177761.35" table:style-name="ce4">
            <text:p>177’761.35</text:p>
          </table:table-cell>
          <table:table-cell table:style-name="ce4"/>
          <table:table-cell office:value-type="float" office:value="-22339" table:style-name="ce5">
            <text:p>-22’3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900" table:style-name="ce5">
            <text:p>1’9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126.3" table:style-name="ce4">
            <text:p>3’126.30</text:p>
          </table:table-cell>
          <table:table-cell table:style-name="ce4"/>
          <table:table-cell office:value-type="float" office:value="1226" table:style-name="ce5">
            <text:p>1’2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568500" table:style-name="ce5">
            <text:p>1’568’5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469272.9" table:style-name="ce4">
            <text:p>1’469’272.90</text:p>
          </table:table-cell>
          <table:table-cell table:style-name="ce4"/>
          <table:table-cell office:value-type="float" office:value="-99227" table:style-name="ce5">
            <text:p>-99’22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58.9" table:style-name="ce4">
            <text:p>158.90</text:p>
          </table:table-cell>
          <table:table-cell table:style-name="ce4"/>
          <table:table-cell office:value-type="float" office:value="-1341" table:style-name="ce5">
            <text:p>-1’3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00" table:style-name="ce5">
            <text:p>6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office:value-type="float" office:value="-600" table:style-name="ce5">
            <text:p>-6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21200" table:style-name="ce5">
            <text:p>221’2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297446.94" table:style-name="ce4">
            <text:p>297’446.94</text:p>
          </table:table-cell>
          <table:table-cell table:style-name="ce4"/>
          <table:table-cell office:value-type="float" office:value="76247" table:style-name="ce5">
            <text:p>76’2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2000" table:style-name="ce5">
            <text:p>112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74947.3" table:style-name="ce4">
            <text:p>74’947.30</text:p>
          </table:table-cell>
          <table:table-cell office:value-type="float" office:value="-37053" table:style-name="ce5">
            <text:p>-37’05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800" table:style-name="ce5">
            <text:p>2’8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14159.75" table:style-name="ce4">
            <text:p>14’159.75</text:p>
          </table:table-cell>
          <table:table-cell office:value-type="float" office:value="11360" table:style-name="ce5">
            <text:p>11’3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36100" table:style-name="ce5">
            <text:p>236’1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31162.9" table:style-name="ce4">
            <text:p>231’162.90</text:p>
          </table:table-cell>
          <table:table-cell office:value-type="float" office:value="-4937" table:style-name="ce5">
            <text:p>-4’9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92</text:p>
          </table:table-cell>
          <table:table-cell office:value-type="string" table:style-name="ce6">
            <text:p>Anlagenbetrieb Spor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210000" table:style-name="ce8">
            <text:p>5’210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884659.9000000004" table:style-name="ce7">
            <text:p>4’884’659.90</text:p>
          </table:table-cell>
          <table:table-cell table:style-name="ce7"/>
          <table:table-cell office:value-type="float" office:value="-342440" table:style-name="ce8">
            <text:p>-342’44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7100" table:style-name="ce8">
            <text:p>17’1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752100" table:style-name="ce8">
            <text:p>1’752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888020.3" table:style-name="ce7">
            <text:p>1’888’020.30</text:p>
          </table:table-cell>
          <table:table-cell office:value-type="float" office:value="135920" table:style-name="ce8">
            <text:p>135’92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475000" table:style-name="ce8">
            <text:p>3’475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996639.6" table:style-name="ce7">
            <text:p>2’996’639.6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137300" table:style-name="ce5">
            <text:p>2’137’3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075464.65" table:style-name="ce4">
            <text:p>2’075’464.65</text:p>
          </table:table-cell>
          <table:table-cell table:style-name="ce4"/>
          <table:table-cell office:value-type="float" office:value="-61835" table:style-name="ce5">
            <text:p>-61’8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49100" table:style-name="ce5">
            <text:p>149’1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53463.35" table:style-name="ce4">
            <text:p>153’463.35</text:p>
          </table:table-cell>
          <table:table-cell table:style-name="ce4"/>
          <table:table-cell office:value-type="float" office:value="4363" table:style-name="ce5">
            <text:p>4’3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78200" table:style-name="ce5">
            <text:p>178’2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68963.20000000001" table:style-name="ce4">
            <text:p>168’963.20</text:p>
          </table:table-cell>
          <table:table-cell table:style-name="ce4"/>
          <table:table-cell office:value-type="float" office:value="-9237" table:style-name="ce5">
            <text:p>-9’2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900" table:style-name="ce5">
            <text:p>10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3075.15" table:style-name="ce4">
            <text:p>13’075.15</text:p>
          </table:table-cell>
          <table:table-cell table:style-name="ce4"/>
          <table:table-cell office:value-type="float" office:value="2175" table:style-name="ce5">
            <text:p>2’1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7200" table:style-name="ce5">
            <text:p>27’2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27771.7" table:style-name="ce4">
            <text:p>27’771.70</text:p>
          </table:table-cell>
          <table:table-cell table:style-name="ce4"/>
          <table:table-cell office:value-type="float" office:value="572" table:style-name="ce5">
            <text:p>5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1120.15" table:style-name="ce4">
            <text:p>11’120.15</text:p>
          </table:table-cell>
          <table:table-cell table:style-name="ce4"/>
          <table:table-cell office:value-type="float" office:value="1120" table:style-name="ce5">
            <text:p>1’1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2500" table:style-name="ce5">
            <text:p>32’5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4405.7" table:style-name="ce4">
            <text:p>14’405.70</text:p>
          </table:table-cell>
          <table:table-cell table:style-name="ce4"/>
          <table:table-cell office:value-type="float" office:value="-18094" table:style-name="ce5">
            <text:p>-18’0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39900" table:style-name="ce5">
            <text:p>239’9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261588.15" table:style-name="ce4">
            <text:p>261’588.15</text:p>
          </table:table-cell>
          <table:table-cell table:style-name="ce4"/>
          <table:table-cell office:value-type="float" office:value="21688" table:style-name="ce5">
            <text:p>21’6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71600" table:style-name="ce5">
            <text:p>271’6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253700.5" table:style-name="ce4">
            <text:p>253’700.50</text:p>
          </table:table-cell>
          <table:table-cell table:style-name="ce4"/>
          <table:table-cell office:value-type="float" office:value="-17900" table:style-name="ce5">
            <text:p>-17’9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97800" table:style-name="ce5">
            <text:p>97’8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22220.85" table:style-name="ce4">
            <text:p>122’220.85</text:p>
          </table:table-cell>
          <table:table-cell table:style-name="ce4"/>
          <table:table-cell office:value-type="float" office:value="7321" table:style-name="ce5">
            <text:p>7’3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7100" table:style-name="ce5">
            <text:p>17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4100" table:style-name="ce5">
            <text:p>114’1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09132.85" table:style-name="ce4">
            <text:p>109’132.85</text:p>
          </table:table-cell>
          <table:table-cell table:style-name="ce4"/>
          <table:table-cell office:value-type="float" office:value="-4967" table:style-name="ce5">
            <text:p>-4’9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500" table:style-name="ce5">
            <text:p>2’5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2500" table:style-name="ce4">
            <text:p>2’5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400" table:style-name="ce5">
            <text:p>4’4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574.9" table:style-name="ce4">
            <text:p>1’574.90</text:p>
          </table:table-cell>
          <table:table-cell table:style-name="ce4"/>
          <table:table-cell office:value-type="float" office:value="-2825" table:style-name="ce5">
            <text:p>-2’8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8300" table:style-name="ce5">
            <text:p>38’3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2238.85" table:style-name="ce4">
            <text:p>22’238.85</text:p>
          </table:table-cell>
          <table:table-cell table:style-name="ce4"/>
          <table:table-cell office:value-type="float" office:value="-16061" table:style-name="ce5">
            <text:p>-16’0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600" table:style-name="ce5">
            <text:p>2’6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529.95" table:style-name="ce4">
            <text:p>1’529.95</text:p>
          </table:table-cell>
          <table:table-cell table:style-name="ce4"/>
          <table:table-cell office:value-type="float" office:value="-1070" table:style-name="ce5">
            <text:p>-1’0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93.3" table:style-name="ce4">
            <text:p>93.30</text:p>
          </table:table-cell>
          <table:table-cell table:style-name="ce4"/>
          <table:table-cell office:value-type="float" office:value="93" table:style-name="ce5">
            <text:p>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7000" table:style-name="ce5">
            <text:p>57’000</text:p>
          </table:table-cell>
          <table:table-cell table:style-name="ce3"/>
          <table:table-cell office:value-type="string" table:style-name="ce3">
            <text:p>361</text:p>
          </table:table-cell>
          <table:table-cell office:value-type="string" table:style-name="ce3">
            <text:p>Beiträge an Institutionen auf kantonaler Ebene</text:p>
          </table:table-cell>
          <table:table-cell office:value-type="float" office:value="57000" table:style-name="ce4">
            <text:p>57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836600" table:style-name="ce5">
            <text:p>1’836’6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588816.65" table:style-name="ce4">
            <text:p>1’588’816.65</text:p>
          </table:table-cell>
          <table:table-cell table:style-name="ce4"/>
          <table:table-cell office:value-type="float" office:value="-247783" table:style-name="ce5">
            <text:p>-247’7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600" table:style-name="ce5">
            <text:p>4’600</text:p>
          </table:table-cell>
          <table:table-cell table:style-name="ce3"/>
          <table:table-cell office:value-type="string" table:style-name="ce3">
            <text:p>410</text:p>
          </table:table-cell>
          <table:table-cell office:value-type="string" table:style-name="ce3">
            <text:p>Konzessionen</text:p>
          </table:table-cell>
          <table:table-cell table:style-name="ce4"/>
          <table:table-cell office:value-type="float" office:value="3867.85" table:style-name="ce4">
            <text:p>3’867.85</text:p>
          </table:table-cell>
          <table:table-cell office:value-type="float" office:value="-732" table:style-name="ce5">
            <text:p>-7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89000" table:style-name="ce5">
            <text:p>689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693158.5" table:style-name="ce4">
            <text:p>693’158.50</text:p>
          </table:table-cell>
          <table:table-cell office:value-type="float" office:value="4159" table:style-name="ce5">
            <text:p>4’1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1000" table:style-name="ce5">
            <text:p>61’0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50760.2" table:style-name="ce4">
            <text:p>50’760.20</text:p>
          </table:table-cell>
          <table:table-cell office:value-type="float" office:value="-10240" table:style-name="ce5">
            <text:p>-10’2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23000" table:style-name="ce5">
            <text:p>623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576316.35" table:style-name="ce4">
            <text:p>576’316.35</text:p>
          </table:table-cell>
          <table:table-cell office:value-type="float" office:value="-46684" table:style-name="ce5">
            <text:p>-46’6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00000" table:style-name="ce5">
            <text:p>300’0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289417.40000000002" table:style-name="ce4">
            <text:p>289’417.40</text:p>
          </table:table-cell>
          <table:table-cell office:value-type="float" office:value="-10583" table:style-name="ce5">
            <text:p>-10’5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0000" table:style-name="ce5">
            <text:p>30’000</text:p>
          </table:table-cell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230000" table:style-name="ce4">
            <text:p>230’000.00</text:p>
          </table:table-cell>
          <table:table-cell office:value-type="float" office:value="200000" table:style-name="ce5">
            <text:p>200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4500" table:style-name="ce5">
            <text:p>44’5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44500" table:style-name="ce4">
            <text:p>44’5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93</text:p>
          </table:table-cell>
          <table:table-cell office:value-type="string" table:style-name="ce6">
            <text:p>Anlagenbetrieb Ba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099900" table:style-name="ce8">
            <text:p>3’099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180766.89" table:style-name="ce7">
            <text:p>3’180’766.89</text:p>
          </table:table-cell>
          <table:table-cell table:style-name="ce7"/>
          <table:table-cell office:value-type="float" office:value="35167" table:style-name="ce8">
            <text:p>35’16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5700" table:style-name="ce8">
            <text:p>45’7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021300" table:style-name="ce8">
            <text:p>2’021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077959.3" table:style-name="ce7">
            <text:p>2’077’959.30</text:p>
          </table:table-cell>
          <table:table-cell office:value-type="float" office:value="56659" table:style-name="ce8">
            <text:p>56’65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124300" table:style-name="ce8">
            <text:p>1’124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02807.5900000001" table:style-name="ce7">
            <text:p>1’102’807.5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603000" table:style-name="ce5">
            <text:p>1’603’0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670396.7" table:style-name="ce4">
            <text:p>1’670’396.70</text:p>
          </table:table-cell>
          <table:table-cell table:style-name="ce4"/>
          <table:table-cell office:value-type="float" office:value="23497" table:style-name="ce5">
            <text:p>23’4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3900" table:style-name="ce5">
            <text:p>43’9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6000" table:style-name="ce5">
            <text:p>116’0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20497.1" table:style-name="ce4">
            <text:p>120’497.10</text:p>
          </table:table-cell>
          <table:table-cell table:style-name="ce4"/>
          <table:table-cell office:value-type="float" office:value="4497" table:style-name="ce5">
            <text:p>4’4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1800" table:style-name="ce5">
            <text:p>101’8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30390.1" table:style-name="ce4">
            <text:p>130’390.10</text:p>
          </table:table-cell>
          <table:table-cell table:style-name="ce4"/>
          <table:table-cell office:value-type="float" office:value="28590" table:style-name="ce5">
            <text:p>28’5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9000" table:style-name="ce5">
            <text:p>9’0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9715.9500000000007" table:style-name="ce4">
            <text:p>9’715.95</text:p>
          </table:table-cell>
          <table:table-cell table:style-name="ce4"/>
          <table:table-cell office:value-type="float" office:value="716" table:style-name="ce5">
            <text:p>7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7600" table:style-name="ce5">
            <text:p>17’6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20730.2" table:style-name="ce4">
            <text:p>20’730.20</text:p>
          </table:table-cell>
          <table:table-cell table:style-name="ce4"/>
          <table:table-cell office:value-type="float" office:value="1330" table:style-name="ce5">
            <text:p>1’3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800" table:style-name="ce5">
            <text:p>1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7000" table:style-name="ce5">
            <text:p>17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2521.1" table:style-name="ce4">
            <text:p>12’521.10</text:p>
          </table:table-cell>
          <table:table-cell table:style-name="ce4"/>
          <table:table-cell office:value-type="float" office:value="-4479" table:style-name="ce5">
            <text:p>-4’4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2800" table:style-name="ce5">
            <text:p>82’8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71801.149999999994" table:style-name="ce4">
            <text:p>71’801.15</text:p>
          </table:table-cell>
          <table:table-cell table:style-name="ce4"/>
          <table:table-cell office:value-type="float" office:value="-10999" table:style-name="ce5">
            <text:p>-10’9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0800" table:style-name="ce5">
            <text:p>110’8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11409.25" table:style-name="ce4">
            <text:p>111’409.25</text:p>
          </table:table-cell>
          <table:table-cell table:style-name="ce4"/>
          <table:table-cell office:value-type="float" office:value="609" table:style-name="ce5">
            <text:p>6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68700" table:style-name="ce5">
            <text:p>368’7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376691.35" table:style-name="ce4">
            <text:p>376’691.35</text:p>
          </table:table-cell>
          <table:table-cell table:style-name="ce4"/>
          <table:table-cell office:value-type="float" office:value="7991" table:style-name="ce5">
            <text:p>7’9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92400" table:style-name="ce5">
            <text:p>192’4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99414.7" table:style-name="ce4">
            <text:p>199’414.70</text:p>
          </table:table-cell>
          <table:table-cell table:style-name="ce4"/>
          <table:table-cell office:value-type="float" office:value="7015" table:style-name="ce5">
            <text:p>7’0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72000" table:style-name="ce5">
            <text:p>172’0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28174.75" table:style-name="ce4">
            <text:p>128’174.75</text:p>
          </table:table-cell>
          <table:table-cell table:style-name="ce4"/>
          <table:table-cell office:value-type="float" office:value="-43825" table:style-name="ce5">
            <text:p>-43’8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800" table:style-name="ce5">
            <text:p>1’8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1800" table:style-name="ce4">
            <text:p>1’8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600" table:style-name="ce5">
            <text:p>2’6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077.55" table:style-name="ce4">
            <text:p>1’077.55</text:p>
          </table:table-cell>
          <table:table-cell table:style-name="ce4"/>
          <table:table-cell office:value-type="float" office:value="-1522" table:style-name="ce5">
            <text:p>-1’5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2000" table:style-name="ce5">
            <text:p>52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47842.09" table:style-name="ce4">
            <text:p>47’842.09</text:p>
          </table:table-cell>
          <table:table-cell table:style-name="ce4"/>
          <table:table-cell office:value-type="float" office:value="-4158" table:style-name="ce5">
            <text:p>-4’1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100" table:style-name="ce5">
            <text:p>3’1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958.6" table:style-name="ce4">
            <text:p>1’958.60</text:p>
          </table:table-cell>
          <table:table-cell table:style-name="ce4"/>
          <table:table-cell office:value-type="float" office:value="-1141" table:style-name="ce5">
            <text:p>-1’1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table:number-columns-repeated="2" table:style-name="ce4"/>
          <table:table-cell office:value-type="float" office:value="-300" table:style-name="ce5">
            <text:p>-3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49000" table:style-name="ce5">
            <text:p>249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276346.3" table:style-name="ce4">
            <text:p>276’346.30</text:p>
          </table:table-cell>
          <table:table-cell table:style-name="ce4"/>
          <table:table-cell office:value-type="float" office:value="27346" table:style-name="ce5">
            <text:p>27’3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5000" table:style-name="ce5">
            <text:p>15’000</text:p>
          </table:table-cell>
          <table:table-cell table:style-name="ce3"/>
          <table:table-cell office:value-type="string" table:style-name="ce3">
            <text:p>410</text:p>
          </table:table-cell>
          <table:table-cell office:value-type="string" table:style-name="ce3">
            <text:p>Konzessionen</text:p>
          </table:table-cell>
          <table:table-cell table:style-name="ce4"/>
          <table:table-cell office:value-type="float" office:value="15254.85" table:style-name="ce4">
            <text:p>15’254.85</text:p>
          </table:table-cell>
          <table:table-cell office:value-type="float" office:value="255" table:style-name="ce5">
            <text:p>2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6400" table:style-name="ce5">
            <text:p>36’400</text:p>
          </table:table-cell>
          <table:table-cell table:style-name="ce3"/>
          <table:table-cell office:value-type="string" table:style-name="ce3">
            <text:p>427</text:p>
          </table:table-cell>
          <table:table-cell office:value-type="string" table:style-name="ce3">
            <text:p>Liegenschaftserträge des Verwaltungsvermögens</text:p>
          </table:table-cell>
          <table:table-cell table:style-name="ce4"/>
          <table:table-cell office:value-type="float" office:value="16442" table:style-name="ce4">
            <text:p>16’442.00</text:p>
          </table:table-cell>
          <table:table-cell office:value-type="float" office:value="-19958" table:style-name="ce5">
            <text:p>-19’9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590100" table:style-name="ce5">
            <text:p>1’590’1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637030.7" table:style-name="ce4">
            <text:p>1’637’030.70</text:p>
          </table:table-cell>
          <table:table-cell office:value-type="float" office:value="46931" table:style-name="ce5">
            <text:p>46’9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77400" table:style-name="ce5">
            <text:p>177’4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155431.6" table:style-name="ce4">
            <text:p>155’431.60</text:p>
          </table:table-cell>
          <table:table-cell office:value-type="float" office:value="-21968" table:style-name="ce5">
            <text:p>-21’9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0800" table:style-name="ce5">
            <text:p>30’8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80080.399999999994" table:style-name="ce4">
            <text:p>80’080.40</text:p>
          </table:table-cell>
          <table:table-cell office:value-type="float" office:value="49280" table:style-name="ce5">
            <text:p>49’2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71600" table:style-name="ce5">
            <text:p>171’6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73719.75" table:style-name="ce4">
            <text:p>173’719.75</text:p>
          </table:table-cell>
          <table:table-cell office:value-type="float" office:value="2120" table:style-name="ce5">
            <text:p>2’1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394</text:p>
          </table:table-cell>
          <table:table-cell office:value-type="string" table:style-name="ce6">
            <text:p>Anlagenbetrieb Ei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269700" table:style-name="ce8">
            <text:p>1’269’7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227849.75" table:style-name="ce7">
            <text:p>1’227’849.75</text:p>
          </table:table-cell>
          <table:table-cell table:style-name="ce7"/>
          <table:table-cell office:value-type="float" office:value="-47250" table:style-name="ce8">
            <text:p>-47’25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400" table:style-name="ce8">
            <text:p>5’4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896400" table:style-name="ce8">
            <text:p>896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80015.7" table:style-name="ce7">
            <text:p>880’015.70</text:p>
          </table:table-cell>
          <table:table-cell office:value-type="float" office:value="-16384" table:style-name="ce8">
            <text:p>-16’38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78700" table:style-name="ce8">
            <text:p>378’7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47834.05" table:style-name="ce7">
            <text:p>347’834.0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93100" table:style-name="ce5">
            <text:p>593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553487.1" table:style-name="ce4">
            <text:p>553’487.10</text:p>
          </table:table-cell>
          <table:table-cell table:style-name="ce4"/>
          <table:table-cell office:value-type="float" office:value="-39613" table:style-name="ce5">
            <text:p>-39’6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2400" table:style-name="ce5">
            <text:p>42’4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40621.75" table:style-name="ce4">
            <text:p>40’621.75</text:p>
          </table:table-cell>
          <table:table-cell table:style-name="ce4"/>
          <table:table-cell office:value-type="float" office:value="-1778" table:style-name="ce5">
            <text:p>-1’7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9600" table:style-name="ce5">
            <text:p>39’6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42170.55" table:style-name="ce4">
            <text:p>42’170.55</text:p>
          </table:table-cell>
          <table:table-cell table:style-name="ce4"/>
          <table:table-cell office:value-type="float" office:value="2571" table:style-name="ce5">
            <text:p>2’5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200" table:style-name="ce5">
            <text:p>3’2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456.65" table:style-name="ce4">
            <text:p>3’456.65</text:p>
          </table:table-cell>
          <table:table-cell table:style-name="ce4"/>
          <table:table-cell office:value-type="float" office:value="257" table:style-name="ce5">
            <text:p>2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300" table:style-name="ce5">
            <text:p>6’3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12916.9" table:style-name="ce4">
            <text:p>12’916.90</text:p>
          </table:table-cell>
          <table:table-cell table:style-name="ce4"/>
          <table:table-cell office:value-type="float" office:value="1217" table:style-name="ce5">
            <text:p>1’2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400" table:style-name="ce5">
            <text:p>5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200" table:style-name="ce5">
            <text:p>3’2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4857.05" table:style-name="ce4">
            <text:p>4’857.05</text:p>
          </table:table-cell>
          <table:table-cell table:style-name="ce4"/>
          <table:table-cell office:value-type="float" office:value="1657" table:style-name="ce5">
            <text:p>1’6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2800" table:style-name="ce5">
            <text:p>22’8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2550.85" table:style-name="ce4">
            <text:p>22’550.85</text:p>
          </table:table-cell>
          <table:table-cell table:style-name="ce4"/>
          <table:table-cell office:value-type="float" office:value="-249" table:style-name="ce5">
            <text:p>-2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4500" table:style-name="ce5">
            <text:p>64’5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63183.6" table:style-name="ce4">
            <text:p>63’183.60</text:p>
          </table:table-cell>
          <table:table-cell table:style-name="ce4"/>
          <table:table-cell office:value-type="float" office:value="-1316" table:style-name="ce5">
            <text:p>-1’3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800" table:style-name="ce5">
            <text:p>200’8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213391.8" table:style-name="ce4">
            <text:p>213’391.80</text:p>
          </table:table-cell>
          <table:table-cell table:style-name="ce4"/>
          <table:table-cell office:value-type="float" office:value="12592" table:style-name="ce5">
            <text:p>12’5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67400" table:style-name="ce5">
            <text:p>167’4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80503" table:style-name="ce4">
            <text:p>180’503.00</text:p>
          </table:table-cell>
          <table:table-cell table:style-name="ce4"/>
          <table:table-cell office:value-type="float" office:value="13103" table:style-name="ce5">
            <text:p>13’1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7500" table:style-name="ce5">
            <text:p>87’5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51384.1" table:style-name="ce4">
            <text:p>51’384.10</text:p>
          </table:table-cell>
          <table:table-cell table:style-name="ce4"/>
          <table:table-cell office:value-type="float" office:value="-36116" table:style-name="ce5">
            <text:p>-36’1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100" table:style-name="ce5">
            <text:p>5’1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4964.45" table:style-name="ce4">
            <text:p>4’964.45</text:p>
          </table:table-cell>
          <table:table-cell table:style-name="ce4"/>
          <table:table-cell office:value-type="float" office:value="-136" table:style-name="ce5">
            <text:p>-1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00" table:style-name="ce5">
            <text:p>7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84.4" table:style-name="ce4">
            <text:p>384.40</text:p>
          </table:table-cell>
          <table:table-cell table:style-name="ce4"/>
          <table:table-cell office:value-type="float" office:value="-316" table:style-name="ce5">
            <text:p>-3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200" table:style-name="ce5">
            <text:p>4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4169.7" table:style-name="ce4">
            <text:p>4’169.70</text:p>
          </table:table-cell>
          <table:table-cell table:style-name="ce4"/>
          <table:table-cell office:value-type="float" office:value="-30" table:style-name="ce5">
            <text:p>-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00" table:style-name="ce5">
            <text:p>8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400" table:style-name="ce4">
            <text:p>400.00</text:p>
          </table:table-cell>
          <table:table-cell table:style-name="ce4"/>
          <table:table-cell office:value-type="float" office:value="-400" table:style-name="ce5">
            <text:p>-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0" table:style-name="ce5">
            <text:p>1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table:number-columns-repeated="2" table:style-name="ce4"/>
          <table:table-cell office:value-type="float" office:value="-100" table:style-name="ce5">
            <text:p>-1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8000" table:style-name="ce5">
            <text:p>28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29407.85" table:style-name="ce4">
            <text:p>29’407.85</text:p>
          </table:table-cell>
          <table:table-cell table:style-name="ce4"/>
          <table:table-cell office:value-type="float" office:value="1408" table:style-name="ce5">
            <text:p>1’4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6000" table:style-name="ce5">
            <text:p>36’000</text:p>
          </table:table-cell>
          <table:table-cell table:style-name="ce3"/>
          <table:table-cell office:value-type="string" table:style-name="ce3">
            <text:p>410</text:p>
          </table:table-cell>
          <table:table-cell office:value-type="string" table:style-name="ce3">
            <text:p>Konzessionen</text:p>
          </table:table-cell>
          <table:table-cell table:style-name="ce4"/>
          <table:table-cell office:value-type="float" office:value="38432.5" table:style-name="ce4">
            <text:p>38’432.50</text:p>
          </table:table-cell>
          <table:table-cell office:value-type="float" office:value="2433" table:style-name="ce5">
            <text:p>2’4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200" table:style-name="ce5">
            <text:p>7’200</text:p>
          </table:table-cell>
          <table:table-cell table:style-name="ce3"/>
          <table:table-cell office:value-type="string" table:style-name="ce3">
            <text:p>427</text:p>
          </table:table-cell>
          <table:table-cell office:value-type="string" table:style-name="ce3">
            <text:p>Liegenschaftserträge des Verwaltungsvermögens</text:p>
          </table:table-cell>
          <table:table-cell table:style-name="ce4"/>
          <table:table-cell office:value-type="float" office:value="4800" table:style-name="ce4">
            <text:p>4’800.00</text:p>
          </table:table-cell>
          <table:table-cell office:value-type="float" office:value="-2400" table:style-name="ce5">
            <text:p>-2’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59000" table:style-name="ce5">
            <text:p>459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477621.45" table:style-name="ce4">
            <text:p>477’621.45</text:p>
          </table:table-cell>
          <table:table-cell office:value-type="float" office:value="18621" table:style-name="ce5">
            <text:p>18’6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64000" table:style-name="ce5">
            <text:p>264’0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233204.05" table:style-name="ce4">
            <text:p>233’204.05</text:p>
          </table:table-cell>
          <table:table-cell office:value-type="float" office:value="-30796" table:style-name="ce5">
            <text:p>-30’7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9700" table:style-name="ce5">
            <text:p>59’7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61821.95" table:style-name="ce4">
            <text:p>61’821.95</text:p>
          </table:table-cell>
          <table:table-cell office:value-type="float" office:value="2122" table:style-name="ce5">
            <text:p>2’1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439</text:p>
          </table:table-cell>
          <table:table-cell office:value-type="string" table:style-name="ce3">
            <text:p>Übrige Entgelte</text:p>
          </table:table-cell>
          <table:table-cell table:style-name="ce4"/>
          <table:table-cell office:value-type="float" office:value="6888.8" table:style-name="ce4">
            <text:p>6’888.80</text:p>
          </table:table-cell>
          <table:table-cell office:value-type="float" office:value="1889" table:style-name="ce5">
            <text:p>1’8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5500" table:style-name="ce5">
            <text:p>65’5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57246.95" table:style-name="ce4">
            <text:p>57’246.95</text:p>
          </table:table-cell>
          <table:table-cell office:value-type="float" office:value="-8253" table:style-name="ce5">
            <text:p>-8’25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</text:p>
          </table:table-cell>
          <table:table-cell office:value-type="string" table:style-name="ce6">
            <text:p>Direktion Soziales und Sicherhei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77498986.16" table:style-name="ce7">
            <text:p>177’498’986.16</text:p>
          </table:table-cell>
          <table:table-cell office:value-type="float" office:value="178686900" table:style-name="ce8">
            <text:p>178’686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83454439" table:style-name="ce7">
            <text:p>183’454’439.00</text:p>
          </table:table-cell>
          <table:table-cell table:style-name="ce7"/>
          <table:table-cell office:value-type="float" office:value="4092839" table:style-name="ce8">
            <text:p>4’092’83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13200" table:style-name="ce8">
            <text:p>513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61500" table:style-name="ce8">
            <text:p>161’5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4172954.319999993" table:style-name="ce7">
            <text:p>94’172’954.32</text:p>
          </table:table-cell>
          <table:table-cell office:value-type="float" office:value="97486600" table:style-name="ce8">
            <text:p>97’486’6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01850390.8" table:style-name="ce7">
            <text:p>101’850’390.80</text:p>
          </table:table-cell>
          <table:table-cell office:value-type="float" office:value="4363791" table:style-name="ce8">
            <text:p>4’363’79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3326031.840000004" table:style-name="ce7">
            <text:p>83’326’031.84</text:p>
          </table:table-cell>
          <table:table-cell office:value-type="float" office:value="81875000" table:style-name="ce8">
            <text:p>81’875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81604048.200000003" table:style-name="ce7">
            <text:p>81’604’048.2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0</text:p>
          </table:table-cell>
          <table:table-cell office:value-type="string" table:style-name="ce6">
            <text:p>Direktionssekretaria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9287041.870000001" table:style-name="ce7">
            <text:p>29’287’041.87</text:p>
          </table:table-cell>
          <table:table-cell office:value-type="float" office:value="30363400" table:style-name="ce8">
            <text:p>30’363’4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9743839.949999999" table:style-name="ce7">
            <text:p>29’743’839.95</text:p>
          </table:table-cell>
          <table:table-cell table:style-name="ce7"/>
          <table:table-cell office:value-type="float" office:value="-759560" table:style-name="ce8">
            <text:p>-759’56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0000" table:style-name="ce8">
            <text:p>140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103664.25" table:style-name="ce7">
            <text:p>8’103’664.25</text:p>
          </table:table-cell>
          <table:table-cell office:value-type="float" office:value="11824900" table:style-name="ce8">
            <text:p>11’824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2705096.699999999" table:style-name="ce7">
            <text:p>12’705’096.70</text:p>
          </table:table-cell>
          <table:table-cell office:value-type="float" office:value="880197" table:style-name="ce8">
            <text:p>880’19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1183377.620000001" table:style-name="ce7">
            <text:p>21’183’377.62</text:p>
          </table:table-cell>
          <table:table-cell office:value-type="float" office:value="18678500" table:style-name="ce8">
            <text:p>18’678’5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7038743.25" table:style-name="ce7">
            <text:p>17’038’743.2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01</text:p>
          </table:table-cell>
          <table:table-cell office:value-type="string" table:style-name="ce6">
            <text:p>Sekretariat und Diens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83490.53" table:style-name="ce7">
            <text:p>1’083’490.53</text:p>
          </table:table-cell>
          <table:table-cell office:value-type="float" office:value="1122000" table:style-name="ce8">
            <text:p>1’122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999993" table:style-name="ce7">
            <text:p>999’993.00</text:p>
          </table:table-cell>
          <table:table-cell table:style-name="ce7"/>
          <table:table-cell office:value-type="float" office:value="-122007" table:style-name="ce8">
            <text:p>-122’00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103664.25" table:style-name="ce7">
            <text:p>8’103’664.25</text:p>
          </table:table-cell>
          <table:table-cell office:value-type="float" office:value="11824900" table:style-name="ce8">
            <text:p>11’824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2705096.699999999" table:style-name="ce7">
            <text:p>12’705’096.70</text:p>
          </table:table-cell>
          <table:table-cell office:value-type="float" office:value="880197" table:style-name="ce8">
            <text:p>880’19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020173.7199999997" table:style-name="ce7">
            <text:p>7’020’173.72</text:p>
          </table:table-cell>
          <table:table-cell office:value-type="float" office:value="10702900" table:style-name="ce8">
            <text:p>10’702’9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11705103.699999999" table:style-name="ce7">
            <text:p>11’705’103.70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78582.45" table:style-name="ce4">
            <text:p>778’582.45</text:p>
          </table:table-cell>
          <table:table-cell office:value-type="float" office:value="770500" table:style-name="ce5">
            <text:p>770’5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699755.45" table:style-name="ce4">
            <text:p>699’755.45</text:p>
          </table:table-cell>
          <table:table-cell table:style-name="ce4"/>
          <table:table-cell office:value-type="float" office:value="-70745" table:style-name="ce5">
            <text:p>-70’7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189.599999999999" table:style-name="ce4">
            <text:p>58’189.60</text:p>
          </table:table-cell>
          <table:table-cell office:value-type="float" office:value="56700" table:style-name="ce5">
            <text:p>56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53332.65" table:style-name="ce4">
            <text:p>53’332.65</text:p>
          </table:table-cell>
          <table:table-cell table:style-name="ce4"/>
          <table:table-cell office:value-type="float" office:value="-3367" table:style-name="ce5">
            <text:p>-3’3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318.85" table:style-name="ce4">
            <text:p>84’318.85</text:p>
          </table:table-cell>
          <table:table-cell office:value-type="float" office:value="69500" table:style-name="ce5">
            <text:p>69’5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75454.649999999994" table:style-name="ce4">
            <text:p>75’454.65</text:p>
          </table:table-cell>
          <table:table-cell table:style-name="ce4"/>
          <table:table-cell office:value-type="float" office:value="5955" table:style-name="ce5">
            <text:p>5’9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10.2" table:style-name="ce4">
            <text:p>2’910.20</text:p>
          </table:table-cell>
          <table:table-cell office:value-type="float" office:value="4400" table:style-name="ce5">
            <text:p>4’4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4511.75" table:style-name="ce4">
            <text:p>4’511.75</text:p>
          </table:table-cell>
          <table:table-cell table:style-name="ce4"/>
          <table:table-cell office:value-type="float" office:value="112" table:style-name="ce5">
            <text:p>1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247.1" table:style-name="ce4">
            <text:p>14’247.10</text:p>
          </table:table-cell>
          <table:table-cell office:value-type="float" office:value="14100" table:style-name="ce5">
            <text:p>14’1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1655" table:style-name="ce4">
            <text:p>11’655.00</text:p>
          </table:table-cell>
          <table:table-cell table:style-name="ce4"/>
          <table:table-cell office:value-type="float" office:value="-2445" table:style-name="ce5">
            <text:p>-2’4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776.04" table:style-name="ce4">
            <text:p>13’776.04</text:p>
          </table:table-cell>
          <table:table-cell office:value-type="float" office:value="17500" table:style-name="ce5">
            <text:p>17’5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6608.29" table:style-name="ce4">
            <text:p>16’608.29</text:p>
          </table:table-cell>
          <table:table-cell table:style-name="ce4"/>
          <table:table-cell office:value-type="float" office:value="-892" table:style-name="ce5">
            <text:p>-8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80.3" table:style-name="ce4">
            <text:p>5’880.30</text:p>
          </table:table-cell>
          <table:table-cell office:value-type="float" office:value="10200" table:style-name="ce5">
            <text:p>10’2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011.4" table:style-name="ce4">
            <text:p>3’011.40</text:p>
          </table:table-cell>
          <table:table-cell table:style-name="ce4"/>
          <table:table-cell office:value-type="float" office:value="-7189" table:style-name="ce5">
            <text:p>-7’1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7592.2" table:style-name="ce4">
            <text:p>77’592.20</text:p>
          </table:table-cell>
          <table:table-cell office:value-type="float" office:value="115000" table:style-name="ce5">
            <text:p>115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88599.85" table:style-name="ce4">
            <text:p>88’599.85</text:p>
          </table:table-cell>
          <table:table-cell table:style-name="ce4"/>
          <table:table-cell office:value-type="float" office:value="-26400" table:style-name="ce5">
            <text:p>-26’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09.9" table:style-name="ce4">
            <text:p>7’009.90</text:p>
          </table:table-cell>
          <table:table-cell office:value-type="float" office:value="6900" table:style-name="ce5">
            <text:p>6’9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8156.76" table:style-name="ce4">
            <text:p>8’156.76</text:p>
          </table:table-cell>
          <table:table-cell table:style-name="ce4"/>
          <table:table-cell office:value-type="float" office:value="1257" table:style-name="ce5">
            <text:p>1’2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000" table:style-name="ce4">
            <text:p>32’000.00</text:p>
          </table:table-cell>
          <table:table-cell office:value-type="float" office:value="32000" table:style-name="ce5">
            <text:p>32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32000" table:style-name="ce4">
            <text:p>32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983.89" table:style-name="ce4">
            <text:p>8’983.89</text:p>
          </table:table-cell>
          <table:table-cell office:value-type="float" office:value="25200" table:style-name="ce5">
            <text:p>25’2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6907.2" table:style-name="ce4">
            <text:p>6’907.20</text:p>
          </table:table-cell>
          <table:table-cell table:style-name="ce4"/>
          <table:table-cell office:value-type="float" office:value="-18293" table:style-name="ce5">
            <text:p>-18’2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249.65" table:style-name="ce4">
            <text:p>10’249.65</text:p>
          </table:table-cell>
          <table:table-cell office:value-type="float" office:value="9600" table:style-name="ce5">
            <text:p>9’6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6400" table:style-name="ce4">
            <text:p>6’400.00</text:p>
          </table:table-cell>
          <table:table-cell office:value-type="float" office:value="-3200" table:style-name="ce5">
            <text:p>-3’2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57000" table:style-name="ce4">
            <text:p>7’957’000.00</text:p>
          </table:table-cell>
          <table:table-cell office:value-type="float" office:value="11679100" table:style-name="ce5">
            <text:p>11’679’100</text:p>
          </table:table-cell>
          <table:table-cell table:style-name="ce3"/>
          <table:table-cell office:value-type="string" table:style-name="ce3">
            <text:p>444</text:p>
          </table:table-cell>
          <table:table-cell office:value-type="string" table:style-name="ce3">
            <text:p>Kantonsbeiträge</text:p>
          </table:table-cell>
          <table:table-cell table:style-name="ce4"/>
          <table:table-cell office:value-type="float" office:value="12561900" table:style-name="ce4">
            <text:p>12’561’900.00</text:p>
          </table:table-cell>
          <table:table-cell office:value-type="float" office:value="882800" table:style-name="ce5">
            <text:p>882’8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14.6" table:style-name="ce4">
            <text:p>2’214.60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480</text:p>
          </table:table-cell>
          <table:table-cell office:value-type="string" table:style-name="ce3">
            <text:p>Entnahmen aus Spezialfinanzierungen und Stiftungen</text:p>
          </table:table-cell>
          <table:table-cell table:style-name="ce4"/>
          <table:table-cell office:value-type="float" office:value="2596.6999999999998" table:style-name="ce4">
            <text:p>2’596.70</text:p>
          </table:table-cell>
          <table:table-cell office:value-type="float" office:value="597" table:style-name="ce5">
            <text:p>5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4200" table:style-name="ce4">
            <text:p>134’200.00</text:p>
          </table:table-cell>
          <table:table-cell office:value-type="float" office:value="134200" table:style-name="ce5">
            <text:p>134’2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34200" table:style-name="ce4">
            <text:p>134’2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09</text:p>
          </table:table-cell>
          <table:table-cell office:value-type="string" table:style-name="ce6">
            <text:p>Ausgehende laufende Beiträg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8203551.34" table:style-name="ce7">
            <text:p>28’203’551.34</text:p>
          </table:table-cell>
          <table:table-cell office:value-type="float" office:value="29241400" table:style-name="ce8">
            <text:p>29’241’4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8743846.949999999" table:style-name="ce7">
            <text:p>28’743’846.95</text:p>
          </table:table-cell>
          <table:table-cell table:style-name="ce7"/>
          <table:table-cell office:value-type="float" office:value="-637553" table:style-name="ce8">
            <text:p>-637’55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0000" table:style-name="ce8">
            <text:p>140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8203551.34" table:style-name="ce7">
            <text:p>28’203’551.34</text:p>
          </table:table-cell>
          <table:table-cell office:value-type="float" office:value="29381400" table:style-name="ce8">
            <text:p>29’381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8743846.949999999" table:style-name="ce7">
            <text:p>28’743’846.9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264172.75" table:style-name="ce4">
            <text:p>13’264’172.75</text:p>
          </table:table-cell>
          <table:table-cell office:value-type="float" office:value="13645300" table:style-name="ce5">
            <text:p>13’645’300</text:p>
          </table:table-cell>
          <table:table-cell table:style-name="ce3"/>
          <table:table-cell office:value-type="string" table:style-name="ce3">
            <text:p>361</text:p>
          </table:table-cell>
          <table:table-cell office:value-type="string" table:style-name="ce3">
            <text:p>Beiträge an Institutionen auf kantonaler Ebene</text:p>
          </table:table-cell>
          <table:table-cell office:value-type="float" office:value="13415370.300000001" table:style-name="ce4">
            <text:p>13’415’370.30</text:p>
          </table:table-cell>
          <table:table-cell table:style-name="ce4"/>
          <table:table-cell office:value-type="float" office:value="-229930" table:style-name="ce5">
            <text:p>-229’9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939378.59" table:style-name="ce4">
            <text:p>14’939’378.59</text:p>
          </table:table-cell>
          <table:table-cell office:value-type="float" office:value="15596100" table:style-name="ce5">
            <text:p>15’596’100</text:p>
          </table:table-cell>
          <table:table-cell table:style-name="ce3"/>
          <table:table-cell office:value-type="string" table:style-name="ce3">
            <text:p>365</text:p>
          </table:table-cell>
          <table:table-cell office:value-type="string" table:style-name="ce3">
            <text:p>Beiträge an private Institutionen</text:p>
          </table:table-cell>
          <table:table-cell office:value-type="float" office:value="15328476.65" table:style-name="ce4">
            <text:p>15’328’476.65</text:p>
          </table:table-cell>
          <table:table-cell table:style-name="ce4"/>
          <table:table-cell office:value-type="float" office:value="-407623" table:style-name="ce5">
            <text:p>-407’6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40000" table:style-name="ce5">
            <text:p>140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1</text:p>
          </table:table-cell>
          <table:table-cell office:value-type="string" table:style-name="ce6">
            <text:p>Soziale Dienste St.Gall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0170752.840000004" table:style-name="ce7">
            <text:p>90’170’752.84</text:p>
          </table:table-cell>
          <table:table-cell office:value-type="float" office:value="89683500" table:style-name="ce8">
            <text:p>89’683’5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95000258.040000007" table:style-name="ce7">
            <text:p>95’000’258.04</text:p>
          </table:table-cell>
          <table:table-cell table:style-name="ce7"/>
          <table:table-cell office:value-type="float" office:value="4964758" table:style-name="ce8">
            <text:p>4’964’75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90500" table:style-name="ce8">
            <text:p>190’5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61500" table:style-name="ce8">
            <text:p>161’5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2007674.020000003" table:style-name="ce7">
            <text:p>42’007’674.02</text:p>
          </table:table-cell>
          <table:table-cell office:value-type="float" office:value="40509000" table:style-name="ce8">
            <text:p>40’509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3869107.460000001" table:style-name="ce7">
            <text:p>43’869’107.46</text:p>
          </table:table-cell>
          <table:table-cell office:value-type="float" office:value="3360107" table:style-name="ce8">
            <text:p>3’360’10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8163078.82" table:style-name="ce7">
            <text:p>48’163’078.82</text:p>
          </table:table-cell>
          <table:table-cell office:value-type="float" office:value="49526500" table:style-name="ce8">
            <text:p>49’526’5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51131150.579999998" table:style-name="ce7">
            <text:p>51’131’150.58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1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514062.689999999" table:style-name="ce7">
            <text:p>10’514’062.69</text:p>
          </table:table-cell>
          <table:table-cell office:value-type="float" office:value="10598900" table:style-name="ce8">
            <text:p>10’598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0895316.800000001" table:style-name="ce7">
            <text:p>10’895’316.80</text:p>
          </table:table-cell>
          <table:table-cell table:style-name="ce7"/>
          <table:table-cell office:value-type="float" office:value="156317" table:style-name="ce8">
            <text:p>156’31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0100" table:style-name="ce8">
            <text:p>140’1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84605.85" table:style-name="ce7">
            <text:p>1’484’605.85</text:p>
          </table:table-cell>
          <table:table-cell office:value-type="float" office:value="1299600" table:style-name="ce8">
            <text:p>1’299’6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269314.3" table:style-name="ce7">
            <text:p>1’269’314.30</text:p>
          </table:table-cell>
          <table:table-cell office:value-type="float" office:value="-30286" table:style-name="ce8">
            <text:p>-30’28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029456.8399999999" table:style-name="ce7">
            <text:p>9’029’456.84</text:p>
          </table:table-cell>
          <table:table-cell office:value-type="float" office:value="9439400" table:style-name="ce8">
            <text:p>9’439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9626002.5" table:style-name="ce7">
            <text:p>9’626’002.5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03043.4500000002" table:style-name="ce4">
            <text:p>7’903’043.45</text:p>
          </table:table-cell>
          <table:table-cell office:value-type="float" office:value="8142100" table:style-name="ce5">
            <text:p>8’142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8189426.9000000004" table:style-name="ce4">
            <text:p>8’189’426.90</text:p>
          </table:table-cell>
          <table:table-cell table:style-name="ce4"/>
          <table:table-cell office:value-type="float" office:value="-73" table:style-name="ce5">
            <text:p>-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7400" table:style-name="ce5">
            <text:p>47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9863.30000000005" table:style-name="ce4">
            <text:p>589’863.30</text:p>
          </table:table-cell>
          <table:table-cell office:value-type="float" office:value="600800" table:style-name="ce5">
            <text:p>600’8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617571.44999999995" table:style-name="ce4">
            <text:p>617’571.45</text:p>
          </table:table-cell>
          <table:table-cell table:style-name="ce4"/>
          <table:table-cell office:value-type="float" office:value="16771" table:style-name="ce5">
            <text:p>16’7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82992.45" table:style-name="ce4">
            <text:p>782’992.45</text:p>
          </table:table-cell>
          <table:table-cell office:value-type="float" office:value="718100" table:style-name="ce5">
            <text:p>718’1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826327.2" table:style-name="ce4">
            <text:p>826’327.20</text:p>
          </table:table-cell>
          <table:table-cell table:style-name="ce4"/>
          <table:table-cell office:value-type="float" office:value="108227" table:style-name="ce5">
            <text:p>108’22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540.5" table:style-name="ce4">
            <text:p>31’540.50</text:p>
          </table:table-cell>
          <table:table-cell office:value-type="float" office:value="44900" table:style-name="ce5">
            <text:p>44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52778.6" table:style-name="ce4">
            <text:p>52’778.60</text:p>
          </table:table-cell>
          <table:table-cell table:style-name="ce4"/>
          <table:table-cell office:value-type="float" office:value="7879" table:style-name="ce5">
            <text:p>7’8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4973.100000000006" table:style-name="ce4">
            <text:p>74’973.10</text:p>
          </table:table-cell>
          <table:table-cell office:value-type="float" office:value="72200" table:style-name="ce5">
            <text:p>72’2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76480.800000000003" table:style-name="ce4">
            <text:p>76’480.80</text:p>
          </table:table-cell>
          <table:table-cell table:style-name="ce4"/>
          <table:table-cell office:value-type="float" office:value="4281" table:style-name="ce5">
            <text:p>4’28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512.150000000001" table:style-name="ce4">
            <text:p>17’512.15</text:p>
          </table:table-cell>
          <table:table-cell office:value-type="float" office:value="20000" table:style-name="ce5">
            <text:p>20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4708.55" table:style-name="ce4">
            <text:p>24’708.55</text:p>
          </table:table-cell>
          <table:table-cell table:style-name="ce4"/>
          <table:table-cell office:value-type="float" office:value="9" table:style-name="ce5">
            <text:p>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700" table:style-name="ce5">
            <text:p>4’7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75.05" table:style-name="ce4">
            <text:p>5’275.05</text:p>
          </table:table-cell>
          <table:table-cell office:value-type="float" office:value="8000" table:style-name="ce5">
            <text:p>8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7776.1" table:style-name="ce4">
            <text:p>7’776.10</text:p>
          </table:table-cell>
          <table:table-cell table:style-name="ce4"/>
          <table:table-cell office:value-type="float" office:value="-224" table:style-name="ce5">
            <text:p>-2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00" table:style-name="ce5">
            <text:p>8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219.25" table:style-name="ce4">
            <text:p>219.25</text:p>
          </table:table-cell>
          <table:table-cell table:style-name="ce4"/>
          <table:table-cell office:value-type="float" office:value="-581" table:style-name="ce5">
            <text:p>-58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8153.20000000001" table:style-name="ce4">
            <text:p>158’153.20</text:p>
          </table:table-cell>
          <table:table-cell office:value-type="float" office:value="102500" table:style-name="ce5">
            <text:p>102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02027.85" table:style-name="ce4">
            <text:p>202’027.85</text:p>
          </table:table-cell>
          <table:table-cell table:style-name="ce4"/>
          <table:table-cell office:value-type="float" office:value="11528" table:style-name="ce5">
            <text:p>11’5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8000" table:style-name="ce5">
            <text:p>88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9429.87" table:style-name="ce4">
            <text:p>389’429.87</text:p>
          </table:table-cell>
          <table:table-cell office:value-type="float" office:value="333400" table:style-name="ce5">
            <text:p>333’4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60788.39" table:style-name="ce4">
            <text:p>260’788.39</text:p>
          </table:table-cell>
          <table:table-cell table:style-name="ce4"/>
          <table:table-cell office:value-type="float" office:value="-72612" table:style-name="ce5">
            <text:p>-72’6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618.15" table:style-name="ce4">
            <text:p>7’618.15</text:p>
          </table:table-cell>
          <table:table-cell office:value-type="float" office:value="10200" table:style-name="ce5">
            <text:p>10’2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8863.25" table:style-name="ce4">
            <text:p>8’863.25</text:p>
          </table:table-cell>
          <table:table-cell table:style-name="ce4"/>
          <table:table-cell office:value-type="float" office:value="-1337" table:style-name="ce5">
            <text:p>-1’3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600" table:style-name="ce5">
            <text:p>2’6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table:number-columns-repeated="2" table:style-name="ce4"/>
          <table:table-cell office:value-type="float" office:value="-2600" table:style-name="ce5">
            <text:p>-2’6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073.400000000001" table:style-name="ce4">
            <text:p>17’073.40</text:p>
          </table:table-cell>
          <table:table-cell office:value-type="float" office:value="22000" table:style-name="ce5">
            <text:p>22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26162.55" table:style-name="ce4">
            <text:p>26’162.55</text:p>
          </table:table-cell>
          <table:table-cell table:style-name="ce4"/>
          <table:table-cell office:value-type="float" office:value="4163" table:style-name="ce5">
            <text:p>4’1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6588.06999999995" table:style-name="ce4">
            <text:p>536’588.07</text:p>
          </table:table-cell>
          <table:table-cell office:value-type="float" office:value="513800" table:style-name="ce5">
            <text:p>513’8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602185.91" table:style-name="ce4">
            <text:p>602’185.91</text:p>
          </table:table-cell>
          <table:table-cell table:style-name="ce4"/>
          <table:table-cell office:value-type="float" office:value="88386" table:style-name="ce5">
            <text:p>88’3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500" table:style-name="ce5">
            <text:p>7’500</text:p>
          </table:table-cell>
          <table:table-cell table:style-name="ce3"/>
          <table:table-cell office:value-type="string" table:style-name="ce3">
            <text:p>394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office:value-type="float" office:value="-7500" table:style-name="ce5">
            <text:p>-7’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755" table:style-name="ce4">
            <text:p>9’755.00</text:p>
          </table:table-cell>
          <table:table-cell office:value-type="float" office:value="9700" table:style-name="ce5">
            <text:p>9’7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0925" table:style-name="ce4">
            <text:p>10’925.00</text:p>
          </table:table-cell>
          <table:table-cell office:value-type="float" office:value="1225" table:style-name="ce5">
            <text:p>1’2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6043.65" table:style-name="ce4">
            <text:p>196’043.65</text:p>
          </table:table-cell>
          <table:table-cell office:value-type="float" office:value="199200" table:style-name="ce5">
            <text:p>199’2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97962.85" table:style-name="ce4">
            <text:p>197’962.85</text:p>
          </table:table-cell>
          <table:table-cell office:value-type="float" office:value="-1237" table:style-name="ce5">
            <text:p>-1’2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78807.2" table:style-name="ce4">
            <text:p>1’278’807.20</text:p>
          </table:table-cell>
          <table:table-cell office:value-type="float" office:value="1020700" table:style-name="ce5">
            <text:p>1’020’700</text:p>
          </table:table-cell>
          <table:table-cell table:style-name="ce3"/>
          <table:table-cell office:value-type="string" table:style-name="ce3">
            <text:p>450</text:p>
          </table:table-cell>
          <table:table-cell office:value-type="string" table:style-name="ce3">
            <text:p>Rückerstattungen des Bundes</text:p>
          </table:table-cell>
          <table:table-cell table:style-name="ce4"/>
          <table:table-cell office:value-type="float" office:value="1060426.45" table:style-name="ce4">
            <text:p>1’060’426.45</text:p>
          </table:table-cell>
          <table:table-cell office:value-type="float" office:value="39726" table:style-name="ce5">
            <text:p>39’7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0000" table:style-name="ce5">
            <text:p>70’000</text:p>
          </table:table-cell>
          <table:table-cell table:style-name="ce3"/>
          <table:table-cell office:value-type="string" table:style-name="ce3">
            <text:p>494</text:p>
          </table:table-cell>
          <table:table-cell office:value-type="string" table:style-name="ce3">
            <text:p>Intern verrechneter Ertrag</text:p>
          </table:table-cell>
          <table:table-cell table:number-columns-repeated="2" table:style-name="ce4"/>
          <table:table-cell office:value-type="float" office:value="-70000" table:style-name="ce5">
            <text:p>-70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11</text:p>
          </table:table-cell>
          <table:table-cell office:value-type="string" table:style-name="ce6">
            <text:p>Sozialhilf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3500257.380000003" table:style-name="ce7">
            <text:p>53’500’257.38</text:p>
          </table:table-cell>
          <table:table-cell office:value-type="float" office:value="53595700" table:style-name="ce8">
            <text:p>53’595’7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57831576.009999998" table:style-name="ce7">
            <text:p>57’831’576.01</text:p>
          </table:table-cell>
          <table:table-cell table:style-name="ce7"/>
          <table:table-cell office:value-type="float" office:value="4074376" table:style-name="ce8">
            <text:p>4’074’37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61500" table:style-name="ce8">
            <text:p>161’5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4339087.579999998" table:style-name="ce7">
            <text:p>24’339’087.58</text:p>
          </table:table-cell>
          <table:table-cell office:value-type="float" office:value="24058200" table:style-name="ce8">
            <text:p>24’058’2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6014392.84" table:style-name="ce7">
            <text:p>26’014’392.84</text:p>
          </table:table-cell>
          <table:table-cell office:value-type="float" office:value="1956193" table:style-name="ce8">
            <text:p>1’956’19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9161169.800000001" table:style-name="ce7">
            <text:p>29’161’169.80</text:p>
          </table:table-cell>
          <table:table-cell office:value-type="float" office:value="29699000" table:style-name="ce8">
            <text:p>29’699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1817183.170000002" table:style-name="ce7">
            <text:p>31’817’183.17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28921.05000000005" table:style-name="ce4">
            <text:p>628’921.05</text:p>
          </table:table-cell>
          <table:table-cell office:value-type="float" office:value="688100" table:style-name="ce5">
            <text:p>688’1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846520.5" table:style-name="ce4">
            <text:p>846’520.50</text:p>
          </table:table-cell>
          <table:table-cell table:style-name="ce4"/>
          <table:table-cell office:value-type="float" office:value="-3080" table:style-name="ce5">
            <text:p>-3’0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61500" table:style-name="ce5">
            <text:p>161’5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045540.729999997" table:style-name="ce4">
            <text:p>52’045’540.73</text:p>
          </table:table-cell>
          <table:table-cell office:value-type="float" office:value="52244700" table:style-name="ce5">
            <text:p>52’244’700</text:p>
          </table:table-cell>
          <table:table-cell table:style-name="ce3"/>
          <table:table-cell office:value-type="string" table:style-name="ce3">
            <text:p>366</text:p>
          </table:table-cell>
          <table:table-cell office:value-type="string" table:style-name="ce3">
            <text:p>Beiträge an private Haushalte</text:p>
          </table:table-cell>
          <table:table-cell office:value-type="float" office:value="55674536.560000002" table:style-name="ce4">
            <text:p>55’674’536.56</text:p>
          </table:table-cell>
          <table:table-cell table:style-name="ce4"/>
          <table:table-cell office:value-type="float" office:value="3429837" table:style-name="ce5">
            <text:p>3’429’8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25795.6" table:style-name="ce4">
            <text:p>825’795.60</text:p>
          </table:table-cell>
          <table:table-cell office:value-type="float" office:value="662900" table:style-name="ce5">
            <text:p>662’9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310518.95" table:style-name="ce4">
            <text:p>1’310’518.95</text:p>
          </table:table-cell>
          <table:table-cell table:style-name="ce4"/>
          <table:table-cell office:value-type="float" office:value="647619" table:style-name="ce5">
            <text:p>647’6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747513.130000001" table:style-name="ce4">
            <text:p>15’747’513.13</text:p>
          </table:table-cell>
          <table:table-cell office:value-type="float" office:value="15966100" table:style-name="ce5">
            <text:p>15’966’1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6708303.609999999" table:style-name="ce4">
            <text:p>16’708’303.61</text:p>
          </table:table-cell>
          <table:table-cell office:value-type="float" office:value="742204" table:style-name="ce5">
            <text:p>742’20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29414.25" table:style-name="ce4">
            <text:p>7’229’414.25</text:p>
          </table:table-cell>
          <table:table-cell office:value-type="float" office:value="7483500" table:style-name="ce5">
            <text:p>7’483’500</text:p>
          </table:table-cell>
          <table:table-cell table:style-name="ce3"/>
          <table:table-cell office:value-type="string" table:style-name="ce3">
            <text:p>450</text:p>
          </table:table-cell>
          <table:table-cell office:value-type="string" table:style-name="ce3">
            <text:p>Rückerstattungen des Bundes</text:p>
          </table:table-cell>
          <table:table-cell table:style-name="ce4"/>
          <table:table-cell office:value-type="float" office:value="8306387.8799999999" table:style-name="ce4">
            <text:p>8’306’387.88</text:p>
          </table:table-cell>
          <table:table-cell office:value-type="float" office:value="822888" table:style-name="ce5">
            <text:p>822’8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5772" table:style-name="ce4">
            <text:p>65’772.00</text:p>
          </table:table-cell>
          <table:table-cell office:value-type="float" office:value="58600" table:style-name="ce5">
            <text:p>58’6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54871.4" table:style-name="ce4">
            <text:p>54’871.40</text:p>
          </table:table-cell>
          <table:table-cell office:value-type="float" office:value="-3729" table:style-name="ce5">
            <text:p>-3’7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74627.2" table:style-name="ce4">
            <text:p>774’627.20</text:p>
          </table:table-cell>
          <table:table-cell office:value-type="float" office:value="200000" table:style-name="ce5">
            <text:p>200’0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167782" table:style-name="ce4">
            <text:p>167’782.00</text:p>
          </table:table-cell>
          <table:table-cell office:value-type="float" office:value="-32218" table:style-name="ce5">
            <text:p>-32’2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1761" table:style-name="ce4">
            <text:p>521’761.00</text:p>
          </table:table-cell>
          <table:table-cell office:value-type="float" office:value="350000" table:style-name="ce5">
            <text:p>350’0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777047.95" table:style-name="ce4">
            <text:p>777’047.95</text:p>
          </table:table-cell>
          <table:table-cell office:value-type="float" office:value="427048" table:style-name="ce5">
            <text:p>427’0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12</text:p>
          </table:table-cell>
          <table:table-cell office:value-type="string" table:style-name="ce6">
            <text:p>Verschiedene Beiträge an Priva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1607814.120000001" table:style-name="ce7">
            <text:p>21’607’814.12</text:p>
          </table:table-cell>
          <table:table-cell office:value-type="float" office:value="21001500" table:style-name="ce8">
            <text:p>21’001’5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1732698.489999998" table:style-name="ce7">
            <text:p>21’732’698.49</text:p>
          </table:table-cell>
          <table:table-cell table:style-name="ce7"/>
          <table:table-cell office:value-type="float" office:value="731198" table:style-name="ce8">
            <text:p>731’19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031503.34" table:style-name="ce7">
            <text:p>15’031’503.34</text:p>
          </table:table-cell>
          <table:table-cell office:value-type="float" office:value="14026600" table:style-name="ce8">
            <text:p>14’026’6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5452198.970000001" table:style-name="ce7">
            <text:p>15’452’198.97</text:p>
          </table:table-cell>
          <table:table-cell office:value-type="float" office:value="1425599" table:style-name="ce8">
            <text:p>1’425’59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576310.7800000003" table:style-name="ce7">
            <text:p>6’576’310.78</text:p>
          </table:table-cell>
          <table:table-cell office:value-type="float" office:value="6974900" table:style-name="ce8">
            <text:p>6’974’9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6280499.5199999996" table:style-name="ce7">
            <text:p>6’280’499.52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452946.719999999" table:style-name="ce4">
            <text:p>20’452’946.72</text:p>
          </table:table-cell>
          <table:table-cell office:value-type="float" office:value="19206900" table:style-name="ce5">
            <text:p>19’206’900</text:p>
          </table:table-cell>
          <table:table-cell table:style-name="ce3"/>
          <table:table-cell office:value-type="string" table:style-name="ce3">
            <text:p>366</text:p>
          </table:table-cell>
          <table:table-cell office:value-type="string" table:style-name="ce3">
            <text:p>Beiträge an private Haushalte</text:p>
          </table:table-cell>
          <table:table-cell office:value-type="float" office:value="20150496.489999998" table:style-name="ce4">
            <text:p>20’150’496.49</text:p>
          </table:table-cell>
          <table:table-cell table:style-name="ce4"/>
          <table:table-cell office:value-type="float" office:value="943596" table:style-name="ce5">
            <text:p>943’5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54867.3999999999" table:style-name="ce4">
            <text:p>1’154’867.40</text:p>
          </table:table-cell>
          <table:table-cell office:value-type="float" office:value="1794600" table:style-name="ce5">
            <text:p>1’794’6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582202" table:style-name="ce4">
            <text:p>1’582’202.00</text:p>
          </table:table-cell>
          <table:table-cell table:style-name="ce4"/>
          <table:table-cell office:value-type="float" office:value="-212398" table:style-name="ce5">
            <text:p>-212’3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199.4" table:style-name="ce4">
            <text:p>30’199.40</text:p>
          </table:table-cell>
          <table:table-cell office:value-type="float" office:value="25900" table:style-name="ce5">
            <text:p>25’900</text:p>
          </table:table-cell>
          <table:table-cell table:style-name="ce3"/>
          <table:table-cell office:value-type="string" table:style-name="ce3">
            <text:p>429</text:p>
          </table:table-cell>
          <table:table-cell office:value-type="string" table:style-name="ce3">
            <text:p>Übrige Vermögenserträge</text:p>
          </table:table-cell>
          <table:table-cell table:style-name="ce4"/>
          <table:table-cell office:value-type="float" office:value="29261.3" table:style-name="ce4">
            <text:p>29’261.30</text:p>
          </table:table-cell>
          <table:table-cell office:value-type="float" office:value="3361" table:style-name="ce5">
            <text:p>3’3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20460.7" table:style-name="ce4">
            <text:p>420’460.70</text:p>
          </table:table-cell>
          <table:table-cell office:value-type="float" office:value="312000" table:style-name="ce5">
            <text:p>312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279555.75" table:style-name="ce4">
            <text:p>279’555.75</text:p>
          </table:table-cell>
          <table:table-cell office:value-type="float" office:value="-32444" table:style-name="ce5">
            <text:p>-32’4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45903.53" table:style-name="ce4">
            <text:p>3’845’903.53</text:p>
          </table:table-cell>
          <table:table-cell office:value-type="float" office:value="3714000" table:style-name="ce5">
            <text:p>3’714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375039.85" table:style-name="ce4">
            <text:p>3’375’039.85</text:p>
          </table:table-cell>
          <table:table-cell office:value-type="float" office:value="-338960" table:style-name="ce5">
            <text:p>-338’9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734939.710000001" table:style-name="ce4">
            <text:p>10’734’939.71</text:p>
          </table:table-cell>
          <table:table-cell office:value-type="float" office:value="9974700" table:style-name="ce5">
            <text:p>9’974’7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11768342.07" table:style-name="ce4">
            <text:p>11’768’342.07</text:p>
          </table:table-cell>
          <table:table-cell office:value-type="float" office:value="1793642" table:style-name="ce5">
            <text:p>1’793’6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13</text:p>
          </table:table-cell>
          <table:table-cell office:value-type="string" table:style-name="ce6">
            <text:p>KES-Behörd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761932.9" table:style-name="ce7">
            <text:p>3’761’932.90</text:p>
          </table:table-cell>
          <table:table-cell office:value-type="float" office:value="3687500" table:style-name="ce8">
            <text:p>3’687’5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729972.54" table:style-name="ce7">
            <text:p>3’729’972.54</text:p>
          </table:table-cell>
          <table:table-cell table:style-name="ce7"/>
          <table:table-cell office:value-type="float" office:value="-7927" table:style-name="ce8">
            <text:p>-7’92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0400" table:style-name="ce8">
            <text:p>50’4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69917.25" table:style-name="ce7">
            <text:p>769’917.25</text:p>
          </table:table-cell>
          <table:table-cell office:value-type="float" office:value="690100" table:style-name="ce8">
            <text:p>690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708906.35" table:style-name="ce7">
            <text:p>708’906.35</text:p>
          </table:table-cell>
          <table:table-cell office:value-type="float" office:value="18806" table:style-name="ce8">
            <text:p>18’80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992015.65" table:style-name="ce7">
            <text:p>2’992’015.65</text:p>
          </table:table-cell>
          <table:table-cell office:value-type="float" office:value="3047800" table:style-name="ce8">
            <text:p>3’047’8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021066.19" table:style-name="ce7">
            <text:p>3’021’066.1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69516.9" table:style-name="ce4">
            <text:p>2’769’516.90</text:p>
          </table:table-cell>
          <table:table-cell office:value-type="float" office:value="2693200" table:style-name="ce5">
            <text:p>2’693’2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743554.2" table:style-name="ce4">
            <text:p>2’743’554.20</text:p>
          </table:table-cell>
          <table:table-cell table:style-name="ce4"/>
          <table:table-cell office:value-type="float" office:value="-46" table:style-name="ce5">
            <text:p>-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0400" table:style-name="ce5">
            <text:p>50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9836.95" table:style-name="ce4">
            <text:p>209’836.95</text:p>
          </table:table-cell>
          <table:table-cell office:value-type="float" office:value="200500" table:style-name="ce5">
            <text:p>200’5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207244.95" table:style-name="ce4">
            <text:p>207’244.95</text:p>
          </table:table-cell>
          <table:table-cell table:style-name="ce4"/>
          <table:table-cell office:value-type="float" office:value="6745" table:style-name="ce5">
            <text:p>6’7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2918.05" table:style-name="ce4">
            <text:p>262’918.05</text:p>
          </table:table-cell>
          <table:table-cell office:value-type="float" office:value="245000" table:style-name="ce5">
            <text:p>245’0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57590.75" table:style-name="ce4">
            <text:p>257’590.75</text:p>
          </table:table-cell>
          <table:table-cell table:style-name="ce4"/>
          <table:table-cell office:value-type="float" office:value="12591" table:style-name="ce5">
            <text:p>12’5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045.5" table:style-name="ce4">
            <text:p>11’045.50</text:p>
          </table:table-cell>
          <table:table-cell office:value-type="float" office:value="14700" table:style-name="ce5">
            <text:p>14’7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7878.55" table:style-name="ce4">
            <text:p>17’878.55</text:p>
          </table:table-cell>
          <table:table-cell table:style-name="ce4"/>
          <table:table-cell office:value-type="float" office:value="3179" table:style-name="ce5">
            <text:p>3’1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337.45" table:style-name="ce4">
            <text:p>11’337.45</text:p>
          </table:table-cell>
          <table:table-cell office:value-type="float" office:value="21900" table:style-name="ce5">
            <text:p>21’9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0180.4" table:style-name="ce4">
            <text:p>10’180.40</text:p>
          </table:table-cell>
          <table:table-cell table:style-name="ce4"/>
          <table:table-cell office:value-type="float" office:value="-11720" table:style-name="ce5">
            <text:p>-11’7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405.5" table:style-name="ce4">
            <text:p>12’405.50</text:p>
          </table:table-cell>
          <table:table-cell office:value-type="float" office:value="12000" table:style-name="ce5">
            <text:p>12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0154.200000000001" table:style-name="ce4">
            <text:p>10’154.20</text:p>
          </table:table-cell>
          <table:table-cell table:style-name="ce4"/>
          <table:table-cell office:value-type="float" office:value="-1846" table:style-name="ce5">
            <text:p>-1’8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779.6" table:style-name="ce4">
            <text:p>8’779.60</text:p>
          </table:table-cell>
          <table:table-cell office:value-type="float" office:value="10500" table:style-name="ce5">
            <text:p>10’5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6996.1" table:style-name="ce4">
            <text:p>6’996.10</text:p>
          </table:table-cell>
          <table:table-cell table:style-name="ce4"/>
          <table:table-cell office:value-type="float" office:value="-3504" table:style-name="ce5">
            <text:p>-3’50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792.12" table:style-name="ce4">
            <text:p>7’792.12</text:p>
          </table:table-cell>
          <table:table-cell office:value-type="float" office:value="9100" table:style-name="ce5">
            <text:p>9’1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6313.9" table:style-name="ce4">
            <text:p>6’313.90</text:p>
          </table:table-cell>
          <table:table-cell table:style-name="ce4"/>
          <table:table-cell office:value-type="float" office:value="-2786" table:style-name="ce5">
            <text:p>-2’7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3009.66" table:style-name="ce4">
            <text:p>123’009.66</text:p>
          </table:table-cell>
          <table:table-cell office:value-type="float" office:value="144900" table:style-name="ce5">
            <text:p>144’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24635.42" table:style-name="ce4">
            <text:p>124’635.42</text:p>
          </table:table-cell>
          <table:table-cell table:style-name="ce4"/>
          <table:table-cell office:value-type="float" office:value="-20265" table:style-name="ce5">
            <text:p>-20’2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9.6" table:style-name="ce4">
            <text:p>409.60</text:p>
          </table:table-cell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59.15" table:style-name="ce4">
            <text:p>359.15</text:p>
          </table:table-cell>
          <table:table-cell table:style-name="ce4"/>
          <table:table-cell office:value-type="float" office:value="59" table:style-name="ce5">
            <text:p>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770" table:style-name="ce4">
            <text:p>6’770.00</text:p>
          </table:table-cell>
          <table:table-cell office:value-type="float" office:value="4200" table:style-name="ce5">
            <text:p>4’2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6332" table:style-name="ce4">
            <text:p>6’332.00</text:p>
          </table:table-cell>
          <table:table-cell table:style-name="ce4"/>
          <table:table-cell office:value-type="float" office:value="2132" table:style-name="ce5">
            <text:p>2’1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7244.3" table:style-name="ce4">
            <text:p>207’244.30</text:p>
          </table:table-cell>
          <table:table-cell office:value-type="float" office:value="207400" table:style-name="ce5">
            <text:p>207’4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208095.1" table:style-name="ce4">
            <text:p>208’095.10</text:p>
          </table:table-cell>
          <table:table-cell table:style-name="ce4"/>
          <table:table-cell office:value-type="float" office:value="695" table:style-name="ce5">
            <text:p>6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0867.27" table:style-name="ce4">
            <text:p>130’867.27</text:p>
          </table:table-cell>
          <table:table-cell office:value-type="float" office:value="123800" table:style-name="ce5">
            <text:p>123’8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30637.82" table:style-name="ce4">
            <text:p>130’637.82</text:p>
          </table:table-cell>
          <table:table-cell table:style-name="ce4"/>
          <table:table-cell office:value-type="float" office:value="6838" table:style-name="ce5">
            <text:p>6’83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5179.05" table:style-name="ce4">
            <text:p>315’179.05</text:p>
          </table:table-cell>
          <table:table-cell office:value-type="float" office:value="258600" table:style-name="ce5">
            <text:p>258’6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206113.75" table:style-name="ce4">
            <text:p>206’113.75</text:p>
          </table:table-cell>
          <table:table-cell office:value-type="float" office:value="-52486" table:style-name="ce5">
            <text:p>-52’4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438.2" table:style-name="ce4">
            <text:p>22’438.20</text:p>
          </table:table-cell>
          <table:table-cell office:value-type="float" office:value="86200" table:style-name="ce5">
            <text:p>86’2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44179.6" table:style-name="ce4">
            <text:p>44’179.60</text:p>
          </table:table-cell>
          <table:table-cell office:value-type="float" office:value="-42020" table:style-name="ce5">
            <text:p>-42’0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2300" table:style-name="ce4">
            <text:p>432’300.00</text:p>
          </table:table-cell>
          <table:table-cell office:value-type="float" office:value="345300" table:style-name="ce5">
            <text:p>345’3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458613" table:style-name="ce4">
            <text:p>458’613.00</text:p>
          </table:table-cell>
          <table:table-cell office:value-type="float" office:value="113313" table:style-name="ce5">
            <text:p>113’3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14</text:p>
          </table:table-cell>
          <table:table-cell office:value-type="string" table:style-name="ce6">
            <text:p>Verschiedene Einrichtungen für Betreuungsaufgab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86685.75" table:style-name="ce7">
            <text:p>786’685.75</text:p>
          </table:table-cell>
          <table:table-cell office:value-type="float" office:value="799900" table:style-name="ce8">
            <text:p>799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810694.2" table:style-name="ce7">
            <text:p>810’694.20</text:p>
          </table:table-cell>
          <table:table-cell table:style-name="ce7"/>
          <table:table-cell office:value-type="float" office:value="10794" table:style-name="ce8">
            <text:p>10’79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82560" table:style-name="ce7">
            <text:p>382’560.00</text:p>
          </table:table-cell>
          <table:table-cell office:value-type="float" office:value="434500" table:style-name="ce8">
            <text:p>434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24295" table:style-name="ce7">
            <text:p>424’295.00</text:p>
          </table:table-cell>
          <table:table-cell office:value-type="float" office:value="-10205" table:style-name="ce8">
            <text:p>-10’20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04125.75" table:style-name="ce7">
            <text:p>404’125.75</text:p>
          </table:table-cell>
          <table:table-cell office:value-type="float" office:value="365400" table:style-name="ce8">
            <text:p>365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86399.2" table:style-name="ce7">
            <text:p>386’399.2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5033.65" table:style-name="ce4">
            <text:p>575’033.65</text:p>
          </table:table-cell>
          <table:table-cell office:value-type="float" office:value="577900" table:style-name="ce5">
            <text:p>577’9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573907.69999999995" table:style-name="ce4">
            <text:p>573’907.70</text:p>
          </table:table-cell>
          <table:table-cell table:style-name="ce4"/>
          <table:table-cell office:value-type="float" office:value="-3992" table:style-name="ce5">
            <text:p>-3’9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242.45" table:style-name="ce4">
            <text:p>43’242.45</text:p>
          </table:table-cell>
          <table:table-cell office:value-type="float" office:value="42400" table:style-name="ce5">
            <text:p>42’4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43400.1" table:style-name="ce4">
            <text:p>43’400.10</text:p>
          </table:table-cell>
          <table:table-cell table:style-name="ce4"/>
          <table:table-cell office:value-type="float" office:value="1000" table:style-name="ce5">
            <text:p>1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660.4" table:style-name="ce4">
            <text:p>55’660.40</text:p>
          </table:table-cell>
          <table:table-cell office:value-type="float" office:value="52100" table:style-name="ce5">
            <text:p>52’1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56805.3" table:style-name="ce4">
            <text:p>56’805.30</text:p>
          </table:table-cell>
          <table:table-cell table:style-name="ce4"/>
          <table:table-cell office:value-type="float" office:value="4705" table:style-name="ce5">
            <text:p>4’7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31.25" table:style-name="ce4">
            <text:p>2’331.25</text:p>
          </table:table-cell>
          <table:table-cell office:value-type="float" office:value="3400" table:style-name="ce5">
            <text:p>3’4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739.75" table:style-name="ce4">
            <text:p>3’739.75</text:p>
          </table:table-cell>
          <table:table-cell table:style-name="ce4"/>
          <table:table-cell office:value-type="float" office:value="340" table:style-name="ce5">
            <text:p>3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25" table:style-name="ce4">
            <text:p>3’325.00</text:p>
          </table:table-cell>
          <table:table-cell office:value-type="float" office:value="3300" table:style-name="ce5">
            <text:p>3’3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2298.1" table:style-name="ce4">
            <text:p>2’298.10</text:p>
          </table:table-cell>
          <table:table-cell table:style-name="ce4"/>
          <table:table-cell office:value-type="float" office:value="-1002" table:style-name="ce5">
            <text:p>-1’0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13.25" table:style-name="ce4">
            <text:p>1’213.25</text:p>
          </table:table-cell>
          <table:table-cell office:value-type="float" office:value="1100" table:style-name="ce5">
            <text:p>1’1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205.25" table:style-name="ce4">
            <text:p>1’205.25</text:p>
          </table:table-cell>
          <table:table-cell table:style-name="ce4"/>
          <table:table-cell office:value-type="float" office:value="105" table:style-name="ce5">
            <text:p>1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80.65" table:style-name="ce4">
            <text:p>480.65</text:p>
          </table:table-cell>
          <table:table-cell office:value-type="float" office:value="700" table:style-name="ce5">
            <text:p>7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983.9" table:style-name="ce4">
            <text:p>983.90</text:p>
          </table:table-cell>
          <table:table-cell table:style-name="ce4"/>
          <table:table-cell office:value-type="float" office:value="284" table:style-name="ce5">
            <text:p>2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000" table:style-name="ce5">
            <text:p>6’0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5496.9" table:style-name="ce4">
            <text:p>5’496.90</text:p>
          </table:table-cell>
          <table:table-cell table:style-name="ce4"/>
          <table:table-cell office:value-type="float" office:value="-503" table:style-name="ce5">
            <text:p>-5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770.799999999999" table:style-name="ce4">
            <text:p>29’770.80</text:p>
          </table:table-cell>
          <table:table-cell office:value-type="float" office:value="36100" table:style-name="ce5">
            <text:p>36’1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35158.699999999997" table:style-name="ce4">
            <text:p>35’158.70</text:p>
          </table:table-cell>
          <table:table-cell table:style-name="ce4"/>
          <table:table-cell office:value-type="float" office:value="-941" table:style-name="ce5">
            <text:p>-9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41.4499999999998" table:style-name="ce4">
            <text:p>2’141.45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587" table:style-name="ce4">
            <text:p>587.00</text:p>
          </table:table-cell>
          <table:table-cell table:style-name="ce4"/>
          <table:table-cell office:value-type="float" office:value="87" table:style-name="ce5">
            <text:p>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3.15" table:style-name="ce4">
            <text:p>363.15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office:value-type="float" office:value="-500" table:style-name="ce5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80" table:style-name="ce4">
            <text:p>780.00</text:p>
          </table:table-cell>
          <table:table-cell office:value-type="float" office:value="800" table:style-name="ce5">
            <text:p>8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780" table:style-name="ce4">
            <text:p>780.00</text:p>
          </table:table-cell>
          <table:table-cell table:style-name="ce4"/>
          <table:table-cell office:value-type="float" office:value="-20" table:style-name="ce5">
            <text:p>-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0" table:style-name="ce4">
            <text:p>160.00</text:p>
          </table:table-cell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60.19999999999999" table:style-name="ce4">
            <text:p>160.20</text:p>
          </table:table-cell>
          <table:table-cell table:style-name="ce4"/>
          <table:table-cell office:value-type="float" office:value="-140" table:style-name="ce5">
            <text:p>-1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16.8" table:style-name="ce4">
            <text:p>1’616.80</text:p>
          </table:table-cell>
          <table:table-cell office:value-type="float" office:value="2700" table:style-name="ce5">
            <text:p>2’7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616.8" table:style-name="ce4">
            <text:p>1’616.80</text:p>
          </table:table-cell>
          <table:table-cell table:style-name="ce4"/>
          <table:table-cell office:value-type="float" office:value="-1083" table:style-name="ce5">
            <text:p>-1’0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13800" table:style-name="ce4">
            <text:p>13’800.00</text:p>
          </table:table-cell>
          <table:table-cell table:style-name="ce4"/>
          <table:table-cell office:value-type="float" office:value="13800" table:style-name="ce5">
            <text:p>13’8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566.899999999994" table:style-name="ce4">
            <text:p>70’566.90</text:p>
          </table:table-cell>
          <table:table-cell office:value-type="float" office:value="72100" table:style-name="ce5">
            <text:p>72’1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70754.5" table:style-name="ce4">
            <text:p>70’754.50</text:p>
          </table:table-cell>
          <table:table-cell table:style-name="ce4"/>
          <table:table-cell office:value-type="float" office:value="-1346" table:style-name="ce5">
            <text:p>-1’3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1170" table:style-name="ce4">
            <text:p>141’170.00</text:p>
          </table:table-cell>
          <table:table-cell office:value-type="float" office:value="211500" table:style-name="ce5">
            <text:p>211’500</text:p>
          </table:table-cell>
          <table:table-cell table:style-name="ce3"/>
          <table:table-cell office:value-type="string" table:style-name="ce3">
            <text:p>432</text:p>
          </table:table-cell>
          <table:table-cell office:value-type="string" table:style-name="ce3">
            <text:p>Spital- und Heimtaxen, Kostgelder</text:p>
          </table:table-cell>
          <table:table-cell table:style-name="ce4"/>
          <table:table-cell office:value-type="float" office:value="75235" table:style-name="ce4">
            <text:p>75’235.00</text:p>
          </table:table-cell>
          <table:table-cell office:value-type="float" office:value="-136265" table:style-name="ce5">
            <text:p>-136’2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50" table:style-name="ce4">
            <text:p>5’750.00</text:p>
          </table:table-cell>
          <table:table-cell office:value-type="float" office:value="13900" table:style-name="ce5">
            <text:p>13’9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7250" table:style-name="ce4">
            <text:p>7’250.00</text:p>
          </table:table-cell>
          <table:table-cell office:value-type="float" office:value="-6650" table:style-name="ce5">
            <text:p>-6’6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980" table:style-name="ce4">
            <text:p>36’980.00</text:p>
          </table:table-cell>
          <table:table-cell office:value-type="float" office:value="40000" table:style-name="ce5">
            <text:p>40’000</text:p>
          </table:table-cell>
          <table:table-cell table:style-name="ce3"/>
          <table:table-cell office:value-type="string" table:style-name="ce3">
            <text:p>462</text:p>
          </table:table-cell>
          <table:table-cell office:value-type="string" table:style-name="ce3">
            <text:p>Beiträge von Gemeinden</text:p>
          </table:table-cell>
          <table:table-cell table:style-name="ce4"/>
          <table:table-cell office:value-type="float" office:value="7900" table:style-name="ce4">
            <text:p>7’900.00</text:p>
          </table:table-cell>
          <table:table-cell office:value-type="float" office:value="-32100" table:style-name="ce5">
            <text:p>-32’1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8660" table:style-name="ce4">
            <text:p>198’660.00</text:p>
          </table:table-cell>
          <table:table-cell office:value-type="float" office:value="169100" table:style-name="ce5">
            <text:p>169’1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333910" table:style-name="ce4">
            <text:p>333’910.00</text:p>
          </table:table-cell>
          <table:table-cell office:value-type="float" office:value="164810" table:style-name="ce5">
            <text:p>164’8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3</text:p>
          </table:table-cell>
          <table:table-cell office:value-type="string" table:style-name="ce6">
            <text:p>Stadtpolizei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9792440.689999998" table:style-name="ce7">
            <text:p>39’792’440.69</text:p>
          </table:table-cell>
          <table:table-cell office:value-type="float" office:value="39570600" table:style-name="ce8">
            <text:p>39’570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8617129.119999997" table:style-name="ce7">
            <text:p>38’617’129.12</text:p>
          </table:table-cell>
          <table:table-cell table:style-name="ce7"/>
          <table:table-cell office:value-type="float" office:value="-981171" table:style-name="ce8">
            <text:p>-981’17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7700" table:style-name="ce8">
            <text:p>27’7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8648199.57" table:style-name="ce7">
            <text:p>28’648’199.57</text:p>
          </table:table-cell>
          <table:table-cell office:value-type="float" office:value="28743400" table:style-name="ce8">
            <text:p>28’743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7554217.52" table:style-name="ce7">
            <text:p>27’554’217.52</text:p>
          </table:table-cell>
          <table:table-cell office:value-type="float" office:value="-1189182" table:style-name="ce8">
            <text:p>-1’189’18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144241.119999999" table:style-name="ce7">
            <text:p>11’144’241.12</text:p>
          </table:table-cell>
          <table:table-cell office:value-type="float" office:value="10854900" table:style-name="ce8">
            <text:p>10’854’9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062911.6" table:style-name="ce7">
            <text:p>11’062’911.6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30</text:p>
          </table:table-cell>
          <table:table-cell office:value-type="string" table:style-name="ce6">
            <text:p>Polizeidiens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9867151.109999999" table:style-name="ce7">
            <text:p>29’867’151.11</text:p>
          </table:table-cell>
          <table:table-cell office:value-type="float" office:value="29983500" table:style-name="ce8">
            <text:p>29’983’5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9059062.329999998" table:style-name="ce7">
            <text:p>29’059’062.33</text:p>
          </table:table-cell>
          <table:table-cell table:style-name="ce7"/>
          <table:table-cell office:value-type="float" office:value="-946938" table:style-name="ce8">
            <text:p>-946’93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2500" table:style-name="ce8">
            <text:p>22’5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563069.32" table:style-name="ce7">
            <text:p>18’563’069.32</text:p>
          </table:table-cell>
          <table:table-cell office:value-type="float" office:value="18976800" table:style-name="ce8">
            <text:p>18’976’8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7813866.739999998" table:style-name="ce7">
            <text:p>17’813’866.74</text:p>
          </table:table-cell>
          <table:table-cell office:value-type="float" office:value="-1162933" table:style-name="ce8">
            <text:p>-1’162’93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304081.789999999" table:style-name="ce7">
            <text:p>11’304’081.79</text:p>
          </table:table-cell>
          <table:table-cell office:value-type="float" office:value="11029200" table:style-name="ce8">
            <text:p>11’029’2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245195.59" table:style-name="ce7">
            <text:p>11’245’195.5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299445.050000001" table:style-name="ce4">
            <text:p>20’299’445.05</text:p>
          </table:table-cell>
          <table:table-cell office:value-type="float" office:value="20542100" table:style-name="ce5">
            <text:p>20’542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0224454.050000001" table:style-name="ce4">
            <text:p>20’224’454.05</text:p>
          </table:table-cell>
          <table:table-cell table:style-name="ce4"/>
          <table:table-cell office:value-type="float" office:value="-317646" table:style-name="ce5">
            <text:p>-317’6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09464.9" table:style-name="ce4">
            <text:p>1’509’464.90</text:p>
          </table:table-cell>
          <table:table-cell office:value-type="float" office:value="1498700" table:style-name="ce5">
            <text:p>1’498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505728.35" table:style-name="ce4">
            <text:p>1’505’728.35</text:p>
          </table:table-cell>
          <table:table-cell table:style-name="ce4"/>
          <table:table-cell office:value-type="float" office:value="7028" table:style-name="ce5">
            <text:p>7’0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65756.6" table:style-name="ce4">
            <text:p>1’665’756.60</text:p>
          </table:table-cell>
          <table:table-cell office:value-type="float" office:value="1780200" table:style-name="ce5">
            <text:p>1’780’2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681638.65" table:style-name="ce4">
            <text:p>1’681’638.65</text:p>
          </table:table-cell>
          <table:table-cell table:style-name="ce4"/>
          <table:table-cell office:value-type="float" office:value="-98561" table:style-name="ce5">
            <text:p>-98’5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0473.05" table:style-name="ce4">
            <text:p>80’473.05</text:p>
          </table:table-cell>
          <table:table-cell office:value-type="float" office:value="112700" table:style-name="ce5">
            <text:p>112’7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28237.65" table:style-name="ce4">
            <text:p>128’237.65</text:p>
          </table:table-cell>
          <table:table-cell table:style-name="ce4"/>
          <table:table-cell office:value-type="float" office:value="15538" table:style-name="ce5">
            <text:p>15’53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2655.5" table:style-name="ce4">
            <text:p>372’655.50</text:p>
          </table:table-cell>
          <table:table-cell office:value-type="float" office:value="370600" table:style-name="ce5">
            <text:p>370’6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309165.17" table:style-name="ce4">
            <text:p>309’165.17</text:p>
          </table:table-cell>
          <table:table-cell table:style-name="ce4"/>
          <table:table-cell office:value-type="float" office:value="-61435" table:style-name="ce5">
            <text:p>-61’4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32735.35" table:style-name="ce4">
            <text:p>632’735.35</text:p>
          </table:table-cell>
          <table:table-cell office:value-type="float" office:value="682200" table:style-name="ce5">
            <text:p>682’2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626466.29" table:style-name="ce4">
            <text:p>626’466.29</text:p>
          </table:table-cell>
          <table:table-cell table:style-name="ce4"/>
          <table:table-cell office:value-type="float" office:value="-55734" table:style-name="ce5">
            <text:p>-55’73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8292.48000000001" table:style-name="ce4">
            <text:p>158’292.48</text:p>
          </table:table-cell>
          <table:table-cell office:value-type="float" office:value="141500" table:style-name="ce5">
            <text:p>141’5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32608.26999999999" table:style-name="ce4">
            <text:p>132’608.27</text:p>
          </table:table-cell>
          <table:table-cell table:style-name="ce4"/>
          <table:table-cell office:value-type="float" office:value="-8892" table:style-name="ce5">
            <text:p>-8’8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26850.28" table:style-name="ce4">
            <text:p>926’850.28</text:p>
          </table:table-cell>
          <table:table-cell office:value-type="float" office:value="567600" table:style-name="ce5">
            <text:p>567’6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554593.53" table:style-name="ce4">
            <text:p>554’593.53</text:p>
          </table:table-cell>
          <table:table-cell table:style-name="ce4"/>
          <table:table-cell office:value-type="float" office:value="-13006" table:style-name="ce5">
            <text:p>-13’0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22.3" table:style-name="ce4">
            <text:p>3’022.30</text:p>
          </table:table-cell>
          <table:table-cell office:value-type="float" office:value="2300" table:style-name="ce5">
            <text:p>2’3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5450.45" table:style-name="ce4">
            <text:p>5’450.45</text:p>
          </table:table-cell>
          <table:table-cell table:style-name="ce4"/>
          <table:table-cell office:value-type="float" office:value="3150" table:style-name="ce5">
            <text:p>3’1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6078.87" table:style-name="ce4">
            <text:p>336’078.87</text:p>
          </table:table-cell>
          <table:table-cell office:value-type="float" office:value="372900" table:style-name="ce5">
            <text:p>372’9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319871.86" table:style-name="ce4">
            <text:p>319’871.86</text:p>
          </table:table-cell>
          <table:table-cell table:style-name="ce4"/>
          <table:table-cell office:value-type="float" office:value="-53028" table:style-name="ce5">
            <text:p>-53’0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50306.0900000001" table:style-name="ce4">
            <text:p>1’250’306.09</text:p>
          </table:table-cell>
          <table:table-cell office:value-type="float" office:value="1176500" table:style-name="ce5">
            <text:p>1’176’5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195915.05" table:style-name="ce4">
            <text:p>1’195’915.05</text:p>
          </table:table-cell>
          <table:table-cell table:style-name="ce4"/>
          <table:table-cell office:value-type="float" office:value="19415" table:style-name="ce5">
            <text:p>19’4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1144.15" table:style-name="ce4">
            <text:p>61’144.15</text:p>
          </table:table-cell>
          <table:table-cell office:value-type="float" office:value="61500" table:style-name="ce5">
            <text:p>61’5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83665" table:style-name="ce4">
            <text:p>83’665.00</text:p>
          </table:table-cell>
          <table:table-cell table:style-name="ce4"/>
          <table:table-cell office:value-type="float" office:value="-335" table:style-name="ce5">
            <text:p>-3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2500" table:style-name="ce5">
            <text:p>22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9681.9" table:style-name="ce4">
            <text:p>99’681.90</text:p>
          </table:table-cell>
          <table:table-cell office:value-type="float" office:value="85500" table:style-name="ce5">
            <text:p>85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87778" table:style-name="ce4">
            <text:p>87’778.00</text:p>
          </table:table-cell>
          <table:table-cell table:style-name="ce4"/>
          <table:table-cell office:value-type="float" office:value="2278" table:style-name="ce5">
            <text:p>2’2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68697.65" table:style-name="ce4">
            <text:p>568’697.65</text:p>
          </table:table-cell>
          <table:table-cell office:value-type="float" office:value="696900" table:style-name="ce5">
            <text:p>696’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495850.07" table:style-name="ce4">
            <text:p>495’850.07</text:p>
          </table:table-cell>
          <table:table-cell table:style-name="ce4"/>
          <table:table-cell office:value-type="float" office:value="-201050" table:style-name="ce5">
            <text:p>-201’0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784.95" table:style-name="ce4">
            <text:p>20’784.95</text:p>
          </table:table-cell>
          <table:table-cell office:value-type="float" office:value="27000" table:style-name="ce5">
            <text:p>27’0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21734.26" table:style-name="ce4">
            <text:p>21’734.26</text:p>
          </table:table-cell>
          <table:table-cell table:style-name="ce4"/>
          <table:table-cell office:value-type="float" office:value="-5266" table:style-name="ce5">
            <text:p>-5’2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9970.05" table:style-name="ce4">
            <text:p>119’970.05</text:p>
          </table:table-cell>
          <table:table-cell office:value-type="float" office:value="105500" table:style-name="ce5">
            <text:p>105’5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120155.67" table:style-name="ce4">
            <text:p>120’155.67</text:p>
          </table:table-cell>
          <table:table-cell table:style-name="ce4"/>
          <table:table-cell office:value-type="float" office:value="14656" table:style-name="ce5">
            <text:p>14’6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1318.25" table:style-name="ce4">
            <text:p>391’318.25</text:p>
          </table:table-cell>
          <table:table-cell office:value-type="float" office:value="356100" table:style-name="ce5">
            <text:p>356’1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409275" table:style-name="ce4">
            <text:p>409’275.00</text:p>
          </table:table-cell>
          <table:table-cell table:style-name="ce4"/>
          <table:table-cell office:value-type="float" office:value="53175" table:style-name="ce5">
            <text:p>53’1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70473.69" table:style-name="ce4">
            <text:p>1’370’473.69</text:p>
          </table:table-cell>
          <table:table-cell office:value-type="float" office:value="1403700" table:style-name="ce5">
            <text:p>1’403’7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156475.01" table:style-name="ce4">
            <text:p>1’156’475.01</text:p>
          </table:table-cell>
          <table:table-cell table:style-name="ce4"/>
          <table:table-cell office:value-type="float" office:value="-247225" table:style-name="ce5">
            <text:p>-247’2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4897.4" table:style-name="ce4">
            <text:p>534’897.40</text:p>
          </table:table-cell>
          <table:table-cell office:value-type="float" office:value="537400" table:style-name="ce5">
            <text:p>537’400</text:p>
          </table:table-cell>
          <table:table-cell table:style-name="ce3"/>
          <table:table-cell office:value-type="string" table:style-name="ce3">
            <text:p>410</text:p>
          </table:table-cell>
          <table:table-cell office:value-type="string" table:style-name="ce3">
            <text:p>Konzessionen</text:p>
          </table:table-cell>
          <table:table-cell table:style-name="ce4"/>
          <table:table-cell office:value-type="float" office:value="504675" table:style-name="ce4">
            <text:p>504’675.00</text:p>
          </table:table-cell>
          <table:table-cell office:value-type="float" office:value="-32725" table:style-name="ce5">
            <text:p>-32’7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" table:style-name="ce4">
            <text:p>17.00</text:p>
          </table:table-cell>
          <table:table-cell table:style-name="ce5"/>
          <table:table-cell table:style-name="ce3"/>
          <table:table-cell office:value-type="string" table:style-name="ce3">
            <text:p>420</text:p>
          </table:table-cell>
          <table:table-cell office:value-type="string" table:style-name="ce3">
            <text:p>Vermögenserträge von Banken</text:p>
          </table:table-cell>
          <table:table-cell table:style-name="ce4"/>
          <table:table-cell office:value-type="float" office:value="1.2" table:style-name="ce4">
            <text:p>1.20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67472.15" table:style-name="ce4">
            <text:p>867’472.15</text:p>
          </table:table-cell>
          <table:table-cell office:value-type="float" office:value="685400" table:style-name="ce5">
            <text:p>685’4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727688.05" table:style-name="ce4">
            <text:p>727’688.05</text:p>
          </table:table-cell>
          <table:table-cell office:value-type="float" office:value="42288" table:style-name="ce5">
            <text:p>42’2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08474.6000000001" table:style-name="ce4">
            <text:p>1’108’474.60</text:p>
          </table:table-cell>
          <table:table-cell office:value-type="float" office:value="1279800" table:style-name="ce5">
            <text:p>1’279’8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131666.8500000001" table:style-name="ce4">
            <text:p>1’131’666.85</text:p>
          </table:table-cell>
          <table:table-cell office:value-type="float" office:value="-148133" table:style-name="ce5">
            <text:p>-148’1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090.5" table:style-name="ce4">
            <text:p>17’090.50</text:p>
          </table:table-cell>
          <table:table-cell office:value-type="float" office:value="6600" table:style-name="ce5">
            <text:p>6’6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6012.05" table:style-name="ce4">
            <text:p>6’012.05</text:p>
          </table:table-cell>
          <table:table-cell office:value-type="float" office:value="-588" table:style-name="ce5">
            <text:p>-5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17913.93999999994" table:style-name="ce4">
            <text:p>617’913.94</text:p>
          </table:table-cell>
          <table:table-cell office:value-type="float" office:value="629600" table:style-name="ce5">
            <text:p>629’6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718235.3" table:style-name="ce4">
            <text:p>718’235.30</text:p>
          </table:table-cell>
          <table:table-cell office:value-type="float" office:value="88635" table:style-name="ce5">
            <text:p>88’6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69294.0300000003" table:style-name="ce4">
            <text:p>5’869’294.03</text:p>
          </table:table-cell>
          <table:table-cell office:value-type="float" office:value="6299200" table:style-name="ce5">
            <text:p>6’299’200</text:p>
          </table:table-cell>
          <table:table-cell table:style-name="ce3"/>
          <table:table-cell office:value-type="string" table:style-name="ce3">
            <text:p>437</text:p>
          </table:table-cell>
          <table:table-cell office:value-type="string" table:style-name="ce3">
            <text:p>Bussen</text:p>
          </table:table-cell>
          <table:table-cell table:style-name="ce4"/>
          <table:table-cell office:value-type="float" office:value="5247205.49" table:style-name="ce4">
            <text:p>5’247’205.49</text:p>
          </table:table-cell>
          <table:table-cell office:value-type="float" office:value="-1051995" table:style-name="ce5">
            <text:p>-1’051’9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3008" table:style-name="ce4">
            <text:p>73’008.00</text:p>
          </table:table-cell>
          <table:table-cell office:value-type="float" office:value="15600" table:style-name="ce5">
            <text:p>15’600</text:p>
          </table:table-cell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7144" table:style-name="ce4">
            <text:p>7’144.00</text:p>
          </table:table-cell>
          <table:table-cell office:value-type="float" office:value="-8456" table:style-name="ce5">
            <text:p>-8’4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077.2" table:style-name="ce4">
            <text:p>11’077.20</text:p>
          </table:table-cell>
          <table:table-cell office:value-type="float" office:value="12300" table:style-name="ce5">
            <text:p>12’300</text:p>
          </table:table-cell>
          <table:table-cell table:style-name="ce3"/>
          <table:table-cell office:value-type="string" table:style-name="ce3">
            <text:p>441</text:p>
          </table:table-cell>
          <table:table-cell office:value-type="string" table:style-name="ce3">
            <text:p>Anteile an Kantonseinnahmen</text:p>
          </table:table-cell>
          <table:table-cell table:style-name="ce4"/>
          <table:table-cell office:value-type="float" office:value="7282.35" table:style-name="ce4">
            <text:p>7’282.35</text:p>
          </table:table-cell>
          <table:table-cell office:value-type="float" office:value="-5018" table:style-name="ce5">
            <text:p>-5’0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689230" table:style-name="ce4">
            <text:p>6’689’230.00</text:p>
          </table:table-cell>
          <table:table-cell office:value-type="float" office:value="6734300" table:style-name="ce5">
            <text:p>6’734’3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6681838" table:style-name="ce4">
            <text:p>6’681’838.00</text:p>
          </table:table-cell>
          <table:table-cell office:value-type="float" office:value="-52462" table:style-name="ce5">
            <text:p>-52’4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74594.5" table:style-name="ce4">
            <text:p>2’774’594.50</text:p>
          </table:table-cell>
          <table:table-cell office:value-type="float" office:value="2776600" table:style-name="ce5">
            <text:p>2’776’6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2782118.45" table:style-name="ce4">
            <text:p>2’782’118.45</text:p>
          </table:table-cell>
          <table:table-cell office:value-type="float" office:value="5518" table:style-name="ce5">
            <text:p>5’5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31</text:p>
          </table:table-cell>
          <table:table-cell office:value-type="string" table:style-name="ce6">
            <text:p>Marktpolizei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91408.48" table:style-name="ce7">
            <text:p>691’408.48</text:p>
          </table:table-cell>
          <table:table-cell office:value-type="float" office:value="707100" table:style-name="ce8">
            <text:p>707’1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82607.71" table:style-name="ce7">
            <text:p>682’607.71</text:p>
          </table:table-cell>
          <table:table-cell table:style-name="ce7"/>
          <table:table-cell office:value-type="float" office:value="-29692" table:style-name="ce8">
            <text:p>-29’69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200" table:style-name="ce8">
            <text:p>5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51249.15" table:style-name="ce7">
            <text:p>851’249.15</text:p>
          </table:table-cell>
          <table:table-cell office:value-type="float" office:value="886600" table:style-name="ce8">
            <text:p>886’6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64891.7" table:style-name="ce7">
            <text:p>864’891.70</text:p>
          </table:table-cell>
          <table:table-cell office:value-type="float" office:value="-21708" table:style-name="ce8">
            <text:p>-21’70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9840.67000000001" table:style-name="ce7">
            <text:p>159’840.67</text:p>
          </table:table-cell>
          <table:table-cell office:value-type="float" office:value="174300" table:style-name="ce8">
            <text:p>174’3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182283.99" table:style-name="ce7">
            <text:p>182’283.99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6581.25" table:style-name="ce4">
            <text:p>226’581.25</text:p>
          </table:table-cell>
          <table:table-cell office:value-type="float" office:value="220800" table:style-name="ce5">
            <text:p>220’8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20052.25" table:style-name="ce4">
            <text:p>220’052.25</text:p>
          </table:table-cell>
          <table:table-cell table:style-name="ce4"/>
          <table:table-cell office:value-type="float" office:value="-748" table:style-name="ce5">
            <text:p>-7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237.25" table:style-name="ce4">
            <text:p>17’237.25</text:p>
          </table:table-cell>
          <table:table-cell office:value-type="float" office:value="16600" table:style-name="ce5">
            <text:p>16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6962.7" table:style-name="ce4">
            <text:p>16’962.70</text:p>
          </table:table-cell>
          <table:table-cell table:style-name="ce4"/>
          <table:table-cell office:value-type="float" office:value="363" table:style-name="ce5">
            <text:p>3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431.599999999999" table:style-name="ce4">
            <text:p>22’431.60</text:p>
          </table:table-cell>
          <table:table-cell office:value-type="float" office:value="20600" table:style-name="ce5">
            <text:p>20’6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2732.95" table:style-name="ce4">
            <text:p>22’732.95</text:p>
          </table:table-cell>
          <table:table-cell table:style-name="ce4"/>
          <table:table-cell office:value-type="float" office:value="2133" table:style-name="ce5">
            <text:p>2’1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30.15" table:style-name="ce4">
            <text:p>930.15</text:p>
          </table:table-cell>
          <table:table-cell office:value-type="float" office:value="1300" table:style-name="ce5">
            <text:p>1’3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462.35" table:style-name="ce4">
            <text:p>1’462.35</text:p>
          </table:table-cell>
          <table:table-cell table:style-name="ce4"/>
          <table:table-cell office:value-type="float" office:value="162" table:style-name="ce5">
            <text:p>1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0.9" table:style-name="ce4">
            <text:p>200.90</text:p>
          </table:table-cell>
          <table:table-cell office:value-type="float" office:value="1300" table:style-name="ce5">
            <text:p>1’3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611.1" table:style-name="ce4">
            <text:p>611.10</text:p>
          </table:table-cell>
          <table:table-cell table:style-name="ce4"/>
          <table:table-cell office:value-type="float" office:value="-689" table:style-name="ce5">
            <text:p>-6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0" table:style-name="ce4">
            <text:p>320.00</text:p>
          </table:table-cell>
          <table:table-cell office:value-type="float" office:value="200" table:style-name="ce5">
            <text:p>2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610" table:style-name="ce4">
            <text:p>610.00</text:p>
          </table:table-cell>
          <table:table-cell table:style-name="ce4"/>
          <table:table-cell office:value-type="float" office:value="410" table:style-name="ce5">
            <text:p>4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2898.850000000006" table:style-name="ce4">
            <text:p>82’898.85</text:p>
          </table:table-cell>
          <table:table-cell office:value-type="float" office:value="80000" table:style-name="ce5">
            <text:p>80’0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72216.850000000006" table:style-name="ce4">
            <text:p>72’216.85</text:p>
          </table:table-cell>
          <table:table-cell table:style-name="ce4"/>
          <table:table-cell office:value-type="float" office:value="-7783" table:style-name="ce5">
            <text:p>-7’7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6194.8" table:style-name="ce4">
            <text:p>6’194.80</text:p>
          </table:table-cell>
          <table:table-cell table:style-name="ce4"/>
          <table:table-cell office:value-type="float" office:value="-5" table:style-name="ce5">
            <text:p>-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200" table:style-name="ce5">
            <text:p>5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003.75" table:style-name="ce4">
            <text:p>16’003.75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9785.4" table:style-name="ce4">
            <text:p>89’785.40</text:p>
          </table:table-cell>
          <table:table-cell office:value-type="float" office:value="88500" table:style-name="ce5">
            <text:p>88’5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86875.199999999997" table:style-name="ce4">
            <text:p>86’875.20</text:p>
          </table:table-cell>
          <table:table-cell table:style-name="ce4"/>
          <table:table-cell office:value-type="float" office:value="-1625" table:style-name="ce5">
            <text:p>-1’6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34.20000000000005" table:style-name="ce4">
            <text:p>634.20</text:p>
          </table:table-cell>
          <table:table-cell office:value-type="float" office:value="700" table:style-name="ce5">
            <text:p>7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530.20000000000005" table:style-name="ce4">
            <text:p>530.20</text:p>
          </table:table-cell>
          <table:table-cell table:style-name="ce4"/>
          <table:table-cell office:value-type="float" office:value="-170" table:style-name="ce5">
            <text:p>-1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3381.85" table:style-name="ce4">
            <text:p>163’381.85</text:p>
          </table:table-cell>
          <table:table-cell office:value-type="float" office:value="189200" table:style-name="ce5">
            <text:p>189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52525.15" table:style-name="ce4">
            <text:p>152’525.15</text:p>
          </table:table-cell>
          <table:table-cell table:style-name="ce4"/>
          <table:table-cell office:value-type="float" office:value="-36675" table:style-name="ce5">
            <text:p>-36’6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67.3" table:style-name="ce4">
            <text:p>867.3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832.9" table:style-name="ce4">
            <text:p>832.90</text:p>
          </table:table-cell>
          <table:table-cell table:style-name="ce4"/>
          <table:table-cell office:value-type="float" office:value="333" table:style-name="ce5">
            <text:p>3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300" table:style-name="ce5">
            <text:p>3’3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4069.85" table:style-name="ce4">
            <text:p>4’069.85</text:p>
          </table:table-cell>
          <table:table-cell table:style-name="ce4"/>
          <table:table-cell office:value-type="float" office:value="770" table:style-name="ce5">
            <text:p>7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987.68" table:style-name="ce4">
            <text:p>57’987.68</text:p>
          </table:table-cell>
          <table:table-cell office:value-type="float" office:value="71600" table:style-name="ce5">
            <text:p>71’6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86155.97" table:style-name="ce4">
            <text:p>86’155.97</text:p>
          </table:table-cell>
          <table:table-cell table:style-name="ce4"/>
          <table:table-cell office:value-type="float" office:value="14556" table:style-name="ce5">
            <text:p>14’5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148.3" table:style-name="ce4">
            <text:p>12’148.30</text:p>
          </table:table-cell>
          <table:table-cell office:value-type="float" office:value="11500" table:style-name="ce5">
            <text:p>11’5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0775.44" table:style-name="ce4">
            <text:p>10’775.44</text:p>
          </table:table-cell>
          <table:table-cell table:style-name="ce4"/>
          <table:table-cell office:value-type="float" office:value="-725" table:style-name="ce5">
            <text:p>-7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30921.75" table:style-name="ce4">
            <text:p>830’921.75</text:p>
          </table:table-cell>
          <table:table-cell office:value-type="float" office:value="868600" table:style-name="ce5">
            <text:p>868’6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846891.7" table:style-name="ce4">
            <text:p>846’891.70</text:p>
          </table:table-cell>
          <table:table-cell office:value-type="float" office:value="-21708" table:style-name="ce5">
            <text:p>-21’7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27.4" table:style-name="ce4">
            <text:p>2’327.40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000" table:style-name="ce4">
            <text:p>18’000.00</text:p>
          </table:table-cell>
          <table:table-cell office:value-type="float" office:value="18000" table:style-name="ce5">
            <text:p>18’0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8000" table:style-name="ce4">
            <text:p>18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38</text:p>
          </table:table-cell>
          <table:table-cell office:value-type="string" table:style-name="ce6">
            <text:p>Spezialfinanzierung für Parkplätze und Parkhäuser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233881.0999999996" table:style-name="ce7">
            <text:p>9’233’881.10</text:p>
          </table:table-cell>
          <table:table-cell office:value-type="float" office:value="8880000" table:style-name="ce8">
            <text:p>8’880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8875459.0800000001" table:style-name="ce7">
            <text:p>8’875’459.08</text:p>
          </table:table-cell>
          <table:table-cell table:style-name="ce7"/>
          <table:table-cell office:value-type="float" office:value="-4541" table:style-name="ce8">
            <text:p>-4’54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233881.0999999996" table:style-name="ce7">
            <text:p>9’233’881.10</text:p>
          </table:table-cell>
          <table:table-cell office:value-type="float" office:value="8880000" table:style-name="ce8">
            <text:p>8’880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875459.0800000001" table:style-name="ce7">
            <text:p>8’875’459.08</text:p>
          </table:table-cell>
          <table:table-cell office:value-type="float" office:value="-4541" table:style-name="ce8">
            <text:p>-4’5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56630.9" table:style-name="ce4">
            <text:p>2’656’630.90</text:p>
          </table:table-cell>
          <table:table-cell office:value-type="float" office:value="2652100" table:style-name="ce5">
            <text:p>2’652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428078" table:style-name="ce4">
            <text:p>2’428’078.00</text:p>
          </table:table-cell>
          <table:table-cell table:style-name="ce4"/>
          <table:table-cell office:value-type="float" office:value="-224022" table:style-name="ce5">
            <text:p>-224’0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3125.9" table:style-name="ce4">
            <text:p>193’125.90</text:p>
          </table:table-cell>
          <table:table-cell office:value-type="float" office:value="194000" table:style-name="ce5">
            <text:p>194’0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76977.65" table:style-name="ce4">
            <text:p>176’977.65</text:p>
          </table:table-cell>
          <table:table-cell table:style-name="ce4"/>
          <table:table-cell office:value-type="float" office:value="-17022" table:style-name="ce5">
            <text:p>-17’0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8911.6" table:style-name="ce4">
            <text:p>218’911.60</text:p>
          </table:table-cell>
          <table:table-cell office:value-type="float" office:value="235500" table:style-name="ce5">
            <text:p>235’5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05304.45" table:style-name="ce4">
            <text:p>205’304.45</text:p>
          </table:table-cell>
          <table:table-cell table:style-name="ce4"/>
          <table:table-cell office:value-type="float" office:value="-30196" table:style-name="ce5">
            <text:p>-30’1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383.950000000001" table:style-name="ce4">
            <text:p>10’383.95</text:p>
          </table:table-cell>
          <table:table-cell office:value-type="float" office:value="15100" table:style-name="ce5">
            <text:p>15’1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5193.05" table:style-name="ce4">
            <text:p>15’193.05</text:p>
          </table:table-cell>
          <table:table-cell table:style-name="ce4"/>
          <table:table-cell office:value-type="float" office:value="93" table:style-name="ce5">
            <text:p>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405.4" table:style-name="ce4">
            <text:p>14’405.40</text:p>
          </table:table-cell>
          <table:table-cell office:value-type="float" office:value="33300" table:style-name="ce5">
            <text:p>33’3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33542.49" table:style-name="ce4">
            <text:p>33’542.49</text:p>
          </table:table-cell>
          <table:table-cell table:style-name="ce4"/>
          <table:table-cell office:value-type="float" office:value="242" table:style-name="ce5">
            <text:p>2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8.8" table:style-name="ce4">
            <text:p>308.80</text:p>
          </table:table-cell>
          <table:table-cell office:value-type="float" office:value="35200" table:style-name="ce5">
            <text:p>35’2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2048.6" table:style-name="ce4">
            <text:p>12’048.60</text:p>
          </table:table-cell>
          <table:table-cell table:style-name="ce4"/>
          <table:table-cell office:value-type="float" office:value="-23151" table:style-name="ce5">
            <text:p>-23’1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5875.38" table:style-name="ce4">
            <text:p>75’875.38</text:p>
          </table:table-cell>
          <table:table-cell office:value-type="float" office:value="64300" table:style-name="ce5">
            <text:p>64’3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53742.95" table:style-name="ce4">
            <text:p>53’742.95</text:p>
          </table:table-cell>
          <table:table-cell table:style-name="ce4"/>
          <table:table-cell office:value-type="float" office:value="-10557" table:style-name="ce5">
            <text:p>-10’5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3689" table:style-name="ce4">
            <text:p>73’689.00</text:p>
          </table:table-cell>
          <table:table-cell office:value-type="float" office:value="140400" table:style-name="ce5">
            <text:p>140’4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03798.66" table:style-name="ce4">
            <text:p>103’798.66</text:p>
          </table:table-cell>
          <table:table-cell table:style-name="ce4"/>
          <table:table-cell office:value-type="float" office:value="-36601" table:style-name="ce5">
            <text:p>-36’6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309.5" table:style-name="ce4">
            <text:p>35’309.50</text:p>
          </table:table-cell>
          <table:table-cell office:value-type="float" office:value="38600" table:style-name="ce5">
            <text:p>38’6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40295.199999999997" table:style-name="ce4">
            <text:p>40’295.20</text:p>
          </table:table-cell>
          <table:table-cell table:style-name="ce4"/>
          <table:table-cell office:value-type="float" office:value="1695" table:style-name="ce5">
            <text:p>1’6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8928.649999999994" table:style-name="ce4">
            <text:p>78’928.65</text:p>
          </table:table-cell>
          <table:table-cell office:value-type="float" office:value="90200" table:style-name="ce5">
            <text:p>90’2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59376.78" table:style-name="ce4">
            <text:p>59’376.78</text:p>
          </table:table-cell>
          <table:table-cell table:style-name="ce4"/>
          <table:table-cell office:value-type="float" office:value="-30823" table:style-name="ce5">
            <text:p>-30’8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027.95" table:style-name="ce4">
            <text:p>55’027.95</text:p>
          </table:table-cell>
          <table:table-cell office:value-type="float" office:value="33900" table:style-name="ce5">
            <text:p>33’9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78777.399999999994" table:style-name="ce4">
            <text:p>78’777.40</text:p>
          </table:table-cell>
          <table:table-cell table:style-name="ce4"/>
          <table:table-cell office:value-type="float" office:value="44877" table:style-name="ce5">
            <text:p>44’8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5188.05" table:style-name="ce4">
            <text:p>215’188.05</text:p>
          </table:table-cell>
          <table:table-cell office:value-type="float" office:value="125400" table:style-name="ce5">
            <text:p>125’4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08477" table:style-name="ce4">
            <text:p>108’477.00</text:p>
          </table:table-cell>
          <table:table-cell table:style-name="ce4"/>
          <table:table-cell office:value-type="float" office:value="-16923" table:style-name="ce5">
            <text:p>-16’9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2073.1" table:style-name="ce4">
            <text:p>102’073.10</text:p>
          </table:table-cell>
          <table:table-cell office:value-type="float" office:value="101000" table:style-name="ce5">
            <text:p>101’0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105000.3" table:style-name="ce4">
            <text:p>105’000.30</text:p>
          </table:table-cell>
          <table:table-cell table:style-name="ce4"/>
          <table:table-cell office:value-type="float" office:value="4000" table:style-name="ce5">
            <text:p>4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79.35" table:style-name="ce4">
            <text:p>1’579.35</text:p>
          </table:table-cell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67.3" table:style-name="ce4">
            <text:p>67.30</text:p>
          </table:table-cell>
          <table:table-cell table:style-name="ce4"/>
          <table:table-cell office:value-type="float" office:value="-933" table:style-name="ce5">
            <text:p>-9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9590.37" table:style-name="ce4">
            <text:p>249’590.37</text:p>
          </table:table-cell>
          <table:table-cell office:value-type="float" office:value="248500" table:style-name="ce5">
            <text:p>248’5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43824.75" table:style-name="ce4">
            <text:p>243’824.75</text:p>
          </table:table-cell>
          <table:table-cell table:style-name="ce4"/>
          <table:table-cell office:value-type="float" office:value="-4675" table:style-name="ce5">
            <text:p>-4’6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286.85" table:style-name="ce4">
            <text:p>43’286.85</text:p>
          </table:table-cell>
          <table:table-cell office:value-type="float" office:value="60900" table:style-name="ce5">
            <text:p>60’9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55594.6" table:style-name="ce4">
            <text:p>55’594.60</text:p>
          </table:table-cell>
          <table:table-cell table:style-name="ce4"/>
          <table:table-cell office:value-type="float" office:value="-5305" table:style-name="ce5">
            <text:p>-5’3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554" table:style-name="ce4">
            <text:p>554.00</text:p>
          </table:table-cell>
          <table:table-cell table:style-name="ce4"/>
          <table:table-cell office:value-type="float" office:value="554" table:style-name="ce5">
            <text:p>5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1585.75" table:style-name="ce4">
            <text:p>71’585.75</text:p>
          </table:table-cell>
          <table:table-cell office:value-type="float" office:value="71400" table:style-name="ce5">
            <text:p>71’400</text:p>
          </table:table-cell>
          <table:table-cell table:style-name="ce3"/>
          <table:table-cell office:value-type="string" table:style-name="ce3">
            <text:p>365</text:p>
          </table:table-cell>
          <table:table-cell office:value-type="string" table:style-name="ce3">
            <text:p>Beiträge an private Institutionen</text:p>
          </table:table-cell>
          <table:table-cell office:value-type="float" office:value="57239.3" table:style-name="ce4">
            <text:p>57’239.30</text:p>
          </table:table-cell>
          <table:table-cell table:style-name="ce4"/>
          <table:table-cell office:value-type="float" office:value="-14161" table:style-name="ce5">
            <text:p>-14’1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20765.75" table:style-name="ce4">
            <text:p>620’765.75</text:p>
          </table:table-cell>
          <table:table-cell table:style-name="ce5"/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office:value-type="float" office:value="317170.61" table:style-name="ce4">
            <text:p>317’170.61</text:p>
          </table:table-cell>
          <table:table-cell table:style-name="ce4"/>
          <table:table-cell office:value-type="float" office:value="317171" table:style-name="ce5">
            <text:p>317’1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26480.9" table:style-name="ce4">
            <text:p>3’226’480.90</text:p>
          </table:table-cell>
          <table:table-cell office:value-type="float" office:value="3253800" table:style-name="ce5">
            <text:p>3’253’8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3347379.35" table:style-name="ce4">
            <text:p>3’347’379.35</text:p>
          </table:table-cell>
          <table:table-cell table:style-name="ce4"/>
          <table:table-cell office:value-type="float" office:value="93579" table:style-name="ce5">
            <text:p>93’5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8541.4" table:style-name="ce4">
            <text:p>108’541.40</text:p>
          </table:table-cell>
          <table:table-cell office:value-type="float" office:value="109100" table:style-name="ce5">
            <text:p>109’1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107012.05" table:style-name="ce4">
            <text:p>107’012.05</text:p>
          </table:table-cell>
          <table:table-cell table:style-name="ce4"/>
          <table:table-cell office:value-type="float" office:value="-2088" table:style-name="ce5">
            <text:p>-2’0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9068.04999999999" table:style-name="ce4">
            <text:p>149’068.05</text:p>
          </table:table-cell>
          <table:table-cell office:value-type="float" office:value="152700" table:style-name="ce5">
            <text:p>152’7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27617.34" table:style-name="ce4">
            <text:p>127’617.34</text:p>
          </table:table-cell>
          <table:table-cell table:style-name="ce4"/>
          <table:table-cell office:value-type="float" office:value="-25083" table:style-name="ce5">
            <text:p>-25’0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16040.6" table:style-name="ce4">
            <text:p>816’040.60</text:p>
          </table:table-cell>
          <table:table-cell office:value-type="float" office:value="1005000" table:style-name="ce5">
            <text:p>1’005’000</text:p>
          </table:table-cell>
          <table:table-cell table:style-name="ce3"/>
          <table:table-cell office:value-type="string" table:style-name="ce3">
            <text:p>393</text:p>
          </table:table-cell>
          <table:table-cell office:value-type="string" table:style-name="ce3">
            <text:p>Intern verrechneter Aufwand</text:p>
          </table:table-cell>
          <table:table-cell office:value-type="float" office:value="1005797.5" table:style-name="ce4">
            <text:p>1’005’797.50</text:p>
          </table:table-cell>
          <table:table-cell table:style-name="ce4"/>
          <table:table-cell office:value-type="float" office:value="798" table:style-name="ce5">
            <text:p>7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971.1" table:style-name="ce4">
            <text:p>35’971.10</text:p>
          </table:table-cell>
          <table:table-cell office:value-type="float" office:value="32600" table:style-name="ce5">
            <text:p>32’6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29922" table:style-name="ce4">
            <text:p>29’922.00</text:p>
          </table:table-cell>
          <table:table-cell table:style-name="ce4"/>
          <table:table-cell office:value-type="float" office:value="-2678" table:style-name="ce5">
            <text:p>-2’6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1112.8" table:style-name="ce4">
            <text:p>181’112.80</text:p>
          </table:table-cell>
          <table:table-cell office:value-type="float" office:value="186000" table:style-name="ce5">
            <text:p>186’000</text:p>
          </table:table-cell>
          <table:table-cell table:style-name="ce3"/>
          <table:table-cell office:value-type="string" table:style-name="ce3">
            <text:p>398</text:p>
          </table:table-cell>
          <table:table-cell office:value-type="string" table:style-name="ce3">
            <text:p>Intern verrechnete Abschreibungen</text:p>
          </table:table-cell>
          <table:table-cell office:value-type="float" office:value="162667.75" table:style-name="ce4">
            <text:p>162’667.75</text:p>
          </table:table-cell>
          <table:table-cell table:style-name="ce4"/>
          <table:table-cell office:value-type="float" office:value="-23332" table:style-name="ce5">
            <text:p>-23’3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39.75" table:style-name="ce4">
            <text:p>4’339.75</text:p>
          </table:table-cell>
          <table:table-cell office:value-type="float" office:value="4700" table:style-name="ce5">
            <text:p>4’700</text:p>
          </table:table-cell>
          <table:table-cell table:style-name="ce3"/>
          <table:table-cell office:value-type="string" table:style-name="ce3">
            <text:p>410</text:p>
          </table:table-cell>
          <table:table-cell office:value-type="string" table:style-name="ce3">
            <text:p>Konzessionen</text:p>
          </table:table-cell>
          <table:table-cell table:style-name="ce4"/>
          <table:table-cell office:value-type="float" office:value="3727.85" table:style-name="ce4">
            <text:p>3’727.85</text:p>
          </table:table-cell>
          <table:table-cell office:value-type="float" office:value="-972" table:style-name="ce5">
            <text:p>-9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551936.9499999993" table:style-name="ce4">
            <text:p>8’551’936.95</text:p>
          </table:table-cell>
          <table:table-cell office:value-type="float" office:value="8080300" table:style-name="ce5">
            <text:p>8’080’3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8196420.9299999997" table:style-name="ce4">
            <text:p>8’196’420.93</text:p>
          </table:table-cell>
          <table:table-cell office:value-type="float" office:value="116121" table:style-name="ce5">
            <text:p>116’1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2530.1" table:style-name="ce4">
            <text:p>432’530.10</text:p>
          </table:table-cell>
          <table:table-cell office:value-type="float" office:value="366400" table:style-name="ce5">
            <text:p>366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412346.85" table:style-name="ce4">
            <text:p>412’346.85</text:p>
          </table:table-cell>
          <table:table-cell office:value-type="float" office:value="45947" table:style-name="ce5">
            <text:p>45’9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047.1" table:style-name="ce4">
            <text:p>31’047.10</text:p>
          </table:table-cell>
          <table:table-cell office:value-type="float" office:value="219500" table:style-name="ce5">
            <text:p>219’500</text:p>
          </table:table-cell>
          <table:table-cell table:style-name="ce3"/>
          <table:table-cell office:value-type="string" table:style-name="ce3">
            <text:p>480</text:p>
          </table:table-cell>
          <table:table-cell office:value-type="string" table:style-name="ce3">
            <text:p>Entnahmen aus Spezialfinanzierungen und Stiftungen</text:p>
          </table:table-cell>
          <table:table-cell table:style-name="ce4"/>
          <table:table-cell office:value-type="float" office:value="58179.55" table:style-name="ce4">
            <text:p>58’179.55</text:p>
          </table:table-cell>
          <table:table-cell office:value-type="float" office:value="-161320" table:style-name="ce5">
            <text:p>-161’3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200" table:style-name="ce4">
            <text:p>43’200.00</text:p>
          </table:table-cell>
          <table:table-cell office:value-type="float" office:value="43200" table:style-name="ce5">
            <text:p>43’2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40920" table:style-name="ce4">
            <text:p>40’920.00</text:p>
          </table:table-cell>
          <table:table-cell office:value-type="float" office:value="-2280" table:style-name="ce5">
            <text:p>-2’2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000" table:style-name="ce4">
            <text:p>22’000.00</text:p>
          </table:table-cell>
          <table:table-cell office:value-type="float" office:value="22800" table:style-name="ce5">
            <text:p>22’800</text:p>
          </table:table-cell>
          <table:table-cell table:style-name="ce3"/>
          <table:table-cell office:value-type="string" table:style-name="ce3">
            <text:p>491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22400" table:style-name="ce4">
            <text:p>22’400.00</text:p>
          </table:table-cell>
          <table:table-cell office:value-type="float" office:value="-400" table:style-name="ce5">
            <text:p>-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8827.20000000001" table:style-name="ce4">
            <text:p>148’827.20</text:p>
          </table:table-cell>
          <table:table-cell office:value-type="float" office:value="143100" table:style-name="ce5">
            <text:p>143’100</text:p>
          </table:table-cell>
          <table:table-cell table:style-name="ce3"/>
          <table:table-cell office:value-type="string" table:style-name="ce3">
            <text:p>496</text:p>
          </table:table-cell>
          <table:table-cell office:value-type="string" table:style-name="ce3">
            <text:p>Intern verrechnete Zinsen</text:p>
          </table:table-cell>
          <table:table-cell table:style-name="ce4"/>
          <table:table-cell office:value-type="float" office:value="141463.9" table:style-name="ce4">
            <text:p>141’463.90</text:p>
          </table:table-cell>
          <table:table-cell office:value-type="float" office:value="-1636" table:style-name="ce5">
            <text:p>-1’6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4</text:p>
          </table:table-cell>
          <table:table-cell office:value-type="string" table:style-name="ce6">
            <text:p>Feuerwehr und Zivilschutz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372224.029999999" table:style-name="ce7">
            <text:p>12’372’224.03</text:p>
          </table:table-cell>
          <table:table-cell office:value-type="float" office:value="13072400" table:style-name="ce8">
            <text:p>13’072’4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4027169.550000001" table:style-name="ce7">
            <text:p>14’027’169.55</text:p>
          </table:table-cell>
          <table:table-cell table:style-name="ce7"/>
          <table:table-cell office:value-type="float" office:value="895570" table:style-name="ce8">
            <text:p>895’57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9200" table:style-name="ce8">
            <text:p>59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378337.630000001" table:style-name="ce7">
            <text:p>11’378’337.63</text:p>
          </table:table-cell>
          <table:table-cell office:value-type="float" office:value="11897000" table:style-name="ce8">
            <text:p>11’897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2933033.92" table:style-name="ce7">
            <text:p>12’933’033.92</text:p>
          </table:table-cell>
          <table:table-cell office:value-type="float" office:value="1036034" table:style-name="ce8">
            <text:p>1’036’03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93886.4" table:style-name="ce7">
            <text:p>993’886.40</text:p>
          </table:table-cell>
          <table:table-cell office:value-type="float" office:value="1234600" table:style-name="ce8">
            <text:p>1’234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094135.6299999999" table:style-name="ce7">
            <text:p>1’094’135.63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40</text:p>
          </table:table-cell>
          <table:table-cell office:value-type="string" table:style-name="ce6">
            <text:p>Dienste Feuerwehr und Zivilschutz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452866.87" table:style-name="ce7">
            <text:p>2’452’866.87</text:p>
          </table:table-cell>
          <table:table-cell office:value-type="float" office:value="2866000" table:style-name="ce8">
            <text:p>2’866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746197.73" table:style-name="ce7">
            <text:p>2’746’197.73</text:p>
          </table:table-cell>
          <table:table-cell table:style-name="ce7"/>
          <table:table-cell office:value-type="float" office:value="-150402" table:style-name="ce8">
            <text:p>-150’40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0600" table:style-name="ce8">
            <text:p>30’6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345779.02" table:style-name="ce7">
            <text:p>2’345’779.02</text:p>
          </table:table-cell>
          <table:table-cell office:value-type="float" office:value="2755600" table:style-name="ce8">
            <text:p>2’755’6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652188.79" table:style-name="ce7">
            <text:p>2’652’188.79</text:p>
          </table:table-cell>
          <table:table-cell office:value-type="float" office:value="-103411" table:style-name="ce8">
            <text:p>-103’41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7087.85" table:style-name="ce7">
            <text:p>107’087.85</text:p>
          </table:table-cell>
          <table:table-cell office:value-type="float" office:value="141000" table:style-name="ce8">
            <text:p>141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94008.94" table:style-name="ce7">
            <text:p>94’008.94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600" table:style-name="ce4">
            <text:p>7’600.00</text:p>
          </table:table-cell>
          <table:table-cell office:value-type="float" office:value="7600" table:style-name="ce5">
            <text:p>7’600</text:p>
          </table:table-cell>
          <table:table-cell table:style-name="ce3"/>
          <table:table-cell office:value-type="string" table:style-name="ce3">
            <text:p>300</text:p>
          </table:table-cell>
          <table:table-cell office:value-type="string" table:style-name="ce3">
            <text:p>Behörden und Kommissionen</text:p>
          </table:table-cell>
          <table:table-cell office:value-type="float" office:value="7300" table:style-name="ce4">
            <text:p>7’300.00</text:p>
          </table:table-cell>
          <table:table-cell table:style-name="ce4"/>
          <table:table-cell office:value-type="float" office:value="-300" table:style-name="ce5">
            <text:p>-3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42786.3" table:style-name="ce4">
            <text:p>1’142’786.30</text:p>
          </table:table-cell>
          <table:table-cell office:value-type="float" office:value="1233700" table:style-name="ce5">
            <text:p>1’233’7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237014.2" table:style-name="ce4">
            <text:p>1’237’014.20</text:p>
          </table:table-cell>
          <table:table-cell table:style-name="ce4"/>
          <table:table-cell office:value-type="float" office:value="3314" table:style-name="ce5">
            <text:p>3’3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910.9" table:style-name="ce4">
            <text:p>84’910.90</text:p>
          </table:table-cell>
          <table:table-cell office:value-type="float" office:value="90300" table:style-name="ce5">
            <text:p>90’3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91365.45" table:style-name="ce4">
            <text:p>91’365.45</text:p>
          </table:table-cell>
          <table:table-cell table:style-name="ce4"/>
          <table:table-cell office:value-type="float" office:value="1065" table:style-name="ce5">
            <text:p>1’0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081.9" table:style-name="ce4">
            <text:p>120’081.90</text:p>
          </table:table-cell>
          <table:table-cell office:value-type="float" office:value="110300" table:style-name="ce5">
            <text:p>110’3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27376.8" table:style-name="ce4">
            <text:p>127’376.80</text:p>
          </table:table-cell>
          <table:table-cell table:style-name="ce4"/>
          <table:table-cell office:value-type="float" office:value="17077" table:style-name="ce5">
            <text:p>17’0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20" table:style-name="ce4">
            <text:p>4’420.00</text:p>
          </table:table-cell>
          <table:table-cell office:value-type="float" office:value="5800" table:style-name="ce5">
            <text:p>5’8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7641.75" table:style-name="ce4">
            <text:p>7’641.75</text:p>
          </table:table-cell>
          <table:table-cell table:style-name="ce4"/>
          <table:table-cell office:value-type="float" office:value="1842" table:style-name="ce5">
            <text:p>1’8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59.6" table:style-name="ce4">
            <text:p>2’459.60</text:p>
          </table:table-cell>
          <table:table-cell office:value-type="float" office:value="7200" table:style-name="ce5">
            <text:p>7’2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7549.75" table:style-name="ce4">
            <text:p>7’549.75</text:p>
          </table:table-cell>
          <table:table-cell table:style-name="ce4"/>
          <table:table-cell office:value-type="float" office:value="350" table:style-name="ce5">
            <text:p>3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877.34" table:style-name="ce4">
            <text:p>21’877.34</text:p>
          </table:table-cell>
          <table:table-cell office:value-type="float" office:value="27400" table:style-name="ce5">
            <text:p>27’4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34320.839999999997" table:style-name="ce4">
            <text:p>34’320.84</text:p>
          </table:table-cell>
          <table:table-cell table:style-name="ce4"/>
          <table:table-cell office:value-type="float" office:value="-1079" table:style-name="ce5">
            <text:p>-1’0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000" table:style-name="ce5">
            <text:p>8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000.75" table:style-name="ce4">
            <text:p>21’000.75</text:p>
          </table:table-cell>
          <table:table-cell office:value-type="float" office:value="27500" table:style-name="ce5">
            <text:p>27’5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6903.45" table:style-name="ce4">
            <text:p>16’903.45</text:p>
          </table:table-cell>
          <table:table-cell table:style-name="ce4"/>
          <table:table-cell office:value-type="float" office:value="-10597" table:style-name="ce5">
            <text:p>-10’5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254.650000000001" table:style-name="ce4">
            <text:p>17’254.65</text:p>
          </table:table-cell>
          <table:table-cell office:value-type="float" office:value="25000" table:style-name="ce5">
            <text:p>25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4487.36" table:style-name="ce4">
            <text:p>14’487.36</text:p>
          </table:table-cell>
          <table:table-cell table:style-name="ce4"/>
          <table:table-cell office:value-type="float" office:value="-10513" table:style-name="ce5">
            <text:p>-10’5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0946.56" table:style-name="ce4">
            <text:p>490’946.56</text:p>
          </table:table-cell>
          <table:table-cell office:value-type="float" office:value="716200" table:style-name="ce5">
            <text:p>716’2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688236.34" table:style-name="ce4">
            <text:p>688’236.34</text:p>
          </table:table-cell>
          <table:table-cell table:style-name="ce4"/>
          <table:table-cell office:value-type="float" office:value="-27964" table:style-name="ce5">
            <text:p>-27’9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892.65" table:style-name="ce4">
            <text:p>14’892.65</text:p>
          </table:table-cell>
          <table:table-cell office:value-type="float" office:value="20700" table:style-name="ce5">
            <text:p>20’7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23274.799999999999" table:style-name="ce4">
            <text:p>23’274.80</text:p>
          </table:table-cell>
          <table:table-cell table:style-name="ce4"/>
          <table:table-cell office:value-type="float" office:value="-25" table:style-name="ce5">
            <text:p>-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600" table:style-name="ce5">
            <text:p>2’6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360" table:style-name="ce4">
            <text:p>18’360.00</text:p>
          </table:table-cell>
          <table:table-cell office:value-type="float" office:value="18400" table:style-name="ce5">
            <text:p>18’4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18360" table:style-name="ce4">
            <text:p>18’360.00</text:p>
          </table:table-cell>
          <table:table-cell table:style-name="ce4"/>
          <table:table-cell office:value-type="float" office:value="-40" table:style-name="ce5">
            <text:p>-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436.65" table:style-name="ce4">
            <text:p>7’436.65</text:p>
          </table:table-cell>
          <table:table-cell office:value-type="float" office:value="7000" table:style-name="ce5">
            <text:p>7’0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8952.85" table:style-name="ce4">
            <text:p>8’952.85</text:p>
          </table:table-cell>
          <table:table-cell table:style-name="ce4"/>
          <table:table-cell office:value-type="float" office:value="1953" table:style-name="ce5">
            <text:p>1’95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5146.66" table:style-name="ce4">
            <text:p>175’146.66</text:p>
          </table:table-cell>
          <table:table-cell office:value-type="float" office:value="217000" table:style-name="ce5">
            <text:p>217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65309.10999999999" table:style-name="ce4">
            <text:p>165’309.11</text:p>
          </table:table-cell>
          <table:table-cell table:style-name="ce4"/>
          <table:table-cell office:value-type="float" office:value="-71691" table:style-name="ce5">
            <text:p>-71’6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00" table:style-name="ce5">
            <text:p>20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87.5999999999999" table:style-name="ce4">
            <text:p>1’187.60</text:p>
          </table:table-cell>
          <table:table-cell office:value-type="float" office:value="2600" table:style-name="ce5">
            <text:p>2’6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2349.9899999999998" table:style-name="ce4">
            <text:p>2’349.99</text:p>
          </table:table-cell>
          <table:table-cell table:style-name="ce4"/>
          <table:table-cell office:value-type="float" office:value="-250" table:style-name="ce5">
            <text:p>-2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1.85000000000002" table:style-name="ce4">
            <text:p>291.85</text:p>
          </table:table-cell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459.8" table:style-name="ce4">
            <text:p>29’459.80</text:p>
          </table:table-cell>
          <table:table-cell office:value-type="float" office:value="33200" table:style-name="ce5">
            <text:p>33’200</text:p>
          </table:table-cell>
          <table:table-cell table:style-name="ce3"/>
          <table:table-cell office:value-type="string" table:style-name="ce3">
            <text:p>361</text:p>
          </table:table-cell>
          <table:table-cell office:value-type="string" table:style-name="ce3">
            <text:p>Beiträge an Institutionen auf kantonaler Ebene</text:p>
          </table:table-cell>
          <table:table-cell office:value-type="float" office:value="30192.400000000001" table:style-name="ce4">
            <text:p>30’192.40</text:p>
          </table:table-cell>
          <table:table-cell table:style-name="ce4"/>
          <table:table-cell office:value-type="float" office:value="-3008" table:style-name="ce5">
            <text:p>-3’0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365</text:p>
          </table:table-cell>
          <table:table-cell office:value-type="string" table:style-name="ce3">
            <text:p>Beiträge an private Institutionen</text:p>
          </table:table-cell>
          <table:table-cell table:number-columns-repeated="2" table:style-name="ce4"/>
          <table:table-cell office:value-type="float" office:value="-10000" table:style-name="ce5">
            <text:p>-10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945.599999999999" table:style-name="ce4">
            <text:p>35’945.60</text:p>
          </table:table-cell>
          <table:table-cell office:value-type="float" office:value="42800" table:style-name="ce5">
            <text:p>42’8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48055.35" table:style-name="ce4">
            <text:p>48’055.35</text:p>
          </table:table-cell>
          <table:table-cell table:style-name="ce4"/>
          <table:table-cell office:value-type="float" office:value="5255" table:style-name="ce5">
            <text:p>5’2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080.400000000001" table:style-name="ce4">
            <text:p>24’080.40</text:p>
          </table:table-cell>
          <table:table-cell office:value-type="float" office:value="22800" table:style-name="ce5">
            <text:p>22’8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office:value-type="float" office:value="-22800" table:style-name="ce5">
            <text:p>-22’8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2727.66" table:style-name="ce4">
            <text:p>232’727.66</text:p>
          </table:table-cell>
          <table:table-cell office:value-type="float" office:value="240500" table:style-name="ce5">
            <text:p>240’5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217507.29" table:style-name="ce4">
            <text:p>217’507.29</text:p>
          </table:table-cell>
          <table:table-cell table:style-name="ce4"/>
          <table:table-cell office:value-type="float" office:value="-22993" table:style-name="ce5">
            <text:p>-22’9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8339.85" table:style-name="ce4">
            <text:p>538’339.85</text:p>
          </table:table-cell>
          <table:table-cell office:value-type="float" office:value="535300" table:style-name="ce5">
            <text:p>535’3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494164.5" table:style-name="ce4">
            <text:p>494’164.50</text:p>
          </table:table-cell>
          <table:table-cell office:value-type="float" office:value="-41136" table:style-name="ce5">
            <text:p>-41’1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8729" table:style-name="ce4">
            <text:p>68’729.00</text:p>
          </table:table-cell>
          <table:table-cell office:value-type="float" office:value="67800" table:style-name="ce5">
            <text:p>67’8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52196.3" table:style-name="ce4">
            <text:p>52’196.30</text:p>
          </table:table-cell>
          <table:table-cell office:value-type="float" office:value="-15604" table:style-name="ce5">
            <text:p>-15’60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459.25" table:style-name="ce4">
            <text:p>24’459.25</text:p>
          </table:table-cell>
          <table:table-cell office:value-type="float" office:value="39400" table:style-name="ce5">
            <text:p>39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9557.599999999999" table:style-name="ce4">
            <text:p>39’557.60</text:p>
          </table:table-cell>
          <table:table-cell office:value-type="float" office:value="158" table:style-name="ce5">
            <text:p>1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584.6" table:style-name="ce4">
            <text:p>23’584.60</text:p>
          </table:table-cell>
          <table:table-cell office:value-type="float" office:value="20200" table:style-name="ce5">
            <text:p>20’200</text:p>
          </table:table-cell>
          <table:table-cell table:style-name="ce3"/>
          <table:table-cell office:value-type="string" table:style-name="ce3">
            <text:p>450</text:p>
          </table:table-cell>
          <table:table-cell office:value-type="string" table:style-name="ce3">
            <text:p>Rückerstattungen des Bundes</text:p>
          </table:table-cell>
          <table:table-cell table:style-name="ce4"/>
          <table:table-cell office:value-type="float" office:value="22471.7" table:style-name="ce4">
            <text:p>22’471.70</text:p>
          </table:table-cell>
          <table:table-cell office:value-type="float" office:value="2272" table:style-name="ce5">
            <text:p>2’2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424.55" table:style-name="ce4">
            <text:p>7’424.55</text:p>
          </table:table-cell>
          <table:table-cell office:value-type="float" office:value="7400" table:style-name="ce5">
            <text:p>7’4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7450.05" table:style-name="ce4">
            <text:p>7’450.05</text:p>
          </table:table-cell>
          <table:table-cell office:value-type="float" office:value="50" table:style-name="ce5">
            <text:p>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9500" table:style-name="ce5">
            <text:p>9’5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9500" table:style-name="ce4">
            <text:p>9’5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83241.77" table:style-name="ce4">
            <text:p>1’683’241.77</text:p>
          </table:table-cell>
          <table:table-cell office:value-type="float" office:value="2076000" table:style-name="ce5">
            <text:p>2’076’000</text:p>
          </table:table-cell>
          <table:table-cell table:style-name="ce3"/>
          <table:table-cell office:value-type="string" table:style-name="ce3">
            <text:p>491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2026848.64" table:style-name="ce4">
            <text:p>2’026’848.64</text:p>
          </table:table-cell>
          <table:table-cell office:value-type="float" office:value="-49151" table:style-name="ce5">
            <text:p>-49’1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41</text:p>
          </table:table-cell>
          <table:table-cell office:value-type="string" table:style-name="ce6">
            <text:p>Feuerwehr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780489.0099999998" table:style-name="ce7">
            <text:p>8’780’489.01</text:p>
          </table:table-cell>
          <table:table-cell office:value-type="float" office:value="8958100" table:style-name="ce8">
            <text:p>8’958’1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0121109.130000001" table:style-name="ce7">
            <text:p>10’121’109.13</text:p>
          </table:table-cell>
          <table:table-cell table:style-name="ce7"/>
          <table:table-cell office:value-type="float" office:value="1148909" table:style-name="ce8">
            <text:p>1’148’90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100" table:style-name="ce8">
            <text:p>14’1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780489.0099999998" table:style-name="ce7">
            <text:p>8’780’489.01</text:p>
          </table:table-cell>
          <table:table-cell office:value-type="float" office:value="8958100" table:style-name="ce8">
            <text:p>8’958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0121109.130000001" table:style-name="ce7">
            <text:p>10’121’109.13</text:p>
          </table:table-cell>
          <table:table-cell office:value-type="float" office:value="1163009" table:style-name="ce8">
            <text:p>1’163’00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100" table:style-name="ce8">
            <text:p>14’1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35" table:style-name="ce4">
            <text:p>1’135.00</text:p>
          </table:table-cell>
          <table:table-cell office:value-type="float" office:value="4000" table:style-name="ce5">
            <text:p>4’000</text:p>
          </table:table-cell>
          <table:table-cell table:style-name="ce3"/>
          <table:table-cell office:value-type="string" table:style-name="ce3">
            <text:p>300</text:p>
          </table:table-cell>
          <table:table-cell office:value-type="string" table:style-name="ce3">
            <text:p>Behörden und Kommissionen</text:p>
          </table:table-cell>
          <table:table-cell office:value-type="float" office:value="940" table:style-name="ce4">
            <text:p>940.00</text:p>
          </table:table-cell>
          <table:table-cell table:style-name="ce4"/>
          <table:table-cell office:value-type="float" office:value="-3060" table:style-name="ce5">
            <text:p>-3’0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605048.0999999996" table:style-name="ce4">
            <text:p>4’605’048.10</text:p>
          </table:table-cell>
          <table:table-cell office:value-type="float" office:value="4737800" table:style-name="ce5">
            <text:p>4’737’8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4706569.45" table:style-name="ce4">
            <text:p>4’706’569.45</text:p>
          </table:table-cell>
          <table:table-cell table:style-name="ce4"/>
          <table:table-cell office:value-type="float" office:value="-31231" table:style-name="ce5">
            <text:p>-31’2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6703.84999999998" table:style-name="ce4">
            <text:p>316’703.85</text:p>
          </table:table-cell>
          <table:table-cell office:value-type="float" office:value="341900" table:style-name="ce5">
            <text:p>341’9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25210.8" table:style-name="ce4">
            <text:p>325’210.80</text:p>
          </table:table-cell>
          <table:table-cell table:style-name="ce4"/>
          <table:table-cell office:value-type="float" office:value="-16689" table:style-name="ce5">
            <text:p>-16’6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6285.55" table:style-name="ce4">
            <text:p>366’285.55</text:p>
          </table:table-cell>
          <table:table-cell office:value-type="float" office:value="351100" table:style-name="ce5">
            <text:p>351’1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369687.3" table:style-name="ce4">
            <text:p>369’687.30</text:p>
          </table:table-cell>
          <table:table-cell table:style-name="ce4"/>
          <table:table-cell office:value-type="float" office:value="18587" table:style-name="ce5">
            <text:p>18’5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241.75" table:style-name="ce4">
            <text:p>17’241.75</text:p>
          </table:table-cell>
          <table:table-cell office:value-type="float" office:value="26900" table:style-name="ce5">
            <text:p>26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7945.1" table:style-name="ce4">
            <text:p>27’945.10</text:p>
          </table:table-cell>
          <table:table-cell table:style-name="ce4"/>
          <table:table-cell office:value-type="float" office:value="1045" table:style-name="ce5">
            <text:p>1’0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4785.04999999999" table:style-name="ce4">
            <text:p>164’785.05</text:p>
          </table:table-cell>
          <table:table-cell office:value-type="float" office:value="170300" table:style-name="ce5">
            <text:p>170’3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136053.53" table:style-name="ce4">
            <text:p>136’053.53</text:p>
          </table:table-cell>
          <table:table-cell table:style-name="ce4"/>
          <table:table-cell office:value-type="float" office:value="-34246" table:style-name="ce5">
            <text:p>-34’2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4292.46999999997" table:style-name="ce4">
            <text:p>314’292.47</text:p>
          </table:table-cell>
          <table:table-cell office:value-type="float" office:value="281700" table:style-name="ce5">
            <text:p>281’7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242892.72" table:style-name="ce4">
            <text:p>242’892.72</text:p>
          </table:table-cell>
          <table:table-cell table:style-name="ce4"/>
          <table:table-cell office:value-type="float" office:value="-38807" table:style-name="ce5">
            <text:p>-38’8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7786.98" table:style-name="ce4">
            <text:p>287’786.98</text:p>
          </table:table-cell>
          <table:table-cell office:value-type="float" office:value="293300" table:style-name="ce5">
            <text:p>293’3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265829.74" table:style-name="ce4">
            <text:p>265’829.74</text:p>
          </table:table-cell>
          <table:table-cell table:style-name="ce4"/>
          <table:table-cell office:value-type="float" office:value="-27470" table:style-name="ce5">
            <text:p>-27’4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003.45" table:style-name="ce4">
            <text:p>94’003.45</text:p>
          </table:table-cell>
          <table:table-cell office:value-type="float" office:value="100500" table:style-name="ce5">
            <text:p>100’5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95489.85" table:style-name="ce4">
            <text:p>95’489.85</text:p>
          </table:table-cell>
          <table:table-cell table:style-name="ce4"/>
          <table:table-cell office:value-type="float" office:value="-5010" table:style-name="ce5">
            <text:p>-5’0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4035.22" table:style-name="ce4">
            <text:p>164’035.22</text:p>
          </table:table-cell>
          <table:table-cell office:value-type="float" office:value="179100" table:style-name="ce5">
            <text:p>179’1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50787.53" table:style-name="ce4">
            <text:p>150’787.53</text:p>
          </table:table-cell>
          <table:table-cell table:style-name="ce4"/>
          <table:table-cell office:value-type="float" office:value="-28312" table:style-name="ce5">
            <text:p>-28’3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8382.97" table:style-name="ce4">
            <text:p>418’382.97</text:p>
          </table:table-cell>
          <table:table-cell office:value-type="float" office:value="53100" table:style-name="ce5">
            <text:p>53’1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1465122.53" table:style-name="ce4">
            <text:p>1’465’122.53</text:p>
          </table:table-cell>
          <table:table-cell table:style-name="ce4"/>
          <table:table-cell office:value-type="float" office:value="1397923" table:style-name="ce5">
            <text:p>1’397’9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4100" table:style-name="ce5">
            <text:p>14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8521.53" table:style-name="ce4">
            <text:p>138’521.53</text:p>
          </table:table-cell>
          <table:table-cell office:value-type="float" office:value="160000" table:style-name="ce5">
            <text:p>160’0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63637.07" table:style-name="ce4">
            <text:p>163’637.07</text:p>
          </table:table-cell>
          <table:table-cell table:style-name="ce4"/>
          <table:table-cell office:value-type="float" office:value="3637" table:style-name="ce5">
            <text:p>3’6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3993.4" table:style-name="ce4">
            <text:p>93’993.40</text:p>
          </table:table-cell>
          <table:table-cell office:value-type="float" office:value="112500" table:style-name="ce5">
            <text:p>112’5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96330.1" table:style-name="ce4">
            <text:p>96’330.10</text:p>
          </table:table-cell>
          <table:table-cell table:style-name="ce4"/>
          <table:table-cell office:value-type="float" office:value="-16170" table:style-name="ce5">
            <text:p>-16’1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07.05" table:style-name="ce4">
            <text:p>1’507.05</text:p>
          </table:table-cell>
          <table:table-cell office:value-type="float" office:value="2400" table:style-name="ce5">
            <text:p>2’4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298.5500000000002" table:style-name="ce4">
            <text:p>2’298.55</text:p>
          </table:table-cell>
          <table:table-cell table:style-name="ce4"/>
          <table:table-cell office:value-type="float" office:value="-101" table:style-name="ce5">
            <text:p>-1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7657.4" table:style-name="ce4">
            <text:p>197’657.40</text:p>
          </table:table-cell>
          <table:table-cell office:value-type="float" office:value="235000" table:style-name="ce5">
            <text:p>235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10245.48" table:style-name="ce4">
            <text:p>210’245.48</text:p>
          </table:table-cell>
          <table:table-cell table:style-name="ce4"/>
          <table:table-cell office:value-type="float" office:value="-24755" table:style-name="ce5">
            <text:p>-24’7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654.7" table:style-name="ce4">
            <text:p>27’654.70</text:p>
          </table:table-cell>
          <table:table-cell office:value-type="float" office:value="54900" table:style-name="ce5">
            <text:p>54’9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1334.41" table:style-name="ce4">
            <text:p>31’334.41</text:p>
          </table:table-cell>
          <table:table-cell table:style-name="ce4"/>
          <table:table-cell office:value-type="float" office:value="-23566" table:style-name="ce5">
            <text:p>-23’5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095.2" table:style-name="ce4">
            <text:p>17’095.20</text:p>
          </table:table-cell>
          <table:table-cell office:value-type="float" office:value="6900" table:style-name="ce5">
            <text:p>6’9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1291.3" table:style-name="ce4">
            <text:p>1’291.30</text:p>
          </table:table-cell>
          <table:table-cell table:style-name="ce4"/>
          <table:table-cell office:value-type="float" office:value="-5609" table:style-name="ce5">
            <text:p>-5’6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0705" table:style-name="ce4">
            <text:p>350’705.00</text:p>
          </table:table-cell>
          <table:table-cell office:value-type="float" office:value="164200" table:style-name="ce5">
            <text:p>164’200</text:p>
          </table:table-cell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office:value-type="float" office:value="178897.96" table:style-name="ce4">
            <text:p>178’897.96</text:p>
          </table:table-cell>
          <table:table-cell table:style-name="ce4"/>
          <table:table-cell office:value-type="float" office:value="14698" table:style-name="ce5">
            <text:p>14’6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7179.65" table:style-name="ce4">
            <text:p>127’179.65</text:p>
          </table:table-cell>
          <table:table-cell office:value-type="float" office:value="150700" table:style-name="ce5">
            <text:p>150’7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42149.4" table:style-name="ce4">
            <text:p>142’149.40</text:p>
          </table:table-cell>
          <table:table-cell table:style-name="ce4"/>
          <table:table-cell office:value-type="float" office:value="-8551" table:style-name="ce5">
            <text:p>-8’5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96206.6" table:style-name="ce4">
            <text:p>996’206.60</text:p>
          </table:table-cell>
          <table:table-cell office:value-type="float" office:value="1230000" table:style-name="ce5">
            <text:p>1’230’0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1201057.58" table:style-name="ce4">
            <text:p>1’201’057.58</text:p>
          </table:table-cell>
          <table:table-cell table:style-name="ce4"/>
          <table:table-cell office:value-type="float" office:value="-28942" table:style-name="ce5">
            <text:p>-28’9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6000" table:style-name="ce5">
            <text:p>16’0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office:value-type="float" office:value="-16000" table:style-name="ce5">
            <text:p>-16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594.6" table:style-name="ce4">
            <text:p>25’594.60</text:p>
          </table:table-cell>
          <table:table-cell office:value-type="float" office:value="19800" table:style-name="ce5">
            <text:p>19’8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19795.900000000001" table:style-name="ce4">
            <text:p>19’795.90</text:p>
          </table:table-cell>
          <table:table-cell table:style-name="ce4"/>
          <table:table-cell office:value-type="float" office:value="-4" table:style-name="ce5">
            <text:p>-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4673.49" table:style-name="ce4">
            <text:p>54’673.49</text:p>
          </table:table-cell>
          <table:table-cell office:value-type="float" office:value="266000" table:style-name="ce5">
            <text:p>266’000</text:p>
          </table:table-cell>
          <table:table-cell table:style-name="ce3"/>
          <table:table-cell office:value-type="string" table:style-name="ce3">
            <text:p>398</text:p>
          </table:table-cell>
          <table:table-cell office:value-type="string" table:style-name="ce3">
            <text:p>Intern verrechnete Abschreibungen</text:p>
          </table:table-cell>
          <table:table-cell office:value-type="float" office:value="287542.83" table:style-name="ce4">
            <text:p>287’542.83</text:p>
          </table:table-cell>
          <table:table-cell table:style-name="ce4"/>
          <table:table-cell office:value-type="float" office:value="21543" table:style-name="ce5">
            <text:p>21’5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263.8" table:style-name="ce4">
            <text:p>31’263.80</text:p>
          </table:table-cell>
          <table:table-cell office:value-type="float" office:value="31500" table:style-name="ce5">
            <text:p>31’500</text:p>
          </table:table-cell>
          <table:table-cell table:style-name="ce3"/>
          <table:table-cell office:value-type="string" table:style-name="ce3">
            <text:p>427</text:p>
          </table:table-cell>
          <table:table-cell office:value-type="string" table:style-name="ce3">
            <text:p>Liegenschaftserträge des Verwaltungsvermögens</text:p>
          </table:table-cell>
          <table:table-cell table:style-name="ce4"/>
          <table:table-cell office:value-type="float" office:value="31215.200000000001" table:style-name="ce4">
            <text:p>31’215.20</text:p>
          </table:table-cell>
          <table:table-cell office:value-type="float" office:value="-285" table:style-name="ce5">
            <text:p>-2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00241.45" table:style-name="ce4">
            <text:p>800’241.45</text:p>
          </table:table-cell>
          <table:table-cell office:value-type="float" office:value="833900" table:style-name="ce5">
            <text:p>833’9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834912.86" table:style-name="ce4">
            <text:p>834’912.86</text:p>
          </table:table-cell>
          <table:table-cell office:value-type="float" office:value="1013" table:style-name="ce5">
            <text:p>1’0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03.4" table:style-name="ce4">
            <text:p>2’903.40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5955.35" table:style-name="ce4">
            <text:p>5’955.35</text:p>
          </table:table-cell>
          <table:table-cell office:value-type="float" office:value="4455" table:style-name="ce5">
            <text:p>4’4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4295.20000000001" table:style-name="ce4">
            <text:p>154’295.20</text:p>
          </table:table-cell>
          <table:table-cell office:value-type="float" office:value="145900" table:style-name="ce5">
            <text:p>145’9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25030.5" table:style-name="ce4">
            <text:p>125’030.50</text:p>
          </table:table-cell>
          <table:table-cell office:value-type="float" office:value="-20870" table:style-name="ce5">
            <text:p>-20’8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8332.55" table:style-name="ce4">
            <text:p>228’332.55</text:p>
          </table:table-cell>
          <table:table-cell office:value-type="float" office:value="212900" table:style-name="ce5">
            <text:p>212’9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213391.38" table:style-name="ce4">
            <text:p>213’391.38</text:p>
          </table:table-cell>
          <table:table-cell office:value-type="float" office:value="491" table:style-name="ce5">
            <text:p>4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4203.79999999999" table:style-name="ce4">
            <text:p>134’203.80</text:p>
          </table:table-cell>
          <table:table-cell office:value-type="float" office:value="134400" table:style-name="ce5">
            <text:p>134’4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135779.9" table:style-name="ce4">
            <text:p>135’779.90</text:p>
          </table:table-cell>
          <table:table-cell office:value-type="float" office:value="1380" table:style-name="ce5">
            <text:p>1’3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29010" table:style-name="ce4">
            <text:p>929’010.00</text:p>
          </table:table-cell>
          <table:table-cell office:value-type="float" office:value="914900" table:style-name="ce5">
            <text:p>914’900</text:p>
          </table:table-cell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1019611" table:style-name="ce4">
            <text:p>1’019’611.00</text:p>
          </table:table-cell>
          <table:table-cell office:value-type="float" office:value="104711" table:style-name="ce5">
            <text:p>104’7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508.3" table:style-name="ce4">
            <text:p>29’508.30</text:p>
          </table:table-cell>
          <table:table-cell table:style-name="ce5"/>
          <table:table-cell table:style-name="ce3"/>
          <table:table-cell office:value-type="string" table:style-name="ce3">
            <text:p>480</text:p>
          </table:table-cell>
          <table:table-cell office:value-type="string" table:style-name="ce3">
            <text:p>Entnahmen aus Spezialfinanzierungen und Stiftungen</text:p>
          </table:table-cell>
          <table:table-cell table:style-name="ce4"/>
          <table:table-cell office:value-type="float" office:value="1413819.45" table:style-name="ce4">
            <text:p>1’413’819.45</text:p>
          </table:table-cell>
          <table:table-cell office:value-type="float" office:value="1413819" table:style-name="ce5">
            <text:p>1’413’8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201491.71" table:style-name="ce4">
            <text:p>6’201’491.71</text:p>
          </table:table-cell>
          <table:table-cell office:value-type="float" office:value="6379000" table:style-name="ce5">
            <text:p>6’379’0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6156571.8899999997" table:style-name="ce4">
            <text:p>6’156’571.89</text:p>
          </table:table-cell>
          <table:table-cell office:value-type="float" office:value="-222428" table:style-name="ce5">
            <text:p>-222’4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060.3" table:style-name="ce4">
            <text:p>18’060.30</text:p>
          </table:table-cell>
          <table:table-cell office:value-type="float" office:value="17400" table:style-name="ce5">
            <text:p>17’400</text:p>
          </table:table-cell>
          <table:table-cell table:style-name="ce3"/>
          <table:table-cell office:value-type="string" table:style-name="ce3">
            <text:p>491</text:p>
          </table:table-cell>
          <table:table-cell office:value-type="string" table:style-name="ce3">
            <text:p>Intern verrechneter Ertrag</text:p>
          </table:table-cell>
          <table:table-cell table:number-columns-repeated="2" table:style-name="ce4"/>
          <table:table-cell office:value-type="float" office:value="-17400" table:style-name="ce5">
            <text:p>-17’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1178.5" table:style-name="ce4">
            <text:p>251’178.50</text:p>
          </table:table-cell>
          <table:table-cell office:value-type="float" office:value="286700" table:style-name="ce5">
            <text:p>286’700</text:p>
          </table:table-cell>
          <table:table-cell table:style-name="ce3"/>
          <table:table-cell office:value-type="string" table:style-name="ce3">
            <text:p>496</text:p>
          </table:table-cell>
          <table:table-cell office:value-type="string" table:style-name="ce3">
            <text:p>Intern verrechnete Zinsen</text:p>
          </table:table-cell>
          <table:table-cell table:style-name="ce4"/>
          <table:table-cell office:value-type="float" office:value="184821.6" table:style-name="ce4">
            <text:p>184’821.60</text:p>
          </table:table-cell>
          <table:table-cell office:value-type="float" office:value="-101878" table:style-name="ce5">
            <text:p>-101’8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42</text:p>
          </table:table-cell>
          <table:table-cell office:value-type="string" table:style-name="ce6">
            <text:p>Zivilschutz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38868.1499999999" table:style-name="ce7">
            <text:p>1’138’868.15</text:p>
          </table:table-cell>
          <table:table-cell office:value-type="float" office:value="1248300" table:style-name="ce8">
            <text:p>1’248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159862.69" table:style-name="ce7">
            <text:p>1’159’862.69</text:p>
          </table:table-cell>
          <table:table-cell table:style-name="ce7"/>
          <table:table-cell office:value-type="float" office:value="-102937" table:style-name="ce8">
            <text:p>-102’93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500" table:style-name="ce8">
            <text:p>14’5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52069.6" table:style-name="ce7">
            <text:p>252’069.60</text:p>
          </table:table-cell>
          <table:table-cell office:value-type="float" office:value="183300" table:style-name="ce8">
            <text:p>183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59736" table:style-name="ce7">
            <text:p>159’736.00</text:p>
          </table:table-cell>
          <table:table-cell office:value-type="float" office:value="-23564" table:style-name="ce8">
            <text:p>-23’56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86798.55" table:style-name="ce7">
            <text:p>886’798.55</text:p>
          </table:table-cell>
          <table:table-cell office:value-type="float" office:value="1079500" table:style-name="ce8">
            <text:p>1’079’5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000126.69" table:style-name="ce7">
            <text:p>1’000’126.6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0882.85" table:style-name="ce4">
            <text:p>210’882.85</text:p>
          </table:table-cell>
          <table:table-cell office:value-type="float" office:value="159300" table:style-name="ce5">
            <text:p>159’3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57611.1" table:style-name="ce4">
            <text:p>157’611.10</text:p>
          </table:table-cell>
          <table:table-cell table:style-name="ce4"/>
          <table:table-cell office:value-type="float" office:value="-1689" table:style-name="ce5">
            <text:p>-1’6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268.55" table:style-name="ce4">
            <text:p>14’268.55</text:p>
          </table:table-cell>
          <table:table-cell office:value-type="float" office:value="11500" table:style-name="ce5">
            <text:p>11’5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1730.6" table:style-name="ce4">
            <text:p>11’730.60</text:p>
          </table:table-cell>
          <table:table-cell table:style-name="ce4"/>
          <table:table-cell office:value-type="float" office:value="231" table:style-name="ce5">
            <text:p>2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373.45" table:style-name="ce4">
            <text:p>23’373.45</text:p>
          </table:table-cell>
          <table:table-cell office:value-type="float" office:value="13500" table:style-name="ce5">
            <text:p>13’5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6823.3" table:style-name="ce4">
            <text:p>16’823.30</text:p>
          </table:table-cell>
          <table:table-cell table:style-name="ce4"/>
          <table:table-cell office:value-type="float" office:value="3323" table:style-name="ce5">
            <text:p>3’3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50.35" table:style-name="ce4">
            <text:p>750.35</text:p>
          </table:table-cell>
          <table:table-cell office:value-type="float" office:value="900" table:style-name="ce5">
            <text:p>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004.05" table:style-name="ce4">
            <text:p>1’004.05</text:p>
          </table:table-cell>
          <table:table-cell table:style-name="ce4"/>
          <table:table-cell office:value-type="float" office:value="104" table:style-name="ce5">
            <text:p>10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2.6" table:style-name="ce4">
            <text:p>1’552.60</text:p>
          </table:table-cell>
          <table:table-cell office:value-type="float" office:value="1400" table:style-name="ce5">
            <text:p>1’4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084.2" table:style-name="ce4">
            <text:p>1’084.20</text:p>
          </table:table-cell>
          <table:table-cell table:style-name="ce4"/>
          <table:table-cell office:value-type="float" office:value="-316" table:style-name="ce5">
            <text:p>-3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174.15" table:style-name="ce4">
            <text:p>14’174.15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4229.4" table:style-name="ce4">
            <text:p>14’229.40</text:p>
          </table:table-cell>
          <table:table-cell table:style-name="ce4"/>
          <table:table-cell office:value-type="float" office:value="-271" table:style-name="ce5">
            <text:p>-2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4500" table:style-name="ce5">
            <text:p>14’5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6329.05" table:style-name="ce4">
            <text:p>46’329.05</text:p>
          </table:table-cell>
          <table:table-cell office:value-type="float" office:value="61200" table:style-name="ce5">
            <text:p>61’2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33218.9" table:style-name="ce4">
            <text:p>33’218.90</text:p>
          </table:table-cell>
          <table:table-cell table:style-name="ce4"/>
          <table:table-cell office:value-type="float" office:value="-27981" table:style-name="ce5">
            <text:p>-27’98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97.83" table:style-name="ce4">
            <text:p>3’297.83</text:p>
          </table:table-cell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6844.51" table:style-name="ce4">
            <text:p>6’844.51</text:p>
          </table:table-cell>
          <table:table-cell table:style-name="ce4"/>
          <table:table-cell office:value-type="float" office:value="1845" table:style-name="ce5">
            <text:p>1’8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977" table:style-name="ce4">
            <text:p>23’977.00</text:p>
          </table:table-cell>
          <table:table-cell office:value-type="float" office:value="33200" table:style-name="ce5">
            <text:p>33’2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3984.4" table:style-name="ce4">
            <text:p>3’984.40</text:p>
          </table:table-cell>
          <table:table-cell table:style-name="ce4"/>
          <table:table-cell office:value-type="float" office:value="-29216" table:style-name="ce5">
            <text:p>-29’2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87.95" table:style-name="ce4">
            <text:p>3’987.95</text:p>
          </table:table-cell>
          <table:table-cell office:value-type="float" office:value="2400" table:style-name="ce5">
            <text:p>2’4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office:value-type="float" office:value="-2400" table:style-name="ce5">
            <text:p>-2’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1" table:style-name="ce4">
            <text:p>521.00</text:p>
          </table:table-cell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290" table:style-name="ce4">
            <text:p>1’290.00</text:p>
          </table:table-cell>
          <table:table-cell table:style-name="ce4"/>
          <table:table-cell office:value-type="float" office:value="990" table:style-name="ce5">
            <text:p>9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2750.399999999994" table:style-name="ce4">
            <text:p>92’750.40</text:p>
          </table:table-cell>
          <table:table-cell office:value-type="float" office:value="95200" table:style-name="ce5">
            <text:p>95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66952.27" table:style-name="ce4">
            <text:p>66’952.27</text:p>
          </table:table-cell>
          <table:table-cell table:style-name="ce4"/>
          <table:table-cell office:value-type="float" office:value="-28248" table:style-name="ce5">
            <text:p>-28’2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37.8" table:style-name="ce4">
            <text:p>2’637.80</text:p>
          </table:table-cell>
          <table:table-cell office:value-type="float" office:value="4400" table:style-name="ce5">
            <text:p>4’4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380" table:style-name="ce4">
            <text:p>3’380.00</text:p>
          </table:table-cell>
          <table:table-cell table:style-name="ce4"/>
          <table:table-cell office:value-type="float" office:value="-1020" table:style-name="ce5">
            <text:p>-1’0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000" table:style-name="ce4">
            <text:p>10’000.00</text:p>
          </table:table-cell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0000" table:style-name="ce4">
            <text:p>10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90365.17" table:style-name="ce4">
            <text:p>690’365.17</text:p>
          </table:table-cell>
          <table:table-cell office:value-type="float" office:value="850000" table:style-name="ce5">
            <text:p>850’0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831709.96" table:style-name="ce4">
            <text:p>831’709.96</text:p>
          </table:table-cell>
          <table:table-cell table:style-name="ce4"/>
          <table:table-cell office:value-type="float" office:value="-18290" table:style-name="ce5">
            <text:p>-18’2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913.5" table:style-name="ce4">
            <text:p>16’913.50</text:p>
          </table:table-cell>
          <table:table-cell office:value-type="float" office:value="22300" table:style-name="ce5">
            <text:p>22’3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7721.05" table:style-name="ce4">
            <text:p>7’721.05</text:p>
          </table:table-cell>
          <table:table-cell office:value-type="float" office:value="-14579" table:style-name="ce5">
            <text:p>-14’5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272" table:style-name="ce4">
            <text:p>22’272.00</text:p>
          </table:table-cell>
          <table:table-cell office:value-type="float" office:value="8200" table:style-name="ce5">
            <text:p>8’2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930" table:style-name="ce4">
            <text:p>2’930.00</text:p>
          </table:table-cell>
          <table:table-cell office:value-type="float" office:value="-5270" table:style-name="ce5">
            <text:p>-5’2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722" table:style-name="ce4">
            <text:p>60’722.00</text:p>
          </table:table-cell>
          <table:table-cell office:value-type="float" office:value="5700" table:style-name="ce5">
            <text:p>5’7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6974" table:style-name="ce4">
            <text:p>6’974.00</text:p>
          </table:table-cell>
          <table:table-cell office:value-type="float" office:value="1274" table:style-name="ce5">
            <text:p>1’2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3642" table:style-name="ce4">
            <text:p>133’642.00</text:p>
          </table:table-cell>
          <table:table-cell office:value-type="float" office:value="133400" table:style-name="ce5">
            <text:p>133’4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134100.95000000001" table:style-name="ce4">
            <text:p>134’100.95</text:p>
          </table:table-cell>
          <table:table-cell office:value-type="float" office:value="701" table:style-name="ce5">
            <text:p>7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00" table:style-name="ce4">
            <text:p>5’000.00</text:p>
          </table:table-cell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5010" table:style-name="ce4">
            <text:p>5’010.00</text:p>
          </table:table-cell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00" table:style-name="ce4">
            <text:p>4’500.00</text:p>
          </table:table-cell>
          <table:table-cell table:style-name="ce5"/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020.1" table:style-name="ce4">
            <text:p>9’020.10</text:p>
          </table:table-cell>
          <table:table-cell office:value-type="float" office:value="8700" table:style-name="ce5">
            <text:p>8’700</text:p>
          </table:table-cell>
          <table:table-cell table:style-name="ce3"/>
          <table:table-cell office:value-type="string" table:style-name="ce3">
            <text:p>491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3000" table:style-name="ce4">
            <text:p>3’000.00</text:p>
          </table:table-cell>
          <table:table-cell office:value-type="float" office:value="-5700" table:style-name="ce5">
            <text:p>-5’7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5</text:p>
          </table:table-cell>
          <table:table-cell office:value-type="string" table:style-name="ce6">
            <text:p>Amt für Gesellschaftsfrag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876526.7300000004" table:style-name="ce7">
            <text:p>5’876’526.73</text:p>
          </table:table-cell>
          <table:table-cell office:value-type="float" office:value="5997000" table:style-name="ce8">
            <text:p>5’997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066042.3399999999" table:style-name="ce7">
            <text:p>6’066’042.34</text:p>
          </table:table-cell>
          <table:table-cell table:style-name="ce7"/>
          <table:table-cell office:value-type="float" office:value="-26758" table:style-name="ce8">
            <text:p>-26’75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95800" table:style-name="ce8">
            <text:p>95’8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035078.85" table:style-name="ce7">
            <text:p>4’035’078.85</text:p>
          </table:table-cell>
          <table:table-cell office:value-type="float" office:value="4512300" table:style-name="ce8">
            <text:p>4’512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788935.2" table:style-name="ce7">
            <text:p>4’788’935.20</text:p>
          </table:table-cell>
          <table:table-cell office:value-type="float" office:value="276635" table:style-name="ce8">
            <text:p>276’63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41447.88" table:style-name="ce7">
            <text:p>1’841’447.88</text:p>
          </table:table-cell>
          <table:table-cell office:value-type="float" office:value="1580500" table:style-name="ce8">
            <text:p>1’580’5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277107.1399999999" table:style-name="ce7">
            <text:p>1’277’107.14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5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76297" table:style-name="ce7">
            <text:p>1’176’297.00</text:p>
          </table:table-cell>
          <table:table-cell office:value-type="float" office:value="1257700" table:style-name="ce8">
            <text:p>1’257’7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123872.75" table:style-name="ce7">
            <text:p>1’123’872.75</text:p>
          </table:table-cell>
          <table:table-cell table:style-name="ce7"/>
          <table:table-cell office:value-type="float" office:value="-135827" table:style-name="ce8">
            <text:p>-135’82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000" table:style-name="ce8">
            <text:p>2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100" table:style-name="ce7">
            <text:p>15’100.00</text:p>
          </table:table-cell>
          <table:table-cell office:value-type="float" office:value="15000" table:style-name="ce8">
            <text:p>15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7150" table:style-name="ce7">
            <text:p>17’150.00</text:p>
          </table:table-cell>
          <table:table-cell office:value-type="float" office:value="2150" table:style-name="ce8">
            <text:p>2’15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61197" table:style-name="ce7">
            <text:p>1’161’197.00</text:p>
          </table:table-cell>
          <table:table-cell office:value-type="float" office:value="1244700" table:style-name="ce8">
            <text:p>1’244’7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06722.75" table:style-name="ce7">
            <text:p>1’106’722.7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680" table:style-name="ce4">
            <text:p>10’680.00</text:p>
          </table:table-cell>
          <table:table-cell office:value-type="float" office:value="13000" table:style-name="ce5">
            <text:p>13’000</text:p>
          </table:table-cell>
          <table:table-cell table:style-name="ce3"/>
          <table:table-cell office:value-type="string" table:style-name="ce3">
            <text:p>300</text:p>
          </table:table-cell>
          <table:table-cell office:value-type="string" table:style-name="ce3">
            <text:p>Behörden und Kommissionen</text:p>
          </table:table-cell>
          <table:table-cell office:value-type="float" office:value="8595" table:style-name="ce4">
            <text:p>8’595.00</text:p>
          </table:table-cell>
          <table:table-cell table:style-name="ce4"/>
          <table:table-cell office:value-type="float" office:value="-4405" table:style-name="ce5">
            <text:p>-4’4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0971.05" table:style-name="ce4">
            <text:p>700’971.05</text:p>
          </table:table-cell>
          <table:table-cell office:value-type="float" office:value="709400" table:style-name="ce5">
            <text:p>709’4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692053.4" table:style-name="ce4">
            <text:p>692’053.40</text:p>
          </table:table-cell>
          <table:table-cell table:style-name="ce4"/>
          <table:table-cell office:value-type="float" office:value="-17347" table:style-name="ce5">
            <text:p>-17’3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136.7" table:style-name="ce4">
            <text:p>52’136.70</text:p>
          </table:table-cell>
          <table:table-cell office:value-type="float" office:value="51400" table:style-name="ce5">
            <text:p>51’4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51991.85" table:style-name="ce4">
            <text:p>51’991.85</text:p>
          </table:table-cell>
          <table:table-cell table:style-name="ce4"/>
          <table:table-cell office:value-type="float" office:value="592" table:style-name="ce5">
            <text:p>5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3686.3" table:style-name="ce4">
            <text:p>73’686.30</text:p>
          </table:table-cell>
          <table:table-cell office:value-type="float" office:value="62700" table:style-name="ce5">
            <text:p>62’7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73921.5" table:style-name="ce4">
            <text:p>73’921.50</text:p>
          </table:table-cell>
          <table:table-cell table:style-name="ce4"/>
          <table:table-cell office:value-type="float" office:value="11222" table:style-name="ce5">
            <text:p>11’2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26.7" table:style-name="ce4">
            <text:p>2’826.70</text:p>
          </table:table-cell>
          <table:table-cell office:value-type="float" office:value="3900" table:style-name="ce5">
            <text:p>3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4475.6499999999996" table:style-name="ce4">
            <text:p>4’475.65</text:p>
          </table:table-cell>
          <table:table-cell table:style-name="ce4"/>
          <table:table-cell office:value-type="float" office:value="576" table:style-name="ce5">
            <text:p>5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219.03" table:style-name="ce4">
            <text:p>6’219.03</text:p>
          </table:table-cell>
          <table:table-cell office:value-type="float" office:value="7000" table:style-name="ce5">
            <text:p>7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7559.8" table:style-name="ce4">
            <text:p>7’559.80</text:p>
          </table:table-cell>
          <table:table-cell table:style-name="ce4"/>
          <table:table-cell office:value-type="float" office:value="560" table:style-name="ce5">
            <text:p>5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487.419999999998" table:style-name="ce4">
            <text:p>19’487.42</text:p>
          </table:table-cell>
          <table:table-cell office:value-type="float" office:value="17500" table:style-name="ce5">
            <text:p>17’5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9438.4" table:style-name="ce4">
            <text:p>9’438.40</text:p>
          </table:table-cell>
          <table:table-cell table:style-name="ce4"/>
          <table:table-cell office:value-type="float" office:value="-8062" table:style-name="ce5">
            <text:p>-8’0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63.6" table:style-name="ce4">
            <text:p>3’563.60</text:p>
          </table:table-cell>
          <table:table-cell office:value-type="float" office:value="4000" table:style-name="ce5">
            <text:p>4’0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405.05" table:style-name="ce4">
            <text:p>3’405.05</text:p>
          </table:table-cell>
          <table:table-cell table:style-name="ce4"/>
          <table:table-cell office:value-type="float" office:value="-595" table:style-name="ce5">
            <text:p>-5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7098.21" table:style-name="ce4">
            <text:p>197’098.21</text:p>
          </table:table-cell>
          <table:table-cell office:value-type="float" office:value="312200" table:style-name="ce5">
            <text:p>312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97868.15" table:style-name="ce4">
            <text:p>197’868.15</text:p>
          </table:table-cell>
          <table:table-cell table:style-name="ce4"/>
          <table:table-cell office:value-type="float" office:value="-114332" table:style-name="ce5">
            <text:p>-114’3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089.4" table:style-name="ce4">
            <text:p>13’089.40</text:p>
          </table:table-cell>
          <table:table-cell office:value-type="float" office:value="17000" table:style-name="ce5">
            <text:p>17’0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5623.6" table:style-name="ce4">
            <text:p>15’623.60</text:p>
          </table:table-cell>
          <table:table-cell table:style-name="ce4"/>
          <table:table-cell office:value-type="float" office:value="-3376" table:style-name="ce5">
            <text:p>-3’3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0" table:style-name="ce5">
            <text:p>2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6538.59" table:style-name="ce4">
            <text:p>96’538.59</text:p>
          </table:table-cell>
          <table:table-cell office:value-type="float" office:value="59600" table:style-name="ce5">
            <text:p>59’6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58940.35" table:style-name="ce4">
            <text:p>58’940.35</text:p>
          </table:table-cell>
          <table:table-cell table:style-name="ce4"/>
          <table:table-cell office:value-type="float" office:value="-660" table:style-name="ce5">
            <text:p>-6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100" table:style-name="ce4">
            <text:p>15’100.00</text:p>
          </table:table-cell>
          <table:table-cell office:value-type="float" office:value="15000" table:style-name="ce5">
            <text:p>15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7150" table:style-name="ce4">
            <text:p>17’150.00</text:p>
          </table:table-cell>
          <table:table-cell office:value-type="float" office:value="2150" table:style-name="ce5">
            <text:p>2’1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51</text:p>
          </table:table-cell>
          <table:table-cell office:value-type="string" table:style-name="ce6">
            <text:p>AHV-Zweig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05383.8" table:style-name="ce7">
            <text:p>505’383.80</text:p>
          </table:table-cell>
          <table:table-cell office:value-type="float" office:value="474300" table:style-name="ce8">
            <text:p>474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64023.49" table:style-name="ce7">
            <text:p>464’023.49</text:p>
          </table:table-cell>
          <table:table-cell table:style-name="ce7"/>
          <table:table-cell office:value-type="float" office:value="-10277" table:style-name="ce8">
            <text:p>-10’27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5064.55" table:style-name="ce7">
            <text:p>105’064.55</text:p>
          </table:table-cell>
          <table:table-cell office:value-type="float" office:value="126100" table:style-name="ce8">
            <text:p>126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3963.55" table:style-name="ce7">
            <text:p>83’963.55</text:p>
          </table:table-cell>
          <table:table-cell office:value-type="float" office:value="-42136" table:style-name="ce8">
            <text:p>-42’13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00319.25" table:style-name="ce7">
            <text:p>400’319.25</text:p>
          </table:table-cell>
          <table:table-cell office:value-type="float" office:value="348200" table:style-name="ce8">
            <text:p>348’2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80059.94" table:style-name="ce7">
            <text:p>380’059.94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4721.55" table:style-name="ce4">
            <text:p>404’721.55</text:p>
          </table:table-cell>
          <table:table-cell office:value-type="float" office:value="380100" table:style-name="ce5">
            <text:p>380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363253.5" table:style-name="ce4">
            <text:p>363’253.50</text:p>
          </table:table-cell>
          <table:table-cell table:style-name="ce4"/>
          <table:table-cell office:value-type="float" office:value="-16847" table:style-name="ce5">
            <text:p>-16’8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972.1" table:style-name="ce4">
            <text:p>28’972.10</text:p>
          </table:table-cell>
          <table:table-cell office:value-type="float" office:value="27600" table:style-name="ce5">
            <text:p>27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27552.45" table:style-name="ce4">
            <text:p>27’552.45</text:p>
          </table:table-cell>
          <table:table-cell table:style-name="ce4"/>
          <table:table-cell office:value-type="float" office:value="-48" table:style-name="ce5">
            <text:p>-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2733.35" table:style-name="ce4">
            <text:p>42’733.35</text:p>
          </table:table-cell>
          <table:table-cell office:value-type="float" office:value="34300" table:style-name="ce5">
            <text:p>34’3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37253.599999999999" table:style-name="ce4">
            <text:p>37’253.60</text:p>
          </table:table-cell>
          <table:table-cell table:style-name="ce4"/>
          <table:table-cell office:value-type="float" office:value="2954" table:style-name="ce5">
            <text:p>2’9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62.85" table:style-name="ce4">
            <text:p>1’562.85</text:p>
          </table:table-cell>
          <table:table-cell office:value-type="float" office:value="2200" table:style-name="ce5">
            <text:p>2’2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375.15" table:style-name="ce4">
            <text:p>2’375.15</text:p>
          </table:table-cell>
          <table:table-cell table:style-name="ce4"/>
          <table:table-cell office:value-type="float" office:value="175" table:style-name="ce5">
            <text:p>1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30.30000000000001" table:style-name="ce4">
            <text:p>130.30</text:p>
          </table:table-cell>
          <table:table-cell table:style-name="ce4"/>
          <table:table-cell office:value-type="float" office:value="-170" table:style-name="ce5">
            <text:p>-1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89" table:style-name="ce4">
            <text:p>1’189.00</text:p>
          </table:table-cell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207.4499999999998" table:style-name="ce4">
            <text:p>2’207.45</text:p>
          </table:table-cell>
          <table:table-cell table:style-name="ce4"/>
          <table:table-cell office:value-type="float" office:value="1207" table:style-name="ce5">
            <text:p>1’2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626.65" table:style-name="ce4">
            <text:p>1’626.65</text:p>
          </table:table-cell>
          <table:table-cell table:style-name="ce4"/>
          <table:table-cell office:value-type="float" office:value="1627" table:style-name="ce5">
            <text:p>1’62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9.05000000000001" table:style-name="ce4">
            <text:p>149.05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43.65" table:style-name="ce4">
            <text:p>143.65</text:p>
          </table:table-cell>
          <table:table-cell table:style-name="ce4"/>
          <table:table-cell office:value-type="float" office:value="144" table:style-name="ce5">
            <text:p>1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0" table:style-name="ce5">
            <text:p>1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843.3" table:style-name="ce4">
            <text:p>843.30</text:p>
          </table:table-cell>
          <table:table-cell table:style-name="ce4"/>
          <table:table-cell office:value-type="float" office:value="743" table:style-name="ce5">
            <text:p>7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98.55" table:style-name="ce4">
            <text:p>1’198.55</text:p>
          </table:table-cell>
          <table:table-cell office:value-type="float" office:value="700" table:style-name="ce5">
            <text:p>7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956.45" table:style-name="ce4">
            <text:p>956.45</text:p>
          </table:table-cell>
          <table:table-cell table:style-name="ce4"/>
          <table:table-cell office:value-type="float" office:value="256" table:style-name="ce5">
            <text:p>2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0" table:style-name="ce4">
            <text:p>380.0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766.85" table:style-name="ce4">
            <text:p>766.85</text:p>
          </table:table-cell>
          <table:table-cell table:style-name="ce4"/>
          <table:table-cell office:value-type="float" office:value="267" table:style-name="ce5">
            <text:p>2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477.35" table:style-name="ce4">
            <text:p>24’477.35</text:p>
          </table:table-cell>
          <table:table-cell office:value-type="float" office:value="27500" table:style-name="ce5">
            <text:p>27’5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26914.14" table:style-name="ce4">
            <text:p>26’914.14</text:p>
          </table:table-cell>
          <table:table-cell table:style-name="ce4"/>
          <table:table-cell office:value-type="float" office:value="-586" table:style-name="ce5">
            <text:p>-5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711.599999999999" table:style-name="ce4">
            <text:p>22’711.60</text:p>
          </table:table-cell>
          <table:table-cell office:value-type="float" office:value="5400" table:style-name="ce5">
            <text:p>5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400" table:style-name="ce4">
            <text:p>2’400.00</text:p>
          </table:table-cell>
          <table:table-cell office:value-type="float" office:value="-3000" table:style-name="ce5">
            <text:p>-3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2352.95" table:style-name="ce4">
            <text:p>82’352.95</text:p>
          </table:table-cell>
          <table:table-cell office:value-type="float" office:value="120700" table:style-name="ce5">
            <text:p>120’7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81563.55" table:style-name="ce4">
            <text:p>81’563.55</text:p>
          </table:table-cell>
          <table:table-cell office:value-type="float" office:value="-39136" table:style-name="ce5">
            <text:p>-39’1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52</text:p>
          </table:table-cell>
          <table:table-cell office:value-type="string" table:style-name="ce6">
            <text:p>Wohnheim für Kinder und Jugendliche Riederenholz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361105.67" table:style-name="ce7">
            <text:p>2’361’105.67</text:p>
          </table:table-cell>
          <table:table-cell office:value-type="float" office:value="2481500" table:style-name="ce8">
            <text:p>2’481’5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492590.7200000002" table:style-name="ce7">
            <text:p>2’492’590.72</text:p>
          </table:table-cell>
          <table:table-cell table:style-name="ce7"/>
          <table:table-cell office:value-type="float" office:value="-48309" table:style-name="ce8">
            <text:p>-48’30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9400" table:style-name="ce8">
            <text:p>59’4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98491.85" table:style-name="ce7">
            <text:p>2’098’491.85</text:p>
          </table:table-cell>
          <table:table-cell office:value-type="float" office:value="2481500" table:style-name="ce8">
            <text:p>2’481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795985.4" table:style-name="ce7">
            <text:p>2’795’985.40</text:p>
          </table:table-cell>
          <table:table-cell office:value-type="float" office:value="314485" table:style-name="ce8">
            <text:p>314’48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62613.82" table:style-name="ce7">
            <text:p>262’613.82</text:p>
          </table:table-cell>
          <table:table-cell office:value-type="float" office:value="59400" table:style-name="ce8">
            <text:p>59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303394.68" table:style-name="ce7">
            <text:p>303’394.68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46862.55" table:style-name="ce4">
            <text:p>1’546’862.55</text:p>
          </table:table-cell>
          <table:table-cell office:value-type="float" office:value="1554100" table:style-name="ce5">
            <text:p>1’554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613485.75" table:style-name="ce4">
            <text:p>1’613’485.75</text:p>
          </table:table-cell>
          <table:table-cell table:style-name="ce4"/>
          <table:table-cell office:value-type="float" office:value="-14" table:style-name="ce5">
            <text:p>-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9400" table:style-name="ce5">
            <text:p>59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8163.4" table:style-name="ce4">
            <text:p>118’163.40</text:p>
          </table:table-cell>
          <table:table-cell office:value-type="float" office:value="114600" table:style-name="ce5">
            <text:p>114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21635.85" table:style-name="ce4">
            <text:p>121’635.85</text:p>
          </table:table-cell>
          <table:table-cell table:style-name="ce4"/>
          <table:table-cell office:value-type="float" office:value="7036" table:style-name="ce5">
            <text:p>7’0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7952.25" table:style-name="ce4">
            <text:p>117’952.25</text:p>
          </table:table-cell>
          <table:table-cell office:value-type="float" office:value="129400" table:style-name="ce5">
            <text:p>129’4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21124" table:style-name="ce4">
            <text:p>121’124.00</text:p>
          </table:table-cell>
          <table:table-cell table:style-name="ce4"/>
          <table:table-cell office:value-type="float" office:value="-8276" table:style-name="ce5">
            <text:p>-8’2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278.3" table:style-name="ce4">
            <text:p>6’278.30</text:p>
          </table:table-cell>
          <table:table-cell office:value-type="float" office:value="8700" table:style-name="ce5">
            <text:p>8’7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0112.950000000001" table:style-name="ce4">
            <text:p>10’112.95</text:p>
          </table:table-cell>
          <table:table-cell table:style-name="ce4"/>
          <table:table-cell office:value-type="float" office:value="1413" table:style-name="ce5">
            <text:p>1’4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101.1" table:style-name="ce4">
            <text:p>16’101.10</text:p>
          </table:table-cell>
          <table:table-cell office:value-type="float" office:value="22500" table:style-name="ce5">
            <text:p>22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4208.8" table:style-name="ce4">
            <text:p>14’208.80</text:p>
          </table:table-cell>
          <table:table-cell table:style-name="ce4"/>
          <table:table-cell office:value-type="float" office:value="-8291" table:style-name="ce5">
            <text:p>-8’2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61.5" table:style-name="ce4">
            <text:p>2’861.50</text:p>
          </table:table-cell>
          <table:table-cell office:value-type="float" office:value="2400" table:style-name="ce5">
            <text:p>2’4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225.9499999999998" table:style-name="ce4">
            <text:p>2’225.95</text:p>
          </table:table-cell>
          <table:table-cell table:style-name="ce4"/>
          <table:table-cell office:value-type="float" office:value="-174" table:style-name="ce5">
            <text:p>-1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28.4500000000007" table:style-name="ce4">
            <text:p>8’428.45</text:p>
          </table:table-cell>
          <table:table-cell office:value-type="float" office:value="37200" table:style-name="ce5">
            <text:p>37’2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30901.25" table:style-name="ce4">
            <text:p>30’901.25</text:p>
          </table:table-cell>
          <table:table-cell table:style-name="ce4"/>
          <table:table-cell office:value-type="float" office:value="-6299" table:style-name="ce5">
            <text:p>-6’2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544.15" table:style-name="ce4">
            <text:p>32’544.15</text:p>
          </table:table-cell>
          <table:table-cell office:value-type="float" office:value="32900" table:style-name="ce5">
            <text:p>32’9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31307.4" table:style-name="ce4">
            <text:p>31’307.40</text:p>
          </table:table-cell>
          <table:table-cell table:style-name="ce4"/>
          <table:table-cell office:value-type="float" office:value="-1593" table:style-name="ce5">
            <text:p>-1’5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4602.509999999995" table:style-name="ce4">
            <text:p>74’602.51</text:p>
          </table:table-cell>
          <table:table-cell office:value-type="float" office:value="85000" table:style-name="ce5">
            <text:p>85’0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78782.84" table:style-name="ce4">
            <text:p>78’782.84</text:p>
          </table:table-cell>
          <table:table-cell table:style-name="ce4"/>
          <table:table-cell office:value-type="float" office:value="-6217" table:style-name="ce5">
            <text:p>-6’2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994.25" table:style-name="ce4">
            <text:p>8’994.25</text:p>
          </table:table-cell>
          <table:table-cell office:value-type="float" office:value="31300" table:style-name="ce5">
            <text:p>31’3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8245.5" table:style-name="ce4">
            <text:p>8’245.50</text:p>
          </table:table-cell>
          <table:table-cell table:style-name="ce4"/>
          <table:table-cell office:value-type="float" office:value="-23055" table:style-name="ce5">
            <text:p>-23’0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56.9" table:style-name="ce4">
            <text:p>2’056.90</text:p>
          </table:table-cell>
          <table:table-cell office:value-type="float" office:value="1900" table:style-name="ce5">
            <text:p>1’9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048.6500000000001" table:style-name="ce4">
            <text:p>1’048.65</text:p>
          </table:table-cell>
          <table:table-cell table:style-name="ce4"/>
          <table:table-cell office:value-type="float" office:value="-851" table:style-name="ce5">
            <text:p>-8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850.55" table:style-name="ce4">
            <text:p>25’850.55</text:p>
          </table:table-cell>
          <table:table-cell office:value-type="float" office:value="31100" table:style-name="ce5">
            <text:p>31’1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4826" table:style-name="ce4">
            <text:p>24’826.00</text:p>
          </table:table-cell>
          <table:table-cell table:style-name="ce4"/>
          <table:table-cell office:value-type="float" office:value="-6274" table:style-name="ce5">
            <text:p>-6’2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564.48" table:style-name="ce4">
            <text:p>8’564.48</text:p>
          </table:table-cell>
          <table:table-cell office:value-type="float" office:value="24200" table:style-name="ce5">
            <text:p>24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8611.2099999999991" table:style-name="ce4">
            <text:p>8’611.21</text:p>
          </table:table-cell>
          <table:table-cell table:style-name="ce4"/>
          <table:table-cell office:value-type="float" office:value="-15589" table:style-name="ce5">
            <text:p>-15’5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887.9" table:style-name="ce4">
            <text:p>6’887.90</text:p>
          </table:table-cell>
          <table:table-cell office:value-type="float" office:value="3800" table:style-name="ce5">
            <text:p>3’8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013.3" table:style-name="ce4">
            <text:p>3’013.30</text:p>
          </table:table-cell>
          <table:table-cell table:style-name="ce4"/>
          <table:table-cell office:value-type="float" office:value="-787" table:style-name="ce5">
            <text:p>-7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933.599999999999" table:style-name="ce4">
            <text:p>33’933.60</text:p>
          </table:table-cell>
          <table:table-cell office:value-type="float" office:value="53700" table:style-name="ce5">
            <text:p>53’700</text:p>
          </table:table-cell>
          <table:table-cell table:style-name="ce3"/>
          <table:table-cell office:value-type="string" table:style-name="ce3">
            <text:p>366</text:p>
          </table:table-cell>
          <table:table-cell office:value-type="string" table:style-name="ce3">
            <text:p>Beiträge an private Haushalte</text:p>
          </table:table-cell>
          <table:table-cell office:value-type="float" office:value="44329.75" table:style-name="ce4">
            <text:p>44’329.75</text:p>
          </table:table-cell>
          <table:table-cell table:style-name="ce4"/>
          <table:table-cell office:value-type="float" office:value="-9370" table:style-name="ce5">
            <text:p>-9’3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7404.59999999998" table:style-name="ce4">
            <text:p>277’404.60</text:p>
          </table:table-cell>
          <table:table-cell office:value-type="float" office:value="281100" table:style-name="ce5">
            <text:p>281’1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287858.34999999998" table:style-name="ce4">
            <text:p>287’858.35</text:p>
          </table:table-cell>
          <table:table-cell table:style-name="ce4"/>
          <table:table-cell office:value-type="float" office:value="6758" table:style-name="ce5">
            <text:p>6’7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3619.179999999993" table:style-name="ce4">
            <text:p>73’619.18</text:p>
          </table:table-cell>
          <table:table-cell office:value-type="float" office:value="67600" table:style-name="ce5">
            <text:p>67’6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90873.17" table:style-name="ce4">
            <text:p>90’873.17</text:p>
          </table:table-cell>
          <table:table-cell table:style-name="ce4"/>
          <table:table-cell office:value-type="float" office:value="23273" table:style-name="ce5">
            <text:p>23’2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565.35" table:style-name="ce4">
            <text:p>51’565.35</text:p>
          </table:table-cell>
          <table:table-cell office:value-type="float" office:value="59100" table:style-name="ce5">
            <text:p>59’1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95359.8" table:style-name="ce4">
            <text:p>95’359.80</text:p>
          </table:table-cell>
          <table:table-cell office:value-type="float" office:value="36260" table:style-name="ce5">
            <text:p>36’2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5.25" table:style-name="ce4">
            <text:p>85.25</text:p>
          </table:table-cell>
          <table:table-cell table:style-name="ce5"/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232509" table:style-name="ce4">
            <text:p>232’509.00</text:p>
          </table:table-cell>
          <table:table-cell office:value-type="float" office:value="232509" table:style-name="ce5">
            <text:p>232’5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86769.75" table:style-name="ce4">
            <text:p>786’769.75</text:p>
          </table:table-cell>
          <table:table-cell office:value-type="float" office:value="484000" table:style-name="ce5">
            <text:p>484’0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686353.6" table:style-name="ce4">
            <text:p>686’353.60</text:p>
          </table:table-cell>
          <table:table-cell office:value-type="float" office:value="202354" table:style-name="ce5">
            <text:p>202’3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60242" table:style-name="ce4">
            <text:p>1’260’242.00</text:p>
          </table:table-cell>
          <table:table-cell office:value-type="float" office:value="1938400" table:style-name="ce5">
            <text:p>1’938’4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781763" table:style-name="ce4">
            <text:p>1’781’763.00</text:p>
          </table:table-cell>
          <table:table-cell office:value-type="float" office:value="-156637" table:style-name="ce5">
            <text:p>-156’6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453</text:p>
          </table:table-cell>
          <table:table-cell office:value-type="string" table:style-name="ce6">
            <text:p>Wohnheim für Betagte Riederenholz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33740.26" table:style-name="ce7">
            <text:p>1’833’740.26</text:p>
          </table:table-cell>
          <table:table-cell office:value-type="float" office:value="1783500" table:style-name="ce8">
            <text:p>1’783’5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985555.38" table:style-name="ce7">
            <text:p>1’985’555.38</text:p>
          </table:table-cell>
          <table:table-cell table:style-name="ce7"/>
          <table:table-cell office:value-type="float" office:value="167655" table:style-name="ce8">
            <text:p>167’65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4400" table:style-name="ce8">
            <text:p>34’4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16422.45" table:style-name="ce7">
            <text:p>1’816’422.45</text:p>
          </table:table-cell>
          <table:table-cell office:value-type="float" office:value="1889700" table:style-name="ce8">
            <text:p>1’889’7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891836.25" table:style-name="ce7">
            <text:p>1’891’836.25</text:p>
          </table:table-cell>
          <table:table-cell office:value-type="float" office:value="2136" table:style-name="ce8">
            <text:p>2’13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7317.810000000001" table:style-name="ce7">
            <text:p>17’317.81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93719.13" table:style-name="ce7">
            <text:p>93’719.13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71800" table:style-name="ce8">
            <text:p>71’8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81706.7" table:style-name="ce4">
            <text:p>1’181’706.70</text:p>
          </table:table-cell>
          <table:table-cell office:value-type="float" office:value="1173400" table:style-name="ce5">
            <text:p>1’173’4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207757.45" table:style-name="ce4">
            <text:p>1’207’757.45</text:p>
          </table:table-cell>
          <table:table-cell table:style-name="ce4"/>
          <table:table-cell office:value-type="float" office:value="-43" table:style-name="ce5">
            <text:p>-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4400" table:style-name="ce5">
            <text:p>34’4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9030.95" table:style-name="ce4">
            <text:p>89’030.95</text:p>
          </table:table-cell>
          <table:table-cell office:value-type="float" office:value="86800" table:style-name="ce5">
            <text:p>86’8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91311.05" table:style-name="ce4">
            <text:p>91’311.05</text:p>
          </table:table-cell>
          <table:table-cell table:style-name="ce4"/>
          <table:table-cell office:value-type="float" office:value="4511" table:style-name="ce5">
            <text:p>4’5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8303.95" table:style-name="ce4">
            <text:p>108’303.95</text:p>
          </table:table-cell>
          <table:table-cell office:value-type="float" office:value="91700" table:style-name="ce5">
            <text:p>91’7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68893" table:style-name="ce4">
            <text:p>268’893.00</text:p>
          </table:table-cell>
          <table:table-cell table:style-name="ce4"/>
          <table:table-cell office:value-type="float" office:value="177193" table:style-name="ce5">
            <text:p>177’1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65.95" table:style-name="ce4">
            <text:p>4’765.95</text:p>
          </table:table-cell>
          <table:table-cell office:value-type="float" office:value="6700" table:style-name="ce5">
            <text:p>6’7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7812.85" table:style-name="ce4">
            <text:p>7’812.85</text:p>
          </table:table-cell>
          <table:table-cell table:style-name="ce4"/>
          <table:table-cell office:value-type="float" office:value="1113" table:style-name="ce5">
            <text:p>1’1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935.15" table:style-name="ce4">
            <text:p>8’935.15</text:p>
          </table:table-cell>
          <table:table-cell office:value-type="float" office:value="9500" table:style-name="ce5">
            <text:p>9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6277.55" table:style-name="ce4">
            <text:p>6’277.55</text:p>
          </table:table-cell>
          <table:table-cell table:style-name="ce4"/>
          <table:table-cell office:value-type="float" office:value="-3222" table:style-name="ce5">
            <text:p>-3’2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25.45" table:style-name="ce4">
            <text:p>1’325.45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807.84" table:style-name="ce4">
            <text:p>2’807.84</text:p>
          </table:table-cell>
          <table:table-cell table:style-name="ce4"/>
          <table:table-cell office:value-type="float" office:value="1308" table:style-name="ce5">
            <text:p>1’3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9800" table:style-name="ce5">
            <text:p>9’8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2371" table:style-name="ce4">
            <text:p>2’371.00</text:p>
          </table:table-cell>
          <table:table-cell table:style-name="ce4"/>
          <table:table-cell office:value-type="float" office:value="-7429" table:style-name="ce5">
            <text:p>-7’4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184.49" table:style-name="ce4">
            <text:p>37’184.49</text:p>
          </table:table-cell>
          <table:table-cell office:value-type="float" office:value="36900" table:style-name="ce5">
            <text:p>36’9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35439.730000000003" table:style-name="ce4">
            <text:p>35’439.73</text:p>
          </table:table-cell>
          <table:table-cell table:style-name="ce4"/>
          <table:table-cell office:value-type="float" office:value="-1460" table:style-name="ce5">
            <text:p>-1’4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8103.98" table:style-name="ce4">
            <text:p>128’103.98</text:p>
          </table:table-cell>
          <table:table-cell office:value-type="float" office:value="131100" table:style-name="ce5">
            <text:p>131’1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30213.35" table:style-name="ce4">
            <text:p>130’213.35</text:p>
          </table:table-cell>
          <table:table-cell table:style-name="ce4"/>
          <table:table-cell office:value-type="float" office:value="-887" table:style-name="ce5">
            <text:p>-8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305.65" table:style-name="ce4">
            <text:p>16’305.65</text:p>
          </table:table-cell>
          <table:table-cell office:value-type="float" office:value="15800" table:style-name="ce5">
            <text:p>15’8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12515.83" table:style-name="ce4">
            <text:p>12’515.83</text:p>
          </table:table-cell>
          <table:table-cell table:style-name="ce4"/>
          <table:table-cell office:value-type="float" office:value="-3284" table:style-name="ce5">
            <text:p>-3’2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825.4" table:style-name="ce4">
            <text:p>45’825.40</text:p>
          </table:table-cell>
          <table:table-cell office:value-type="float" office:value="12400" table:style-name="ce5">
            <text:p>12’4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2718.4" table:style-name="ce4">
            <text:p>2’718.40</text:p>
          </table:table-cell>
          <table:table-cell table:style-name="ce4"/>
          <table:table-cell office:value-type="float" office:value="-9682" table:style-name="ce5">
            <text:p>-9’6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24.4" table:style-name="ce4">
            <text:p>5’824.40</text:p>
          </table:table-cell>
          <table:table-cell office:value-type="float" office:value="4400" table:style-name="ce5">
            <text:p>4’4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004.25" table:style-name="ce4">
            <text:p>3’004.25</text:p>
          </table:table-cell>
          <table:table-cell table:style-name="ce4"/>
          <table:table-cell office:value-type="float" office:value="-1396" table:style-name="ce5">
            <text:p>-1’3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062.46" table:style-name="ce4">
            <text:p>38’062.46</text:p>
          </table:table-cell>
          <table:table-cell office:value-type="float" office:value="38000" table:style-name="ce5">
            <text:p>38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38478.92" table:style-name="ce4">
            <text:p>38’478.92</text:p>
          </table:table-cell>
          <table:table-cell table:style-name="ce4"/>
          <table:table-cell office:value-type="float" office:value="479" table:style-name="ce5">
            <text:p>4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39.45" table:style-name="ce4">
            <text:p>5’139.45</text:p>
          </table:table-cell>
          <table:table-cell office:value-type="float" office:value="5400" table:style-name="ce5">
            <text:p>5’4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130.6" table:style-name="ce4">
            <text:p>3’130.60</text:p>
          </table:table-cell>
          <table:table-cell table:style-name="ce4"/>
          <table:table-cell office:value-type="float" office:value="-2269" table:style-name="ce5">
            <text:p>-2’2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43.15" table:style-name="ce4">
            <text:p>3’343.15</text:p>
          </table:table-cell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77.7" table:style-name="ce4">
            <text:p>3’077.70</text:p>
          </table:table-cell>
          <table:table-cell office:value-type="float" office:value="2400" table:style-name="ce5">
            <text:p>2’400</text:p>
          </table:table-cell>
          <table:table-cell table:style-name="ce3"/>
          <table:table-cell office:value-type="string" table:style-name="ce3">
            <text:p>366</text:p>
          </table:table-cell>
          <table:table-cell office:value-type="string" table:style-name="ce3">
            <text:p>Beiträge an private Haushalte</text:p>
          </table:table-cell>
          <table:table-cell office:value-type="float" office:value="1461.35" table:style-name="ce4">
            <text:p>1’461.35</text:p>
          </table:table-cell>
          <table:table-cell table:style-name="ce4"/>
          <table:table-cell office:value-type="float" office:value="-939" table:style-name="ce5">
            <text:p>-9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5917.9" table:style-name="ce4">
            <text:p>115’917.90</text:p>
          </table:table-cell>
          <table:table-cell office:value-type="float" office:value="116800" table:style-name="ce5">
            <text:p>116’8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15004.7" table:style-name="ce4">
            <text:p>115’004.70</text:p>
          </table:table-cell>
          <table:table-cell table:style-name="ce4"/>
          <table:table-cell office:value-type="float" office:value="-1795" table:style-name="ce5">
            <text:p>-1’7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887.53" table:style-name="ce4">
            <text:p>40’887.53</text:p>
          </table:table-cell>
          <table:table-cell office:value-type="float" office:value="40900" table:style-name="ce5">
            <text:p>40’9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56357.51" table:style-name="ce4">
            <text:p>56’357.51</text:p>
          </table:table-cell>
          <table:table-cell table:style-name="ce4"/>
          <table:table-cell office:value-type="float" office:value="15458" table:style-name="ce5">
            <text:p>15’4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64685.5" table:style-name="ce4">
            <text:p>1’764’685.50</text:p>
          </table:table-cell>
          <table:table-cell office:value-type="float" office:value="1845000" table:style-name="ce5">
            <text:p>1’845’000</text:p>
          </table:table-cell>
          <table:table-cell table:style-name="ce3"/>
          <table:table-cell office:value-type="string" table:style-name="ce3">
            <text:p>432</text:p>
          </table:table-cell>
          <table:table-cell office:value-type="string" table:style-name="ce3">
            <text:p>Spital- und Heimtaxen, Kostgelder</text:p>
          </table:table-cell>
          <table:table-cell table:style-name="ce4"/>
          <table:table-cell office:value-type="float" office:value="1851217.5" table:style-name="ce4">
            <text:p>1’851’217.50</text:p>
          </table:table-cell>
          <table:table-cell office:value-type="float" office:value="6218" table:style-name="ce5">
            <text:p>6’2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071.55" table:style-name="ce4">
            <text:p>11’071.55</text:p>
          </table:table-cell>
          <table:table-cell office:value-type="float" office:value="11000" table:style-name="ce5">
            <text:p>11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8274.2000000000007" table:style-name="ce4">
            <text:p>8’274.20</text:p>
          </table:table-cell>
          <table:table-cell office:value-type="float" office:value="-2726" table:style-name="ce5">
            <text:p>-2’7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665.4" table:style-name="ce4">
            <text:p>40’665.40</text:p>
          </table:table-cell>
          <table:table-cell office:value-type="float" office:value="33700" table:style-name="ce5">
            <text:p>33’7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2344.55" table:style-name="ce4">
            <text:p>32’344.55</text:p>
          </table:table-cell>
          <table:table-cell office:value-type="float" office:value="-1355" table:style-name="ce5">
            <text:p>-1’3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</text:p>
          </table:table-cell>
          <table:table-cell office:value-type="string" table:style-name="ce6">
            <text:p>Direktion Technische Betrieb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0972316.07" table:style-name="ce7">
            <text:p>50’972’316.07</text:p>
          </table:table-cell>
          <table:table-cell office:value-type="float" office:value="45313000" table:style-name="ce8">
            <text:p>45’313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7864560.659999996" table:style-name="ce7">
            <text:p>47’864’560.66</text:p>
          </table:table-cell>
          <table:table-cell table:style-name="ce7"/>
          <table:table-cell office:value-type="float" office:value="2163961" table:style-name="ce8">
            <text:p>2’163’96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96800" table:style-name="ce8">
            <text:p>296’8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90800" table:style-name="ce8">
            <text:p>90’8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7568332.049999997" table:style-name="ce7">
            <text:p>57’568’332.05</text:p>
          </table:table-cell>
          <table:table-cell office:value-type="float" office:value="52064900" table:style-name="ce8">
            <text:p>52’064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54974217.189999998" table:style-name="ce7">
            <text:p>54’974’217.19</text:p>
          </table:table-cell>
          <table:table-cell office:value-type="float" office:value="2909317" table:style-name="ce8">
            <text:p>2’909’31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596015.9800000004" table:style-name="ce7">
            <text:p>6’596’015.98</text:p>
          </table:table-cell>
          <table:table-cell office:value-type="float" office:value="6364300" table:style-name="ce8">
            <text:p>6’364’3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7109656.5300000003" table:style-name="ce7">
            <text:p>7’109’656.53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0</text:p>
          </table:table-cell>
          <table:table-cell office:value-type="string" table:style-name="ce6">
            <text:p>Direktionssekretaria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00620.94" table:style-name="ce7">
            <text:p>700’620.94</text:p>
          </table:table-cell>
          <table:table-cell office:value-type="float" office:value="927100" table:style-name="ce8">
            <text:p>927’1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36370.34" table:style-name="ce7">
            <text:p>636’370.34</text:p>
          </table:table-cell>
          <table:table-cell table:style-name="ce7"/>
          <table:table-cell office:value-type="float" office:value="-290730" table:style-name="ce8">
            <text:p>-290’73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384809.25" table:style-name="ce7">
            <text:p>6’384’809.25</text:p>
          </table:table-cell>
          <table:table-cell office:value-type="float" office:value="6385200" table:style-name="ce8">
            <text:p>6’385’2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384855.6500000004" table:style-name="ce7">
            <text:p>6’384’855.65</text:p>
          </table:table-cell>
          <table:table-cell office:value-type="float" office:value="-344" table:style-name="ce8">
            <text:p>-34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684188.3099999996" table:style-name="ce7">
            <text:p>5’684’188.31</text:p>
          </table:table-cell>
          <table:table-cell office:value-type="float" office:value="5458100" table:style-name="ce8">
            <text:p>5’458’1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5748485.3099999996" table:style-name="ce7">
            <text:p>5’748’485.31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00</text:p>
          </table:table-cell>
          <table:table-cell office:value-type="string" table:style-name="ce6">
            <text:p>Sekretariat und Diens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67620.93999999994" table:style-name="ce7">
            <text:p>667’620.94</text:p>
          </table:table-cell>
          <table:table-cell office:value-type="float" office:value="885100" table:style-name="ce8">
            <text:p>885’1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24370.34" table:style-name="ce7">
            <text:p>624’370.34</text:p>
          </table:table-cell>
          <table:table-cell table:style-name="ce7"/>
          <table:table-cell office:value-type="float" office:value="-260730" table:style-name="ce8">
            <text:p>-260’73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84809.25" table:style-name="ce7">
            <text:p>384’809.25</text:p>
          </table:table-cell>
          <table:table-cell office:value-type="float" office:value="385200" table:style-name="ce8">
            <text:p>385’2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84855.65" table:style-name="ce7">
            <text:p>384’855.65</text:p>
          </table:table-cell>
          <table:table-cell office:value-type="float" office:value="-344" table:style-name="ce8">
            <text:p>-34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82811.69" table:style-name="ce7">
            <text:p>282’811.69</text:p>
          </table:table-cell>
          <table:table-cell office:value-type="float" office:value="499900" table:style-name="ce8">
            <text:p>499’9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39514.69" table:style-name="ce7">
            <text:p>239’514.6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6171.5" table:style-name="ce4">
            <text:p>476’171.50</text:p>
          </table:table-cell>
          <table:table-cell office:value-type="float" office:value="482000" table:style-name="ce5">
            <text:p>482’0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477336.9" table:style-name="ce4">
            <text:p>477’336.90</text:p>
          </table:table-cell>
          <table:table-cell table:style-name="ce4"/>
          <table:table-cell office:value-type="float" office:value="-4663" table:style-name="ce5">
            <text:p>-4’6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751.550000000003" table:style-name="ce4">
            <text:p>35’751.55</text:p>
          </table:table-cell>
          <table:table-cell office:value-type="float" office:value="35600" table:style-name="ce5">
            <text:p>35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36162.699999999997" table:style-name="ce4">
            <text:p>36’162.70</text:p>
          </table:table-cell>
          <table:table-cell table:style-name="ce4"/>
          <table:table-cell office:value-type="float" office:value="563" table:style-name="ce5">
            <text:p>5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6084.95" table:style-name="ce4">
            <text:p>56’084.95</text:p>
          </table:table-cell>
          <table:table-cell office:value-type="float" office:value="43200" table:style-name="ce5">
            <text:p>43’2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57150.6" table:style-name="ce4">
            <text:p>57’150.60</text:p>
          </table:table-cell>
          <table:table-cell table:style-name="ce4"/>
          <table:table-cell office:value-type="float" office:value="13951" table:style-name="ce5">
            <text:p>13’9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28.7" table:style-name="ce4">
            <text:p>5’128.70</text:p>
          </table:table-cell>
          <table:table-cell office:value-type="float" office:value="7900" table:style-name="ce5">
            <text:p>7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4920.45" table:style-name="ce4">
            <text:p>4’920.45</text:p>
          </table:table-cell>
          <table:table-cell table:style-name="ce4"/>
          <table:table-cell office:value-type="float" office:value="-2980" table:style-name="ce5">
            <text:p>-2’9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300" table:style-name="ce5">
            <text:p>6’3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350" table:style-name="ce4">
            <text:p>350.00</text:p>
          </table:table-cell>
          <table:table-cell table:style-name="ce4"/>
          <table:table-cell office:value-type="float" office:value="-5950" table:style-name="ce5">
            <text:p>-5’9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56.58" table:style-name="ce4">
            <text:p>6’056.58</text:p>
          </table:table-cell>
          <table:table-cell office:value-type="float" office:value="6600" table:style-name="ce5">
            <text:p>6’6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6134.44" table:style-name="ce4">
            <text:p>6’134.44</text:p>
          </table:table-cell>
          <table:table-cell table:style-name="ce4"/>
          <table:table-cell office:value-type="float" office:value="-466" table:style-name="ce5">
            <text:p>-4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500" table:style-name="ce4">
            <text:p>31’500.00</text:p>
          </table:table-cell>
          <table:table-cell office:value-type="float" office:value="31500" table:style-name="ce5">
            <text:p>31’5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31500" table:style-name="ce4">
            <text:p>31’5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80.31" table:style-name="ce4">
            <text:p>2’080.31</text:p>
          </table:table-cell>
          <table:table-cell office:value-type="float" office:value="3100" table:style-name="ce5">
            <text:p>3’1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578.15" table:style-name="ce4">
            <text:p>1’578.15</text:p>
          </table:table-cell>
          <table:table-cell table:style-name="ce4"/>
          <table:table-cell office:value-type="float" office:value="-1522" table:style-name="ce5">
            <text:p>-1’5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074.8" table:style-name="ce4">
            <text:p>49’074.80</text:p>
          </table:table-cell>
          <table:table-cell office:value-type="float" office:value="259900" table:style-name="ce5">
            <text:p>259’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3535.8" table:style-name="ce4">
            <text:p>3’535.80</text:p>
          </table:table-cell>
          <table:table-cell table:style-name="ce4"/>
          <table:table-cell office:value-type="float" office:value="-256364" table:style-name="ce5">
            <text:p>-256’3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81.6600000000001" table:style-name="ce4">
            <text:p>1’281.66</text:p>
          </table:table-cell>
          <table:table-cell office:value-type="float" office:value="3100" table:style-name="ce5">
            <text:p>3’1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533.85" table:style-name="ce4">
            <text:p>533.85</text:p>
          </table:table-cell>
          <table:table-cell table:style-name="ce4"/>
          <table:table-cell office:value-type="float" office:value="-2566" table:style-name="ce5">
            <text:p>-2’5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90.8900000000003" table:style-name="ce4">
            <text:p>4’490.89</text:p>
          </table:table-cell>
          <table:table-cell office:value-type="float" office:value="5900" table:style-name="ce5">
            <text:p>5’9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5167.45" table:style-name="ce4">
            <text:p>5’167.45</text:p>
          </table:table-cell>
          <table:table-cell table:style-name="ce4"/>
          <table:table-cell office:value-type="float" office:value="-733" table:style-name="ce5">
            <text:p>-7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8059.25" table:style-name="ce4">
            <text:p>288’059.25</text:p>
          </table:table-cell>
          <table:table-cell office:value-type="float" office:value="287200" table:style-name="ce5">
            <text:p>287’2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288855.65000000002" table:style-name="ce4">
            <text:p>288’855.65</text:p>
          </table:table-cell>
          <table:table-cell office:value-type="float" office:value="1656" table:style-name="ce5">
            <text:p>1’6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750" table:style-name="ce4">
            <text:p>6’750.00</text:p>
          </table:table-cell>
          <table:table-cell office:value-type="float" office:value="8000" table:style-name="ce5">
            <text:p>8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6000" table:style-name="ce4">
            <text:p>6’000.00</text:p>
          </table:table-cell>
          <table:table-cell office:value-type="float" office:value="-2000" table:style-name="ce5">
            <text:p>-2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0000" table:style-name="ce4">
            <text:p>90’000.00</text:p>
          </table:table-cell>
          <table:table-cell office:value-type="float" office:value="90000" table:style-name="ce5">
            <text:p>90’0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90000" table:style-name="ce4">
            <text:p>90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02</text:p>
          </table:table-cell>
          <table:table-cell office:value-type="string" table:style-name="ce6">
            <text:p>Ergebnisse der verwaltungseigenen Unternehmung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Aufwand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000000" table:style-name="ce7">
            <text:p>6’000’000.00</text:p>
          </table:table-cell>
          <table:table-cell office:value-type="float" office:value="6000000" table:style-name="ce8">
            <text:p>6’000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000000" table:style-name="ce7">
            <text:p>6’000’000.0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000000" table:style-name="ce7">
            <text:p>6’000’000.00</text:p>
          </table:table-cell>
          <table:table-cell office:value-type="float" office:value="6000000" table:style-name="ce8">
            <text:p>6’000’0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6000000" table:style-name="ce7">
            <text:p>6’000’000.00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00000" table:style-name="ce4">
            <text:p>6’000’000.00</text:p>
          </table:table-cell>
          <table:table-cell office:value-type="float" office:value="6000000" table:style-name="ce5">
            <text:p>6’000’000</text:p>
          </table:table-cell>
          <table:table-cell table:style-name="ce3"/>
          <table:table-cell office:value-type="string" table:style-name="ce3">
            <text:p>426</text:p>
          </table:table-cell>
          <table:table-cell office:value-type="string" table:style-name="ce3">
            <text:p>Vermögenserträge aus Beteiligungen des Verwaltungsvermögens</text:p>
          </table:table-cell>
          <table:table-cell table:style-name="ce4"/>
          <table:table-cell office:value-type="float" office:value="6000000" table:style-name="ce4">
            <text:p>6’000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09</text:p>
          </table:table-cell>
          <table:table-cell office:value-type="string" table:style-name="ce6">
            <text:p>Ausgehende laufende Beiträg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3000" table:style-name="ce7">
            <text:p>33’000.00</text:p>
          </table:table-cell>
          <table:table-cell office:value-type="float" office:value="42000" table:style-name="ce8">
            <text:p>42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2000" table:style-name="ce7">
            <text:p>12’000.00</text:p>
          </table:table-cell>
          <table:table-cell table:style-name="ce7"/>
          <table:table-cell office:value-type="float" office:value="-30000" table:style-name="ce8">
            <text:p>-30’0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3000" table:style-name="ce7">
            <text:p>33’000.00</text:p>
          </table:table-cell>
          <table:table-cell office:value-type="float" office:value="42000" table:style-name="ce8">
            <text:p>42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2000" table:style-name="ce7">
            <text:p>12’000.0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000" table:style-name="ce4">
            <text:p>21’000.00</text:p>
          </table:table-cell>
          <table:table-cell office:value-type="float" office:value="30000" table:style-name="ce5">
            <text:p>30’000</text:p>
          </table:table-cell>
          <table:table-cell table:style-name="ce3"/>
          <table:table-cell office:value-type="string" table:style-name="ce3">
            <text:p>362</text:p>
          </table:table-cell>
          <table:table-cell office:value-type="string" table:style-name="ce3">
            <text:p>Beiträge an Institutionen auf kommunaler Ebene</text:p>
          </table:table-cell>
          <table:table-cell table:number-columns-repeated="2" table:style-name="ce4"/>
          <table:table-cell office:value-type="float" office:value="-30000" table:style-name="ce5">
            <text:p>-30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00" table:style-name="ce4">
            <text:p>12’000.00</text:p>
          </table:table-cell>
          <table:table-cell office:value-type="float" office:value="12000" table:style-name="ce5">
            <text:p>12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2000" table:style-name="ce4">
            <text:p>12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1</text:p>
          </table:table-cell>
          <table:table-cell office:value-type="string" table:style-name="ce6">
            <text:p>Entsorgung St.Gall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5155508.700000003" table:style-name="ce7">
            <text:p>45’155’508.70</text:p>
          </table:table-cell>
          <table:table-cell office:value-type="float" office:value="39358300" table:style-name="ce8">
            <text:p>39’358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1888779.420000002" table:style-name="ce7">
            <text:p>41’888’779.42</text:p>
          </table:table-cell>
          <table:table-cell table:style-name="ce7"/>
          <table:table-cell office:value-type="float" office:value="2439679" table:style-name="ce8">
            <text:p>2’439’67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90800" table:style-name="ce8">
            <text:p>90’8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6655508.700000003" table:style-name="ce7">
            <text:p>46’655’508.70</text:p>
          </table:table-cell>
          <table:table-cell office:value-type="float" office:value="41358300" table:style-name="ce8">
            <text:p>41’358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3888779.420000002" table:style-name="ce7">
            <text:p>43’888’779.42</text:p>
          </table:table-cell>
          <table:table-cell office:value-type="float" office:value="2530479" table:style-name="ce8">
            <text:p>2’530’47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00000" table:style-name="ce7">
            <text:p>1’500’000.00</text:p>
          </table:table-cell>
          <table:table-cell office:value-type="float" office:value="1909200" table:style-name="ce8">
            <text:p>1’909’2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2000000" table:style-name="ce7">
            <text:p>2’000’000.00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1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18966.1" table:style-name="ce7">
            <text:p>1’518’966.10</text:p>
          </table:table-cell>
          <table:table-cell office:value-type="float" office:value="1579700" table:style-name="ce8">
            <text:p>1’579’7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496300.47" table:style-name="ce7">
            <text:p>1’496’300.47</text:p>
          </table:table-cell>
          <table:table-cell table:style-name="ce7"/>
          <table:table-cell office:value-type="float" office:value="-106000" table:style-name="ce8">
            <text:p>-106’0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2600" table:style-name="ce8">
            <text:p>22’6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18966.1" table:style-name="ce7">
            <text:p>1’518’966.10</text:p>
          </table:table-cell>
          <table:table-cell office:value-type="float" office:value="1579700" table:style-name="ce8">
            <text:p>1’579’7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496300.47" table:style-name="ce7">
            <text:p>1’496’300.47</text:p>
          </table:table-cell>
          <table:table-cell office:value-type="float" office:value="-83400" table:style-name="ce8">
            <text:p>-83’40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2600" table:style-name="ce8">
            <text:p>22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43439.5" table:style-name="ce4">
            <text:p>543’439.50</text:p>
          </table:table-cell>
          <table:table-cell office:value-type="float" office:value="558400" table:style-name="ce5">
            <text:p>558’4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546485.30000000005" table:style-name="ce4">
            <text:p>546’485.30</text:p>
          </table:table-cell>
          <table:table-cell table:style-name="ce4"/>
          <table:table-cell office:value-type="float" office:value="-11915" table:style-name="ce5">
            <text:p>-11’9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681.300000000003" table:style-name="ce4">
            <text:p>40’681.30</text:p>
          </table:table-cell>
          <table:table-cell office:value-type="float" office:value="41200" table:style-name="ce5">
            <text:p>41’2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40937.75" table:style-name="ce4">
            <text:p>40’937.75</text:p>
          </table:table-cell>
          <table:table-cell table:style-name="ce4"/>
          <table:table-cell office:value-type="float" office:value="-262" table:style-name="ce5">
            <text:p>-2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078.65" table:style-name="ce4">
            <text:p>57’078.65</text:p>
          </table:table-cell>
          <table:table-cell office:value-type="float" office:value="51200" table:style-name="ce5">
            <text:p>51’2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59144.9" table:style-name="ce4">
            <text:p>59’144.90</text:p>
          </table:table-cell>
          <table:table-cell table:style-name="ce4"/>
          <table:table-cell office:value-type="float" office:value="7945" table:style-name="ce5">
            <text:p>7’9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92.55" table:style-name="ce4">
            <text:p>3’792.55</text:p>
          </table:table-cell>
          <table:table-cell office:value-type="float" office:value="8700" table:style-name="ce5">
            <text:p>8’7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7049.4" table:style-name="ce4">
            <text:p>7’049.40</text:p>
          </table:table-cell>
          <table:table-cell table:style-name="ce4"/>
          <table:table-cell office:value-type="float" office:value="-1651" table:style-name="ce5">
            <text:p>-1’6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112.5" table:style-name="ce4">
            <text:p>17’112.50</text:p>
          </table:table-cell>
          <table:table-cell office:value-type="float" office:value="26500" table:style-name="ce5">
            <text:p>26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20039.75" table:style-name="ce4">
            <text:p>20’039.75</text:p>
          </table:table-cell>
          <table:table-cell table:style-name="ce4"/>
          <table:table-cell office:value-type="float" office:value="-6460" table:style-name="ce5">
            <text:p>-6’4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457.95" table:style-name="ce4">
            <text:p>11’457.95</text:p>
          </table:table-cell>
          <table:table-cell office:value-type="float" office:value="38600" table:style-name="ce5">
            <text:p>38’6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9281.0499999999993" table:style-name="ce4">
            <text:p>9’281.05</text:p>
          </table:table-cell>
          <table:table-cell table:style-name="ce4"/>
          <table:table-cell office:value-type="float" office:value="-29319" table:style-name="ce5">
            <text:p>-29’3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2.9" table:style-name="ce4">
            <text:p>442.90</text:p>
          </table:table-cell>
          <table:table-cell office:value-type="float" office:value="6300" table:style-name="ce5">
            <text:p>6’3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513.85" table:style-name="ce4">
            <text:p>513.85</text:p>
          </table:table-cell>
          <table:table-cell table:style-name="ce4"/>
          <table:table-cell office:value-type="float" office:value="-5786" table:style-name="ce5">
            <text:p>-5’7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89.8" table:style-name="ce4">
            <text:p>3’889.80</text:p>
          </table:table-cell>
          <table:table-cell office:value-type="float" office:value="3900" table:style-name="ce5">
            <text:p>3’9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3729.8" table:style-name="ce4">
            <text:p>3’729.80</text:p>
          </table:table-cell>
          <table:table-cell table:style-name="ce4"/>
          <table:table-cell office:value-type="float" office:value="-170" table:style-name="ce5">
            <text:p>-1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58.85" table:style-name="ce4">
            <text:p>1’858.85</text:p>
          </table:table-cell>
          <table:table-cell office:value-type="float" office:value="2300" table:style-name="ce5">
            <text:p>2’3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856.1" table:style-name="ce4">
            <text:p>1’856.10</text:p>
          </table:table-cell>
          <table:table-cell table:style-name="ce4"/>
          <table:table-cell office:value-type="float" office:value="-444" table:style-name="ce5">
            <text:p>-4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289.849999999999" table:style-name="ce4">
            <text:p>20’289.85</text:p>
          </table:table-cell>
          <table:table-cell office:value-type="float" office:value="19600" table:style-name="ce5">
            <text:p>19’6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7607.400000000001" table:style-name="ce4">
            <text:p>17’607.40</text:p>
          </table:table-cell>
          <table:table-cell table:style-name="ce4"/>
          <table:table-cell office:value-type="float" office:value="-1993" table:style-name="ce5">
            <text:p>-1’9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8841.35" table:style-name="ce4">
            <text:p>168’841.35</text:p>
          </table:table-cell>
          <table:table-cell office:value-type="float" office:value="163400" table:style-name="ce5">
            <text:p>163’4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185992.1" table:style-name="ce4">
            <text:p>185’992.10</text:p>
          </table:table-cell>
          <table:table-cell table:style-name="ce4"/>
          <table:table-cell office:value-type="float" office:value="-8" table:style-name="ce5">
            <text:p>-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2600" table:style-name="ce5">
            <text:p>22’6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46.26" table:style-name="ce4">
            <text:p>5’846.26</text:p>
          </table:table-cell>
          <table:table-cell office:value-type="float" office:value="7200" table:style-name="ce5">
            <text:p>7’2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4881.47" table:style-name="ce4">
            <text:p>4’881.47</text:p>
          </table:table-cell>
          <table:table-cell table:style-name="ce4"/>
          <table:table-cell office:value-type="float" office:value="-2319" table:style-name="ce5">
            <text:p>-2’3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6871.899999999994" table:style-name="ce4">
            <text:p>66’871.90</text:p>
          </table:table-cell>
          <table:table-cell office:value-type="float" office:value="63400" table:style-name="ce5">
            <text:p>63’4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39733.78" table:style-name="ce4">
            <text:p>39’733.78</text:p>
          </table:table-cell>
          <table:table-cell table:style-name="ce4"/>
          <table:table-cell office:value-type="float" office:value="-23666" table:style-name="ce5">
            <text:p>-23’6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635.2000000000007" table:style-name="ce4">
            <text:p>9’635.20</text:p>
          </table:table-cell>
          <table:table-cell office:value-type="float" office:value="9500" table:style-name="ce5">
            <text:p>9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9752.2000000000007" table:style-name="ce4">
            <text:p>9’752.20</text:p>
          </table:table-cell>
          <table:table-cell table:style-name="ce4"/>
          <table:table-cell office:value-type="float" office:value="252" table:style-name="ce5">
            <text:p>25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4212.76" table:style-name="ce4">
            <text:p>164’212.76</text:p>
          </table:table-cell>
          <table:table-cell office:value-type="float" office:value="176000" table:style-name="ce5">
            <text:p>176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64345.85999999999" table:style-name="ce4">
            <text:p>164’345.86</text:p>
          </table:table-cell>
          <table:table-cell table:style-name="ce4"/>
          <table:table-cell office:value-type="float" office:value="-11654" table:style-name="ce5">
            <text:p>-11’6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900" table:style-name="ce4">
            <text:p>24’900.00</text:p>
          </table:table-cell>
          <table:table-cell office:value-type="float" office:value="34900" table:style-name="ce5">
            <text:p>34’9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24900" table:style-name="ce4">
            <text:p>24’900.00</text:p>
          </table:table-cell>
          <table:table-cell table:style-name="ce4"/>
          <table:table-cell office:value-type="float" office:value="-10000" table:style-name="ce5">
            <text:p>-10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3514.78000000003" table:style-name="ce4">
            <text:p>293’514.78</text:p>
          </table:table-cell>
          <table:table-cell office:value-type="float" office:value="301800" table:style-name="ce5">
            <text:p>301’8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291614.51" table:style-name="ce4">
            <text:p>291’614.51</text:p>
          </table:table-cell>
          <table:table-cell table:style-name="ce4"/>
          <table:table-cell office:value-type="float" office:value="-10185" table:style-name="ce5">
            <text:p>-10’1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100" table:style-name="ce4">
            <text:p>10’100.00</text:p>
          </table:table-cell>
          <table:table-cell office:value-type="float" office:value="7800" table:style-name="ce5">
            <text:p>7’8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7746.2" table:style-name="ce4">
            <text:p>7’746.20</text:p>
          </table:table-cell>
          <table:table-cell table:style-name="ce4"/>
          <table:table-cell office:value-type="float" office:value="-54" table:style-name="ce5">
            <text:p>-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5000" table:style-name="ce4">
            <text:p>75’000.00</text:p>
          </table:table-cell>
          <table:table-cell office:value-type="float" office:value="59000" table:style-name="ce5">
            <text:p>59’000</text:p>
          </table:table-cell>
          <table:table-cell table:style-name="ce3"/>
          <table:table-cell office:value-type="string" table:style-name="ce3">
            <text:p>398</text:p>
          </table:table-cell>
          <table:table-cell office:value-type="string" table:style-name="ce3">
            <text:p>Intern verrechnete Abschreibungen</text:p>
          </table:table-cell>
          <table:table-cell office:value-type="float" office:value="60689.05" table:style-name="ce4">
            <text:p>60’689.05</text:p>
          </table:table-cell>
          <table:table-cell table:style-name="ce4"/>
          <table:table-cell office:value-type="float" office:value="1689" table:style-name="ce5">
            <text:p>1’68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1414.34" table:style-name="ce4">
            <text:p>191’414.34</text:p>
          </table:table-cell>
          <table:table-cell office:value-type="float" office:value="199200" table:style-name="ce5">
            <text:p>199’2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89680.67" table:style-name="ce4">
            <text:p>189’680.67</text:p>
          </table:table-cell>
          <table:table-cell office:value-type="float" office:value="-9519" table:style-name="ce5">
            <text:p>-9’5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00" table:style-name="ce4">
            <text:p>3’000.00</text:p>
          </table:table-cell>
          <table:table-cell office:value-type="float" office:value="3000" table:style-name="ce5">
            <text:p>3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7900" table:style-name="ce4">
            <text:p>7’900.00</text:p>
          </table:table-cell>
          <table:table-cell office:value-type="float" office:value="4900" table:style-name="ce5">
            <text:p>4’9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24551.76" table:style-name="ce4">
            <text:p>1’324’551.76</text:p>
          </table:table-cell>
          <table:table-cell office:value-type="float" office:value="1377500" table:style-name="ce5">
            <text:p>1’377’5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298719.8" table:style-name="ce4">
            <text:p>1’298’719.80</text:p>
          </table:table-cell>
          <table:table-cell office:value-type="float" office:value="-78780" table:style-name="ce5">
            <text:p>-78’7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11</text:p>
          </table:table-cell>
          <table:table-cell office:value-type="string" table:style-name="ce6">
            <text:p>Spezialfinanzierung für die Entsorgung von Siedlungsabfäll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134556.7800000003" table:style-name="ce7">
            <text:p>8’134’556.78</text:p>
          </table:table-cell>
          <table:table-cell office:value-type="float" office:value="8748100" table:style-name="ce8">
            <text:p>8’748’1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8469958.9600000009" table:style-name="ce7">
            <text:p>8’469’958.96</text:p>
          </table:table-cell>
          <table:table-cell table:style-name="ce7"/>
          <table:table-cell office:value-type="float" office:value="-278141" table:style-name="ce8">
            <text:p>-278’14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134556.7800000003" table:style-name="ce7">
            <text:p>8’134’556.78</text:p>
          </table:table-cell>
          <table:table-cell office:value-type="float" office:value="8748100" table:style-name="ce8">
            <text:p>8’748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469958.9600000009" table:style-name="ce7">
            <text:p>8’469’958.96</text:p>
          </table:table-cell>
          <table:table-cell office:value-type="float" office:value="-278141" table:style-name="ce8">
            <text:p>-278’1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27271.55" table:style-name="ce4">
            <text:p>1’427’271.55</text:p>
          </table:table-cell>
          <table:table-cell office:value-type="float" office:value="1792200" table:style-name="ce5">
            <text:p>1’792’2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568987.4" table:style-name="ce4">
            <text:p>1’568’987.40</text:p>
          </table:table-cell>
          <table:table-cell table:style-name="ce4"/>
          <table:table-cell office:value-type="float" office:value="-223213" table:style-name="ce5">
            <text:p>-223’2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5854.9" table:style-name="ce4">
            <text:p>105’854.90</text:p>
          </table:table-cell>
          <table:table-cell office:value-type="float" office:value="130900" table:style-name="ce5">
            <text:p>130’9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15374.7" table:style-name="ce4">
            <text:p>115’374.70</text:p>
          </table:table-cell>
          <table:table-cell table:style-name="ce4"/>
          <table:table-cell office:value-type="float" office:value="-15525" table:style-name="ce5">
            <text:p>-15’5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3747.2" table:style-name="ce4">
            <text:p>123’747.20</text:p>
          </table:table-cell>
          <table:table-cell office:value-type="float" office:value="156500" table:style-name="ce5">
            <text:p>156’5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30990.45" table:style-name="ce4">
            <text:p>130’990.45</text:p>
          </table:table-cell>
          <table:table-cell table:style-name="ce4"/>
          <table:table-cell office:value-type="float" office:value="-25510" table:style-name="ce5">
            <text:p>-25’5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621.35" table:style-name="ce4">
            <text:p>22’621.35</text:p>
          </table:table-cell>
          <table:table-cell office:value-type="float" office:value="23200" table:style-name="ce5">
            <text:p>23’2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1417.55" table:style-name="ce4">
            <text:p>21’417.55</text:p>
          </table:table-cell>
          <table:table-cell table:style-name="ce4"/>
          <table:table-cell office:value-type="float" office:value="-1782" table:style-name="ce5">
            <text:p>-1’7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410.05" table:style-name="ce4">
            <text:p>16’410.05</text:p>
          </table:table-cell>
          <table:table-cell office:value-type="float" office:value="13000" table:style-name="ce5">
            <text:p>13’0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6967.38" table:style-name="ce4">
            <text:p>6’967.38</text:p>
          </table:table-cell>
          <table:table-cell table:style-name="ce4"/>
          <table:table-cell office:value-type="float" office:value="-6033" table:style-name="ce5">
            <text:p>-6’0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141.2" table:style-name="ce4">
            <text:p>6’141.20</text:p>
          </table:table-cell>
          <table:table-cell office:value-type="float" office:value="18800" table:style-name="ce5">
            <text:p>18’8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7183.55" table:style-name="ce4">
            <text:p>17’183.55</text:p>
          </table:table-cell>
          <table:table-cell table:style-name="ce4"/>
          <table:table-cell office:value-type="float" office:value="-1616" table:style-name="ce5">
            <text:p>-1’6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567.45" table:style-name="ce4">
            <text:p>22’567.45</text:p>
          </table:table-cell>
          <table:table-cell office:value-type="float" office:value="18000" table:style-name="ce5">
            <text:p>18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6633.900000000001" table:style-name="ce4">
            <text:p>16’633.90</text:p>
          </table:table-cell>
          <table:table-cell table:style-name="ce4"/>
          <table:table-cell office:value-type="float" office:value="-1366" table:style-name="ce5">
            <text:p>-1’3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5415.35" table:style-name="ce4">
            <text:p>175’415.35</text:p>
          </table:table-cell>
          <table:table-cell office:value-type="float" office:value="85000" table:style-name="ce5">
            <text:p>85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93357" table:style-name="ce4">
            <text:p>93’357.00</text:p>
          </table:table-cell>
          <table:table-cell table:style-name="ce4"/>
          <table:table-cell office:value-type="float" office:value="8357" table:style-name="ce5">
            <text:p>8’3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7114.5" table:style-name="ce4">
            <text:p>97’114.50</text:p>
          </table:table-cell>
          <table:table-cell office:value-type="float" office:value="130000" table:style-name="ce5">
            <text:p>130’0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27982.92" table:style-name="ce4">
            <text:p>127’982.92</text:p>
          </table:table-cell>
          <table:table-cell table:style-name="ce4"/>
          <table:table-cell office:value-type="float" office:value="-2017" table:style-name="ce5">
            <text:p>-2’0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150.15" table:style-name="ce4">
            <text:p>8’150.15</text:p>
          </table:table-cell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3607.9" table:style-name="ce4">
            <text:p>3’607.90</text:p>
          </table:table-cell>
          <table:table-cell table:style-name="ce4"/>
          <table:table-cell office:value-type="float" office:value="-1392" table:style-name="ce5">
            <text:p>-1’3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293.65" table:style-name="ce4">
            <text:p>53’293.65</text:p>
          </table:table-cell>
          <table:table-cell office:value-type="float" office:value="63100" table:style-name="ce5">
            <text:p>63’1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37155.730000000003" table:style-name="ce4">
            <text:p>37’155.73</text:p>
          </table:table-cell>
          <table:table-cell table:style-name="ce4"/>
          <table:table-cell office:value-type="float" office:value="-25944" table:style-name="ce5">
            <text:p>-25’9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550" table:style-name="ce4">
            <text:p>33’550.00</text:p>
          </table:table-cell>
          <table:table-cell office:value-type="float" office:value="33800" table:style-name="ce5">
            <text:p>33’8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33550" table:style-name="ce4">
            <text:p>33’550.00</text:p>
          </table:table-cell>
          <table:table-cell table:style-name="ce4"/>
          <table:table-cell office:value-type="float" office:value="-250" table:style-name="ce5">
            <text:p>-2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45.17" table:style-name="ce4">
            <text:p>1’445.17</text:p>
          </table:table-cell>
          <table:table-cell office:value-type="float" office:value="1700" table:style-name="ce5">
            <text:p>1’7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667.15" table:style-name="ce4">
            <text:p>667.15</text:p>
          </table:table-cell>
          <table:table-cell table:style-name="ce4"/>
          <table:table-cell office:value-type="float" office:value="-1033" table:style-name="ce5">
            <text:p>-1’0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90329.51" table:style-name="ce4">
            <text:p>3’690’329.51</text:p>
          </table:table-cell>
          <table:table-cell office:value-type="float" office:value="4064400" table:style-name="ce5">
            <text:p>4’064’4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3852776.63" table:style-name="ce4">
            <text:p>3’852’776.63</text:p>
          </table:table-cell>
          <table:table-cell table:style-name="ce4"/>
          <table:table-cell office:value-type="float" office:value="-211623" table:style-name="ce5">
            <text:p>-211’6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379.67" table:style-name="ce4">
            <text:p>41’379.67</text:p>
          </table:table-cell>
          <table:table-cell office:value-type="float" office:value="182400" table:style-name="ce5">
            <text:p>182’4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36043.28" table:style-name="ce4">
            <text:p>136’043.28</text:p>
          </table:table-cell>
          <table:table-cell table:style-name="ce4"/>
          <table:table-cell office:value-type="float" office:value="-46357" table:style-name="ce5">
            <text:p>-46’3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82.75" table:style-name="ce4">
            <text:p>3’582.75</text:p>
          </table:table-cell>
          <table:table-cell office:value-type="float" office:value="4400" table:style-name="ce5">
            <text:p>4’4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2251.35" table:style-name="ce4">
            <text:p>2’251.35</text:p>
          </table:table-cell>
          <table:table-cell table:style-name="ce4"/>
          <table:table-cell office:value-type="float" office:value="-2149" table:style-name="ce5">
            <text:p>-2’1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81432.7" table:style-name="ce4">
            <text:p>881’432.70</text:p>
          </table:table-cell>
          <table:table-cell office:value-type="float" office:value="756600" table:style-name="ce5">
            <text:p>756’600</text:p>
          </table:table-cell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office:value-type="float" office:value="919934.21" table:style-name="ce4">
            <text:p>919’934.21</text:p>
          </table:table-cell>
          <table:table-cell table:style-name="ce4"/>
          <table:table-cell office:value-type="float" office:value="163334" table:style-name="ce5">
            <text:p>163’33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32185.46" table:style-name="ce4">
            <text:p>632’185.46</text:p>
          </table:table-cell>
          <table:table-cell office:value-type="float" office:value="564300" table:style-name="ce5">
            <text:p>564’3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672743.26" table:style-name="ce4">
            <text:p>672’743.26</text:p>
          </table:table-cell>
          <table:table-cell table:style-name="ce4"/>
          <table:table-cell office:value-type="float" office:value="108443" table:style-name="ce5">
            <text:p>108’4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40.57" table:style-name="ce4">
            <text:p>7’940.57</text:p>
          </table:table-cell>
          <table:table-cell office:value-type="float" office:value="7500" table:style-name="ce5">
            <text:p>7’5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7899.2" table:style-name="ce4">
            <text:p>7’899.20</text:p>
          </table:table-cell>
          <table:table-cell table:style-name="ce4"/>
          <table:table-cell office:value-type="float" office:value="399" table:style-name="ce5">
            <text:p>3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704.2" table:style-name="ce4">
            <text:p>94’704.20</text:p>
          </table:table-cell>
          <table:table-cell office:value-type="float" office:value="98300" table:style-name="ce5">
            <text:p>98’3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88559.2" table:style-name="ce4">
            <text:p>88’559.20</text:p>
          </table:table-cell>
          <table:table-cell table:style-name="ce4"/>
          <table:table-cell office:value-type="float" office:value="-9741" table:style-name="ce5">
            <text:p>-9’7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89419.4" table:style-name="ce4">
            <text:p>689’419.40</text:p>
          </table:table-cell>
          <table:table-cell office:value-type="float" office:value="599000" table:style-name="ce5">
            <text:p>599’000</text:p>
          </table:table-cell>
          <table:table-cell table:style-name="ce3"/>
          <table:table-cell office:value-type="string" table:style-name="ce3">
            <text:p>398</text:p>
          </table:table-cell>
          <table:table-cell office:value-type="string" table:style-name="ce3">
            <text:p>Intern verrechnete Abschreibungen</text:p>
          </table:table-cell>
          <table:table-cell office:value-type="float" office:value="615876.19999999995" table:style-name="ce4">
            <text:p>615’876.20</text:p>
          </table:table-cell>
          <table:table-cell table:style-name="ce4"/>
          <table:table-cell office:value-type="float" office:value="16876" table:style-name="ce5">
            <text:p>16’8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941822.0300000003" table:style-name="ce4">
            <text:p>6’941’822.03</text:p>
          </table:table-cell>
          <table:table-cell office:value-type="float" office:value="7495600" table:style-name="ce5">
            <text:p>7’495’6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7128924.3600000003" table:style-name="ce4">
            <text:p>7’128’924.36</text:p>
          </table:table-cell>
          <table:table-cell office:value-type="float" office:value="-366676" table:style-name="ce5">
            <text:p>-366’6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36177.25" table:style-name="ce4">
            <text:p>636’177.25</text:p>
          </table:table-cell>
          <table:table-cell office:value-type="float" office:value="734200" table:style-name="ce5">
            <text:p>734’2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788664.95" table:style-name="ce4">
            <text:p>788’664.95</text:p>
          </table:table-cell>
          <table:table-cell office:value-type="float" office:value="54465" table:style-name="ce5">
            <text:p>54’4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805.3" table:style-name="ce4">
            <text:p>25’805.30</text:p>
          </table:table-cell>
          <table:table-cell office:value-type="float" office:value="22200" table:style-name="ce5">
            <text:p>22’2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44958.15" table:style-name="ce4">
            <text:p>44’958.15</text:p>
          </table:table-cell>
          <table:table-cell office:value-type="float" office:value="22758" table:style-name="ce5">
            <text:p>22’7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0571" table:style-name="ce4">
            <text:p>250’571.00</text:p>
          </table:table-cell>
          <table:table-cell office:value-type="float" office:value="230000" table:style-name="ce5">
            <text:p>230’000</text:p>
          </table:table-cell>
          <table:table-cell table:style-name="ce3"/>
          <table:table-cell office:value-type="string" table:style-name="ce3">
            <text:p>460</text:p>
          </table:table-cell>
          <table:table-cell office:value-type="string" table:style-name="ce3">
            <text:p>Beiträge des Bundes</text:p>
          </table:table-cell>
          <table:table-cell table:style-name="ce4"/>
          <table:table-cell office:value-type="float" office:value="227600.1" table:style-name="ce4">
            <text:p>227’600.10</text:p>
          </table:table-cell>
          <table:table-cell office:value-type="float" office:value="-2400" table:style-name="ce5">
            <text:p>-2’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973.5" table:style-name="ce4">
            <text:p>94’973.50</text:p>
          </table:table-cell>
          <table:table-cell office:value-type="float" office:value="96600" table:style-name="ce5">
            <text:p>96’6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97602.4" table:style-name="ce4">
            <text:p>97’602.40</text:p>
          </table:table-cell>
          <table:table-cell office:value-type="float" office:value="1002" table:style-name="ce5">
            <text:p>1’0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5207.7" table:style-name="ce4">
            <text:p>185’207.70</text:p>
          </table:table-cell>
          <table:table-cell office:value-type="float" office:value="169500" table:style-name="ce5">
            <text:p>169’500</text:p>
          </table:table-cell>
          <table:table-cell table:style-name="ce3"/>
          <table:table-cell office:value-type="string" table:style-name="ce3">
            <text:p>496</text:p>
          </table:table-cell>
          <table:table-cell office:value-type="string" table:style-name="ce3">
            <text:p>Intern verrechnete Zinsen</text:p>
          </table:table-cell>
          <table:table-cell table:style-name="ce4"/>
          <table:table-cell office:value-type="float" office:value="182209" table:style-name="ce4">
            <text:p>182’209.00</text:p>
          </table:table-cell>
          <table:table-cell office:value-type="float" office:value="12709" table:style-name="ce5">
            <text:p>12’7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12</text:p>
          </table:table-cell>
          <table:table-cell office:value-type="string" table:style-name="ce6">
            <text:p>Spezialfinanzierung für die Deponie Tüfentobel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3814730" table:style-name="ce7">
            <text:p>13’814’730.00</text:p>
          </table:table-cell>
          <table:table-cell office:value-type="float" office:value="8846700" table:style-name="ce8">
            <text:p>8’846’7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1946171" table:style-name="ce7">
            <text:p>11’946’171.00</text:p>
          </table:table-cell>
          <table:table-cell table:style-name="ce7"/>
          <table:table-cell office:value-type="float" office:value="3038271" table:style-name="ce8">
            <text:p>3’038’27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61200" table:style-name="ce8">
            <text:p>61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314730" table:style-name="ce7">
            <text:p>15’314’730.00</text:p>
          </table:table-cell>
          <table:table-cell office:value-type="float" office:value="10846700" table:style-name="ce8">
            <text:p>10’846’7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3946171" table:style-name="ce7">
            <text:p>13’946’171.00</text:p>
          </table:table-cell>
          <table:table-cell office:value-type="float" office:value="3099471" table:style-name="ce8">
            <text:p>3’099’47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00000" table:style-name="ce7">
            <text:p>1’500’000.00</text:p>
          </table:table-cell>
          <table:table-cell office:value-type="float" office:value="1938800" table:style-name="ce8">
            <text:p>1’938’8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2000000" table:style-name="ce7">
            <text:p>2’000’000.00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0642.25" table:style-name="ce4">
            <text:p>720’642.25</text:p>
          </table:table-cell>
          <table:table-cell office:value-type="float" office:value="727500" table:style-name="ce5">
            <text:p>727’5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709720.15" table:style-name="ce4">
            <text:p>709’720.15</text:p>
          </table:table-cell>
          <table:table-cell table:style-name="ce4"/>
          <table:table-cell office:value-type="float" office:value="-17780" table:style-name="ce5">
            <text:p>-17’7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923.4" table:style-name="ce4">
            <text:p>52’923.40</text:p>
          </table:table-cell>
          <table:table-cell office:value-type="float" office:value="52500" table:style-name="ce5">
            <text:p>52’5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53185.3" table:style-name="ce4">
            <text:p>53’185.30</text:p>
          </table:table-cell>
          <table:table-cell table:style-name="ce4"/>
          <table:table-cell office:value-type="float" office:value="685" table:style-name="ce5">
            <text:p>6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278.8" table:style-name="ce4">
            <text:p>70’278.80</text:p>
          </table:table-cell>
          <table:table-cell office:value-type="float" office:value="63400" table:style-name="ce5">
            <text:p>63’4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67858.95" table:style-name="ce4">
            <text:p>67’858.95</text:p>
          </table:table-cell>
          <table:table-cell table:style-name="ce4"/>
          <table:table-cell office:value-type="float" office:value="4459" table:style-name="ce5">
            <text:p>4’4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892.55" table:style-name="ce4">
            <text:p>12’892.55</text:p>
          </table:table-cell>
          <table:table-cell office:value-type="float" office:value="11600" table:style-name="ce5">
            <text:p>11’6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9866.5" table:style-name="ce4">
            <text:p>9’866.50</text:p>
          </table:table-cell>
          <table:table-cell table:style-name="ce4"/>
          <table:table-cell office:value-type="float" office:value="-1734" table:style-name="ce5">
            <text:p>-1’73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24" table:style-name="ce4">
            <text:p>3’324.00</text:p>
          </table:table-cell>
          <table:table-cell office:value-type="float" office:value="2200" table:style-name="ce5">
            <text:p>2’2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4330.2" table:style-name="ce4">
            <text:p>4’330.20</text:p>
          </table:table-cell>
          <table:table-cell table:style-name="ce4"/>
          <table:table-cell office:value-type="float" office:value="30" table:style-name="ce5">
            <text:p>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100" table:style-name="ce5">
            <text:p>2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11.95" table:style-name="ce4">
            <text:p>2’811.95</text:p>
          </table:table-cell>
          <table:table-cell office:value-type="float" office:value="9900" table:style-name="ce5">
            <text:p>9’9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6022.2" table:style-name="ce4">
            <text:p>6’022.20</text:p>
          </table:table-cell>
          <table:table-cell table:style-name="ce4"/>
          <table:table-cell office:value-type="float" office:value="-3878" table:style-name="ce5">
            <text:p>-3’8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71.4299999999998" table:style-name="ce4">
            <text:p>2’371.43</text:p>
          </table:table-cell>
          <table:table-cell office:value-type="float" office:value="3800" table:style-name="ce5">
            <text:p>3’8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587.75" table:style-name="ce4">
            <text:p>1’587.75</text:p>
          </table:table-cell>
          <table:table-cell table:style-name="ce4"/>
          <table:table-cell office:value-type="float" office:value="-2212" table:style-name="ce5">
            <text:p>-2’2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7659.1" table:style-name="ce4">
            <text:p>87’659.10</text:p>
          </table:table-cell>
          <table:table-cell office:value-type="float" office:value="68000" table:style-name="ce5">
            <text:p>68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51274.15" table:style-name="ce4">
            <text:p>51’274.15</text:p>
          </table:table-cell>
          <table:table-cell table:style-name="ce4"/>
          <table:table-cell office:value-type="float" office:value="-16726" table:style-name="ce5">
            <text:p>-16’7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7088.3" table:style-name="ce4">
            <text:p>77’088.30</text:p>
          </table:table-cell>
          <table:table-cell office:value-type="float" office:value="111300" table:style-name="ce5">
            <text:p>111’3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72417.649999999994" table:style-name="ce4">
            <text:p>72’417.65</text:p>
          </table:table-cell>
          <table:table-cell table:style-name="ce4"/>
          <table:table-cell office:value-type="float" office:value="-38882" table:style-name="ce5">
            <text:p>-38’8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9695.97" table:style-name="ce4">
            <text:p>479’695.97</text:p>
          </table:table-cell>
          <table:table-cell office:value-type="float" office:value="505600" table:style-name="ce5">
            <text:p>505’6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390831.74" table:style-name="ce4">
            <text:p>390’831.74</text:p>
          </table:table-cell>
          <table:table-cell table:style-name="ce4"/>
          <table:table-cell office:value-type="float" office:value="-114768" table:style-name="ce5">
            <text:p>-114’7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4371.55" table:style-name="ce4">
            <text:p>244’371.55</text:p>
          </table:table-cell>
          <table:table-cell office:value-type="float" office:value="235400" table:style-name="ce5">
            <text:p>235’4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231046.35" table:style-name="ce4">
            <text:p>231’046.35</text:p>
          </table:table-cell>
          <table:table-cell table:style-name="ce4"/>
          <table:table-cell office:value-type="float" office:value="-4354" table:style-name="ce5">
            <text:p>-4’3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5103.35" table:style-name="ce4">
            <text:p>435’103.35</text:p>
          </table:table-cell>
          <table:table-cell office:value-type="float" office:value="384700" table:style-name="ce5">
            <text:p>384’7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443778.49" table:style-name="ce4">
            <text:p>443’778.49</text:p>
          </table:table-cell>
          <table:table-cell table:style-name="ce4"/>
          <table:table-cell office:value-type="float" office:value="-22" table:style-name="ce5">
            <text:p>-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9100" table:style-name="ce5">
            <text:p>59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3.5" table:style-name="ce4">
            <text:p>303.50</text:p>
          </table:table-cell>
          <table:table-cell office:value-type="float" office:value="900" table:style-name="ce5">
            <text:p>9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44.44999999999999" table:style-name="ce4">
            <text:p>144.45</text:p>
          </table:table-cell>
          <table:table-cell table:style-name="ce4"/>
          <table:table-cell office:value-type="float" office:value="-756" table:style-name="ce5">
            <text:p>-7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86989.52" table:style-name="ce4">
            <text:p>1’386’989.52</text:p>
          </table:table-cell>
          <table:table-cell office:value-type="float" office:value="1400200" table:style-name="ce5">
            <text:p>1’400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206998.3400000001" table:style-name="ce4">
            <text:p>1’206’998.34</text:p>
          </table:table-cell>
          <table:table-cell table:style-name="ce4"/>
          <table:table-cell office:value-type="float" office:value="-193202" table:style-name="ce5">
            <text:p>-193’2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306.92" table:style-name="ce4">
            <text:p>12’306.92</text:p>
          </table:table-cell>
          <table:table-cell office:value-type="float" office:value="6700" table:style-name="ce5">
            <text:p>6’7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8024.9" table:style-name="ce4">
            <text:p>8’024.90</text:p>
          </table:table-cell>
          <table:table-cell table:style-name="ce4"/>
          <table:table-cell office:value-type="float" office:value="1325" table:style-name="ce5">
            <text:p>1’3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05.5" table:style-name="ce4">
            <text:p>5’505.50</text:p>
          </table:table-cell>
          <table:table-cell office:value-type="float" office:value="3300" table:style-name="ce5">
            <text:p>3’3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table:number-columns-repeated="2" table:style-name="ce4"/>
          <table:table-cell office:value-type="float" office:value="-3300" table:style-name="ce5">
            <text:p>-3’3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27920.3" table:style-name="ce4">
            <text:p>1’027’920.30</text:p>
          </table:table-cell>
          <table:table-cell office:value-type="float" office:value="570000" table:style-name="ce5">
            <text:p>570’000</text:p>
          </table:table-cell>
          <table:table-cell table:style-name="ce3"/>
          <table:table-cell office:value-type="string" table:style-name="ce3">
            <text:p>370</text:p>
          </table:table-cell>
          <table:table-cell office:value-type="string" table:style-name="ce3">
            <text:p>Durchlaufende Beiträge auf Bundesebene</text:p>
          </table:table-cell>
          <table:table-cell office:value-type="float" office:value="1254910.94" table:style-name="ce4">
            <text:p>1’254’910.94</text:p>
          </table:table-cell>
          <table:table-cell table:style-name="ce4"/>
          <table:table-cell office:value-type="float" office:value="684911" table:style-name="ce5">
            <text:p>684’9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545410.2800000003" table:style-name="ce4">
            <text:p>7’545’410.28</text:p>
          </table:table-cell>
          <table:table-cell office:value-type="float" office:value="3025850" table:style-name="ce5">
            <text:p>3’025’850</text:p>
          </table:table-cell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office:value-type="float" office:value="6020937.1600000001" table:style-name="ce4">
            <text:p>6’020’937.16</text:p>
          </table:table-cell>
          <table:table-cell table:style-name="ce4"/>
          <table:table-cell office:value-type="float" office:value="2995087" table:style-name="ce5">
            <text:p>2’995’0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0513.15" table:style-name="ce4">
            <text:p>530’513.15</text:p>
          </table:table-cell>
          <table:table-cell office:value-type="float" office:value="567400" table:style-name="ce5">
            <text:p>567’4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542239.32999999996" table:style-name="ce4">
            <text:p>542’239.33</text:p>
          </table:table-cell>
          <table:table-cell table:style-name="ce4"/>
          <table:table-cell office:value-type="float" office:value="-25161" table:style-name="ce5">
            <text:p>-25’1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001.129999999997" table:style-name="ce4">
            <text:p>40’001.13</text:p>
          </table:table-cell>
          <table:table-cell office:value-type="float" office:value="37000" table:style-name="ce5">
            <text:p>37’0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39768.99" table:style-name="ce4">
            <text:p>39’768.99</text:p>
          </table:table-cell>
          <table:table-cell table:style-name="ce4"/>
          <table:table-cell office:value-type="float" office:value="2769" table:style-name="ce5">
            <text:p>2’7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659.6" table:style-name="ce4">
            <text:p>10’659.60</text:p>
          </table:table-cell>
          <table:table-cell office:value-type="float" office:value="9450" table:style-name="ce5">
            <text:p>9’45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7414.3" table:style-name="ce4">
            <text:p>7’414.30</text:p>
          </table:table-cell>
          <table:table-cell table:style-name="ce4"/>
          <table:table-cell office:value-type="float" office:value="-2036" table:style-name="ce5">
            <text:p>-2’0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65957.45" table:style-name="ce4">
            <text:p>1’065’957.45</text:p>
          </table:table-cell>
          <table:table-cell office:value-type="float" office:value="1050000" table:style-name="ce5">
            <text:p>1’050’000</text:p>
          </table:table-cell>
          <table:table-cell table:style-name="ce3"/>
          <table:table-cell office:value-type="string" table:style-name="ce3">
            <text:p>398</text:p>
          </table:table-cell>
          <table:table-cell office:value-type="string" table:style-name="ce3">
            <text:p>Intern verrechnete Abschreibungen</text:p>
          </table:table-cell>
          <table:table-cell office:value-type="float" office:value="823813.16" table:style-name="ce4">
            <text:p>823’813.16</text:p>
          </table:table-cell>
          <table:table-cell table:style-name="ce4"/>
          <table:table-cell office:value-type="float" office:value="-226187" table:style-name="ce5">
            <text:p>-226’1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416194.5" table:style-name="ce4">
            <text:p>13’416’194.50</text:p>
          </table:table-cell>
          <table:table-cell office:value-type="float" office:value="9177000" table:style-name="ce5">
            <text:p>9’177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1939365.560000001" table:style-name="ce4">
            <text:p>11’939’365.56</text:p>
          </table:table-cell>
          <table:table-cell office:value-type="float" office:value="2762366" table:style-name="ce5">
            <text:p>2’762’3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1828.55" table:style-name="ce4">
            <text:p>71’828.55</text:p>
          </table:table-cell>
          <table:table-cell office:value-type="float" office:value="590000" table:style-name="ce5">
            <text:p>590’0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197825.75" table:style-name="ce4">
            <text:p>197’825.75</text:p>
          </table:table-cell>
          <table:table-cell office:value-type="float" office:value="-392174" table:style-name="ce5">
            <text:p>-392’1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150" table:style-name="ce4">
            <text:p>13’150.00</text:p>
          </table:table-cell>
          <table:table-cell office:value-type="float" office:value="14000" table:style-name="ce5">
            <text:p>14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8580.5499999999993" table:style-name="ce4">
            <text:p>8’580.55</text:p>
          </table:table-cell>
          <table:table-cell office:value-type="float" office:value="-5419" table:style-name="ce5">
            <text:p>-5’4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3757.25" table:style-name="ce4">
            <text:p>433’757.25</text:p>
          </table:table-cell>
          <table:table-cell office:value-type="float" office:value="225700" table:style-name="ce5">
            <text:p>225’700</text:p>
          </table:table-cell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204389.55" table:style-name="ce4">
            <text:p>204’389.55</text:p>
          </table:table-cell>
          <table:table-cell office:value-type="float" office:value="-21310" table:style-name="ce5">
            <text:p>-21’3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6385.95" table:style-name="ce4">
            <text:p>186’385.95</text:p>
          </table:table-cell>
          <table:table-cell office:value-type="float" office:value="225000" table:style-name="ce5">
            <text:p>225’000</text:p>
          </table:table-cell>
          <table:table-cell table:style-name="ce3"/>
          <table:table-cell office:value-type="string" table:style-name="ce3">
            <text:p>473</text:p>
          </table:table-cell>
          <table:table-cell office:value-type="string" table:style-name="ce3">
            <text:p>Durchlaufende Beiträge von eigenen Unternehmungen</text:p>
          </table:table-cell>
          <table:table-cell table:style-name="ce4"/>
          <table:table-cell office:value-type="float" office:value="204312.48" table:style-name="ce4">
            <text:p>204’312.48</text:p>
          </table:table-cell>
          <table:table-cell office:value-type="float" office:value="-20688" table:style-name="ce5">
            <text:p>-20’6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1534.35" table:style-name="ce4">
            <text:p>841’534.35</text:p>
          </table:table-cell>
          <table:table-cell office:value-type="float" office:value="345000" table:style-name="ce5">
            <text:p>345’000</text:p>
          </table:table-cell>
          <table:table-cell table:style-name="ce3"/>
          <table:table-cell office:value-type="string" table:style-name="ce3">
            <text:p>475</text:p>
          </table:table-cell>
          <table:table-cell office:value-type="string" table:style-name="ce3">
            <text:p>Durchlaufende Beiträge von privaten Institutionen</text:p>
          </table:table-cell>
          <table:table-cell table:style-name="ce4"/>
          <table:table-cell office:value-type="float" office:value="1050598.46" table:style-name="ce4">
            <text:p>1’050’598.46</text:p>
          </table:table-cell>
          <table:table-cell office:value-type="float" office:value="705598" table:style-name="ce5">
            <text:p>705’5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4131.6" table:style-name="ce4">
            <text:p>194’131.60</text:p>
          </table:table-cell>
          <table:table-cell office:value-type="float" office:value="142700" table:style-name="ce5">
            <text:p>142’7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206675.65" table:style-name="ce4">
            <text:p>206’675.65</text:p>
          </table:table-cell>
          <table:table-cell office:value-type="float" office:value="63976" table:style-name="ce5">
            <text:p>63’9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7747.79999999999" table:style-name="ce4">
            <text:p>157’747.80</text:p>
          </table:table-cell>
          <table:table-cell office:value-type="float" office:value="127300" table:style-name="ce5">
            <text:p>127’300</text:p>
          </table:table-cell>
          <table:table-cell table:style-name="ce3"/>
          <table:table-cell office:value-type="string" table:style-name="ce3">
            <text:p>496</text:p>
          </table:table-cell>
          <table:table-cell office:value-type="string" table:style-name="ce3">
            <text:p>Intern verrechnete Zinsen</text:p>
          </table:table-cell>
          <table:table-cell table:style-name="ce4"/>
          <table:table-cell office:value-type="float" office:value="134423" table:style-name="ce4">
            <text:p>134’423.00</text:p>
          </table:table-cell>
          <table:table-cell office:value-type="float" office:value="7123" table:style-name="ce5">
            <text:p>7’1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13</text:p>
          </table:table-cell>
          <table:table-cell office:value-type="string" table:style-name="ce6">
            <text:p>Spezialfinanzierung für den Gewässerschutz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1640862.920000002" table:style-name="ce7">
            <text:p>21’640’862.92</text:p>
          </table:table-cell>
          <table:table-cell office:value-type="float" office:value="20130500" table:style-name="ce8">
            <text:p>20’130’5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9905684.890000001" table:style-name="ce7">
            <text:p>19’905’684.89</text:p>
          </table:table-cell>
          <table:table-cell table:style-name="ce7"/>
          <table:table-cell office:value-type="float" office:value="-231815" table:style-name="ce8">
            <text:p>-231’81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7000" table:style-name="ce8">
            <text:p>7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1640862.920000002" table:style-name="ce7">
            <text:p>21’640’862.92</text:p>
          </table:table-cell>
          <table:table-cell office:value-type="float" office:value="20130500" table:style-name="ce8">
            <text:p>20’130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9905684.890000001" table:style-name="ce7">
            <text:p>19’905’684.89</text:p>
          </table:table-cell>
          <table:table-cell office:value-type="float" office:value="-224815" table:style-name="ce8">
            <text:p>-224’81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7000" table:style-name="ce8">
            <text:p>7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66888.65" table:style-name="ce4">
            <text:p>3’266’888.65</text:p>
          </table:table-cell>
          <table:table-cell office:value-type="float" office:value="3220300" table:style-name="ce5">
            <text:p>3’220’3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3152181.65" table:style-name="ce4">
            <text:p>3’152’181.65</text:p>
          </table:table-cell>
          <table:table-cell table:style-name="ce4"/>
          <table:table-cell office:value-type="float" office:value="-68118" table:style-name="ce5">
            <text:p>-68’1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7289.4" table:style-name="ce4">
            <text:p>237’289.40</text:p>
          </table:table-cell>
          <table:table-cell office:value-type="float" office:value="234100" table:style-name="ce5">
            <text:p>234’1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231580.15" table:style-name="ce4">
            <text:p>231’580.15</text:p>
          </table:table-cell>
          <table:table-cell table:style-name="ce4"/>
          <table:table-cell office:value-type="float" office:value="-2520" table:style-name="ce5">
            <text:p>-2’5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8337.59999999998" table:style-name="ce4">
            <text:p>318’337.60</text:p>
          </table:table-cell>
          <table:table-cell office:value-type="float" office:value="277800" table:style-name="ce5">
            <text:p>277’8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302250.55" table:style-name="ce4">
            <text:p>302’250.55</text:p>
          </table:table-cell>
          <table:table-cell table:style-name="ce4"/>
          <table:table-cell office:value-type="float" office:value="24451" table:style-name="ce5">
            <text:p>24’4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2781.95" table:style-name="ce4">
            <text:p>42’781.95</text:p>
          </table:table-cell>
          <table:table-cell office:value-type="float" office:value="49000" table:style-name="ce5">
            <text:p>49’0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42540.2" table:style-name="ce4">
            <text:p>42’540.20</text:p>
          </table:table-cell>
          <table:table-cell table:style-name="ce4"/>
          <table:table-cell office:value-type="float" office:value="-6460" table:style-name="ce5">
            <text:p>-6’4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731.65" table:style-name="ce4">
            <text:p>10’731.65</text:p>
          </table:table-cell>
          <table:table-cell office:value-type="float" office:value="10800" table:style-name="ce5">
            <text:p>10’8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8096.82" table:style-name="ce4">
            <text:p>8’096.82</text:p>
          </table:table-cell>
          <table:table-cell table:style-name="ce4"/>
          <table:table-cell office:value-type="float" office:value="-2703" table:style-name="ce5">
            <text:p>-2’7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815.75" table:style-name="ce4">
            <text:p>24’815.75</text:p>
          </table:table-cell>
          <table:table-cell office:value-type="float" office:value="39600" table:style-name="ce5">
            <text:p>39’6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46544.4" table:style-name="ce4">
            <text:p>46’544.40</text:p>
          </table:table-cell>
          <table:table-cell table:style-name="ce4"/>
          <table:table-cell office:value-type="float" office:value="-56" table:style-name="ce5">
            <text:p>-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000" table:style-name="ce5">
            <text:p>7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37.85" table:style-name="ce4">
            <text:p>1’437.85</text:p>
          </table:table-cell>
          <table:table-cell office:value-type="float" office:value="1600" table:style-name="ce5">
            <text:p>1’6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388.0300000000002" table:style-name="ce4">
            <text:p>2’388.03</text:p>
          </table:table-cell>
          <table:table-cell table:style-name="ce4"/>
          <table:table-cell office:value-type="float" office:value="788" table:style-name="ce5">
            <text:p>7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0614.25" table:style-name="ce4">
            <text:p>210’614.25</text:p>
          </table:table-cell>
          <table:table-cell office:value-type="float" office:value="211200" table:style-name="ce5">
            <text:p>211’2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62082.79999999999" table:style-name="ce4">
            <text:p>162’082.80</text:p>
          </table:table-cell>
          <table:table-cell table:style-name="ce4"/>
          <table:table-cell office:value-type="float" office:value="-49117" table:style-name="ce5">
            <text:p>-49’1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90158.45" table:style-name="ce4">
            <text:p>690’158.45</text:p>
          </table:table-cell>
          <table:table-cell office:value-type="float" office:value="677400" table:style-name="ce5">
            <text:p>677’4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598325.05000000005" table:style-name="ce4">
            <text:p>598’325.05</text:p>
          </table:table-cell>
          <table:table-cell table:style-name="ce4"/>
          <table:table-cell office:value-type="float" office:value="-79075" table:style-name="ce5">
            <text:p>-79’0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84974.4" table:style-name="ce4">
            <text:p>484’974.40</text:p>
          </table:table-cell>
          <table:table-cell office:value-type="float" office:value="603200" table:style-name="ce5">
            <text:p>603’2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569236.65" table:style-name="ce4">
            <text:p>569’236.65</text:p>
          </table:table-cell>
          <table:table-cell table:style-name="ce4"/>
          <table:table-cell office:value-type="float" office:value="-33963" table:style-name="ce5">
            <text:p>-33’96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83571.3" table:style-name="ce4">
            <text:p>683’571.30</text:p>
          </table:table-cell>
          <table:table-cell office:value-type="float" office:value="675100" table:style-name="ce5">
            <text:p>675’1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667063.55000000005" table:style-name="ce4">
            <text:p>667’063.55</text:p>
          </table:table-cell>
          <table:table-cell table:style-name="ce4"/>
          <table:table-cell office:value-type="float" office:value="-8036" table:style-name="ce5">
            <text:p>-8’0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5561.69" table:style-name="ce4">
            <text:p>285’561.69</text:p>
          </table:table-cell>
          <table:table-cell office:value-type="float" office:value="291200" table:style-name="ce5">
            <text:p>291’2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273730.5" table:style-name="ce4">
            <text:p>273’730.50</text:p>
          </table:table-cell>
          <table:table-cell table:style-name="ce4"/>
          <table:table-cell office:value-type="float" office:value="-17470" table:style-name="ce5">
            <text:p>-17’4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10.4" table:style-name="ce4">
            <text:p>5’810.40</text:p>
          </table:table-cell>
          <table:table-cell office:value-type="float" office:value="5800" table:style-name="ce5">
            <text:p>5’8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5810.4" table:style-name="ce4">
            <text:p>5’810.40</text:p>
          </table:table-cell>
          <table:table-cell table:style-name="ce4"/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77.8000000000002" table:style-name="ce4">
            <text:p>2’077.80</text:p>
          </table:table-cell>
          <table:table-cell office:value-type="float" office:value="6800" table:style-name="ce5">
            <text:p>6’8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002.15" table:style-name="ce4">
            <text:p>3’002.15</text:p>
          </table:table-cell>
          <table:table-cell table:style-name="ce4"/>
          <table:table-cell office:value-type="float" office:value="-3798" table:style-name="ce5">
            <text:p>-3’7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53167.57" table:style-name="ce4">
            <text:p>1’953’167.57</text:p>
          </table:table-cell>
          <table:table-cell office:value-type="float" office:value="2297200" table:style-name="ce5">
            <text:p>2’297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093955.13" table:style-name="ce4">
            <text:p>2’093’955.13</text:p>
          </table:table-cell>
          <table:table-cell table:style-name="ce4"/>
          <table:table-cell office:value-type="float" office:value="-203245" table:style-name="ce5">
            <text:p>-203’2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7382.26" table:style-name="ce4">
            <text:p>947’382.26</text:p>
          </table:table-cell>
          <table:table-cell office:value-type="float" office:value="997500" table:style-name="ce5">
            <text:p>997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966533.17" table:style-name="ce4">
            <text:p>966’533.17</text:p>
          </table:table-cell>
          <table:table-cell table:style-name="ce4"/>
          <table:table-cell office:value-type="float" office:value="-30967" table:style-name="ce5">
            <text:p>-30’9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4.1" table:style-name="ce4">
            <text:p>374.10</text:p>
          </table:table-cell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-95.2" table:style-name="ce4">
            <text:p>-95.20</text:p>
          </table:table-cell>
          <table:table-cell table:style-name="ce4"/>
          <table:table-cell office:value-type="float" office:value="1095" table:style-name="ce5">
            <text:p>1’0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9771" table:style-name="ce4">
            <text:p>69’771.00</text:p>
          </table:table-cell>
          <table:table-cell office:value-type="float" office:value="69400" table:style-name="ce5">
            <text:p>69’400</text:p>
          </table:table-cell>
          <table:table-cell table:style-name="ce3"/>
          <table:table-cell office:value-type="string" table:style-name="ce3">
            <text:p>361</text:p>
          </table:table-cell>
          <table:table-cell office:value-type="string" table:style-name="ce3">
            <text:p>Beiträge an Institutionen auf kantonaler Ebene</text:p>
          </table:table-cell>
          <table:table-cell office:value-type="float" office:value="70192.2" table:style-name="ce4">
            <text:p>70’192.20</text:p>
          </table:table-cell>
          <table:table-cell table:style-name="ce4"/>
          <table:table-cell office:value-type="float" office:value="792" table:style-name="ce5">
            <text:p>7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51397.27" table:style-name="ce4">
            <text:p>2’451’397.27</text:p>
          </table:table-cell>
          <table:table-cell office:value-type="float" office:value="156100" table:style-name="ce5">
            <text:p>156’100</text:p>
          </table:table-cell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office:value-type="float" office:value="1256310.1399999999" table:style-name="ce4">
            <text:p>1’256’310.14</text:p>
          </table:table-cell>
          <table:table-cell table:style-name="ce4"/>
          <table:table-cell office:value-type="float" office:value="1100210" table:style-name="ce5">
            <text:p>1’100’2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66037.37" table:style-name="ce4">
            <text:p>1’566’037.37</text:p>
          </table:table-cell>
          <table:table-cell office:value-type="float" office:value="1624800" table:style-name="ce5">
            <text:p>1’624’8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511857.5" table:style-name="ce4">
            <text:p>1’511’857.50</text:p>
          </table:table-cell>
          <table:table-cell table:style-name="ce4"/>
          <table:table-cell office:value-type="float" office:value="-112943" table:style-name="ce5">
            <text:p>-112’9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0419.82" table:style-name="ce4">
            <text:p>270’419.82</text:p>
          </table:table-cell>
          <table:table-cell office:value-type="float" office:value="256700" table:style-name="ce5">
            <text:p>256’7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274286.77" table:style-name="ce4">
            <text:p>274’286.77</text:p>
          </table:table-cell>
          <table:table-cell table:style-name="ce4"/>
          <table:table-cell office:value-type="float" office:value="17587" table:style-name="ce5">
            <text:p>17’5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19577" table:style-name="ce4">
            <text:p>1’319’577.00</text:p>
          </table:table-cell>
          <table:table-cell office:value-type="float" office:value="1231900" table:style-name="ce5">
            <text:p>1’231’9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1151285.8" table:style-name="ce4">
            <text:p>1’151’285.80</text:p>
          </table:table-cell>
          <table:table-cell table:style-name="ce4"/>
          <table:table-cell office:value-type="float" office:value="-80614" table:style-name="ce5">
            <text:p>-80’6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797685.3899999997" table:style-name="ce4">
            <text:p>6’797’685.39</text:p>
          </table:table-cell>
          <table:table-cell office:value-type="float" office:value="7192000" table:style-name="ce5">
            <text:p>7’192’000</text:p>
          </table:table-cell>
          <table:table-cell table:style-name="ce3"/>
          <table:table-cell office:value-type="string" table:style-name="ce3">
            <text:p>398</text:p>
          </table:table-cell>
          <table:table-cell office:value-type="string" table:style-name="ce3">
            <text:p>Intern verrechnete Abschreibungen</text:p>
          </table:table-cell>
          <table:table-cell office:value-type="float" office:value="6516526.4800000004" table:style-name="ce4">
            <text:p>6’516’526.48</text:p>
          </table:table-cell>
          <table:table-cell table:style-name="ce4"/>
          <table:table-cell office:value-type="float" office:value="-675474" table:style-name="ce5">
            <text:p>-675’4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2174" table:style-name="ce4">
            <text:p>102’174.00</text:p>
          </table:table-cell>
          <table:table-cell office:value-type="float" office:value="110800" table:style-name="ce5">
            <text:p>110’800</text:p>
          </table:table-cell>
          <table:table-cell table:style-name="ce3"/>
          <table:table-cell office:value-type="string" table:style-name="ce3">
            <text:p>427</text:p>
          </table:table-cell>
          <table:table-cell office:value-type="string" table:style-name="ce3">
            <text:p>Liegenschaftserträge des Verwaltungsvermögens</text:p>
          </table:table-cell>
          <table:table-cell table:style-name="ce4"/>
          <table:table-cell office:value-type="float" office:value="102174" table:style-name="ce4">
            <text:p>102’174.00</text:p>
          </table:table-cell>
          <table:table-cell office:value-type="float" office:value="-8626" table:style-name="ce5">
            <text:p>-8’6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6247.6" table:style-name="ce4">
            <text:p>106’247.60</text:p>
          </table:table-cell>
          <table:table-cell office:value-type="float" office:value="100700" table:style-name="ce5">
            <text:p>100’7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118940" table:style-name="ce4">
            <text:p>118’940.00</text:p>
          </table:table-cell>
          <table:table-cell office:value-type="float" office:value="18240" table:style-name="ce5">
            <text:p>18’2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531561.49" table:style-name="ce4">
            <text:p>16’531’561.49</text:p>
          </table:table-cell>
          <table:table-cell office:value-type="float" office:value="15293400" table:style-name="ce5">
            <text:p>15’293’4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4997130.439999999" table:style-name="ce4">
            <text:p>14’997’130.44</text:p>
          </table:table-cell>
          <table:table-cell office:value-type="float" office:value="-296270" table:style-name="ce5">
            <text:p>-296’2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08044.98" table:style-name="ce4">
            <text:p>1’408’044.98</text:p>
          </table:table-cell>
          <table:table-cell office:value-type="float" office:value="1306700" table:style-name="ce5">
            <text:p>1’306’7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1350257.35" table:style-name="ce4">
            <text:p>1’350’257.35</text:p>
          </table:table-cell>
          <table:table-cell office:value-type="float" office:value="43557" table:style-name="ce5">
            <text:p>43’5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8715.08" table:style-name="ce4">
            <text:p>128’715.08</text:p>
          </table:table-cell>
          <table:table-cell office:value-type="float" office:value="76400" table:style-name="ce5">
            <text:p>76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23483.94" table:style-name="ce4">
            <text:p>123’483.94</text:p>
          </table:table-cell>
          <table:table-cell office:value-type="float" office:value="47084" table:style-name="ce5">
            <text:p>47’0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3600.9" table:style-name="ce4">
            <text:p>163’600.90</text:p>
          </table:table-cell>
          <table:table-cell office:value-type="float" office:value="106500" table:style-name="ce5">
            <text:p>106’500</text:p>
          </table:table-cell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88398.2" table:style-name="ce4">
            <text:p>88’398.20</text:p>
          </table:table-cell>
          <table:table-cell office:value-type="float" office:value="-18102" table:style-name="ce5">
            <text:p>-18’1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000" table:style-name="ce4">
            <text:p>60’000.00</text:p>
          </table:table-cell>
          <table:table-cell office:value-type="float" office:value="60000" table:style-name="ce5">
            <text:p>60’0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60000" table:style-name="ce4">
            <text:p>60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38903.67" table:style-name="ce4">
            <text:p>2’038’903.67</text:p>
          </table:table-cell>
          <table:table-cell office:value-type="float" office:value="2096500" table:style-name="ce5">
            <text:p>2’096’5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2030524.56" table:style-name="ce4">
            <text:p>2’030’524.56</text:p>
          </table:table-cell>
          <table:table-cell office:value-type="float" office:value="-65975" table:style-name="ce5">
            <text:p>-65’9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1937" table:style-name="ce4">
            <text:p>261’937.00</text:p>
          </table:table-cell>
          <table:table-cell office:value-type="float" office:value="250900" table:style-name="ce5">
            <text:p>250’900</text:p>
          </table:table-cell>
          <table:table-cell table:style-name="ce3"/>
          <table:table-cell office:value-type="string" table:style-name="ce3">
            <text:p>491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253491.4" table:style-name="ce4">
            <text:p>253’491.40</text:p>
          </table:table-cell>
          <table:table-cell office:value-type="float" office:value="2591" table:style-name="ce5">
            <text:p>2’5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39678.2" table:style-name="ce4">
            <text:p>839’678.20</text:p>
          </table:table-cell>
          <table:table-cell office:value-type="float" office:value="728600" table:style-name="ce5">
            <text:p>728’600</text:p>
          </table:table-cell>
          <table:table-cell table:style-name="ce3"/>
          <table:table-cell office:value-type="string" table:style-name="ce3">
            <text:p>496</text:p>
          </table:table-cell>
          <table:table-cell office:value-type="string" table:style-name="ce3">
            <text:p>Intern verrechnete Zinsen</text:p>
          </table:table-cell>
          <table:table-cell table:style-name="ce4"/>
          <table:table-cell office:value-type="float" office:value="781285" table:style-name="ce4">
            <text:p>781’285.00</text:p>
          </table:table-cell>
          <table:table-cell office:value-type="float" office:value="52685" table:style-name="ce5">
            <text:p>52’6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14</text:p>
          </table:table-cell>
          <table:table-cell office:value-type="string" table:style-name="ce6">
            <text:p>Tierkörpersammel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6392.9" table:style-name="ce7">
            <text:p>46’392.90</text:p>
          </table:table-cell>
          <table:table-cell office:value-type="float" office:value="53300" table:style-name="ce8">
            <text:p>53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70664.100000000006" table:style-name="ce7">
            <text:p>70’664.10</text:p>
          </table:table-cell>
          <table:table-cell table:style-name="ce7"/>
          <table:table-cell office:value-type="float" office:value="17364" table:style-name="ce8">
            <text:p>17’36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6392.9" table:style-name="ce7">
            <text:p>46’392.90</text:p>
          </table:table-cell>
          <table:table-cell office:value-type="float" office:value="53300" table:style-name="ce8">
            <text:p>53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70664.100000000006" table:style-name="ce7">
            <text:p>70’664.10</text:p>
          </table:table-cell>
          <table:table-cell office:value-type="float" office:value="17364" table:style-name="ce8">
            <text:p>17’3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30.4" table:style-name="ce4">
            <text:p>3’530.40</text:p>
          </table:table-cell>
          <table:table-cell office:value-type="float" office:value="4200" table:style-name="ce5">
            <text:p>4’2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4525" table:style-name="ce4">
            <text:p>4’525.00</text:p>
          </table:table-cell>
          <table:table-cell table:style-name="ce4"/>
          <table:table-cell office:value-type="float" office:value="325" table:style-name="ce5">
            <text:p>3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73.45" table:style-name="ce4">
            <text:p>5’873.45</text:p>
          </table:table-cell>
          <table:table-cell office:value-type="float" office:value="7000" table:style-name="ce5">
            <text:p>7’0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8441.4" table:style-name="ce4">
            <text:p>8’441.40</text:p>
          </table:table-cell>
          <table:table-cell table:style-name="ce4"/>
          <table:table-cell office:value-type="float" office:value="1441" table:style-name="ce5">
            <text:p>1’4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88.1999999999998" table:style-name="ce4">
            <text:p>2’188.20</text:p>
          </table:table-cell>
          <table:table-cell office:value-type="float" office:value="4500" table:style-name="ce5">
            <text:p>4’5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4326.7" table:style-name="ce4">
            <text:p>4’326.70</text:p>
          </table:table-cell>
          <table:table-cell table:style-name="ce4"/>
          <table:table-cell office:value-type="float" office:value="-173" table:style-name="ce5">
            <text:p>-1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13.2" table:style-name="ce4">
            <text:p>1’213.20</text:p>
          </table:table-cell>
          <table:table-cell office:value-type="float" office:value="2700" table:style-name="ce5">
            <text:p>2’7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212.1500000000001" table:style-name="ce4">
            <text:p>1’212.15</text:p>
          </table:table-cell>
          <table:table-cell table:style-name="ce4"/>
          <table:table-cell office:value-type="float" office:value="-1488" table:style-name="ce5">
            <text:p>-1’4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97.95" table:style-name="ce4">
            <text:p>2’897.95</text:p>
          </table:table-cell>
          <table:table-cell office:value-type="float" office:value="4300" table:style-name="ce5">
            <text:p>4’3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809.15" table:style-name="ce4">
            <text:p>3’809.15</text:p>
          </table:table-cell>
          <table:table-cell table:style-name="ce4"/>
          <table:table-cell office:value-type="float" office:value="-491" table:style-name="ce5">
            <text:p>-4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office:value-type="float" office:value="17766.5" table:style-name="ce4">
            <text:p>17’766.50</text:p>
          </table:table-cell>
          <table:table-cell table:style-name="ce4"/>
          <table:table-cell office:value-type="float" office:value="17767" table:style-name="ce5">
            <text:p>17’7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689.7" table:style-name="ce4">
            <text:p>30’689.70</text:p>
          </table:table-cell>
          <table:table-cell office:value-type="float" office:value="30600" table:style-name="ce5">
            <text:p>30’6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30583.200000000001" table:style-name="ce4">
            <text:p>30’583.20</text:p>
          </table:table-cell>
          <table:table-cell table:style-name="ce4"/>
          <table:table-cell office:value-type="float" office:value="-17" table:style-name="ce5">
            <text:p>-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6392.9" table:style-name="ce4">
            <text:p>46’392.90</text:p>
          </table:table-cell>
          <table:table-cell office:value-type="float" office:value="53300" table:style-name="ce5">
            <text:p>53’300</text:p>
          </table:table-cell>
          <table:table-cell table:style-name="ce3"/>
          <table:table-cell office:value-type="string" table:style-name="ce3">
            <text:p>480</text:p>
          </table:table-cell>
          <table:table-cell office:value-type="string" table:style-name="ce3">
            <text:p>Entnahmen aus Spezialfinanzierungen und Stiftungen</text:p>
          </table:table-cell>
          <table:table-cell table:style-name="ce4"/>
          <table:table-cell office:value-type="float" office:value="70664.100000000006" table:style-name="ce4">
            <text:p>70’664.10</text:p>
          </table:table-cell>
          <table:table-cell office:value-type="float" office:value="17364" table:style-name="ce5">
            <text:p>17’3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52</text:p>
          </table:table-cell>
          <table:table-cell office:value-type="string" table:style-name="ce6">
            <text:p>Amt für Umwelt und Energi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116186.43" table:style-name="ce7">
            <text:p>5’116’186.43</text:p>
          </table:table-cell>
          <table:table-cell office:value-type="float" office:value="5027600" table:style-name="ce8">
            <text:p>5’027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5339410.9000000004" table:style-name="ce7">
            <text:p>5’339’410.90</text:p>
          </table:table-cell>
          <table:table-cell table:style-name="ce7"/>
          <table:table-cell office:value-type="float" office:value="15011" table:style-name="ce8">
            <text:p>15’01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96800" table:style-name="ce8">
            <text:p>296’8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528014.0999999996" table:style-name="ce7">
            <text:p>4’528’014.10</text:p>
          </table:table-cell>
          <table:table-cell office:value-type="float" office:value="4321400" table:style-name="ce8">
            <text:p>4’321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700582.12" table:style-name="ce7">
            <text:p>4’700’582.12</text:p>
          </table:table-cell>
          <table:table-cell office:value-type="float" office:value="379182" table:style-name="ce8">
            <text:p>379’18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88172.32999999996" table:style-name="ce7">
            <text:p>588’172.33</text:p>
          </table:table-cell>
          <table:table-cell office:value-type="float" office:value="1003000" table:style-name="ce8">
            <text:p>1’003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638828.78" table:style-name="ce7">
            <text:p>638’828.78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04182.8500000001" table:style-name="ce4">
            <text:p>1’104’182.85</text:p>
          </table:table-cell>
          <table:table-cell office:value-type="float" office:value="1129600" table:style-name="ce5">
            <text:p>1’129’6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148628.95" table:style-name="ce4">
            <text:p>1’148’628.95</text:p>
          </table:table-cell>
          <table:table-cell table:style-name="ce4"/>
          <table:table-cell office:value-type="float" office:value="19029" table:style-name="ce5">
            <text:p>19’0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3021.8" table:style-name="ce4">
            <text:p>83’021.80</text:p>
          </table:table-cell>
          <table:table-cell office:value-type="float" office:value="83700" table:style-name="ce5">
            <text:p>83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87599.15" table:style-name="ce4">
            <text:p>87’599.15</text:p>
          </table:table-cell>
          <table:table-cell table:style-name="ce4"/>
          <table:table-cell office:value-type="float" office:value="3899" table:style-name="ce5">
            <text:p>3’8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5571.8" table:style-name="ce4">
            <text:p>125’571.80</text:p>
          </table:table-cell>
          <table:table-cell office:value-type="float" office:value="126100" table:style-name="ce5">
            <text:p>126’1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29071.55" table:style-name="ce4">
            <text:p>129’071.55</text:p>
          </table:table-cell>
          <table:table-cell table:style-name="ce4"/>
          <table:table-cell office:value-type="float" office:value="2972" table:style-name="ce5">
            <text:p>2’9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272.1" table:style-name="ce4">
            <text:p>13’272.10</text:p>
          </table:table-cell>
          <table:table-cell office:value-type="float" office:value="18500" table:style-name="ce5">
            <text:p>18’5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3220.7" table:style-name="ce4">
            <text:p>13’220.70</text:p>
          </table:table-cell>
          <table:table-cell table:style-name="ce4"/>
          <table:table-cell office:value-type="float" office:value="-5279" table:style-name="ce5">
            <text:p>-5’2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85.89" table:style-name="ce4">
            <text:p>5’585.89</text:p>
          </table:table-cell>
          <table:table-cell office:value-type="float" office:value="12000" table:style-name="ce5">
            <text:p>12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2837" table:style-name="ce4">
            <text:p>12’837.00</text:p>
          </table:table-cell>
          <table:table-cell table:style-name="ce4"/>
          <table:table-cell office:value-type="float" office:value="837" table:style-name="ce5">
            <text:p>8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35.05" table:style-name="ce4">
            <text:p>2’835.05</text:p>
          </table:table-cell>
          <table:table-cell office:value-type="float" office:value="2800" table:style-name="ce5">
            <text:p>2’8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3181.7" table:style-name="ce4">
            <text:p>3’181.70</text:p>
          </table:table-cell>
          <table:table-cell table:style-name="ce4"/>
          <table:table-cell office:value-type="float" office:value="382" table:style-name="ce5">
            <text:p>3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69.81" table:style-name="ce4">
            <text:p>2’769.81</text:p>
          </table:table-cell>
          <table:table-cell office:value-type="float" office:value="1200" table:style-name="ce5">
            <text:p>1’2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955.85" table:style-name="ce4">
            <text:p>1’955.85</text:p>
          </table:table-cell>
          <table:table-cell table:style-name="ce4"/>
          <table:table-cell office:value-type="float" office:value="756" table:style-name="ce5">
            <text:p>7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39.7" table:style-name="ce4">
            <text:p>1’639.70</text:p>
          </table:table-cell>
          <table:table-cell office:value-type="float" office:value="3200" table:style-name="ce5">
            <text:p>3’2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3944.95" table:style-name="ce4">
            <text:p>3’944.95</text:p>
          </table:table-cell>
          <table:table-cell table:style-name="ce4"/>
          <table:table-cell office:value-type="float" office:value="745" table:style-name="ce5">
            <text:p>7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70.25" table:style-name="ce4">
            <text:p>5’570.25</text:p>
          </table:table-cell>
          <table:table-cell office:value-type="float" office:value="6000" table:style-name="ce5">
            <text:p>6’0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975.15" table:style-name="ce4">
            <text:p>3’975.15</text:p>
          </table:table-cell>
          <table:table-cell table:style-name="ce4"/>
          <table:table-cell office:value-type="float" office:value="-2025" table:style-name="ce5">
            <text:p>-2’0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6883.37" table:style-name="ce4">
            <text:p>286’883.37</text:p>
          </table:table-cell>
          <table:table-cell office:value-type="float" office:value="335300" table:style-name="ce5">
            <text:p>335’3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319626.34999999998" table:style-name="ce4">
            <text:p>319’626.35</text:p>
          </table:table-cell>
          <table:table-cell table:style-name="ce4"/>
          <table:table-cell office:value-type="float" office:value="-15674" table:style-name="ce5">
            <text:p>-15’6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914.240000000002" table:style-name="ce4">
            <text:p>22’914.24</text:p>
          </table:table-cell>
          <table:table-cell office:value-type="float" office:value="24600" table:style-name="ce5">
            <text:p>24’6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22307" table:style-name="ce4">
            <text:p>22’307.00</text:p>
          </table:table-cell>
          <table:table-cell table:style-name="ce4"/>
          <table:table-cell office:value-type="float" office:value="-2293" table:style-name="ce5">
            <text:p>-2’2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0" table:style-name="ce5">
            <text:p>1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table:number-columns-repeated="2" table:style-name="ce4"/>
          <table:table-cell office:value-type="float" office:value="-100" table:style-name="ce5">
            <text:p>-1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63814.85" table:style-name="ce4">
            <text:p>3’363’814.85</text:p>
          </table:table-cell>
          <table:table-cell office:value-type="float" office:value="3196700" table:style-name="ce5">
            <text:p>3’196’700</text:p>
          </table:table-cell>
          <table:table-cell table:style-name="ce3"/>
          <table:table-cell office:value-type="string" table:style-name="ce3">
            <text:p>365</text:p>
          </table:table-cell>
          <table:table-cell office:value-type="string" table:style-name="ce3">
            <text:p>Beiträge an private Institutionen</text:p>
          </table:table-cell>
          <table:table-cell office:value-type="float" office:value="3493460.67" table:style-name="ce4">
            <text:p>3’493’460.67</text:p>
          </table:table-cell>
          <table:table-cell table:style-name="ce4"/>
          <table:table-cell office:value-type="float" office:value="-39" table:style-name="ce5">
            <text:p>-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96800" table:style-name="ce5">
            <text:p>296’8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5854.720000000001" table:style-name="ce4">
            <text:p>95’854.72</text:p>
          </table:table-cell>
          <table:table-cell office:value-type="float" office:value="85200" table:style-name="ce5">
            <text:p>85’2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97521.88" table:style-name="ce4">
            <text:p>97’521.88</text:p>
          </table:table-cell>
          <table:table-cell table:style-name="ce4"/>
          <table:table-cell office:value-type="float" office:value="12322" table:style-name="ce5">
            <text:p>12’3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70" table:style-name="ce4">
            <text:p>2’270.00</text:p>
          </table:table-cell>
          <table:table-cell office:value-type="float" office:value="2600" table:style-name="ce5">
            <text:p>2’600</text:p>
          </table:table-cell>
          <table:table-cell table:style-name="ce3"/>
          <table:table-cell office:value-type="string" table:style-name="ce3">
            <text:p>395</text:p>
          </table:table-cell>
          <table:table-cell office:value-type="string" table:style-name="ce3">
            <text:p>Intern verrechneter Aufwand</text:p>
          </table:table-cell>
          <table:table-cell office:value-type="float" office:value="2080" table:style-name="ce4">
            <text:p>2’080.00</text:p>
          </table:table-cell>
          <table:table-cell table:style-name="ce4"/>
          <table:table-cell office:value-type="float" office:value="-520" table:style-name="ce5">
            <text:p>-5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5071.85" table:style-name="ce4">
            <text:p>215’071.85</text:p>
          </table:table-cell>
          <table:table-cell office:value-type="float" office:value="200000" table:style-name="ce5">
            <text:p>200’0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183864.15" table:style-name="ce4">
            <text:p>183’864.15</text:p>
          </table:table-cell>
          <table:table-cell office:value-type="float" office:value="-16136" table:style-name="ce5">
            <text:p>-16’1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0" table:style-name="ce4">
            <text:p>1’550.0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433</text:p>
          </table:table-cell>
          <table:table-cell office:value-type="string" table:style-name="ce3">
            <text:p>Schulgelder</text:p>
          </table:table-cell>
          <table:table-cell table:number-columns-repeated="2" table:style-name="ce4"/>
          <table:table-cell office:value-type="float" office:value="-500" table:style-name="ce5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6033.45" table:style-name="ce4">
            <text:p>46’033.45</text:p>
          </table:table-cell>
          <table:table-cell office:value-type="float" office:value="43100" table:style-name="ce5">
            <text:p>43’1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42100" table:style-name="ce4">
            <text:p>42’100.00</text:p>
          </table:table-cell>
          <table:table-cell office:value-type="float" office:value="-1000" table:style-name="ce5">
            <text:p>-1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4.5" table:style-name="ce4">
            <text:p>234.50</text:p>
          </table:table-cell>
          <table:table-cell office:value-type="float" office:value="1400" table:style-name="ce5">
            <text:p>1’4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3233.15" table:style-name="ce4">
            <text:p>3’233.15</text:p>
          </table:table-cell>
          <table:table-cell office:value-type="float" office:value="1833" table:style-name="ce5">
            <text:p>1’8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97128.05" table:style-name="ce4">
            <text:p>3’397’128.05</text:p>
          </table:table-cell>
          <table:table-cell office:value-type="float" office:value="3206600" table:style-name="ce5">
            <text:p>3’206’6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503248.15" table:style-name="ce4">
            <text:p>3’503’248.15</text:p>
          </table:table-cell>
          <table:table-cell office:value-type="float" office:value="296648" table:style-name="ce5">
            <text:p>296’6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267.35" table:style-name="ce4">
            <text:p>155’267.35</text:p>
          </table:table-cell>
          <table:table-cell office:value-type="float" office:value="120000" table:style-name="ce5">
            <text:p>120’000</text:p>
          </table:table-cell>
          <table:table-cell table:style-name="ce3"/>
          <table:table-cell office:value-type="string" table:style-name="ce3">
            <text:p>440</text:p>
          </table:table-cell>
          <table:table-cell office:value-type="string" table:style-name="ce3">
            <text:p>Anteile an Bundeseinnahmen</text:p>
          </table:table-cell>
          <table:table-cell table:style-name="ce4"/>
          <table:table-cell office:value-type="float" office:value="179885.25" table:style-name="ce4">
            <text:p>179’885.25</text:p>
          </table:table-cell>
          <table:table-cell office:value-type="float" office:value="59885" table:style-name="ce5">
            <text:p>59’8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00" table:style-name="ce4">
            <text:p>2’000.00</text:p>
          </table:table-cell>
          <table:table-cell table:style-name="ce5"/>
          <table:table-cell table:style-name="ce3"/>
          <table:table-cell office:value-type="string" table:style-name="ce3">
            <text:p>460</text:p>
          </table:table-cell>
          <table:table-cell office:value-type="string" table:style-name="ce3">
            <text:p>Beiträge des Bunde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291.75" table:style-name="ce4">
            <text:p>28’291.75</text:p>
          </table:table-cell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27856" table:style-name="ce4">
            <text:p>27’856.00</text:p>
          </table:table-cell>
          <table:table-cell office:value-type="float" office:value="17856" table:style-name="ce5">
            <text:p>17’8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64737.15" table:style-name="ce4">
            <text:p>664’737.15</text:p>
          </table:table-cell>
          <table:table-cell office:value-type="float" office:value="712100" table:style-name="ce5">
            <text:p>712’100</text:p>
          </table:table-cell>
          <table:table-cell table:style-name="ce3"/>
          <table:table-cell office:value-type="string" table:style-name="ce3">
            <text:p>463</text:p>
          </table:table-cell>
          <table:table-cell office:value-type="string" table:style-name="ce3">
            <text:p>Beiträge von eigenen Unternehmungen</text:p>
          </table:table-cell>
          <table:table-cell table:style-name="ce4"/>
          <table:table-cell office:value-type="float" office:value="742695.42" table:style-name="ce4">
            <text:p>742’695.42</text:p>
          </table:table-cell>
          <table:table-cell office:value-type="float" office:value="30595" table:style-name="ce5">
            <text:p>30’5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700" table:style-name="ce4">
            <text:p>17’700.00</text:p>
          </table:table-cell>
          <table:table-cell office:value-type="float" office:value="27700" table:style-name="ce5">
            <text:p>27’700</text:p>
          </table:table-cell>
          <table:table-cell table:style-name="ce3"/>
          <table:table-cell office:value-type="string" table:style-name="ce3">
            <text:p>491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7700" table:style-name="ce4">
            <text:p>17’700.00</text:p>
          </table:table-cell>
          <table:table-cell office:value-type="float" office:value="-10000" table:style-name="ce5">
            <text:p>-10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</text:p>
          </table:table-cell>
          <table:table-cell office:value-type="string" table:style-name="ce6">
            <text:p>Direktion Bau und Planun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38267696.36000001" table:style-name="ce7">
            <text:p>138’267’696.36</text:p>
          </table:table-cell>
          <table:table-cell office:value-type="float" office:value="138133200" table:style-name="ce8">
            <text:p>138’133’2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38845471.63999999" table:style-name="ce7">
            <text:p>138’845’471.64</text:p>
          </table:table-cell>
          <table:table-cell table:style-name="ce7"/>
          <table:table-cell office:value-type="float" office:value="-1635328" table:style-name="ce8">
            <text:p>-1’635’32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37100" table:style-name="ce8">
            <text:p>537’1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810500" table:style-name="ce8">
            <text:p>1’810’5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0604114.019999996" table:style-name="ce7">
            <text:p>80’604’114.02</text:p>
          </table:table-cell>
          <table:table-cell office:value-type="float" office:value="79469320" table:style-name="ce8">
            <text:p>79’469’32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2581588.450000003" table:style-name="ce7">
            <text:p>82’581’588.45</text:p>
          </table:table-cell>
          <table:table-cell office:value-type="float" office:value="3112268" table:style-name="ce8">
            <text:p>3’112’26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7663582.340000004" table:style-name="ce7">
            <text:p>57’663’582.34</text:p>
          </table:table-cell>
          <table:table-cell office:value-type="float" office:value="61011480" table:style-name="ce8">
            <text:p>61’011’48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56263883.189999998" table:style-name="ce7">
            <text:p>56’263’883.1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0</text:p>
          </table:table-cell>
          <table:table-cell office:value-type="string" table:style-name="ce6">
            <text:p>Direktionssekretaria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186135.65" table:style-name="ce7">
            <text:p>2’186’135.65</text:p>
          </table:table-cell>
          <table:table-cell office:value-type="float" office:value="2228200" table:style-name="ce8">
            <text:p>2’228’2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193977.86" table:style-name="ce7">
            <text:p>2’193’977.86</text:p>
          </table:table-cell>
          <table:table-cell table:style-name="ce7"/>
          <table:table-cell office:value-type="float" office:value="-175122" table:style-name="ce8">
            <text:p>-175’12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40900" table:style-name="ce8">
            <text:p>140’9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96512.35" table:style-name="ce7">
            <text:p>196’512.35</text:p>
          </table:table-cell>
          <table:table-cell office:value-type="float" office:value="162900" table:style-name="ce8">
            <text:p>162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81734.8" table:style-name="ce7">
            <text:p>181’734.80</text:p>
          </table:table-cell>
          <table:table-cell office:value-type="float" office:value="18835" table:style-name="ce8">
            <text:p>18’83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989623.3" table:style-name="ce7">
            <text:p>1’989’623.30</text:p>
          </table:table-cell>
          <table:table-cell office:value-type="float" office:value="2206200" table:style-name="ce8">
            <text:p>2’206’2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012243.06" table:style-name="ce7">
            <text:p>2’012’243.06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00</text:p>
          </table:table-cell>
          <table:table-cell office:value-type="string" table:style-name="ce6">
            <text:p>Sekretariat und Diens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80818.75" table:style-name="ce7">
            <text:p>1’580’818.75</text:p>
          </table:table-cell>
          <table:table-cell office:value-type="float" office:value="1574800" table:style-name="ce8">
            <text:p>1’574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569770.11" table:style-name="ce7">
            <text:p>1’569’770.11</text:p>
          </table:table-cell>
          <table:table-cell table:style-name="ce7"/>
          <table:table-cell office:value-type="float" office:value="-20930" table:style-name="ce8">
            <text:p>-20’93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5900" table:style-name="ce8">
            <text:p>15’9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2424.1" table:style-name="ce7">
            <text:p>52’424.10</text:p>
          </table:table-cell>
          <table:table-cell office:value-type="float" office:value="27400" table:style-name="ce8">
            <text:p>27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4645" table:style-name="ce7">
            <text:p>44’645.00</text:p>
          </table:table-cell>
          <table:table-cell office:value-type="float" office:value="17245" table:style-name="ce8">
            <text:p>17’24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528394.65" table:style-name="ce7">
            <text:p>1’528’394.65</text:p>
          </table:table-cell>
          <table:table-cell office:value-type="float" office:value="1563300" table:style-name="ce8">
            <text:p>1’563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525125.11" table:style-name="ce7">
            <text:p>1’525’125.11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0530.8" table:style-name="ce4">
            <text:p>90’530.80</text:p>
          </table:table-cell>
          <table:table-cell office:value-type="float" office:value="109200" table:style-name="ce5">
            <text:p>109’200</text:p>
          </table:table-cell>
          <table:table-cell table:style-name="ce3"/>
          <table:table-cell office:value-type="string" table:style-name="ce3">
            <text:p>300</text:p>
          </table:table-cell>
          <table:table-cell office:value-type="string" table:style-name="ce3">
            <text:p>Behörden und Kommissionen</text:p>
          </table:table-cell>
          <table:table-cell office:value-type="float" office:value="81494.399999999994" table:style-name="ce4">
            <text:p>81’494.40</text:p>
          </table:table-cell>
          <table:table-cell table:style-name="ce4"/>
          <table:table-cell office:value-type="float" office:value="-27706" table:style-name="ce5">
            <text:p>-27’7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47936.6499999999" table:style-name="ce4">
            <text:p>1’147’936.65</text:p>
          </table:table-cell>
          <table:table-cell office:value-type="float" office:value="1150800" table:style-name="ce5">
            <text:p>1’150’8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161734.55" table:style-name="ce4">
            <text:p>1’161’734.55</text:p>
          </table:table-cell>
          <table:table-cell table:style-name="ce4"/>
          <table:table-cell office:value-type="float" office:value="10935" table:style-name="ce5">
            <text:p>10’9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6020.95" table:style-name="ce4">
            <text:p>86’020.95</text:p>
          </table:table-cell>
          <table:table-cell office:value-type="float" office:value="90300" table:style-name="ce5">
            <text:p>90’3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88164.85" table:style-name="ce4">
            <text:p>88’164.85</text:p>
          </table:table-cell>
          <table:table-cell table:style-name="ce4"/>
          <table:table-cell office:value-type="float" office:value="-2135" table:style-name="ce5">
            <text:p>-2’1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5247.85" table:style-name="ce4">
            <text:p>115’247.85</text:p>
          </table:table-cell>
          <table:table-cell office:value-type="float" office:value="101200" table:style-name="ce5">
            <text:p>101’2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14498.05" table:style-name="ce4">
            <text:p>114’498.05</text:p>
          </table:table-cell>
          <table:table-cell table:style-name="ce4"/>
          <table:table-cell office:value-type="float" office:value="13298" table:style-name="ce5">
            <text:p>13’2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334.0499999999993" table:style-name="ce4">
            <text:p>8’334.05</text:p>
          </table:table-cell>
          <table:table-cell office:value-type="float" office:value="17600" table:style-name="ce5">
            <text:p>17’6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5668.3" table:style-name="ce4">
            <text:p>15’668.30</text:p>
          </table:table-cell>
          <table:table-cell table:style-name="ce4"/>
          <table:table-cell office:value-type="float" office:value="-1932" table:style-name="ce5">
            <text:p>-1’9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77.2" table:style-name="ce4">
            <text:p>3’077.20</text:p>
          </table:table-cell>
          <table:table-cell office:value-type="float" office:value="4100" table:style-name="ce5">
            <text:p>4’1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9887.4500000000007" table:style-name="ce4">
            <text:p>9’887.45</text:p>
          </table:table-cell>
          <table:table-cell table:style-name="ce4"/>
          <table:table-cell office:value-type="float" office:value="1787" table:style-name="ce5">
            <text:p>1’7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000" table:style-name="ce5">
            <text:p>4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630.099999999999" table:style-name="ce4">
            <text:p>16’630.10</text:p>
          </table:table-cell>
          <table:table-cell office:value-type="float" office:value="19900" table:style-name="ce5">
            <text:p>19’9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6557.95" table:style-name="ce4">
            <text:p>26’557.95</text:p>
          </table:table-cell>
          <table:table-cell table:style-name="ce4"/>
          <table:table-cell office:value-type="float" office:value="1758" table:style-name="ce5">
            <text:p>1’7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900" table:style-name="ce5">
            <text:p>4’9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4088.400000000001" table:style-name="ce4">
            <text:p>34’088.40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6960.85" table:style-name="ce4">
            <text:p>6’960.85</text:p>
          </table:table-cell>
          <table:table-cell table:style-name="ce4"/>
          <table:table-cell office:value-type="float" office:value="-39" table:style-name="ce5">
            <text:p>-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000" table:style-name="ce5">
            <text:p>7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95.15" table:style-name="ce4">
            <text:p>3’595.15</text:p>
          </table:table-cell>
          <table:table-cell office:value-type="float" office:value="4000" table:style-name="ce5">
            <text:p>4’0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2981.6" table:style-name="ce4">
            <text:p>2’981.60</text:p>
          </table:table-cell>
          <table:table-cell table:style-name="ce4"/>
          <table:table-cell office:value-type="float" office:value="-1018" table:style-name="ce5">
            <text:p>-1’0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003.25" table:style-name="ce4">
            <text:p>9’003.25</text:p>
          </table:table-cell>
          <table:table-cell office:value-type="float" office:value="7200" table:style-name="ce5">
            <text:p>7’2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8345.1" table:style-name="ce4">
            <text:p>8’345.10</text:p>
          </table:table-cell>
          <table:table-cell table:style-name="ce4"/>
          <table:table-cell office:value-type="float" office:value="1145" table:style-name="ce5">
            <text:p>1’1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252.55" table:style-name="ce4">
            <text:p>12’252.55</text:p>
          </table:table-cell>
          <table:table-cell office:value-type="float" office:value="10700" table:style-name="ce5">
            <text:p>10’7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1872.15" table:style-name="ce4">
            <text:p>11’872.15</text:p>
          </table:table-cell>
          <table:table-cell table:style-name="ce4"/>
          <table:table-cell office:value-type="float" office:value="1172" table:style-name="ce5">
            <text:p>1’1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910.099999999999" table:style-name="ce4">
            <text:p>20’910.10</text:p>
          </table:table-cell>
          <table:table-cell office:value-type="float" office:value="27200" table:style-name="ce5">
            <text:p>27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6270.45" table:style-name="ce4">
            <text:p>16’270.45</text:p>
          </table:table-cell>
          <table:table-cell table:style-name="ce4"/>
          <table:table-cell office:value-type="float" office:value="-10930" table:style-name="ce5">
            <text:p>-10’9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96.8" table:style-name="ce4">
            <text:p>6’096.80</text:p>
          </table:table-cell>
          <table:table-cell office:value-type="float" office:value="10500" table:style-name="ce5">
            <text:p>10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725" table:style-name="ce4">
            <text:p>725.00</text:p>
          </table:table-cell>
          <table:table-cell table:style-name="ce4"/>
          <table:table-cell office:value-type="float" office:value="-9775" table:style-name="ce5">
            <text:p>-9’7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647.9" table:style-name="ce4">
            <text:p>647.90</text:p>
          </table:table-cell>
          <table:table-cell table:style-name="ce4"/>
          <table:table-cell office:value-type="float" office:value="648" table:style-name="ce5">
            <text:p>6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569.95" table:style-name="ce4">
            <text:p>17’569.95</text:p>
          </table:table-cell>
          <table:table-cell office:value-type="float" office:value="13000" table:style-name="ce5">
            <text:p>13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4445.55" table:style-name="ce4">
            <text:p>14’445.55</text:p>
          </table:table-cell>
          <table:table-cell table:style-name="ce4"/>
          <table:table-cell office:value-type="float" office:value="1446" table:style-name="ce5">
            <text:p>1’4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0" table:style-name="ce4">
            <text:p>1’200.00</text:p>
          </table:table-cell>
          <table:table-cell office:value-type="float" office:value="1200" table:style-name="ce5">
            <text:p>1’2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1200" table:style-name="ce4">
            <text:p>1’2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324.9500000000007" table:style-name="ce4">
            <text:p>8’324.95</text:p>
          </table:table-cell>
          <table:table-cell office:value-type="float" office:value="7900" table:style-name="ce5">
            <text:p>7’9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8315.9599999999991" table:style-name="ce4">
            <text:p>8’315.96</text:p>
          </table:table-cell>
          <table:table-cell table:style-name="ce4"/>
          <table:table-cell office:value-type="float" office:value="416" table:style-name="ce5">
            <text:p>4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0" table:style-name="ce4">
            <text:p>1’200.00</text:p>
          </table:table-cell>
          <table:table-cell table:style-name="ce5"/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175" table:style-name="ce4">
            <text:p>15’175.00</text:p>
          </table:table-cell>
          <table:table-cell office:value-type="float" office:value="17300" table:style-name="ce5">
            <text:p>17’3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12561" table:style-name="ce4">
            <text:p>12’561.00</text:p>
          </table:table-cell>
          <table:table-cell office:value-type="float" office:value="-4739" table:style-name="ce5">
            <text:p>-4’7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049.1" table:style-name="ce4">
            <text:p>36’049.10</text:p>
          </table:table-cell>
          <table:table-cell office:value-type="float" office:value="10100" table:style-name="ce5">
            <text:p>10’1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2084" table:style-name="ce4">
            <text:p>32’084.00</text:p>
          </table:table-cell>
          <table:table-cell office:value-type="float" office:value="21984" table:style-name="ce5">
            <text:p>21’9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02</text:p>
          </table:table-cell>
          <table:table-cell office:value-type="string" table:style-name="ce6">
            <text:p>Telefonzentra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4088.25" table:style-name="ce7">
            <text:p>144’088.25</text:p>
          </table:table-cell>
          <table:table-cell office:value-type="float" office:value="140300" table:style-name="ce8">
            <text:p>140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28515.8" table:style-name="ce7">
            <text:p>128’515.80</text:p>
          </table:table-cell>
          <table:table-cell table:style-name="ce7"/>
          <table:table-cell office:value-type="float" office:value="-11784" table:style-name="ce8">
            <text:p>-11’78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4088.25" table:style-name="ce7">
            <text:p>144’088.25</text:p>
          </table:table-cell>
          <table:table-cell office:value-type="float" office:value="135500" table:style-name="ce8">
            <text:p>135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28515.8" table:style-name="ce7">
            <text:p>128’515.80</text:p>
          </table:table-cell>
          <table:table-cell office:value-type="float" office:value="-6984" table:style-name="ce8">
            <text:p>-6’98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800" table:style-name="ce8">
            <text:p>4’8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2597.3" table:style-name="ce4">
            <text:p>122’597.30</text:p>
          </table:table-cell>
          <table:table-cell office:value-type="float" office:value="120100" table:style-name="ce5">
            <text:p>120’1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09538.95" table:style-name="ce4">
            <text:p>109’538.95</text:p>
          </table:table-cell>
          <table:table-cell table:style-name="ce4"/>
          <table:table-cell office:value-type="float" office:value="-10561" table:style-name="ce5">
            <text:p>-10’5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363.7999999999993" table:style-name="ce4">
            <text:p>9’363.80</text:p>
          </table:table-cell>
          <table:table-cell office:value-type="float" office:value="9000" table:style-name="ce5">
            <text:p>9’0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8282.15" table:style-name="ce4">
            <text:p>8’282.15</text:p>
          </table:table-cell>
          <table:table-cell table:style-name="ce4"/>
          <table:table-cell office:value-type="float" office:value="-718" table:style-name="ce5">
            <text:p>-7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269" table:style-name="ce4">
            <text:p>11’269.00</text:p>
          </table:table-cell>
          <table:table-cell office:value-type="float" office:value="9400" table:style-name="ce5">
            <text:p>9’4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9145.85" table:style-name="ce4">
            <text:p>9’145.85</text:p>
          </table:table-cell>
          <table:table-cell table:style-name="ce4"/>
          <table:table-cell office:value-type="float" office:value="-254" table:style-name="ce5">
            <text:p>-2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58.15" table:style-name="ce4">
            <text:p>858.15</text:p>
          </table:table-cell>
          <table:table-cell office:value-type="float" office:value="1800" table:style-name="ce5">
            <text:p>1’8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479.5" table:style-name="ce4">
            <text:p>1’479.50</text:p>
          </table:table-cell>
          <table:table-cell table:style-name="ce4"/>
          <table:table-cell office:value-type="float" office:value="-321" table:style-name="ce5">
            <text:p>-3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69.349999999999994" table:style-name="ce4">
            <text:p>69.35</text:p>
          </table:table-cell>
          <table:table-cell table:style-name="ce4"/>
          <table:table-cell office:value-type="float" office:value="69" table:style-name="ce5">
            <text:p>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47.70000000000005" table:style-name="ce4">
            <text:p>647.70</text:p>
          </table:table-cell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3440.54999999999" table:style-name="ce4">
            <text:p>143’440.55</text:p>
          </table:table-cell>
          <table:table-cell office:value-type="float" office:value="135500" table:style-name="ce5">
            <text:p>135’5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28515.8" table:style-name="ce4">
            <text:p>128’515.80</text:p>
          </table:table-cell>
          <table:table-cell office:value-type="float" office:value="-6984" table:style-name="ce5">
            <text:p>-6’9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09</text:p>
          </table:table-cell>
          <table:table-cell office:value-type="string" table:style-name="ce6">
            <text:p>Ausgehende laufende Beiträg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61228.65" table:style-name="ce7">
            <text:p>461’228.65</text:p>
          </table:table-cell>
          <table:table-cell office:value-type="float" office:value="513100" table:style-name="ce8">
            <text:p>513’1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95691.95" table:style-name="ce7">
            <text:p>495’691.95</text:p>
          </table:table-cell>
          <table:table-cell table:style-name="ce7"/>
          <table:table-cell office:value-type="float" office:value="-142408" table:style-name="ce8">
            <text:p>-142’40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25000" table:style-name="ce8">
            <text:p>125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574" table:style-name="ce7">
            <text:p>8’574.00</text:p>
          </table:table-cell>
          <table:table-cell office:value-type="float" office:value="8574" table:style-name="ce8">
            <text:p>8’57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61228.65" table:style-name="ce7">
            <text:p>461’228.65</text:p>
          </table:table-cell>
          <table:table-cell office:value-type="float" office:value="638100" table:style-name="ce8">
            <text:p>638’1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487117.95" table:style-name="ce7">
            <text:p>487’117.9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5541" table:style-name="ce4">
            <text:p>105’541.00</text:p>
          </table:table-cell>
          <table:table-cell office:value-type="float" office:value="96500" table:style-name="ce5">
            <text:p>96’500</text:p>
          </table:table-cell>
          <table:table-cell table:style-name="ce3"/>
          <table:table-cell office:value-type="string" table:style-name="ce3">
            <text:p>361</text:p>
          </table:table-cell>
          <table:table-cell office:value-type="string" table:style-name="ce3">
            <text:p>Beiträge an Institutionen auf kantonaler Ebene</text:p>
          </table:table-cell>
          <table:table-cell office:value-type="float" office:value="104185" table:style-name="ce4">
            <text:p>104’185.00</text:p>
          </table:table-cell>
          <table:table-cell table:style-name="ce4"/>
          <table:table-cell office:value-type="float" office:value="7685" table:style-name="ce5">
            <text:p>7’6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6408.55" table:style-name="ce4">
            <text:p>316’408.55</text:p>
          </table:table-cell>
          <table:table-cell office:value-type="float" office:value="377700" table:style-name="ce5">
            <text:p>377’700</text:p>
          </table:table-cell>
          <table:table-cell table:style-name="ce3"/>
          <table:table-cell office:value-type="string" table:style-name="ce3">
            <text:p>365</text:p>
          </table:table-cell>
          <table:table-cell office:value-type="string" table:style-name="ce3">
            <text:p>Beiträge an private Institutionen</text:p>
          </table:table-cell>
          <table:table-cell office:value-type="float" office:value="358027.3" table:style-name="ce4">
            <text:p>358’027.30</text:p>
          </table:table-cell>
          <table:table-cell table:style-name="ce4"/>
          <table:table-cell office:value-type="float" office:value="-144673" table:style-name="ce5">
            <text:p>-144’6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25000" table:style-name="ce5">
            <text:p>125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279.1" table:style-name="ce4">
            <text:p>39’279.10</text:p>
          </table:table-cell>
          <table:table-cell office:value-type="float" office:value="38900" table:style-name="ce5">
            <text:p>38’900</text:p>
          </table:table-cell>
          <table:table-cell table:style-name="ce3"/>
          <table:table-cell office:value-type="string" table:style-name="ce3">
            <text:p>366</text:p>
          </table:table-cell>
          <table:table-cell office:value-type="string" table:style-name="ce3">
            <text:p>Beiträge an private Haushalte</text:p>
          </table:table-cell>
          <table:table-cell office:value-type="float" office:value="33479.65" table:style-name="ce4">
            <text:p>33’479.65</text:p>
          </table:table-cell>
          <table:table-cell table:style-name="ce4"/>
          <table:table-cell office:value-type="float" office:value="-5420" table:style-name="ce5">
            <text:p>-5’4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8574" table:style-name="ce4">
            <text:p>8’574.00</text:p>
          </table:table-cell>
          <table:table-cell office:value-type="float" office:value="8574" table:style-name="ce5">
            <text:p>8’5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1</text:p>
          </table:table-cell>
          <table:table-cell office:value-type="string" table:style-name="ce6">
            <text:p>Tiefbau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7430577.349999994" table:style-name="ce7">
            <text:p>77’430’577.35</text:p>
          </table:table-cell>
          <table:table-cell office:value-type="float" office:value="77790700" table:style-name="ce8">
            <text:p>77’790’7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76626626.700000003" table:style-name="ce7">
            <text:p>76’626’626.70</text:p>
          </table:table-cell>
          <table:table-cell table:style-name="ce7"/>
          <table:table-cell office:value-type="float" office:value="-2736273" table:style-name="ce8">
            <text:p>-2’736’27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23000" table:style-name="ce8">
            <text:p>223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349200" table:style-name="ce8">
            <text:p>1’349’2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4529304.390000001" table:style-name="ce7">
            <text:p>34’529’304.39</text:p>
          </table:table-cell>
          <table:table-cell office:value-type="float" office:value="35125300" table:style-name="ce8">
            <text:p>35’125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6230910.049999997" table:style-name="ce7">
            <text:p>36’230’910.05</text:p>
          </table:table-cell>
          <table:table-cell office:value-type="float" office:value="1105610" table:style-name="ce8">
            <text:p>1’105’61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2901272.960000001" table:style-name="ce7">
            <text:p>42’901’272.96</text:p>
          </table:table-cell>
          <table:table-cell office:value-type="float" office:value="44237600" table:style-name="ce8">
            <text:p>44’237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40395716.649999999" table:style-name="ce7">
            <text:p>40’395’716.6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1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950794.1500000004" table:style-name="ce7">
            <text:p>6’950’794.15</text:p>
          </table:table-cell>
          <table:table-cell office:value-type="float" office:value="4556800" table:style-name="ce8">
            <text:p>4’556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577369.1900000004" table:style-name="ce7">
            <text:p>4’577’369.19</text:p>
          </table:table-cell>
          <table:table-cell table:style-name="ce7"/>
          <table:table-cell office:value-type="float" office:value="869" table:style-name="ce8">
            <text:p>86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9700" table:style-name="ce8">
            <text:p>19’7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349184.45" table:style-name="ce7">
            <text:p>1’349’184.45</text:p>
          </table:table-cell>
          <table:table-cell office:value-type="float" office:value="1364900" table:style-name="ce8">
            <text:p>1’364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527175.15" table:style-name="ce7">
            <text:p>1’527’175.15</text:p>
          </table:table-cell>
          <table:table-cell office:value-type="float" office:value="162275" table:style-name="ce8">
            <text:p>162’27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601609.7000000002" table:style-name="ce7">
            <text:p>5’601’609.70</text:p>
          </table:table-cell>
          <table:table-cell office:value-type="float" office:value="3211600" table:style-name="ce8">
            <text:p>3’211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050194.04" table:style-name="ce7">
            <text:p>3’050’194.04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36123.7" table:style-name="ce4">
            <text:p>3’136’123.70</text:p>
          </table:table-cell>
          <table:table-cell office:value-type="float" office:value="3200300" table:style-name="ce5">
            <text:p>3’200’3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3162557.25" table:style-name="ce4">
            <text:p>3’162’557.25</text:p>
          </table:table-cell>
          <table:table-cell table:style-name="ce4"/>
          <table:table-cell office:value-type="float" office:value="-37743" table:style-name="ce5">
            <text:p>-37’7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9793.25" table:style-name="ce4">
            <text:p>229’793.25</text:p>
          </table:table-cell>
          <table:table-cell office:value-type="float" office:value="232800" table:style-name="ce5">
            <text:p>232’8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236386.65" table:style-name="ce4">
            <text:p>236’386.65</text:p>
          </table:table-cell>
          <table:table-cell table:style-name="ce4"/>
          <table:table-cell office:value-type="float" office:value="3587" table:style-name="ce5">
            <text:p>3’58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6977.05" table:style-name="ce4">
            <text:p>306’977.05</text:p>
          </table:table-cell>
          <table:table-cell office:value-type="float" office:value="282600" table:style-name="ce5">
            <text:p>282’6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317113.55" table:style-name="ce4">
            <text:p>317’113.55</text:p>
          </table:table-cell>
          <table:table-cell table:style-name="ce4"/>
          <table:table-cell office:value-type="float" office:value="34514" table:style-name="ce5">
            <text:p>34’5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244.799999999999" table:style-name="ce4">
            <text:p>24’244.80</text:p>
          </table:table-cell>
          <table:table-cell office:value-type="float" office:value="49900" table:style-name="ce5">
            <text:p>49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42242.35" table:style-name="ce4">
            <text:p>42’242.35</text:p>
          </table:table-cell>
          <table:table-cell table:style-name="ce4"/>
          <table:table-cell office:value-type="float" office:value="-7658" table:style-name="ce5">
            <text:p>-7’6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30.6" table:style-name="ce4">
            <text:p>930.60</text:p>
          </table:table-cell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2273.4" table:style-name="ce4">
            <text:p>2’273.40</text:p>
          </table:table-cell>
          <table:table-cell table:style-name="ce4"/>
          <table:table-cell office:value-type="float" office:value="1873" table:style-name="ce5">
            <text:p>1’8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917.05" table:style-name="ce4">
            <text:p>15’917.05</text:p>
          </table:table-cell>
          <table:table-cell office:value-type="float" office:value="9700" table:style-name="ce5">
            <text:p>9’7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6077.35" table:style-name="ce4">
            <text:p>6’077.35</text:p>
          </table:table-cell>
          <table:table-cell table:style-name="ce4"/>
          <table:table-cell office:value-type="float" office:value="-3623" table:style-name="ce5">
            <text:p>-3’6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676.55" table:style-name="ce4">
            <text:p>30’676.55</text:p>
          </table:table-cell>
          <table:table-cell office:value-type="float" office:value="29700" table:style-name="ce5">
            <text:p>29’7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28284.5" table:style-name="ce4">
            <text:p>28’284.50</text:p>
          </table:table-cell>
          <table:table-cell table:style-name="ce4"/>
          <table:table-cell office:value-type="float" office:value="-1416" table:style-name="ce5">
            <text:p>-1’4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357.8" table:style-name="ce4">
            <text:p>44’357.80</text:p>
          </table:table-cell>
          <table:table-cell office:value-type="float" office:value="45000" table:style-name="ce5">
            <text:p>45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60543.199999999997" table:style-name="ce4">
            <text:p>60’543.20</text:p>
          </table:table-cell>
          <table:table-cell table:style-name="ce4"/>
          <table:table-cell office:value-type="float" office:value="-2157" table:style-name="ce5">
            <text:p>-2’1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7700" table:style-name="ce5">
            <text:p>17’7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4777.550000000003" table:style-name="ce4">
            <text:p>34’777.55</text:p>
          </table:table-cell>
          <table:table-cell office:value-type="float" office:value="32000" table:style-name="ce5">
            <text:p>32’0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9839.099999999999" table:style-name="ce4">
            <text:p>19’839.10</text:p>
          </table:table-cell>
          <table:table-cell table:style-name="ce4"/>
          <table:table-cell office:value-type="float" office:value="-12161" table:style-name="ce5">
            <text:p>-12’1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828.15" table:style-name="ce4">
            <text:p>11’828.15</text:p>
          </table:table-cell>
          <table:table-cell office:value-type="float" office:value="8200" table:style-name="ce5">
            <text:p>8’2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1522.55" table:style-name="ce4">
            <text:p>11’522.55</text:p>
          </table:table-cell>
          <table:table-cell table:style-name="ce4"/>
          <table:table-cell office:value-type="float" office:value="1323" table:style-name="ce5">
            <text:p>1’3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0" table:style-name="ce5">
            <text:p>2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46418.09" table:style-name="ce4">
            <text:p>546’418.09</text:p>
          </table:table-cell>
          <table:table-cell office:value-type="float" office:value="600000" table:style-name="ce5">
            <text:p>600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619632.30000000005" table:style-name="ce4">
            <text:p>619’632.30</text:p>
          </table:table-cell>
          <table:table-cell table:style-name="ce4"/>
          <table:table-cell office:value-type="float" office:value="19632" table:style-name="ce5">
            <text:p>19’6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26.85" table:style-name="ce4">
            <text:p>5’526.85</text:p>
          </table:table-cell>
          <table:table-cell office:value-type="float" office:value="5300" table:style-name="ce5">
            <text:p>5’3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6330.3" table:style-name="ce4">
            <text:p>6’330.30</text:p>
          </table:table-cell>
          <table:table-cell table:style-name="ce4"/>
          <table:table-cell office:value-type="float" office:value="1030" table:style-name="ce5">
            <text:p>1’0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00000" table:style-name="ce4">
            <text:p>2’500’000.00</text:p>
          </table:table-cell>
          <table:table-cell table:style-name="ce5"/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2284.25" table:style-name="ce4">
            <text:p>42’284.25</text:p>
          </table:table-cell>
          <table:table-cell office:value-type="float" office:value="40000" table:style-name="ce5">
            <text:p>40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42295.4" table:style-name="ce4">
            <text:p>42’295.40</text:p>
          </table:table-cell>
          <table:table-cell table:style-name="ce4"/>
          <table:table-cell office:value-type="float" office:value="2295" table:style-name="ce5">
            <text:p>2’2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0" table:style-name="ce4">
            <text:p>1’200.00</text:p>
          </table:table-cell>
          <table:table-cell office:value-type="float" office:value="1200" table:style-name="ce5">
            <text:p>1’2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1600" table:style-name="ce4">
            <text:p>1’600.00</text:p>
          </table:table-cell>
          <table:table-cell table:style-name="ce4"/>
          <table:table-cell office:value-type="float" office:value="400" table:style-name="ce5">
            <text:p>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738.46" table:style-name="ce4">
            <text:p>19’738.46</text:p>
          </table:table-cell>
          <table:table-cell office:value-type="float" office:value="19700" table:style-name="ce5">
            <text:p>19’7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20671.29" table:style-name="ce4">
            <text:p>20’671.29</text:p>
          </table:table-cell>
          <table:table-cell table:style-name="ce4"/>
          <table:table-cell office:value-type="float" office:value="971" table:style-name="ce5">
            <text:p>9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0" table:style-name="ce4">
            <text:p>1’200.00</text:p>
          </table:table-cell>
          <table:table-cell table:style-name="ce5"/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900" table:style-name="ce4">
            <text:p>900.00</text:p>
          </table:table-cell>
          <table:table-cell office:value-type="float" office:value="900" table:style-name="ce5">
            <text:p>9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844.25" table:style-name="ce4">
            <text:p>55’844.25</text:p>
          </table:table-cell>
          <table:table-cell office:value-type="float" office:value="44900" table:style-name="ce5">
            <text:p>44’9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56852.45" table:style-name="ce4">
            <text:p>56’852.45</text:p>
          </table:table-cell>
          <table:table-cell office:value-type="float" office:value="11952" table:style-name="ce5">
            <text:p>11’95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300" table:style-name="ce5">
            <text:p>5’3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number-columns-repeated="2" table:style-name="ce4"/>
          <table:table-cell office:value-type="float" office:value="-5300" table:style-name="ce5">
            <text:p>-5’3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3861.399999999994" table:style-name="ce4">
            <text:p>73’861.40</text:p>
          </table:table-cell>
          <table:table-cell office:value-type="float" office:value="59700" table:style-name="ce5">
            <text:p>59’7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56985.7" table:style-name="ce4">
            <text:p>56’985.70</text:p>
          </table:table-cell>
          <table:table-cell office:value-type="float" office:value="-2714" table:style-name="ce5">
            <text:p>-2’7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63278.8" table:style-name="ce4">
            <text:p>963’278.80</text:p>
          </table:table-cell>
          <table:table-cell office:value-type="float" office:value="1000000" table:style-name="ce5">
            <text:p>1’000’000</text:p>
          </table:table-cell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1157437" table:style-name="ce4">
            <text:p>1’157’437.00</text:p>
          </table:table-cell>
          <table:table-cell office:value-type="float" office:value="157437" table:style-name="ce5">
            <text:p>157’4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5000" table:style-name="ce4">
            <text:p>255’000.00</text:p>
          </table:table-cell>
          <table:table-cell office:value-type="float" office:value="255000" table:style-name="ce5">
            <text:p>255’0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255000" table:style-name="ce4">
            <text:p>255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11</text:p>
          </table:table-cell>
          <table:table-cell office:value-type="string" table:style-name="ce6">
            <text:p>Strasseninspektora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5813303.850000001" table:style-name="ce7">
            <text:p>45’813’303.85</text:p>
          </table:table-cell>
          <table:table-cell office:value-type="float" office:value="48033200" table:style-name="ce8">
            <text:p>48’033’2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8130406.210000001" table:style-name="ce7">
            <text:p>48’130’406.21</text:p>
          </table:table-cell>
          <table:table-cell table:style-name="ce7"/>
          <table:table-cell office:value-type="float" office:value="-1419294" table:style-name="ce8">
            <text:p>-1’419’29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349200" table:style-name="ce8">
            <text:p>1’349’2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67300" table:style-name="ce8">
            <text:p>167’3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1807348.789999999" table:style-name="ce7">
            <text:p>31’807’348.79</text:p>
          </table:table-cell>
          <table:table-cell office:value-type="float" office:value="32206300" table:style-name="ce8">
            <text:p>32’206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3150837.25" table:style-name="ce7">
            <text:p>33’150’837.25</text:p>
          </table:table-cell>
          <table:table-cell office:value-type="float" office:value="944537" table:style-name="ce8">
            <text:p>944’53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005955.060000001" table:style-name="ce7">
            <text:p>14’005’955.06</text:p>
          </table:table-cell>
          <table:table-cell office:value-type="float" office:value="17343400" table:style-name="ce8">
            <text:p>17’343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4979568.960000001" table:style-name="ce7">
            <text:p>14’979’568.96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434772.15" table:style-name="ce4">
            <text:p>11’434’772.15</text:p>
          </table:table-cell>
          <table:table-cell office:value-type="float" office:value="11737800" table:style-name="ce5">
            <text:p>11’737’8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1348200.949999999" table:style-name="ce4">
            <text:p>11’348’200.95</text:p>
          </table:table-cell>
          <table:table-cell table:style-name="ce4"/>
          <table:table-cell office:value-type="float" office:value="-389599" table:style-name="ce5">
            <text:p>-389’5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31423.5" table:style-name="ce4">
            <text:p>831’423.50</text:p>
          </table:table-cell>
          <table:table-cell office:value-type="float" office:value="855700" table:style-name="ce5">
            <text:p>855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830600.7" table:style-name="ce4">
            <text:p>830’600.70</text:p>
          </table:table-cell>
          <table:table-cell table:style-name="ce4"/>
          <table:table-cell office:value-type="float" office:value="-25099" table:style-name="ce5">
            <text:p>-25’0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06038.6" table:style-name="ce4">
            <text:p>1’006’038.60</text:p>
          </table:table-cell>
          <table:table-cell office:value-type="float" office:value="994000" table:style-name="ce5">
            <text:p>994’0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001790.1" table:style-name="ce4">
            <text:p>1’001’790.10</text:p>
          </table:table-cell>
          <table:table-cell table:style-name="ce4"/>
          <table:table-cell office:value-type="float" office:value="7790" table:style-name="ce5">
            <text:p>7’7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0110.1" table:style-name="ce4">
            <text:p>210’110.10</text:p>
          </table:table-cell>
          <table:table-cell office:value-type="float" office:value="177100" table:style-name="ce5">
            <text:p>177’1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53570.1" table:style-name="ce4">
            <text:p>153’570.10</text:p>
          </table:table-cell>
          <table:table-cell table:style-name="ce4"/>
          <table:table-cell office:value-type="float" office:value="-23530" table:style-name="ce5">
            <text:p>-23’5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596.2" table:style-name="ce4">
            <text:p>94’596.20</text:p>
          </table:table-cell>
          <table:table-cell office:value-type="float" office:value="101400" table:style-name="ce5">
            <text:p>101’4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63750.15" table:style-name="ce4">
            <text:p>63’750.15</text:p>
          </table:table-cell>
          <table:table-cell table:style-name="ce4"/>
          <table:table-cell office:value-type="float" office:value="-37650" table:style-name="ce5">
            <text:p>-37’6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467.95" table:style-name="ce4">
            <text:p>47’467.95</text:p>
          </table:table-cell>
          <table:table-cell office:value-type="float" office:value="65500" table:style-name="ce5">
            <text:p>65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41233.85" table:style-name="ce4">
            <text:p>41’233.85</text:p>
          </table:table-cell>
          <table:table-cell table:style-name="ce4"/>
          <table:table-cell office:value-type="float" office:value="-24266" table:style-name="ce5">
            <text:p>-24’2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272.549999999999" table:style-name="ce4">
            <text:p>10’272.55</text:p>
          </table:table-cell>
          <table:table-cell office:value-type="float" office:value="15300" table:style-name="ce5">
            <text:p>15’3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3675.35" table:style-name="ce4">
            <text:p>13’675.35</text:p>
          </table:table-cell>
          <table:table-cell table:style-name="ce4"/>
          <table:table-cell office:value-type="float" office:value="-1625" table:style-name="ce5">
            <text:p>-1’6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49102.05" table:style-name="ce4">
            <text:p>1’649’102.05</text:p>
          </table:table-cell>
          <table:table-cell office:value-type="float" office:value="1405500" table:style-name="ce5">
            <text:p>1’405’5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432810.25" table:style-name="ce4">
            <text:p>1’432’810.25</text:p>
          </table:table-cell>
          <table:table-cell table:style-name="ce4"/>
          <table:table-cell office:value-type="float" office:value="-47690" table:style-name="ce5">
            <text:p>-47’6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75000" table:style-name="ce5">
            <text:p>75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441.85" table:style-name="ce4">
            <text:p>60’441.85</text:p>
          </table:table-cell>
          <table:table-cell office:value-type="float" office:value="91500" table:style-name="ce5">
            <text:p>91’5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85832.05" table:style-name="ce4">
            <text:p>85’832.05</text:p>
          </table:table-cell>
          <table:table-cell table:style-name="ce4"/>
          <table:table-cell office:value-type="float" office:value="-5668" table:style-name="ce5">
            <text:p>-5’6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25106.4700000002" table:style-name="ce4">
            <text:p>2’325’106.47</text:p>
          </table:table-cell>
          <table:table-cell office:value-type="float" office:value="2849300" table:style-name="ce5">
            <text:p>2’849’3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2629922.98" table:style-name="ce4">
            <text:p>2’629’922.98</text:p>
          </table:table-cell>
          <table:table-cell table:style-name="ce4"/>
          <table:table-cell office:value-type="float" office:value="-219377" table:style-name="ce5">
            <text:p>-219’3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520536.6500000004" table:style-name="ce4">
            <text:p>7’520’536.65</text:p>
          </table:table-cell>
          <table:table-cell office:value-type="float" office:value="6754000" table:style-name="ce5">
            <text:p>6’754’0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7945312" table:style-name="ce4">
            <text:p>7’945’312.00</text:p>
          </table:table-cell>
          <table:table-cell table:style-name="ce4"/>
          <table:table-cell office:value-type="float" office:value="-88" table:style-name="ce5">
            <text:p>-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91400" table:style-name="ce5">
            <text:p>1’191’4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6887.2" table:style-name="ce4">
            <text:p>376’887.20</text:p>
          </table:table-cell>
          <table:table-cell office:value-type="float" office:value="315500" table:style-name="ce5">
            <text:p>315’5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407772.09" table:style-name="ce4">
            <text:p>407’772.09</text:p>
          </table:table-cell>
          <table:table-cell table:style-name="ce4"/>
          <table:table-cell office:value-type="float" office:value="-28" table:style-name="ce5">
            <text:p>-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92300" table:style-name="ce5">
            <text:p>92’3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3494.45" table:style-name="ce4">
            <text:p>203’494.45</text:p>
          </table:table-cell>
          <table:table-cell office:value-type="float" office:value="215900" table:style-name="ce5">
            <text:p>215’9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205484.35" table:style-name="ce4">
            <text:p>205’484.35</text:p>
          </table:table-cell>
          <table:table-cell table:style-name="ce4"/>
          <table:table-cell office:value-type="float" office:value="-10416" table:style-name="ce5">
            <text:p>-10’4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82.05" table:style-name="ce4">
            <text:p>2’782.05</text:p>
          </table:table-cell>
          <table:table-cell office:value-type="float" office:value="4300" table:style-name="ce5">
            <text:p>4’3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842.2" table:style-name="ce4">
            <text:p>1’842.20</text:p>
          </table:table-cell>
          <table:table-cell table:style-name="ce4"/>
          <table:table-cell office:value-type="float" office:value="-2458" table:style-name="ce5">
            <text:p>-2’4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98992.83" table:style-name="ce4">
            <text:p>1’998’992.83</text:p>
          </table:table-cell>
          <table:table-cell office:value-type="float" office:value="2655400" table:style-name="ce5">
            <text:p>2’655’4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813173.35" table:style-name="ce4">
            <text:p>2’813’173.35</text:p>
          </table:table-cell>
          <table:table-cell table:style-name="ce4"/>
          <table:table-cell office:value-type="float" office:value="-27" table:style-name="ce5">
            <text:p>-2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57800" table:style-name="ce5">
            <text:p>157’8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21.51" table:style-name="ce4">
            <text:p>5’221.51</text:p>
          </table:table-cell>
          <table:table-cell office:value-type="float" office:value="6400" table:style-name="ce5">
            <text:p>6’4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4485.3500000000004" table:style-name="ce4">
            <text:p>4’485.35</text:p>
          </table:table-cell>
          <table:table-cell table:style-name="ce4"/>
          <table:table-cell office:value-type="float" office:value="-1915" table:style-name="ce5">
            <text:p>-1’9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9.5" table:style-name="ce4">
            <text:p>369.50</text:p>
          </table:table-cell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1360.15" table:style-name="ce4">
            <text:p>1’360.15</text:p>
          </table:table-cell>
          <table:table-cell table:style-name="ce4"/>
          <table:table-cell office:value-type="float" office:value="1360" table:style-name="ce5">
            <text:p>1’3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561592.810000001" table:style-name="ce4">
            <text:p>16’561’592.81</text:p>
          </table:table-cell>
          <table:table-cell office:value-type="float" office:value="18389000" table:style-name="ce5">
            <text:p>18’389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7729118.879999999" table:style-name="ce4">
            <text:p>17’729’118.88</text:p>
          </table:table-cell>
          <table:table-cell table:style-name="ce4"/>
          <table:table-cell office:value-type="float" office:value="-659881" table:style-name="ce5">
            <text:p>-659’88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26883.1000000001" table:style-name="ce4">
            <text:p>1’126’883.10</text:p>
          </table:table-cell>
          <table:table-cell office:value-type="float" office:value="1104200" table:style-name="ce5">
            <text:p>1’104’2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1080272.05" table:style-name="ce4">
            <text:p>1’080’272.05</text:p>
          </table:table-cell>
          <table:table-cell table:style-name="ce4"/>
          <table:table-cell office:value-type="float" office:value="-23928" table:style-name="ce5">
            <text:p>-23’9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47212.33" table:style-name="ce4">
            <text:p>347’212.33</text:p>
          </table:table-cell>
          <table:table-cell office:value-type="float" office:value="295400" table:style-name="ce5">
            <text:p>295’4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340199.31" table:style-name="ce4">
            <text:p>340’199.31</text:p>
          </table:table-cell>
          <table:table-cell table:style-name="ce4"/>
          <table:table-cell office:value-type="float" office:value="44799" table:style-name="ce5">
            <text:p>44’7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596525.65" table:style-name="ce4">
            <text:p>10’596’525.65</text:p>
          </table:table-cell>
          <table:table-cell office:value-type="float" office:value="9862400" table:style-name="ce5">
            <text:p>9’862’4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1260057.15" table:style-name="ce4">
            <text:p>11’260’057.15</text:p>
          </table:table-cell>
          <table:table-cell office:value-type="float" office:value="1397657" table:style-name="ce5">
            <text:p>1’397’6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7249.2" table:style-name="ce4">
            <text:p>107’249.20</text:p>
          </table:table-cell>
          <table:table-cell office:value-type="float" office:value="60000" table:style-name="ce5">
            <text:p>60’0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113031.1" table:style-name="ce4">
            <text:p>113’031.10</text:p>
          </table:table-cell>
          <table:table-cell office:value-type="float" office:value="53031" table:style-name="ce5">
            <text:p>53’0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07992.7" table:style-name="ce4">
            <text:p>1’307’992.70</text:p>
          </table:table-cell>
          <table:table-cell office:value-type="float" office:value="1076400" table:style-name="ce5">
            <text:p>1’076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919750.2" table:style-name="ce4">
            <text:p>919’750.20</text:p>
          </table:table-cell>
          <table:table-cell office:value-type="float" office:value="-156650" table:style-name="ce5">
            <text:p>-156’6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2546.75" table:style-name="ce4">
            <text:p>392’546.75</text:p>
          </table:table-cell>
          <table:table-cell office:value-type="float" office:value="87000" table:style-name="ce5">
            <text:p>87’000</text:p>
          </table:table-cell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110601.05" table:style-name="ce4">
            <text:p>110’601.05</text:p>
          </table:table-cell>
          <table:table-cell office:value-type="float" office:value="23601" table:style-name="ce5">
            <text:p>23’6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47709.3" table:style-name="ce4">
            <text:p>1’247’709.30</text:p>
          </table:table-cell>
          <table:table-cell office:value-type="float" office:value="1200000" table:style-name="ce5">
            <text:p>1’200’0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1307031.3500000001" table:style-name="ce4">
            <text:p>1’307’031.35</text:p>
          </table:table-cell>
          <table:table-cell office:value-type="float" office:value="107031" table:style-name="ce5">
            <text:p>107’0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05568" table:style-name="ce4">
            <text:p>1’005’568.00</text:p>
          </table:table-cell>
          <table:table-cell office:value-type="float" office:value="960000" table:style-name="ce5">
            <text:p>960’000</text:p>
          </table:table-cell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1029085" table:style-name="ce4">
            <text:p>1’029’085.00</text:p>
          </table:table-cell>
          <table:table-cell office:value-type="float" office:value="69085" table:style-name="ce5">
            <text:p>69’0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149757.190000001" table:style-name="ce4">
            <text:p>17’149’757.19</text:p>
          </table:table-cell>
          <table:table-cell office:value-type="float" office:value="18960500" table:style-name="ce5">
            <text:p>18’960’5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8411281.399999999" table:style-name="ce4">
            <text:p>18’411’281.40</text:p>
          </table:table-cell>
          <table:table-cell office:value-type="float" office:value="-549219" table:style-name="ce5">
            <text:p>-549’2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14</text:p>
          </table:table-cell>
          <table:table-cell office:value-type="string" table:style-name="ce6">
            <text:p>Baulicher Unterhal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07682.25" table:style-name="ce7">
            <text:p>1’607’682.25</text:p>
          </table:table-cell>
          <table:table-cell office:value-type="float" office:value="2400000" table:style-name="ce8">
            <text:p>2’400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128014.7" table:style-name="ce7">
            <text:p>1’128’014.70</text:p>
          </table:table-cell>
          <table:table-cell table:style-name="ce7"/>
          <table:table-cell office:value-type="float" office:value="-1271985" table:style-name="ce8">
            <text:p>-1’271’98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07682.25" table:style-name="ce7">
            <text:p>1’607’682.25</text:p>
          </table:table-cell>
          <table:table-cell office:value-type="float" office:value="2400000" table:style-name="ce8">
            <text:p>2’400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128014.7" table:style-name="ce7">
            <text:p>1’128’014.7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07682.25" table:style-name="ce4">
            <text:p>1’607’682.25</text:p>
          </table:table-cell>
          <table:table-cell office:value-type="float" office:value="2400000" table:style-name="ce5">
            <text:p>2’400’0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1128014.7" table:style-name="ce4">
            <text:p>1’128’014.70</text:p>
          </table:table-cell>
          <table:table-cell table:style-name="ce4"/>
          <table:table-cell office:value-type="float" office:value="-1271985" table:style-name="ce5">
            <text:p>-1’271’9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15</text:p>
          </table:table-cell>
          <table:table-cell office:value-type="string" table:style-name="ce6">
            <text:p>Öffentliche Beleuchtung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091990.5" table:style-name="ce7">
            <text:p>4’091’990.50</text:p>
          </table:table-cell>
          <table:table-cell office:value-type="float" office:value="4175400" table:style-name="ce8">
            <text:p>4’175’4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128820.1" table:style-name="ce7">
            <text:p>4’128’820.10</text:p>
          </table:table-cell>
          <table:table-cell table:style-name="ce7"/>
          <table:table-cell office:value-type="float" office:value="-46580" table:style-name="ce8">
            <text:p>-46’58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9083.4" table:style-name="ce7">
            <text:p>149’083.40</text:p>
          </table:table-cell>
          <table:table-cell office:value-type="float" office:value="149100" table:style-name="ce8">
            <text:p>149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49083.4" table:style-name="ce7">
            <text:p>149’083.40</text:p>
          </table:table-cell>
          <table:table-cell office:value-type="float" office:value="-17" table:style-name="ce8">
            <text:p>-1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942907.1" table:style-name="ce7">
            <text:p>3’942’907.10</text:p>
          </table:table-cell>
          <table:table-cell office:value-type="float" office:value="4026300" table:style-name="ce8">
            <text:p>4’026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3979736.7" table:style-name="ce7">
            <text:p>3’979’736.7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0396.95" table:style-name="ce4">
            <text:p>700’396.95</text:p>
          </table:table-cell>
          <table:table-cell office:value-type="float" office:value="710400" table:style-name="ce5">
            <text:p>710’4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664261.1" table:style-name="ce4">
            <text:p>664’261.10</text:p>
          </table:table-cell>
          <table:table-cell table:style-name="ce4"/>
          <table:table-cell office:value-type="float" office:value="-46139" table:style-name="ce5">
            <text:p>-46’1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22311.7" table:style-name="ce4">
            <text:p>2’722’311.70</text:p>
          </table:table-cell>
          <table:table-cell office:value-type="float" office:value="2785000" table:style-name="ce5">
            <text:p>2’785’0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2784559" table:style-name="ce4">
            <text:p>2’784’559.00</text:p>
          </table:table-cell>
          <table:table-cell table:style-name="ce4"/>
          <table:table-cell office:value-type="float" office:value="-441" table:style-name="ce5">
            <text:p>-4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69281.85" table:style-name="ce4">
            <text:p>669’281.85</text:p>
          </table:table-cell>
          <table:table-cell office:value-type="float" office:value="680000" table:style-name="ce5">
            <text:p>680’0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680000" table:style-name="ce4">
            <text:p>680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9083.4" table:style-name="ce4">
            <text:p>149’083.40</text:p>
          </table:table-cell>
          <table:table-cell office:value-type="float" office:value="149100" table:style-name="ce5">
            <text:p>149’100</text:p>
          </table:table-cell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149083.4" table:style-name="ce4">
            <text:p>149’083.40</text:p>
          </table:table-cell>
          <table:table-cell office:value-type="float" office:value="-17" table:style-name="ce5">
            <text:p>-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16</text:p>
          </table:table-cell>
          <table:table-cell office:value-type="string" table:style-name="ce6">
            <text:p>Öffentlicher Verkehr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966806.600000001" table:style-name="ce7">
            <text:p>18’966’806.60</text:p>
          </table:table-cell>
          <table:table-cell office:value-type="float" office:value="18625300" table:style-name="ce8">
            <text:p>18’625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8662016.5" table:style-name="ce7">
            <text:p>18’662’016.50</text:p>
          </table:table-cell>
          <table:table-cell table:style-name="ce7"/>
          <table:table-cell office:value-type="float" office:value="717" table:style-name="ce8">
            <text:p>71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6000" table:style-name="ce8">
            <text:p>36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23687.75" table:style-name="ce7">
            <text:p>1’223’687.75</text:p>
          </table:table-cell>
          <table:table-cell office:value-type="float" office:value="1405000" table:style-name="ce8">
            <text:p>1’405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403814.25" table:style-name="ce7">
            <text:p>1’403’814.25</text:p>
          </table:table-cell>
          <table:table-cell office:value-type="float" office:value="-1186" table:style-name="ce8">
            <text:p>-1’18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7743118.850000001" table:style-name="ce7">
            <text:p>17’743’118.85</text:p>
          </table:table-cell>
          <table:table-cell office:value-type="float" office:value="17256300" table:style-name="ce8">
            <text:p>17’256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7258202.25" table:style-name="ce7">
            <text:p>17’258’202.2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0" table:style-name="ce4">
            <text:p>300.00</text:p>
          </table:table-cell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300" table:style-name="ce4">
            <text:p>3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850466" table:style-name="ce4">
            <text:p>18’850’466.00</text:p>
          </table:table-cell>
          <table:table-cell office:value-type="float" office:value="18500000" table:style-name="ce5">
            <text:p>18’500’000</text:p>
          </table:table-cell>
          <table:table-cell table:style-name="ce3"/>
          <table:table-cell office:value-type="string" table:style-name="ce3">
            <text:p>361</text:p>
          </table:table-cell>
          <table:table-cell office:value-type="string" table:style-name="ce3">
            <text:p>Beiträge an Institutionen auf kantonaler Ebene</text:p>
          </table:table-cell>
          <table:table-cell office:value-type="float" office:value="18535919" table:style-name="ce4">
            <text:p>18’535’919.00</text:p>
          </table:table-cell>
          <table:table-cell table:style-name="ce4"/>
          <table:table-cell office:value-type="float" office:value="-81" table:style-name="ce5">
            <text:p>-8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6000" table:style-name="ce5">
            <text:p>36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6040.6" table:style-name="ce4">
            <text:p>116’040.60</text:p>
          </table:table-cell>
          <table:table-cell office:value-type="float" office:value="125000" table:style-name="ce5">
            <text:p>125’000</text:p>
          </table:table-cell>
          <table:table-cell table:style-name="ce3"/>
          <table:table-cell office:value-type="string" table:style-name="ce3">
            <text:p>365</text:p>
          </table:table-cell>
          <table:table-cell office:value-type="string" table:style-name="ce3">
            <text:p>Beiträge an private Institutionen</text:p>
          </table:table-cell>
          <table:table-cell office:value-type="float" office:value="125797.5" table:style-name="ce4">
            <text:p>125’797.50</text:p>
          </table:table-cell>
          <table:table-cell table:style-name="ce4"/>
          <table:table-cell office:value-type="float" office:value="798" table:style-name="ce5">
            <text:p>7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7647.15" table:style-name="ce4">
            <text:p>407’647.15</text:p>
          </table:table-cell>
          <table:table-cell office:value-type="float" office:value="400000" table:style-name="ce5">
            <text:p>400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98016.75" table:style-name="ce4">
            <text:p>398’016.75</text:p>
          </table:table-cell>
          <table:table-cell office:value-type="float" office:value="-1983" table:style-name="ce5">
            <text:p>-1’9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16040.6" table:style-name="ce4">
            <text:p>816’040.60</text:p>
          </table:table-cell>
          <table:table-cell office:value-type="float" office:value="1005000" table:style-name="ce5">
            <text:p>1’005’000</text:p>
          </table:table-cell>
          <table:table-cell table:style-name="ce3"/>
          <table:table-cell office:value-type="string" table:style-name="ce3">
            <text:p>493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005797.5" table:style-name="ce4">
            <text:p>1’005’797.50</text:p>
          </table:table-cell>
          <table:table-cell office:value-type="float" office:value="798" table:style-name="ce5">
            <text:p>7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2</text:p>
          </table:table-cell>
          <table:table-cell office:value-type="string" table:style-name="ce6">
            <text:p>Hochbau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4687491.640000001" table:style-name="ce7">
            <text:p>24’687’491.64</text:p>
          </table:table-cell>
          <table:table-cell office:value-type="float" office:value="23427300" table:style-name="ce8">
            <text:p>23’427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2098749.690000001" table:style-name="ce7">
            <text:p>22’098’749.69</text:p>
          </table:table-cell>
          <table:table-cell table:style-name="ce7"/>
          <table:table-cell office:value-type="float" office:value="-1335750" table:style-name="ce8">
            <text:p>-1’335’75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7200" table:style-name="ce8">
            <text:p>7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3099067.57" table:style-name="ce7">
            <text:p>13’099’067.57</text:p>
          </table:table-cell>
          <table:table-cell office:value-type="float" office:value="14185900" table:style-name="ce8">
            <text:p>14’185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3190793.27" table:style-name="ce7">
            <text:p>13’190’793.27</text:p>
          </table:table-cell>
          <table:table-cell office:value-type="float" office:value="-995107" table:style-name="ce8">
            <text:p>-995’10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588424.07" table:style-name="ce7">
            <text:p>11’588’424.07</text:p>
          </table:table-cell>
          <table:table-cell office:value-type="float" office:value="9248600" table:style-name="ce8">
            <text:p>9’248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8907956.4199999999" table:style-name="ce7">
            <text:p>8’907’956.42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2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210192.19" table:style-name="ce7">
            <text:p>3’210’192.19</text:p>
          </table:table-cell>
          <table:table-cell office:value-type="float" office:value="3344600" table:style-name="ce8">
            <text:p>3’344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388513.29" table:style-name="ce7">
            <text:p>3’388’513.29</text:p>
          </table:table-cell>
          <table:table-cell table:style-name="ce7"/>
          <table:table-cell office:value-type="float" office:value="42813" table:style-name="ce8">
            <text:p>42’81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100" table:style-name="ce8">
            <text:p>1’1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40146.3" table:style-name="ce7">
            <text:p>940’146.30</text:p>
          </table:table-cell>
          <table:table-cell office:value-type="float" office:value="883900" table:style-name="ce8">
            <text:p>883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768648.65" table:style-name="ce7">
            <text:p>768’648.65</text:p>
          </table:table-cell>
          <table:table-cell office:value-type="float" office:value="-115251" table:style-name="ce8">
            <text:p>-115’25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270045.89" table:style-name="ce7">
            <text:p>2’270’045.89</text:p>
          </table:table-cell>
          <table:table-cell office:value-type="float" office:value="2461800" table:style-name="ce8">
            <text:p>2’461’8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619864.64" table:style-name="ce7">
            <text:p>2’619’864.64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85396.7000000002" table:style-name="ce4">
            <text:p>2’585’396.70</text:p>
          </table:table-cell>
          <table:table-cell office:value-type="float" office:value="2631700" table:style-name="ce5">
            <text:p>2’631’7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656327.7000000002" table:style-name="ce4">
            <text:p>2’656’327.70</text:p>
          </table:table-cell>
          <table:table-cell table:style-name="ce4"/>
          <table:table-cell office:value-type="float" office:value="24628" table:style-name="ce5">
            <text:p>24’6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3357.5" table:style-name="ce4">
            <text:p>193’357.50</text:p>
          </table:table-cell>
          <table:table-cell office:value-type="float" office:value="192600" table:style-name="ce5">
            <text:p>192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98522.85" table:style-name="ce4">
            <text:p>198’522.85</text:p>
          </table:table-cell>
          <table:table-cell table:style-name="ce4"/>
          <table:table-cell office:value-type="float" office:value="5923" table:style-name="ce5">
            <text:p>5’9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1703.25" table:style-name="ce4">
            <text:p>271’703.25</text:p>
          </table:table-cell>
          <table:table-cell office:value-type="float" office:value="236400" table:style-name="ce5">
            <text:p>236’4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83554.3" table:style-name="ce4">
            <text:p>283’554.30</text:p>
          </table:table-cell>
          <table:table-cell table:style-name="ce4"/>
          <table:table-cell office:value-type="float" office:value="47154" table:style-name="ce5">
            <text:p>47’1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394.75" table:style-name="ce4">
            <text:p>33’394.75</text:p>
          </table:table-cell>
          <table:table-cell office:value-type="float" office:value="41300" table:style-name="ce5">
            <text:p>41’3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6055.9" table:style-name="ce4">
            <text:p>36’055.90</text:p>
          </table:table-cell>
          <table:table-cell table:style-name="ce4"/>
          <table:table-cell office:value-type="float" office:value="-5244" table:style-name="ce5">
            <text:p>-5’2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851.5" table:style-name="ce4">
            <text:p>7’851.50</text:p>
          </table:table-cell>
          <table:table-cell office:value-type="float" office:value="33700" table:style-name="ce5">
            <text:p>33’7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6162.6" table:style-name="ce4">
            <text:p>16’162.60</text:p>
          </table:table-cell>
          <table:table-cell table:style-name="ce4"/>
          <table:table-cell office:value-type="float" office:value="-17537" table:style-name="ce5">
            <text:p>-17’5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896.85" table:style-name="ce4">
            <text:p>9’896.85</text:p>
          </table:table-cell>
          <table:table-cell office:value-type="float" office:value="20700" table:style-name="ce5">
            <text:p>20’7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7298.5" table:style-name="ce4">
            <text:p>17’298.50</text:p>
          </table:table-cell>
          <table:table-cell table:style-name="ce4"/>
          <table:table-cell office:value-type="float" office:value="-3402" table:style-name="ce5">
            <text:p>-3’4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78.8000000000002" table:style-name="ce4">
            <text:p>2’378.80</text:p>
          </table:table-cell>
          <table:table-cell office:value-type="float" office:value="2800" table:style-name="ce5">
            <text:p>2’8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3849.55" table:style-name="ce4">
            <text:p>3’849.55</text:p>
          </table:table-cell>
          <table:table-cell table:style-name="ce4"/>
          <table:table-cell office:value-type="float" office:value="-50" table:style-name="ce5">
            <text:p>-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100" table:style-name="ce5">
            <text:p>1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64.75" table:style-name="ce4">
            <text:p>564.75</text:p>
          </table:table-cell>
          <table:table-cell office:value-type="float" office:value="1100" table:style-name="ce5">
            <text:p>1’1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564.75" table:style-name="ce4">
            <text:p>564.75</text:p>
          </table:table-cell>
          <table:table-cell table:style-name="ce4"/>
          <table:table-cell office:value-type="float" office:value="-535" table:style-name="ce5">
            <text:p>-5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53.45" table:style-name="ce4">
            <text:p>3’653.45</text:p>
          </table:table-cell>
          <table:table-cell office:value-type="float" office:value="9300" table:style-name="ce5">
            <text:p>9’3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638.45" table:style-name="ce4">
            <text:p>3’638.45</text:p>
          </table:table-cell>
          <table:table-cell table:style-name="ce4"/>
          <table:table-cell office:value-type="float" office:value="-5662" table:style-name="ce5">
            <text:p>-5’6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7925.5" table:style-name="ce4">
            <text:p>77’925.50</text:p>
          </table:table-cell>
          <table:table-cell office:value-type="float" office:value="146100" table:style-name="ce5">
            <text:p>146’1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47183.6" table:style-name="ce4">
            <text:p>147’183.60</text:p>
          </table:table-cell>
          <table:table-cell table:style-name="ce4"/>
          <table:table-cell office:value-type="float" office:value="1084" table:style-name="ce5">
            <text:p>1’08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17.2" table:style-name="ce4">
            <text:p>7’917.20</text:p>
          </table:table-cell>
          <table:table-cell office:value-type="float" office:value="11800" table:style-name="ce5">
            <text:p>11’8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7485" table:style-name="ce4">
            <text:p>7’485.00</text:p>
          </table:table-cell>
          <table:table-cell table:style-name="ce4"/>
          <table:table-cell office:value-type="float" office:value="-4315" table:style-name="ce5">
            <text:p>-4’3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4.6" table:style-name="ce4">
            <text:p>414.60</text:p>
          </table:table-cell>
          <table:table-cell office:value-type="float" office:value="900" table:style-name="ce5">
            <text:p>9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table:number-columns-repeated="2" table:style-name="ce4"/>
          <table:table-cell office:value-type="float" office:value="-900" table:style-name="ce5">
            <text:p>-9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737.34" table:style-name="ce4">
            <text:p>15’737.34</text:p>
          </table:table-cell>
          <table:table-cell office:value-type="float" office:value="16200" table:style-name="ce5">
            <text:p>16’2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7870.09" table:style-name="ce4">
            <text:p>17’870.09</text:p>
          </table:table-cell>
          <table:table-cell table:style-name="ce4"/>
          <table:table-cell office:value-type="float" office:value="1670" table:style-name="ce5">
            <text:p>1’6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72" table:style-name="ce4">
            <text:p>1’072.00</text:p>
          </table:table-cell>
          <table:table-cell office:value-type="float" office:value="900" table:style-name="ce5">
            <text:p>9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2290" table:style-name="ce4">
            <text:p>2’290.00</text:p>
          </table:table-cell>
          <table:table-cell office:value-type="float" office:value="1390" table:style-name="ce5">
            <text:p>1’3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5436.050000000003" table:style-name="ce4">
            <text:p>35’436.05</text:p>
          </table:table-cell>
          <table:table-cell office:value-type="float" office:value="31600" table:style-name="ce5">
            <text:p>31’6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53267.199999999997" table:style-name="ce4">
            <text:p>53’267.20</text:p>
          </table:table-cell>
          <table:table-cell office:value-type="float" office:value="21667" table:style-name="ce5">
            <text:p>21’6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69815" table:style-name="ce4">
            <text:p>569’815.00</text:p>
          </table:table-cell>
          <table:table-cell office:value-type="float" office:value="405000" table:style-name="ce5">
            <text:p>405’000</text:p>
          </table:table-cell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278300" table:style-name="ce4">
            <text:p>278’300.00</text:p>
          </table:table-cell>
          <table:table-cell office:value-type="float" office:value="-126700" table:style-name="ce5">
            <text:p>-126’7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3823.25" table:style-name="ce4">
            <text:p>333’823.25</text:p>
          </table:table-cell>
          <table:table-cell office:value-type="float" office:value="446400" table:style-name="ce5">
            <text:p>446’4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434791.45" table:style-name="ce4">
            <text:p>434’791.45</text:p>
          </table:table-cell>
          <table:table-cell office:value-type="float" office:value="-11609" table:style-name="ce5">
            <text:p>-11’6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21</text:p>
          </table:table-cell>
          <table:table-cell office:value-type="string" table:style-name="ce6">
            <text:p>Öffentliche Gebäud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3259906.449999999" table:style-name="ce7">
            <text:p>13’259’906.45</text:p>
          </table:table-cell>
          <table:table-cell office:value-type="float" office:value="10214200" table:style-name="ce8">
            <text:p>10’214’2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9481351.4000000004" table:style-name="ce7">
            <text:p>9’481’351.40</text:p>
          </table:table-cell>
          <table:table-cell table:style-name="ce7"/>
          <table:table-cell office:value-type="float" office:value="-732849" table:style-name="ce8">
            <text:p>-732’84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314605.72" table:style-name="ce7">
            <text:p>3’314’605.72</text:p>
          </table:table-cell>
          <table:table-cell office:value-type="float" office:value="3181600" table:style-name="ce8">
            <text:p>3’181’6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275046.21" table:style-name="ce7">
            <text:p>3’275’046.21</text:p>
          </table:table-cell>
          <table:table-cell office:value-type="float" office:value="93446" table:style-name="ce8">
            <text:p>93’44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945300.7300000004" table:style-name="ce7">
            <text:p>9’945’300.73</text:p>
          </table:table-cell>
          <table:table-cell office:value-type="float" office:value="7032600" table:style-name="ce8">
            <text:p>7’032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6206305.1900000004" table:style-name="ce7">
            <text:p>6’206’305.19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17127.1" table:style-name="ce4">
            <text:p>1’617’127.10</text:p>
          </table:table-cell>
          <table:table-cell office:value-type="float" office:value="1668000" table:style-name="ce5">
            <text:p>1’668’0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637573.95" table:style-name="ce4">
            <text:p>1’637’573.95</text:p>
          </table:table-cell>
          <table:table-cell table:style-name="ce4"/>
          <table:table-cell office:value-type="float" office:value="-30426" table:style-name="ce5">
            <text:p>-30’4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6440.8" table:style-name="ce4">
            <text:p>116’440.80</text:p>
          </table:table-cell>
          <table:table-cell office:value-type="float" office:value="114800" table:style-name="ce5">
            <text:p>114’8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20007" table:style-name="ce4">
            <text:p>120’007.00</text:p>
          </table:table-cell>
          <table:table-cell table:style-name="ce4"/>
          <table:table-cell office:value-type="float" office:value="5207" table:style-name="ce5">
            <text:p>5’2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7986.3" table:style-name="ce4">
            <text:p>117’986.30</text:p>
          </table:table-cell>
          <table:table-cell office:value-type="float" office:value="138300" table:style-name="ce5">
            <text:p>138’3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17852.8" table:style-name="ce4">
            <text:p>117’852.80</text:p>
          </table:table-cell>
          <table:table-cell table:style-name="ce4"/>
          <table:table-cell office:value-type="float" office:value="-20447" table:style-name="ce5">
            <text:p>-20’4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651.15" table:style-name="ce4">
            <text:p>30’651.15</text:p>
          </table:table-cell>
          <table:table-cell office:value-type="float" office:value="25200" table:style-name="ce5">
            <text:p>25’2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2303.25" table:style-name="ce4">
            <text:p>22’303.25</text:p>
          </table:table-cell>
          <table:table-cell table:style-name="ce4"/>
          <table:table-cell office:value-type="float" office:value="-2897" table:style-name="ce5">
            <text:p>-2’8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8.6" table:style-name="ce4">
            <text:p>508.60</text:p>
          </table:table-cell>
          <table:table-cell office:value-type="float" office:value="1100" table:style-name="ce5">
            <text:p>1’1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1156" table:style-name="ce4">
            <text:p>1’156.00</text:p>
          </table:table-cell>
          <table:table-cell table:style-name="ce4"/>
          <table:table-cell office:value-type="float" office:value="56" table:style-name="ce5">
            <text:p>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292.35" table:style-name="ce4">
            <text:p>9’292.35</text:p>
          </table:table-cell>
          <table:table-cell office:value-type="float" office:value="6500" table:style-name="ce5">
            <text:p>6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5455.6" table:style-name="ce4">
            <text:p>5’455.60</text:p>
          </table:table-cell>
          <table:table-cell table:style-name="ce4"/>
          <table:table-cell office:value-type="float" office:value="-1044" table:style-name="ce5">
            <text:p>-1’0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133.65" table:style-name="ce4">
            <text:p>33’133.65</text:p>
          </table:table-cell>
          <table:table-cell office:value-type="float" office:value="92000" table:style-name="ce5">
            <text:p>92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61124.05" table:style-name="ce4">
            <text:p>61’124.05</text:p>
          </table:table-cell>
          <table:table-cell table:style-name="ce4"/>
          <table:table-cell office:value-type="float" office:value="-30876" table:style-name="ce5">
            <text:p>-30’8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77558.05" table:style-name="ce4">
            <text:p>1’477’558.05</text:p>
          </table:table-cell>
          <table:table-cell office:value-type="float" office:value="1671100" table:style-name="ce5">
            <text:p>1’671’1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1576991.15" table:style-name="ce4">
            <text:p>1’576’991.15</text:p>
          </table:table-cell>
          <table:table-cell table:style-name="ce4"/>
          <table:table-cell office:value-type="float" office:value="-94109" table:style-name="ce5">
            <text:p>-94’1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1205.05" table:style-name="ce4">
            <text:p>81’205.05</text:p>
          </table:table-cell>
          <table:table-cell office:value-type="float" office:value="85900" table:style-name="ce5">
            <text:p>85’9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84182.05" table:style-name="ce4">
            <text:p>84’182.05</text:p>
          </table:table-cell>
          <table:table-cell table:style-name="ce4"/>
          <table:table-cell office:value-type="float" office:value="-1718" table:style-name="ce5">
            <text:p>-1’7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866372.15" table:style-name="ce4">
            <text:p>3’866’372.15</text:p>
          </table:table-cell>
          <table:table-cell office:value-type="float" office:value="4855000" table:style-name="ce5">
            <text:p>4’855’0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4385273.6500000004" table:style-name="ce4">
            <text:p>4’385’273.65</text:p>
          </table:table-cell>
          <table:table-cell table:style-name="ce4"/>
          <table:table-cell office:value-type="float" office:value="-469726" table:style-name="ce5">
            <text:p>-469’7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782.35" table:style-name="ce4">
            <text:p>37’782.35</text:p>
          </table:table-cell>
          <table:table-cell office:value-type="float" office:value="46800" table:style-name="ce5">
            <text:p>46’8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35346.050000000003" table:style-name="ce4">
            <text:p>35’346.05</text:p>
          </table:table-cell>
          <table:table-cell table:style-name="ce4"/>
          <table:table-cell office:value-type="float" office:value="-11454" table:style-name="ce5">
            <text:p>-11’4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6347.55" table:style-name="ce4">
            <text:p>726’347.55</text:p>
          </table:table-cell>
          <table:table-cell office:value-type="float" office:value="825600" table:style-name="ce5">
            <text:p>825’6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746683.3" table:style-name="ce4">
            <text:p>746’683.30</text:p>
          </table:table-cell>
          <table:table-cell table:style-name="ce4"/>
          <table:table-cell office:value-type="float" office:value="-78917" table:style-name="ce5">
            <text:p>-78’9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12.8" table:style-name="ce4">
            <text:p>1’012.80</text:p>
          </table:table-cell>
          <table:table-cell office:value-type="float" office:value="1400" table:style-name="ce5">
            <text:p>1’4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66.10000000000002" table:style-name="ce4">
            <text:p>266.10</text:p>
          </table:table-cell>
          <table:table-cell table:style-name="ce4"/>
          <table:table-cell office:value-type="float" office:value="-1134" table:style-name="ce5">
            <text:p>-1’13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4268.4" table:style-name="ce4">
            <text:p>374’268.40</text:p>
          </table:table-cell>
          <table:table-cell office:value-type="float" office:value="394200" table:style-name="ce5">
            <text:p>394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395796.1" table:style-name="ce4">
            <text:p>395’796.10</text:p>
          </table:table-cell>
          <table:table-cell table:style-name="ce4"/>
          <table:table-cell office:value-type="float" office:value="1596" table:style-name="ce5">
            <text:p>1’59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6.8" table:style-name="ce4">
            <text:p>226.80</text:p>
          </table:table-cell>
          <table:table-cell office:value-type="float" office:value="38500" table:style-name="ce5">
            <text:p>38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1242.6" table:style-name="ce4">
            <text:p>31’242.60</text:p>
          </table:table-cell>
          <table:table-cell table:style-name="ce4"/>
          <table:table-cell office:value-type="float" office:value="-7257" table:style-name="ce5">
            <text:p>-7’2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00000" table:style-name="ce4">
            <text:p>4’500’000.00</text:p>
          </table:table-cell>
          <table:table-cell table:style-name="ce5"/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8278.95" table:style-name="ce4">
            <text:p>78’278.95</text:p>
          </table:table-cell>
          <table:table-cell office:value-type="float" office:value="74400" table:style-name="ce5">
            <text:p>74’4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82881.95" table:style-name="ce4">
            <text:p>82’881.95</text:p>
          </table:table-cell>
          <table:table-cell table:style-name="ce4"/>
          <table:table-cell office:value-type="float" office:value="8482" table:style-name="ce5">
            <text:p>8’4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409.2" table:style-name="ce4">
            <text:p>47’409.20</text:p>
          </table:table-cell>
          <table:table-cell office:value-type="float" office:value="45500" table:style-name="ce5">
            <text:p>45’5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47341.1" table:style-name="ce4">
            <text:p>47’341.10</text:p>
          </table:table-cell>
          <table:table-cell table:style-name="ce4"/>
          <table:table-cell office:value-type="float" office:value="1841" table:style-name="ce5">
            <text:p>1’8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4305.20000000001" table:style-name="ce4">
            <text:p>144’305.20</text:p>
          </table:table-cell>
          <table:table-cell office:value-type="float" office:value="129900" table:style-name="ce5">
            <text:p>129’9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129874.7" table:style-name="ce4">
            <text:p>129’874.70</text:p>
          </table:table-cell>
          <table:table-cell table:style-name="ce4"/>
          <table:table-cell office:value-type="float" office:value="-25" table:style-name="ce5">
            <text:p>-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73741.37" table:style-name="ce4">
            <text:p>1’773’741.37</text:p>
          </table:table-cell>
          <table:table-cell office:value-type="float" office:value="1670600" table:style-name="ce5">
            <text:p>1’670’600</text:p>
          </table:table-cell>
          <table:table-cell table:style-name="ce3"/>
          <table:table-cell office:value-type="string" table:style-name="ce3">
            <text:p>427</text:p>
          </table:table-cell>
          <table:table-cell office:value-type="string" table:style-name="ce3">
            <text:p>Liegenschaftserträge des Verwaltungsvermögens</text:p>
          </table:table-cell>
          <table:table-cell table:style-name="ce4"/>
          <table:table-cell office:value-type="float" office:value="1712861.54" table:style-name="ce4">
            <text:p>1’712’861.54</text:p>
          </table:table-cell>
          <table:table-cell office:value-type="float" office:value="42262" table:style-name="ce5">
            <text:p>42’2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109.200000000001" table:style-name="ce4">
            <text:p>32’109.20</text:p>
          </table:table-cell>
          <table:table-cell office:value-type="float" office:value="34000" table:style-name="ce5">
            <text:p>34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35492.300000000003" table:style-name="ce4">
            <text:p>35’492.30</text:p>
          </table:table-cell>
          <table:table-cell office:value-type="float" office:value="1492" table:style-name="ce5">
            <text:p>1’4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0361.2" table:style-name="ce4">
            <text:p>270’361.20</text:p>
          </table:table-cell>
          <table:table-cell office:value-type="float" office:value="255900" table:style-name="ce5">
            <text:p>255’9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249814.9" table:style-name="ce4">
            <text:p>249’814.90</text:p>
          </table:table-cell>
          <table:table-cell office:value-type="float" office:value="-6085" table:style-name="ce5">
            <text:p>-6’0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7082" table:style-name="ce4">
            <text:p>297’082.00</text:p>
          </table:table-cell>
          <table:table-cell office:value-type="float" office:value="316100" table:style-name="ce5">
            <text:p>316’1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325943.42" table:style-name="ce4">
            <text:p>325’943.42</text:p>
          </table:table-cell>
          <table:table-cell office:value-type="float" office:value="9843" table:style-name="ce5">
            <text:p>9’8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26.9" table:style-name="ce4">
            <text:p>15’526.90</text:p>
          </table:table-cell>
          <table:table-cell office:value-type="float" office:value="5500" table:style-name="ce5">
            <text:p>5’500</text:p>
          </table:table-cell>
          <table:table-cell table:style-name="ce3"/>
          <table:table-cell office:value-type="string" table:style-name="ce3">
            <text:p>439</text:p>
          </table:table-cell>
          <table:table-cell office:value-type="string" table:style-name="ce3">
            <text:p>Übrige Entgelte</text:p>
          </table:table-cell>
          <table:table-cell table:style-name="ce4"/>
          <table:table-cell office:value-type="float" office:value="4871.25" table:style-name="ce4">
            <text:p>4’871.25</text:p>
          </table:table-cell>
          <table:table-cell office:value-type="float" office:value="-629" table:style-name="ce5">
            <text:p>-6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14.2" table:style-name="ce4">
            <text:p>1’714.20</text:p>
          </table:table-cell>
          <table:table-cell table:style-name="ce5"/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3584.85" table:style-name="ce4">
            <text:p>3’584.85</text:p>
          </table:table-cell>
          <table:table-cell office:value-type="float" office:value="3585" table:style-name="ce5">
            <text:p>3’5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100" table:style-name="ce4">
            <text:p>29’100.00</text:p>
          </table:table-cell>
          <table:table-cell table:style-name="ce5"/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18693.849999999999" table:style-name="ce4">
            <text:p>18’693.85</text:p>
          </table:table-cell>
          <table:table-cell office:value-type="float" office:value="18694" table:style-name="ce5">
            <text:p>18’6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11582.45" table:style-name="ce4">
            <text:p>711’582.45</text:p>
          </table:table-cell>
          <table:table-cell office:value-type="float" office:value="718900" table:style-name="ce5">
            <text:p>718’9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741925.05" table:style-name="ce4">
            <text:p>741’925.05</text:p>
          </table:table-cell>
          <table:table-cell office:value-type="float" office:value="23025" table:style-name="ce5">
            <text:p>23’0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3388.4" table:style-name="ce4">
            <text:p>183’388.40</text:p>
          </table:table-cell>
          <table:table-cell office:value-type="float" office:value="180600" table:style-name="ce5">
            <text:p>180’600</text:p>
          </table:table-cell>
          <table:table-cell table:style-name="ce3"/>
          <table:table-cell office:value-type="string" table:style-name="ce3">
            <text:p>491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81859.05" table:style-name="ce4">
            <text:p>181’859.05</text:p>
          </table:table-cell>
          <table:table-cell office:value-type="float" office:value="1259" table:style-name="ce5">
            <text:p>1’2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24</text:p>
          </table:table-cell>
          <table:table-cell office:value-type="string" table:style-name="ce6">
            <text:p>Schulgebäud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106604.6500000004" table:style-name="ce7">
            <text:p>6’106’604.65</text:p>
          </table:table-cell>
          <table:table-cell office:value-type="float" office:value="7533900" table:style-name="ce8">
            <text:p>7’533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7011941.0499999998" table:style-name="ce7">
            <text:p>7’011’941.05</text:p>
          </table:table-cell>
          <table:table-cell table:style-name="ce7"/>
          <table:table-cell office:value-type="float" office:value="-528059" table:style-name="ce8">
            <text:p>-528’05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6100" table:style-name="ce8">
            <text:p>6’1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110594.9000000004" table:style-name="ce7">
            <text:p>7’110’594.90</text:p>
          </table:table-cell>
          <table:table-cell office:value-type="float" office:value="8535000" table:style-name="ce8">
            <text:p>8’535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7612053.9100000001" table:style-name="ce7">
            <text:p>7’612’053.91</text:p>
          </table:table-cell>
          <table:table-cell office:value-type="float" office:value="-922946" table:style-name="ce8">
            <text:p>-922’94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03990.25" table:style-name="ce7">
            <text:p>1’003’990.25</text:p>
          </table:table-cell>
          <table:table-cell office:value-type="float" office:value="995000" table:style-name="ce8">
            <text:p>995’0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600112.86" table:style-name="ce7">
            <text:p>600’112.86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022.05" table:style-name="ce4">
            <text:p>22’022.05</text:p>
          </table:table-cell>
          <table:table-cell office:value-type="float" office:value="78000" table:style-name="ce5">
            <text:p>78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29724.400000000001" table:style-name="ce4">
            <text:p>29’724.40</text:p>
          </table:table-cell>
          <table:table-cell table:style-name="ce4"/>
          <table:table-cell office:value-type="float" office:value="-48276" table:style-name="ce5">
            <text:p>-48’2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0832.35" table:style-name="ce4">
            <text:p>720’832.35</text:p>
          </table:table-cell>
          <table:table-cell office:value-type="float" office:value="846500" table:style-name="ce5">
            <text:p>846’5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754057.45" table:style-name="ce4">
            <text:p>754’057.45</text:p>
          </table:table-cell>
          <table:table-cell table:style-name="ce4"/>
          <table:table-cell office:value-type="float" office:value="-92443" table:style-name="ce5">
            <text:p>-92’4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909.4" table:style-name="ce4">
            <text:p>23’909.40</text:p>
          </table:table-cell>
          <table:table-cell office:value-type="float" office:value="30000" table:style-name="ce5">
            <text:p>30’0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6493.400000000001" table:style-name="ce4">
            <text:p>16’493.40</text:p>
          </table:table-cell>
          <table:table-cell table:style-name="ce4"/>
          <table:table-cell office:value-type="float" office:value="-13507" table:style-name="ce5">
            <text:p>-13’5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28414.85" table:style-name="ce4">
            <text:p>3’328’414.85</text:p>
          </table:table-cell>
          <table:table-cell office:value-type="float" office:value="4447000" table:style-name="ce5">
            <text:p>4’447’0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4124517.05" table:style-name="ce4">
            <text:p>4’124’517.05</text:p>
          </table:table-cell>
          <table:table-cell table:style-name="ce4"/>
          <table:table-cell office:value-type="float" office:value="-322483" table:style-name="ce5">
            <text:p>-322’4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836.5" table:style-name="ce4">
            <text:p>43’836.50</text:p>
          </table:table-cell>
          <table:table-cell office:value-type="float" office:value="44000" table:style-name="ce5">
            <text:p>44’0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41184.400000000001" table:style-name="ce4">
            <text:p>41’184.40</text:p>
          </table:table-cell>
          <table:table-cell table:style-name="ce4"/>
          <table:table-cell office:value-type="float" office:value="-2816" table:style-name="ce5">
            <text:p>-2’8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08166.75" table:style-name="ce4">
            <text:p>1’408’166.75</text:p>
          </table:table-cell>
          <table:table-cell office:value-type="float" office:value="1449800" table:style-name="ce5">
            <text:p>1’449’8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1438426.85" table:style-name="ce4">
            <text:p>1’438’426.85</text:p>
          </table:table-cell>
          <table:table-cell table:style-name="ce4"/>
          <table:table-cell office:value-type="float" office:value="-17473" table:style-name="ce5">
            <text:p>-17’4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6100" table:style-name="ce5">
            <text:p>6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4853.8" table:style-name="ce4">
            <text:p>124’853.80</text:p>
          </table:table-cell>
          <table:table-cell office:value-type="float" office:value="125500" table:style-name="ce5">
            <text:p>125’5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25949.7" table:style-name="ce4">
            <text:p>125’949.70</text:p>
          </table:table-cell>
          <table:table-cell table:style-name="ce4"/>
          <table:table-cell office:value-type="float" office:value="450" table:style-name="ce5">
            <text:p>4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70" table:style-name="ce4">
            <text:p>1’670.00</text:p>
          </table:table-cell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9574.3" table:style-name="ce4">
            <text:p>269’574.30</text:p>
          </table:table-cell>
          <table:table-cell office:value-type="float" office:value="357400" table:style-name="ce5">
            <text:p>357’4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331312" table:style-name="ce4">
            <text:p>331’312.00</text:p>
          </table:table-cell>
          <table:table-cell table:style-name="ce4"/>
          <table:table-cell office:value-type="float" office:value="-26088" table:style-name="ce5">
            <text:p>-26’0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0054.7" table:style-name="ce4">
            <text:p>90’054.70</text:p>
          </table:table-cell>
          <table:table-cell office:value-type="float" office:value="91000" table:style-name="ce5">
            <text:p>91’0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85625.25" table:style-name="ce4">
            <text:p>85’625.25</text:p>
          </table:table-cell>
          <table:table-cell table:style-name="ce4"/>
          <table:table-cell office:value-type="float" office:value="-5375" table:style-name="ce5">
            <text:p>-5’3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3269.95" table:style-name="ce4">
            <text:p>73’269.95</text:p>
          </table:table-cell>
          <table:table-cell office:value-type="float" office:value="64700" table:style-name="ce5">
            <text:p>64’7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64650.55" table:style-name="ce4">
            <text:p>64’650.55</text:p>
          </table:table-cell>
          <table:table-cell table:style-name="ce4"/>
          <table:table-cell office:value-type="float" office:value="-49" table:style-name="ce5">
            <text:p>-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94212.95" table:style-name="ce4">
            <text:p>1’794’212.95</text:p>
          </table:table-cell>
          <table:table-cell office:value-type="float" office:value="1646200" table:style-name="ce5">
            <text:p>1’646’200</text:p>
          </table:table-cell>
          <table:table-cell table:style-name="ce3"/>
          <table:table-cell office:value-type="string" table:style-name="ce3">
            <text:p>427</text:p>
          </table:table-cell>
          <table:table-cell office:value-type="string" table:style-name="ce3">
            <text:p>Liegenschaftserträge des Verwaltungsvermögens</text:p>
          </table:table-cell>
          <table:table-cell table:style-name="ce4"/>
          <table:table-cell office:value-type="float" office:value="1232637.6000000001" table:style-name="ce4">
            <text:p>1’232’637.60</text:p>
          </table:table-cell>
          <table:table-cell office:value-type="float" office:value="-413562" table:style-name="ce5">
            <text:p>-413’5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715" table:style-name="ce4">
            <text:p>39’715.00</text:p>
          </table:table-cell>
          <table:table-cell office:value-type="float" office:value="40000" table:style-name="ce5">
            <text:p>40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40885" table:style-name="ce4">
            <text:p>40’885.00</text:p>
          </table:table-cell>
          <table:table-cell office:value-type="float" office:value="885" table:style-name="ce5">
            <text:p>8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165.3" table:style-name="ce4">
            <text:p>120’165.30</text:p>
          </table:table-cell>
          <table:table-cell office:value-type="float" office:value="64700" table:style-name="ce5">
            <text:p>64’7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68930.509999999995" table:style-name="ce4">
            <text:p>68’930.51</text:p>
          </table:table-cell>
          <table:table-cell office:value-type="float" office:value="4231" table:style-name="ce5">
            <text:p>4’2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6480" table:style-name="ce4">
            <text:p>6’480.00</text:p>
          </table:table-cell>
          <table:table-cell office:value-type="float" office:value="6480" table:style-name="ce5">
            <text:p>6’4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56501.6500000004" table:style-name="ce4">
            <text:p>5’156’501.65</text:p>
          </table:table-cell>
          <table:table-cell office:value-type="float" office:value="6784100" table:style-name="ce5">
            <text:p>6’784’1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6263120.7999999998" table:style-name="ce4">
            <text:p>6’263’120.80</text:p>
          </table:table-cell>
          <table:table-cell office:value-type="float" office:value="-520979" table:style-name="ce5">
            <text:p>-520’9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25</text:p>
          </table:table-cell>
          <table:table-cell office:value-type="string" table:style-name="ce6">
            <text:p>Sportgebäud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110788.35" table:style-name="ce7">
            <text:p>2’110’788.35</text:p>
          </table:table-cell>
          <table:table-cell office:value-type="float" office:value="2334600" table:style-name="ce8">
            <text:p>2’334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216943.9500000002" table:style-name="ce7">
            <text:p>2’216’943.95</text:p>
          </table:table-cell>
          <table:table-cell table:style-name="ce7"/>
          <table:table-cell office:value-type="float" office:value="-117656" table:style-name="ce8">
            <text:p>-117’65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733720.65" table:style-name="ce7">
            <text:p>1’733’720.65</text:p>
          </table:table-cell>
          <table:table-cell office:value-type="float" office:value="1585400" table:style-name="ce8">
            <text:p>1’585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535044.5" table:style-name="ce7">
            <text:p>1’535’044.50</text:p>
          </table:table-cell>
          <table:table-cell office:value-type="float" office:value="-50356" table:style-name="ce8">
            <text:p>-50’35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77067.7" table:style-name="ce7">
            <text:p>377’067.70</text:p>
          </table:table-cell>
          <table:table-cell office:value-type="float" office:value="749200" table:style-name="ce8">
            <text:p>749’2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681899.45" table:style-name="ce7">
            <text:p>681’899.4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0450.95" table:style-name="ce4">
            <text:p>410’450.95</text:p>
          </table:table-cell>
          <table:table-cell office:value-type="float" office:value="439000" table:style-name="ce5">
            <text:p>439’0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406940.9" table:style-name="ce4">
            <text:p>406’940.90</text:p>
          </table:table-cell>
          <table:table-cell table:style-name="ce4"/>
          <table:table-cell office:value-type="float" office:value="-32059" table:style-name="ce5">
            <text:p>-32’0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84.75" table:style-name="ce4">
            <text:p>4’184.75</text:p>
          </table:table-cell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5582.65" table:style-name="ce4">
            <text:p>5’582.65</text:p>
          </table:table-cell>
          <table:table-cell table:style-name="ce4"/>
          <table:table-cell office:value-type="float" office:value="583" table:style-name="ce5">
            <text:p>5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94568.05" table:style-name="ce4">
            <text:p>1’594’568.05</text:p>
          </table:table-cell>
          <table:table-cell office:value-type="float" office:value="1788000" table:style-name="ce5">
            <text:p>1’788’0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1703809.95" table:style-name="ce4">
            <text:p>1’703’809.95</text:p>
          </table:table-cell>
          <table:table-cell table:style-name="ce4"/>
          <table:table-cell office:value-type="float" office:value="-84190" table:style-name="ce5">
            <text:p>-84’19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841" table:style-name="ce4">
            <text:p>16’841.00</text:p>
          </table:table-cell>
          <table:table-cell office:value-type="float" office:value="15600" table:style-name="ce5">
            <text:p>15’6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6313.95" table:style-name="ce4">
            <text:p>16’313.95</text:p>
          </table:table-cell>
          <table:table-cell table:style-name="ce4"/>
          <table:table-cell office:value-type="float" office:value="714" table:style-name="ce5">
            <text:p>7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488" table:style-name="ce4">
            <text:p>10’488.00</text:p>
          </table:table-cell>
          <table:table-cell office:value-type="float" office:value="10500" table:style-name="ce5">
            <text:p>10’5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10488" table:style-name="ce4">
            <text:p>10’488.00</text:p>
          </table:table-cell>
          <table:table-cell table:style-name="ce4"/>
          <table:table-cell office:value-type="float" office:value="-12" table:style-name="ce5">
            <text:p>-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815.8" table:style-name="ce4">
            <text:p>43’815.80</text:p>
          </table:table-cell>
          <table:table-cell office:value-type="float" office:value="43200" table:style-name="ce5">
            <text:p>43’2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43266.05" table:style-name="ce4">
            <text:p>43’266.05</text:p>
          </table:table-cell>
          <table:table-cell table:style-name="ce4"/>
          <table:table-cell office:value-type="float" office:value="66" table:style-name="ce5">
            <text:p>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50.5" table:style-name="ce4">
            <text:p>850.50</text:p>
          </table:table-cell>
          <table:table-cell office:value-type="float" office:value="1400" table:style-name="ce5">
            <text:p>1’4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012.5" table:style-name="ce4">
            <text:p>1’012.50</text:p>
          </table:table-cell>
          <table:table-cell table:style-name="ce4"/>
          <table:table-cell office:value-type="float" office:value="-388" table:style-name="ce5">
            <text:p>-3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589.3" table:style-name="ce4">
            <text:p>29’589.30</text:p>
          </table:table-cell>
          <table:table-cell office:value-type="float" office:value="31900" table:style-name="ce5">
            <text:p>31’9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29529.95" table:style-name="ce4">
            <text:p>29’529.95</text:p>
          </table:table-cell>
          <table:table-cell table:style-name="ce4"/>
          <table:table-cell office:value-type="float" office:value="-2370" table:style-name="ce5">
            <text:p>-2’3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185" table:style-name="ce4">
            <text:p>72’185.00</text:p>
          </table:table-cell>
          <table:table-cell office:value-type="float" office:value="76600" table:style-name="ce5">
            <text:p>76’600</text:p>
          </table:table-cell>
          <table:table-cell table:style-name="ce3"/>
          <table:table-cell office:value-type="string" table:style-name="ce3">
            <text:p>427</text:p>
          </table:table-cell>
          <table:table-cell office:value-type="string" table:style-name="ce3">
            <text:p>Liegenschaftserträge des Verwaltungsvermögens</text:p>
          </table:table-cell>
          <table:table-cell table:style-name="ce4"/>
          <table:table-cell office:value-type="float" office:value="71925" table:style-name="ce4">
            <text:p>71’925.00</text:p>
          </table:table-cell>
          <table:table-cell office:value-type="float" office:value="-4675" table:style-name="ce5">
            <text:p>-4’6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1903.25" table:style-name="ce4">
            <text:p>181’903.25</text:p>
          </table:table-cell>
          <table:table-cell office:value-type="float" office:value="212400" table:style-name="ce5">
            <text:p>212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27742.9" table:style-name="ce4">
            <text:p>227’742.90</text:p>
          </table:table-cell>
          <table:table-cell office:value-type="float" office:value="15343" table:style-name="ce5">
            <text:p>15’34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000" table:style-name="ce4">
            <text:p>30’000.00</text:p>
          </table:table-cell>
          <table:table-cell table:style-name="ce5"/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49632.4" table:style-name="ce4">
            <text:p>1’449’632.40</text:p>
          </table:table-cell>
          <table:table-cell office:value-type="float" office:value="1296400" table:style-name="ce5">
            <text:p>1’296’4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235376.6000000001" table:style-name="ce4">
            <text:p>1’235’376.60</text:p>
          </table:table-cell>
          <table:table-cell office:value-type="float" office:value="-61023" table:style-name="ce5">
            <text:p>-61’0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3</text:p>
          </table:table-cell>
          <table:table-cell office:value-type="string" table:style-name="ce6">
            <text:p>Gartenbau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968882.5099999998" table:style-name="ce7">
            <text:p>9’968’882.51</text:p>
          </table:table-cell>
          <table:table-cell office:value-type="float" office:value="10124000" table:style-name="ce8">
            <text:p>10’124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9941473.9000000004" table:style-name="ce7">
            <text:p>9’941’473.90</text:p>
          </table:table-cell>
          <table:table-cell table:style-name="ce7"/>
          <table:table-cell office:value-type="float" office:value="-227426" table:style-name="ce8">
            <text:p>-227’42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4900" table:style-name="ce8">
            <text:p>44’9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983319.95" table:style-name="ce7">
            <text:p>3’983’319.95</text:p>
          </table:table-cell>
          <table:table-cell office:value-type="float" office:value="3976000" table:style-name="ce8">
            <text:p>3’976’0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089101.05" table:style-name="ce7">
            <text:p>4’089’101.05</text:p>
          </table:table-cell>
          <table:table-cell office:value-type="float" office:value="113101" table:style-name="ce8">
            <text:p>113’10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985562.5599999996" table:style-name="ce7">
            <text:p>5’985’562.56</text:p>
          </table:table-cell>
          <table:table-cell office:value-type="float" office:value="6192900" table:style-name="ce8">
            <text:p>6’192’9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5852372.8499999996" table:style-name="ce7">
            <text:p>5’852’372.8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3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12667.95" table:style-name="ce7">
            <text:p>812’667.95</text:p>
          </table:table-cell>
          <table:table-cell office:value-type="float" office:value="871000" table:style-name="ce8">
            <text:p>871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921408.7" table:style-name="ce7">
            <text:p>921’408.70</text:p>
          </table:table-cell>
          <table:table-cell table:style-name="ce7"/>
          <table:table-cell office:value-type="float" office:value="8509" table:style-name="ce8">
            <text:p>8’50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1900" table:style-name="ce8">
            <text:p>41’9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9070.849999999999" table:style-name="ce7">
            <text:p>19’070.85</text:p>
          </table:table-cell>
          <table:table-cell office:value-type="float" office:value="22100" table:style-name="ce8">
            <text:p>22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3021.85" table:style-name="ce7">
            <text:p>43’021.85</text:p>
          </table:table-cell>
          <table:table-cell office:value-type="float" office:value="20922" table:style-name="ce8">
            <text:p>20’92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93597.1" table:style-name="ce7">
            <text:p>793’597.10</text:p>
          </table:table-cell>
          <table:table-cell office:value-type="float" office:value="890800" table:style-name="ce8">
            <text:p>890’8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878386.85" table:style-name="ce7">
            <text:p>878’386.8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7327.65" table:style-name="ce4">
            <text:p>607’327.65</text:p>
          </table:table-cell>
          <table:table-cell office:value-type="float" office:value="652400" table:style-name="ce5">
            <text:p>652’4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691124.65" table:style-name="ce4">
            <text:p>691’124.65</text:p>
          </table:table-cell>
          <table:table-cell table:style-name="ce4"/>
          <table:table-cell office:value-type="float" office:value="-75" table:style-name="ce5">
            <text:p>-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8800" table:style-name="ce5">
            <text:p>38’8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293.599999999999" table:style-name="ce4">
            <text:p>45’293.60</text:p>
          </table:table-cell>
          <table:table-cell office:value-type="float" office:value="47700" table:style-name="ce5">
            <text:p>47’7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50767.7" table:style-name="ce4">
            <text:p>50’767.70</text:p>
          </table:table-cell>
          <table:table-cell table:style-name="ce4"/>
          <table:table-cell office:value-type="float" office:value="3068" table:style-name="ce5">
            <text:p>3’06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5177.05" table:style-name="ce4">
            <text:p>65’177.05</text:p>
          </table:table-cell>
          <table:table-cell office:value-type="float" office:value="54700" table:style-name="ce5">
            <text:p>54’7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72075.649999999994" table:style-name="ce4">
            <text:p>72’075.65</text:p>
          </table:table-cell>
          <table:table-cell table:style-name="ce4"/>
          <table:table-cell office:value-type="float" office:value="17376" table:style-name="ce5">
            <text:p>17’3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31.1499999999996" table:style-name="ce4">
            <text:p>4’431.15</text:p>
          </table:table-cell>
          <table:table-cell office:value-type="float" office:value="9800" table:style-name="ce5">
            <text:p>9’8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8996.9500000000007" table:style-name="ce4">
            <text:p>8’996.95</text:p>
          </table:table-cell>
          <table:table-cell table:style-name="ce4"/>
          <table:table-cell office:value-type="float" office:value="-803" table:style-name="ce5">
            <text:p>-8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903" table:style-name="ce4">
            <text:p>4’903.00</text:p>
          </table:table-cell>
          <table:table-cell office:value-type="float" office:value="6600" table:style-name="ce5">
            <text:p>6’6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6882.55" table:style-name="ce4">
            <text:p>6’882.55</text:p>
          </table:table-cell>
          <table:table-cell table:style-name="ce4"/>
          <table:table-cell office:value-type="float" office:value="283" table:style-name="ce5">
            <text:p>2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911.5499999999993" table:style-name="ce4">
            <text:p>8’911.55</text:p>
          </table:table-cell>
          <table:table-cell office:value-type="float" office:value="10900" table:style-name="ce5">
            <text:p>10’9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3933.7" table:style-name="ce4">
            <text:p>13’933.70</text:p>
          </table:table-cell>
          <table:table-cell table:style-name="ce4"/>
          <table:table-cell office:value-type="float" office:value="-66" table:style-name="ce5">
            <text:p>-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100" table:style-name="ce5">
            <text:p>3’1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10.3" table:style-name="ce4">
            <text:p>1’210.30</text:p>
          </table:table-cell>
          <table:table-cell office:value-type="float" office:value="2100" table:style-name="ce5">
            <text:p>2’1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2901.35" table:style-name="ce4">
            <text:p>2’901.35</text:p>
          </table:table-cell>
          <table:table-cell table:style-name="ce4"/>
          <table:table-cell office:value-type="float" office:value="801" table:style-name="ce5">
            <text:p>8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327.919999999998" table:style-name="ce4">
            <text:p>18’327.92</text:p>
          </table:table-cell>
          <table:table-cell office:value-type="float" office:value="27900" table:style-name="ce5">
            <text:p>27’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4591.7" table:style-name="ce4">
            <text:p>14’591.70</text:p>
          </table:table-cell>
          <table:table-cell table:style-name="ce4"/>
          <table:table-cell office:value-type="float" office:value="-13308" table:style-name="ce5">
            <text:p>-13’3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890" table:style-name="ce4">
            <text:p>4’890.00</text:p>
          </table:table-cell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5359" table:style-name="ce4">
            <text:p>5’359.00</text:p>
          </table:table-cell>
          <table:table-cell table:style-name="ce4"/>
          <table:table-cell office:value-type="float" office:value="359" table:style-name="ce5">
            <text:p>3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195.73" table:style-name="ce4">
            <text:p>52’195.73</text:p>
          </table:table-cell>
          <table:table-cell office:value-type="float" office:value="53900" table:style-name="ce5">
            <text:p>53’9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54775.45" table:style-name="ce4">
            <text:p>54’775.45</text:p>
          </table:table-cell>
          <table:table-cell table:style-name="ce4"/>
          <table:table-cell office:value-type="float" office:value="875" table:style-name="ce5">
            <text:p>8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315.35" table:style-name="ce4">
            <text:p>9’315.35</text:p>
          </table:table-cell>
          <table:table-cell office:value-type="float" office:value="12000" table:style-name="ce5">
            <text:p>12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7979.85" table:style-name="ce4">
            <text:p>27’979.85</text:p>
          </table:table-cell>
          <table:table-cell office:value-type="float" office:value="15980" table:style-name="ce5">
            <text:p>15’9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755.5" table:style-name="ce4">
            <text:p>9’755.50</text:p>
          </table:table-cell>
          <table:table-cell office:value-type="float" office:value="10100" table:style-name="ce5">
            <text:p>10’100</text:p>
          </table:table-cell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15042" table:style-name="ce4">
            <text:p>15’042.00</text:p>
          </table:table-cell>
          <table:table-cell office:value-type="float" office:value="4942" table:style-name="ce5">
            <text:p>4’9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31</text:p>
          </table:table-cell>
          <table:table-cell office:value-type="string" table:style-name="ce6">
            <text:p>Fahrzeuge, Maschinen und Werkstätt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12353.4" table:style-name="ce7">
            <text:p>812’353.40</text:p>
          </table:table-cell>
          <table:table-cell office:value-type="float" office:value="825100" table:style-name="ce8">
            <text:p>825’1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825441.85" table:style-name="ce7">
            <text:p>825’441.85</text:p>
          </table:table-cell>
          <table:table-cell table:style-name="ce7"/>
          <table:table-cell office:value-type="float" office:value="342" table:style-name="ce8">
            <text:p>34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729.35" table:style-name="ce7">
            <text:p>5’729.35</text:p>
          </table:table-cell>
          <table:table-cell office:value-type="float" office:value="3400" table:style-name="ce8">
            <text:p>3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5362.65" table:style-name="ce7">
            <text:p>15’362.65</text:p>
          </table:table-cell>
          <table:table-cell office:value-type="float" office:value="11963" table:style-name="ce8">
            <text:p>11’96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06624.05" table:style-name="ce7">
            <text:p>806’624.05</text:p>
          </table:table-cell>
          <table:table-cell office:value-type="float" office:value="821700" table:style-name="ce8">
            <text:p>821’7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810079.2" table:style-name="ce7">
            <text:p>810’079.20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5325.25" table:style-name="ce4">
            <text:p>335’325.25</text:p>
          </table:table-cell>
          <table:table-cell office:value-type="float" office:value="340500" table:style-name="ce5">
            <text:p>340’5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340370.05" table:style-name="ce4">
            <text:p>340’370.05</text:p>
          </table:table-cell>
          <table:table-cell table:style-name="ce4"/>
          <table:table-cell office:value-type="float" office:value="-130" table:style-name="ce5">
            <text:p>-1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802.35" table:style-name="ce4">
            <text:p>25’802.35</text:p>
          </table:table-cell>
          <table:table-cell office:value-type="float" office:value="25600" table:style-name="ce5">
            <text:p>25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26147.75" table:style-name="ce4">
            <text:p>26’147.75</text:p>
          </table:table-cell>
          <table:table-cell table:style-name="ce4"/>
          <table:table-cell office:value-type="float" office:value="548" table:style-name="ce5">
            <text:p>5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008.050000000003" table:style-name="ce4">
            <text:p>36’008.05</text:p>
          </table:table-cell>
          <table:table-cell office:value-type="float" office:value="31600" table:style-name="ce5">
            <text:p>31’6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36943.949999999997" table:style-name="ce4">
            <text:p>36’943.95</text:p>
          </table:table-cell>
          <table:table-cell table:style-name="ce4"/>
          <table:table-cell office:value-type="float" office:value="5344" table:style-name="ce5">
            <text:p>5’3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741.8" table:style-name="ce4">
            <text:p>6’741.80</text:p>
          </table:table-cell>
          <table:table-cell office:value-type="float" office:value="5700" table:style-name="ce5">
            <text:p>5’7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4858.1000000000004" table:style-name="ce4">
            <text:p>4’858.10</text:p>
          </table:table-cell>
          <table:table-cell table:style-name="ce4"/>
          <table:table-cell office:value-type="float" office:value="-842" table:style-name="ce5">
            <text:p>-8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09.5" table:style-name="ce4">
            <text:p>2’509.50</text:p>
          </table:table-cell>
          <table:table-cell office:value-type="float" office:value="3300" table:style-name="ce5">
            <text:p>3’3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2218.3000000000002" table:style-name="ce4">
            <text:p>2’218.30</text:p>
          </table:table-cell>
          <table:table-cell table:style-name="ce4"/>
          <table:table-cell office:value-type="float" office:value="-1082" table:style-name="ce5">
            <text:p>-1’0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4.9" table:style-name="ce4">
            <text:p>334.9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table:number-columns-repeated="2" table:style-name="ce4"/>
          <table:table-cell office:value-type="float" office:value="-500" table:style-name="ce5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5764.15" table:style-name="ce4">
            <text:p>105’764.15</text:p>
          </table:table-cell>
          <table:table-cell office:value-type="float" office:value="90400" table:style-name="ce5">
            <text:p>90’4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88801.55" table:style-name="ce4">
            <text:p>88’801.55</text:p>
          </table:table-cell>
          <table:table-cell table:style-name="ce4"/>
          <table:table-cell office:value-type="float" office:value="-1598" table:style-name="ce5">
            <text:p>-1’5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0038.04999999999" table:style-name="ce4">
            <text:p>150’038.05</text:p>
          </table:table-cell>
          <table:table-cell office:value-type="float" office:value="146300" table:style-name="ce5">
            <text:p>146’3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50457.04999999999" table:style-name="ce4">
            <text:p>150’457.05</text:p>
          </table:table-cell>
          <table:table-cell table:style-name="ce4"/>
          <table:table-cell office:value-type="float" office:value="4157" table:style-name="ce5">
            <text:p>4’1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404.3" table:style-name="ce4">
            <text:p>50’404.30</text:p>
          </table:table-cell>
          <table:table-cell office:value-type="float" office:value="53500" table:style-name="ce5">
            <text:p>53’5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55735" table:style-name="ce4">
            <text:p>55’735.00</text:p>
          </table:table-cell>
          <table:table-cell table:style-name="ce4"/>
          <table:table-cell office:value-type="float" office:value="2235" table:style-name="ce5">
            <text:p>2’2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4363.599999999999" table:style-name="ce4">
            <text:p>34’363.60</text:p>
          </table:table-cell>
          <table:table-cell office:value-type="float" office:value="32300" table:style-name="ce5">
            <text:p>32’3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30834.85" table:style-name="ce4">
            <text:p>30’834.85</text:p>
          </table:table-cell>
          <table:table-cell table:style-name="ce4"/>
          <table:table-cell office:value-type="float" office:value="-1465" table:style-name="ce5">
            <text:p>-1’4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4661.45" table:style-name="ce4">
            <text:p>64’661.45</text:p>
          </table:table-cell>
          <table:table-cell office:value-type="float" office:value="95000" table:style-name="ce5">
            <text:p>95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88675.25" table:style-name="ce4">
            <text:p>88’675.25</text:p>
          </table:table-cell>
          <table:table-cell table:style-name="ce4"/>
          <table:table-cell office:value-type="float" office:value="-6325" table:style-name="ce5">
            <text:p>-6’3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0" table:style-name="ce4">
            <text:p>400.00</text:p>
          </table:table-cell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400" table:style-name="ce4">
            <text:p>4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26.05" table:style-name="ce4">
            <text:p>2’026.05</text:p>
          </table:table-cell>
          <table:table-cell office:value-type="float" office:value="1300" table:style-name="ce5">
            <text:p>1’3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5174.55" table:style-name="ce4">
            <text:p>5’174.55</text:p>
          </table:table-cell>
          <table:table-cell office:value-type="float" office:value="3875" table:style-name="ce5">
            <text:p>3’8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100" table:style-name="ce5">
            <text:p>2’1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943.5" table:style-name="ce4">
            <text:p>2’943.50</text:p>
          </table:table-cell>
          <table:table-cell office:value-type="float" office:value="844" table:style-name="ce5">
            <text:p>8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03.3" table:style-name="ce4">
            <text:p>3’703.30</text:p>
          </table:table-cell>
          <table:table-cell table:style-name="ce5"/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7244.6" table:style-name="ce4">
            <text:p>7’244.60</text:p>
          </table:table-cell>
          <table:table-cell office:value-type="float" office:value="7245" table:style-name="ce5">
            <text:p>7’2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32</text:p>
          </table:table-cell>
          <table:table-cell office:value-type="string" table:style-name="ce6">
            <text:p>Öffentliche Anlag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886413.05" table:style-name="ce7">
            <text:p>3’886’413.05</text:p>
          </table:table-cell>
          <table:table-cell office:value-type="float" office:value="3845800" table:style-name="ce8">
            <text:p>3’845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764746.86" table:style-name="ce7">
            <text:p>3’764’746.86</text:p>
          </table:table-cell>
          <table:table-cell table:style-name="ce7"/>
          <table:table-cell office:value-type="float" office:value="-84053" table:style-name="ce8">
            <text:p>-84’05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000" table:style-name="ce8">
            <text:p>3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55917" table:style-name="ce7">
            <text:p>1’855’917.00</text:p>
          </table:table-cell>
          <table:table-cell office:value-type="float" office:value="1782800" table:style-name="ce8">
            <text:p>1’782’8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873343.7" table:style-name="ce7">
            <text:p>1’873’343.70</text:p>
          </table:table-cell>
          <table:table-cell office:value-type="float" office:value="90544" table:style-name="ce8">
            <text:p>90’54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30496.05" table:style-name="ce7">
            <text:p>2’030’496.05</text:p>
          </table:table-cell>
          <table:table-cell office:value-type="float" office:value="2066000" table:style-name="ce8">
            <text:p>2’066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891403.16" table:style-name="ce7">
            <text:p>1’891’403.16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20764.55" table:style-name="ce4">
            <text:p>2’820’764.55</text:p>
          </table:table-cell>
          <table:table-cell office:value-type="float" office:value="2793700" table:style-name="ce5">
            <text:p>2’793’7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2692542.6" table:style-name="ce4">
            <text:p>2’692’542.60</text:p>
          </table:table-cell>
          <table:table-cell table:style-name="ce4"/>
          <table:table-cell office:value-type="float" office:value="-101157" table:style-name="ce5">
            <text:p>-101’1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3996.7" table:style-name="ce4">
            <text:p>203’996.70</text:p>
          </table:table-cell>
          <table:table-cell office:value-type="float" office:value="203000" table:style-name="ce5">
            <text:p>203’0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98489.4" table:style-name="ce4">
            <text:p>198’489.40</text:p>
          </table:table-cell>
          <table:table-cell table:style-name="ce4"/>
          <table:table-cell office:value-type="float" office:value="-4511" table:style-name="ce5">
            <text:p>-4’5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0838.55" table:style-name="ce4">
            <text:p>250’838.55</text:p>
          </table:table-cell>
          <table:table-cell office:value-type="float" office:value="248400" table:style-name="ce5">
            <text:p>248’4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236080.05" table:style-name="ce4">
            <text:p>236’080.05</text:p>
          </table:table-cell>
          <table:table-cell table:style-name="ce4"/>
          <table:table-cell office:value-type="float" office:value="-12320" table:style-name="ce5">
            <text:p>-12’3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267.199999999997" table:style-name="ce4">
            <text:p>53’267.20</text:p>
          </table:table-cell>
          <table:table-cell office:value-type="float" office:value="42600" table:style-name="ce5">
            <text:p>42’6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36853.050000000003" table:style-name="ce4">
            <text:p>36’853.05</text:p>
          </table:table-cell>
          <table:table-cell table:style-name="ce4"/>
          <table:table-cell office:value-type="float" office:value="-5747" table:style-name="ce5">
            <text:p>-5’7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430" table:style-name="ce4">
            <text:p>10’430.00</text:p>
          </table:table-cell>
          <table:table-cell office:value-type="float" office:value="9000" table:style-name="ce5">
            <text:p>9’0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7895.25" table:style-name="ce4">
            <text:p>7’895.25</text:p>
          </table:table-cell>
          <table:table-cell table:style-name="ce4"/>
          <table:table-cell office:value-type="float" office:value="-1105" table:style-name="ce5">
            <text:p>-1’1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611.75" table:style-name="ce4">
            <text:p>8’611.75</text:p>
          </table:table-cell>
          <table:table-cell office:value-type="float" office:value="17800" table:style-name="ce5">
            <text:p>17’8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7786.75" table:style-name="ce4">
            <text:p>17’786.75</text:p>
          </table:table-cell>
          <table:table-cell table:style-name="ce4"/>
          <table:table-cell office:value-type="float" office:value="-13" table:style-name="ce5">
            <text:p>-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9487.05" table:style-name="ce4">
            <text:p>59’487.05</text:p>
          </table:table-cell>
          <table:table-cell office:value-type="float" office:value="97000" table:style-name="ce5">
            <text:p>97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88364.2" table:style-name="ce4">
            <text:p>88’364.20</text:p>
          </table:table-cell>
          <table:table-cell table:style-name="ce4"/>
          <table:table-cell office:value-type="float" office:value="-8636" table:style-name="ce5">
            <text:p>-8’6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509.150000000001" table:style-name="ce4">
            <text:p>17’509.15</text:p>
          </table:table-cell>
          <table:table-cell office:value-type="float" office:value="15700" table:style-name="ce5">
            <text:p>15’7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13249.55" table:style-name="ce4">
            <text:p>13’249.55</text:p>
          </table:table-cell>
          <table:table-cell table:style-name="ce4"/>
          <table:table-cell office:value-type="float" office:value="-2450" table:style-name="ce5">
            <text:p>-2’4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4580.35" table:style-name="ce4">
            <text:p>214’580.35</text:p>
          </table:table-cell>
          <table:table-cell office:value-type="float" office:value="184900" table:style-name="ce5">
            <text:p>184’9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200729.3" table:style-name="ce4">
            <text:p>200’729.30</text:p>
          </table:table-cell>
          <table:table-cell table:style-name="ce4"/>
          <table:table-cell office:value-type="float" office:value="15829" table:style-name="ce5">
            <text:p>15’8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2623.25" table:style-name="ce4">
            <text:p>172’623.25</text:p>
          </table:table-cell>
          <table:table-cell office:value-type="float" office:value="171000" table:style-name="ce5">
            <text:p>171’0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179750.35" table:style-name="ce4">
            <text:p>179’750.35</text:p>
          </table:table-cell>
          <table:table-cell table:style-name="ce4"/>
          <table:table-cell office:value-type="float" office:value="8750" table:style-name="ce5">
            <text:p>8’7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36.05" table:style-name="ce4">
            <text:p>1’336.05</text:p>
          </table:table-cell>
          <table:table-cell office:value-type="float" office:value="1100" table:style-name="ce5">
            <text:p>1’1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2070.4" table:style-name="ce4">
            <text:p>2’070.40</text:p>
          </table:table-cell>
          <table:table-cell table:style-name="ce4"/>
          <table:table-cell office:value-type="float" office:value="970" table:style-name="ce5">
            <text:p>9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68.95" table:style-name="ce4">
            <text:p>1’068.95</text:p>
          </table:table-cell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84.4" table:style-name="ce4">
            <text:p>384.40</text:p>
          </table:table-cell>
          <table:table-cell table:style-name="ce4"/>
          <table:table-cell office:value-type="float" office:value="-16" table:style-name="ce5">
            <text:p>-1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883.65" table:style-name="ce4">
            <text:p>12’883.65</text:p>
          </table:table-cell>
          <table:table-cell office:value-type="float" office:value="8700" table:style-name="ce5">
            <text:p>8’7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1668.7" table:style-name="ce4">
            <text:p>11’668.70</text:p>
          </table:table-cell>
          <table:table-cell table:style-name="ce4"/>
          <table:table-cell office:value-type="float" office:value="-31" table:style-name="ce5">
            <text:p>-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000" table:style-name="ce5">
            <text:p>3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56.55" table:style-name="ce4">
            <text:p>4’056.55</text:p>
          </table:table-cell>
          <table:table-cell office:value-type="float" office:value="6600" table:style-name="ce5">
            <text:p>6’6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4089.8" table:style-name="ce4">
            <text:p>4’089.80</text:p>
          </table:table-cell>
          <table:table-cell table:style-name="ce4"/>
          <table:table-cell office:value-type="float" office:value="-2510" table:style-name="ce5">
            <text:p>-2’5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353.5" table:style-name="ce4">
            <text:p>10’353.50</text:p>
          </table:table-cell>
          <table:table-cell office:value-type="float" office:value="11700" table:style-name="ce5">
            <text:p>11’7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15713.75" table:style-name="ce4">
            <text:p>15’713.75</text:p>
          </table:table-cell>
          <table:table-cell table:style-name="ce4"/>
          <table:table-cell office:value-type="float" office:value="4014" table:style-name="ce5">
            <text:p>4’01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605.8" table:style-name="ce4">
            <text:p>44’605.80</text:p>
          </table:table-cell>
          <table:table-cell office:value-type="float" office:value="34200" table:style-name="ce5">
            <text:p>34’2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59079.31" table:style-name="ce4">
            <text:p>59’079.31</text:p>
          </table:table-cell>
          <table:table-cell table:style-name="ce4"/>
          <table:table-cell office:value-type="float" office:value="24879" table:style-name="ce5">
            <text:p>24’8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922.75" table:style-name="ce4">
            <text:p>72’922.75</text:p>
          </table:table-cell>
          <table:table-cell office:value-type="float" office:value="79300" table:style-name="ce5">
            <text:p>79’3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74101.7" table:style-name="ce4">
            <text:p>74’101.70</text:p>
          </table:table-cell>
          <table:table-cell office:value-type="float" office:value="-5198" table:style-name="ce5">
            <text:p>-5’1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5.95" table:style-name="ce4">
            <text:p>95.95</text:p>
          </table:table-cell>
          <table:table-cell table:style-name="ce5"/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8816.15" table:style-name="ce4">
            <text:p>128’816.15</text:p>
          </table:table-cell>
          <table:table-cell office:value-type="float" office:value="73100" table:style-name="ce5">
            <text:p>73’1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04446.1" table:style-name="ce4">
            <text:p>104’446.10</text:p>
          </table:table-cell>
          <table:table-cell office:value-type="float" office:value="31346" table:style-name="ce5">
            <text:p>31’34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312.5" table:style-name="ce4">
            <text:p>29’312.50</text:p>
          </table:table-cell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66686.399999999994" table:style-name="ce4">
            <text:p>66’686.40</text:p>
          </table:table-cell>
          <table:table-cell office:value-type="float" office:value="61686" table:style-name="ce5">
            <text:p>61’6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24769.65" table:style-name="ce4">
            <text:p>1’624’769.65</text:p>
          </table:table-cell>
          <table:table-cell office:value-type="float" office:value="1625400" table:style-name="ce5">
            <text:p>1’625’4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628109.5" table:style-name="ce4">
            <text:p>1’628’109.50</text:p>
          </table:table-cell>
          <table:table-cell office:value-type="float" office:value="2710" table:style-name="ce5">
            <text:p>2’7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33</text:p>
          </table:table-cell>
          <table:table-cell office:value-type="string" table:style-name="ce6">
            <text:p>Schulanlag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36079.25" table:style-name="ce7">
            <text:p>1’136’079.25</text:p>
          </table:table-cell>
          <table:table-cell office:value-type="float" office:value="1140100" table:style-name="ce8">
            <text:p>1’140’1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151602.6000000001" table:style-name="ce7">
            <text:p>1’151’602.60</text:p>
          </table:table-cell>
          <table:table-cell table:style-name="ce7"/>
          <table:table-cell office:value-type="float" office:value="11503" table:style-name="ce8">
            <text:p>11’50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33337.25" table:style-name="ce7">
            <text:p>1’133’337.25</text:p>
          </table:table-cell>
          <table:table-cell office:value-type="float" office:value="1140100" table:style-name="ce8">
            <text:p>1’140’1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151602.6000000001" table:style-name="ce7">
            <text:p>1’151’602.60</text:p>
          </table:table-cell>
          <table:table-cell office:value-type="float" office:value="11503" table:style-name="ce8">
            <text:p>11’50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742" table:style-name="ce7">
            <text:p>2’742.00</text:p>
          </table:table-cell>
          <table:table-cell table:style-name="ce8"/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051.35" table:style-name="ce4">
            <text:p>51’051.35</text:p>
          </table:table-cell>
          <table:table-cell office:value-type="float" office:value="65600" table:style-name="ce5">
            <text:p>65’6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61550.6" table:style-name="ce4">
            <text:p>61’550.60</text:p>
          </table:table-cell>
          <table:table-cell table:style-name="ce4"/>
          <table:table-cell office:value-type="float" office:value="-4049" table:style-name="ce5">
            <text:p>-4’0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5989.55" table:style-name="ce4">
            <text:p>55’989.55</text:p>
          </table:table-cell>
          <table:table-cell office:value-type="float" office:value="75300" table:style-name="ce5">
            <text:p>75’3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62368.4" table:style-name="ce4">
            <text:p>62’368.40</text:p>
          </table:table-cell>
          <table:table-cell table:style-name="ce4"/>
          <table:table-cell office:value-type="float" office:value="-12932" table:style-name="ce5">
            <text:p>-12’9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899.5" table:style-name="ce4">
            <text:p>84’899.50</text:p>
          </table:table-cell>
          <table:table-cell office:value-type="float" office:value="77500" table:style-name="ce5">
            <text:p>77’5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71995.8" table:style-name="ce4">
            <text:p>71’995.80</text:p>
          </table:table-cell>
          <table:table-cell table:style-name="ce4"/>
          <table:table-cell office:value-type="float" office:value="-5504" table:style-name="ce5">
            <text:p>-5’50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7.55" table:style-name="ce4">
            <text:p>277.55</text:p>
          </table:table-cell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43861.3" table:style-name="ce4">
            <text:p>943’861.30</text:p>
          </table:table-cell>
          <table:table-cell office:value-type="float" office:value="921700" table:style-name="ce5">
            <text:p>921’7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955687.8" table:style-name="ce4">
            <text:p>955’687.80</text:p>
          </table:table-cell>
          <table:table-cell table:style-name="ce4"/>
          <table:table-cell office:value-type="float" office:value="33988" table:style-name="ce5">
            <text:p>33’9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274.65" table:style-name="ce4">
            <text:p>31’274.65</text:p>
          </table:table-cell>
          <table:table-cell office:value-type="float" office:value="27400" table:style-name="ce5">
            <text:p>27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5265.8" table:style-name="ce4">
            <text:p>25’265.80</text:p>
          </table:table-cell>
          <table:table-cell office:value-type="float" office:value="-2134" table:style-name="ce5">
            <text:p>-2’13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02062.6000000001" table:style-name="ce4">
            <text:p>1’102’062.60</text:p>
          </table:table-cell>
          <table:table-cell office:value-type="float" office:value="1112700" table:style-name="ce5">
            <text:p>1’112’7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126336.8" table:style-name="ce4">
            <text:p>1’126’336.80</text:p>
          </table:table-cell>
          <table:table-cell office:value-type="float" office:value="13637" table:style-name="ce5">
            <text:p>13’6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34</text:p>
          </table:table-cell>
          <table:table-cell office:value-type="string" table:style-name="ce6">
            <text:p>Botanischer Gart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03274.66" table:style-name="ce7">
            <text:p>703’274.66</text:p>
          </table:table-cell>
          <table:table-cell office:value-type="float" office:value="689300" table:style-name="ce8">
            <text:p>689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98418.81" table:style-name="ce7">
            <text:p>698’418.81</text:p>
          </table:table-cell>
          <table:table-cell table:style-name="ce7"/>
          <table:table-cell office:value-type="float" office:value="9119" table:style-name="ce8">
            <text:p>9’119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4960" table:style-name="ce7">
            <text:p>64’960.00</text:p>
          </table:table-cell>
          <table:table-cell office:value-type="float" office:value="61400" table:style-name="ce8">
            <text:p>61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4832.15" table:style-name="ce7">
            <text:p>64’832.15</text:p>
          </table:table-cell>
          <table:table-cell office:value-type="float" office:value="3432" table:style-name="ce8">
            <text:p>3’43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38314.66" table:style-name="ce7">
            <text:p>638’314.66</text:p>
          </table:table-cell>
          <table:table-cell office:value-type="float" office:value="627900" table:style-name="ce8">
            <text:p>627’9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633586.66" table:style-name="ce7">
            <text:p>633’586.66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39341.6" table:style-name="ce4">
            <text:p>539’341.60</text:p>
          </table:table-cell>
          <table:table-cell office:value-type="float" office:value="527200" table:style-name="ce5">
            <text:p>527’2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530311.6" table:style-name="ce4">
            <text:p>530’311.60</text:p>
          </table:table-cell>
          <table:table-cell table:style-name="ce4"/>
          <table:table-cell office:value-type="float" office:value="3112" table:style-name="ce5">
            <text:p>3’11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736.400000000001" table:style-name="ce4">
            <text:p>40’736.40</text:p>
          </table:table-cell>
          <table:table-cell office:value-type="float" office:value="39000" table:style-name="ce5">
            <text:p>39’0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40439.449999999997" table:style-name="ce4">
            <text:p>40’439.45</text:p>
          </table:table-cell>
          <table:table-cell table:style-name="ce4"/>
          <table:table-cell office:value-type="float" office:value="1439" table:style-name="ce5">
            <text:p>1’4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8064.5" table:style-name="ce4">
            <text:p>48’064.50</text:p>
          </table:table-cell>
          <table:table-cell office:value-type="float" office:value="43000" table:style-name="ce5">
            <text:p>43’0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48085.2" table:style-name="ce4">
            <text:p>48’085.20</text:p>
          </table:table-cell>
          <table:table-cell table:style-name="ce4"/>
          <table:table-cell office:value-type="float" office:value="5085" table:style-name="ce5">
            <text:p>5’0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512.15" table:style-name="ce4">
            <text:p>10’512.15</text:p>
          </table:table-cell>
          <table:table-cell office:value-type="float" office:value="7700" table:style-name="ce5">
            <text:p>7’7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7351.8" table:style-name="ce4">
            <text:p>7’351.80</text:p>
          </table:table-cell>
          <table:table-cell table:style-name="ce4"/>
          <table:table-cell office:value-type="float" office:value="-348" table:style-name="ce5">
            <text:p>-3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88.15" table:style-name="ce4">
            <text:p>1’788.15</text:p>
          </table:table-cell>
          <table:table-cell office:value-type="float" office:value="1600" table:style-name="ce5">
            <text:p>1’6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1075.55" table:style-name="ce4">
            <text:p>1’075.55</text:p>
          </table:table-cell>
          <table:table-cell table:style-name="ce4"/>
          <table:table-cell office:value-type="float" office:value="-524" table:style-name="ce5">
            <text:p>-5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9.6" table:style-name="ce4">
            <text:p>709.60</text:p>
          </table:table-cell>
          <table:table-cell office:value-type="float" office:value="4400" table:style-name="ce5">
            <text:p>4’4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4017.05" table:style-name="ce4">
            <text:p>4’017.05</text:p>
          </table:table-cell>
          <table:table-cell table:style-name="ce4"/>
          <table:table-cell office:value-type="float" office:value="-383" table:style-name="ce5">
            <text:p>-3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200.7000000000007" table:style-name="ce4">
            <text:p>9’200.70</text:p>
          </table:table-cell>
          <table:table-cell office:value-type="float" office:value="9700" table:style-name="ce5">
            <text:p>9’7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9675.5" table:style-name="ce4">
            <text:p>9’675.50</text:p>
          </table:table-cell>
          <table:table-cell table:style-name="ce4"/>
          <table:table-cell office:value-type="float" office:value="-25" table:style-name="ce5">
            <text:p>-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92.1" table:style-name="ce4">
            <text:p>2’592.10</text:p>
          </table:table-cell>
          <table:table-cell office:value-type="float" office:value="3500" table:style-name="ce5">
            <text:p>3’5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3956.8" table:style-name="ce4">
            <text:p>3’956.80</text:p>
          </table:table-cell>
          <table:table-cell table:style-name="ce4"/>
          <table:table-cell office:value-type="float" office:value="457" table:style-name="ce5">
            <text:p>45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719.25" table:style-name="ce4">
            <text:p>15’719.25</text:p>
          </table:table-cell>
          <table:table-cell office:value-type="float" office:value="17300" table:style-name="ce5">
            <text:p>17’3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8211.150000000001" table:style-name="ce4">
            <text:p>18’211.15</text:p>
          </table:table-cell>
          <table:table-cell table:style-name="ce4"/>
          <table:table-cell office:value-type="float" office:value="911" table:style-name="ce5">
            <text:p>9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469.7" table:style-name="ce4">
            <text:p>5’469.70</text:p>
          </table:table-cell>
          <table:table-cell office:value-type="float" office:value="6500" table:style-name="ce5">
            <text:p>6’5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6929.7" table:style-name="ce4">
            <text:p>6’929.70</text:p>
          </table:table-cell>
          <table:table-cell table:style-name="ce4"/>
          <table:table-cell office:value-type="float" office:value="430" table:style-name="ce5">
            <text:p>4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0" table:style-name="ce4">
            <text:p>330.00</text:p>
          </table:table-cell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50.4" table:style-name="ce4">
            <text:p>50.40</text:p>
          </table:table-cell>
          <table:table-cell table:style-name="ce4"/>
          <table:table-cell office:value-type="float" office:value="-350" table:style-name="ce5">
            <text:p>-3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664.35" table:style-name="ce4">
            <text:p>21’664.35</text:p>
          </table:table-cell>
          <table:table-cell office:value-type="float" office:value="21800" table:style-name="ce5">
            <text:p>21’8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9621.8" table:style-name="ce4">
            <text:p>19’621.80</text:p>
          </table:table-cell>
          <table:table-cell table:style-name="ce4"/>
          <table:table-cell office:value-type="float" office:value="-2178" table:style-name="ce5">
            <text:p>-2’1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146.16" table:style-name="ce4">
            <text:p>7’146.16</text:p>
          </table:table-cell>
          <table:table-cell office:value-type="float" office:value="7200" table:style-name="ce5">
            <text:p>7’2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8692.81" table:style-name="ce4">
            <text:p>8’692.81</text:p>
          </table:table-cell>
          <table:table-cell table:style-name="ce4"/>
          <table:table-cell office:value-type="float" office:value="1493" table:style-name="ce5">
            <text:p>1’4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840" table:style-name="ce4">
            <text:p>31’840.00</text:p>
          </table:table-cell>
          <table:table-cell office:value-type="float" office:value="29000" table:style-name="ce5">
            <text:p>29’0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31762.15" table:style-name="ce4">
            <text:p>31’762.15</text:p>
          </table:table-cell>
          <table:table-cell office:value-type="float" office:value="2762" table:style-name="ce5">
            <text:p>2’7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650" table:style-name="ce4">
            <text:p>4’650.00</text:p>
          </table:table-cell>
          <table:table-cell office:value-type="float" office:value="5400" table:style-name="ce5">
            <text:p>5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4600" table:style-name="ce4">
            <text:p>4’600.00</text:p>
          </table:table-cell>
          <table:table-cell office:value-type="float" office:value="-800" table:style-name="ce5">
            <text:p>-8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000" table:style-name="ce4">
            <text:p>10’000.00</text:p>
          </table:table-cell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10000" table:style-name="ce4">
            <text:p>10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470" table:style-name="ce4">
            <text:p>6’470.00</text:p>
          </table:table-cell>
          <table:table-cell office:value-type="float" office:value="5000" table:style-name="ce5">
            <text:p>5’0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6470" table:style-name="ce4">
            <text:p>6’470.00</text:p>
          </table:table-cell>
          <table:table-cell office:value-type="float" office:value="1470" table:style-name="ce5">
            <text:p>1’4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00" table:style-name="ce4">
            <text:p>12’000.00</text:p>
          </table:table-cell>
          <table:table-cell office:value-type="float" office:value="12000" table:style-name="ce5">
            <text:p>12’000</text:p>
          </table:table-cell>
          <table:table-cell table:style-name="ce3"/>
          <table:table-cell office:value-type="string" table:style-name="ce3">
            <text:p>493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2000" table:style-name="ce4">
            <text:p>12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35</text:p>
          </table:table-cell>
          <table:table-cell office:value-type="string" table:style-name="ce6">
            <text:p>Friedhöf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56611.29" table:style-name="ce7">
            <text:p>1’656’611.29</text:p>
          </table:table-cell>
          <table:table-cell office:value-type="float" office:value="1729400" table:style-name="ce8">
            <text:p>1’729’4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651689.97" table:style-name="ce7">
            <text:p>1’651’689.97</text:p>
          </table:table-cell>
          <table:table-cell table:style-name="ce7"/>
          <table:table-cell office:value-type="float" office:value="-77710" table:style-name="ce8">
            <text:p>-77’71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23601.35" table:style-name="ce7">
            <text:p>223’601.35</text:p>
          </table:table-cell>
          <table:table-cell office:value-type="float" office:value="239200" table:style-name="ce8">
            <text:p>239’2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83921.8" table:style-name="ce7">
            <text:p>283’921.80</text:p>
          </table:table-cell>
          <table:table-cell office:value-type="float" office:value="44722" table:style-name="ce8">
            <text:p>44’72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33009.94" table:style-name="ce7">
            <text:p>1’433’009.94</text:p>
          </table:table-cell>
          <table:table-cell office:value-type="float" office:value="1490200" table:style-name="ce8">
            <text:p>1’490’2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367768.17" table:style-name="ce7">
            <text:p>1’367’768.17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1861.5" table:style-name="ce4">
            <text:p>1’201’861.50</text:p>
          </table:table-cell>
          <table:table-cell office:value-type="float" office:value="1231400" table:style-name="ce5">
            <text:p>1’231’4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184125.8" table:style-name="ce4">
            <text:p>1’184’125.80</text:p>
          </table:table-cell>
          <table:table-cell table:style-name="ce4"/>
          <table:table-cell office:value-type="float" office:value="-47274" table:style-name="ce5">
            <text:p>-47’2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4811.15" table:style-name="ce4">
            <text:p>84’811.15</text:p>
          </table:table-cell>
          <table:table-cell office:value-type="float" office:value="87400" table:style-name="ce5">
            <text:p>87’4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85616.85" table:style-name="ce4">
            <text:p>85’616.85</text:p>
          </table:table-cell>
          <table:table-cell table:style-name="ce4"/>
          <table:table-cell office:value-type="float" office:value="-1783" table:style-name="ce5">
            <text:p>-1’7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5607" table:style-name="ce4">
            <text:p>105’607.00</text:p>
          </table:table-cell>
          <table:table-cell office:value-type="float" office:value="106600" table:style-name="ce5">
            <text:p>106’6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03805.65" table:style-name="ce4">
            <text:p>103’805.65</text:p>
          </table:table-cell>
          <table:table-cell table:style-name="ce4"/>
          <table:table-cell office:value-type="float" office:value="-2794" table:style-name="ce5">
            <text:p>-2’79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155.05" table:style-name="ce4">
            <text:p>22’155.05</text:p>
          </table:table-cell>
          <table:table-cell office:value-type="float" office:value="19100" table:style-name="ce5">
            <text:p>19’1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5886.65" table:style-name="ce4">
            <text:p>15’886.65</text:p>
          </table:table-cell>
          <table:table-cell table:style-name="ce4"/>
          <table:table-cell office:value-type="float" office:value="-3213" table:style-name="ce5">
            <text:p>-3’21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339.35" table:style-name="ce4">
            <text:p>7’339.35</text:p>
          </table:table-cell>
          <table:table-cell office:value-type="float" office:value="7200" table:style-name="ce5">
            <text:p>7’2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5148.6000000000004" table:style-name="ce4">
            <text:p>5’148.60</text:p>
          </table:table-cell>
          <table:table-cell table:style-name="ce4"/>
          <table:table-cell office:value-type="float" office:value="-2051" table:style-name="ce5">
            <text:p>-2’0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35.1" table:style-name="ce4">
            <text:p>1’935.10</text:p>
          </table:table-cell>
          <table:table-cell office:value-type="float" office:value="2300" table:style-name="ce5">
            <text:p>2’3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314.8" table:style-name="ce4">
            <text:p>1’314.80</text:p>
          </table:table-cell>
          <table:table-cell table:style-name="ce4"/>
          <table:table-cell office:value-type="float" office:value="-985" table:style-name="ce5">
            <text:p>-9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287.9500000000007" table:style-name="ce4">
            <text:p>8’287.95</text:p>
          </table:table-cell>
          <table:table-cell office:value-type="float" office:value="15000" table:style-name="ce5">
            <text:p>15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5481.55" table:style-name="ce4">
            <text:p>15’481.55</text:p>
          </table:table-cell>
          <table:table-cell table:style-name="ce4"/>
          <table:table-cell office:value-type="float" office:value="482" table:style-name="ce5">
            <text:p>4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221.45" table:style-name="ce4">
            <text:p>6’221.45</text:p>
          </table:table-cell>
          <table:table-cell office:value-type="float" office:value="4900" table:style-name="ce5">
            <text:p>4’9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7108.4" table:style-name="ce4">
            <text:p>7’108.40</text:p>
          </table:table-cell>
          <table:table-cell table:style-name="ce4"/>
          <table:table-cell office:value-type="float" office:value="2208" table:style-name="ce5">
            <text:p>2’2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4392.3" table:style-name="ce4">
            <text:p>54’392.30</text:p>
          </table:table-cell>
          <table:table-cell office:value-type="float" office:value="69000" table:style-name="ce5">
            <text:p>69’0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60441.45" table:style-name="ce4">
            <text:p>60’441.45</text:p>
          </table:table-cell>
          <table:table-cell table:style-name="ce4"/>
          <table:table-cell office:value-type="float" office:value="-8559" table:style-name="ce5">
            <text:p>-8’5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5985.7" table:style-name="ce4">
            <text:p>125’985.70</text:p>
          </table:table-cell>
          <table:table-cell office:value-type="float" office:value="150500" table:style-name="ce5">
            <text:p>150’5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124273.95" table:style-name="ce4">
            <text:p>124’273.95</text:p>
          </table:table-cell>
          <table:table-cell table:style-name="ce4"/>
          <table:table-cell office:value-type="float" office:value="-26226" table:style-name="ce5">
            <text:p>-26’2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7.4" table:style-name="ce4">
            <text:p>27.40</text:p>
          </table:table-cell>
          <table:table-cell table:style-name="ce5"/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60.9" table:style-name="ce4">
            <text:p>60.90</text:p>
          </table:table-cell>
          <table:table-cell table:style-name="ce4"/>
          <table:table-cell office:value-type="float" office:value="61" table:style-name="ce5">
            <text:p>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59.6" table:style-name="ce4">
            <text:p>959.60</text:p>
          </table:table-cell>
          <table:table-cell office:value-type="float" office:value="1300" table:style-name="ce5">
            <text:p>1’3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014.4" table:style-name="ce4">
            <text:p>1’014.40</text:p>
          </table:table-cell>
          <table:table-cell table:style-name="ce4"/>
          <table:table-cell office:value-type="float" office:value="-286" table:style-name="ce5">
            <text:p>-28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345.6" table:style-name="ce4">
            <text:p>14’345.60</text:p>
          </table:table-cell>
          <table:table-cell office:value-type="float" office:value="15100" table:style-name="ce5">
            <text:p>15’1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5708.85" table:style-name="ce4">
            <text:p>15’708.85</text:p>
          </table:table-cell>
          <table:table-cell table:style-name="ce4"/>
          <table:table-cell office:value-type="float" office:value="609" table:style-name="ce5">
            <text:p>6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560.9" table:style-name="ce4">
            <text:p>560.90</text:p>
          </table:table-cell>
          <table:table-cell table:style-name="ce4"/>
          <table:table-cell office:value-type="float" office:value="561" table:style-name="ce5">
            <text:p>56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849.25" table:style-name="ce4">
            <text:p>6’849.25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8914.6" table:style-name="ce4">
            <text:p>8’914.60</text:p>
          </table:table-cell>
          <table:table-cell table:style-name="ce4"/>
          <table:table-cell office:value-type="float" office:value="6915" table:style-name="ce5">
            <text:p>6’9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604.25" table:style-name="ce4">
            <text:p>8’604.25</text:p>
          </table:table-cell>
          <table:table-cell office:value-type="float" office:value="8600" table:style-name="ce5">
            <text:p>8’6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8604.25" table:style-name="ce4">
            <text:p>8’604.25</text:p>
          </table:table-cell>
          <table:table-cell table:style-name="ce4"/>
          <table:table-cell office:value-type="float" office:value="4" table:style-name="ce5">
            <text:p>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28.64" table:style-name="ce4">
            <text:p>7’228.64</text:p>
          </table:table-cell>
          <table:table-cell office:value-type="float" office:value="9000" table:style-name="ce5">
            <text:p>9’0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3622.37" table:style-name="ce4">
            <text:p>13’622.37</text:p>
          </table:table-cell>
          <table:table-cell table:style-name="ce4"/>
          <table:table-cell office:value-type="float" office:value="4622" table:style-name="ce5">
            <text:p>4’6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3975.1" table:style-name="ce4">
            <text:p>143’975.10</text:p>
          </table:table-cell>
          <table:table-cell office:value-type="float" office:value="192800" table:style-name="ce5">
            <text:p>192’8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221249.75" table:style-name="ce4">
            <text:p>221’249.75</text:p>
          </table:table-cell>
          <table:table-cell office:value-type="float" office:value="28450" table:style-name="ce5">
            <text:p>28’4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0" table:style-name="ce4">
            <text:p>150.00</text:p>
          </table:table-cell>
          <table:table-cell office:value-type="float" office:value="800" table:style-name="ce5">
            <text:p>8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900" table:style-name="ce4">
            <text:p>900.00</text:p>
          </table:table-cell>
          <table:table-cell office:value-type="float" office:value="100" table:style-name="ce5">
            <text:p>1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476.25" table:style-name="ce4">
            <text:p>79’476.25</text:p>
          </table:table-cell>
          <table:table-cell office:value-type="float" office:value="45600" table:style-name="ce5">
            <text:p>45’6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61772.05" table:style-name="ce4">
            <text:p>61’772.05</text:p>
          </table:table-cell>
          <table:table-cell office:value-type="float" office:value="16172" table:style-name="ce5">
            <text:p>16’1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36</text:p>
          </table:table-cell>
          <table:table-cell office:value-type="string" table:style-name="ce6">
            <text:p>Sportanlag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16546.05000000005" table:style-name="ce7">
            <text:p>616’546.05</text:p>
          </table:table-cell>
          <table:table-cell office:value-type="float" office:value="696500" table:style-name="ce8">
            <text:p>696’5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614395.35" table:style-name="ce7">
            <text:p>614’395.35</text:p>
          </table:table-cell>
          <table:table-cell table:style-name="ce7"/>
          <table:table-cell office:value-type="float" office:value="-82105" table:style-name="ce8">
            <text:p>-82’10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16546.05000000005" table:style-name="ce7">
            <text:p>616’546.05</text:p>
          </table:table-cell>
          <table:table-cell office:value-type="float" office:value="696500" table:style-name="ce8">
            <text:p>696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614395.35" table:style-name="ce7">
            <text:p>614’395.35</text:p>
          </table:table-cell>
          <table:table-cell office:value-type="float" office:value="-82105" table:style-name="ce8">
            <text:p>-82’1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454.7" table:style-name="ce4">
            <text:p>15’454.70</text:p>
          </table:table-cell>
          <table:table-cell office:value-type="float" office:value="15000" table:style-name="ce5">
            <text:p>15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14834.9" table:style-name="ce4">
            <text:p>14’834.90</text:p>
          </table:table-cell>
          <table:table-cell table:style-name="ce4"/>
          <table:table-cell office:value-type="float" office:value="-165" table:style-name="ce5">
            <text:p>-1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905.5" table:style-name="ce4">
            <text:p>32’905.50</text:p>
          </table:table-cell>
          <table:table-cell office:value-type="float" office:value="34900" table:style-name="ce5">
            <text:p>34’9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44570.2" table:style-name="ce4">
            <text:p>44’570.20</text:p>
          </table:table-cell>
          <table:table-cell table:style-name="ce4"/>
          <table:table-cell office:value-type="float" office:value="9670" table:style-name="ce5">
            <text:p>9’6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9543.9" table:style-name="ce4">
            <text:p>99’543.90</text:p>
          </table:table-cell>
          <table:table-cell office:value-type="float" office:value="111600" table:style-name="ce5">
            <text:p>111’6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83165.05" table:style-name="ce4">
            <text:p>83’165.05</text:p>
          </table:table-cell>
          <table:table-cell table:style-name="ce4"/>
          <table:table-cell office:value-type="float" office:value="-28435" table:style-name="ce5">
            <text:p>-28’4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076.2" table:style-name="ce4">
            <text:p>45’076.20</text:p>
          </table:table-cell>
          <table:table-cell office:value-type="float" office:value="81800" table:style-name="ce5">
            <text:p>81’8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76118.350000000006" table:style-name="ce4">
            <text:p>76’118.35</text:p>
          </table:table-cell>
          <table:table-cell table:style-name="ce4"/>
          <table:table-cell office:value-type="float" office:value="-5682" table:style-name="ce5">
            <text:p>-5’68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848.9" table:style-name="ce4">
            <text:p>848.90</text:p>
          </table:table-cell>
          <table:table-cell table:style-name="ce4"/>
          <table:table-cell office:value-type="float" office:value="849" table:style-name="ce5">
            <text:p>8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0502.9" table:style-name="ce4">
            <text:p>410’502.90</text:p>
          </table:table-cell>
          <table:table-cell office:value-type="float" office:value="440100" table:style-name="ce5">
            <text:p>440’1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382741" table:style-name="ce4">
            <text:p>382’741.00</text:p>
          </table:table-cell>
          <table:table-cell table:style-name="ce4"/>
          <table:table-cell office:value-type="float" office:value="-57359" table:style-name="ce5">
            <text:p>-57’3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062.85" table:style-name="ce4">
            <text:p>13’062.85</text:p>
          </table:table-cell>
          <table:table-cell office:value-type="float" office:value="13100" table:style-name="ce5">
            <text:p>13’1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12116.95" table:style-name="ce4">
            <text:p>12’116.95</text:p>
          </table:table-cell>
          <table:table-cell table:style-name="ce4"/>
          <table:table-cell office:value-type="float" office:value="-983" table:style-name="ce5">
            <text:p>-9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000" table:style-name="ce4">
            <text:p>20’000.00</text:p>
          </table:table-cell>
          <table:table-cell office:value-type="float" office:value="20000" table:style-name="ce5">
            <text:p>20’000</text:p>
          </table:table-cell>
          <table:table-cell table:style-name="ce3"/>
          <table:table-cell office:value-type="string" table:style-name="ce3">
            <text:p>461</text:p>
          </table:table-cell>
          <table:table-cell office:value-type="string" table:style-name="ce3">
            <text:p>Beiträge des Kantons</text:p>
          </table:table-cell>
          <table:table-cell table:style-name="ce4"/>
          <table:table-cell office:value-type="float" office:value="20000" table:style-name="ce4">
            <text:p>20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96546.05000000005" table:style-name="ce4">
            <text:p>596’546.05</text:p>
          </table:table-cell>
          <table:table-cell office:value-type="float" office:value="676500" table:style-name="ce5">
            <text:p>676’5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594395.35" table:style-name="ce4">
            <text:p>594’395.35</text:p>
          </table:table-cell>
          <table:table-cell office:value-type="float" office:value="-82105" table:style-name="ce5">
            <text:p>-82’1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38</text:p>
          </table:table-cell>
          <table:table-cell office:value-type="string" table:style-name="ce6">
            <text:p>Anzuchtgärtnerei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44936.86" table:style-name="ce7">
            <text:p>344’936.86</text:p>
          </table:table-cell>
          <table:table-cell office:value-type="float" office:value="326800" table:style-name="ce8">
            <text:p>326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13769.76" table:style-name="ce7">
            <text:p>313’769.76</text:p>
          </table:table-cell>
          <table:table-cell table:style-name="ce7"/>
          <table:table-cell office:value-type="float" office:value="-13030" table:style-name="ce8">
            <text:p>-13’03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4158.1" table:style-name="ce7">
            <text:p>64’158.10</text:p>
          </table:table-cell>
          <table:table-cell office:value-type="float" office:value="30500" table:style-name="ce8">
            <text:p>30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42620.95" table:style-name="ce7">
            <text:p>42’620.95</text:p>
          </table:table-cell>
          <table:table-cell office:value-type="float" office:value="12121" table:style-name="ce8">
            <text:p>12’1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80778.76" table:style-name="ce7">
            <text:p>280’778.76</text:p>
          </table:table-cell>
          <table:table-cell office:value-type="float" office:value="296300" table:style-name="ce8">
            <text:p>296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71148.81" table:style-name="ce7">
            <text:p>271’148.81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6765.95" table:style-name="ce4">
            <text:p>186’765.95</text:p>
          </table:table-cell>
          <table:table-cell office:value-type="float" office:value="170500" table:style-name="ce5">
            <text:p>170’5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65629.20000000001" table:style-name="ce4">
            <text:p>165’629.20</text:p>
          </table:table-cell>
          <table:table-cell table:style-name="ce4"/>
          <table:table-cell office:value-type="float" office:value="-4871" table:style-name="ce5">
            <text:p>-4’87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276.45" table:style-name="ce4">
            <text:p>12’276.45</text:p>
          </table:table-cell>
          <table:table-cell office:value-type="float" office:value="12300" table:style-name="ce5">
            <text:p>12’3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1960.45" table:style-name="ce4">
            <text:p>11’960.45</text:p>
          </table:table-cell>
          <table:table-cell table:style-name="ce4"/>
          <table:table-cell office:value-type="float" office:value="-340" table:style-name="ce5">
            <text:p>-3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841.75" table:style-name="ce4">
            <text:p>14’841.75</text:p>
          </table:table-cell>
          <table:table-cell office:value-type="float" office:value="14100" table:style-name="ce5">
            <text:p>14’1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4199.6" table:style-name="ce4">
            <text:p>14’199.60</text:p>
          </table:table-cell>
          <table:table-cell table:style-name="ce4"/>
          <table:table-cell office:value-type="float" office:value="100" table:style-name="ce5">
            <text:p>1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77.15" table:style-name="ce4">
            <text:p>3’177.15</text:p>
          </table:table-cell>
          <table:table-cell office:value-type="float" office:value="2600" table:style-name="ce5">
            <text:p>2’6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222.15" table:style-name="ce4">
            <text:p>2’222.15</text:p>
          </table:table-cell>
          <table:table-cell table:style-name="ce4"/>
          <table:table-cell office:value-type="float" office:value="-378" table:style-name="ce5">
            <text:p>-3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82" table:style-name="ce4">
            <text:p>982.00</text:p>
          </table:table-cell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672.2" table:style-name="ce4">
            <text:p>672.20</text:p>
          </table:table-cell>
          <table:table-cell table:style-name="ce4"/>
          <table:table-cell office:value-type="float" office:value="-328" table:style-name="ce5">
            <text:p>-32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44" table:style-name="ce4">
            <text:p>644.00</text:p>
          </table:table-cell>
          <table:table-cell office:value-type="float" office:value="1100" table:style-name="ce5">
            <text:p>1’1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435" table:style-name="ce4">
            <text:p>435.00</text:p>
          </table:table-cell>
          <table:table-cell table:style-name="ce4"/>
          <table:table-cell office:value-type="float" office:value="-665" table:style-name="ce5">
            <text:p>-6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3803.45" table:style-name="ce4">
            <text:p>113’803.45</text:p>
          </table:table-cell>
          <table:table-cell office:value-type="float" office:value="114800" table:style-name="ce5">
            <text:p>114’8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04265.7" table:style-name="ce4">
            <text:p>104’265.70</text:p>
          </table:table-cell>
          <table:table-cell table:style-name="ce4"/>
          <table:table-cell office:value-type="float" office:value="-10534" table:style-name="ce5">
            <text:p>-10’53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.299999999999997" table:style-name="ce4">
            <text:p>40.30</text:p>
          </table:table-cell>
          <table:table-cell office:value-type="float" office:value="200" table:style-name="ce5">
            <text:p>2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50.6" table:style-name="ce4">
            <text:p>50.60</text:p>
          </table:table-cell>
          <table:table-cell table:style-name="ce4"/>
          <table:table-cell office:value-type="float" office:value="-149" table:style-name="ce5">
            <text:p>-1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35.6" table:style-name="ce4">
            <text:p>2’235.60</text:p>
          </table:table-cell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table:number-columns-repeated="2" table:style-name="ce4"/>
          <table:table-cell office:value-type="float" office:value="-300" table:style-name="ce5">
            <text:p>-3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170.209999999999" table:style-name="ce4">
            <text:p>10’170.21</text:p>
          </table:table-cell>
          <table:table-cell office:value-type="float" office:value="9900" table:style-name="ce5">
            <text:p>9’9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4334.86" table:style-name="ce4">
            <text:p>14’334.86</text:p>
          </table:table-cell>
          <table:table-cell table:style-name="ce4"/>
          <table:table-cell office:value-type="float" office:value="4435" table:style-name="ce5">
            <text:p>4’4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520.799999999999" table:style-name="ce4">
            <text:p>22’520.80</text:p>
          </table:table-cell>
          <table:table-cell office:value-type="float" office:value="9700" table:style-name="ce5">
            <text:p>9’7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9575.349999999999" table:style-name="ce4">
            <text:p>19’575.35</text:p>
          </table:table-cell>
          <table:table-cell office:value-type="float" office:value="9875" table:style-name="ce5">
            <text:p>9’8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72.4" table:style-name="ce4">
            <text:p>472.40</text:p>
          </table:table-cell>
          <table:table-cell office:value-type="float" office:value="1100" table:style-name="ce5">
            <text:p>1’1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627.35" table:style-name="ce4">
            <text:p>627.35</text:p>
          </table:table-cell>
          <table:table-cell office:value-type="float" office:value="-473" table:style-name="ce5">
            <text:p>-4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609.45" table:style-name="ce4">
            <text:p>26’609.45</text:p>
          </table:table-cell>
          <table:table-cell office:value-type="float" office:value="4800" table:style-name="ce5">
            <text:p>4’8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9517" table:style-name="ce4">
            <text:p>9’517.00</text:p>
          </table:table-cell>
          <table:table-cell office:value-type="float" office:value="4717" table:style-name="ce5">
            <text:p>4’7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555.45" table:style-name="ce4">
            <text:p>14’555.45</text:p>
          </table:table-cell>
          <table:table-cell office:value-type="float" office:value="14900" table:style-name="ce5">
            <text:p>14’9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2901.25" table:style-name="ce4">
            <text:p>12’901.25</text:p>
          </table:table-cell>
          <table:table-cell office:value-type="float" office:value="-1999" table:style-name="ce5">
            <text:p>-1’9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4</text:p>
          </table:table-cell>
          <table:table-cell office:value-type="string" table:style-name="ce6">
            <text:p>Liegenschaften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034747.67" table:style-name="ce7">
            <text:p>14’034’747.67</text:p>
          </table:table-cell>
          <table:table-cell office:value-type="float" office:value="14543800" table:style-name="ce8">
            <text:p>14’543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8018886.109999999" table:style-name="ce7">
            <text:p>18’018’886.11</text:p>
          </table:table-cell>
          <table:table-cell table:style-name="ce7"/>
          <table:table-cell office:value-type="float" office:value="2938786" table:style-name="ce8">
            <text:p>2’938’78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75000" table:style-name="ce8">
            <text:p>75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61300" table:style-name="ce8">
            <text:p>461’3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401190.859999999" table:style-name="ce7">
            <text:p>20’401’190.86</text:p>
          </table:table-cell>
          <table:table-cell office:value-type="float" office:value="17861720" table:style-name="ce8">
            <text:p>17’861’72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0640753.640000001" table:style-name="ce7">
            <text:p>20’640’753.64</text:p>
          </table:table-cell>
          <table:table-cell office:value-type="float" office:value="2779034" table:style-name="ce8">
            <text:p>2’779’03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366443.1900000004" table:style-name="ce7">
            <text:p>6’366’443.19</text:p>
          </table:table-cell>
          <table:table-cell office:value-type="float" office:value="2781620" table:style-name="ce8">
            <text:p>2’781’62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2621867.5299999998" table:style-name="ce7">
            <text:p>2’621’867.53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4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56510.97" table:style-name="ce7">
            <text:p>1’056’510.97</text:p>
          </table:table-cell>
          <table:table-cell office:value-type="float" office:value="1104000" table:style-name="ce8">
            <text:p>1’104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104163.9099999999" table:style-name="ce7">
            <text:p>1’104’163.91</text:p>
          </table:table-cell>
          <table:table-cell table:style-name="ce7"/>
          <table:table-cell office:value-type="float" office:value="164" table:style-name="ce8">
            <text:p>16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46543.25" table:style-name="ce7">
            <text:p>546’543.25</text:p>
          </table:table-cell>
          <table:table-cell office:value-type="float" office:value="511700" table:style-name="ce8">
            <text:p>511’7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560274.32999999996" table:style-name="ce7">
            <text:p>560’274.33</text:p>
          </table:table-cell>
          <table:table-cell office:value-type="float" office:value="48574" table:style-name="ce8">
            <text:p>48’57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09967.72" table:style-name="ce7">
            <text:p>509’967.72</text:p>
          </table:table-cell>
          <table:table-cell office:value-type="float" office:value="592300" table:style-name="ce8">
            <text:p>592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543889.57999999996" table:style-name="ce7">
            <text:p>543’889.58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4376.75" table:style-name="ce4">
            <text:p>794’376.75</text:p>
          </table:table-cell>
          <table:table-cell office:value-type="float" office:value="801800" table:style-name="ce5">
            <text:p>801’8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820023.4" table:style-name="ce4">
            <text:p>820’023.40</text:p>
          </table:table-cell>
          <table:table-cell table:style-name="ce4"/>
          <table:table-cell office:value-type="float" office:value="18223" table:style-name="ce5">
            <text:p>18’2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4199.4" table:style-name="ce4">
            <text:p>64’199.40</text:p>
          </table:table-cell>
          <table:table-cell office:value-type="float" office:value="59600" table:style-name="ce5">
            <text:p>59’6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67237.600000000006" table:style-name="ce4">
            <text:p>67’237.60</text:p>
          </table:table-cell>
          <table:table-cell table:style-name="ce4"/>
          <table:table-cell office:value-type="float" office:value="7638" table:style-name="ce5">
            <text:p>7’63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9668.55" table:style-name="ce4">
            <text:p>69’668.55</text:p>
          </table:table-cell>
          <table:table-cell office:value-type="float" office:value="72900" table:style-name="ce5">
            <text:p>72’9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72236.149999999994" table:style-name="ce4">
            <text:p>72’236.15</text:p>
          </table:table-cell>
          <table:table-cell table:style-name="ce4"/>
          <table:table-cell office:value-type="float" office:value="-664" table:style-name="ce5">
            <text:p>-6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761.6" table:style-name="ce4">
            <text:p>6’761.60</text:p>
          </table:table-cell>
          <table:table-cell office:value-type="float" office:value="13100" table:style-name="ce5">
            <text:p>13’1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1849.95" table:style-name="ce4">
            <text:p>11’849.95</text:p>
          </table:table-cell>
          <table:table-cell table:style-name="ce4"/>
          <table:table-cell office:value-type="float" office:value="-1250" table:style-name="ce5">
            <text:p>-1’2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812.150000000001" table:style-name="ce4">
            <text:p>16’812.15</text:p>
          </table:table-cell>
          <table:table-cell office:value-type="float" office:value="36000" table:style-name="ce5">
            <text:p>36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6289.85" table:style-name="ce4">
            <text:p>16’289.85</text:p>
          </table:table-cell>
          <table:table-cell table:style-name="ce4"/>
          <table:table-cell office:value-type="float" office:value="-19710" table:style-name="ce5">
            <text:p>-19’7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859.07" table:style-name="ce4">
            <text:p>7’859.07</text:p>
          </table:table-cell>
          <table:table-cell office:value-type="float" office:value="6100" table:style-name="ce5">
            <text:p>6’1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5831" table:style-name="ce4">
            <text:p>5’831.00</text:p>
          </table:table-cell>
          <table:table-cell table:style-name="ce4"/>
          <table:table-cell office:value-type="float" office:value="-269" table:style-name="ce5">
            <text:p>-2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25.75" table:style-name="ce4">
            <text:p>825.75</text:p>
          </table:table-cell>
          <table:table-cell office:value-type="float" office:value="5900" table:style-name="ce5">
            <text:p>5’9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office:value-type="float" office:value="-5900" table:style-name="ce5">
            <text:p>-5’9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96.35" table:style-name="ce4">
            <text:p>396.35</text:p>
          </table:table-cell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office:value-type="float" office:value="-1000" table:style-name="ce5">
            <text:p>-1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699.65" table:style-name="ce4">
            <text:p>3’699.65</text:p>
          </table:table-cell>
          <table:table-cell office:value-type="float" office:value="2600" table:style-name="ce5">
            <text:p>2’6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3790.75" table:style-name="ce4">
            <text:p>3’790.75</text:p>
          </table:table-cell>
          <table:table-cell table:style-name="ce4"/>
          <table:table-cell office:value-type="float" office:value="1191" table:style-name="ce5">
            <text:p>1’19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443.98" table:style-name="ce4">
            <text:p>18’443.98</text:p>
          </table:table-cell>
          <table:table-cell office:value-type="float" office:value="20800" table:style-name="ce5">
            <text:p>20’8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4116.96" table:style-name="ce4">
            <text:p>14’116.96</text:p>
          </table:table-cell>
          <table:table-cell table:style-name="ce4"/>
          <table:table-cell office:value-type="float" office:value="-6683" table:style-name="ce5">
            <text:p>-6’6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24.4" table:style-name="ce4">
            <text:p>2’324.40</text:p>
          </table:table-cell>
          <table:table-cell office:value-type="float" office:value="2500" table:style-name="ce5">
            <text:p>2’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3130.7" table:style-name="ce4">
            <text:p>3’130.70</text:p>
          </table:table-cell>
          <table:table-cell table:style-name="ce4"/>
          <table:table-cell office:value-type="float" office:value="631" table:style-name="ce5">
            <text:p>6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1143.320000000007" table:style-name="ce4">
            <text:p>71’143.32</text:p>
          </table:table-cell>
          <table:table-cell office:value-type="float" office:value="81700" table:style-name="ce5">
            <text:p>81’7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89657.55" table:style-name="ce4">
            <text:p>89’657.55</text:p>
          </table:table-cell>
          <table:table-cell table:style-name="ce4"/>
          <table:table-cell office:value-type="float" office:value="7958" table:style-name="ce5">
            <text:p>7’9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2632.649999999994" table:style-name="ce4">
            <text:p>82’632.65</text:p>
          </table:table-cell>
          <table:table-cell office:value-type="float" office:value="75700" table:style-name="ce5">
            <text:p>75’7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77843.86" table:style-name="ce4">
            <text:p>77’843.86</text:p>
          </table:table-cell>
          <table:table-cell office:value-type="float" office:value="2144" table:style-name="ce5">
            <text:p>2’1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844.35" table:style-name="ce4">
            <text:p>12’844.35</text:p>
          </table:table-cell>
          <table:table-cell office:value-type="float" office:value="10100" table:style-name="ce5">
            <text:p>10’1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4863.72" table:style-name="ce4">
            <text:p>14’863.72</text:p>
          </table:table-cell>
          <table:table-cell office:value-type="float" office:value="4764" table:style-name="ce5">
            <text:p>4’76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977.45" table:style-name="ce4">
            <text:p>41’977.45</text:p>
          </table:table-cell>
          <table:table-cell office:value-type="float" office:value="32400" table:style-name="ce5">
            <text:p>32’400</text:p>
          </table:table-cell>
          <table:table-cell table:style-name="ce3"/>
          <table:table-cell office:value-type="string" table:style-name="ce3">
            <text:p>439</text:p>
          </table:table-cell>
          <table:table-cell office:value-type="string" table:style-name="ce3">
            <text:p>Übrige Entgelte</text:p>
          </table:table-cell>
          <table:table-cell table:style-name="ce4"/>
          <table:table-cell office:value-type="float" office:value="57056.05" table:style-name="ce4">
            <text:p>57’056.05</text:p>
          </table:table-cell>
          <table:table-cell office:value-type="float" office:value="24656" table:style-name="ce5">
            <text:p>24’6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9088.8" table:style-name="ce4">
            <text:p>409’088.80</text:p>
          </table:table-cell>
          <table:table-cell office:value-type="float" office:value="392000" table:style-name="ce5">
            <text:p>392’0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410510.7" table:style-name="ce4">
            <text:p>410’510.70</text:p>
          </table:table-cell>
          <table:table-cell office:value-type="float" office:value="18511" table:style-name="ce5">
            <text:p>18’51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number-columns-repeated="2" table:style-name="ce4"/>
          <table:table-cell office:value-type="float" office:value="-1500" table:style-name="ce5">
            <text:p>-1’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41</text:p>
          </table:table-cell>
          <table:table-cell office:value-type="string" table:style-name="ce6">
            <text:p>Wohn- und Geschäftsliegenschaft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255097" table:style-name="ce7">
            <text:p>9’255’097.00</text:p>
          </table:table-cell>
          <table:table-cell office:value-type="float" office:value="9984300" table:style-name="ce8">
            <text:p>9’984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3552595.24" table:style-name="ce7">
            <text:p>13’552’595.24</text:p>
          </table:table-cell>
          <table:table-cell table:style-name="ce7"/>
          <table:table-cell office:value-type="float" office:value="3106995" table:style-name="ce8">
            <text:p>3’106’99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461300" table:style-name="ce8">
            <text:p>461’300</text:p>
          </table:table-cell>
          <table:table-cell office:value-type="string" table:style-name="ce6">
            <text:p>P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164564.359999999" table:style-name="ce7">
            <text:p>16’164’564.36</text:p>
          </table:table-cell>
          <table:table-cell office:value-type="float" office:value="13485400" table:style-name="ce8">
            <text:p>13’485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4113031.560000001" table:style-name="ce7">
            <text:p>14’113’031.56</text:p>
          </table:table-cell>
          <table:table-cell office:value-type="float" office:value="627632" table:style-name="ce8">
            <text:p>627’63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909467.3600000003" table:style-name="ce7">
            <text:p>6’909’467.36</text:p>
          </table:table-cell>
          <table:table-cell office:value-type="float" office:value="3039800" table:style-name="ce8">
            <text:p>3’039’8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560436.31999999995" table:style-name="ce7">
            <text:p>560’436.32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000" table:style-name="ce5">
            <text:p>3’0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662.6" table:style-name="ce4">
            <text:p>662.60</text:p>
          </table:table-cell>
          <table:table-cell table:style-name="ce4"/>
          <table:table-cell office:value-type="float" office:value="-2337" table:style-name="ce5">
            <text:p>-2’3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5831.91" table:style-name="ce4">
            <text:p>195’831.91</text:p>
          </table:table-cell>
          <table:table-cell office:value-type="float" office:value="230500" table:style-name="ce5">
            <text:p>230’5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221884.78" table:style-name="ce4">
            <text:p>221’884.78</text:p>
          </table:table-cell>
          <table:table-cell table:style-name="ce4"/>
          <table:table-cell office:value-type="float" office:value="-8615" table:style-name="ce5">
            <text:p>-8’6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7.45" table:style-name="ce4">
            <text:p>217.45</text:p>
          </table:table-cell>
          <table:table-cell table:style-name="ce5"/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05.25" table:style-name="ce4">
            <text:p>105.25</text:p>
          </table:table-cell>
          <table:table-cell table:style-name="ce4"/>
          <table:table-cell office:value-type="float" office:value="105" table:style-name="ce5">
            <text:p>1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18820.7799999998" table:style-name="ce4">
            <text:p>2’318’820.78</text:p>
          </table:table-cell>
          <table:table-cell office:value-type="float" office:value="2879800" table:style-name="ce5">
            <text:p>2’879’8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3335308.29" table:style-name="ce4">
            <text:p>3’335’308.29</text:p>
          </table:table-cell>
          <table:table-cell table:style-name="ce4"/>
          <table:table-cell office:value-type="float" office:value="-5792" table:style-name="ce5">
            <text:p>-5’7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61300" table:style-name="ce5">
            <text:p>461’300</text:p>
          </table:table-cell>
          <table:table-cell office:value-type="string" table:style-name="ce3">
            <text:p>P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1167.54" table:style-name="ce4">
            <text:p>191’167.54</text:p>
          </table:table-cell>
          <table:table-cell office:value-type="float" office:value="233700" table:style-name="ce5">
            <text:p>233’7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21660.9" table:style-name="ce4">
            <text:p>221’660.90</text:p>
          </table:table-cell>
          <table:table-cell table:style-name="ce4"/>
          <table:table-cell office:value-type="float" office:value="-12039" table:style-name="ce5">
            <text:p>-12’03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0257.52" table:style-name="ce4">
            <text:p>110’257.52</text:p>
          </table:table-cell>
          <table:table-cell office:value-type="float" office:value="175600" table:style-name="ce5">
            <text:p>175’6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26199.67" table:style-name="ce4">
            <text:p>126’199.67</text:p>
          </table:table-cell>
          <table:table-cell table:style-name="ce4"/>
          <table:table-cell office:value-type="float" office:value="-49400" table:style-name="ce5">
            <text:p>-49’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836.849999999999" table:style-name="ce4">
            <text:p>17’836.85</text:p>
          </table:table-cell>
          <table:table-cell office:value-type="float" office:value="73400" table:style-name="ce5">
            <text:p>73’4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3088115.4" table:style-name="ce4">
            <text:p>3’088’115.40</text:p>
          </table:table-cell>
          <table:table-cell table:style-name="ce4"/>
          <table:table-cell office:value-type="float" office:value="3014715" table:style-name="ce5">
            <text:p>3’014’7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00000" table:style-name="ce4">
            <text:p>1’000’000.00</text:p>
          </table:table-cell>
          <table:table-cell office:value-type="float" office:value="1500000" table:style-name="ce5">
            <text:p>1’500’000</text:p>
          </table:table-cell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office:value-type="float" office:value="1500000" table:style-name="ce4">
            <text:p>1’500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0427.5" table:style-name="ce4">
            <text:p>570’427.50</text:p>
          </table:table-cell>
          <table:table-cell office:value-type="float" office:value="574200" table:style-name="ce5">
            <text:p>574’2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616424.05000000005" table:style-name="ce4">
            <text:p>616’424.05</text:p>
          </table:table-cell>
          <table:table-cell table:style-name="ce4"/>
          <table:table-cell office:value-type="float" office:value="42224" table:style-name="ce5">
            <text:p>42’2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5552" table:style-name="ce4">
            <text:p>235’552.00</text:p>
          </table:table-cell>
          <table:table-cell office:value-type="float" office:value="227300" table:style-name="ce5">
            <text:p>227’3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241356.15" table:style-name="ce4">
            <text:p>241’356.15</text:p>
          </table:table-cell>
          <table:table-cell table:style-name="ce4"/>
          <table:table-cell office:value-type="float" office:value="14056" table:style-name="ce5">
            <text:p>14’05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614985.45" table:style-name="ce4">
            <text:p>4’614’985.45</text:p>
          </table:table-cell>
          <table:table-cell office:value-type="float" office:value="4086800" table:style-name="ce5">
            <text:p>4’086’8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4200878.1500000004" table:style-name="ce4">
            <text:p>4’200’878.15</text:p>
          </table:table-cell>
          <table:table-cell table:style-name="ce4"/>
          <table:table-cell office:value-type="float" office:value="114078" table:style-name="ce5">
            <text:p>114’0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896276.800000001" table:style-name="ce4">
            <text:p>12’896’276.80</text:p>
          </table:table-cell>
          <table:table-cell office:value-type="float" office:value="13068300" table:style-name="ce5">
            <text:p>13’068’300</text:p>
          </table:table-cell>
          <table:table-cell table:style-name="ce3"/>
          <table:table-cell office:value-type="string" table:style-name="ce3">
            <text:p>423</text:p>
          </table:table-cell>
          <table:table-cell office:value-type="string" table:style-name="ce3">
            <text:p>Liegenschaftserträge des Finanzvermögens</text:p>
          </table:table-cell>
          <table:table-cell table:style-name="ce4"/>
          <table:table-cell office:value-type="float" office:value="12890575.75" table:style-name="ce4">
            <text:p>12’890’575.75</text:p>
          </table:table-cell>
          <table:table-cell office:value-type="float" office:value="-177724" table:style-name="ce5">
            <text:p>-177’72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11835.8" table:style-name="ce4">
            <text:p>2’811’835.80</text:p>
          </table:table-cell>
          <table:table-cell office:value-type="float" office:value="77700" table:style-name="ce5">
            <text:p>77’700</text:p>
          </table:table-cell>
          <table:table-cell table:style-name="ce3"/>
          <table:table-cell office:value-type="string" table:style-name="ce3">
            <text:p>424</text:p>
          </table:table-cell>
          <table:table-cell office:value-type="string" table:style-name="ce3">
            <text:p>Buchgewinne auf Anlagen des Finanzvermögens</text:p>
          </table:table-cell>
          <table:table-cell table:style-name="ce4"/>
          <table:table-cell office:value-type="float" office:value="570525" table:style-name="ce4">
            <text:p>570’525.00</text:p>
          </table:table-cell>
          <table:table-cell office:value-type="float" office:value="492825" table:style-name="ce5">
            <text:p>492’8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number-columns-repeated="2" table:style-name="ce4"/>
          <table:table-cell office:value-type="float" office:value="-400" table:style-name="ce5">
            <text:p>-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6446.41" table:style-name="ce4">
            <text:p>136’446.41</text:p>
          </table:table-cell>
          <table:table-cell office:value-type="float" office:value="100800" table:style-name="ce5">
            <text:p>100’8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-128522.24000000001" table:style-name="ce4">
            <text:p>-128’522.24</text:p>
          </table:table-cell>
          <table:table-cell office:value-type="float" office:value="229322" table:style-name="ce5">
            <text:p>229’3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7354" table:style-name="ce4">
            <text:p>317’354.00</text:p>
          </table:table-cell>
          <table:table-cell office:value-type="float" office:value="238200" table:style-name="ce5">
            <text:p>238’200</text:p>
          </table:table-cell>
          <table:table-cell table:style-name="ce3"/>
          <table:table-cell office:value-type="string" table:style-name="ce3">
            <text:p>439</text:p>
          </table:table-cell>
          <table:table-cell office:value-type="string" table:style-name="ce3">
            <text:p>Übrige Entgelte</text:p>
          </table:table-cell>
          <table:table-cell table:style-name="ce4"/>
          <table:table-cell office:value-type="float" office:value="756698.95" table:style-name="ce4">
            <text:p>756’698.95</text:p>
          </table:table-cell>
          <table:table-cell office:value-type="float" office:value="518499" table:style-name="ce5">
            <text:p>518’4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651.35" table:style-name="ce4">
            <text:p>2’651.35</text:p>
          </table:table-cell>
          <table:table-cell table:style-name="ce5"/>
          <table:table-cell table:style-name="ce3"/>
          <table:table-cell office:value-type="string" table:style-name="ce3">
            <text:p>492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23754.1" table:style-name="ce4">
            <text:p>23’754.10</text:p>
          </table:table-cell>
          <table:table-cell office:value-type="float" office:value="23754" table:style-name="ce5">
            <text:p>23’75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42</text:p>
          </table:table-cell>
          <table:table-cell office:value-type="string" table:style-name="ce6">
            <text:p>Landwirtschaftliche Liegenschaft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71389.30000000005" table:style-name="ce7">
            <text:p>571’389.30</text:p>
          </table:table-cell>
          <table:table-cell office:value-type="float" office:value="489600" table:style-name="ce8">
            <text:p>489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444014.76" table:style-name="ce7">
            <text:p>444’014.76</text:p>
          </table:table-cell>
          <table:table-cell table:style-name="ce7"/>
          <table:table-cell office:value-type="float" office:value="-45585" table:style-name="ce8">
            <text:p>-45’58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11473.55" table:style-name="ce7">
            <text:p>211’473.55</text:p>
          </table:table-cell>
          <table:table-cell office:value-type="float" office:value="209400" table:style-name="ce8">
            <text:p>209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49469.95" table:style-name="ce7">
            <text:p>249’469.95</text:p>
          </table:table-cell>
          <table:table-cell office:value-type="float" office:value="40070" table:style-name="ce8">
            <text:p>40’07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59915.75" table:style-name="ce7">
            <text:p>359’915.75</text:p>
          </table:table-cell>
          <table:table-cell office:value-type="float" office:value="280200" table:style-name="ce8">
            <text:p>280’2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94544.81" table:style-name="ce7">
            <text:p>194’544.81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15.5" table:style-name="ce4">
            <text:p>515.5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2494.8000000000002" table:style-name="ce4">
            <text:p>2’494.80</text:p>
          </table:table-cell>
          <table:table-cell table:style-name="ce4"/>
          <table:table-cell office:value-type="float" office:value="1995" table:style-name="ce5">
            <text:p>1’99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4943.15000000002" table:style-name="ce4">
            <text:p>324’943.15</text:p>
          </table:table-cell>
          <table:table-cell office:value-type="float" office:value="267400" table:style-name="ce5">
            <text:p>267’4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183099.26" table:style-name="ce4">
            <text:p>183’099.26</text:p>
          </table:table-cell>
          <table:table-cell table:style-name="ce4"/>
          <table:table-cell office:value-type="float" office:value="-84301" table:style-name="ce5">
            <text:p>-84’3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427.15" table:style-name="ce4">
            <text:p>12’427.15</text:p>
          </table:table-cell>
          <table:table-cell office:value-type="float" office:value="12400" table:style-name="ce5">
            <text:p>12’4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0632.9" table:style-name="ce4">
            <text:p>10’632.90</text:p>
          </table:table-cell>
          <table:table-cell table:style-name="ce4"/>
          <table:table-cell office:value-type="float" office:value="-1767" table:style-name="ce5">
            <text:p>-1’7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12.7" table:style-name="ce4">
            <text:p>1’612.70</text:p>
          </table:table-cell>
          <table:table-cell office:value-type="float" office:value="400" table:style-name="ce5">
            <text:p>4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033.1500000000001" table:style-name="ce4">
            <text:p>1’033.15</text:p>
          </table:table-cell>
          <table:table-cell table:style-name="ce4"/>
          <table:table-cell office:value-type="float" office:value="633" table:style-name="ce5">
            <text:p>6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7843.75" table:style-name="ce4">
            <text:p>7’843.75</text:p>
          </table:table-cell>
          <table:table-cell table:style-name="ce4"/>
          <table:table-cell office:value-type="float" office:value="7844" table:style-name="ce5">
            <text:p>7’84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26.6" table:style-name="ce4">
            <text:p>7’926.60</text:p>
          </table:table-cell>
          <table:table-cell office:value-type="float" office:value="6500" table:style-name="ce5">
            <text:p>6’5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36897.699999999997" table:style-name="ce4">
            <text:p>36’897.70</text:p>
          </table:table-cell>
          <table:table-cell table:style-name="ce4"/>
          <table:table-cell office:value-type="float" office:value="30398" table:style-name="ce5">
            <text:p>30’3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064.2" table:style-name="ce4">
            <text:p>4’064.20</text:p>
          </table:table-cell>
          <table:table-cell office:value-type="float" office:value="4500" table:style-name="ce5">
            <text:p>4’5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4103.2" table:style-name="ce4">
            <text:p>4’103.20</text:p>
          </table:table-cell>
          <table:table-cell table:style-name="ce4"/>
          <table:table-cell office:value-type="float" office:value="-397" table:style-name="ce5">
            <text:p>-3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9900" table:style-name="ce4">
            <text:p>219’900.00</text:p>
          </table:table-cell>
          <table:table-cell office:value-type="float" office:value="197900" table:style-name="ce5">
            <text:p>197’9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197910" table:style-name="ce4">
            <text:p>197’910.00</text:p>
          </table:table-cell>
          <table:table-cell table:style-name="ce4"/>
          <table:table-cell office:value-type="float" office:value="10" table:style-name="ce5">
            <text:p>1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7672.3" table:style-name="ce4">
            <text:p>207’672.30</text:p>
          </table:table-cell>
          <table:table-cell office:value-type="float" office:value="208900" table:style-name="ce5">
            <text:p>208’900</text:p>
          </table:table-cell>
          <table:table-cell table:style-name="ce3"/>
          <table:table-cell office:value-type="string" table:style-name="ce3">
            <text:p>423</text:p>
          </table:table-cell>
          <table:table-cell office:value-type="string" table:style-name="ce3">
            <text:p>Liegenschaftserträge des Finanzvermögens</text:p>
          </table:table-cell>
          <table:table-cell table:style-name="ce4"/>
          <table:table-cell office:value-type="float" office:value="223919.55" table:style-name="ce4">
            <text:p>223’919.55</text:p>
          </table:table-cell>
          <table:table-cell office:value-type="float" office:value="15020" table:style-name="ce5">
            <text:p>15’0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71" table:style-name="ce4">
            <text:p>3’771.0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50.4" table:style-name="ce4">
            <text:p>50.40</text:p>
          </table:table-cell>
          <table:table-cell office:value-type="float" office:value="-450" table:style-name="ce5">
            <text:p>-4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0.25" table:style-name="ce4">
            <text:p>30.25</text:p>
          </table:table-cell>
          <table:table-cell table:style-name="ce5"/>
          <table:table-cell table:style-name="ce3"/>
          <table:table-cell office:value-type="string" table:style-name="ce3">
            <text:p>439</text:p>
          </table:table-cell>
          <table:table-cell office:value-type="string" table:style-name="ce3">
            <text:p>Übrige Entgelte</text:p>
          </table:table-cell>
          <table:table-cell table:style-name="ce4"/>
          <table:table-cell office:value-type="float" office:value="25500" table:style-name="ce4">
            <text:p>25’500.00</text:p>
          </table:table-cell>
          <table:table-cell office:value-type="float" office:value="25500" table:style-name="ce5">
            <text:p>25’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43</text:p>
          </table:table-cell>
          <table:table-cell office:value-type="string" table:style-name="ce6">
            <text:p>Bauplätz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386392.85" table:style-name="ce7">
            <text:p>1’386’392.85</text:p>
          </table:table-cell>
          <table:table-cell office:value-type="float" office:value="1276000" table:style-name="ce8">
            <text:p>1’276’0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293229.3999999999" table:style-name="ce7">
            <text:p>1’293’229.40</text:p>
          </table:table-cell>
          <table:table-cell table:style-name="ce7"/>
          <table:table-cell office:value-type="float" office:value="-57771" table:style-name="ce8">
            <text:p>-57’77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75000" table:style-name="ce8">
            <text:p>75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458430.6" table:style-name="ce7">
            <text:p>458’430.60</text:p>
          </table:table-cell>
          <table:table-cell office:value-type="float" office:value="658520" table:style-name="ce8">
            <text:p>658’52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259249.6" table:style-name="ce7">
            <text:p>3’259’249.60</text:p>
          </table:table-cell>
          <table:table-cell office:value-type="float" office:value="2600730" table:style-name="ce8">
            <text:p>2’600’73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927962.25" table:style-name="ce7">
            <text:p>927’962.25</text:p>
          </table:table-cell>
          <table:table-cell office:value-type="float" office:value="692480" table:style-name="ce8">
            <text:p>692’48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1966020.2" table:style-name="ce7">
            <text:p>1’966’020.20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27.95" table:style-name="ce4">
            <text:p>427.95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312</text:p>
          </table:table-cell>
          <table:table-cell office:value-type="string" table:style-name="ce3">
            <text:p>Wasser, Strom und Heizmaterialien</text:p>
          </table:table-cell>
          <table:table-cell office:value-type="float" office:value="374.1" table:style-name="ce4">
            <text:p>374.10</text:p>
          </table:table-cell>
          <table:table-cell table:style-name="ce4"/>
          <table:table-cell office:value-type="float" office:value="-1626" table:style-name="ce5">
            <text:p>-1’62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6477" table:style-name="ce4">
            <text:p>76’477.00</text:p>
          </table:table-cell>
          <table:table-cell office:value-type="float" office:value="85300" table:style-name="ce5">
            <text:p>85’3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109368.05" table:style-name="ce4">
            <text:p>109’368.05</text:p>
          </table:table-cell>
          <table:table-cell table:style-name="ce4"/>
          <table:table-cell office:value-type="float" office:value="-30932" table:style-name="ce5">
            <text:p>-30’9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5000" table:style-name="ce5">
            <text:p>55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0" table:style-name="ce4">
            <text:p>1’200.00</text:p>
          </table:table-cell>
          <table:table-cell office:value-type="float" office:value="1200" table:style-name="ce5">
            <text:p>1’200</text:p>
          </table:table-cell>
          <table:table-cell table:style-name="ce3"/>
          <table:table-cell office:value-type="string" table:style-name="ce3">
            <text:p>316</text:p>
          </table:table-cell>
          <table:table-cell office:value-type="string" table:style-name="ce3">
            <text:p>Mieten, Pachten, Benützungskosten</text:p>
          </table:table-cell>
          <table:table-cell office:value-type="float" office:value="1200" table:style-name="ce4">
            <text:p>1’2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982.9" table:style-name="ce4">
            <text:p>9’982.90</text:p>
          </table:table-cell>
          <table:table-cell office:value-type="float" office:value="14900" table:style-name="ce5">
            <text:p>14’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25347.5" table:style-name="ce4">
            <text:p>25’347.50</text:p>
          </table:table-cell>
          <table:table-cell table:style-name="ce4"/>
          <table:table-cell office:value-type="float" office:value="-9553" table:style-name="ce5">
            <text:p>-9’55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00" table:style-name="ce5">
            <text:p>20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29.5" table:style-name="ce4">
            <text:p>1’629.50</text:p>
          </table:table-cell>
          <table:table-cell office:value-type="float" office:value="2400" table:style-name="ce5">
            <text:p>2’4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20.1" table:style-name="ce4">
            <text:p>120.10</text:p>
          </table:table-cell>
          <table:table-cell table:style-name="ce4"/>
          <table:table-cell office:value-type="float" office:value="-2280" table:style-name="ce5">
            <text:p>-2’2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237.05" table:style-name="ce4">
            <text:p>237.05</text:p>
          </table:table-cell>
          <table:table-cell table:style-name="ce4"/>
          <table:table-cell office:value-type="float" office:value="237" table:style-name="ce5">
            <text:p>2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996.95" table:style-name="ce4">
            <text:p>57’996.95</text:p>
          </table:table-cell>
          <table:table-cell office:value-type="float" office:value="37900" table:style-name="ce5">
            <text:p>37’9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14141.3" table:style-name="ce4">
            <text:p>14’141.30</text:p>
          </table:table-cell>
          <table:table-cell table:style-name="ce4"/>
          <table:table-cell office:value-type="float" office:value="-23759" table:style-name="ce5">
            <text:p>-23’7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0600.8" table:style-name="ce4">
            <text:p>100’600.80</text:p>
          </table:table-cell>
          <table:table-cell office:value-type="float" office:value="101000" table:style-name="ce5">
            <text:p>101’0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108464.8" table:style-name="ce4">
            <text:p>108’464.80</text:p>
          </table:table-cell>
          <table:table-cell table:style-name="ce4"/>
          <table:table-cell office:value-type="float" office:value="7465" table:style-name="ce5">
            <text:p>7’4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38077.75" table:style-name="ce4">
            <text:p>1’138’077.75</text:p>
          </table:table-cell>
          <table:table-cell office:value-type="float" office:value="1031300" table:style-name="ce5">
            <text:p>1’031’3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1033976.5" table:style-name="ce4">
            <text:p>1’033’976.50</text:p>
          </table:table-cell>
          <table:table-cell table:style-name="ce4"/>
          <table:table-cell office:value-type="float" office:value="2677" table:style-name="ce5">
            <text:p>2’67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26590.05" table:style-name="ce4">
            <text:p>426’590.05</text:p>
          </table:table-cell>
          <table:table-cell office:value-type="float" office:value="374500" table:style-name="ce5">
            <text:p>374’500</text:p>
          </table:table-cell>
          <table:table-cell table:style-name="ce3"/>
          <table:table-cell office:value-type="string" table:style-name="ce3">
            <text:p>423</text:p>
          </table:table-cell>
          <table:table-cell office:value-type="string" table:style-name="ce3">
            <text:p>Liegenschaftserträge des Finanzvermögens</text:p>
          </table:table-cell>
          <table:table-cell table:style-name="ce4"/>
          <table:table-cell office:value-type="float" office:value="424064.6" table:style-name="ce4">
            <text:p>424’064.60</text:p>
          </table:table-cell>
          <table:table-cell office:value-type="float" office:value="49565" table:style-name="ce5">
            <text:p>49’56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76920" table:style-name="ce5">
            <text:p>276’920</text:p>
          </table:table-cell>
          <table:table-cell table:style-name="ce3"/>
          <table:table-cell office:value-type="string" table:style-name="ce3">
            <text:p>424</text:p>
          </table:table-cell>
          <table:table-cell office:value-type="string" table:style-name="ce3">
            <text:p>Buchgewinne auf Anlagen des Finanzvermögens</text:p>
          </table:table-cell>
          <table:table-cell table:style-name="ce4"/>
          <table:table-cell office:value-type="float" office:value="2774498.95" table:style-name="ce4">
            <text:p>2’774’498.95</text:p>
          </table:table-cell>
          <table:table-cell office:value-type="float" office:value="2497579" table:style-name="ce5">
            <text:p>2’497’5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600" table:style-name="ce5">
            <text:p>1’6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number-columns-repeated="2" table:style-name="ce4"/>
          <table:table-cell office:value-type="float" office:value="-1600" table:style-name="ce5">
            <text:p>-1’6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940.55" table:style-name="ce4">
            <text:p>11’940.55</text:p>
          </table:table-cell>
          <table:table-cell office:value-type="float" office:value="5500" table:style-name="ce5">
            <text:p>5’5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5798.3" table:style-name="ce4">
            <text:p>5’798.30</text:p>
          </table:table-cell>
          <table:table-cell office:value-type="float" office:value="298" table:style-name="ce5">
            <text:p>2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900" table:style-name="ce4">
            <text:p>19’900.00</text:p>
          </table:table-cell>
          <table:table-cell table:style-name="ce5"/>
          <table:table-cell table:style-name="ce3"/>
          <table:table-cell office:value-type="string" table:style-name="ce3">
            <text:p>439</text:p>
          </table:table-cell>
          <table:table-cell office:value-type="string" table:style-name="ce3">
            <text:p>Übrige Entgelte</text:p>
          </table:table-cell>
          <table:table-cell table:style-name="ce4"/>
          <table:table-cell office:value-type="float" office:value="54887.75" table:style-name="ce4">
            <text:p>54’887.75</text:p>
          </table:table-cell>
          <table:table-cell office:value-type="float" office:value="54888" table:style-name="ce5">
            <text:p>54’8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44</text:p>
          </table:table-cell>
          <table:table-cell office:value-type="string" table:style-name="ce6">
            <text:p>Baurechtsparzell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89015.95" table:style-name="ce7">
            <text:p>1’689’015.95</text:p>
          </table:table-cell>
          <table:table-cell office:value-type="float" office:value="1537300" table:style-name="ce8">
            <text:p>1’537’3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531420.5" table:style-name="ce7">
            <text:p>1’531’420.50</text:p>
          </table:table-cell>
          <table:table-cell table:style-name="ce7"/>
          <table:table-cell office:value-type="float" office:value="-5880" table:style-name="ce8">
            <text:p>-5’88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392502.7999999998" table:style-name="ce7">
            <text:p>2’392’502.80</text:p>
          </table:table-cell>
          <table:table-cell office:value-type="float" office:value="2406800" table:style-name="ce8">
            <text:p>2’406’8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325719.7999999998" table:style-name="ce7">
            <text:p>2’325’719.80</text:p>
          </table:table-cell>
          <table:table-cell office:value-type="float" office:value="-81080" table:style-name="ce8">
            <text:p>-81’08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03486.85" table:style-name="ce7">
            <text:p>703’486.85</text:p>
          </table:table-cell>
          <table:table-cell office:value-type="float" office:value="869500" table:style-name="ce8">
            <text:p>869’5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794299.3" table:style-name="ce7">
            <text:p>794’299.30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394.4" table:style-name="ce4">
            <text:p>6’394.40</text:p>
          </table:table-cell>
          <table:table-cell office:value-type="float" office:value="6400" table:style-name="ce5">
            <text:p>6’4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6394.4" table:style-name="ce4">
            <text:p>6’394.40</text:p>
          </table:table-cell>
          <table:table-cell table:style-name="ce4"/>
          <table:table-cell office:value-type="float" office:value="-6" table:style-name="ce5">
            <text:p>-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.649999999999999" table:style-name="ce4">
            <text:p>17.65</text:p>
          </table:table-cell>
          <table:table-cell table:style-name="ce5"/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7.45" table:style-name="ce4">
            <text:p>17.45</text:p>
          </table:table-cell>
          <table:table-cell table:style-name="ce4"/>
          <table:table-cell office:value-type="float" office:value="17" table:style-name="ce5">
            <text:p>1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7860.600000000006" table:style-name="ce4">
            <text:p>77’860.60</text:p>
          </table:table-cell>
          <table:table-cell office:value-type="float" office:value="78000" table:style-name="ce5">
            <text:p>78’0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78970.399999999994" table:style-name="ce4">
            <text:p>78’970.40</text:p>
          </table:table-cell>
          <table:table-cell table:style-name="ce4"/>
          <table:table-cell office:value-type="float" office:value="970" table:style-name="ce5">
            <text:p>9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04743.3" table:style-name="ce4">
            <text:p>1’604’743.30</text:p>
          </table:table-cell>
          <table:table-cell office:value-type="float" office:value="1452900" table:style-name="ce5">
            <text:p>1’452’9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1446038.25" table:style-name="ce4">
            <text:p>1’446’038.25</text:p>
          </table:table-cell>
          <table:table-cell table:style-name="ce4"/>
          <table:table-cell office:value-type="float" office:value="-6862" table:style-name="ce5">
            <text:p>-6’8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392502.7999999998" table:style-name="ce4">
            <text:p>2’392’502.80</text:p>
          </table:table-cell>
          <table:table-cell office:value-type="float" office:value="2406800" table:style-name="ce5">
            <text:p>2’406’800</text:p>
          </table:table-cell>
          <table:table-cell table:style-name="ce3"/>
          <table:table-cell office:value-type="string" table:style-name="ce3">
            <text:p>423</text:p>
          </table:table-cell>
          <table:table-cell office:value-type="string" table:style-name="ce3">
            <text:p>Liegenschaftserträge des Finanzvermögens</text:p>
          </table:table-cell>
          <table:table-cell table:style-name="ce4"/>
          <table:table-cell office:value-type="float" office:value="2325719.7999999998" table:style-name="ce4">
            <text:p>2’325’719.80</text:p>
          </table:table-cell>
          <table:table-cell office:value-type="float" office:value="-81080" table:style-name="ce5">
            <text:p>-81’0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45</text:p>
          </table:table-cell>
          <table:table-cell office:value-type="string" table:style-name="ce6">
            <text:p>Bodenabschnit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6341.600000000006" table:style-name="ce7">
            <text:p>76’341.60</text:p>
          </table:table-cell>
          <table:table-cell office:value-type="float" office:value="152600" table:style-name="ce8">
            <text:p>152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93462.3" table:style-name="ce7">
            <text:p>93’462.30</text:p>
          </table:table-cell>
          <table:table-cell table:style-name="ce7"/>
          <table:table-cell office:value-type="float" office:value="-59138" table:style-name="ce8">
            <text:p>-59’13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627676.30000000005" table:style-name="ce7">
            <text:p>627’676.30</text:p>
          </table:table-cell>
          <table:table-cell office:value-type="float" office:value="589900" table:style-name="ce8">
            <text:p>589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33008.4" table:style-name="ce7">
            <text:p>133’008.40</text:p>
          </table:table-cell>
          <table:table-cell office:value-type="float" office:value="-456892" table:style-name="ce8">
            <text:p>-456’892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51334.69999999995" table:style-name="ce7">
            <text:p>551’334.70</text:p>
          </table:table-cell>
          <table:table-cell office:value-type="float" office:value="437300" table:style-name="ce8">
            <text:p>437’3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39546.1" table:style-name="ce7">
            <text:p>39’546.10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294.400000000001" table:style-name="ce4">
            <text:p>28’294.40</text:p>
          </table:table-cell>
          <table:table-cell office:value-type="float" office:value="105700" table:style-name="ce5">
            <text:p>105’7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52623.6" table:style-name="ce4">
            <text:p>52’623.60</text:p>
          </table:table-cell>
          <table:table-cell table:style-name="ce4"/>
          <table:table-cell office:value-type="float" office:value="-53076" table:style-name="ce5">
            <text:p>-53’0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11" table:style-name="ce4">
            <text:p>1’711.0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673.2" table:style-name="ce4">
            <text:p>673.20</text:p>
          </table:table-cell>
          <table:table-cell table:style-name="ce4"/>
          <table:table-cell office:value-type="float" office:value="173" table:style-name="ce5">
            <text:p>17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297.700000000001" table:style-name="ce4">
            <text:p>10’297.70</text:p>
          </table:table-cell>
          <table:table-cell office:value-type="float" office:value="8700" table:style-name="ce5">
            <text:p>8’7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5922.25" table:style-name="ce4">
            <text:p>5’922.25</text:p>
          </table:table-cell>
          <table:table-cell table:style-name="ce4"/>
          <table:table-cell office:value-type="float" office:value="-2778" table:style-name="ce5">
            <text:p>-2’77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133.4" table:style-name="ce4">
            <text:p>15’133.40</text:p>
          </table:table-cell>
          <table:table-cell office:value-type="float" office:value="15600" table:style-name="ce5">
            <text:p>15’6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14916.85" table:style-name="ce4">
            <text:p>14’916.85</text:p>
          </table:table-cell>
          <table:table-cell table:style-name="ce4"/>
          <table:table-cell office:value-type="float" office:value="-683" table:style-name="ce5">
            <text:p>-6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905.099999999999" table:style-name="ce4">
            <text:p>20’905.10</text:p>
          </table:table-cell>
          <table:table-cell office:value-type="float" office:value="22100" table:style-name="ce5">
            <text:p>22’1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19326.400000000001" table:style-name="ce4">
            <text:p>19’326.40</text:p>
          </table:table-cell>
          <table:table-cell table:style-name="ce4"/>
          <table:table-cell office:value-type="float" office:value="-2774" table:style-name="ce5">
            <text:p>-2’77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7892.4" table:style-name="ce4">
            <text:p>97’892.40</text:p>
          </table:table-cell>
          <table:table-cell office:value-type="float" office:value="105900" table:style-name="ce5">
            <text:p>105’900</text:p>
          </table:table-cell>
          <table:table-cell table:style-name="ce3"/>
          <table:table-cell office:value-type="string" table:style-name="ce3">
            <text:p>423</text:p>
          </table:table-cell>
          <table:table-cell office:value-type="string" table:style-name="ce3">
            <text:p>Liegenschaftserträge des Finanzvermögens</text:p>
          </table:table-cell>
          <table:table-cell table:style-name="ce4"/>
          <table:table-cell office:value-type="float" office:value="90663.45" table:style-name="ce4">
            <text:p>90’663.45</text:p>
          </table:table-cell>
          <table:table-cell office:value-type="float" office:value="-15237" table:style-name="ce5">
            <text:p>-15’2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1412" table:style-name="ce4">
            <text:p>521’412.00</text:p>
          </table:table-cell>
          <table:table-cell office:value-type="float" office:value="462200" table:style-name="ce5">
            <text:p>462’200</text:p>
          </table:table-cell>
          <table:table-cell table:style-name="ce3"/>
          <table:table-cell office:value-type="string" table:style-name="ce3">
            <text:p>424</text:p>
          </table:table-cell>
          <table:table-cell office:value-type="string" table:style-name="ce3">
            <text:p>Buchgewinne auf Anlagen des Finanzvermögens</text:p>
          </table:table-cell>
          <table:table-cell table:style-name="ce4"/>
          <table:table-cell office:value-type="float" office:value="30250" table:style-name="ce4">
            <text:p>30’250.00</text:p>
          </table:table-cell>
          <table:table-cell office:value-type="float" office:value="-431950" table:style-name="ce5">
            <text:p>-431’9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800" table:style-name="ce5">
            <text:p>8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number-columns-repeated="2" table:style-name="ce4"/>
          <table:table-cell office:value-type="float" office:value="-800" table:style-name="ce5">
            <text:p>-8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156.85" table:style-name="ce4">
            <text:p>8’156.85</text:p>
          </table:table-cell>
          <table:table-cell office:value-type="float" office:value="20700" table:style-name="ce5">
            <text:p>20’7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12093.45" table:style-name="ce4">
            <text:p>12’093.45</text:p>
          </table:table-cell>
          <table:table-cell office:value-type="float" office:value="-8607" table:style-name="ce5">
            <text:p>-8’60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15.05" table:style-name="ce4">
            <text:p>215.05</text:p>
          </table:table-cell>
          <table:table-cell office:value-type="float" office:value="300" table:style-name="ce5">
            <text:p>3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.5" table:style-name="ce4">
            <text:p>1.50</text:p>
          </table:table-cell>
          <table:table-cell office:value-type="float" office:value="-299" table:style-name="ce5">
            <text:p>-29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5</text:p>
          </table:table-cell>
          <table:table-cell office:value-type="string" table:style-name="ce6">
            <text:p>Amt für Baubewilligungen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345176.9700000002" table:style-name="ce7">
            <text:p>2’345’176.97</text:p>
          </table:table-cell>
          <table:table-cell office:value-type="float" office:value="2277900" table:style-name="ce8">
            <text:p>2’277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203699.2799999998" table:style-name="ce7">
            <text:p>2’203’699.28</text:p>
          </table:table-cell>
          <table:table-cell table:style-name="ce7"/>
          <table:table-cell office:value-type="float" office:value="-79201" table:style-name="ce8">
            <text:p>-79’20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5000" table:style-name="ce8">
            <text:p>5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786079.15" table:style-name="ce7">
            <text:p>1’786’079.15</text:p>
          </table:table-cell>
          <table:table-cell office:value-type="float" office:value="1615300" table:style-name="ce8">
            <text:p>1’615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634712.55" table:style-name="ce7">
            <text:p>1’634’712.55</text:p>
          </table:table-cell>
          <table:table-cell office:value-type="float" office:value="19413" table:style-name="ce8">
            <text:p>19’41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559097.81999999995" table:style-name="ce7">
            <text:p>559’097.82</text:p>
          </table:table-cell>
          <table:table-cell office:value-type="float" office:value="667600" table:style-name="ce8">
            <text:p>667’6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568986.73" table:style-name="ce7">
            <text:p>568’986.73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07167.7" table:style-name="ce4">
            <text:p>1’707’167.70</text:p>
          </table:table-cell>
          <table:table-cell office:value-type="float" office:value="1742200" table:style-name="ce5">
            <text:p>1’742’2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670016.85" table:style-name="ce4">
            <text:p>1’670’016.85</text:p>
          </table:table-cell>
          <table:table-cell table:style-name="ce4"/>
          <table:table-cell office:value-type="float" office:value="-72183" table:style-name="ce5">
            <text:p>-72’1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5829.15" table:style-name="ce4">
            <text:p>125’829.15</text:p>
          </table:table-cell>
          <table:table-cell office:value-type="float" office:value="127500" table:style-name="ce5">
            <text:p>127’5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25230.8" table:style-name="ce4">
            <text:p>125’230.80</text:p>
          </table:table-cell>
          <table:table-cell table:style-name="ce4"/>
          <table:table-cell office:value-type="float" office:value="-2269" table:style-name="ce5">
            <text:p>-2’2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9081.1" table:style-name="ce4">
            <text:p>169’081.10</text:p>
          </table:table-cell>
          <table:table-cell office:value-type="float" office:value="156800" table:style-name="ce5">
            <text:p>156’8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67366.79999999999" table:style-name="ce4">
            <text:p>167’366.80</text:p>
          </table:table-cell>
          <table:table-cell table:style-name="ce4"/>
          <table:table-cell office:value-type="float" office:value="10567" table:style-name="ce5">
            <text:p>10’5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529.85" table:style-name="ce4">
            <text:p>13’529.85</text:p>
          </table:table-cell>
          <table:table-cell office:value-type="float" office:value="27100" table:style-name="ce5">
            <text:p>27’1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2516.75" table:style-name="ce4">
            <text:p>22’516.75</text:p>
          </table:table-cell>
          <table:table-cell table:style-name="ce4"/>
          <table:table-cell office:value-type="float" office:value="-4583" table:style-name="ce5">
            <text:p>-4’58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303.5" table:style-name="ce4">
            <text:p>8’303.50</text:p>
          </table:table-cell>
          <table:table-cell office:value-type="float" office:value="14000" table:style-name="ce5">
            <text:p>14’0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0015.299999999999" table:style-name="ce4">
            <text:p>10’015.30</text:p>
          </table:table-cell>
          <table:table-cell table:style-name="ce4"/>
          <table:table-cell office:value-type="float" office:value="-3985" table:style-name="ce5">
            <text:p>-3’9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68.45" table:style-name="ce4">
            <text:p>5’268.45</text:p>
          </table:table-cell>
          <table:table-cell office:value-type="float" office:value="9700" table:style-name="ce5">
            <text:p>9’7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4735.3" table:style-name="ce4">
            <text:p>14’735.30</text:p>
          </table:table-cell>
          <table:table-cell table:style-name="ce4"/>
          <table:table-cell office:value-type="float" office:value="35" table:style-name="ce5">
            <text:p>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000" table:style-name="ce5">
            <text:p>5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02.55" table:style-name="ce4">
            <text:p>902.55</text:p>
          </table:table-cell>
          <table:table-cell office:value-type="float" office:value="2600" table:style-name="ce5">
            <text:p>2’6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2140.85" table:style-name="ce4">
            <text:p>2’140.85</text:p>
          </table:table-cell>
          <table:table-cell table:style-name="ce4"/>
          <table:table-cell office:value-type="float" office:value="-459" table:style-name="ce5">
            <text:p>-45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8" table:style-name="ce4">
            <text:p>118.00</text:p>
          </table:table-cell>
          <table:table-cell table:style-name="ce5"/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67.1500000000001" table:style-name="ce4">
            <text:p>1’267.15</text:p>
          </table:table-cell>
          <table:table-cell office:value-type="float" office:value="2200" table:style-name="ce5">
            <text:p>2’2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1123.6500000000001" table:style-name="ce4">
            <text:p>1’123.65</text:p>
          </table:table-cell>
          <table:table-cell table:style-name="ce4"/>
          <table:table-cell office:value-type="float" office:value="-1076" table:style-name="ce5">
            <text:p>-1’07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01.9" table:style-name="ce4">
            <text:p>12’001.90</text:p>
          </table:table-cell>
          <table:table-cell office:value-type="float" office:value="16900" table:style-name="ce5">
            <text:p>16’9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1577.05" table:style-name="ce4">
            <text:p>11’577.05</text:p>
          </table:table-cell>
          <table:table-cell table:style-name="ce4"/>
          <table:table-cell office:value-type="float" office:value="-5323" table:style-name="ce5">
            <text:p>-5’32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594.85" table:style-name="ce4">
            <text:p>45’594.85</text:p>
          </table:table-cell>
          <table:table-cell office:value-type="float" office:value="41900" table:style-name="ce5">
            <text:p>41’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36994.550000000003" table:style-name="ce4">
            <text:p>36’994.55</text:p>
          </table:table-cell>
          <table:table-cell table:style-name="ce4"/>
          <table:table-cell office:value-type="float" office:value="-4905" table:style-name="ce5">
            <text:p>-4’90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194.05" table:style-name="ce4">
            <text:p>11’194.05</text:p>
          </table:table-cell>
          <table:table-cell office:value-type="float" office:value="9300" table:style-name="ce5">
            <text:p>9’3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7590.95" table:style-name="ce4">
            <text:p>7’590.95</text:p>
          </table:table-cell>
          <table:table-cell table:style-name="ce4"/>
          <table:table-cell office:value-type="float" office:value="-1709" table:style-name="ce5">
            <text:p>-1’70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0" table:style-name="ce4">
            <text:p>80.0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1672" table:style-name="ce4">
            <text:p>1’672.00</text:p>
          </table:table-cell>
          <table:table-cell table:style-name="ce4"/>
          <table:table-cell office:value-type="float" office:value="1172" table:style-name="ce5">
            <text:p>1’1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44838.72" table:style-name="ce4">
            <text:p>244’838.72</text:p>
          </table:table-cell>
          <table:table-cell office:value-type="float" office:value="127200" table:style-name="ce5">
            <text:p>127’2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32718.43" table:style-name="ce4">
            <text:p>132’718.43</text:p>
          </table:table-cell>
          <table:table-cell table:style-name="ce4"/>
          <table:table-cell office:value-type="float" office:value="5518" table:style-name="ce5">
            <text:p>5’5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4670" table:style-name="ce4">
            <text:p>1’554’670.00</text:p>
          </table:table-cell>
          <table:table-cell office:value-type="float" office:value="1398000" table:style-name="ce5">
            <text:p>1’398’0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1434074.95" table:style-name="ce4">
            <text:p>1’434’074.95</text:p>
          </table:table-cell>
          <table:table-cell office:value-type="float" office:value="36075" table:style-name="ce5">
            <text:p>36’0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6333.95" table:style-name="ce4">
            <text:p>196’333.95</text:p>
          </table:table-cell>
          <table:table-cell office:value-type="float" office:value="190100" table:style-name="ce5">
            <text:p>190’100</text:p>
          </table:table-cell>
          <table:table-cell table:style-name="ce3"/>
          <table:table-cell office:value-type="string" table:style-name="ce3">
            <text:p>434</text:p>
          </table:table-cell>
          <table:table-cell office:value-type="string" table:style-name="ce3">
            <text:p>Benützungsgebühren und Dienstleistungen</text:p>
          </table:table-cell>
          <table:table-cell table:style-name="ce4"/>
          <table:table-cell office:value-type="float" office:value="172827.6" table:style-name="ce4">
            <text:p>172’827.60</text:p>
          </table:table-cell>
          <table:table-cell office:value-type="float" office:value="-17272" table:style-name="ce5">
            <text:p>-17’2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5305.200000000001" table:style-name="ce4">
            <text:p>25’305.20</text:p>
          </table:table-cell>
          <table:table-cell office:value-type="float" office:value="15300" table:style-name="ce5">
            <text:p>15’3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3330" table:style-name="ce4">
            <text:p>23’330.00</text:p>
          </table:table-cell>
          <table:table-cell office:value-type="float" office:value="8030" table:style-name="ce5">
            <text:p>8’03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500" table:style-name="ce4">
            <text:p>7’500.00</text:p>
          </table:table-cell>
          <table:table-cell office:value-type="float" office:value="9300" table:style-name="ce5">
            <text:p>9’300</text:p>
          </table:table-cell>
          <table:table-cell table:style-name="ce3"/>
          <table:table-cell office:value-type="string" table:style-name="ce3">
            <text:p>437</text:p>
          </table:table-cell>
          <table:table-cell office:value-type="string" table:style-name="ce3">
            <text:p>Bussen</text:p>
          </table:table-cell>
          <table:table-cell table:style-name="ce4"/>
          <table:table-cell office:value-type="float" office:value="2400" table:style-name="ce4">
            <text:p>2’400.00</text:p>
          </table:table-cell>
          <table:table-cell office:value-type="float" office:value="-6900" table:style-name="ce5">
            <text:p>-6’9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70" table:style-name="ce4">
            <text:p>2’270.00</text:p>
          </table:table-cell>
          <table:table-cell office:value-type="float" office:value="2600" table:style-name="ce5">
            <text:p>2’600</text:p>
          </table:table-cell>
          <table:table-cell table:style-name="ce3"/>
          <table:table-cell office:value-type="string" table:style-name="ce3">
            <text:p>495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2080" table:style-name="ce4">
            <text:p>2’080.00</text:p>
          </table:table-cell>
          <table:table-cell office:value-type="float" office:value="-520" table:style-name="ce5">
            <text:p>-52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6</text:p>
          </table:table-cell>
          <table:table-cell office:value-type="string" table:style-name="ce6">
            <text:p>Vermessungs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249931.35" table:style-name="ce7">
            <text:p>2’249’931.35</text:p>
          </table:table-cell>
          <table:table-cell office:value-type="float" office:value="2205900" table:style-name="ce8">
            <text:p>2’205’9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233037.3199999998" table:style-name="ce7">
            <text:p>2’233’037.32</text:p>
          </table:table-cell>
          <table:table-cell table:style-name="ce7"/>
          <table:table-cell office:value-type="float" office:value="24237" table:style-name="ce8">
            <text:p>24’237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900" table:style-name="ce8">
            <text:p>2’9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410190.8" table:style-name="ce7">
            <text:p>1’410’190.80</text:p>
          </table:table-cell>
          <table:table-cell office:value-type="float" office:value="1312500" table:style-name="ce8">
            <text:p>1’312’5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227170.25" table:style-name="ce7">
            <text:p>1’227’170.25</text:p>
          </table:table-cell>
          <table:table-cell office:value-type="float" office:value="-85330" table:style-name="ce8">
            <text:p>-85’33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839740.55" table:style-name="ce7">
            <text:p>839’740.55</text:p>
          </table:table-cell>
          <table:table-cell office:value-type="float" office:value="896300" table:style-name="ce8">
            <text:p>896’3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1005867.07" table:style-name="ce7">
            <text:p>1’005’867.07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60</text:p>
          </table:table-cell>
          <table:table-cell office:value-type="string" table:style-name="ce6">
            <text:p>Vermessung und Dienst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156323.55" table:style-name="ce7">
            <text:p>1’156’323.55</text:p>
          </table:table-cell>
          <table:table-cell office:value-type="float" office:value="1091100" table:style-name="ce8">
            <text:p>1’091’1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114672.8700000001" table:style-name="ce7">
            <text:p>1’114’672.87</text:p>
          </table:table-cell>
          <table:table-cell table:style-name="ce7"/>
          <table:table-cell office:value-type="float" office:value="20673" table:style-name="ce8">
            <text:p>20’67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900" table:style-name="ce8">
            <text:p>2’9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27920" table:style-name="ce7">
            <text:p>1’027’920.00</text:p>
          </table:table-cell>
          <table:table-cell office:value-type="float" office:value="959600" table:style-name="ce8">
            <text:p>959’6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868469.55" table:style-name="ce7">
            <text:p>868’469.55</text:p>
          </table:table-cell>
          <table:table-cell office:value-type="float" office:value="-91130" table:style-name="ce8">
            <text:p>-91’130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28403.55" table:style-name="ce7">
            <text:p>128’403.55</text:p>
          </table:table-cell>
          <table:table-cell office:value-type="float" office:value="134400" table:style-name="ce8">
            <text:p>134’4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46203.32" table:style-name="ce7">
            <text:p>246’203.32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82957.2" table:style-name="ce4">
            <text:p>782’957.20</text:p>
          </table:table-cell>
          <table:table-cell office:value-type="float" office:value="793700" table:style-name="ce5">
            <text:p>793’7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801622.3" table:style-name="ce4">
            <text:p>801’622.30</text:p>
          </table:table-cell>
          <table:table-cell table:style-name="ce4"/>
          <table:table-cell office:value-type="float" office:value="7922" table:style-name="ce5">
            <text:p>7’92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8272.5" table:style-name="ce4">
            <text:p>58’272.50</text:p>
          </table:table-cell>
          <table:table-cell office:value-type="float" office:value="58400" table:style-name="ce5">
            <text:p>58’4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60499.75" table:style-name="ce4">
            <text:p>60’499.75</text:p>
          </table:table-cell>
          <table:table-cell table:style-name="ce4"/>
          <table:table-cell office:value-type="float" office:value="2100" table:style-name="ce5">
            <text:p>2’1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3942.05" table:style-name="ce4">
            <text:p>83’942.05</text:p>
          </table:table-cell>
          <table:table-cell office:value-type="float" office:value="80000" table:style-name="ce5">
            <text:p>80’0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85114.95" table:style-name="ce4">
            <text:p>85’114.95</text:p>
          </table:table-cell>
          <table:table-cell table:style-name="ce4"/>
          <table:table-cell office:value-type="float" office:value="5115" table:style-name="ce5">
            <text:p>5’1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632.05" table:style-name="ce4">
            <text:p>10’632.05</text:p>
          </table:table-cell>
          <table:table-cell office:value-type="float" office:value="12900" table:style-name="ce5">
            <text:p>12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0363.85" table:style-name="ce4">
            <text:p>10’363.85</text:p>
          </table:table-cell>
          <table:table-cell table:style-name="ce4"/>
          <table:table-cell office:value-type="float" office:value="-2536" table:style-name="ce5">
            <text:p>-2’53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07.65" table:style-name="ce4">
            <text:p>907.65</text:p>
          </table:table-cell>
          <table:table-cell office:value-type="float" office:value="900" table:style-name="ce5">
            <text:p>900</text:p>
          </table:table-cell>
          <table:table-cell table:style-name="ce3"/>
          <table:table-cell office:value-type="string" table:style-name="ce3">
            <text:p>306</text:p>
          </table:table-cell>
          <table:table-cell office:value-type="string" table:style-name="ce3">
            <text:p>Dienstkleider und Verpflegungszulagen</text:p>
          </table:table-cell>
          <table:table-cell office:value-type="float" office:value="992.6" table:style-name="ce4">
            <text:p>992.60</text:p>
          </table:table-cell>
          <table:table-cell table:style-name="ce4"/>
          <table:table-cell office:value-type="float" office:value="93" table:style-name="ce5">
            <text:p>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31.4" table:style-name="ce4">
            <text:p>3’331.40</text:p>
          </table:table-cell>
          <table:table-cell office:value-type="float" office:value="2800" table:style-name="ce5">
            <text:p>2’8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2518.65" table:style-name="ce4">
            <text:p>2’518.65</text:p>
          </table:table-cell>
          <table:table-cell table:style-name="ce4"/>
          <table:table-cell office:value-type="float" office:value="-281" table:style-name="ce5">
            <text:p>-28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50.1000000000004" table:style-name="ce4">
            <text:p>4’150.10</text:p>
          </table:table-cell>
          <table:table-cell office:value-type="float" office:value="5900" table:style-name="ce5">
            <text:p>5’9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4601.8" table:style-name="ce4">
            <text:p>4’601.80</text:p>
          </table:table-cell>
          <table:table-cell table:style-name="ce4"/>
          <table:table-cell office:value-type="float" office:value="-1298" table:style-name="ce5">
            <text:p>-1’2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3721.85" table:style-name="ce4">
            <text:p>43’721.85</text:p>
          </table:table-cell>
          <table:table-cell office:value-type="float" office:value="4700" table:style-name="ce5">
            <text:p>4’7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2459.65" table:style-name="ce4">
            <text:p>2’459.65</text:p>
          </table:table-cell>
          <table:table-cell table:style-name="ce4"/>
          <table:table-cell office:value-type="float" office:value="-2240" table:style-name="ce5">
            <text:p>-2’24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4340.449999999997" table:style-name="ce4">
            <text:p>34’340.45</text:p>
          </table:table-cell>
          <table:table-cell office:value-type="float" office:value="15600" table:style-name="ce5">
            <text:p>15’600</text:p>
          </table:table-cell>
          <table:table-cell table:style-name="ce3"/>
          <table:table-cell office:value-type="string" table:style-name="ce3">
            <text:p>313</text:p>
          </table:table-cell>
          <table:table-cell office:value-type="string" table:style-name="ce3">
            <text:p>Verbrauchsmaterialien</text:p>
          </table:table-cell>
          <table:table-cell office:value-type="float" office:value="12633.3" table:style-name="ce4">
            <text:p>12’633.30</text:p>
          </table:table-cell>
          <table:table-cell table:style-name="ce4"/>
          <table:table-cell office:value-type="float" office:value="-2967" table:style-name="ce5">
            <text:p>-2’9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276.15" table:style-name="ce4">
            <text:p>8’276.15</text:p>
          </table:table-cell>
          <table:table-cell office:value-type="float" office:value="9800" table:style-name="ce5">
            <text:p>9’8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7094.45" table:style-name="ce4">
            <text:p>7’094.45</text:p>
          </table:table-cell>
          <table:table-cell table:style-name="ce4"/>
          <table:table-cell office:value-type="float" office:value="-2706" table:style-name="ce5">
            <text:p>-2’70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38.85" table:style-name="ce4">
            <text:p>1’338.85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747.35" table:style-name="ce4">
            <text:p>1’747.35</text:p>
          </table:table-cell>
          <table:table-cell table:style-name="ce4"/>
          <table:table-cell office:value-type="float" office:value="247" table:style-name="ce5">
            <text:p>24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025.6" table:style-name="ce4">
            <text:p>6’025.60</text:p>
          </table:table-cell>
          <table:table-cell office:value-type="float" office:value="3600" table:style-name="ce5">
            <text:p>3’6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6439.7" table:style-name="ce4">
            <text:p>6’439.70</text:p>
          </table:table-cell>
          <table:table-cell table:style-name="ce4"/>
          <table:table-cell office:value-type="float" office:value="-60" table:style-name="ce5">
            <text:p>-6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900" table:style-name="ce5">
            <text:p>2’9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20" table:style-name="ce4">
            <text:p>320.00</text:p>
          </table:table-cell>
          <table:table-cell office:value-type="float" office:value="200" table:style-name="ce5">
            <text:p>2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21" table:style-name="ce4">
            <text:p>121.00</text:p>
          </table:table-cell>
          <table:table-cell table:style-name="ce4"/>
          <table:table-cell office:value-type="float" office:value="-79" table:style-name="ce5">
            <text:p>-7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133.1" table:style-name="ce4">
            <text:p>10’133.10</text:p>
          </table:table-cell>
          <table:table-cell office:value-type="float" office:value="7000" table:style-name="ce5">
            <text:p>7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5471.3" table:style-name="ce4">
            <text:p>5’471.30</text:p>
          </table:table-cell>
          <table:table-cell table:style-name="ce4"/>
          <table:table-cell office:value-type="float" office:value="-1529" table:style-name="ce5">
            <text:p>-1’52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00" table:style-name="ce4">
            <text:p>800.00</text:p>
          </table:table-cell>
          <table:table-cell office:value-type="float" office:value="800" table:style-name="ce5">
            <text:p>800</text:p>
          </table:table-cell>
          <table:table-cell table:style-name="ce3"/>
          <table:table-cell office:value-type="string" table:style-name="ce3">
            <text:p>391</text:p>
          </table:table-cell>
          <table:table-cell office:value-type="string" table:style-name="ce3">
            <text:p>Intern verrechneter Aufwand</text:p>
          </table:table-cell>
          <table:table-cell office:value-type="float" office:value="800" table:style-name="ce4">
            <text:p>8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7174.6" table:style-name="ce4">
            <text:p>107’174.60</text:p>
          </table:table-cell>
          <table:table-cell office:value-type="float" office:value="93300" table:style-name="ce5">
            <text:p>93’3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12192.22" table:style-name="ce4">
            <text:p>112’192.22</text:p>
          </table:table-cell>
          <table:table-cell table:style-name="ce4"/>
          <table:table-cell office:value-type="float" office:value="18892" table:style-name="ce5">
            <text:p>18’8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93507" table:style-name="ce4">
            <text:p>593’507.00</text:p>
          </table:table-cell>
          <table:table-cell office:value-type="float" office:value="481100" table:style-name="ce5">
            <text:p>481’1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571155.4" table:style-name="ce4">
            <text:p>571’155.40</text:p>
          </table:table-cell>
          <table:table-cell office:value-type="float" office:value="90055" table:style-name="ce5">
            <text:p>90’0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2688.7" table:style-name="ce4">
            <text:p>112’688.70</text:p>
          </table:table-cell>
          <table:table-cell office:value-type="float" office:value="116900" table:style-name="ce5">
            <text:p>116’900</text:p>
          </table:table-cell>
          <table:table-cell table:style-name="ce3"/>
          <table:table-cell office:value-type="string" table:style-name="ce3">
            <text:p>435</text:p>
          </table:table-cell>
          <table:table-cell office:value-type="string" table:style-name="ce3">
            <text:p>Verkäufe</text:p>
          </table:table-cell>
          <table:table-cell table:style-name="ce4"/>
          <table:table-cell office:value-type="float" office:value="116884.75" table:style-name="ce4">
            <text:p>116’884.75</text:p>
          </table:table-cell>
          <table:table-cell office:value-type="float" office:value="-15" table:style-name="ce5">
            <text:p>-1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318.35" table:style-name="ce4">
            <text:p>15’318.35</text:p>
          </table:table-cell>
          <table:table-cell office:value-type="float" office:value="9400" table:style-name="ce5">
            <text:p>9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9934.7999999999993" table:style-name="ce4">
            <text:p>9’934.80</text:p>
          </table:table-cell>
          <table:table-cell office:value-type="float" office:value="535" table:style-name="ce5">
            <text:p>5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3685.45" table:style-name="ce4">
            <text:p>183’685.45</text:p>
          </table:table-cell>
          <table:table-cell office:value-type="float" office:value="244300" table:style-name="ce5">
            <text:p>244’300</text:p>
          </table:table-cell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85396.6" table:style-name="ce4">
            <text:p>85’396.60</text:p>
          </table:table-cell>
          <table:table-cell office:value-type="float" office:value="-158903" table:style-name="ce5">
            <text:p>-158’90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0400" table:style-name="ce5">
            <text:p>10’400</text:p>
          </table:table-cell>
          <table:table-cell table:style-name="ce3"/>
          <table:table-cell office:value-type="string" table:style-name="ce3">
            <text:p>450</text:p>
          </table:table-cell>
          <table:table-cell office:value-type="string" table:style-name="ce3">
            <text:p>Rückerstattungen des Bundes</text:p>
          </table:table-cell>
          <table:table-cell table:number-columns-repeated="2" table:style-name="ce4"/>
          <table:table-cell office:value-type="float" office:value="-10400" table:style-name="ce5">
            <text:p>-10’4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279.45" table:style-name="ce4">
            <text:p>7’279.45</text:p>
          </table:table-cell>
          <table:table-cell office:value-type="float" office:value="10000" table:style-name="ce5">
            <text:p>10’0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5298" table:style-name="ce4">
            <text:p>5’298.00</text:p>
          </table:table-cell>
          <table:table-cell office:value-type="float" office:value="-4702" table:style-name="ce5">
            <text:p>-4’7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5441.05" table:style-name="ce4">
            <text:p>115’441.05</text:p>
          </table:table-cell>
          <table:table-cell office:value-type="float" office:value="87500" table:style-name="ce5">
            <text:p>87’5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79800" table:style-name="ce4">
            <text:p>79’800.00</text:p>
          </table:table-cell>
          <table:table-cell office:value-type="float" office:value="-7700" table:style-name="ce5">
            <text:p>-7’7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61</text:p>
          </table:table-cell>
          <table:table-cell office:value-type="string" table:style-name="ce6">
            <text:p>Rauminformationszentrum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093607.8" table:style-name="ce7">
            <text:p>1’093’607.80</text:p>
          </table:table-cell>
          <table:table-cell office:value-type="float" office:value="1114800" table:style-name="ce8">
            <text:p>1’114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118364.45" table:style-name="ce7">
            <text:p>1’118’364.45</text:p>
          </table:table-cell>
          <table:table-cell table:style-name="ce7"/>
          <table:table-cell office:value-type="float" office:value="3564" table:style-name="ce8">
            <text:p>3’56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82270.8" table:style-name="ce7">
            <text:p>382’270.80</text:p>
          </table:table-cell>
          <table:table-cell office:value-type="float" office:value="352900" table:style-name="ce8">
            <text:p>352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58700.7" table:style-name="ce7">
            <text:p>358’700.70</text:p>
          </table:table-cell>
          <table:table-cell office:value-type="float" office:value="5801" table:style-name="ce8">
            <text:p>5’80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711337" table:style-name="ce7">
            <text:p>711’337.00</text:p>
          </table:table-cell>
          <table:table-cell office:value-type="float" office:value="761900" table:style-name="ce8">
            <text:p>761’9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759663.75" table:style-name="ce7">
            <text:p>759’663.75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671810.05" table:style-name="ce4">
            <text:p>671’810.05</text:p>
          </table:table-cell>
          <table:table-cell office:value-type="float" office:value="670600" table:style-name="ce5">
            <text:p>670’6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683747.95" table:style-name="ce4">
            <text:p>683’747.95</text:p>
          </table:table-cell>
          <table:table-cell table:style-name="ce4"/>
          <table:table-cell office:value-type="float" office:value="13148" table:style-name="ce5">
            <text:p>13’14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252.5" table:style-name="ce4">
            <text:p>50’252.50</text:p>
          </table:table-cell>
          <table:table-cell office:value-type="float" office:value="49400" table:style-name="ce5">
            <text:p>49’4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51254.65" table:style-name="ce4">
            <text:p>51’254.65</text:p>
          </table:table-cell>
          <table:table-cell table:style-name="ce4"/>
          <table:table-cell office:value-type="float" office:value="1855" table:style-name="ce5">
            <text:p>1’85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3438.149999999994" table:style-name="ce4">
            <text:p>73’438.15</text:p>
          </table:table-cell>
          <table:table-cell office:value-type="float" office:value="72000" table:style-name="ce5">
            <text:p>72’0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73744.75" table:style-name="ce4">
            <text:p>73’744.75</text:p>
          </table:table-cell>
          <table:table-cell table:style-name="ce4"/>
          <table:table-cell office:value-type="float" office:value="1745" table:style-name="ce5">
            <text:p>1’7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034.1499999999996" table:style-name="ce4">
            <text:p>5’034.15</text:p>
          </table:table-cell>
          <table:table-cell office:value-type="float" office:value="10900" table:style-name="ce5">
            <text:p>10’9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9515.25" table:style-name="ce4">
            <text:p>9’515.25</text:p>
          </table:table-cell>
          <table:table-cell table:style-name="ce4"/>
          <table:table-cell office:value-type="float" office:value="-1385" table:style-name="ce5">
            <text:p>-1’38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451.8500000000004" table:style-name="ce4">
            <text:p>4’451.85</text:p>
          </table:table-cell>
          <table:table-cell office:value-type="float" office:value="6100" table:style-name="ce5">
            <text:p>6’1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2291.9499999999998" table:style-name="ce4">
            <text:p>2’291.95</text:p>
          </table:table-cell>
          <table:table-cell table:style-name="ce4"/>
          <table:table-cell office:value-type="float" office:value="-3808" table:style-name="ce5">
            <text:p>-3’80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256.1" table:style-name="ce4">
            <text:p>5’256.10</text:p>
          </table:table-cell>
          <table:table-cell office:value-type="float" office:value="6800" table:style-name="ce5">
            <text:p>6’8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6507.85" table:style-name="ce4">
            <text:p>6’507.85</text:p>
          </table:table-cell>
          <table:table-cell table:style-name="ce4"/>
          <table:table-cell office:value-type="float" office:value="-292" table:style-name="ce5">
            <text:p>-2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05239.7" table:style-name="ce4">
            <text:p>205’239.70</text:p>
          </table:table-cell>
          <table:table-cell office:value-type="float" office:value="216700" table:style-name="ce5">
            <text:p>216’7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office:value-type="float" office:value="209466.8" table:style-name="ce4">
            <text:p>209’466.80</text:p>
          </table:table-cell>
          <table:table-cell table:style-name="ce4"/>
          <table:table-cell office:value-type="float" office:value="-7233" table:style-name="ce5">
            <text:p>-7’2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889.4" table:style-name="ce4">
            <text:p>1’889.40</text:p>
          </table:table-cell>
          <table:table-cell office:value-type="float" office:value="1500" table:style-name="ce5">
            <text:p>1’5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467.5" table:style-name="ce4">
            <text:p>1’467.50</text:p>
          </table:table-cell>
          <table:table-cell table:style-name="ce4"/>
          <table:table-cell office:value-type="float" office:value="-33" table:style-name="ce5">
            <text:p>-3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6235.899999999994" table:style-name="ce4">
            <text:p>76’235.90</text:p>
          </table:table-cell>
          <table:table-cell office:value-type="float" office:value="80800" table:style-name="ce5">
            <text:p>80’8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80367.75" table:style-name="ce4">
            <text:p>80’367.75</text:p>
          </table:table-cell>
          <table:table-cell table:style-name="ce4"/>
          <table:table-cell office:value-type="float" office:value="-432" table:style-name="ce5">
            <text:p>-43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9445.75" table:style-name="ce4">
            <text:p>289’445.75</text:p>
          </table:table-cell>
          <table:table-cell office:value-type="float" office:value="263000" table:style-name="ce5">
            <text:p>263’0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280718.90000000002" table:style-name="ce4">
            <text:p>280’718.90</text:p>
          </table:table-cell>
          <table:table-cell office:value-type="float" office:value="17719" table:style-name="ce5">
            <text:p>17’7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2825.05" table:style-name="ce4">
            <text:p>92’825.05</text:p>
          </table:table-cell>
          <table:table-cell office:value-type="float" office:value="89900" table:style-name="ce5">
            <text:p>89’9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77981.8" table:style-name="ce4">
            <text:p>77’981.80</text:p>
          </table:table-cell>
          <table:table-cell office:value-type="float" office:value="-11918" table:style-name="ce5">
            <text:p>-11’91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7</text:p>
          </table:table-cell>
          <table:table-cell office:value-type="string" table:style-name="ce6">
            <text:p>Grundbuch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55952.72" table:style-name="ce7">
            <text:p>1’655’952.72</text:p>
          </table:table-cell>
          <table:table-cell office:value-type="float" office:value="1616600" table:style-name="ce8">
            <text:p>1’616’6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620943.55" table:style-name="ce7">
            <text:p>1’620’943.55</text:p>
          </table:table-cell>
          <table:table-cell table:style-name="ce7"/>
          <table:table-cell office:value-type="float" office:value="4344" table:style-name="ce8">
            <text:p>4’344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352016.1" table:style-name="ce7">
            <text:p>3’352’016.10</text:p>
          </table:table-cell>
          <table:table-cell office:value-type="float" office:value="3408400" table:style-name="ce8">
            <text:p>3’408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3483428.24" table:style-name="ce7">
            <text:p>3’483’428.24</text:p>
          </table:table-cell>
          <table:table-cell office:value-type="float" office:value="75028" table:style-name="ce8">
            <text:p>75’02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96063.38" table:style-name="ce7">
            <text:p>1’696’063.38</text:p>
          </table:table-cell>
          <table:table-cell office:value-type="float" office:value="1791800" table:style-name="ce8">
            <text:p>1’791’800</text:p>
          </table:table-cell>
          <table:table-cell table:number-columns-repeated="2" table:style-name="ce6"/>
          <table:table-cell office:value-type="string" table:style-name="ce6">
            <text:p>Ertragsüberschuss</text:p>
          </table:table-cell>
          <table:table-cell office:value-type="float" office:value="1862484.69" table:style-name="ce7">
            <text:p>1’862’484.69</text:p>
          </table:table-cell>
          <table:table-cell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05043.3" table:style-name="ce4">
            <text:p>1’205’043.30</text:p>
          </table:table-cell>
          <table:table-cell office:value-type="float" office:value="1164600" table:style-name="ce5">
            <text:p>1’164’6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184133.6499999999" table:style-name="ce4">
            <text:p>1’184’133.65</text:p>
          </table:table-cell>
          <table:table-cell table:style-name="ce4"/>
          <table:table-cell office:value-type="float" office:value="19534" table:style-name="ce5">
            <text:p>19’534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9865.15" table:style-name="ce4">
            <text:p>89’865.15</text:p>
          </table:table-cell>
          <table:table-cell office:value-type="float" office:value="84900" table:style-name="ce5">
            <text:p>84’9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87601.05" table:style-name="ce4">
            <text:p>87’601.05</text:p>
          </table:table-cell>
          <table:table-cell table:style-name="ce4"/>
          <table:table-cell office:value-type="float" office:value="2701" table:style-name="ce5">
            <text:p>2’70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0165.2" table:style-name="ce4">
            <text:p>110’165.20</text:p>
          </table:table-cell>
          <table:table-cell office:value-type="float" office:value="104300" table:style-name="ce5">
            <text:p>104’3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06626.5" table:style-name="ce4">
            <text:p>106’626.50</text:p>
          </table:table-cell>
          <table:table-cell table:style-name="ce4"/>
          <table:table-cell office:value-type="float" office:value="2327" table:style-name="ce5">
            <text:p>2’32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730.2000000000007" table:style-name="ce4">
            <text:p>8’730.20</text:p>
          </table:table-cell>
          <table:table-cell office:value-type="float" office:value="15400" table:style-name="ce5">
            <text:p>15’4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15758.15" table:style-name="ce4">
            <text:p>15’758.15</text:p>
          </table:table-cell>
          <table:table-cell table:style-name="ce4"/>
          <table:table-cell office:value-type="float" office:value="358" table:style-name="ce5">
            <text:p>35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493.75" table:style-name="ce4">
            <text:p>7’493.75</text:p>
          </table:table-cell>
          <table:table-cell office:value-type="float" office:value="4500" table:style-name="ce5">
            <text:p>4’5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-1821.35" table:style-name="ce4">
            <text:p>-1’821.35</text:p>
          </table:table-cell>
          <table:table-cell table:style-name="ce4"/>
          <table:table-cell office:value-type="float" office:value="6321" table:style-name="ce5">
            <text:p>6’3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1513.25" table:style-name="ce4">
            <text:p>31’513.25</text:p>
          </table:table-cell>
          <table:table-cell office:value-type="float" office:value="31400" table:style-name="ce5">
            <text:p>31’4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30249.45" table:style-name="ce4">
            <text:p>30’249.45</text:p>
          </table:table-cell>
          <table:table-cell table:style-name="ce4"/>
          <table:table-cell office:value-type="float" office:value="-1151" table:style-name="ce5">
            <text:p>-1’15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485.55" table:style-name="ce4">
            <text:p>1’485.55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548.5" table:style-name="ce4">
            <text:p>548.50</text:p>
          </table:table-cell>
          <table:table-cell table:style-name="ce4"/>
          <table:table-cell office:value-type="float" office:value="549" table:style-name="ce5">
            <text:p>5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5</text:p>
          </table:table-cell>
          <table:table-cell office:value-type="string" table:style-name="ce3">
            <text:p>Übriger Unterhalt</text:p>
          </table:table-cell>
          <table:table-cell table:number-columns-repeated="2" table:style-name="ce4"/>
          <table:table-cell office:value-type="float" office:value="-500" table:style-name="ce5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261.5999999999999" table:style-name="ce4">
            <text:p>1’261.60</text:p>
          </table:table-cell>
          <table:table-cell office:value-type="float" office:value="2300" table:style-name="ce5">
            <text:p>2’3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1807.4" table:style-name="ce4">
            <text:p>1’807.40</text:p>
          </table:table-cell>
          <table:table-cell table:style-name="ce4"/>
          <table:table-cell office:value-type="float" office:value="-493" table:style-name="ce5">
            <text:p>-49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9997.75" table:style-name="ce4">
            <text:p>119’997.75</text:p>
          </table:table-cell>
          <table:table-cell office:value-type="float" office:value="125900" table:style-name="ce5">
            <text:p>125’9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24059.15" table:style-name="ce4">
            <text:p>124’059.15</text:p>
          </table:table-cell>
          <table:table-cell table:style-name="ce4"/>
          <table:table-cell office:value-type="float" office:value="-1841" table:style-name="ce5">
            <text:p>-1’84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20" table:style-name="ce4">
            <text:p>220.00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table:number-columns-repeated="2" table:style-name="ce4"/>
          <table:table-cell office:value-type="float" office:value="-500" table:style-name="ce5">
            <text:p>-5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08.35" table:style-name="ce4">
            <text:p>708.35</text:p>
          </table:table-cell>
          <table:table-cell office:value-type="float" office:value="500" table:style-name="ce5">
            <text:p>500</text:p>
          </table:table-cell>
          <table:table-cell table:style-name="ce3"/>
          <table:table-cell office:value-type="string" table:style-name="ce3">
            <text:p>330</text:p>
          </table:table-cell>
          <table:table-cell office:value-type="string" table:style-name="ce3">
            <text:p>Abschreibungen auf dem Finanzvermögen</text:p>
          </table:table-cell>
          <table:table-cell office:value-type="float" office:value="150" table:style-name="ce4">
            <text:p>150.00</text:p>
          </table:table-cell>
          <table:table-cell table:style-name="ce4"/>
          <table:table-cell office:value-type="float" office:value="-350" table:style-name="ce5">
            <text:p>-3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468.62" table:style-name="ce4">
            <text:p>79’468.62</text:p>
          </table:table-cell>
          <table:table-cell office:value-type="float" office:value="81800" table:style-name="ce5">
            <text:p>81’8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71831.05" table:style-name="ce4">
            <text:p>71’831.05</text:p>
          </table:table-cell>
          <table:table-cell table:style-name="ce4"/>
          <table:table-cell office:value-type="float" office:value="-9969" table:style-name="ce5">
            <text:p>-9’96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89307.65" table:style-name="ce4">
            <text:p>2’989’307.65</text:p>
          </table:table-cell>
          <table:table-cell office:value-type="float" office:value="3000000" table:style-name="ce5">
            <text:p>3’000’000</text:p>
          </table:table-cell>
          <table:table-cell table:style-name="ce3"/>
          <table:table-cell office:value-type="string" table:style-name="ce3">
            <text:p>431</text:p>
          </table:table-cell>
          <table:table-cell office:value-type="string" table:style-name="ce3">
            <text:p>Gebühren für Amtshandlungen</text:p>
          </table:table-cell>
          <table:table-cell table:style-name="ce4"/>
          <table:table-cell office:value-type="float" office:value="3279253.1" table:style-name="ce4">
            <text:p>3’279’253.10</text:p>
          </table:table-cell>
          <table:table-cell office:value-type="float" office:value="279253" table:style-name="ce5">
            <text:p>279’253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761" table:style-name="ce4">
            <text:p>29’761.00</text:p>
          </table:table-cell>
          <table:table-cell office:value-type="float" office:value="47400" table:style-name="ce5">
            <text:p>47’4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49745.2" table:style-name="ce4">
            <text:p>49’745.20</text:p>
          </table:table-cell>
          <table:table-cell office:value-type="float" office:value="2345" table:style-name="ce5">
            <text:p>2’34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31015" table:style-name="ce4">
            <text:p>331’015.00</text:p>
          </table:table-cell>
          <table:table-cell office:value-type="float" office:value="360000" table:style-name="ce5">
            <text:p>360’000</text:p>
          </table:table-cell>
          <table:table-cell table:style-name="ce3"/>
          <table:table-cell office:value-type="string" table:style-name="ce3">
            <text:p>451</text:p>
          </table:table-cell>
          <table:table-cell office:value-type="string" table:style-name="ce3">
            <text:p>Rückerstattungen des Kantons</text:p>
          </table:table-cell>
          <table:table-cell table:style-name="ce4"/>
          <table:table-cell office:value-type="float" office:value="153779.19" table:style-name="ce4">
            <text:p>153’779.19</text:p>
          </table:table-cell>
          <table:table-cell office:value-type="float" office:value="-206221" table:style-name="ce5">
            <text:p>-206’22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932.45" table:style-name="ce4">
            <text:p>1’932.45</text:p>
          </table:table-cell>
          <table:table-cell office:value-type="float" office:value="1000" table:style-name="ce5">
            <text:p>1’000</text:p>
          </table:table-cell>
          <table:table-cell table:style-name="ce3"/>
          <table:table-cell office:value-type="string" table:style-name="ce3">
            <text:p>452</text:p>
          </table:table-cell>
          <table:table-cell office:value-type="string" table:style-name="ce3">
            <text:p>Rückerstattungen von Gemeinden</text:p>
          </table:table-cell>
          <table:table-cell table:style-name="ce4"/>
          <table:table-cell office:value-type="float" office:value="650.75" table:style-name="ce4">
            <text:p>650.75</text:p>
          </table:table-cell>
          <table:table-cell office:value-type="float" office:value="-349" table:style-name="ce5">
            <text:p>-34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8</text:p>
          </table:table-cell>
          <table:table-cell office:value-type="string" table:style-name="ce6">
            <text:p>Stadtplanungsamt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3708800.5" table:style-name="ce7">
            <text:p>3’708’800.50</text:p>
          </table:table-cell>
          <table:table-cell office:value-type="float" office:value="3918800" table:style-name="ce8">
            <text:p>3’918’8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3908077.23" table:style-name="ce7">
            <text:p>3’908’077.23</text:p>
          </table:table-cell>
          <table:table-cell table:style-name="ce7"/>
          <table:table-cell office:value-type="float" office:value="-48923" table:style-name="ce8">
            <text:p>-48’923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38200" table:style-name="ce8">
            <text:p>38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46432.85" table:style-name="ce7">
            <text:p>1’846’432.85</text:p>
          </table:table-cell>
          <table:table-cell office:value-type="float" office:value="1821300" table:style-name="ce8">
            <text:p>1’821’3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902984.6" table:style-name="ce7">
            <text:p>1’902’984.60</text:p>
          </table:table-cell>
          <table:table-cell office:value-type="float" office:value="81685" table:style-name="ce8">
            <text:p>81’685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62367.65" table:style-name="ce7">
            <text:p>1’862’367.65</text:p>
          </table:table-cell>
          <table:table-cell office:value-type="float" office:value="2135700" table:style-name="ce8">
            <text:p>2’135’7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005092.63" table:style-name="ce7">
            <text:p>2’005’092.63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80</text:p>
          </table:table-cell>
          <table:table-cell office:value-type="string" table:style-name="ce6">
            <text:p>Verwaltung der Dienststell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093591.8" table:style-name="ce7">
            <text:p>2’093’591.80</text:p>
          </table:table-cell>
          <table:table-cell office:value-type="float" office:value="2320400" table:style-name="ce8">
            <text:p>2’320’4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2215361.6800000002" table:style-name="ce7">
            <text:p>2’215’361.68</text:p>
          </table:table-cell>
          <table:table-cell table:style-name="ce7"/>
          <table:table-cell office:value-type="float" office:value="-123238" table:style-name="ce8">
            <text:p>-123’238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18200" table:style-name="ce8">
            <text:p>18’2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231224.15" table:style-name="ce7">
            <text:p>231’224.15</text:p>
          </table:table-cell>
          <table:table-cell office:value-type="float" office:value="222900" table:style-name="ce8">
            <text:p>222’9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210269.05" table:style-name="ce7">
            <text:p>210’269.05</text:p>
          </table:table-cell>
          <table:table-cell office:value-type="float" office:value="-12631" table:style-name="ce8">
            <text:p>-12’63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862367.65" table:style-name="ce7">
            <text:p>1’862’367.65</text:p>
          </table:table-cell>
          <table:table-cell office:value-type="float" office:value="2115700" table:style-name="ce8">
            <text:p>2’115’7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style-name="ce7"/>
          <table:table-cell office:value-type="float" office:value="2005092.63" table:style-name="ce7">
            <text:p>2’005’092.63</text:p>
          </table:table-cell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17025.55" table:style-name="ce4">
            <text:p>1’517’025.55</text:p>
          </table:table-cell>
          <table:table-cell office:value-type="float" office:value="1661600" table:style-name="ce5">
            <text:p>1’661’600</text:p>
          </table:table-cell>
          <table:table-cell table:style-name="ce3"/>
          <table:table-cell office:value-type="string" table:style-name="ce3">
            <text:p>301</text:p>
          </table:table-cell>
          <table:table-cell office:value-type="string" table:style-name="ce3">
            <text:p>Löhne</text:p>
          </table:table-cell>
          <table:table-cell office:value-type="float" office:value="1562312.2" table:style-name="ce4">
            <text:p>1’562’312.20</text:p>
          </table:table-cell>
          <table:table-cell table:style-name="ce4"/>
          <table:table-cell office:value-type="float" office:value="-99288" table:style-name="ce5">
            <text:p>-99’28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2786.15" table:style-name="ce4">
            <text:p>112’786.15</text:p>
          </table:table-cell>
          <table:table-cell office:value-type="float" office:value="120100" table:style-name="ce5">
            <text:p>120’100</text:p>
          </table:table-cell>
          <table:table-cell table:style-name="ce3"/>
          <table:table-cell office:value-type="string" table:style-name="ce3">
            <text:p>303</text:p>
          </table:table-cell>
          <table:table-cell office:value-type="string" table:style-name="ce3">
            <text:p>Sozialversicherungsbeiträge</text:p>
          </table:table-cell>
          <table:table-cell office:value-type="float" office:value="117162.65" table:style-name="ce4">
            <text:p>117’162.65</text:p>
          </table:table-cell>
          <table:table-cell table:style-name="ce4"/>
          <table:table-cell office:value-type="float" office:value="-2937" table:style-name="ce5">
            <text:p>-2’93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6420.04999999999" table:style-name="ce4">
            <text:p>156’420.05</text:p>
          </table:table-cell>
          <table:table-cell office:value-type="float" office:value="154000" table:style-name="ce5">
            <text:p>154’000</text:p>
          </table:table-cell>
          <table:table-cell table:style-name="ce3"/>
          <table:table-cell office:value-type="string" table:style-name="ce3">
            <text:p>304</text:p>
          </table:table-cell>
          <table:table-cell office:value-type="string" table:style-name="ce3">
            <text:p>Pensionskassen- / Sparkassenbeiträge</text:p>
          </table:table-cell>
          <table:table-cell office:value-type="float" office:value="161397.4" table:style-name="ce4">
            <text:p>161’397.40</text:p>
          </table:table-cell>
          <table:table-cell table:style-name="ce4"/>
          <table:table-cell office:value-type="float" office:value="7397" table:style-name="ce5">
            <text:p>7’39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0913.6" table:style-name="ce4">
            <text:p>10’913.60</text:p>
          </table:table-cell>
          <table:table-cell office:value-type="float" office:value="24300" table:style-name="ce5">
            <text:p>24’300</text:p>
          </table:table-cell>
          <table:table-cell table:style-name="ce3"/>
          <table:table-cell office:value-type="string" table:style-name="ce3">
            <text:p>305</text:p>
          </table:table-cell>
          <table:table-cell office:value-type="string" table:style-name="ce3">
            <text:p>Unfallversicherungs-/Krankentaggeldbeiträge</text:p>
          </table:table-cell>
          <table:table-cell office:value-type="float" office:value="21233.25" table:style-name="ce4">
            <text:p>21’233.25</text:p>
          </table:table-cell>
          <table:table-cell table:style-name="ce4"/>
          <table:table-cell office:value-type="float" office:value="-3067" table:style-name="ce5">
            <text:p>-3’067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210.2" table:style-name="ce4">
            <text:p>4’210.20</text:p>
          </table:table-cell>
          <table:table-cell office:value-type="float" office:value="5800" table:style-name="ce5">
            <text:p>5’800</text:p>
          </table:table-cell>
          <table:table-cell table:style-name="ce3"/>
          <table:table-cell office:value-type="string" table:style-name="ce3">
            <text:p>309</text:p>
          </table:table-cell>
          <table:table-cell office:value-type="string" table:style-name="ce3">
            <text:p>Übriger Personalaufwand</text:p>
          </table:table-cell>
          <table:table-cell office:value-type="float" office:value="19075.400000000001" table:style-name="ce4">
            <text:p>19’075.40</text:p>
          </table:table-cell>
          <table:table-cell table:style-name="ce4"/>
          <table:table-cell office:value-type="float" office:value="1275" table:style-name="ce5">
            <text:p>1’2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12000" table:style-name="ce5">
            <text:p>12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7232.400000000001" table:style-name="ce4">
            <text:p>17’232.40</text:p>
          </table:table-cell>
          <table:table-cell office:value-type="float" office:value="15500" table:style-name="ce5">
            <text:p>15’500</text:p>
          </table:table-cell>
          <table:table-cell table:style-name="ce3"/>
          <table:table-cell office:value-type="string" table:style-name="ce3">
            <text:p>310</text:p>
          </table:table-cell>
          <table:table-cell office:value-type="string" table:style-name="ce3">
            <text:p>Büromaterial und Drucksachen</text:p>
          </table:table-cell>
          <table:table-cell office:value-type="float" office:value="17850.2" table:style-name="ce4">
            <text:p>17’850.20</text:p>
          </table:table-cell>
          <table:table-cell table:style-name="ce4"/>
          <table:table-cell office:value-type="float" office:value="150" table:style-name="ce5">
            <text:p>15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200" table:style-name="ce5">
            <text:p>2’2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3735.35" table:style-name="ce4">
            <text:p>3’735.35</text:p>
          </table:table-cell>
          <table:table-cell table:style-name="ce5"/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office:value-type="float" office:value="4201.6000000000004" table:style-name="ce4">
            <text:p>4’201.60</text:p>
          </table:table-cell>
          <table:table-cell table:style-name="ce4"/>
          <table:table-cell office:value-type="float" office:value="202" table:style-name="ce5">
            <text:p>20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4000" table:style-name="ce5">
            <text:p>4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6362.649999999994" table:style-name="ce4">
            <text:p>76’362.65</text:p>
          </table:table-cell>
          <table:table-cell office:value-type="float" office:value="105000" table:style-name="ce5">
            <text:p>105’0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92802.1" table:style-name="ce4">
            <text:p>92’802.10</text:p>
          </table:table-cell>
          <table:table-cell table:style-name="ce4"/>
          <table:table-cell office:value-type="float" office:value="-12198" table:style-name="ce5">
            <text:p>-12’198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922.95" table:style-name="ce4">
            <text:p>7’922.95</text:p>
          </table:table-cell>
          <table:table-cell office:value-type="float" office:value="6900" table:style-name="ce5">
            <text:p>6’900</text:p>
          </table:table-cell>
          <table:table-cell table:style-name="ce3"/>
          <table:table-cell office:value-type="string" table:style-name="ce3">
            <text:p>317</text:p>
          </table:table-cell>
          <table:table-cell office:value-type="string" table:style-name="ce3">
            <text:p>Spesenentschädigungen</text:p>
          </table:table-cell>
          <table:table-cell office:value-type="float" office:value="8680.2999999999993" table:style-name="ce4">
            <text:p>8’680.30</text:p>
          </table:table-cell>
          <table:table-cell table:style-name="ce4"/>
          <table:table-cell office:value-type="float" office:value="1780" table:style-name="ce5">
            <text:p>1’7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5856.15" table:style-name="ce4">
            <text:p>155’856.15</text:p>
          </table:table-cell>
          <table:table-cell office:value-type="float" office:value="200800" table:style-name="ce5">
            <text:p>200’8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177833.7" table:style-name="ce4">
            <text:p>177’833.70</text:p>
          </table:table-cell>
          <table:table-cell table:style-name="ce4"/>
          <table:table-cell office:value-type="float" office:value="-22966" table:style-name="ce5">
            <text:p>-22’9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1428.8" table:style-name="ce4">
            <text:p>11’428.80</text:p>
          </table:table-cell>
          <table:table-cell office:value-type="float" office:value="11700" table:style-name="ce5">
            <text:p>11’700</text:p>
          </table:table-cell>
          <table:table-cell table:style-name="ce3"/>
          <table:table-cell office:value-type="string" table:style-name="ce3">
            <text:p>319</text:p>
          </table:table-cell>
          <table:table-cell office:value-type="string" table:style-name="ce3">
            <text:p>Übriger Sachaufwand</text:p>
          </table:table-cell>
          <table:table-cell office:value-type="float" office:value="11257.9" table:style-name="ce4">
            <text:p>11’257.90</text:p>
          </table:table-cell>
          <table:table-cell table:style-name="ce4"/>
          <table:table-cell office:value-type="float" office:value="-442" table:style-name="ce5">
            <text:p>-44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5764.15" table:style-name="ce4">
            <text:p>5’764.15</text:p>
          </table:table-cell>
          <table:table-cell office:value-type="float" office:value="3400" table:style-name="ce5">
            <text:p>3’4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6274.7" table:style-name="ce4">
            <text:p>6’274.70</text:p>
          </table:table-cell>
          <table:table-cell table:style-name="ce4"/>
          <table:table-cell office:value-type="float" office:value="2875" table:style-name="ce5">
            <text:p>2’8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933.8" table:style-name="ce4">
            <text:p>13’933.80</text:p>
          </table:table-cell>
          <table:table-cell office:value-type="float" office:value="11300" table:style-name="ce5">
            <text:p>11’300</text:p>
          </table:table-cell>
          <table:table-cell table:style-name="ce3"/>
          <table:table-cell office:value-type="string" table:style-name="ce3">
            <text:p>392</text:p>
          </table:table-cell>
          <table:table-cell office:value-type="string" table:style-name="ce3">
            <text:p>Intern verrechneter Aufwand</text:p>
          </table:table-cell>
          <table:table-cell office:value-type="float" office:value="15280.28" table:style-name="ce4">
            <text:p>15’280.28</text:p>
          </table:table-cell>
          <table:table-cell table:style-name="ce4"/>
          <table:table-cell office:value-type="float" office:value="3980" table:style-name="ce5">
            <text:p>3’98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0769.15" table:style-name="ce4">
            <text:p>150’769.15</text:p>
          </table:table-cell>
          <table:table-cell office:value-type="float" office:value="142800" table:style-name="ce5">
            <text:p>142’800</text:p>
          </table:table-cell>
          <table:table-cell table:style-name="ce3"/>
          <table:table-cell office:value-type="string" table:style-name="ce3">
            <text:p>436</text:p>
          </table:table-cell>
          <table:table-cell office:value-type="string" table:style-name="ce3">
            <text:p>Rückerstattungen</text:p>
          </table:table-cell>
          <table:table-cell table:style-name="ce4"/>
          <table:table-cell office:value-type="float" office:value="129034.05" table:style-name="ce4">
            <text:p>129’034.05</text:p>
          </table:table-cell>
          <table:table-cell office:value-type="float" office:value="-13766" table:style-name="ce5">
            <text:p>-13’766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55" table:style-name="ce4">
            <text:p>455.00</text:p>
          </table:table-cell>
          <table:table-cell office:value-type="float" office:value="100" table:style-name="ce5">
            <text:p>100</text:p>
          </table:table-cell>
          <table:table-cell table:style-name="ce3"/>
          <table:table-cell office:value-type="string" table:style-name="ce3">
            <text:p>438</text:p>
          </table:table-cell>
          <table:table-cell office:value-type="string" table:style-name="ce3">
            <text:p>Eigenleistungen für Investitionen</text:p>
          </table:table-cell>
          <table:table-cell table:style-name="ce4"/>
          <table:table-cell office:value-type="float" office:value="1235" table:style-name="ce4">
            <text:p>1’235.00</text:p>
          </table:table-cell>
          <table:table-cell office:value-type="float" office:value="1135" table:style-name="ce5">
            <text:p>1’13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0000" table:style-name="ce4">
            <text:p>80’000.00</text:p>
          </table:table-cell>
          <table:table-cell office:value-type="float" office:value="80000" table:style-name="ce5">
            <text:p>80’0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80000" table:style-name="ce4">
            <text:p>80’000.00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table:style-name="ce8"/>
          <table:table-cell table:style-name="ce6"/>
          <table:table-cell office:value-type="string" table:style-name="ce6">
            <text:p>681</text:p>
          </table:table-cell>
          <table:table-cell office:value-type="string" table:style-name="ce6">
            <text:p>Spezialfinanzierung für Altstadt-, Ortsbild und Denkmalpflege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15208.7" table:style-name="ce7">
            <text:p>1’615’208.70</text:p>
          </table:table-cell>
          <table:table-cell office:value-type="float" office:value="1598400" table:style-name="ce8">
            <text:p>1’598’400</text:p>
          </table:table-cell>
          <table:table-cell table:number-columns-repeated="2" table:style-name="ce6"/>
          <table:table-cell office:value-type="string" table:style-name="ce6">
            <text:p>Aufwand</text:p>
          </table:table-cell>
          <table:table-cell office:value-type="float" office:value="1692715.55" table:style-name="ce7">
            <text:p>1’692’715.55</text:p>
          </table:table-cell>
          <table:table-cell table:style-name="ce7"/>
          <table:table-cell office:value-type="float" office:value="74316" table:style-name="ce8">
            <text:p>74’31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0000" table:style-name="ce8">
            <text:p>20’000</text:p>
          </table:table-cell>
          <table:table-cell office:value-type="string" table:style-name="ce6">
            <text:p>S</text:p>
          </table:table-cell>
          <table:table-cell table:number-columns-repeated="2" table:style-name="ce6"/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office:value-type="float" office:value="1615208.7" table:style-name="ce7">
            <text:p>1’615’208.70</text:p>
          </table:table-cell>
          <table:table-cell office:value-type="float" office:value="1598400" table:style-name="ce8">
            <text:p>1’598’400</text:p>
          </table:table-cell>
          <table:table-cell table:number-columns-repeated="2" table:style-name="ce6"/>
          <table:table-cell office:value-type="string" table:style-name="ce6">
            <text:p>Ertrag</text:p>
          </table:table-cell>
          <table:table-cell table:style-name="ce7"/>
          <table:table-cell office:value-type="float" office:value="1692715.55" table:style-name="ce7">
            <text:p>1’692’715.55</text:p>
          </table:table-cell>
          <table:table-cell office:value-type="float" office:value="94316" table:style-name="ce8">
            <text:p>94’316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F</text:p>
          </table:table-cell>
          <table:table-cell table:style-name="ce7"/>
          <table:table-cell office:value-type="float" office:value="20000" table:style-name="ce8">
            <text:p>20’000</text:p>
          </table:table-cell>
          <table:table-cell table:number-columns-repeated="2" table:style-name="ce6"/>
          <table:table-cell office:value-type="string" table:style-name="ce6">
            <text:p>Aufwandüberschuss</text:p>
          </table:table-cell>
          <table:table-cell table:number-columns-repeated="2" table:style-name="ce7"/>
          <table:table-cell table:style-name="ce8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3000" table:style-name="ce5">
            <text:p>3’000</text:p>
          </table:table-cell>
          <table:table-cell table:style-name="ce3"/>
          <table:table-cell office:value-type="string" table:style-name="ce3">
            <text:p>311</text:p>
          </table:table-cell>
          <table:table-cell office:value-type="string" table:style-name="ce3">
            <text:p>Mobilien, Maschinen, Fahrzeuge</text:p>
          </table:table-cell>
          <table:table-cell table:number-columns-repeated="2" table:style-name="ce4"/>
          <table:table-cell office:value-type="float" office:value="-3000" table:style-name="ce5">
            <text:p>-3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46.95" table:style-name="ce4">
            <text:p>1’546.95</text:p>
          </table:table-cell>
          <table:table-cell office:value-type="float" office:value="2000" table:style-name="ce5">
            <text:p>2’000</text:p>
          </table:table-cell>
          <table:table-cell table:style-name="ce3"/>
          <table:table-cell office:value-type="string" table:style-name="ce3">
            <text:p>314</text:p>
          </table:table-cell>
          <table:table-cell office:value-type="string" table:style-name="ce3">
            <text:p>Baulicher Unterhalt</text:p>
          </table:table-cell>
          <table:table-cell office:value-type="float" office:value="2724.75" table:style-name="ce4">
            <text:p>2’724.75</text:p>
          </table:table-cell>
          <table:table-cell table:style-name="ce4"/>
          <table:table-cell office:value-type="float" office:value="725" table:style-name="ce5">
            <text:p>72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8926.65" table:style-name="ce4">
            <text:p>28’926.65</text:p>
          </table:table-cell>
          <table:table-cell office:value-type="float" office:value="45000" table:style-name="ce5">
            <text:p>45’000</text:p>
          </table:table-cell>
          <table:table-cell table:style-name="ce3"/>
          <table:table-cell office:value-type="string" table:style-name="ce3">
            <text:p>318</text:p>
          </table:table-cell>
          <table:table-cell office:value-type="string" table:style-name="ce3">
            <text:p>Dienstleistungen und Honorare</text:p>
          </table:table-cell>
          <table:table-cell office:value-type="float" office:value="61329.85" table:style-name="ce4">
            <text:p>61’329.85</text:p>
          </table:table-cell>
          <table:table-cell table:style-name="ce4"/>
          <table:table-cell office:value-type="float" office:value="-3670" table:style-name="ce5">
            <text:p>-3’67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table:style-name="ce4"/>
          <table:table-cell office:value-type="float" office:value="20000" table:style-name="ce5">
            <text:p>20’000</text:p>
          </table:table-cell>
          <table:table-cell office:value-type="string" table:style-name="ce3">
            <text:p>S</text:p>
          </table:table-cell>
          <table:table-cell table:number-columns-repeated="2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29887" table:style-name="ce4">
            <text:p>29’887.00</text:p>
          </table:table-cell>
          <table:table-cell office:value-type="float" office:value="35000" table:style-name="ce5">
            <text:p>35’000</text:p>
          </table:table-cell>
          <table:table-cell table:style-name="ce3"/>
          <table:table-cell office:value-type="string" table:style-name="ce3">
            <text:p>362</text:p>
          </table:table-cell>
          <table:table-cell office:value-type="string" table:style-name="ce3">
            <text:p>Beiträge an Institutionen auf kommunaler Ebene</text:p>
          </table:table-cell>
          <table:table-cell table:number-columns-repeated="2" table:style-name="ce4"/>
          <table:table-cell office:value-type="float" office:value="-35000" table:style-name="ce5">
            <text:p>-35’000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1950" table:style-name="ce4">
            <text:p>91’950.00</text:p>
          </table:table-cell>
          <table:table-cell office:value-type="float" office:value="106000" table:style-name="ce5">
            <text:p>106’000</text:p>
          </table:table-cell>
          <table:table-cell table:style-name="ce3"/>
          <table:table-cell office:value-type="string" table:style-name="ce3">
            <text:p>365</text:p>
          </table:table-cell>
          <table:table-cell office:value-type="string" table:style-name="ce3">
            <text:p>Beiträge an private Institutionen</text:p>
          </table:table-cell>
          <table:table-cell office:value-type="float" office:value="72769" table:style-name="ce4">
            <text:p>72’769.00</text:p>
          </table:table-cell>
          <table:table-cell table:style-name="ce4"/>
          <table:table-cell office:value-type="float" office:value="-33231" table:style-name="ce5">
            <text:p>-33’231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97295" table:style-name="ce4">
            <text:p>97’295.00</text:p>
          </table:table-cell>
          <table:table-cell office:value-type="float" office:value="140000" table:style-name="ce5">
            <text:p>140’000</text:p>
          </table:table-cell>
          <table:table-cell table:style-name="ce3"/>
          <table:table-cell office:value-type="string" table:style-name="ce3">
            <text:p>366</text:p>
          </table:table-cell>
          <table:table-cell office:value-type="string" table:style-name="ce3">
            <text:p>Beiträge an private Haushalte</text:p>
          </table:table-cell>
          <table:table-cell office:value-type="float" office:value="120928" table:style-name="ce4">
            <text:p>120’928.00</text:p>
          </table:table-cell>
          <table:table-cell table:style-name="ce4"/>
          <table:table-cell office:value-type="float" office:value="-19072" table:style-name="ce5">
            <text:p>-19’07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414376.35" table:style-name="ce4">
            <text:p>414’376.35</text:p>
          </table:table-cell>
          <table:table-cell office:value-type="float" office:value="173900" table:style-name="ce5">
            <text:p>173’900</text:p>
          </table:table-cell>
          <table:table-cell table:style-name="ce3"/>
          <table:table-cell office:value-type="string" table:style-name="ce3">
            <text:p>380</text:p>
          </table:table-cell>
          <table:table-cell office:value-type="string" table:style-name="ce3">
            <text:p>Einlagen in Spezialfinanzierungen und Stiftungen</text:p>
          </table:table-cell>
          <table:table-cell office:value-type="float" office:value="430974.75" table:style-name="ce4">
            <text:p>430’974.75</text:p>
          </table:table-cell>
          <table:table-cell table:style-name="ce4"/>
          <table:table-cell office:value-type="float" office:value="257075" table:style-name="ce5">
            <text:p>257’075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80000" table:style-name="ce4">
            <text:p>80’000.00</text:p>
          </table:table-cell>
          <table:table-cell office:value-type="float" office:value="80000" table:style-name="ce5">
            <text:p>80’000</text:p>
          </table:table-cell>
          <table:table-cell table:style-name="ce3"/>
          <table:table-cell office:value-type="string" table:style-name="ce3">
            <text:p>390</text:p>
          </table:table-cell>
          <table:table-cell office:value-type="string" table:style-name="ce3">
            <text:p>Intern verrechneter Aufwand</text:p>
          </table:table-cell>
          <table:table-cell office:value-type="float" office:value="80000" table:style-name="ce4">
            <text:p>80’000.00</text:p>
          </table:table-cell>
          <table:table-cell table:style-name="ce4"/>
          <table:table-cell table:style-name="ce5"/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31962.6" table:style-name="ce4">
            <text:p>131’962.60</text:p>
          </table:table-cell>
          <table:table-cell office:value-type="float" office:value="138500" table:style-name="ce5">
            <text:p>138’500</text:p>
          </table:table-cell>
          <table:table-cell table:style-name="ce3"/>
          <table:table-cell office:value-type="string" table:style-name="ce3">
            <text:p>396</text:p>
          </table:table-cell>
          <table:table-cell office:value-type="string" table:style-name="ce3">
            <text:p>Intern verrechnete Zinsen</text:p>
          </table:table-cell>
          <table:table-cell office:value-type="float" office:value="128408.2" table:style-name="ce4">
            <text:p>128’408.20</text:p>
          </table:table-cell>
          <table:table-cell table:style-name="ce4"/>
          <table:table-cell office:value-type="float" office:value="-10092" table:style-name="ce5">
            <text:p>-10’09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739264.15" table:style-name="ce4">
            <text:p>739’264.15</text:p>
          </table:table-cell>
          <table:table-cell office:value-type="float" office:value="875000" table:style-name="ce5">
            <text:p>875’000</text:p>
          </table:table-cell>
          <table:table-cell table:style-name="ce3"/>
          <table:table-cell office:value-type="string" table:style-name="ce3">
            <text:p>398</text:p>
          </table:table-cell>
          <table:table-cell office:value-type="string" table:style-name="ce3">
            <text:p>Intern verrechnete Abschreibungen</text:p>
          </table:table-cell>
          <table:table-cell office:value-type="float" office:value="795581" table:style-name="ce4">
            <text:p>795’581.00</text:p>
          </table:table-cell>
          <table:table-cell table:style-name="ce4"/>
          <table:table-cell office:value-type="float" office:value="-79419" table:style-name="ce5">
            <text:p>-79’419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598857.8" table:style-name="ce4">
            <text:p>1’598’857.80</text:p>
          </table:table-cell>
          <table:table-cell office:value-type="float" office:value="1581100" table:style-name="ce5">
            <text:p>1’581’100</text:p>
          </table:table-cell>
          <table:table-cell table:style-name="ce3"/>
          <table:table-cell office:value-type="string" table:style-name="ce3">
            <text:p>490</text:p>
          </table:table-cell>
          <table:table-cell office:value-type="string" table:style-name="ce3">
            <text:p>Intern verrechneter Ertrag</text:p>
          </table:table-cell>
          <table:table-cell table:style-name="ce4"/>
          <table:table-cell office:value-type="float" office:value="1666961.55" table:style-name="ce4">
            <text:p>1’666’961.55</text:p>
          </table:table-cell>
          <table:table-cell office:value-type="float" office:value="85862" table:style-name="ce5">
            <text:p>85’862</text:p>
          </table:table-cell>
          <table:table-cell table:number-columns-repeated="16375"/>
        </table:table-row>
        <table:table-row table:style-name="ro2">
          <table:table-cell office:value-type="string" table:style-name="ce3">
            <text:p>N</text:p>
          </table:table-cell>
          <table:table-cell office:value-type="float" office:value="16350.9" table:style-name="ce4">
            <text:p>16’350.90</text:p>
          </table:table-cell>
          <table:table-cell office:value-type="float" office:value="17300" table:style-name="ce5">
            <text:p>17’300</text:p>
          </table:table-cell>
          <table:table-cell table:style-name="ce3"/>
          <table:table-cell office:value-type="string" table:style-name="ce3">
            <text:p>496</text:p>
          </table:table-cell>
          <table:table-cell office:value-type="string" table:style-name="ce3">
            <text:p>Intern verrechnete Zinsen</text:p>
          </table:table-cell>
          <table:table-cell table:style-name="ce4"/>
          <table:table-cell office:value-type="float" office:value="25754" table:style-name="ce4">
            <text:p>25’754.00</text:p>
          </table:table-cell>
          <table:table-cell office:value-type="float" office:value="8454" table:style-name="ce5">
            <text:p>8’454</text:p>
          </table:table-cell>
          <table:table-cell table:number-columns-repeated="16375"/>
        </table:table-row>
        <table:table-row table:style-name="ro2">
          <table:table-cell table:style-name="ce3"/>
          <table:table-cell table:style-name="ce4"/>
          <table:table-cell table:style-name="ce5"/>
          <table:table-cell table:number-columns-repeated="3" table:style-name="ce3"/>
          <table:table-cell table:number-columns-repeated="2" table:style-name="ce4"/>
          <table:table-cell table:style-name="ce5"/>
          <table:table-cell table:number-columns-repeated="16375"/>
        </table:table-row>
        <table:table-row table:style-name="ro2">
          <table:table-cell table:style-name="ce2"/>
          <table:table-cell table:style-name="ce9"/>
          <table:table-cell table:style-name="ce10"/>
          <table:table-cell table:number-columns-repeated="3" table:style-name="ce2"/>
          <table:table-cell table:number-columns-repeated="2" table:style-name="ce9"/>
          <table:table-cell table:style-name="ce10"/>
          <table:table-cell table:number-columns-repeated="16375"/>
        </table:table-row>
        <table:table-row table:number-rows-repeated="104575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Standard_Tabelle1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eller Reto DIF_FIN</meta:initial-creator>
    <dc:creator>Wullschleger Nicola</dc:creator>
    <meta:creation-date>2019-08-19T05:39:18Z</meta:creation-date>
    <dc:date>2019-08-20T12:51:00Z</dc:date>
    <meta:editing-duration>PT0S</meta:editing-duration>
  </office:meta>
</office:document-meta>
</file>